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52.92mm"/>
    </style:style>
    <style:style style:name="co7" style:family="table-column">
      <style:table-column-properties fo:break-before="auto" style:column-width="42.83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erature20210110_0547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[min]</text:p>
          </table:table-cell>
          <table:table-cell office:value-type="string" calcext:value-type="string">
            <text:p>Temperature[°C]</text:p>
          </table:table-cell>
          <table:table-cell office:value-type="string" calcext:value-type="string">
            <text:p>Reference Temperature[°C]</text:p>
          </table:table-cell>
          <table:table-cell office:value-type="string" calcext:value-type="string">
            <text:p>Power[W]</text:p>
          </table:table-cell>
          <table:table-cell office:value-type="string" calcext:value-type="string">
            <text:p>Power Heater[W]</text:p>
          </table:table-cell>
          <table:table-cell office:value-type="string" calcext:value-type="string">
            <text:p>Power Coil[W]</text:p>
          </table:table-cell>
          <table:table-cell office:value-type="string" calcext:value-type="string">
            <text:p>Observer state Temperature[°C]</text:p>
          </table:table-cell>
          <table:table-cell office:value-type="string" calcext:value-type="string">
            <text:p>Observer state Power[W]</text:p>
          </table:table-cell>
          <table:table-cell office:value-type="string" calcext:value-type="string">
            <text:p>Observer state Ambient temperature[°C]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6.7" calcext:value-type="float">
            <text:p>16.7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2175" calcext:value-type="float">
            <text:p>15.02175</text:p>
          </table:table-cell>
          <table:table-cell office:value-type="float" office:value="0.108" calcext:value-type="float">
            <text:p>0.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6.2051655355661" calcext:value-type="float">
            <text:p>16.2051655355661</text:p>
          </table:table-cell>
          <table:table-cell office:value-type="float" office:value="104.113725135948" calcext:value-type="float">
            <text:p>104.1137251359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7.2" calcext:value-type="float">
            <text:p>17.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6.7492553133251" calcext:value-type="float">
            <text:p>16.7492553133251</text:p>
          </table:table-cell>
          <table:table-cell office:value-type="float" office:value="198.770321530652" calcext:value-type="float">
            <text:p>198.770321530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7.1620116089962" calcext:value-type="float">
            <text:p>17.1620116089962</text:p>
          </table:table-cell>
          <table:table-cell office:value-type="float" office:value="280.457761660609" calcext:value-type="float">
            <text:p>280.457761660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7.5824017330993" calcext:value-type="float">
            <text:p>17.5824017330993</text:p>
          </table:table-cell>
          <table:table-cell office:value-type="float" office:value="368.691562021942" calcext:value-type="float">
            <text:p>368.691562021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8.3" calcext:value-type="float">
            <text:p>18.3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7.9821122828804" calcext:value-type="float">
            <text:p>17.9821122828804</text:p>
          </table:table-cell>
          <table:table-cell office:value-type="float" office:value="452.433586198987" calcext:value-type="float">
            <text:p>452.433586198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8.7" calcext:value-type="float">
            <text:p>18.7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8.3917387005792" calcext:value-type="float">
            <text:p>18.3917387005792</text:p>
          </table:table-cell>
          <table:table-cell office:value-type="float" office:value="532.996466316317" calcext:value-type="float">
            <text:p>532.996466316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9.1" calcext:value-type="float">
            <text:p>19.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8.7803294403926" calcext:value-type="float">
            <text:p>18.7803294403926</text:p>
          </table:table-cell>
          <table:table-cell office:value-type="float" office:value="609.478953815044" calcext:value-type="float">
            <text:p>609.478953815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9.4" calcext:value-type="float">
            <text:p>19.4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9.127217149045" calcext:value-type="float">
            <text:p>19.127217149045</text:p>
          </table:table-cell>
          <table:table-cell office:value-type="float" office:value="676.558526291441" calcext:value-type="float">
            <text:p>676.5585262914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9.8" calcext:value-type="float">
            <text:p>19.8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9.5128233720146" calcext:value-type="float">
            <text:p>19.5128233720146</text:p>
          </table:table-cell>
          <table:table-cell office:value-type="float" office:value="749.167499346364" calcext:value-type="float">
            <text:p>749.167499346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0.2" calcext:value-type="float">
            <text:p>20.2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19.8894766267032" calcext:value-type="float">
            <text:p>19.8894766267032</text:p>
          </table:table-cell>
          <table:table-cell office:value-type="float" office:value="817.349305117821" calcext:value-type="float">
            <text:p>817.349305117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0.6" calcext:value-type="float">
            <text:p>20.6</text:p>
          </table:table-cell>
          <table:table-cell office:value-type="float" office:value="25" calcext:value-type="float">
            <text:p>25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.27405711091" calcext:value-type="float">
            <text:p>20.27405711091</text:p>
          </table:table-cell>
          <table:table-cell office:value-type="float" office:value="882.971335437167" calcext:value-type="float">
            <text:p>882.9713354371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0.9" calcext:value-type="float">
            <text:p>20.9</text:p>
          </table:table-cell>
          <table:table-cell office:value-type="float" office:value="25" calcext:value-type="float">
            <text:p>25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0.6622731182817" calcext:value-type="float">
            <text:p>20.6622731182817</text:p>
          </table:table-cell>
          <table:table-cell office:value-type="float" office:value="945.930135073439" calcext:value-type="float">
            <text:p>945.930135073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21.3" calcext:value-type="float">
            <text:p>21.3</text:p>
          </table:table-cell>
          <table:table-cell office:value-type="float" office:value="25" calcext:value-type="float">
            <text:p>25</text:p>
          </table:table-cell>
          <table:table-cell office:value-type="float" office:value="1950" calcext:value-type="float">
            <text:p>1950</text:p>
          </table:table-cell>
          <table:table-cell office:value-type="float" office:value="69.2" calcext:value-type="float">
            <text:p>69.2</text:p>
          </table:table-cell>
          <table:table-cell office:value-type="float" office:value="1904.8" calcext:value-type="float">
            <text:p>1904.8</text:p>
          </table:table-cell>
          <table:table-cell office:value-type="float" office:value="21.0535366014421" calcext:value-type="float">
            <text:p>21.0535366014421</text:p>
          </table:table-cell>
          <table:table-cell office:value-type="float" office:value="1005.21135036427" calcext:value-type="float">
            <text:p>1005.21135036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69" calcext:value-type="float">
            <text:p>2.69</text:p>
          </table:table-cell>
          <table:table-cell office:value-type="float" office:value="21.7" calcext:value-type="float">
            <text:p>21.7</text:p>
          </table:table-cell>
          <table:table-cell office:value-type="float" office:value="25" calcext:value-type="float">
            <text:p>25</text:p>
          </table:table-cell>
          <table:table-cell office:value-type="float" office:value="1910" calcext:value-type="float">
            <text:p>1910</text:p>
          </table:table-cell>
          <table:table-cell office:value-type="float" office:value="69.2" calcext:value-type="float">
            <text:p>69.2</text:p>
          </table:table-cell>
          <table:table-cell office:value-type="float" office:value="1904.8" calcext:value-type="float">
            <text:p>1904.8</text:p>
          </table:table-cell>
          <table:table-cell office:value-type="float" office:value="21.4114406588258" calcext:value-type="float">
            <text:p>21.4114406588258</text:p>
          </table:table-cell>
          <table:table-cell office:value-type="float" office:value="1061.11172793373" calcext:value-type="float">
            <text:p>1061.11172793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297" calcext:value-type="float">
            <text:p>1297</text:p>
          </table:table-cell>
          <table:table-cell office:value-type="float" office:value="268.000000000004" calcext:value-type="float">
            <text:p>268.000000000004</text:p>
          </table:table-cell>
          <table:table-cell office:value-type="float" office:value="1642" calcext:value-type="float">
            <text:p>1642</text:p>
          </table:table-cell>
          <table:table-cell office:value-type="float" office:value="21.8070189167127" calcext:value-type="float">
            <text:p>21.8070189167127</text:p>
          </table:table-cell>
          <table:table-cell office:value-type="float" office:value="1102.10077093272" calcext:value-type="float">
            <text:p>1102.10077093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22.3" calcext:value-type="float">
            <text:p>22.3</text:p>
          </table:table-cell>
          <table:table-cell office:value-type="float" office:value="25" calcext:value-type="float">
            <text:p>25</text:p>
          </table:table-cell>
          <table:table-cell office:value-type="float" office:value="901" calcext:value-type="float">
            <text:p>901</text:p>
          </table:table-cell>
          <table:table-cell office:value-type="float" office:value="268.000000000004" calcext:value-type="float">
            <text:p>268.000000000004</text:p>
          </table:table-cell>
          <table:table-cell office:value-type="float" office:value="1642" calcext:value-type="float">
            <text:p>1642</text:p>
          </table:table-cell>
          <table:table-cell office:value-type="float" office:value="22.0641849464014" calcext:value-type="float">
            <text:p>22.0641849464014</text:p>
          </table:table-cell>
          <table:table-cell office:value-type="float" office:value="1115.0823360713" calcext:value-type="float">
            <text:p>1115.0823360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389" calcext:value-type="float">
            <text:p>389</text:p>
          </table:table-cell>
          <table:table-cell office:value-type="float" office:value="709.6" calcext:value-type="float">
            <text:p>709.6</text:p>
          </table:table-cell>
          <table:table-cell office:value-type="float" office:value="177.4" calcext:value-type="float">
            <text:p>177.4</text:p>
          </table:table-cell>
          <table:table-cell office:value-type="float" office:value="22.4503110676717" calcext:value-type="float">
            <text:p>22.4503110676717</text:p>
          </table:table-cell>
          <table:table-cell office:value-type="float" office:value="1109.68503389027" calcext:value-type="float">
            <text:p>1109.68503389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  <table:table-cell office:value-type="float" office:value="709.6" calcext:value-type="float">
            <text:p>709.6</text:p>
          </table:table-cell>
          <table:table-cell office:value-type="float" office:value="177.4" calcext:value-type="float">
            <text:p>177.4</text:p>
          </table:table-cell>
          <table:table-cell office:value-type="float" office:value="22.5029583869432" calcext:value-type="float">
            <text:p>22.5029583869432</text:p>
          </table:table-cell>
          <table:table-cell office:value-type="float" office:value="1085.71459357912" calcext:value-type="float">
            <text:p>1085.71459357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53" calcext:value-type="float">
            <text:p>3.53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638" calcext:value-type="float">
            <text:p>638</text:p>
          </table:table-cell>
          <table:table-cell office:value-type="float" office:value="380.8" calcext:value-type="float">
            <text:p>380.8</text:p>
          </table:table-cell>
          <table:table-cell office:value-type="float" office:value="95.2" calcext:value-type="float">
            <text:p>95.2</text:p>
          </table:table-cell>
          <table:table-cell office:value-type="float" office:value="22.5429318619945" calcext:value-type="float">
            <text:p>22.5429318619945</text:p>
          </table:table-cell>
          <table:table-cell office:value-type="float" office:value="1069.31318671694" calcext:value-type="float">
            <text:p>1069.313186716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782" calcext:value-type="float">
            <text:p>782</text:p>
          </table:table-cell>
          <table:table-cell office:value-type="float" office:value="380.8" calcext:value-type="float">
            <text:p>380.8</text:p>
          </table:table-cell>
          <table:table-cell office:value-type="float" office:value="95.2" calcext:value-type="float">
            <text:p>95.2</text:p>
          </table:table-cell>
          <table:table-cell office:value-type="float" office:value="22.5591652599642" calcext:value-type="float">
            <text:p>22.5591652599642</text:p>
          </table:table-cell>
          <table:table-cell office:value-type="float" office:value="1060.19614322171" calcext:value-type="float">
            <text:p>1060.19614322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914" calcext:value-type="float">
            <text:p>914</text:p>
          </table:table-cell>
          <table:table-cell office:value-type="float" office:value="616.8" calcext:value-type="float">
            <text:p>616.8</text:p>
          </table:table-cell>
          <table:table-cell office:value-type="float" office:value="154.2" calcext:value-type="float">
            <text:p>154.2</text:p>
          </table:table-cell>
          <table:table-cell office:value-type="float" office:value="22.564335658184" calcext:value-type="float">
            <text:p>22.564335658184</text:p>
          </table:table-cell>
          <table:table-cell office:value-type="float" office:value="1057.88596974563" calcext:value-type="float">
            <text:p>1057.88596974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1035" calcext:value-type="float">
            <text:p>1035</text:p>
          </table:table-cell>
          <table:table-cell office:value-type="float" office:value="616.8" calcext:value-type="float">
            <text:p>616.8</text:p>
          </table:table-cell>
          <table:table-cell office:value-type="float" office:value="154.2" calcext:value-type="float">
            <text:p>154.2</text:p>
          </table:table-cell>
          <table:table-cell office:value-type="float" office:value="22.5662043040049" calcext:value-type="float">
            <text:p>22.5662043040049</text:p>
          </table:table-cell>
          <table:table-cell office:value-type="float" office:value="1061.78522248681" calcext:value-type="float">
            <text:p>1061.78522248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19" calcext:value-type="float">
            <text:p>4.19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1035" calcext:value-type="float">
            <text:p>1035</text:p>
          </table:table-cell>
          <table:table-cell office:value-type="float" office:value="816" calcext:value-type="float">
            <text:p>816</text:p>
          </table:table-cell>
          <table:table-cell office:value-type="float" office:value="204" calcext:value-type="float">
            <text:p>204</text:p>
          </table:table-cell>
          <table:table-cell office:value-type="float" office:value="22.6329428848794" calcext:value-type="float">
            <text:p>22.6329428848794</text:p>
          </table:table-cell>
          <table:table-cell office:value-type="float" office:value="1069.86238551264" calcext:value-type="float">
            <text:p>1069.86238551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22.5" calcext:value-type="float">
            <text:p>22.5</text:p>
          </table:table-cell>
          <table:table-cell office:value-type="float" office:value="25" calcext:value-type="float">
            <text:p>25</text:p>
          </table:table-cell>
          <table:table-cell office:value-type="float" office:value="1121" calcext:value-type="float">
            <text:p>1121</text:p>
          </table:table-cell>
          <table:table-cell office:value-type="float" office:value="816" calcext:value-type="float">
            <text:p>816</text:p>
          </table:table-cell>
          <table:table-cell office:value-type="float" office:value="204" calcext:value-type="float">
            <text:p>204</text:p>
          </table:table-cell>
          <table:table-cell office:value-type="float" office:value="22.6568758463915" calcext:value-type="float">
            <text:p>22.6568758463915</text:p>
          </table:table-cell>
          <table:table-cell office:value-type="float" office:value="1078.36674934269" calcext:value-type="float">
            <text:p>1078.36674934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22.6" calcext:value-type="float">
            <text:p>22.6</text:p>
          </table:table-cell>
          <table:table-cell office:value-type="float" office:value="25" calcext:value-type="float">
            <text:p>25</text:p>
          </table:table-cell>
          <table:table-cell office:value-type="float" office:value="1143" calcext:value-type="float">
            <text:p>1143</text:p>
          </table:table-cell>
          <table:table-cell office:value-type="float" office:value="884" calcext:value-type="float">
            <text:p>884</text:p>
          </table:table-cell>
          <table:table-cell office:value-type="float" office:value="221" calcext:value-type="float">
            <text:p>221</text:p>
          </table:table-cell>
          <table:table-cell office:value-type="float" office:value="22.7245008385845" calcext:value-type="float">
            <text:p>22.7245008385845</text:p>
          </table:table-cell>
          <table:table-cell office:value-type="float" office:value="1090.60405689532" calcext:value-type="float">
            <text:p>1090.604056895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69" calcext:value-type="float">
            <text:p>4.69</text:p>
          </table:table-cell>
          <table:table-cell office:value-type="float" office:value="22.6" calcext:value-type="float">
            <text:p>22.6</text:p>
          </table:table-cell>
          <table:table-cell office:value-type="float" office:value="25" calcext:value-type="float">
            <text:p>25</text:p>
          </table:table-cell>
          <table:table-cell office:value-type="float" office:value="1203" calcext:value-type="float">
            <text:p>1203</text:p>
          </table:table-cell>
          <table:table-cell office:value-type="float" office:value="884" calcext:value-type="float">
            <text:p>884</text:p>
          </table:table-cell>
          <table:table-cell office:value-type="float" office:value="221" calcext:value-type="float">
            <text:p>221</text:p>
          </table:table-cell>
          <table:table-cell office:value-type="float" office:value="22.7561486479017" calcext:value-type="float">
            <text:p>22.7561486479017</text:p>
          </table:table-cell>
          <table:table-cell office:value-type="float" office:value="1103.10730750648" calcext:value-type="float">
            <text:p>1103.10730750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22.7" calcext:value-type="float">
            <text:p>22.7</text:p>
          </table:table-cell>
          <table:table-cell office:value-type="float" office:value="25" calcext:value-type="float">
            <text:p>25</text:p>
          </table:table-cell>
          <table:table-cell office:value-type="float" office:value="1217" calcext:value-type="float">
            <text:p>1217</text:p>
          </table:table-cell>
          <table:table-cell office:value-type="float" office:value="962.4" calcext:value-type="float">
            <text:p>962.4</text:p>
          </table:table-cell>
          <table:table-cell office:value-type="float" office:value="240.6" calcext:value-type="float">
            <text:p>240.6</text:p>
          </table:table-cell>
          <table:table-cell office:value-type="float" office:value="22.8250551846141" calcext:value-type="float">
            <text:p>22.8250551846141</text:p>
          </table:table-cell>
          <table:table-cell office:value-type="float" office:value="1116.26262327036" calcext:value-type="float">
            <text:p>1116.26262327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03" calcext:value-type="float">
            <text:p>5.03</text:p>
          </table:table-cell>
          <table:table-cell office:value-type="float" office:value="22.8" calcext:value-type="float">
            <text:p>22.8</text:p>
          </table:table-cell>
          <table:table-cell office:value-type="float" office:value="25" calcext:value-type="float">
            <text:p>25</text:p>
          </table:table-cell>
          <table:table-cell office:value-type="float" office:value="1242" calcext:value-type="float">
            <text:p>1242</text:p>
          </table:table-cell>
          <table:table-cell office:value-type="float" office:value="962.4" calcext:value-type="float">
            <text:p>962.4</text:p>
          </table:table-cell>
          <table:table-cell office:value-type="float" office:value="240.6" calcext:value-type="float">
            <text:p>240.6</text:p>
          </table:table-cell>
          <table:table-cell office:value-type="float" office:value="22.8810753778238" calcext:value-type="float">
            <text:p>22.8810753778238</text:p>
          </table:table-cell>
          <table:table-cell office:value-type="float" office:value="1129.67507076" calcext:value-type="float">
            <text:p>1129.67507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22.8" calcext:value-type="float">
            <text:p>22.8</text:p>
          </table:table-cell>
          <table:table-cell office:value-type="float" office:value="25" calcext:value-type="float">
            <text:p>25</text:p>
          </table:table-cell>
          <table:table-cell office:value-type="float" office:value="1250" calcext:value-type="float">
            <text:p>1250</text:p>
          </table:table-cell>
          <table:table-cell office:value-type="float" office:value="979.2" calcext:value-type="float">
            <text:p>979.2</text:p>
          </table:table-cell>
          <table:table-cell office:value-type="float" office:value="244.8" calcext:value-type="float">
            <text:p>244.8</text:p>
          </table:table-cell>
          <table:table-cell office:value-type="float" office:value="22.9450783529883" calcext:value-type="float">
            <text:p>22.9450783529883</text:p>
          </table:table-cell>
          <table:table-cell office:value-type="float" office:value="1143.70870354965" calcext:value-type="float">
            <text:p>1143.70870354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22.9" calcext:value-type="float">
            <text:p>22.9</text:p>
          </table:table-cell>
          <table:table-cell office:value-type="float" office:value="25.0084" calcext:value-type="float">
            <text:p>25.0084</text:p>
          </table:table-cell>
          <table:table-cell office:value-type="float" office:value="1292" calcext:value-type="float">
            <text:p>1292</text:p>
          </table:table-cell>
          <table:table-cell office:value-type="float" office:value="979.2" calcext:value-type="float">
            <text:p>979.2</text:p>
          </table:table-cell>
          <table:table-cell office:value-type="float" office:value="244.8" calcext:value-type="float">
            <text:p>244.8</text:p>
          </table:table-cell>
          <table:table-cell office:value-type="float" office:value="22.9871254821415" calcext:value-type="float">
            <text:p>22.9871254821415</text:p>
          </table:table-cell>
          <table:table-cell office:value-type="float" office:value="1158.46998447307" calcext:value-type="float">
            <text:p>1158.46998447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53" calcext:value-type="float">
            <text:p>5.53</text:p>
          </table:table-cell>
          <table:table-cell office:value-type="float" office:value="23" calcext:value-type="float">
            <text:p>23</text:p>
          </table:table-cell>
          <table:table-cell office:value-type="float" office:value="25.1086" calcext:value-type="float">
            <text:p>25.1086</text:p>
          </table:table-cell>
          <table:table-cell office:value-type="float" office:value="1270" calcext:value-type="float">
            <text:p>1270</text:p>
          </table:table-cell>
          <table:table-cell office:value-type="float" office:value="1019.2" calcext:value-type="float">
            <text:p>1019.2</text:p>
          </table:table-cell>
          <table:table-cell office:value-type="float" office:value="254.8" calcext:value-type="float">
            <text:p>254.8</text:p>
          </table:table-cell>
          <table:table-cell office:value-type="float" office:value="23.0659744861242" calcext:value-type="float">
            <text:p>23.0659744861242</text:p>
          </table:table-cell>
          <table:table-cell office:value-type="float" office:value="1174.36847726479" calcext:value-type="float">
            <text:p>1174.368477264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69" calcext:value-type="float">
            <text:p>5.69</text:p>
          </table:table-cell>
          <table:table-cell office:value-type="float" office:value="23" calcext:value-type="float">
            <text:p>23</text:p>
          </table:table-cell>
          <table:table-cell office:value-type="float" office:value="25.2088" calcext:value-type="float">
            <text:p>25.2088</text:p>
          </table:table-cell>
          <table:table-cell office:value-type="float" office:value="1257" calcext:value-type="float">
            <text:p>1257</text:p>
          </table:table-cell>
          <table:table-cell office:value-type="float" office:value="1019.2" calcext:value-type="float">
            <text:p>1019.2</text:p>
          </table:table-cell>
          <table:table-cell office:value-type="float" office:value="254.8" calcext:value-type="float">
            <text:p>254.8</text:p>
          </table:table-cell>
          <table:table-cell office:value-type="float" office:value="23.1442875402897" calcext:value-type="float">
            <text:p>23.1442875402897</text:p>
          </table:table-cell>
          <table:table-cell office:value-type="float" office:value="1188.12925626876" calcext:value-type="float">
            <text:p>1188.129256268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23.1" calcext:value-type="float">
            <text:p>23.1</text:p>
          </table:table-cell>
          <table:table-cell office:value-type="float" office:value="25.3084" calcext:value-type="float">
            <text:p>25.3084</text:p>
          </table:table-cell>
          <table:table-cell office:value-type="float" office:value="1258" calcext:value-type="float">
            <text:p>1258</text:p>
          </table:table-cell>
          <table:table-cell office:value-type="float" office:value="990.4" calcext:value-type="float">
            <text:p>990.4</text:p>
          </table:table-cell>
          <table:table-cell office:value-type="float" office:value="247.6" calcext:value-type="float">
            <text:p>247.6</text:p>
          </table:table-cell>
          <table:table-cell office:value-type="float" office:value="23.214244415969" calcext:value-type="float">
            <text:p>23.214244415969</text:p>
          </table:table-cell>
          <table:table-cell office:value-type="float" office:value="1201.55309923962" calcext:value-type="float">
            <text:p>1201.553099239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23.1" calcext:value-type="float">
            <text:p>23.1</text:p>
          </table:table-cell>
          <table:table-cell office:value-type="float" office:value="25.4086" calcext:value-type="float">
            <text:p>25.4086</text:p>
          </table:table-cell>
          <table:table-cell office:value-type="float" office:value="1192" calcext:value-type="float">
            <text:p>1192</text:p>
          </table:table-cell>
          <table:table-cell office:value-type="float" office:value="990.4" calcext:value-type="float">
            <text:p>990.4</text:p>
          </table:table-cell>
          <table:table-cell office:value-type="float" office:value="247.6" calcext:value-type="float">
            <text:p>247.6</text:p>
          </table:table-cell>
          <table:table-cell office:value-type="float" office:value="23.2612964940217" calcext:value-type="float">
            <text:p>23.2612964940217</text:p>
          </table:table-cell>
          <table:table-cell office:value-type="float" office:value="1213.25750346464" calcext:value-type="float">
            <text:p>1213.25750346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23.3" calcext:value-type="float">
            <text:p>23.3</text:p>
          </table:table-cell>
          <table:table-cell office:value-type="float" office:value="25.5088" calcext:value-type="float">
            <text:p>25.5088</text:p>
          </table:table-cell>
          <table:table-cell office:value-type="float" office:value="1241" calcext:value-type="float">
            <text:p>1241</text:p>
          </table:table-cell>
          <table:table-cell office:value-type="float" office:value="1038.4" calcext:value-type="float">
            <text:p>1038.4</text:p>
          </table:table-cell>
          <table:table-cell office:value-type="float" office:value="259.6" calcext:value-type="float">
            <text:p>259.6</text:p>
          </table:table-cell>
          <table:table-cell office:value-type="float" office:value="23.3580957386183" calcext:value-type="float">
            <text:p>23.3580957386183</text:p>
          </table:table-cell>
          <table:table-cell office:value-type="float" office:value="1227.30440452973" calcext:value-type="float">
            <text:p>1227.30440452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23.3" calcext:value-type="float">
            <text:p>23.3</text:p>
          </table:table-cell>
          <table:table-cell office:value-type="float" office:value="25.6084" calcext:value-type="float">
            <text:p>25.6084</text:p>
          </table:table-cell>
          <table:table-cell office:value-type="float" office:value="1144" calcext:value-type="float">
            <text:p>1144</text:p>
          </table:table-cell>
          <table:table-cell office:value-type="float" office:value="1038.4" calcext:value-type="float">
            <text:p>1038.4</text:p>
          </table:table-cell>
          <table:table-cell office:value-type="float" office:value="259.6" calcext:value-type="float">
            <text:p>259.6</text:p>
          </table:table-cell>
          <table:table-cell office:value-type="float" office:value="23.4465699390594" calcext:value-type="float">
            <text:p>23.4465699390594</text:p>
          </table:table-cell>
          <table:table-cell office:value-type="float" office:value="1238.2744168232" calcext:value-type="float">
            <text:p>1238.27441682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53" calcext:value-type="float">
            <text:p>6.53</text:p>
          </table:table-cell>
          <table:table-cell office:value-type="float" office:value="23.5" calcext:value-type="float">
            <text:p>23.5</text:p>
          </table:table-cell>
          <table:table-cell office:value-type="float" office:value="25.7086" calcext:value-type="float">
            <text:p>25.7086</text:p>
          </table:table-cell>
          <table:table-cell office:value-type="float" office:value="1164" calcext:value-type="float">
            <text:p>1164</text:p>
          </table:table-cell>
          <table:table-cell office:value-type="float" office:value="986.4" calcext:value-type="float">
            <text:p>986.4</text:p>
          </table:table-cell>
          <table:table-cell office:value-type="float" office:value="246.6" calcext:value-type="float">
            <text:p>246.6</text:p>
          </table:table-cell>
          <table:table-cell office:value-type="float" office:value="23.5452031114615" calcext:value-type="float">
            <text:p>23.5452031114615</text:p>
          </table:table-cell>
          <table:table-cell office:value-type="float" office:value="1248.27375775462" calcext:value-type="float">
            <text:p>1248.27375775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23.5" calcext:value-type="float">
            <text:p>23.5</text:p>
          </table:table-cell>
          <table:table-cell office:value-type="float" office:value="25.8088" calcext:value-type="float">
            <text:p>25.8088</text:p>
          </table:table-cell>
          <table:table-cell office:value-type="float" office:value="1094" calcext:value-type="float">
            <text:p>1094</text:p>
          </table:table-cell>
          <table:table-cell office:value-type="float" office:value="986.4" calcext:value-type="float">
            <text:p>986.4</text:p>
          </table:table-cell>
          <table:table-cell office:value-type="float" office:value="246.6" calcext:value-type="float">
            <text:p>246.6</text:p>
          </table:table-cell>
          <table:table-cell office:value-type="float" office:value="23.6438627806358" calcext:value-type="float">
            <text:p>23.6438627806358</text:p>
          </table:table-cell>
          <table:table-cell office:value-type="float" office:value="1255.84076384108" calcext:value-type="float">
            <text:p>1255.84076384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3.7" calcext:value-type="float">
            <text:p>23.7</text:p>
          </table:table-cell>
          <table:table-cell office:value-type="float" office:value="25.909" calcext:value-type="float">
            <text:p>25.909</text:p>
          </table:table-cell>
          <table:table-cell office:value-type="float" office:value="1117" calcext:value-type="float">
            <text:p>1117</text:p>
          </table:table-cell>
          <table:table-cell office:value-type="float" office:value="944" calcext:value-type="float">
            <text:p>944</text:p>
          </table:table-cell>
          <table:table-cell office:value-type="float" office:value="236" calcext:value-type="float">
            <text:p>236</text:p>
          </table:table-cell>
          <table:table-cell office:value-type="float" office:value="23.755154344207" calcext:value-type="float">
            <text:p>23.755154344207</text:p>
          </table:table-cell>
          <table:table-cell office:value-type="float" office:value="1262.90173982208" calcext:value-type="float">
            <text:p>1262.90173982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03" calcext:value-type="float">
            <text:p>7.03</text:p>
          </table:table-cell>
          <table:table-cell office:value-type="float" office:value="23.7" calcext:value-type="float">
            <text:p>23.7</text:p>
          </table:table-cell>
          <table:table-cell office:value-type="float" office:value="26.0092" calcext:value-type="float">
            <text:p>26.0092</text:p>
          </table:table-cell>
          <table:table-cell office:value-type="float" office:value="1051" calcext:value-type="float">
            <text:p>1051</text:p>
          </table:table-cell>
          <table:table-cell office:value-type="float" office:value="944" calcext:value-type="float">
            <text:p>944</text:p>
          </table:table-cell>
          <table:table-cell office:value-type="float" office:value="236" calcext:value-type="float">
            <text:p>236</text:p>
          </table:table-cell>
          <table:table-cell office:value-type="float" office:value="23.8480778759018" calcext:value-type="float">
            <text:p>23.8480778759018</text:p>
          </table:table-cell>
          <table:table-cell office:value-type="float" office:value="1267.48804287725" calcext:value-type="float">
            <text:p>1267.48804287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19" calcext:value-type="float">
            <text:p>7.19</text:p>
          </table:table-cell>
          <table:table-cell office:value-type="float" office:value="23.9" calcext:value-type="float">
            <text:p>23.9</text:p>
          </table:table-cell>
          <table:table-cell office:value-type="float" office:value="26.1082" calcext:value-type="float">
            <text:p>26.1082</text:p>
          </table:table-cell>
          <table:table-cell office:value-type="float" office:value="1063" calcext:value-type="float">
            <text:p>1063</text:p>
          </table:table-cell>
          <table:table-cell office:value-type="float" office:value="914.4" calcext:value-type="float">
            <text:p>914.4</text:p>
          </table:table-cell>
          <table:table-cell office:value-type="float" office:value="228.6" calcext:value-type="float">
            <text:p>228.6</text:p>
          </table:table-cell>
          <table:table-cell office:value-type="float" office:value="23.959391794631" calcext:value-type="float">
            <text:p>23.959391794631</text:p>
          </table:table-cell>
          <table:table-cell office:value-type="float" office:value="1272.00222798549" calcext:value-type="float">
            <text:p>1272.00222798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24" calcext:value-type="float">
            <text:p>24</text:p>
          </table:table-cell>
          <table:table-cell office:value-type="float" office:value="26.2084" calcext:value-type="float">
            <text:p>26.2084</text:p>
          </table:table-cell>
          <table:table-cell office:value-type="float" office:value="1049" calcext:value-type="float">
            <text:p>1049</text:p>
          </table:table-cell>
          <table:table-cell office:value-type="float" office:value="914.4" calcext:value-type="float">
            <text:p>914.4</text:p>
          </table:table-cell>
          <table:table-cell office:value-type="float" office:value="228.6" calcext:value-type="float">
            <text:p>228.6</text:p>
          </table:table-cell>
          <table:table-cell office:value-type="float" office:value="24.0736486212208" calcext:value-type="float">
            <text:p>24.0736486212208</text:p>
          </table:table-cell>
          <table:table-cell office:value-type="float" office:value="1274.81509748656" calcext:value-type="float">
            <text:p>1274.81509748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24.2" calcext:value-type="float">
            <text:p>24.2</text:p>
          </table:table-cell>
          <table:table-cell office:value-type="float" office:value="26.3086" calcext:value-type="float">
            <text:p>26.3086</text:p>
          </table:table-cell>
          <table:table-cell office:value-type="float" office:value="1030" calcext:value-type="float">
            <text:p>1030</text:p>
          </table:table-cell>
          <table:table-cell office:value-type="float" office:value="849.6" calcext:value-type="float">
            <text:p>849.6</text:p>
          </table:table-cell>
          <table:table-cell office:value-type="float" office:value="212.4" calcext:value-type="float">
            <text:p>212.4</text:p>
          </table:table-cell>
          <table:table-cell office:value-type="float" office:value="24.1822801850313" calcext:value-type="float">
            <text:p>24.1822801850313</text:p>
          </table:table-cell>
          <table:table-cell office:value-type="float" office:value="1276.25591096768" calcext:value-type="float">
            <text:p>1276.25591096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69" calcext:value-type="float">
            <text:p>7.69</text:p>
          </table:table-cell>
          <table:table-cell office:value-type="float" office:value="24.2" calcext:value-type="float">
            <text:p>24.2</text:p>
          </table:table-cell>
          <table:table-cell office:value-type="float" office:value="26.4088" calcext:value-type="float">
            <text:p>26.4088</text:p>
          </table:table-cell>
          <table:table-cell office:value-type="float" office:value="953" calcext:value-type="float">
            <text:p>953</text:p>
          </table:table-cell>
          <table:table-cell office:value-type="float" office:value="849.6" calcext:value-type="float">
            <text:p>849.6</text:p>
          </table:table-cell>
          <table:table-cell office:value-type="float" office:value="212.4" calcext:value-type="float">
            <text:p>212.4</text:p>
          </table:table-cell>
          <table:table-cell office:value-type="float" office:value="24.3199093830124" calcext:value-type="float">
            <text:p>24.3199093830124</text:p>
          </table:table-cell>
          <table:table-cell office:value-type="float" office:value="1276.15228717312" calcext:value-type="float">
            <text:p>1276.15228717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24.4" calcext:value-type="float">
            <text:p>24.4</text:p>
          </table:table-cell>
          <table:table-cell office:value-type="float" office:value="26.5084" calcext:value-type="float">
            <text:p>26.5084</text:p>
          </table:table-cell>
          <table:table-cell office:value-type="float" office:value="985" calcext:value-type="float">
            <text:p>985</text:p>
          </table:table-cell>
          <table:table-cell office:value-type="float" office:value="811.2" calcext:value-type="float">
            <text:p>811.2</text:p>
          </table:table-cell>
          <table:table-cell office:value-type="float" office:value="202.8" calcext:value-type="float">
            <text:p>202.8</text:p>
          </table:table-cell>
          <table:table-cell office:value-type="float" office:value="24.4227133039584" calcext:value-type="float">
            <text:p>24.4227133039584</text:p>
          </table:table-cell>
          <table:table-cell office:value-type="float" office:value="1274.5846508943" calcext:value-type="float">
            <text:p>1274.5846508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24.4" calcext:value-type="float">
            <text:p>24.4</text:p>
          </table:table-cell>
          <table:table-cell office:value-type="float" office:value="26.6086" calcext:value-type="float">
            <text:p>26.6086</text:p>
          </table:table-cell>
          <table:table-cell office:value-type="float" office:value="942" calcext:value-type="float">
            <text:p>942</text:p>
          </table:table-cell>
          <table:table-cell office:value-type="float" office:value="811.2" calcext:value-type="float">
            <text:p>811.2</text:p>
          </table:table-cell>
          <table:table-cell office:value-type="float" office:value="202.8" calcext:value-type="float">
            <text:p>202.8</text:p>
          </table:table-cell>
          <table:table-cell office:value-type="float" office:value="24.5372542152959" calcext:value-type="float">
            <text:p>24.5372542152959</text:p>
          </table:table-cell>
          <table:table-cell office:value-type="float" office:value="1272.6797651383" calcext:value-type="float">
            <text:p>1272.67976513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24.6" calcext:value-type="float">
            <text:p>24.6</text:p>
          </table:table-cell>
          <table:table-cell office:value-type="float" office:value="26.7088" calcext:value-type="float">
            <text:p>26.7088</text:p>
          </table:table-cell>
          <table:table-cell office:value-type="float" office:value="935" calcext:value-type="float">
            <text:p>935</text:p>
          </table:table-cell>
          <table:table-cell office:value-type="float" office:value="817.6" calcext:value-type="float">
            <text:p>817.6</text:p>
          </table:table-cell>
          <table:table-cell office:value-type="float" office:value="204.4" calcext:value-type="float">
            <text:p>204.4</text:p>
          </table:table-cell>
          <table:table-cell office:value-type="float" office:value="24.6755256752266" calcext:value-type="float">
            <text:p>24.6755256752266</text:p>
          </table:table-cell>
          <table:table-cell office:value-type="float" office:value="1270.98999078319" calcext:value-type="float">
            <text:p>1270.98999078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24.7" calcext:value-type="float">
            <text:p>24.7</text:p>
          </table:table-cell>
          <table:table-cell office:value-type="float" office:value="26.809" calcext:value-type="float">
            <text:p>26.809</text:p>
          </table:table-cell>
          <table:table-cell office:value-type="float" office:value="924" calcext:value-type="float">
            <text:p>924</text:p>
          </table:table-cell>
          <table:table-cell office:value-type="float" office:value="817.6" calcext:value-type="float">
            <text:p>817.6</text:p>
          </table:table-cell>
          <table:table-cell office:value-type="float" office:value="204.4" calcext:value-type="float">
            <text:p>204.4</text:p>
          </table:table-cell>
          <table:table-cell office:value-type="float" office:value="24.788993615752" calcext:value-type="float">
            <text:p>24.788993615752</text:p>
          </table:table-cell>
          <table:table-cell office:value-type="float" office:value="1267.54309533719" calcext:value-type="float">
            <text:p>1267.543095337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24.8" calcext:value-type="float">
            <text:p>24.8</text:p>
          </table:table-cell>
          <table:table-cell office:value-type="float" office:value="26.9086" calcext:value-type="float">
            <text:p>26.9086</text:p>
          </table:table-cell>
          <table:table-cell office:value-type="float" office:value="952" calcext:value-type="float">
            <text:p>952</text:p>
          </table:table-cell>
          <table:table-cell office:value-type="float" office:value="727.2" calcext:value-type="float">
            <text:p>727.2</text:p>
          </table:table-cell>
          <table:table-cell office:value-type="float" office:value="181.8" calcext:value-type="float">
            <text:p>181.8</text:p>
          </table:table-cell>
          <table:table-cell office:value-type="float" office:value="24.8782114252909" calcext:value-type="float">
            <text:p>24.8782114252909</text:p>
          </table:table-cell>
          <table:table-cell office:value-type="float" office:value="1264.18875926516" calcext:value-type="float">
            <text:p>1264.188759265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69" calcext:value-type="float">
            <text:p>8.69</text:p>
          </table:table-cell>
          <table:table-cell office:value-type="float" office:value="24.9" calcext:value-type="float">
            <text:p>24.9</text:p>
          </table:table-cell>
          <table:table-cell office:value-type="float" office:value="27.0088" calcext:value-type="float">
            <text:p>27.0088</text:p>
          </table:table-cell>
          <table:table-cell office:value-type="float" office:value="945" calcext:value-type="float">
            <text:p>945</text:p>
          </table:table-cell>
          <table:table-cell office:value-type="float" office:value="727.2" calcext:value-type="float">
            <text:p>727.2</text:p>
          </table:table-cell>
          <table:table-cell office:value-type="float" office:value="181.8" calcext:value-type="float">
            <text:p>181.8</text:p>
          </table:table-cell>
          <table:table-cell office:value-type="float" office:value="24.9966818151186" calcext:value-type="float">
            <text:p>24.9966818151186</text:p>
          </table:table-cell>
          <table:table-cell office:value-type="float" office:value="1262.3853144831" calcext:value-type="float">
            <text:p>1262.3853144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25.1" calcext:value-type="float">
            <text:p>25.1</text:p>
          </table:table-cell>
          <table:table-cell office:value-type="float" office:value="27.109" calcext:value-type="float">
            <text:p>27.109</text:p>
          </table:table-cell>
          <table:table-cell office:value-type="float" office:value="899" calcext:value-type="float">
            <text:p>899</text:p>
          </table:table-cell>
          <table:table-cell office:value-type="float" office:value="745.6" calcext:value-type="float">
            <text:p>745.6</text:p>
          </table:table-cell>
          <table:table-cell office:value-type="float" office:value="186.4" calcext:value-type="float">
            <text:p>186.4</text:p>
          </table:table-cell>
          <table:table-cell office:value-type="float" office:value="25.152437158828" calcext:value-type="float">
            <text:p>25.152437158828</text:p>
          </table:table-cell>
          <table:table-cell office:value-type="float" office:value="1260.08002508753" calcext:value-type="float">
            <text:p>1260.08002508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25.2" calcext:value-type="float">
            <text:p>25.2</text:p>
          </table:table-cell>
          <table:table-cell office:value-type="float" office:value="27.2086" calcext:value-type="float">
            <text:p>27.2086</text:p>
          </table:table-cell>
          <table:table-cell office:value-type="float" office:value="895" calcext:value-type="float">
            <text:p>895</text:p>
          </table:table-cell>
          <table:table-cell office:value-type="float" office:value="745.6" calcext:value-type="float">
            <text:p>745.6</text:p>
          </table:table-cell>
          <table:table-cell office:value-type="float" office:value="186.4" calcext:value-type="float">
            <text:p>186.4</text:p>
          </table:table-cell>
          <table:table-cell office:value-type="float" office:value="25.254575777732" calcext:value-type="float">
            <text:p>25.254575777732</text:p>
          </table:table-cell>
          <table:table-cell office:value-type="float" office:value="1254.81798062553" calcext:value-type="float">
            <text:p>1254.81798062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19" calcext:value-type="float">
            <text:p>9.19</text:p>
          </table:table-cell>
          <table:table-cell office:value-type="float" office:value="25.3" calcext:value-type="float">
            <text:p>25.3</text:p>
          </table:table-cell>
          <table:table-cell office:value-type="float" office:value="27.3088" calcext:value-type="float">
            <text:p>27.3088</text:p>
          </table:table-cell>
          <table:table-cell office:value-type="float" office:value="847" calcext:value-type="float">
            <text:p>847</text:p>
          </table:table-cell>
          <table:table-cell office:value-type="float" office:value="694.4" calcext:value-type="float">
            <text:p>694.4</text:p>
          </table:table-cell>
          <table:table-cell office:value-type="float" office:value="173.6" calcext:value-type="float">
            <text:p>173.6</text:p>
          </table:table-cell>
          <table:table-cell office:value-type="float" office:value="25.3974349454547" calcext:value-type="float">
            <text:p>25.3974349454547</text:p>
          </table:table-cell>
          <table:table-cell office:value-type="float" office:value="1250.14600933146" calcext:value-type="float">
            <text:p>1250.146009331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25.5" calcext:value-type="float">
            <text:p>25.5</text:p>
          </table:table-cell>
          <table:table-cell office:value-type="float" office:value="27.409" calcext:value-type="float">
            <text:p>27.409</text:p>
          </table:table-cell>
          <table:table-cell office:value-type="float" office:value="876" calcext:value-type="float">
            <text:p>876</text:p>
          </table:table-cell>
          <table:table-cell office:value-type="float" office:value="694.4" calcext:value-type="float">
            <text:p>694.4</text:p>
          </table:table-cell>
          <table:table-cell office:value-type="float" office:value="173.6" calcext:value-type="float">
            <text:p>173.6</text:p>
          </table:table-cell>
          <table:table-cell office:value-type="float" office:value="25.4997366549895" calcext:value-type="float">
            <text:p>25.4997366549895</text:p>
          </table:table-cell>
          <table:table-cell office:value-type="float" office:value="1243.84586059141" calcext:value-type="float">
            <text:p>1243.84586059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25.6" calcext:value-type="float">
            <text:p>25.6</text:p>
          </table:table-cell>
          <table:table-cell office:value-type="float" office:value="27.5092" calcext:value-type="float">
            <text:p>27.5092</text:p>
          </table:table-cell>
          <table:table-cell office:value-type="float" office:value="799" calcext:value-type="float">
            <text:p>799</text:p>
          </table:table-cell>
          <table:table-cell office:value-type="float" office:value="678.4" calcext:value-type="float">
            <text:p>678.4</text:p>
          </table:table-cell>
          <table:table-cell office:value-type="float" office:value="169.6" calcext:value-type="float">
            <text:p>169.6</text:p>
          </table:table-cell>
          <table:table-cell office:value-type="float" office:value="25.6739233641224" calcext:value-type="float">
            <text:p>25.6739233641224</text:p>
          </table:table-cell>
          <table:table-cell office:value-type="float" office:value="1237.69588179352" calcext:value-type="float">
            <text:p>1237.69588179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25.7" calcext:value-type="float">
            <text:p>25.7</text:p>
          </table:table-cell>
          <table:table-cell office:value-type="float" office:value="27.6088" calcext:value-type="float">
            <text:p>27.6088</text:p>
          </table:table-cell>
          <table:table-cell office:value-type="float" office:value="851" calcext:value-type="float">
            <text:p>851</text:p>
          </table:table-cell>
          <table:table-cell office:value-type="float" office:value="678.4" calcext:value-type="float">
            <text:p>678.4</text:p>
          </table:table-cell>
          <table:table-cell office:value-type="float" office:value="169.6" calcext:value-type="float">
            <text:p>169.6</text:p>
          </table:table-cell>
          <table:table-cell office:value-type="float" office:value="25.7490129274876" calcext:value-type="float">
            <text:p>25.7490129274876</text:p>
          </table:table-cell>
          <table:table-cell office:value-type="float" office:value="1229.188639037" calcext:value-type="float">
            <text:p>1229.188639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25.8" calcext:value-type="float">
            <text:p>25.8</text:p>
          </table:table-cell>
          <table:table-cell office:value-type="float" office:value="27.709" calcext:value-type="float">
            <text:p>27.709</text:p>
          </table:table-cell>
          <table:table-cell office:value-type="float" office:value="831" calcext:value-type="float">
            <text:p>831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25.8928976680326" calcext:value-type="float">
            <text:p>25.8928976680326</text:p>
          </table:table-cell>
          <table:table-cell office:value-type="float" office:value="1223.78175951286" calcext:value-type="float">
            <text:p>1223.781759512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25.9" calcext:value-type="float">
            <text:p>25.9</text:p>
          </table:table-cell>
          <table:table-cell office:value-type="float" office:value="27.8092" calcext:value-type="float">
            <text:p>27.8092</text:p>
          </table:table-cell>
          <table:table-cell office:value-type="float" office:value="889" calcext:value-type="float">
            <text:p>889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25.9815781799883" calcext:value-type="float">
            <text:p>25.9815781799883</text:p>
          </table:table-cell>
          <table:table-cell office:value-type="float" office:value="1217.67110246937" calcext:value-type="float">
            <text:p>1217.67110246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19" calcext:value-type="float">
            <text:p>10.19</text:p>
          </table:table-cell>
          <table:table-cell office:value-type="float" office:value="26.1" calcext:value-type="float">
            <text:p>26.1</text:p>
          </table:table-cell>
          <table:table-cell office:value-type="float" office:value="27.9088" calcext:value-type="float">
            <text:p>27.9088</text:p>
          </table:table-cell>
          <table:table-cell office:value-type="float" office:value="858" calcext:value-type="float">
            <text:p>858</text:p>
          </table:table-cell>
          <table:table-cell office:value-type="float" office:value="690.4" calcext:value-type="float">
            <text:p>690.4</text:p>
          </table:table-cell>
          <table:table-cell office:value-type="float" office:value="172.6" calcext:value-type="float">
            <text:p>172.6</text:p>
          </table:table-cell>
          <table:table-cell office:value-type="float" office:value="26.1061121741767" calcext:value-type="float">
            <text:p>26.1061121741767</text:p>
          </table:table-cell>
          <table:table-cell office:value-type="float" office:value="1213.70691381952" calcext:value-type="float">
            <text:p>1213.70691381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26.1" calcext:value-type="float">
            <text:p>26.1</text:p>
          </table:table-cell>
          <table:table-cell office:value-type="float" office:value="28.009" calcext:value-type="float">
            <text:p>28.009</text:p>
          </table:table-cell>
          <table:table-cell office:value-type="float" office:value="882" calcext:value-type="float">
            <text:p>882</text:p>
          </table:table-cell>
          <table:table-cell office:value-type="float" office:value="690.4" calcext:value-type="float">
            <text:p>690.4</text:p>
          </table:table-cell>
          <table:table-cell office:value-type="float" office:value="172.6" calcext:value-type="float">
            <text:p>172.6</text:p>
          </table:table-cell>
          <table:table-cell office:value-type="float" office:value="26.2083273148072" calcext:value-type="float">
            <text:p>26.2083273148072</text:p>
          </table:table-cell>
          <table:table-cell office:value-type="float" office:value="1209.14126693608" calcext:value-type="float">
            <text:p>1209.14126693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26.2" calcext:value-type="float">
            <text:p>26.2</text:p>
          </table:table-cell>
          <table:table-cell office:value-type="float" office:value="28.1092" calcext:value-type="float">
            <text:p>28.1092</text:p>
          </table:table-cell>
          <table:table-cell office:value-type="float" office:value="901" calcext:value-type="float">
            <text:p>901</text:p>
          </table:table-cell>
          <table:table-cell office:value-type="float" office:value="694.4" calcext:value-type="float">
            <text:p>694.4</text:p>
          </table:table-cell>
          <table:table-cell office:value-type="float" office:value="173.6" calcext:value-type="float">
            <text:p>173.6</text:p>
          </table:table-cell>
          <table:table-cell office:value-type="float" office:value="26.3253298045925" calcext:value-type="float">
            <text:p>26.3253298045925</text:p>
          </table:table-cell>
          <table:table-cell office:value-type="float" office:value="1205.8000006605" calcext:value-type="float">
            <text:p>1205.80000066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69" calcext:value-type="float">
            <text:p>10.69</text:p>
          </table:table-cell>
          <table:table-cell office:value-type="float" office:value="26.4" calcext:value-type="float">
            <text:p>26.4</text:p>
          </table:table-cell>
          <table:table-cell office:value-type="float" office:value="28.2094" calcext:value-type="float">
            <text:p>28.2094</text:p>
          </table:table-cell>
          <table:table-cell office:value-type="float" office:value="910" calcext:value-type="float">
            <text:p>910</text:p>
          </table:table-cell>
          <table:table-cell office:value-type="float" office:value="694.4" calcext:value-type="float">
            <text:p>694.4</text:p>
          </table:table-cell>
          <table:table-cell office:value-type="float" office:value="173.6" calcext:value-type="float">
            <text:p>173.6</text:p>
          </table:table-cell>
          <table:table-cell office:value-type="float" office:value="26.4140872894199" calcext:value-type="float">
            <text:p>26.4140872894199</text:p>
          </table:table-cell>
          <table:table-cell office:value-type="float" office:value="1202.80583166068" calcext:value-type="float">
            <text:p>1202.80583166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26.6" calcext:value-type="float">
            <text:p>26.6</text:p>
          </table:table-cell>
          <table:table-cell office:value-type="float" office:value="28.309" calcext:value-type="float">
            <text:p>28.309</text:p>
          </table:table-cell>
          <table:table-cell office:value-type="float" office:value="798" calcext:value-type="float">
            <text:p>798</text:p>
          </table:table-cell>
          <table:table-cell office:value-type="float" office:value="706.4" calcext:value-type="float">
            <text:p>706.4</text:p>
          </table:table-cell>
          <table:table-cell office:value-type="float" office:value="176.6" calcext:value-type="float">
            <text:p>176.6</text:p>
          </table:table-cell>
          <table:table-cell office:value-type="float" office:value="26.5943966705532" calcext:value-type="float">
            <text:p>26.5943966705532</text:p>
          </table:table-cell>
          <table:table-cell office:value-type="float" office:value="1199.53263420974" calcext:value-type="float">
            <text:p>1199.532634209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26.6" calcext:value-type="float">
            <text:p>26.6</text:p>
          </table:table-cell>
          <table:table-cell office:value-type="float" office:value="28.4086" calcext:value-type="float">
            <text:p>28.4086</text:p>
          </table:table-cell>
          <table:table-cell office:value-type="float" office:value="771" calcext:value-type="float">
            <text:p>771</text:p>
          </table:table-cell>
          <table:table-cell office:value-type="float" office:value="706.4" calcext:value-type="float">
            <text:p>706.4</text:p>
          </table:table-cell>
          <table:table-cell office:value-type="float" office:value="176.6" calcext:value-type="float">
            <text:p>176.6</text:p>
          </table:table-cell>
          <table:table-cell office:value-type="float" office:value="26.7167551466128" calcext:value-type="float">
            <text:p>26.7167551466128</text:p>
          </table:table-cell>
          <table:table-cell office:value-type="float" office:value="1190.48625630908" calcext:value-type="float">
            <text:p>1190.48625630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26.7" calcext:value-type="float">
            <text:p>26.7</text:p>
          </table:table-cell>
          <table:table-cell office:value-type="float" office:value="28.5088" calcext:value-type="float">
            <text:p>28.5088</text:p>
          </table:table-cell>
          <table:table-cell office:value-type="float" office:value="821" calcext:value-type="float">
            <text:p>821</text:p>
          </table:table-cell>
          <table:table-cell office:value-type="float" office:value="598.4" calcext:value-type="float">
            <text:p>598.4</text:p>
          </table:table-cell>
          <table:table-cell office:value-type="float" office:value="149.6" calcext:value-type="float">
            <text:p>149.6</text:p>
          </table:table-cell>
          <table:table-cell office:value-type="float" office:value="26.8154113200663" calcext:value-type="float">
            <text:p>26.8154113200663</text:p>
          </table:table-cell>
          <table:table-cell office:value-type="float" office:value="1182.30465931716" calcext:value-type="float">
            <text:p>1182.30465931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26.9" calcext:value-type="float">
            <text:p>26.9</text:p>
          </table:table-cell>
          <table:table-cell office:value-type="float" office:value="28.609" calcext:value-type="float">
            <text:p>28.609</text:p>
          </table:table-cell>
          <table:table-cell office:value-type="float" office:value="879" calcext:value-type="float">
            <text:p>879</text:p>
          </table:table-cell>
          <table:table-cell office:value-type="float" office:value="598.4" calcext:value-type="float">
            <text:p>598.4</text:p>
          </table:table-cell>
          <table:table-cell office:value-type="float" office:value="149.6" calcext:value-type="float">
            <text:p>149.6</text:p>
          </table:table-cell>
          <table:table-cell office:value-type="float" office:value="26.9037235188971" calcext:value-type="float">
            <text:p>26.9037235188971</text:p>
          </table:table-cell>
          <table:table-cell office:value-type="float" office:value="1177.44133931503" calcext:value-type="float">
            <text:p>1177.441339315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27" calcext:value-type="float">
            <text:p>27</text:p>
          </table:table-cell>
          <table:table-cell office:value-type="float" office:value="28.7092" calcext:value-type="float">
            <text:p>28.7092</text:p>
          </table:table-cell>
          <table:table-cell office:value-type="float" office:value="853" calcext:value-type="float">
            <text:p>853</text:p>
          </table:table-cell>
          <table:table-cell office:value-type="float" office:value="680.8" calcext:value-type="float">
            <text:p>680.8</text:p>
          </table:table-cell>
          <table:table-cell office:value-type="float" office:value="170.2" calcext:value-type="float">
            <text:p>170.2</text:p>
          </table:table-cell>
          <table:table-cell office:value-type="float" office:value="27.0364225233092" calcext:value-type="float">
            <text:p>27.0364225233092</text:p>
          </table:table-cell>
          <table:table-cell office:value-type="float" office:value="1173.66257301546" calcext:value-type="float">
            <text:p>1173.66257301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69" calcext:value-type="float">
            <text:p>11.69</text:p>
          </table:table-cell>
          <table:table-cell office:value-type="float" office:value="27.1" calcext:value-type="float">
            <text:p>27.1</text:p>
          </table:table-cell>
          <table:table-cell office:value-type="float" office:value="28.8088" calcext:value-type="float">
            <text:p>28.8088</text:p>
          </table:table-cell>
          <table:table-cell office:value-type="float" office:value="810" calcext:value-type="float">
            <text:p>810</text:p>
          </table:table-cell>
          <table:table-cell office:value-type="float" office:value="680.8" calcext:value-type="float">
            <text:p>680.8</text:p>
          </table:table-cell>
          <table:table-cell office:value-type="float" office:value="170.2" calcext:value-type="float">
            <text:p>170.2</text:p>
          </table:table-cell>
          <table:table-cell office:value-type="float" office:value="27.1684418960649" calcext:value-type="float">
            <text:p>27.1684418960649</text:p>
          </table:table-cell>
          <table:table-cell office:value-type="float" office:value="1169.02007006831" calcext:value-type="float">
            <text:p>1169.02007006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27.2" calcext:value-type="float">
            <text:p>27.2</text:p>
          </table:table-cell>
          <table:table-cell office:value-type="float" office:value="28.909" calcext:value-type="float">
            <text:p>28.909</text:p>
          </table:table-cell>
          <table:table-cell office:value-type="float" office:value="849" calcext:value-type="float">
            <text:p>849</text:p>
          </table:table-cell>
          <table:table-cell office:value-type="float" office:value="628.8" calcext:value-type="float">
            <text:p>628.8</text:p>
          </table:table-cell>
          <table:table-cell office:value-type="float" office:value="157.2" calcext:value-type="float">
            <text:p>157.2</text:p>
          </table:table-cell>
          <table:table-cell office:value-type="float" office:value="27.2652737830001" calcext:value-type="float">
            <text:p>27.2652737830001</text:p>
          </table:table-cell>
          <table:table-cell office:value-type="float" office:value="1163.31407266281" calcext:value-type="float">
            <text:p>1163.314072662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27.3" calcext:value-type="float">
            <text:p>27.3</text:p>
          </table:table-cell>
          <table:table-cell office:value-type="float" office:value="29.0092" calcext:value-type="float">
            <text:p>29.0092</text:p>
          </table:table-cell>
          <table:table-cell office:value-type="float" office:value="823" calcext:value-type="float">
            <text:p>823</text:p>
          </table:table-cell>
          <table:table-cell office:value-type="float" office:value="628.8" calcext:value-type="float">
            <text:p>628.8</text:p>
          </table:table-cell>
          <table:table-cell office:value-type="float" office:value="157.2" calcext:value-type="float">
            <text:p>157.2</text:p>
          </table:table-cell>
          <table:table-cell office:value-type="float" office:value="27.3894787963202" calcext:value-type="float">
            <text:p>27.3894787963202</text:p>
          </table:table-cell>
          <table:table-cell office:value-type="float" office:value="1159.04300902597" calcext:value-type="float">
            <text:p>1159.04300902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19" calcext:value-type="float">
            <text:p>12.19</text:p>
          </table:table-cell>
          <table:table-cell office:value-type="float" office:value="27.4" calcext:value-type="float">
            <text:p>27.4</text:p>
          </table:table-cell>
          <table:table-cell office:value-type="float" office:value="29.1094" calcext:value-type="float">
            <text:p>29.1094</text:p>
          </table:table-cell>
          <table:table-cell office:value-type="float" office:value="825" calcext:value-type="float">
            <text:p>825</text:p>
          </table:table-cell>
          <table:table-cell office:value-type="float" office:value="638.4" calcext:value-type="float">
            <text:p>638.4</text:p>
          </table:table-cell>
          <table:table-cell office:value-type="float" office:value="159.6" calcext:value-type="float">
            <text:p>159.6</text:p>
          </table:table-cell>
          <table:table-cell office:value-type="float" office:value="27.5027705733986" calcext:value-type="float">
            <text:p>27.5027705733986</text:p>
          </table:table-cell>
          <table:table-cell office:value-type="float" office:value="1153.76302043607" calcext:value-type="float">
            <text:p>1153.763020436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27.6" calcext:value-type="float">
            <text:p>27.6</text:p>
          </table:table-cell>
          <table:table-cell office:value-type="float" office:value="29.2096" calcext:value-type="float">
            <text:p>29.2096</text:p>
          </table:table-cell>
          <table:table-cell office:value-type="float" office:value="909" calcext:value-type="float">
            <text:p>909</text:p>
          </table:table-cell>
          <table:table-cell office:value-type="float" office:value="638.4" calcext:value-type="float">
            <text:p>638.4</text:p>
          </table:table-cell>
          <table:table-cell office:value-type="float" office:value="159.6" calcext:value-type="float">
            <text:p>159.6</text:p>
          </table:table-cell>
          <table:table-cell office:value-type="float" office:value="27.5842211893598" calcext:value-type="float">
            <text:p>27.5842211893598</text:p>
          </table:table-cell>
          <table:table-cell office:value-type="float" office:value="1149.95875921498" calcext:value-type="float">
            <text:p>1149.95875921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27.6" calcext:value-type="float">
            <text:p>27.6</text:p>
          </table:table-cell>
          <table:table-cell office:value-type="float" office:value="29.3092" calcext:value-type="float">
            <text:p>29.3092</text:p>
          </table:table-cell>
          <table:table-cell office:value-type="float" office:value="874" calcext:value-type="float">
            <text:p>874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27.6994595608609" calcext:value-type="float">
            <text:p>27.6994595608609</text:p>
          </table:table-cell>
          <table:table-cell office:value-type="float" office:value="1148.05954814525" calcext:value-type="float">
            <text:p>1148.05954814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27.8" calcext:value-type="float">
            <text:p>27.8</text:p>
          </table:table-cell>
          <table:table-cell office:value-type="float" office:value="29.4094" calcext:value-type="float">
            <text:p>29.4094</text:p>
          </table:table-cell>
          <table:table-cell office:value-type="float" office:value="908" calcext:value-type="float">
            <text:p>908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27.792738582546" calcext:value-type="float">
            <text:p>27.792738582546</text:p>
          </table:table-cell>
          <table:table-cell office:value-type="float" office:value="1145.25971992138" calcext:value-type="float">
            <text:p>1145.25971992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27.9" calcext:value-type="float">
            <text:p>27.9</text:p>
          </table:table-cell>
          <table:table-cell office:value-type="float" office:value="29.5096" calcext:value-type="float">
            <text:p>29.5096</text:p>
          </table:table-cell>
          <table:table-cell office:value-type="float" office:value="892" calcext:value-type="float">
            <text:p>892</text:p>
          </table:table-cell>
          <table:table-cell office:value-type="float" office:value="693.6" calcext:value-type="float">
            <text:p>693.6</text:p>
          </table:table-cell>
          <table:table-cell office:value-type="float" office:value="173.4" calcext:value-type="float">
            <text:p>173.4</text:p>
          </table:table-cell>
          <table:table-cell office:value-type="float" office:value="27.9095145164675" calcext:value-type="float">
            <text:p>27.9095145164675</text:p>
          </table:table-cell>
          <table:table-cell office:value-type="float" office:value="1143.16533400998" calcext:value-type="float">
            <text:p>1143.16533400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28" calcext:value-type="float">
            <text:p>28</text:p>
          </table:table-cell>
          <table:table-cell office:value-type="float" office:value="29.6098" calcext:value-type="float">
            <text:p>29.6098</text:p>
          </table:table-cell>
          <table:table-cell office:value-type="float" office:value="844" calcext:value-type="float">
            <text:p>844</text:p>
          </table:table-cell>
          <table:table-cell office:value-type="float" office:value="693.6" calcext:value-type="float">
            <text:p>693.6</text:p>
          </table:table-cell>
          <table:table-cell office:value-type="float" office:value="173.4" calcext:value-type="float">
            <text:p>173.4</text:p>
          </table:table-cell>
          <table:table-cell office:value-type="float" office:value="28.0441106934677" calcext:value-type="float">
            <text:p>28.0441106934677</text:p>
          </table:table-cell>
          <table:table-cell office:value-type="float" office:value="1140.70381766231" calcext:value-type="float">
            <text:p>1140.70381766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28.2" calcext:value-type="float">
            <text:p>28.2</text:p>
          </table:table-cell>
          <table:table-cell office:value-type="float" office:value="29.7088" calcext:value-type="float">
            <text:p>29.7088</text:p>
          </table:table-cell>
          <table:table-cell office:value-type="float" office:value="744" calcext:value-type="float">
            <text:p>744</text:p>
          </table:table-cell>
          <table:table-cell office:value-type="float" office:value="656" calcext:value-type="float">
            <text:p>656</text:p>
          </table:table-cell>
          <table:table-cell office:value-type="float" office:value="164" calcext:value-type="float">
            <text:p>164</text:p>
          </table:table-cell>
          <table:table-cell office:value-type="float" office:value="28.2071464313336" calcext:value-type="float">
            <text:p>28.2071464313336</text:p>
          </table:table-cell>
          <table:table-cell office:value-type="float" office:value="1136.40556608307" calcext:value-type="float">
            <text:p>1136.40556608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28.3" calcext:value-type="float">
            <text:p>28.3</text:p>
          </table:table-cell>
          <table:table-cell office:value-type="float" office:value="29.809" calcext:value-type="float">
            <text:p>29.809</text:p>
          </table:table-cell>
          <table:table-cell office:value-type="float" office:value="740" calcext:value-type="float">
            <text:p>740</text:p>
          </table:table-cell>
          <table:table-cell office:value-type="float" office:value="656" calcext:value-type="float">
            <text:p>656</text:p>
          </table:table-cell>
          <table:table-cell office:value-type="float" office:value="164" calcext:value-type="float">
            <text:p>164</text:p>
          </table:table-cell>
          <table:table-cell office:value-type="float" office:value="28.3315593643458" calcext:value-type="float">
            <text:p>28.3315593643458</text:p>
          </table:table-cell>
          <table:table-cell office:value-type="float" office:value="1128.04841132352" calcext:value-type="float">
            <text:p>1128.04841132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28.5" calcext:value-type="float">
            <text:p>28.5</text:p>
          </table:table-cell>
          <table:table-cell office:value-type="float" office:value="29.9092" calcext:value-type="float">
            <text:p>29.9092</text:p>
          </table:table-cell>
          <table:table-cell office:value-type="float" office:value="675" calcext:value-type="float">
            <text:p>675</text:p>
          </table:table-cell>
          <table:table-cell office:value-type="float" office:value="573.6" calcext:value-type="float">
            <text:p>573.6</text:p>
          </table:table-cell>
          <table:table-cell office:value-type="float" office:value="143.4" calcext:value-type="float">
            <text:p>143.4</text:p>
          </table:table-cell>
          <table:table-cell office:value-type="float" office:value="28.4883536015542" calcext:value-type="float">
            <text:p>28.4883536015542</text:p>
          </table:table-cell>
          <table:table-cell office:value-type="float" office:value="1118.8967245805" calcext:value-type="float">
            <text:p>1118.8967245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28.6" calcext:value-type="float">
            <text:p>28.6</text:p>
          </table:table-cell>
          <table:table-cell office:value-type="float" office:value="30.0088" calcext:value-type="float">
            <text:p>30.0088</text:p>
          </table:table-cell>
          <table:table-cell office:value-type="float" office:value="617" calcext:value-type="float">
            <text:p>617</text:p>
          </table:table-cell>
          <table:table-cell office:value-type="float" office:value="573.6" calcext:value-type="float">
            <text:p>573.6</text:p>
          </table:table-cell>
          <table:table-cell office:value-type="float" office:value="143.4" calcext:value-type="float">
            <text:p>143.4</text:p>
          </table:table-cell>
          <table:table-cell office:value-type="float" office:value="28.613534814168" calcext:value-type="float">
            <text:p>28.613534814168</text:p>
          </table:table-cell>
          <table:table-cell office:value-type="float" office:value="1107.68325654365" calcext:value-type="float">
            <text:p>1107.68325654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28.7" calcext:value-type="float">
            <text:p>28.7</text:p>
          </table:table-cell>
          <table:table-cell office:value-type="float" office:value="30.109" calcext:value-type="float">
            <text:p>30.109</text:p>
          </table:table-cell>
          <table:table-cell office:value-type="float" office:value="610" calcext:value-type="float">
            <text:p>610</text:p>
          </table:table-cell>
          <table:table-cell office:value-type="float" office:value="530.4" calcext:value-type="float">
            <text:p>530.4</text:p>
          </table:table-cell>
          <table:table-cell office:value-type="float" office:value="132.6" calcext:value-type="float">
            <text:p>132.6</text:p>
          </table:table-cell>
          <table:table-cell office:value-type="float" office:value="28.7527821362783" calcext:value-type="float">
            <text:p>28.7527821362783</text:p>
          </table:table-cell>
          <table:table-cell office:value-type="float" office:value="1098.06816359282" calcext:value-type="float">
            <text:p>1098.06816359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28.8" calcext:value-type="float">
            <text:p>28.8</text:p>
          </table:table-cell>
          <table:table-cell office:value-type="float" office:value="30.2092" calcext:value-type="float">
            <text:p>30.2092</text:p>
          </table:table-cell>
          <table:table-cell office:value-type="float" office:value="649" calcext:value-type="float">
            <text:p>649</text:p>
          </table:table-cell>
          <table:table-cell office:value-type="float" office:value="530.4" calcext:value-type="float">
            <text:p>530.4</text:p>
          </table:table-cell>
          <table:table-cell office:value-type="float" office:value="132.6" calcext:value-type="float">
            <text:p>132.6</text:p>
          </table:table-cell>
          <table:table-cell office:value-type="float" office:value="28.8241966100928" calcext:value-type="float">
            <text:p>28.8241966100928</text:p>
          </table:table-cell>
          <table:table-cell office:value-type="float" office:value="1086.70895587187" calcext:value-type="float">
            <text:p>1086.70895587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28.9" calcext:value-type="float">
            <text:p>28.9</text:p>
          </table:table-cell>
          <table:table-cell office:value-type="float" office:value="30.3088" calcext:value-type="float">
            <text:p>30.3088</text:p>
          </table:table-cell>
          <table:table-cell office:value-type="float" office:value="687" calcext:value-type="float">
            <text:p>687</text:p>
          </table:table-cell>
          <table:table-cell office:value-type="float" office:value="584.8" calcext:value-type="float">
            <text:p>584.8</text:p>
          </table:table-cell>
          <table:table-cell office:value-type="float" office:value="146.2" calcext:value-type="float">
            <text:p>146.2</text:p>
          </table:table-cell>
          <table:table-cell office:value-type="float" office:value="28.9613136443324" calcext:value-type="float">
            <text:p>28.9613136443324</text:p>
          </table:table-cell>
          <table:table-cell office:value-type="float" office:value="1079.71054281676" calcext:value-type="float">
            <text:p>1079.71054281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29.1" calcext:value-type="float">
            <text:p>29.1</text:p>
          </table:table-cell>
          <table:table-cell office:value-type="float" office:value="30.4096" calcext:value-type="float">
            <text:p>30.4096</text:p>
          </table:table-cell>
          <table:table-cell office:value-type="float" office:value="709" calcext:value-type="float">
            <text:p>709</text:p>
          </table:table-cell>
          <table:table-cell office:value-type="float" office:value="584.8" calcext:value-type="float">
            <text:p>584.8</text:p>
          </table:table-cell>
          <table:table-cell office:value-type="float" office:value="146.2" calcext:value-type="float">
            <text:p>146.2</text:p>
          </table:table-cell>
          <table:table-cell office:value-type="float" office:value="29.0665830862692" calcext:value-type="float">
            <text:p>29.0665830862692</text:p>
          </table:table-cell>
          <table:table-cell office:value-type="float" office:value="1072.89120731241" calcext:value-type="float">
            <text:p>1072.891207312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29.2" calcext:value-type="float">
            <text:p>29.2</text:p>
          </table:table-cell>
          <table:table-cell office:value-type="float" office:value="30.5098" calcext:value-type="float">
            <text:p>30.5098</text:p>
          </table:table-cell>
          <table:table-cell office:value-type="float" office:value="667" calcext:value-type="float">
            <text:p>667</text:p>
          </table:table-cell>
          <table:table-cell office:value-type="float" office:value="579.2" calcext:value-type="float">
            <text:p>579.2</text:p>
          </table:table-cell>
          <table:table-cell office:value-type="float" office:value="144.8" calcext:value-type="float">
            <text:p>144.8</text:p>
          </table:table-cell>
          <table:table-cell office:value-type="float" office:value="29.2101237068546" calcext:value-type="float">
            <text:p>29.2101237068546</text:p>
          </table:table-cell>
          <table:table-cell office:value-type="float" office:value="1066.40457086563" calcext:value-type="float">
            <text:p>1066.40457086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29.3" calcext:value-type="float">
            <text:p>29.3</text:p>
          </table:table-cell>
          <table:table-cell office:value-type="float" office:value="30.61" calcext:value-type="float">
            <text:p>30.61</text:p>
          </table:table-cell>
          <table:table-cell office:value-type="float" office:value="662" calcext:value-type="float">
            <text:p>662</text:p>
          </table:table-cell>
          <table:table-cell office:value-type="float" office:value="579.2" calcext:value-type="float">
            <text:p>579.2</text:p>
          </table:table-cell>
          <table:table-cell office:value-type="float" office:value="144.8" calcext:value-type="float">
            <text:p>144.8</text:p>
          </table:table-cell>
          <table:table-cell office:value-type="float" office:value="29.3056531929966" calcext:value-type="float">
            <text:p>29.3056531929966</text:p>
          </table:table-cell>
          <table:table-cell office:value-type="float" office:value="1058.24519226717" calcext:value-type="float">
            <text:p>1058.24519226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29.4" calcext:value-type="float">
            <text:p>29.4</text:p>
          </table:table-cell>
          <table:table-cell office:value-type="float" office:value="30.709" calcext:value-type="float">
            <text:p>30.709</text:p>
          </table:table-cell>
          <table:table-cell office:value-type="float" office:value="708" calcext:value-type="float">
            <text:p>708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29.437463956596" calcext:value-type="float">
            <text:p>29.437463956596</text:p>
          </table:table-cell>
          <table:table-cell office:value-type="float" office:value="1052.59367096609" calcext:value-type="float">
            <text:p>1052.593670966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29.4" calcext:value-type="float">
            <text:p>29.4</text:p>
          </table:table-cell>
          <table:table-cell office:value-type="float" office:value="30.8092" calcext:value-type="float">
            <text:p>30.8092</text:p>
          </table:table-cell>
          <table:table-cell office:value-type="float" office:value="723" calcext:value-type="float">
            <text:p>723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29.5089980661381" calcext:value-type="float">
            <text:p>29.5089980661381</text:p>
          </table:table-cell>
          <table:table-cell office:value-type="float" office:value="1047.25749016638" calcext:value-type="float">
            <text:p>1047.25749016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29.6" calcext:value-type="float">
            <text:p>29.6</text:p>
          </table:table-cell>
          <table:table-cell office:value-type="float" office:value="30.9088" calcext:value-type="float">
            <text:p>30.9088</text:p>
          </table:table-cell>
          <table:table-cell office:value-type="float" office:value="764" calcext:value-type="float">
            <text:p>764</text:p>
          </table:table-cell>
          <table:table-cell office:value-type="float" office:value="649.6" calcext:value-type="float">
            <text:p>649.6</text:p>
          </table:table-cell>
          <table:table-cell office:value-type="float" office:value="162.4" calcext:value-type="float">
            <text:p>162.4</text:p>
          </table:table-cell>
          <table:table-cell office:value-type="float" office:value="29.6300428847442" calcext:value-type="float">
            <text:p>29.6300428847442</text:p>
          </table:table-cell>
          <table:table-cell office:value-type="float" office:value="1044.73592556321" calcext:value-type="float">
            <text:p>1044.73592556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29.6" calcext:value-type="float">
            <text:p>29.6</text:p>
          </table:table-cell>
          <table:table-cell office:value-type="float" office:value="31.009" calcext:value-type="float">
            <text:p>31.009</text:p>
          </table:table-cell>
          <table:table-cell office:value-type="float" office:value="765" calcext:value-type="float">
            <text:p>765</text:p>
          </table:table-cell>
          <table:table-cell office:value-type="float" office:value="649.6" calcext:value-type="float">
            <text:p>649.6</text:p>
          </table:table-cell>
          <table:table-cell office:value-type="float" office:value="162.4" calcext:value-type="float">
            <text:p>162.4</text:p>
          </table:table-cell>
          <table:table-cell office:value-type="float" office:value="29.70974018948" calcext:value-type="float">
            <text:p>29.70974018948</text:p>
          </table:table-cell>
          <table:table-cell office:value-type="float" office:value="1041.31908801748" calcext:value-type="float">
            <text:p>1041.31908801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53" calcext:value-type="float">
            <text:p>15.53</text:p>
          </table:table-cell>
          <table:table-cell office:value-type="float" office:value="29.8" calcext:value-type="float">
            <text:p>29.8</text:p>
          </table:table-cell>
          <table:table-cell office:value-type="float" office:value="31.1092" calcext:value-type="float">
            <text:p>31.1092</text:p>
          </table:table-cell>
          <table:table-cell office:value-type="float" office:value="756" calcext:value-type="float">
            <text:p>756</text:p>
          </table:table-cell>
          <table:table-cell office:value-type="float" office:value="666.4" calcext:value-type="float">
            <text:p>666.4</text:p>
          </table:table-cell>
          <table:table-cell office:value-type="float" office:value="166.6" calcext:value-type="float">
            <text:p>166.6</text:p>
          </table:table-cell>
          <table:table-cell office:value-type="float" office:value="29.8456544246484" calcext:value-type="float">
            <text:p>29.8456544246484</text:p>
          </table:table-cell>
          <table:table-cell office:value-type="float" office:value="1040.10923332487" calcext:value-type="float">
            <text:p>1040.10923332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29.9" calcext:value-type="float">
            <text:p>29.9</text:p>
          </table:table-cell>
          <table:table-cell office:value-type="float" office:value="31.2088" calcext:value-type="float">
            <text:p>31.2088</text:p>
          </table:table-cell>
          <table:table-cell office:value-type="float" office:value="787" calcext:value-type="float">
            <text:p>787</text:p>
          </table:table-cell>
          <table:table-cell office:value-type="float" office:value="666.4" calcext:value-type="float">
            <text:p>666.4</text:p>
          </table:table-cell>
          <table:table-cell office:value-type="float" office:value="166.6" calcext:value-type="float">
            <text:p>166.6</text:p>
          </table:table-cell>
          <table:table-cell office:value-type="float" office:value="29.925106899956" calcext:value-type="float">
            <text:p>29.925106899956</text:p>
          </table:table-cell>
          <table:table-cell office:value-type="float" office:value="1037.28301136586" calcext:value-type="float">
            <text:p>1037.28301136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30" calcext:value-type="float">
            <text:p>30</text:p>
          </table:table-cell>
          <table:table-cell office:value-type="float" office:value="31.309" calcext:value-type="float">
            <text:p>31.309</text:p>
          </table:table-cell>
          <table:table-cell office:value-type="float" office:value="784" calcext:value-type="float">
            <text:p>784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30.0478672981171" calcext:value-type="float">
            <text:p>30.0478672981171</text:p>
          </table:table-cell>
          <table:table-cell office:value-type="float" office:value="1036.58703383534" calcext:value-type="float">
            <text:p>1036.58703383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03" calcext:value-type="float">
            <text:p>16.03</text:p>
          </table:table-cell>
          <table:table-cell office:value-type="float" office:value="30.1" calcext:value-type="float">
            <text:p>30.1</text:p>
          </table:table-cell>
          <table:table-cell office:value-type="float" office:value="31.4092" calcext:value-type="float">
            <text:p>31.4092</text:p>
          </table:table-cell>
          <table:table-cell office:value-type="float" office:value="818" calcext:value-type="float">
            <text:p>818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30.1420100501907" calcext:value-type="float">
            <text:p>30.1420100501907</text:p>
          </table:table-cell>
          <table:table-cell office:value-type="float" office:value="1035.4303804357" calcext:value-type="float">
            <text:p>1035.4303804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30.2" calcext:value-type="float">
            <text:p>30.2</text:p>
          </table:table-cell>
          <table:table-cell office:value-type="float" office:value="31.5094" calcext:value-type="float">
            <text:p>31.5094</text:p>
          </table:table-cell>
          <table:table-cell office:value-type="float" office:value="749" calcext:value-type="float">
            <text:p>749</text:p>
          </table:table-cell>
          <table:table-cell office:value-type="float" office:value="659.2" calcext:value-type="float">
            <text:p>659.2</text:p>
          </table:table-cell>
          <table:table-cell office:value-type="float" office:value="164.8" calcext:value-type="float">
            <text:p>164.8</text:p>
          </table:table-cell>
          <table:table-cell office:value-type="float" office:value="30.2699135166664" calcext:value-type="float">
            <text:p>30.2699135166664</text:p>
          </table:table-cell>
          <table:table-cell office:value-type="float" office:value="1034.7852463221" calcext:value-type="float">
            <text:p>1034.7852463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30.4" calcext:value-type="float">
            <text:p>30.4</text:p>
          </table:table-cell>
          <table:table-cell office:value-type="float" office:value="31.6096" calcext:value-type="float">
            <text:p>31.6096</text:p>
          </table:table-cell>
          <table:table-cell office:value-type="float" office:value="757" calcext:value-type="float">
            <text:p>757</text:p>
          </table:table-cell>
          <table:table-cell office:value-type="float" office:value="659.2" calcext:value-type="float">
            <text:p>659.2</text:p>
          </table:table-cell>
          <table:table-cell office:value-type="float" office:value="164.8" calcext:value-type="float">
            <text:p>164.8</text:p>
          </table:table-cell>
          <table:table-cell office:value-type="float" office:value="30.3668424649921" calcext:value-type="float">
            <text:p>30.3668424649921</text:p>
          </table:table-cell>
          <table:table-cell office:value-type="float" office:value="1032.31897608717" calcext:value-type="float">
            <text:p>1032.31897608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30.5" calcext:value-type="float">
            <text:p>30.5</text:p>
          </table:table-cell>
          <table:table-cell office:value-type="float" office:value="31.7092" calcext:value-type="float">
            <text:p>31.7092</text:p>
          </table:table-cell>
          <table:table-cell office:value-type="float" office:value="731" calcext:value-type="float">
            <text:p>731</text:p>
          </table:table-cell>
          <table:table-cell office:value-type="float" office:value="608" calcext:value-type="float">
            <text:p>608</text:p>
          </table:table-cell>
          <table:table-cell office:value-type="float" office:value="152" calcext:value-type="float">
            <text:p>152</text:p>
          </table:table-cell>
          <table:table-cell office:value-type="float" office:value="30.5009026020123" calcext:value-type="float">
            <text:p>30.5009026020123</text:p>
          </table:table-cell>
          <table:table-cell office:value-type="float" office:value="1029.02651247568" calcext:value-type="float">
            <text:p>1029.02651247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30.5" calcext:value-type="float">
            <text:p>30.5</text:p>
          </table:table-cell>
          <table:table-cell office:value-type="float" office:value="31.8094" calcext:value-type="float">
            <text:p>31.8094</text:p>
          </table:table-cell>
          <table:table-cell office:value-type="float" office:value="717" calcext:value-type="float">
            <text:p>717</text:p>
          </table:table-cell>
          <table:table-cell office:value-type="float" office:value="608" calcext:value-type="float">
            <text:p>608</text:p>
          </table:table-cell>
          <table:table-cell office:value-type="float" office:value="152" calcext:value-type="float">
            <text:p>152</text:p>
          </table:table-cell>
          <table:table-cell office:value-type="float" office:value="30.596925023226" calcext:value-type="float">
            <text:p>30.596925023226</text:p>
          </table:table-cell>
          <table:table-cell office:value-type="float" office:value="1023.63349678631" calcext:value-type="float">
            <text:p>1023.633496786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30.7" calcext:value-type="float">
            <text:p>30.7</text:p>
          </table:table-cell>
          <table:table-cell office:value-type="float" office:value="31.9096" calcext:value-type="float">
            <text:p>31.9096</text:p>
          </table:table-cell>
          <table:table-cell office:value-type="float" office:value="737" calcext:value-type="float">
            <text:p>737</text:p>
          </table:table-cell>
          <table:table-cell office:value-type="float" office:value="660.8" calcext:value-type="float">
            <text:p>660.8</text:p>
          </table:table-cell>
          <table:table-cell office:value-type="float" office:value="165.2" calcext:value-type="float">
            <text:p>165.2</text:p>
          </table:table-cell>
          <table:table-cell office:value-type="float" office:value="30.7071861055608" calcext:value-type="float">
            <text:p>30.7071861055608</text:p>
          </table:table-cell>
          <table:table-cell office:value-type="float" office:value="1021.33137164155" calcext:value-type="float">
            <text:p>1021.33137164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03" calcext:value-type="float">
            <text:p>17.03</text:p>
          </table:table-cell>
          <table:table-cell office:value-type="float" office:value="30.7" calcext:value-type="float">
            <text:p>30.7</text:p>
          </table:table-cell>
          <table:table-cell office:value-type="float" office:value="32.0098" calcext:value-type="float">
            <text:p>32.0098</text:p>
          </table:table-cell>
          <table:table-cell office:value-type="float" office:value="764" calcext:value-type="float">
            <text:p>764</text:p>
          </table:table-cell>
          <table:table-cell office:value-type="float" office:value="660.8" calcext:value-type="float">
            <text:p>660.8</text:p>
          </table:table-cell>
          <table:table-cell office:value-type="float" office:value="165.2" calcext:value-type="float">
            <text:p>165.2</text:p>
          </table:table-cell>
          <table:table-cell office:value-type="float" office:value="30.797813261967" calcext:value-type="float">
            <text:p>30.797813261967</text:p>
          </table:table-cell>
          <table:table-cell office:value-type="float" office:value="1017.77623221341" calcext:value-type="float">
            <text:p>1017.77623221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30.9" calcext:value-type="float">
            <text:p>30.9</text:p>
          </table:table-cell>
          <table:table-cell office:value-type="float" office:value="32.1094" calcext:value-type="float">
            <text:p>32.1094</text:p>
          </table:table-cell>
          <table:table-cell office:value-type="float" office:value="764" calcext:value-type="float">
            <text:p>764</text:p>
          </table:table-cell>
          <table:table-cell office:value-type="float" office:value="673.6" calcext:value-type="float">
            <text:p>673.6</text:p>
          </table:table-cell>
          <table:table-cell office:value-type="float" office:value="168.4" calcext:value-type="float">
            <text:p>168.4</text:p>
          </table:table-cell>
          <table:table-cell office:value-type="float" office:value="30.9210936352764" calcext:value-type="float">
            <text:p>30.9210936352764</text:p>
          </table:table-cell>
          <table:table-cell office:value-type="float" office:value="1017.21377994307" calcext:value-type="float">
            <text:p>1017.21377994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31" calcext:value-type="float">
            <text:p>31</text:p>
          </table:table-cell>
          <table:table-cell office:value-type="float" office:value="32.209" calcext:value-type="float">
            <text:p>32.209</text:p>
          </table:table-cell>
          <table:table-cell office:value-type="float" office:value="785" calcext:value-type="float">
            <text:p>785</text:p>
          </table:table-cell>
          <table:table-cell office:value-type="float" office:value="673.6" calcext:value-type="float">
            <text:p>673.6</text:p>
          </table:table-cell>
          <table:table-cell office:value-type="float" office:value="168.4" calcext:value-type="float">
            <text:p>168.4</text:p>
          </table:table-cell>
          <table:table-cell office:value-type="float" office:value="31.0208608795281" calcext:value-type="float">
            <text:p>31.0208608795281</text:p>
          </table:table-cell>
          <table:table-cell office:value-type="float" office:value="1014.63178576063" calcext:value-type="float">
            <text:p>1014.63178576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53" calcext:value-type="float">
            <text:p>17.53</text:p>
          </table:table-cell>
          <table:table-cell office:value-type="float" office:value="31.1" calcext:value-type="float">
            <text:p>31.1</text:p>
          </table:table-cell>
          <table:table-cell office:value-type="float" office:value="32.3092" calcext:value-type="float">
            <text:p>32.3092</text:p>
          </table:table-cell>
          <table:table-cell office:value-type="float" office:value="682" calcext:value-type="float">
            <text:p>682</text:p>
          </table:table-cell>
          <table:table-cell office:value-type="float" office:value="620" calcext:value-type="float">
            <text:p>620</text:p>
          </table:table-cell>
          <table:table-cell office:value-type="float" office:value="155" calcext:value-type="float">
            <text:p>155</text:p>
          </table:table-cell>
          <table:table-cell office:value-type="float" office:value="31.1551011167098" calcext:value-type="float">
            <text:p>31.1551011167098</text:p>
          </table:table-cell>
          <table:table-cell office:value-type="float" office:value="1012.63571998487" calcext:value-type="float">
            <text:p>1012.63571998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31.2" calcext:value-type="float">
            <text:p>31.2</text:p>
          </table:table-cell>
          <table:table-cell office:value-type="float" office:value="32.4088" calcext:value-type="float">
            <text:p>32.4088</text:p>
          </table:table-cell>
          <table:table-cell office:value-type="float" office:value="663" calcext:value-type="float">
            <text:p>663</text:p>
          </table:table-cell>
          <table:table-cell office:value-type="float" office:value="620" calcext:value-type="float">
            <text:p>620</text:p>
          </table:table-cell>
          <table:table-cell office:value-type="float" office:value="155" calcext:value-type="float">
            <text:p>155</text:p>
          </table:table-cell>
          <table:table-cell office:value-type="float" office:value="31.2705772478812" calcext:value-type="float">
            <text:p>31.2705772478812</text:p>
          </table:table-cell>
          <table:table-cell office:value-type="float" office:value="1006.96309733243" calcext:value-type="float">
            <text:p>1006.963097332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31.4" calcext:value-type="float">
            <text:p>31.4</text:p>
          </table:table-cell>
          <table:table-cell office:value-type="float" office:value="32.509" calcext:value-type="float">
            <text:p>32.509</text:p>
          </table:table-cell>
          <table:table-cell office:value-type="float" office:value="573" calcext:value-type="float">
            <text:p>573</text:p>
          </table:table-cell>
          <table:table-cell office:value-type="float" office:value="546.4" calcext:value-type="float">
            <text:p>546.4</text:p>
          </table:table-cell>
          <table:table-cell office:value-type="float" office:value="136.6" calcext:value-type="float">
            <text:p>136.6</text:p>
          </table:table-cell>
          <table:table-cell office:value-type="float" office:value="31.427232117067" calcext:value-type="float">
            <text:p>31.427232117067</text:p>
          </table:table-cell>
          <table:table-cell office:value-type="float" office:value="1000.46442638578" calcext:value-type="float">
            <text:p>1000.464426385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03" calcext:value-type="float">
            <text:p>18.03</text:p>
          </table:table-cell>
          <table:table-cell office:value-type="float" office:value="31.5" calcext:value-type="float">
            <text:p>31.5</text:p>
          </table:table-cell>
          <table:table-cell office:value-type="float" office:value="32.6092" calcext:value-type="float">
            <text:p>32.6092</text:p>
          </table:table-cell>
          <table:table-cell office:value-type="float" office:value="665" calcext:value-type="float">
            <text:p>665</text:p>
          </table:table-cell>
          <table:table-cell office:value-type="float" office:value="546.4" calcext:value-type="float">
            <text:p>546.4</text:p>
          </table:table-cell>
          <table:table-cell office:value-type="float" office:value="136.6" calcext:value-type="float">
            <text:p>136.6</text:p>
          </table:table-cell>
          <table:table-cell office:value-type="float" office:value="31.4975788632655" calcext:value-type="float">
            <text:p>31.4975788632655</text:p>
          </table:table-cell>
          <table:table-cell office:value-type="float" office:value="991.011022714739" calcext:value-type="float">
            <text:p>991.011022714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31.6" calcext:value-type="float">
            <text:p>31.6</text:p>
          </table:table-cell>
          <table:table-cell office:value-type="float" office:value="32.7094" calcext:value-type="float">
            <text:p>32.7094</text:p>
          </table:table-cell>
          <table:table-cell office:value-type="float" office:value="594" calcext:value-type="float">
            <text:p>594</text:p>
          </table:table-cell>
          <table:table-cell office:value-type="float" office:value="521.6" calcext:value-type="float">
            <text:p>521.6</text:p>
          </table:table-cell>
          <table:table-cell office:value-type="float" office:value="130.4" calcext:value-type="float">
            <text:p>130.4</text:p>
          </table:table-cell>
          <table:table-cell office:value-type="float" office:value="31.642867814661" calcext:value-type="float">
            <text:p>31.642867814661</text:p>
          </table:table-cell>
          <table:table-cell office:value-type="float" office:value="984.773769996932" calcext:value-type="float">
            <text:p>984.7737699969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31.8" calcext:value-type="float">
            <text:p>31.8</text:p>
          </table:table-cell>
          <table:table-cell office:value-type="float" office:value="32.8096" calcext:value-type="float">
            <text:p>32.8096</text:p>
          </table:table-cell>
          <table:table-cell office:value-type="float" office:value="633" calcext:value-type="float">
            <text:p>633</text:p>
          </table:table-cell>
          <table:table-cell office:value-type="float" office:value="521.6" calcext:value-type="float">
            <text:p>521.6</text:p>
          </table:table-cell>
          <table:table-cell office:value-type="float" office:value="130.4" calcext:value-type="float">
            <text:p>130.4</text:p>
          </table:table-cell>
          <table:table-cell office:value-type="float" office:value="31.7463077127833" calcext:value-type="float">
            <text:p>31.7463077127833</text:p>
          </table:table-cell>
          <table:table-cell office:value-type="float" office:value="976.903874674702" calcext:value-type="float">
            <text:p>976.9038746747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53" calcext:value-type="float">
            <text:p>18.53</text:p>
          </table:table-cell>
          <table:table-cell office:value-type="float" office:value="31.8" calcext:value-type="float">
            <text:p>31.8</text:p>
          </table:table-cell>
          <table:table-cell office:value-type="float" office:value="32.9098" calcext:value-type="float">
            <text:p>32.9098</text:p>
          </table:table-cell>
          <table:table-cell office:value-type="float" office:value="616" calcext:value-type="float">
            <text:p>616</text:p>
          </table:table-cell>
          <table:table-cell office:value-type="float" office:value="484" calcext:value-type="float">
            <text:p>484</text:p>
          </table:table-cell>
          <table:table-cell office:value-type="float" office:value="121" calcext:value-type="float">
            <text:p>121</text:p>
          </table:table-cell>
          <table:table-cell office:value-type="float" office:value="31.8668732466948" calcext:value-type="float">
            <text:p>31.8668732466948</text:p>
          </table:table-cell>
          <table:table-cell office:value-type="float" office:value="969.346280090538" calcext:value-type="float">
            <text:p>969.3462800905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32" calcext:value-type="float">
            <text:p>32</text:p>
          </table:table-cell>
          <table:table-cell office:value-type="float" office:value="33.0094" calcext:value-type="float">
            <text:p>33.0094</text:p>
          </table:table-cell>
          <table:table-cell office:value-type="float" office:value="693" calcext:value-type="float">
            <text:p>693</text:p>
          </table:table-cell>
          <table:table-cell office:value-type="float" office:value="484" calcext:value-type="float">
            <text:p>484</text:p>
          </table:table-cell>
          <table:table-cell office:value-type="float" office:value="121" calcext:value-type="float">
            <text:p>121</text:p>
          </table:table-cell>
          <table:table-cell office:value-type="float" office:value="31.9574680117418" calcext:value-type="float">
            <text:p>31.9574680117418</text:p>
          </table:table-cell>
          <table:table-cell office:value-type="float" office:value="962.988587370331" calcext:value-type="float">
            <text:p>962.988587370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32.1" calcext:value-type="float">
            <text:p>32.1</text:p>
          </table:table-cell>
          <table:table-cell office:value-type="float" office:value="33.1096" calcext:value-type="float">
            <text:p>33.1096</text:p>
          </table:table-cell>
          <table:table-cell office:value-type="float" office:value="618" calcext:value-type="float">
            <text:p>618</text:p>
          </table:table-cell>
          <table:table-cell office:value-type="float" office:value="522.4" calcext:value-type="float">
            <text:p>522.4</text:p>
          </table:table-cell>
          <table:table-cell office:value-type="float" office:value="130.6" calcext:value-type="float">
            <text:p>130.6</text:p>
          </table:table-cell>
          <table:table-cell office:value-type="float" office:value="32.1004986840971" calcext:value-type="float">
            <text:p>32.1004986840971</text:p>
          </table:table-cell>
          <table:table-cell office:value-type="float" office:value="958.583986279999" calcext:value-type="float">
            <text:p>958.583986279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03" calcext:value-type="float">
            <text:p>19.03</text:p>
          </table:table-cell>
          <table:table-cell office:value-type="float" office:value="32.2" calcext:value-type="float">
            <text:p>32.2</text:p>
          </table:table-cell>
          <table:table-cell office:value-type="float" office:value="33.2098" calcext:value-type="float">
            <text:p>33.2098</text:p>
          </table:table-cell>
          <table:table-cell office:value-type="float" office:value="677" calcext:value-type="float">
            <text:p>677</text:p>
          </table:table-cell>
          <table:table-cell office:value-type="float" office:value="522.4" calcext:value-type="float">
            <text:p>522.4</text:p>
          </table:table-cell>
          <table:table-cell office:value-type="float" office:value="130.6" calcext:value-type="float">
            <text:p>130.6</text:p>
          </table:table-cell>
          <table:table-cell office:value-type="float" office:value="32.1983022669442" calcext:value-type="float">
            <text:p>32.1983022669442</text:p>
          </table:table-cell>
          <table:table-cell office:value-type="float" office:value="951.379314061545" calcext:value-type="float">
            <text:p>951.379314061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19" calcext:value-type="float">
            <text:p>19.19</text:p>
          </table:table-cell>
          <table:table-cell office:value-type="float" office:value="32.3" calcext:value-type="float">
            <text:p>32.3</text:p>
          </table:table-cell>
          <table:table-cell office:value-type="float" office:value="33.31" calcext:value-type="float">
            <text:p>33.31</text:p>
          </table:table-cell>
          <table:table-cell office:value-type="float" office:value="716" calcext:value-type="float">
            <text:p>716</text:p>
          </table:table-cell>
          <table:table-cell office:value-type="float" office:value="531.2" calcext:value-type="float">
            <text:p>531.2</text:p>
          </table:table-cell>
          <table:table-cell office:value-type="float" office:value="132.8" calcext:value-type="float">
            <text:p>132.8</text:p>
          </table:table-cell>
          <table:table-cell office:value-type="float" office:value="32.2977461676962" calcext:value-type="float">
            <text:p>32.2977461676962</text:p>
          </table:table-cell>
          <table:table-cell office:value-type="float" office:value="947.058934179688" calcext:value-type="float">
            <text:p>947.058934179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32.4" calcext:value-type="float">
            <text:p>32.4</text:p>
          </table:table-cell>
          <table:table-cell office:value-type="float" office:value="33.4096" calcext:value-type="float">
            <text:p>33.4096</text:p>
          </table:table-cell>
          <table:table-cell office:value-type="float" office:value="688" calcext:value-type="float">
            <text:p>688</text:p>
          </table:table-cell>
          <table:table-cell office:value-type="float" office:value="531.2" calcext:value-type="float">
            <text:p>531.2</text:p>
          </table:table-cell>
          <table:table-cell office:value-type="float" office:value="132.8" calcext:value-type="float">
            <text:p>132.8</text:p>
          </table:table-cell>
          <table:table-cell office:value-type="float" office:value="32.4140749433167" calcext:value-type="float">
            <text:p>32.4140749433167</text:p>
          </table:table-cell>
          <table:table-cell office:value-type="float" office:value="944.637276344812" calcext:value-type="float">
            <text:p>944.637276344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float" office:value="32.5" calcext:value-type="float">
            <text:p>32.5</text:p>
          </table:table-cell>
          <table:table-cell office:value-type="float" office:value="33.5098" calcext:value-type="float">
            <text:p>33.5098</text:p>
          </table:table-cell>
          <table:table-cell office:value-type="float" office:value="623" calcext:value-type="float">
            <text:p>623</text:p>
          </table:table-cell>
          <table:table-cell office:value-type="float" office:value="537.6" calcext:value-type="float">
            <text:p>537.6</text:p>
          </table:table-cell>
          <table:table-cell office:value-type="float" office:value="134.4" calcext:value-type="float">
            <text:p>134.4</text:p>
          </table:table-cell>
          <table:table-cell office:value-type="float" office:value="32.5338780130166" calcext:value-type="float">
            <text:p>32.5338780130166</text:p>
          </table:table-cell>
          <table:table-cell office:value-type="float" office:value="941.51694829978" calcext:value-type="float">
            <text:p>941.51694829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69" calcext:value-type="float">
            <text:p>19.69</text:p>
          </table:table-cell>
          <table:table-cell office:value-type="float" office:value="32.6" calcext:value-type="float">
            <text:p>32.6</text:p>
          </table:table-cell>
          <table:table-cell office:value-type="float" office:value="33.61" calcext:value-type="float">
            <text:p>33.61</text:p>
          </table:table-cell>
          <table:table-cell office:value-type="float" office:value="691" calcext:value-type="float">
            <text:p>691</text:p>
          </table:table-cell>
          <table:table-cell office:value-type="float" office:value="537.6" calcext:value-type="float">
            <text:p>537.6</text:p>
          </table:table-cell>
          <table:table-cell office:value-type="float" office:value="134.4" calcext:value-type="float">
            <text:p>134.4</text:p>
          </table:table-cell>
          <table:table-cell office:value-type="float" office:value="32.6239474450443" calcext:value-type="float">
            <text:p>32.6239474450443</text:p>
          </table:table-cell>
          <table:table-cell office:value-type="float" office:value="936.568473212686" calcext:value-type="float">
            <text:p>936.568473212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32.7" calcext:value-type="float">
            <text:p>32.7</text:p>
          </table:table-cell>
          <table:table-cell office:value-type="float" office:value="33.7102" calcext:value-type="float">
            <text:p>33.7102</text:p>
          </table:table-cell>
          <table:table-cell office:value-type="float" office:value="640" calcext:value-type="float">
            <text:p>640</text:p>
          </table:table-cell>
          <table:table-cell office:value-type="float" office:value="541.6" calcext:value-type="float">
            <text:p>541.6</text:p>
          </table:table-cell>
          <table:table-cell office:value-type="float" office:value="135.4" calcext:value-type="float">
            <text:p>135.4</text:p>
          </table:table-cell>
          <table:table-cell office:value-type="float" office:value="32.7503342364662" calcext:value-type="float">
            <text:p>32.7503342364662</text:p>
          </table:table-cell>
          <table:table-cell office:value-type="float" office:value="933.003478219468" calcext:value-type="float">
            <text:p>933.0034782194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32.8" calcext:value-type="float">
            <text:p>32.8</text:p>
          </table:table-cell>
          <table:table-cell office:value-type="float" office:value="33.8098" calcext:value-type="float">
            <text:p>33.8098</text:p>
          </table:table-cell>
          <table:table-cell office:value-type="float" office:value="800" calcext:value-type="float">
            <text:p>800</text:p>
          </table:table-cell>
          <table:table-cell office:value-type="float" office:value="541.6" calcext:value-type="float">
            <text:p>541.6</text:p>
          </table:table-cell>
          <table:table-cell office:value-type="float" office:value="135.4" calcext:value-type="float">
            <text:p>135.4</text:p>
          </table:table-cell>
          <table:table-cell office:value-type="float" office:value="32.8083185449097" calcext:value-type="float">
            <text:p>32.8083185449097</text:p>
          </table:table-cell>
          <table:table-cell office:value-type="float" office:value="929.371284396812" calcext:value-type="float">
            <text:p>929.371284396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32.9" calcext:value-type="float">
            <text:p>32.9</text:p>
          </table:table-cell>
          <table:table-cell office:value-type="float" office:value="33.91" calcext:value-type="float">
            <text:p>33.91</text:p>
          </table:table-cell>
          <table:table-cell office:value-type="float" office:value="695" calcext:value-type="float">
            <text:p>695</text:p>
          </table:table-cell>
          <table:table-cell office:value-type="float" office:value="625.6" calcext:value-type="float">
            <text:p>625.6</text:p>
          </table:table-cell>
          <table:table-cell office:value-type="float" office:value="156.4" calcext:value-type="float">
            <text:p>156.4</text:p>
          </table:table-cell>
          <table:table-cell office:value-type="float" office:value="32.9442193114045" calcext:value-type="float">
            <text:p>32.9442193114045</text:p>
          </table:table-cell>
          <table:table-cell office:value-type="float" office:value="930.36014812808" calcext:value-type="float">
            <text:p>930.36014812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33" calcext:value-type="float">
            <text:p>33</text:p>
          </table:table-cell>
          <table:table-cell office:value-type="float" office:value="34.0102" calcext:value-type="float">
            <text:p>34.0102</text:p>
          </table:table-cell>
          <table:table-cell office:value-type="float" office:value="693" calcext:value-type="float">
            <text:p>693</text:p>
          </table:table-cell>
          <table:table-cell office:value-type="float" office:value="625.6" calcext:value-type="float">
            <text:p>625.6</text:p>
          </table:table-cell>
          <table:table-cell office:value-type="float" office:value="156.4" calcext:value-type="float">
            <text:p>156.4</text:p>
          </table:table-cell>
          <table:table-cell office:value-type="float" office:value="33.0510504155207" calcext:value-type="float">
            <text:p>33.0510504155207</text:p>
          </table:table-cell>
          <table:table-cell office:value-type="float" office:value="928.472079089076" calcext:value-type="float">
            <text:p>928.472079089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53" calcext:value-type="float">
            <text:p>20.53</text:p>
          </table:table-cell>
          <table:table-cell office:value-type="float" office:value="33.1" calcext:value-type="float">
            <text:p>33.1</text:p>
          </table:table-cell>
          <table:table-cell office:value-type="float" office:value="34.1098" calcext:value-type="float">
            <text:p>34.1098</text:p>
          </table:table-cell>
          <table:table-cell office:value-type="float" office:value="720" calcext:value-type="float">
            <text:p>720</text:p>
          </table:table-cell>
          <table:table-cell office:value-type="float" office:value="554.4" calcext:value-type="float">
            <text:p>554.4</text:p>
          </table:table-cell>
          <table:table-cell office:value-type="float" office:value="138.6" calcext:value-type="float">
            <text:p>138.6</text:p>
          </table:table-cell>
          <table:table-cell office:value-type="float" office:value="33.148940114722" calcext:value-type="float">
            <text:p>33.148940114722</text:p>
          </table:table-cell>
          <table:table-cell office:value-type="float" office:value="927.185072641614" calcext:value-type="float">
            <text:p>927.185072641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69" calcext:value-type="float">
            <text:p>20.69</text:p>
          </table:table-cell>
          <table:table-cell office:value-type="float" office:value="33.2" calcext:value-type="float">
            <text:p>33.2</text:p>
          </table:table-cell>
          <table:table-cell office:value-type="float" office:value="34.21" calcext:value-type="float">
            <text:p>34.21</text:p>
          </table:table-cell>
          <table:table-cell office:value-type="float" office:value="761" calcext:value-type="float">
            <text:p>761</text:p>
          </table:table-cell>
          <table:table-cell office:value-type="float" office:value="554.4" calcext:value-type="float">
            <text:p>554.4</text:p>
          </table:table-cell>
          <table:table-cell office:value-type="float" office:value="138.6" calcext:value-type="float">
            <text:p>138.6</text:p>
          </table:table-cell>
          <table:table-cell office:value-type="float" office:value="33.2517030156416" calcext:value-type="float">
            <text:p>33.2517030156416</text:p>
          </table:table-cell>
          <table:table-cell office:value-type="float" office:value="926.753924410575" calcext:value-type="float">
            <text:p>926.753924410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33.3" calcext:value-type="float">
            <text:p>33.3</text:p>
          </table:table-cell>
          <table:table-cell office:value-type="float" office:value="34.3102" calcext:value-type="float">
            <text:p>34.3102</text:p>
          </table:table-cell>
          <table:table-cell office:value-type="float" office:value="847" calcext:value-type="float">
            <text:p>847</text:p>
          </table:table-cell>
          <table:table-cell office:value-type="float" office:value="605.6" calcext:value-type="float">
            <text:p>605.6</text:p>
          </table:table-cell>
          <table:table-cell office:value-type="float" office:value="151.4" calcext:value-type="float">
            <text:p>151.4</text:p>
          </table:table-cell>
          <table:table-cell office:value-type="float" office:value="33.3480486340141" calcext:value-type="float">
            <text:p>33.3480486340141</text:p>
          </table:table-cell>
          <table:table-cell office:value-type="float" office:value="929.287958974781" calcext:value-type="float">
            <text:p>929.287958974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03" calcext:value-type="float">
            <text:p>21.03</text:p>
          </table:table-cell>
          <table:table-cell office:value-type="float" office:value="33.4" calcext:value-type="float">
            <text:p>33.4</text:p>
          </table:table-cell>
          <table:table-cell office:value-type="float" office:value="34.4092" calcext:value-type="float">
            <text:p>34.4092</text:p>
          </table:table-cell>
          <table:table-cell office:value-type="float" office:value="815" calcext:value-type="float">
            <text:p>815</text:p>
          </table:table-cell>
          <table:table-cell office:value-type="float" office:value="605.6" calcext:value-type="float">
            <text:p>605.6</text:p>
          </table:table-cell>
          <table:table-cell office:value-type="float" office:value="151.4" calcext:value-type="float">
            <text:p>151.4</text:p>
          </table:table-cell>
          <table:table-cell office:value-type="float" office:value="33.4579591413709" calcext:value-type="float">
            <text:p>33.4579591413709</text:p>
          </table:table-cell>
          <table:table-cell office:value-type="float" office:value="934.031299367778" calcext:value-type="float">
            <text:p>934.0312993677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33.6" calcext:value-type="float">
            <text:p>33.6</text:p>
          </table:table-cell>
          <table:table-cell office:value-type="float" office:value="34.5094" calcext:value-type="float">
            <text:p>34.5094</text:p>
          </table:table-cell>
          <table:table-cell office:value-type="float" office:value="904" calcext:value-type="float">
            <text:p>904</text:p>
          </table:table-cell>
          <table:table-cell office:value-type="float" office:value="665.6" calcext:value-type="float">
            <text:p>665.6</text:p>
          </table:table-cell>
          <table:table-cell office:value-type="float" office:value="166.4" calcext:value-type="float">
            <text:p>166.4</text:p>
          </table:table-cell>
          <table:table-cell office:value-type="float" office:value="33.5472729596853" calcext:value-type="float">
            <text:p>33.5472729596853</text:p>
          </table:table-cell>
          <table:table-cell office:value-type="float" office:value="939.890913963573" calcext:value-type="float">
            <text:p>939.890913963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33.6" calcext:value-type="float">
            <text:p>33.6</text:p>
          </table:table-cell>
          <table:table-cell office:value-type="float" office:value="34.6096" calcext:value-type="float">
            <text:p>34.6096</text:p>
          </table:table-cell>
          <table:table-cell office:value-type="float" office:value="826" calcext:value-type="float">
            <text:p>826</text:p>
          </table:table-cell>
          <table:table-cell office:value-type="float" office:value="665.6" calcext:value-type="float">
            <text:p>665.6</text:p>
          </table:table-cell>
          <table:table-cell office:value-type="float" office:value="166.4" calcext:value-type="float">
            <text:p>166.4</text:p>
          </table:table-cell>
          <table:table-cell office:value-type="float" office:value="33.6595701052406" calcext:value-type="float">
            <text:p>33.6595701052406</text:p>
          </table:table-cell>
          <table:table-cell office:value-type="float" office:value="945.751566524792" calcext:value-type="float">
            <text:p>945.751566524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53" calcext:value-type="float">
            <text:p>21.53</text:p>
          </table:table-cell>
          <table:table-cell office:value-type="float" office:value="33.8" calcext:value-type="float">
            <text:p>33.8</text:p>
          </table:table-cell>
          <table:table-cell office:value-type="float" office:value="34.7092" calcext:value-type="float">
            <text:p>34.7092</text:p>
          </table:table-cell>
          <table:table-cell office:value-type="float" office:value="882" calcext:value-type="float">
            <text:p>882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33.779261953098" calcext:value-type="float">
            <text:p>33.779261953098</text:p>
          </table:table-cell>
          <table:table-cell office:value-type="float" office:value="952.247959540886" calcext:value-type="float">
            <text:p>952.2479595408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69" calcext:value-type="float">
            <text:p>21.69</text:p>
          </table:table-cell>
          <table:table-cell office:value-type="float" office:value="33.8" calcext:value-type="float">
            <text:p>33.8</text:p>
          </table:table-cell>
          <table:table-cell office:value-type="float" office:value="34.8094" calcext:value-type="float">
            <text:p>34.8094</text:p>
          </table:table-cell>
          <table:table-cell office:value-type="float" office:value="769" calcext:value-type="float">
            <text:p>769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33.9197648026765" calcext:value-type="float">
            <text:p>33.9197648026765</text:p>
          </table:table-cell>
          <table:table-cell office:value-type="float" office:value="956.115926675208" calcext:value-type="float">
            <text:p>956.115926675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34" calcext:value-type="float">
            <text:p>34</text:p>
          </table:table-cell>
          <table:table-cell office:value-type="float" office:value="34.9096" calcext:value-type="float">
            <text:p>34.9096</text:p>
          </table:table-cell>
          <table:table-cell office:value-type="float" office:value="693" calcext:value-type="float">
            <text:p>693</text:p>
          </table:table-cell>
          <table:table-cell office:value-type="float" office:value="592" calcext:value-type="float">
            <text:p>592</text:p>
          </table:table-cell>
          <table:table-cell office:value-type="float" office:value="148" calcext:value-type="float">
            <text:p>148</text:p>
          </table:table-cell>
          <table:table-cell office:value-type="float" office:value="34.0264613748123" calcext:value-type="float">
            <text:p>34.0264613748123</text:p>
          </table:table-cell>
          <table:table-cell office:value-type="float" office:value="955.766322441046" calcext:value-type="float">
            <text:p>955.766322441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03" calcext:value-type="float">
            <text:p>22.03</text:p>
          </table:table-cell>
          <table:table-cell office:value-type="float" office:value="34.2" calcext:value-type="float">
            <text:p>34.2</text:p>
          </table:table-cell>
          <table:table-cell office:value-type="float" office:value="35.0098" calcext:value-type="float">
            <text:p>35.0098</text:p>
          </table:table-cell>
          <table:table-cell office:value-type="float" office:value="598" calcext:value-type="float">
            <text:p>598</text:p>
          </table:table-cell>
          <table:table-cell office:value-type="float" office:value="592" calcext:value-type="float">
            <text:p>592</text:p>
          </table:table-cell>
          <table:table-cell office:value-type="float" office:value="148" calcext:value-type="float">
            <text:p>148</text:p>
          </table:table-cell>
          <table:table-cell office:value-type="float" office:value="34.146956355871" calcext:value-type="float">
            <text:p>34.146956355871</text:p>
          </table:table-cell>
          <table:table-cell office:value-type="float" office:value="951.238095527724" calcext:value-type="float">
            <text:p>951.2380955277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19" calcext:value-type="float">
            <text:p>22.19</text:p>
          </table:table-cell>
          <table:table-cell office:value-type="float" office:value="34.2" calcext:value-type="float">
            <text:p>34.2</text:p>
          </table:table-cell>
          <table:table-cell office:value-type="float" office:value="35.11" calcext:value-type="float">
            <text:p>35.11</text:p>
          </table:table-cell>
          <table:table-cell office:value-type="float" office:value="516" calcext:value-type="float">
            <text:p>516</text:p>
          </table:table-cell>
          <table:table-cell office:value-type="float" office:value="459.2" calcext:value-type="float">
            <text:p>459.2</text:p>
          </table:table-cell>
          <table:table-cell office:value-type="float" office:value="114.8" calcext:value-type="float">
            <text:p>114.8</text:p>
          </table:table-cell>
          <table:table-cell office:value-type="float" office:value="34.2614096816307" calcext:value-type="float">
            <text:p>34.2614096816307</text:p>
          </table:table-cell>
          <table:table-cell office:value-type="float" office:value="942.898442151806" calcext:value-type="float">
            <text:p>942.898442151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34.3" calcext:value-type="float">
            <text:p>34.3</text:p>
          </table:table-cell>
          <table:table-cell office:value-type="float" office:value="35.2096" calcext:value-type="float">
            <text:p>35.2096</text:p>
          </table:table-cell>
          <table:table-cell office:value-type="float" office:value="501" calcext:value-type="float">
            <text:p>501</text:p>
          </table:table-cell>
          <table:table-cell office:value-type="float" office:value="459.2" calcext:value-type="float">
            <text:p>459.2</text:p>
          </table:table-cell>
          <table:table-cell office:value-type="float" office:value="114.8" calcext:value-type="float">
            <text:p>114.8</text:p>
          </table:table-cell>
          <table:table-cell office:value-type="float" office:value="34.3390162655468" calcext:value-type="float">
            <text:p>34.3390162655468</text:p>
          </table:table-cell>
          <table:table-cell office:value-type="float" office:value="931.882247429231" calcext:value-type="float">
            <text:p>931.882247429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53" calcext:value-type="float">
            <text:p>22.53</text:p>
          </table:table-cell>
          <table:table-cell office:value-type="float" office:value="34.5" calcext:value-type="float">
            <text:p>34.5</text:p>
          </table:table-cell>
          <table:table-cell office:value-type="float" office:value="35.3098" calcext:value-type="float">
            <text:p>35.3098</text:p>
          </table:table-cell>
          <table:table-cell office:value-type="float" office:value="448" calcext:value-type="float">
            <text:p>448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34.4396515158562" calcext:value-type="float">
            <text:p>34.4396515158562</text:p>
          </table:table-cell>
          <table:table-cell office:value-type="float" office:value="921.16666203671" calcext:value-type="float">
            <text:p>921.166662036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69" calcext:value-type="float">
            <text:p>22.69</text:p>
          </table:table-cell>
          <table:table-cell office:value-type="float" office:value="34.5" calcext:value-type="float">
            <text:p>34.5</text:p>
          </table:table-cell>
          <table:table-cell office:value-type="float" office:value="35.41" calcext:value-type="float">
            <text:p>35.41</text:p>
          </table:table-cell>
          <table:table-cell office:value-type="float" office:value="408" calcext:value-type="float">
            <text:p>408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34.5399783925864" calcext:value-type="float">
            <text:p>34.5399783925864</text:p>
          </table:table-cell>
          <table:table-cell office:value-type="float" office:value="907.134407483519" calcext:value-type="float">
            <text:p>907.1344074835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34.5" calcext:value-type="float">
            <text:p>34.5</text:p>
          </table:table-cell>
          <table:table-cell office:value-type="float" office:value="35.5102" calcext:value-type="float">
            <text:p>35.5102</text:p>
          </table:table-cell>
          <table:table-cell office:value-type="float" office:value="400" calcext:value-type="float">
            <text:p>400</text:p>
          </table:table-cell>
          <table:table-cell office:value-type="float" office:value="315.2" calcext:value-type="float">
            <text:p>315.2</text:p>
          </table:table-cell>
          <table:table-cell office:value-type="float" office:value="78.8" calcext:value-type="float">
            <text:p>78.8</text:p>
          </table:table-cell>
          <table:table-cell office:value-type="float" office:value="34.5926953735988" calcext:value-type="float">
            <text:p>34.5926953735988</text:p>
          </table:table-cell>
          <table:table-cell office:value-type="float" office:value="892.047488694725" calcext:value-type="float">
            <text:p>892.047488694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03" calcext:value-type="float">
            <text:p>23.03</text:p>
          </table:table-cell>
          <table:table-cell office:value-type="float" office:value="34.7" calcext:value-type="float">
            <text:p>34.7</text:p>
          </table:table-cell>
          <table:table-cell office:value-type="float" office:value="35.6092" calcext:value-type="float">
            <text:p>35.6092</text:p>
          </table:table-cell>
          <table:table-cell office:value-type="float" office:value="394" calcext:value-type="float">
            <text:p>394</text:p>
          </table:table-cell>
          <table:table-cell office:value-type="float" office:value="315.2" calcext:value-type="float">
            <text:p>315.2</text:p>
          </table:table-cell>
          <table:table-cell office:value-type="float" office:value="78.8" calcext:value-type="float">
            <text:p>78.8</text:p>
          </table:table-cell>
          <table:table-cell office:value-type="float" office:value="34.6796345751892" calcext:value-type="float">
            <text:p>34.6796345751892</text:p>
          </table:table-cell>
          <table:table-cell office:value-type="float" office:value="877.78513204263" calcext:value-type="float">
            <text:p>877.78513204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19" calcext:value-type="float">
            <text:p>23.19</text:p>
          </table:table-cell>
          <table:table-cell office:value-type="float" office:value="34.7" calcext:value-type="float">
            <text:p>34.7</text:p>
          </table:table-cell>
          <table:table-cell office:value-type="float" office:value="35.7094" calcext:value-type="float">
            <text:p>35.7094</text:p>
          </table:table-cell>
          <table:table-cell office:value-type="float" office:value="369" calcext:value-type="float">
            <text:p>369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34.7595512825757" calcext:value-type="float">
            <text:p>34.7595512825757</text:p>
          </table:table-cell>
          <table:table-cell office:value-type="float" office:value="863.270978913867" calcext:value-type="float">
            <text:p>863.2709789138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34.9" calcext:value-type="float">
            <text:p>34.9</text:p>
          </table:table-cell>
          <table:table-cell office:value-type="float" office:value="35.8096" calcext:value-type="float">
            <text:p>35.8096</text:p>
          </table:table-cell>
          <table:table-cell office:value-type="float" office:value="357" calcext:value-type="float">
            <text:p>357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34.8361992997832" calcext:value-type="float">
            <text:p>34.8361992997832</text:p>
          </table:table-cell>
          <table:table-cell office:value-type="float" office:value="848.319309328611" calcext:value-type="float">
            <text:p>848.3193093286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34.9" calcext:value-type="float">
            <text:p>34.9</text:p>
          </table:table-cell>
          <table:table-cell office:value-type="float" office:value="35.9092" calcext:value-type="float">
            <text:p>35.9092</text:p>
          </table:table-cell>
          <table:table-cell office:value-type="float" office:value="300" calcext:value-type="float">
            <text:p>300</text:p>
          </table:table-cell>
          <table:table-cell office:value-type="float" office:value="269.6" calcext:value-type="float">
            <text:p>269.6</text:p>
          </table:table-cell>
          <table:table-cell office:value-type="float" office:value="67.4" calcext:value-type="float">
            <text:p>67.4</text:p>
          </table:table-cell>
          <table:table-cell office:value-type="float" office:value="34.9464764987423" calcext:value-type="float">
            <text:p>34.9464764987423</text:p>
          </table:table-cell>
          <table:table-cell office:value-type="float" office:value="832.609909521275" calcext:value-type="float">
            <text:p>832.609909521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69" calcext:value-type="float">
            <text:p>23.69</text:p>
          </table:table-cell>
          <table:table-cell office:value-type="float" office:value="35" calcext:value-type="float">
            <text:p>35</text:p>
          </table:table-cell>
          <table:table-cell office:value-type="float" office:value="36.0094" calcext:value-type="float">
            <text:p>36.0094</text:p>
          </table:table-cell>
          <table:table-cell office:value-type="float" office:value="302" calcext:value-type="float">
            <text:p>302</text:p>
          </table:table-cell>
          <table:table-cell office:value-type="float" office:value="269.6" calcext:value-type="float">
            <text:p>269.6</text:p>
          </table:table-cell>
          <table:table-cell office:value-type="float" office:value="67.4" calcext:value-type="float">
            <text:p>67.4</text:p>
          </table:table-cell>
          <table:table-cell office:value-type="float" office:value="35.0210985414433" calcext:value-type="float">
            <text:p>35.0210985414433</text:p>
          </table:table-cell>
          <table:table-cell office:value-type="float" office:value="815.533813784557" calcext:value-type="float">
            <text:p>815.5338137845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35.1" calcext:value-type="float">
            <text:p>35.1</text:p>
          </table:table-cell>
          <table:table-cell office:value-type="float" office:value="36.1102" calcext:value-type="float">
            <text:p>36.1102</text:p>
          </table:table-cell>
          <table:table-cell office:value-type="float" office:value="269" calcext:value-type="float">
            <text:p>269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float" office:value="35.1073844288299" calcext:value-type="float">
            <text:p>35.1073844288299</text:p>
          </table:table-cell>
          <table:table-cell office:value-type="float" office:value="800.250471995808" calcext:value-type="float">
            <text:p>800.250471995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03" calcext:value-type="float">
            <text:p>24.03</text:p>
          </table:table-cell>
          <table:table-cell office:value-type="float" office:value="35.2" calcext:value-type="float">
            <text:p>35.2</text:p>
          </table:table-cell>
          <table:table-cell office:value-type="float" office:value="36.2092" calcext:value-type="float">
            <text:p>36.2092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57" calcext:value-type="float">
            <text:p>57</text:p>
          </table:table-cell>
          <table:table-cell office:value-type="float" office:value="35.1982552853904" calcext:value-type="float">
            <text:p>35.1982552853904</text:p>
          </table:table-cell>
          <table:table-cell office:value-type="float" office:value="782.070906179415" calcext:value-type="float">
            <text:p>782.070906179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19" calcext:value-type="float">
            <text:p>24.19</text:p>
          </table:table-cell>
          <table:table-cell office:value-type="float" office:value="35.3" calcext:value-type="float">
            <text:p>35.3</text:p>
          </table:table-cell>
          <table:table-cell office:value-type="float" office:value="36.31" calcext:value-type="float">
            <text:p>36.31</text:p>
          </table:table-cell>
          <table:table-cell office:value-type="float" office:value="229" calcext:value-type="float">
            <text:p>229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5.2641537465018" calcext:value-type="float">
            <text:p>35.2641537465018</text:p>
          </table:table-cell>
          <table:table-cell office:value-type="float" office:value="763.755845481852" calcext:value-type="float">
            <text:p>763.755845481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35.4" calcext:value-type="float">
            <text:p>35.4</text:p>
          </table:table-cell>
          <table:table-cell office:value-type="float" office:value="36.4102" calcext:value-type="float">
            <text:p>36.4102</text:p>
          </table:table-cell>
          <table:table-cell office:value-type="float" office:value="211" calcext:value-type="float">
            <text:p>211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5.3569958886731" calcext:value-type="float">
            <text:p>35.3569958886731</text:p>
          </table:table-cell>
          <table:table-cell office:value-type="float" office:value="745.730642008463" calcext:value-type="float">
            <text:p>745.730642008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53" calcext:value-type="float">
            <text:p>24.53</text:p>
          </table:table-cell>
          <table:table-cell office:value-type="float" office:value="35.4" calcext:value-type="float">
            <text:p>35.4</text:p>
          </table:table-cell>
          <table:table-cell office:value-type="float" office:value="36.5104" calcext:value-type="float">
            <text:p>36.5104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5.4459043810582" calcext:value-type="float">
            <text:p>35.4459043810582</text:p>
          </table:table-cell>
          <table:table-cell office:value-type="float" office:value="726.895596940226" calcext:value-type="float">
            <text:p>726.895596940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69" calcext:value-type="float">
            <text:p>24.69</text:p>
          </table:table-cell>
          <table:table-cell office:value-type="float" office:value="35.5" calcext:value-type="float">
            <text:p>35.5</text:p>
          </table:table-cell>
          <table:table-cell office:value-type="float" office:value="36.6106" calcext:value-type="float">
            <text:p>36.6106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5.5152809180503" calcext:value-type="float">
            <text:p>35.5152809180503</text:p>
          </table:table-cell>
          <table:table-cell office:value-type="float" office:value="708.050310199299" calcext:value-type="float">
            <text:p>708.050310199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35.6" calcext:value-type="float">
            <text:p>35.6</text:p>
          </table:table-cell>
          <table:table-cell office:value-type="float" office:value="36.7102" calcext:value-type="float">
            <text:p>36.7102</text:p>
          </table:table-cell>
          <table:table-cell office:value-type="float" office:value="174" calcext:value-type="float">
            <text:p>174</text:p>
          </table:table-cell>
          <table:table-cell office:value-type="float" office:value="131.2" calcext:value-type="float">
            <text:p>131.2</text:p>
          </table:table-cell>
          <table:table-cell office:value-type="float" office:value="32.8" calcext:value-type="float">
            <text:p>32.8</text:p>
          </table:table-cell>
          <table:table-cell office:value-type="float" office:value="35.5715583202161" calcext:value-type="float">
            <text:p>35.5715583202161</text:p>
          </table:table-cell>
          <table:table-cell office:value-type="float" office:value="689.388283157563" calcext:value-type="float">
            <text:p>689.388283157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03" calcext:value-type="float">
            <text:p>25.03</text:p>
          </table:table-cell>
          <table:table-cell office:value-type="float" office:value="35.6" calcext:value-type="float">
            <text:p>35.6</text:p>
          </table:table-cell>
          <table:table-cell office:value-type="float" office:value="36.8098" calcext:value-type="float">
            <text:p>36.8098</text:p>
          </table:table-cell>
          <table:table-cell office:value-type="float" office:value="151" calcext:value-type="float">
            <text:p>151</text:p>
          </table:table-cell>
          <table:table-cell office:value-type="float" office:value="131.2" calcext:value-type="float">
            <text:p>131.2</text:p>
          </table:table-cell>
          <table:table-cell office:value-type="float" office:value="32.8" calcext:value-type="float">
            <text:p>32.8</text:p>
          </table:table-cell>
          <table:table-cell office:value-type="float" office:value="35.6451210411056" calcext:value-type="float">
            <text:p>35.6451210411056</text:p>
          </table:table-cell>
          <table:table-cell office:value-type="float" office:value="671.167907383897" calcext:value-type="float">
            <text:p>671.167907383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19" calcext:value-type="float">
            <text:p>25.19</text:p>
          </table:table-cell>
          <table:table-cell office:value-type="float" office:value="35.7" calcext:value-type="float">
            <text:p>35.7</text:p>
          </table:table-cell>
          <table:table-cell office:value-type="float" office:value="36.91" calcext:value-type="float">
            <text:p>36.91</text:p>
          </table:table-cell>
          <table:table-cell office:value-type="float" office:value="182" calcext:value-type="float">
            <text:p>182</text:p>
          </table:table-cell>
          <table:table-cell office:value-type="float" office:value="129.6" calcext:value-type="float">
            <text:p>129.6</text:p>
          </table:table-cell>
          <table:table-cell office:value-type="float" office:value="32.4" calcext:value-type="float">
            <text:p>32.4</text:p>
          </table:table-cell>
          <table:table-cell office:value-type="float" office:value="35.6785406968885" calcext:value-type="float">
            <text:p>35.6785406968885</text:p>
          </table:table-cell>
          <table:table-cell office:value-type="float" office:value="653.430245897901" calcext:value-type="float">
            <text:p>653.4302458979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35.7" calcext:value-type="float">
            <text:p>35.7</text:p>
          </table:table-cell>
          <table:table-cell office:value-type="float" office:value="37" calcext:value-type="float">
            <text:p>37</text:p>
          </table:table-cell>
          <table:table-cell office:value-type="float" office:value="164" calcext:value-type="float">
            <text:p>164</text:p>
          </table:table-cell>
          <table:table-cell office:value-type="float" office:value="129.6" calcext:value-type="float">
            <text:p>129.6</text:p>
          </table:table-cell>
          <table:table-cell office:value-type="float" office:value="32.4" calcext:value-type="float">
            <text:p>32.4</text:p>
          </table:table-cell>
          <table:table-cell office:value-type="float" office:value="35.7399889833086" calcext:value-type="float">
            <text:p>35.7399889833086</text:p>
          </table:table-cell>
          <table:table-cell office:value-type="float" office:value="638.638095053521" calcext:value-type="float">
            <text:p>638.638095053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53" calcext:value-type="float">
            <text:p>25.53</text:p>
          </table:table-cell>
          <table:table-cell office:value-type="float" office:value="35.8" calcext:value-type="float">
            <text:p>35.8</text:p>
          </table:table-cell>
          <table:table-cell office:value-type="float" office:value="37" calcext:value-type="float">
            <text:p>37</text:p>
          </table:table-cell>
          <table:table-cell office:value-type="float" office:value="162" calcext:value-type="float">
            <text:p>162</text:p>
          </table:table-cell>
          <table:table-cell office:value-type="float" office:value="139.2" calcext:value-type="float">
            <text:p>139.2</text:p>
          </table:table-cell>
          <table:table-cell office:value-type="float" office:value="34.8" calcext:value-type="float">
            <text:p>34.8</text:p>
          </table:table-cell>
          <table:table-cell office:value-type="float" office:value="35.7977824248457" calcext:value-type="float">
            <text:p>35.7977824248457</text:p>
          </table:table-cell>
          <table:table-cell office:value-type="float" office:value="622.486310741642" calcext:value-type="float">
            <text:p>622.486310741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69" calcext:value-type="float">
            <text:p>25.69</text:p>
          </table:table-cell>
          <table:table-cell office:value-type="float" office:value="35.8" calcext:value-type="float">
            <text:p>35.8</text:p>
          </table:table-cell>
          <table:table-cell office:value-type="float" office:value="37" calcext:value-type="float">
            <text:p>37</text:p>
          </table:table-cell>
          <table:table-cell office:value-type="float" office:value="157" calcext:value-type="float">
            <text:p>157</text:p>
          </table:table-cell>
          <table:table-cell office:value-type="float" office:value="139.2" calcext:value-type="float">
            <text:p>139.2</text:p>
          </table:table-cell>
          <table:table-cell office:value-type="float" office:value="34.8" calcext:value-type="float">
            <text:p>34.8</text:p>
          </table:table-cell>
          <table:table-cell office:value-type="float" office:value="35.8471777639349" calcext:value-type="float">
            <text:p>35.8471777639349</text:p>
          </table:table-cell>
          <table:table-cell office:value-type="float" office:value="606.205508708558" calcext:value-type="float">
            <text:p>606.2055087085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35.8" calcext:value-type="float">
            <text:p>35.8</text:p>
          </table:table-cell>
          <table:table-cell office:value-type="float" office:value="37" calcext:value-type="float">
            <text:p>37</text:p>
          </table:table-cell>
          <table:table-cell office:value-type="float" office:value="194" calcext:value-type="float">
            <text:p>194</text:p>
          </table:table-cell>
          <table:table-cell office:value-type="float" office:value="138.4" calcext:value-type="float">
            <text:p>138.4</text:p>
          </table:table-cell>
          <table:table-cell office:value-type="float" office:value="34.6" calcext:value-type="float">
            <text:p>34.6</text:p>
          </table:table-cell>
          <table:table-cell office:value-type="float" office:value="35.8624561213386" calcext:value-type="float">
            <text:p>35.8624561213386</text:p>
          </table:table-cell>
          <table:table-cell office:value-type="float" office:value="590.546393172751" calcext:value-type="float">
            <text:p>590.546393172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03" calcext:value-type="float">
            <text:p>26.03</text:p>
          </table:table-cell>
          <table:table-cell office:value-type="float" office:value="35.9" calcext:value-type="float">
            <text:p>35.9</text:p>
          </table:table-cell>
          <table:table-cell office:value-type="float" office:value="37" calcext:value-type="float">
            <text:p>37</text:p>
          </table:table-cell>
          <table:table-cell office:value-type="float" office:value="191" calcext:value-type="float">
            <text:p>191</text:p>
          </table:table-cell>
          <table:table-cell office:value-type="float" office:value="138.4" calcext:value-type="float">
            <text:p>138.4</text:p>
          </table:table-cell>
          <table:table-cell office:value-type="float" office:value="34.6" calcext:value-type="float">
            <text:p>34.6</text:p>
          </table:table-cell>
          <table:table-cell office:value-type="float" office:value="35.9126988520816" calcext:value-type="float">
            <text:p>35.9126988520816</text:p>
          </table:table-cell>
          <table:table-cell office:value-type="float" office:value="577.609277410419" calcext:value-type="float">
            <text:p>577.609277410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19" calcext:value-type="float">
            <text:p>26.1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88" calcext:value-type="float">
            <text:p>188</text:p>
          </table:table-cell>
          <table:table-cell office:value-type="float" office:value="148.8" calcext:value-type="float">
            <text:p>148.8</text:p>
          </table:table-cell>
          <table:table-cell office:value-type="float" office:value="37.2" calcext:value-type="float">
            <text:p>37.2</text:p>
          </table:table-cell>
          <table:table-cell office:value-type="float" office:value="35.9521120662874" calcext:value-type="float">
            <text:p>35.9521120662874</text:p>
          </table:table-cell>
          <table:table-cell office:value-type="float" office:value="565.942793019509" calcext:value-type="float">
            <text:p>565.942793019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148.8" calcext:value-type="float">
            <text:p>148.8</text:p>
          </table:table-cell>
          <table:table-cell office:value-type="float" office:value="37.2" calcext:value-type="float">
            <text:p>37.2</text:p>
          </table:table-cell>
          <table:table-cell office:value-type="float" office:value="36.0254290252924" calcext:value-type="float">
            <text:p>36.0254290252924</text:p>
          </table:table-cell>
          <table:table-cell office:value-type="float" office:value="552.797435814156" calcext:value-type="float">
            <text:p>552.797435814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float" office:value="108.8" calcext:value-type="float">
            <text:p>108.8</text:p>
          </table:table-cell>
          <table:table-cell office:value-type="float" office:value="27.2" calcext:value-type="float">
            <text:p>27.2</text:p>
          </table:table-cell>
          <table:table-cell office:value-type="float" office:value="36.0840953931861" calcext:value-type="float">
            <text:p>36.0840953931861</text:p>
          </table:table-cell>
          <table:table-cell office:value-type="float" office:value="538.866337652648" calcext:value-type="float">
            <text:p>538.866337652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69" calcext:value-type="float">
            <text:p>26.69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108.8" calcext:value-type="float">
            <text:p>108.8</text:p>
          </table:table-cell>
          <table:table-cell office:value-type="float" office:value="27.2" calcext:value-type="float">
            <text:p>27.2</text:p>
          </table:table-cell>
          <table:table-cell office:value-type="float" office:value="36.1278061280658" calcext:value-type="float">
            <text:p>36.1278061280658</text:p>
          </table:table-cell>
          <table:table-cell office:value-type="float" office:value="524.522451138105" calcext:value-type="float">
            <text:p>524.522451138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154" calcext:value-type="float">
            <text:p>154</text:p>
          </table:table-cell>
          <table:table-cell office:value-type="float" office:value="109.6" calcext:value-type="float">
            <text:p>109.6</text:p>
          </table:table-cell>
          <table:table-cell office:value-type="float" office:value="27.4" calcext:value-type="float">
            <text:p>27.4</text:p>
          </table:table-cell>
          <table:table-cell office:value-type="float" office:value="36.1467926255364" calcext:value-type="float">
            <text:p>36.1467926255364</text:p>
          </table:table-cell>
          <table:table-cell office:value-type="float" office:value="510.728273029677" calcext:value-type="float">
            <text:p>510.728273029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36.2" calcext:value-type="float">
            <text:p>36.2</text:p>
          </table:table-cell>
          <table:table-cell office:value-type="float" office:value="37" calcext:value-type="float">
            <text:p>37</text:p>
          </table:table-cell>
          <table:table-cell office:value-type="float" office:value="193" calcext:value-type="float">
            <text:p>193</text:p>
          </table:table-cell>
          <table:table-cell office:value-type="float" office:value="109.6" calcext:value-type="float">
            <text:p>109.6</text:p>
          </table:table-cell>
          <table:table-cell office:value-type="float" office:value="27.4" calcext:value-type="float">
            <text:p>27.4</text:p>
          </table:table-cell>
          <table:table-cell office:value-type="float" office:value="36.152041775442" calcext:value-type="float">
            <text:p>36.152041775442</text:p>
          </table:table-cell>
          <table:table-cell office:value-type="float" office:value="498.539981122675" calcext:value-type="float">
            <text:p>498.539981122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19" calcext:value-type="float">
            <text:p>27.19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27.2" calcext:value-type="float">
            <text:p>127.2</text:p>
          </table:table-cell>
          <table:table-cell office:value-type="float" office:value="31.8" calcext:value-type="float">
            <text:p>31.8</text:p>
          </table:table-cell>
          <table:table-cell office:value-type="float" office:value="36.2451640342652" calcext:value-type="float">
            <text:p>36.2451640342652</text:p>
          </table:table-cell>
          <table:table-cell office:value-type="float" office:value="488.261752347019" calcext:value-type="float">
            <text:p>488.261752347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127.2" calcext:value-type="float">
            <text:p>127.2</text:p>
          </table:table-cell>
          <table:table-cell office:value-type="float" office:value="31.8" calcext:value-type="float">
            <text:p>31.8</text:p>
          </table:table-cell>
          <table:table-cell office:value-type="float" office:value="36.3089043268454" calcext:value-type="float">
            <text:p>36.3089043268454</text:p>
          </table:table-cell>
          <table:table-cell office:value-type="float" office:value="475.076027952267" calcext:value-type="float">
            <text:p>475.076027952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67.2" calcext:value-type="float">
            <text:p>67.2</text:p>
          </table:table-cell>
          <table:table-cell office:value-type="float" office:value="16.8" calcext:value-type="float">
            <text:p>16.8</text:p>
          </table:table-cell>
          <table:table-cell office:value-type="float" office:value="36.3349850732974" calcext:value-type="float">
            <text:p>36.3349850732974</text:p>
          </table:table-cell>
          <table:table-cell office:value-type="float" office:value="460.927588319855" calcext:value-type="float">
            <text:p>460.927588319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office:value-type="float" office:value="67.2" calcext:value-type="float">
            <text:p>67.2</text:p>
          </table:table-cell>
          <table:table-cell office:value-type="float" office:value="16.8" calcext:value-type="float">
            <text:p>16.8</text:p>
          </table:table-cell>
          <table:table-cell office:value-type="float" office:value="36.3424694861598" calcext:value-type="float">
            <text:p>36.3424694861598</text:p>
          </table:table-cell>
          <table:table-cell office:value-type="float" office:value="448.382808030846" calcext:value-type="float">
            <text:p>448.3828080308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.86" calcext:value-type="float">
            <text:p>27.86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36.3490217453302" calcext:value-type="float">
            <text:p>36.3490217453302</text:p>
          </table:table-cell>
          <table:table-cell office:value-type="float" office:value="438.750989818565" calcext:value-type="float">
            <text:p>438.750989818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36.3841624961646" calcext:value-type="float">
            <text:p>36.3841624961646</text:p>
          </table:table-cell>
          <table:table-cell office:value-type="float" office:value="430.046337773407" calcext:value-type="float">
            <text:p>430.046337773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6.4" calcext:value-type="float">
            <text:p>36.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05.6" calcext:value-type="float">
            <text:p>105.6</text:p>
          </table:table-cell>
          <table:table-cell office:value-type="float" office:value="26.4" calcext:value-type="float">
            <text:p>26.4</text:p>
          </table:table-cell>
          <table:table-cell office:value-type="float" office:value="36.4488291911422" calcext:value-type="float">
            <text:p>36.4488291911422</text:p>
          </table:table-cell>
          <table:table-cell office:value-type="float" office:value="420.931256386964" calcext:value-type="float">
            <text:p>420.9312563869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84" calcext:value-type="float">
            <text:p>84</text:p>
          </table:table-cell>
          <table:table-cell office:value-type="float" office:value="105.6" calcext:value-type="float">
            <text:p>105.6</text:p>
          </table:table-cell>
          <table:table-cell office:value-type="float" office:value="26.4" calcext:value-type="float">
            <text:p>26.4</text:p>
          </table:table-cell>
          <table:table-cell office:value-type="float" office:value="36.4947625717248" calcext:value-type="float">
            <text:p>36.4947625717248</text:p>
          </table:table-cell>
          <table:table-cell office:value-type="float" office:value="409.842741405304" calcext:value-type="float">
            <text:p>409.842741405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6.5232385334995" calcext:value-type="float">
            <text:p>36.5232385334995</text:p>
          </table:table-cell>
          <table:table-cell office:value-type="float" office:value="397.818418805942" calcext:value-type="float">
            <text:p>397.818418805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6.5786034787527" calcext:value-type="float">
            <text:p>36.5786034787527</text:p>
          </table:table-cell>
          <table:table-cell office:value-type="float" office:value="386.388624358393" calcext:value-type="float">
            <text:p>386.388624358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.86" calcext:value-type="float">
            <text:p>28.86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36.6437715079909" calcext:value-type="float">
            <text:p>36.6437715079909</text:p>
          </table:table-cell>
          <table:table-cell office:value-type="float" office:value="373.56816334215" calcext:value-type="float">
            <text:p>373.56816334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36.6916044357068" calcext:value-type="float">
            <text:p>36.6916044357068</text:p>
          </table:table-cell>
          <table:table-cell office:value-type="float" office:value="359.877273683245" calcext:value-type="float">
            <text:p>359.8772736832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15411844298" calcext:value-type="float">
            <text:p>36.715411844298</text:p>
          </table:table-cell>
          <table:table-cell office:value-type="float" office:value="347.502247901509" calcext:value-type="float">
            <text:p>347.502247901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7234882804491" calcext:value-type="float">
            <text:p>36.7234882804491</text:p>
          </table:table-cell>
          <table:table-cell office:value-type="float" office:value="334.409130817416" calcext:value-type="float">
            <text:p>334.409130817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36.7346549427296" calcext:value-type="float">
            <text:p>36.7346549427296</text:p>
          </table:table-cell>
          <table:table-cell office:value-type="float" office:value="322.390989877969" calcext:value-type="float">
            <text:p>322.390989877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36.7470067301635" calcext:value-type="float">
            <text:p>36.7470067301635</text:p>
          </table:table-cell>
          <table:table-cell office:value-type="float" office:value="312.524725617332" calcext:value-type="float">
            <text:p>312.524725617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.86" calcext:value-type="float">
            <text:p>29.86</text:p>
          </table:table-cell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.6937127327624" calcext:value-type="float">
            <text:p>36.6937127327624</text:p>
          </table:table-cell>
          <table:table-cell office:value-type="float" office:value="304.077433598279" calcext:value-type="float">
            <text:p>304.077433598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6.5946937721" calcext:value-type="float">
            <text:p>36.5946937721</text:p>
          </table:table-cell>
          <table:table-cell office:value-type="float" office:value="301.77200376346" calcext:value-type="float">
            <text:p>301.77200376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377" calcext:value-type="float">
            <text:p>377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36.5474482815746" calcext:value-type="float">
            <text:p>36.5474482815746</text:p>
          </table:table-cell>
          <table:table-cell office:value-type="float" office:value="306.701911028584" calcext:value-type="float">
            <text:p>306.701911028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280" calcext:value-type="float">
            <text:p>280</text:p>
          </table:table-cell>
          <table:table-cell office:value-type="float" office:value="70" calcext:value-type="float">
            <text:p>70</text:p>
          </table:table-cell>
          <table:table-cell office:value-type="float" office:value="36.4197469049652" calcext:value-type="float">
            <text:p>36.4197469049652</text:p>
          </table:table-cell>
          <table:table-cell office:value-type="float" office:value="313.595780663396" calcext:value-type="float">
            <text:p>313.595780663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691" calcext:value-type="float">
            <text:p>691</text:p>
          </table:table-cell>
          <table:table-cell office:value-type="float" office:value="459.2" calcext:value-type="float">
            <text:p>459.2</text:p>
          </table:table-cell>
          <table:table-cell office:value-type="float" office:value="114.8" calcext:value-type="float">
            <text:p>114.8</text:p>
          </table:table-cell>
          <table:table-cell office:value-type="float" office:value="36.2360294959405" calcext:value-type="float">
            <text:p>36.2360294959405</text:p>
          </table:table-cell>
          <table:table-cell office:value-type="float" office:value="325.751711822043" calcext:value-type="float">
            <text:p>325.7517118220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6.1" calcext:value-type="float">
            <text:p>36.1</text:p>
          </table:table-cell>
          <table:table-cell office:value-type="float" office:value="37" calcext:value-type="float">
            <text:p>37</text:p>
          </table:table-cell>
          <table:table-cell office:value-type="float" office:value="731" calcext:value-type="float">
            <text:p>731</text:p>
          </table:table-cell>
          <table:table-cell office:value-type="float" office:value="459.2" calcext:value-type="float">
            <text:p>459.2</text:p>
          </table:table-cell>
          <table:table-cell office:value-type="float" office:value="114.8" calcext:value-type="float">
            <text:p>114.8</text:p>
          </table:table-cell>
          <table:table-cell office:value-type="float" office:value="36.157742604716" calcext:value-type="float">
            <text:p>36.157742604716</text:p>
          </table:table-cell>
          <table:table-cell office:value-type="float" office:value="346.954867437768" calcext:value-type="float">
            <text:p>346.954867437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.86" calcext:value-type="float">
            <text:p>30.86</text:p>
          </table:table-cell>
          <table:table-cell office:value-type="float" office:value="36.2" calcext:value-type="float">
            <text:p>36.2</text:p>
          </table:table-cell>
          <table:table-cell office:value-type="float" office:value="37" calcext:value-type="float">
            <text:p>37</text:p>
          </table:table-cell>
          <table:table-cell office:value-type="float" office:value="669" calcext:value-type="float">
            <text:p>669</text:p>
          </table:table-cell>
          <table:table-cell office:value-type="float" office:value="557.6" calcext:value-type="float">
            <text:p>557.6</text:p>
          </table:table-cell>
          <table:table-cell office:value-type="float" office:value="139.4" calcext:value-type="float">
            <text:p>139.4</text:p>
          </table:table-cell>
          <table:table-cell office:value-type="float" office:value="36.1677405779367" calcext:value-type="float">
            <text:p>36.1677405779367</text:p>
          </table:table-cell>
          <table:table-cell office:value-type="float" office:value="367.740454836095" calcext:value-type="float">
            <text:p>367.740454836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03" calcext:value-type="float">
            <text:p>31.03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557.6" calcext:value-type="float">
            <text:p>557.6</text:p>
          </table:table-cell>
          <table:table-cell office:value-type="float" office:value="139.4" calcext:value-type="float">
            <text:p>139.4</text:p>
          </table:table-cell>
          <table:table-cell office:value-type="float" office:value="36.26414579385" calcext:value-type="float">
            <text:p>36.26414579385</text:p>
          </table:table-cell>
          <table:table-cell office:value-type="float" office:value="383.604630018034" calcext:value-type="float">
            <text:p>383.604630018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office:value-type="float" office:value="340.8" calcext:value-type="float">
            <text:p>340.8</text:p>
          </table:table-cell>
          <table:table-cell office:value-type="float" office:value="85.2" calcext:value-type="float">
            <text:p>85.2</text:p>
          </table:table-cell>
          <table:table-cell office:value-type="float" office:value="36.3178822149881" calcext:value-type="float">
            <text:p>36.3178822149881</text:p>
          </table:table-cell>
          <table:table-cell office:value-type="float" office:value="390.809497805467" calcext:value-type="float">
            <text:p>390.809497805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36.3" calcext:value-type="float">
            <text:p>36.3</text:p>
          </table:table-cell>
          <table:table-cell office:value-type="float" office:value="37" calcext:value-type="float">
            <text:p>37</text:p>
          </table:table-cell>
          <table:table-cell office:value-type="float" office:value="416" calcext:value-type="float">
            <text:p>416</text:p>
          </table:table-cell>
          <table:table-cell office:value-type="float" office:value="340.8" calcext:value-type="float">
            <text:p>340.8</text:p>
          </table:table-cell>
          <table:table-cell office:value-type="float" office:value="85.2" calcext:value-type="float">
            <text:p>85.2</text:p>
          </table:table-cell>
          <table:table-cell office:value-type="float" office:value="36.2884770929484" calcext:value-type="float">
            <text:p>36.2884770929484</text:p>
          </table:table-cell>
          <table:table-cell office:value-type="float" office:value="394.42596454851" calcext:value-type="float">
            <text:p>394.42596454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53" calcext:value-type="float">
            <text:p>31.53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329" calcext:value-type="float">
            <text:p>329</text:p>
          </table:table-cell>
          <table:table-cell office:value-type="float" office:value="296.8" calcext:value-type="float">
            <text:p>296.8</text:p>
          </table:table-cell>
          <table:table-cell office:value-type="float" office:value="74.2" calcext:value-type="float">
            <text:p>74.2</text:p>
          </table:table-cell>
          <table:table-cell office:value-type="float" office:value="36.3653555416185" calcext:value-type="float">
            <text:p>36.3653555416185</text:p>
          </table:table-cell>
          <table:table-cell office:value-type="float" office:value="398.269781328968" calcext:value-type="float">
            <text:p>398.269781328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163" calcext:value-type="float">
            <text:p>163</text:p>
          </table:table-cell>
          <table:table-cell office:value-type="float" office:value="296.8" calcext:value-type="float">
            <text:p>296.8</text:p>
          </table:table-cell>
          <table:table-cell office:value-type="float" office:value="74.2" calcext:value-type="float">
            <text:p>74.2</text:p>
          </table:table-cell>
          <table:table-cell office:value-type="float" office:value="36.4783287148261" calcext:value-type="float">
            <text:p>36.4783287148261</text:p>
          </table:table-cell>
          <table:table-cell office:value-type="float" office:value="396.030836499746" calcext:value-type="float">
            <text:p>396.0308364997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.86" calcext:value-type="float">
            <text:p>31.86</text:p>
          </table:table-cell>
          <table:table-cell office:value-type="float" office:value="36.5" calcext:value-type="float">
            <text:p>36.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36.5497188288793" calcext:value-type="float">
            <text:p>36.5497188288793</text:p>
          </table:table-cell>
          <table:table-cell office:value-type="float" office:value="387.864394306976" calcext:value-type="float">
            <text:p>387.864394306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03" calcext:value-type="float">
            <text:p>32.03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36.5880192461818" calcext:value-type="float">
            <text:p>36.5880192461818</text:p>
          </table:table-cell>
          <table:table-cell office:value-type="float" office:value="378.141260797524" calcext:value-type="float">
            <text:p>378.141260797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36.6799491677618" calcext:value-type="float">
            <text:p>36.6799491677618</text:p>
          </table:table-cell>
          <table:table-cell office:value-type="float" office:value="365.480853062861" calcext:value-type="float">
            <text:p>365.480853062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36.7332139626753" calcext:value-type="float">
            <text:p>36.7332139626753</text:p>
          </table:table-cell>
          <table:table-cell office:value-type="float" office:value="351.762840406222" calcext:value-type="float">
            <text:p>351.762840406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53" calcext:value-type="float">
            <text:p>32.53</text:p>
          </table:table-cell>
          <table:table-cell office:value-type="float" office:value="36.6" calcext:value-type="float">
            <text:p>36.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854686638369" calcext:value-type="float">
            <text:p>36.6854686638369</text:p>
          </table:table-cell>
          <table:table-cell office:value-type="float" office:value="338.151289156158" calcext:value-type="float">
            <text:p>338.1512891561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695434473745" calcext:value-type="float">
            <text:p>36.6695434473745</text:p>
          </table:table-cell>
          <table:table-cell office:value-type="float" office:value="328.566536176157" calcext:value-type="float">
            <text:p>328.566536176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.86" calcext:value-type="float">
            <text:p>32.86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77.6" calcext:value-type="float">
            <text:p>77.6</text:p>
          </table:table-cell>
          <table:table-cell office:value-type="float" office:value="19.4" calcext:value-type="float">
            <text:p>19.4</text:p>
          </table:table-cell>
          <table:table-cell office:value-type="float" office:value="36.7114569196718" calcext:value-type="float">
            <text:p>36.7114569196718</text:p>
          </table:table-cell>
          <table:table-cell office:value-type="float" office:value="322.471834376275" calcext:value-type="float">
            <text:p>322.471834376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03" calcext:value-type="float">
            <text:p>33.03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77.6" calcext:value-type="float">
            <text:p>77.6</text:p>
          </table:table-cell>
          <table:table-cell office:value-type="float" office:value="19.4" calcext:value-type="float">
            <text:p>19.4</text:p>
          </table:table-cell>
          <table:table-cell office:value-type="float" office:value="36.7198144363534" calcext:value-type="float">
            <text:p>36.7198144363534</text:p>
          </table:table-cell>
          <table:table-cell office:value-type="float" office:value="314.036166688408" calcext:value-type="float">
            <text:p>314.036166688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6.7" calcext:value-type="float">
            <text:p>36.7</text:p>
          </table:table-cell>
          <table:table-cell office:value-type="float" office:value="37" calcext:value-type="float">
            <text:p>37</text:p>
          </table:table-cell>
          <table:table-cell office:value-type="float" office:value="147" calcext:value-type="float">
            <text:p>147</text:p>
          </table:table-cell>
          <table:table-cell office:value-type="float" office:value="101.6" calcext:value-type="float">
            <text:p>101.6</text:p>
          </table:table-cell>
          <table:table-cell office:value-type="float" office:value="25.4" calcext:value-type="float">
            <text:p>25.4</text:p>
          </table:table-cell>
          <table:table-cell office:value-type="float" office:value="36.7092066094811" calcext:value-type="float">
            <text:p>36.7092066094811</text:p>
          </table:table-cell>
          <table:table-cell office:value-type="float" office:value="307.047410650014" calcext:value-type="float">
            <text:p>307.047410650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153" calcext:value-type="float">
            <text:p>153</text:p>
          </table:table-cell>
          <table:table-cell office:value-type="float" office:value="101.6" calcext:value-type="float">
            <text:p>101.6</text:p>
          </table:table-cell>
          <table:table-cell office:value-type="float" office:value="25.4" calcext:value-type="float">
            <text:p>25.4</text:p>
          </table:table-cell>
          <table:table-cell office:value-type="float" office:value="36.7176090739029" calcext:value-type="float">
            <text:p>36.7176090739029</text:p>
          </table:table-cell>
          <table:table-cell office:value-type="float" office:value="302.23764326562" calcext:value-type="float">
            <text:p>302.237643265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53" calcext:value-type="float">
            <text:p>33.53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5.6" calcext:value-type="float">
            <text:p>85.6</text:p>
          </table:table-cell>
          <table:table-cell office:value-type="float" office:value="21.4" calcext:value-type="float">
            <text:p>21.4</text:p>
          </table:table-cell>
          <table:table-cell office:value-type="float" office:value="36.7771076644572" calcext:value-type="float">
            <text:p>36.7771076644572</text:p>
          </table:table-cell>
          <table:table-cell office:value-type="float" office:value="297.248077193011" calcext:value-type="float">
            <text:p>297.2480771930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36.8" calcext:value-type="float">
            <text:p>36.8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85.6" calcext:value-type="float">
            <text:p>85.6</text:p>
          </table:table-cell>
          <table:table-cell office:value-type="float" office:value="21.4" calcext:value-type="float">
            <text:p>21.4</text:p>
          </table:table-cell>
          <table:table-cell office:value-type="float" office:value="36.8134079518145" calcext:value-type="float">
            <text:p>36.8134079518145</text:p>
          </table:table-cell>
          <table:table-cell office:value-type="float" office:value="288.884603843847" calcext:value-type="float">
            <text:p>288.8846038438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.86" calcext:value-type="float">
            <text:p>33.86</text:p>
          </table:table-cell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74191642398" calcext:value-type="float">
            <text:p>36.874191642398</text:p>
          </table:table-cell>
          <table:table-cell office:value-type="float" office:value="278.86819109332" calcext:value-type="float">
            <text:p>278.86819109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03" calcext:value-type="float">
            <text:p>34.03</text:p>
          </table:table-cell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9020693897112" calcext:value-type="float">
            <text:p>36.9020693897112</text:p>
          </table:table-cell>
          <table:table-cell office:value-type="float" office:value="268.521108000964" calcext:value-type="float">
            <text:p>268.5211080009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6.9106498030979" calcext:value-type="float">
            <text:p>36.9106498030979</text:p>
          </table:table-cell>
          <table:table-cell office:value-type="float" office:value="258.406543199929" calcext:value-type="float">
            <text:p>258.406543199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36.9" calcext:value-type="float">
            <text:p>36.9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6.9123559099454" calcext:value-type="float">
            <text:p>36.9123559099454</text:p>
          </table:table-cell>
          <table:table-cell office:value-type="float" office:value="251.428794692447" calcext:value-type="float">
            <text:p>251.4287946924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53" calcext:value-type="float">
            <text:p>34.5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36.9596702066154" calcext:value-type="float">
            <text:p>36.9596702066154</text:p>
          </table:table-cell>
          <table:table-cell office:value-type="float" office:value="240.647630683696" calcext:value-type="float">
            <text:p>240.647630683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36.9932939427793" calcext:value-type="float">
            <text:p>36.9932939427793</text:p>
          </table:table-cell>
          <table:table-cell office:value-type="float" office:value="231.717669244937" calcext:value-type="float">
            <text:p>231.717669244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.86" calcext:value-type="float">
            <text:p>34.8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0037724090949" calcext:value-type="float">
            <text:p>37.0037724090949</text:p>
          </table:table-cell>
          <table:table-cell office:value-type="float" office:value="223.016394560412" calcext:value-type="float">
            <text:p>223.016394560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03" calcext:value-type="float">
            <text:p>35.0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0064809482132" calcext:value-type="float">
            <text:p>37.0064809482132</text:p>
          </table:table-cell>
          <table:table-cell office:value-type="float" office:value="214.600714025676" calcext:value-type="float">
            <text:p>214.600714025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0065411311848" calcext:value-type="float">
            <text:p>37.0065411311848</text:p>
          </table:table-cell>
          <table:table-cell office:value-type="float" office:value="206.51605814156" calcext:value-type="float">
            <text:p>206.51605814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0058406784849" calcext:value-type="float">
            <text:p>37.0058406784849</text:p>
          </table:table-cell>
          <table:table-cell office:value-type="float" office:value="199.603673677476" calcext:value-type="float">
            <text:p>199.603673677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53" calcext:value-type="float">
            <text:p>35.53</text:p>
          </table:table-cell>
          <table:table-cell office:value-type="float" office:value="37.1" calcext:value-type="float">
            <text:p>37.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.0333418022905" calcext:value-type="float">
            <text:p>37.0333418022905</text:p>
          </table:table-cell>
          <table:table-cell office:value-type="float" office:value="192.409654362857" calcext:value-type="float">
            <text:p>192.4096543628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37.1" calcext:value-type="float">
            <text:p>37.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7.0792952877559" calcext:value-type="float">
            <text:p>37.0792952877559</text:p>
          </table:table-cell>
          <table:table-cell office:value-type="float" office:value="185.566647490208" calcext:value-type="float">
            <text:p>185.566647490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.86" calcext:value-type="float">
            <text:p>35.86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0941066513253" calcext:value-type="float">
            <text:p>37.0941066513253</text:p>
          </table:table-cell>
          <table:table-cell office:value-type="float" office:value="178.732838202021" calcext:value-type="float">
            <text:p>178.7328382020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421750216378" calcext:value-type="float">
            <text:p>37.1421750216378</text:p>
          </table:table-cell>
          <table:table-cell office:value-type="float" office:value="172.225632243334" calcext:value-type="float">
            <text:p>172.225632243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798355866915" calcext:value-type="float">
            <text:p>37.1798355866915</text:p>
          </table:table-cell>
          <table:table-cell office:value-type="float" office:value="165.970982228715" calcext:value-type="float">
            <text:p>165.9709822287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915740160417" calcext:value-type="float">
            <text:p>37.1915740160417</text:p>
          </table:table-cell>
          <table:table-cell office:value-type="float" office:value="160.372121110438" calcext:value-type="float">
            <text:p>160.372121110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53" calcext:value-type="float">
            <text:p>36.53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956814765932" calcext:value-type="float">
            <text:p>37.1956814765932</text:p>
          </table:table-cell>
          <table:table-cell office:value-type="float" office:value="154.335779673973" calcext:value-type="float">
            <text:p>154.335779673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964582631568" calcext:value-type="float">
            <text:p>37.1964582631568</text:p>
          </table:table-cell>
          <table:table-cell office:value-type="float" office:value="148.617257659352" calcext:value-type="float">
            <text:p>148.617257659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.86" calcext:value-type="float">
            <text:p>36.86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1961353108643" calcext:value-type="float">
            <text:p>37.1961353108643</text:p>
          </table:table-cell>
          <table:table-cell office:value-type="float" office:value="142.980768343088" calcext:value-type="float">
            <text:p>142.980768343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03" calcext:value-type="float">
            <text:p>37.03</text:p>
          </table:table-cell>
          <table:table-cell office:value-type="float" office:value="37.2" calcext:value-type="float">
            <text:p>37.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954561248502" calcext:value-type="float">
            <text:p>37.1954561248502</text:p>
          </table:table-cell>
          <table:table-cell office:value-type="float" office:value="137.62856015226" calcext:value-type="float">
            <text:p>137.62856015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7.2292155540619" calcext:value-type="float">
            <text:p>37.2292155540619</text:p>
          </table:table-cell>
          <table:table-cell office:value-type="float" office:value="132.716260825363" calcext:value-type="float">
            <text:p>132.716260825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7.2628130718" calcext:value-type="float">
            <text:p>37.2628130718</text:p>
          </table:table-cell>
          <table:table-cell office:value-type="float" office:value="127.98802147351" calcext:value-type="float">
            <text:p>127.98802147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53" calcext:value-type="float">
            <text:p>37.53</text:p>
          </table:table-cell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823335236973" calcext:value-type="float">
            <text:p>37.2823335236973</text:p>
          </table:table-cell>
          <table:table-cell office:value-type="float" office:value="123.333895145085" calcext:value-type="float">
            <text:p>123.333895145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37.3" calcext:value-type="float">
            <text:p>37.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88608808026" calcext:value-type="float">
            <text:p>37.288608808026</text:p>
          </table:table-cell>
          <table:table-cell office:value-type="float" office:value="118.765899818391" calcext:value-type="float">
            <text:p>118.765899818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.86" calcext:value-type="float">
            <text:p>37.8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2902150201469" calcext:value-type="float">
            <text:p>37.2902150201469</text:p>
          </table:table-cell>
          <table:table-cell office:value-type="float" office:value="114.813441119538" calcext:value-type="float">
            <text:p>114.8134411195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03" calcext:value-type="float">
            <text:p>38.0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508249805191" calcext:value-type="float">
            <text:p>37.3508249805191</text:p>
          </table:table-cell>
          <table:table-cell office:value-type="float" office:value="110.864123598098" calcext:value-type="float">
            <text:p>110.8641235980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660693288035" calcext:value-type="float">
            <text:p>37.3660693288035</text:p>
          </table:table-cell>
          <table:table-cell office:value-type="float" office:value="106.820079605637" calcext:value-type="float">
            <text:p>106.8200796056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691045809184" calcext:value-type="float">
            <text:p>37.3691045809184</text:p>
          </table:table-cell>
          <table:table-cell office:value-type="float" office:value="102.871205872332" calcext:value-type="float">
            <text:p>102.871205872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53" calcext:value-type="float">
            <text:p>38.5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17876010112" calcext:value-type="float">
            <text:p>37.3817876010112</text:p>
          </table:table-cell>
          <table:table-cell office:value-type="float" office:value="99.1652919933331" calcext:value-type="float">
            <text:p>99.1652919933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58385570099" calcext:value-type="float">
            <text:p>37.3858385570099</text:p>
          </table:table-cell>
          <table:table-cell office:value-type="float" office:value="95.5150958851396" calcext:value-type="float">
            <text:p>95.5150958851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8.86" calcext:value-type="float">
            <text:p>38.8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68553434173" calcext:value-type="float">
            <text:p>37.3868553434173</text:p>
          </table:table-cell>
          <table:table-cell office:value-type="float" office:value="91.9696522539082" calcext:value-type="float">
            <text:p>91.9696522539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03" calcext:value-type="float">
            <text:p>39.0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68393456401" calcext:value-type="float">
            <text:p>37.3868393456401</text:p>
          </table:table-cell>
          <table:table-cell office:value-type="float" office:value="88.5758041393682" calcext:value-type="float">
            <text:p>88.5758041393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64875595107" calcext:value-type="float">
            <text:p>37.3864875595107</text:p>
          </table:table-cell>
          <table:table-cell office:value-type="float" office:value="85.3105976533495" calcext:value-type="float">
            <text:p>85.3105976533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60812950476" calcext:value-type="float">
            <text:p>37.3860812950476</text:p>
          </table:table-cell>
          <table:table-cell office:value-type="float" office:value="82.4806034839327" calcext:value-type="float">
            <text:p>82.48060348393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53" calcext:value-type="float">
            <text:p>39.5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56117106432" calcext:value-type="float">
            <text:p>37.3856117106432</text:p>
          </table:table-cell>
          <table:table-cell office:value-type="float" office:value="79.4840357971103" calcext:value-type="float">
            <text:p>79.4840357971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51370021728" calcext:value-type="float">
            <text:p>37.3851370021728</text:p>
          </table:table-cell>
          <table:table-cell office:value-type="float" office:value="76.565184369135" calcext:value-type="float">
            <text:p>76.565184369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9.86" calcext:value-type="float">
            <text:p>39.8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46796345883" calcext:value-type="float">
            <text:p>37.3846796345883</text:p>
          </table:table-cell>
          <table:table-cell office:value-type="float" office:value="73.7652364312987" calcext:value-type="float">
            <text:p>73.7652364312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4232168162" calcext:value-type="float">
            <text:p>37.384232168162</text:p>
          </table:table-cell>
          <table:table-cell office:value-type="float" office:value="71.0564979398161" calcext:value-type="float">
            <text:p>71.0564979398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38101888109" calcext:value-type="float">
            <text:p>37.3838101888109</text:p>
          </table:table-cell>
          <table:table-cell office:value-type="float" office:value="68.4829756300478" calcext:value-type="float">
            <text:p>68.48297563004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83400195219" calcext:value-type="float">
            <text:p>37.383400195219</text:p>
          </table:table-cell>
          <table:table-cell office:value-type="float" office:value="65.988800226329" calcext:value-type="float">
            <text:p>65.988800226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53" calcext:value-type="float">
            <text:p>40.53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3929748993388" calcext:value-type="float">
            <text:p>37.3929748993388</text:p>
          </table:table-cell>
          <table:table-cell office:value-type="float" office:value="63.889332306914" calcext:value-type="float">
            <text:p>63.8893323069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025840394008" calcext:value-type="float">
            <text:p>37.4025840394008</text:p>
          </table:table-cell>
          <table:table-cell office:value-type="float" office:value="61.6479334704945" calcext:value-type="float">
            <text:p>61.6479334704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3950850480768" calcext:value-type="float">
            <text:p>37.3950850480768</text:p>
          </table:table-cell>
          <table:table-cell office:value-type="float" office:value="59.4384972130696" calcext:value-type="float">
            <text:p>59.4384972130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03" calcext:value-type="float">
            <text:p>41.0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3945737676876" calcext:value-type="float">
            <text:p>37.3945737676876</text:p>
          </table:table-cell>
          <table:table-cell office:value-type="float" office:value="57.3665775895677" calcext:value-type="float">
            <text:p>57.36657758956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074860453236" calcext:value-type="float">
            <text:p>37.4074860453236</text:p>
          </table:table-cell>
          <table:table-cell office:value-type="float" office:value="55.4364504803733" calcext:value-type="float">
            <text:p>55.4364504803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160631914748" calcext:value-type="float">
            <text:p>37.4160631914748</text:p>
          </table:table-cell>
          <table:table-cell office:value-type="float" office:value="53.5376339808223" calcext:value-type="float">
            <text:p>53.5376339808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53" calcext:value-type="float">
            <text:p>41.5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582699409685" calcext:value-type="float">
            <text:p>37.4582699409685</text:p>
          </table:table-cell>
          <table:table-cell office:value-type="float" office:value="51.9050872294279" calcext:value-type="float">
            <text:p>51.9050872294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492762764384" calcext:value-type="float">
            <text:p>37.4492762764384</text:p>
          </table:table-cell>
          <table:table-cell office:value-type="float" office:value="50.0381941182919" calcext:value-type="float">
            <text:p>50.0381941182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452217396246" calcext:value-type="float">
            <text:p>37.4452217396246</text:p>
          </table:table-cell>
          <table:table-cell office:value-type="float" office:value="48.4215629044581" calcext:value-type="float">
            <text:p>48.42156290445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03" calcext:value-type="float">
            <text:p>42.0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528276593515" calcext:value-type="float">
            <text:p>37.4528276593515</text:p>
          </table:table-cell>
          <table:table-cell office:value-type="float" office:value="46.71856404942" calcext:value-type="float">
            <text:p>46.71856404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37.4" calcext:value-type="float">
            <text:p>37.4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547797197746" calcext:value-type="float">
            <text:p>37.4547797197746</text:p>
          </table:table-cell>
          <table:table-cell office:value-type="float" office:value="45.0518832360573" calcext:value-type="float">
            <text:p>45.0518832360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511479342161" calcext:value-type="float">
            <text:p>37.4511479342161</text:p>
          </table:table-cell>
          <table:table-cell office:value-type="float" office:value="43.4441127637186" calcext:value-type="float">
            <text:p>43.4441127637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53" calcext:value-type="float">
            <text:p>42.5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641290407049" calcext:value-type="float">
            <text:p>37.4641290407049</text:p>
          </table:table-cell>
          <table:table-cell office:value-type="float" office:value="41.9827706138977" calcext:value-type="float">
            <text:p>41.9827706138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.4738745332633" calcext:value-type="float">
            <text:p>37.4738745332633</text:p>
          </table:table-cell>
          <table:table-cell office:value-type="float" office:value="40.5478346961708" calcext:value-type="float">
            <text:p>40.54783469617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770117330228" calcext:value-type="float">
            <text:p>37.4770117330228</text:p>
          </table:table-cell>
          <table:table-cell office:value-type="float" office:value="39.2085220531101" calcext:value-type="float">
            <text:p>39.2085220531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03" calcext:value-type="float">
            <text:p>43.0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652524141245" calcext:value-type="float">
            <text:p>37.4652524141245</text:p>
          </table:table-cell>
          <table:table-cell office:value-type="float" office:value="37.9788927685334" calcext:value-type="float">
            <text:p>37.9788927685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37709635136" calcext:value-type="float">
            <text:p>37.4737709635136</text:p>
          </table:table-cell>
          <table:table-cell office:value-type="float" office:value="36.9703080739423" calcext:value-type="float">
            <text:p>36.9703080739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66484454901" calcext:value-type="float">
            <text:p>37.4766484454901</text:p>
          </table:table-cell>
          <table:table-cell office:value-type="float" office:value="36.236618728095" calcext:value-type="float">
            <text:p>36.236618728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53" calcext:value-type="float">
            <text:p>43.5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75818210724" calcext:value-type="float">
            <text:p>37.4775818210724</text:p>
          </table:table-cell>
          <table:table-cell office:value-type="float" office:value="35.8053838912052" calcext:value-type="float">
            <text:p>35.8053838912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78780568197" calcext:value-type="float">
            <text:p>37.4778780568197</text:p>
          </table:table-cell>
          <table:table-cell office:value-type="float" office:value="35.7305726804983" calcext:value-type="float">
            <text:p>35.7305726804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780026318824" calcext:value-type="float">
            <text:p>37.4780026318824</text:p>
          </table:table-cell>
          <table:table-cell office:value-type="float" office:value="36.1561652111973" calcext:value-type="float">
            <text:p>36.1561652111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03" calcext:value-type="float">
            <text:p>44.0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7.4781084859943" calcext:value-type="float">
            <text:p>37.4781084859943</text:p>
          </table:table-cell>
          <table:table-cell office:value-type="float" office:value="36.9384096817646" calcext:value-type="float">
            <text:p>36.9384096817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782517149883" calcext:value-type="float">
            <text:p>37.4782517149883</text:p>
          </table:table-cell>
          <table:table-cell office:value-type="float" office:value="38.1528341645997" calcext:value-type="float">
            <text:p>38.1528341645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36" calcext:value-type="float">
            <text:p>44.3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484077944489" calcext:value-type="float">
            <text:p>37.484077944489</text:p>
          </table:table-cell>
          <table:table-cell office:value-type="float" office:value="39.6369531538926" calcext:value-type="float">
            <text:p>39.63695315389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53" calcext:value-type="float">
            <text:p>44.5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276" calcext:value-type="float">
            <text:p>276</text:p>
          </table:table-cell>
          <table:table-cell office:value-type="float" office:value="176.8" calcext:value-type="float">
            <text:p>176.8</text:p>
          </table:table-cell>
          <table:table-cell office:value-type="float" office:value="44.2" calcext:value-type="float">
            <text:p>44.2</text:p>
          </table:table-cell>
          <table:table-cell office:value-type="float" office:value="37.4718993383353" calcext:value-type="float">
            <text:p>37.4718993383353</text:p>
          </table:table-cell>
          <table:table-cell office:value-type="float" office:value="45.6697794197417" calcext:value-type="float">
            <text:p>45.6697794197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358" calcext:value-type="float">
            <text:p>358</text:p>
          </table:table-cell>
          <table:table-cell office:value-type="float" office:value="176.8" calcext:value-type="float">
            <text:p>176.8</text:p>
          </table:table-cell>
          <table:table-cell office:value-type="float" office:value="44.2" calcext:value-type="float">
            <text:p>44.2</text:p>
          </table:table-cell>
          <table:table-cell office:value-type="float" office:value="37.4993643516956" calcext:value-type="float">
            <text:p>37.4993643516956</text:p>
          </table:table-cell>
          <table:table-cell office:value-type="float" office:value="59.2871776050592" calcext:value-type="float">
            <text:p>59.28717760505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.86" calcext:value-type="float">
            <text:p>44.86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504" calcext:value-type="float">
            <text:p>504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37.4984237111984" calcext:value-type="float">
            <text:p>37.4984237111984</text:p>
          </table:table-cell>
          <table:table-cell office:value-type="float" office:value="77.2573171064789" calcext:value-type="float">
            <text:p>77.2573171064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03" calcext:value-type="float">
            <text:p>45.03</text:p>
          </table:table-cell>
          <table:table-cell office:value-type="float" office:value="37.5" calcext:value-type="float">
            <text:p>37.5</text:p>
          </table:table-cell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37.5317837186682" calcext:value-type="float">
            <text:p>37.5317837186682</text:p>
          </table:table-cell>
          <table:table-cell office:value-type="float" office:value="98.7847722049647" calcext:value-type="float">
            <text:p>98.7847722049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37.6" calcext:value-type="float">
            <text:p>37.6</text:p>
          </table:table-cell>
          <table:table-cell office:value-type="float" office:value="37" calcext:value-type="float">
            <text:p>37</text:p>
          </table:table-cell>
          <table:table-cell office:value-type="float" office:value="616" calcext:value-type="float">
            <text:p>616</text:p>
          </table:table-cell>
          <table:table-cell office:value-type="float" office:value="518.4" calcext:value-type="float">
            <text:p>518.4</text:p>
          </table:table-cell>
          <table:table-cell office:value-type="float" office:value="129.6" calcext:value-type="float">
            <text:p>129.6</text:p>
          </table:table-cell>
          <table:table-cell office:value-type="float" office:value="37.5420704467475" calcext:value-type="float">
            <text:p>37.5420704467475</text:p>
          </table:table-cell>
          <table:table-cell office:value-type="float" office:value="123.429202469962" calcext:value-type="float">
            <text:p>123.4292024699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36" calcext:value-type="float">
            <text:p>45.36</text:p>
          </table:table-cell>
          <table:table-cell office:value-type="float" office:value="37.6" calcext:value-type="float">
            <text:p>37.6</text:p>
          </table:table-cell>
          <table:table-cell office:value-type="float" office:value="37.0114" calcext:value-type="float">
            <text:p>37.0114</text:p>
          </table:table-cell>
          <table:table-cell office:value-type="float" office:value="686" calcext:value-type="float">
            <text:p>686</text:p>
          </table:table-cell>
          <table:table-cell office:value-type="float" office:value="518.4" calcext:value-type="float">
            <text:p>518.4</text:p>
          </table:table-cell>
          <table:table-cell office:value-type="float" office:value="129.6" calcext:value-type="float">
            <text:p>129.6</text:p>
          </table:table-cell>
          <table:table-cell office:value-type="float" office:value="37.5723133694981" calcext:value-type="float">
            <text:p>37.5723133694981</text:p>
          </table:table-cell>
          <table:table-cell office:value-type="float" office:value="150.582166180485" calcext:value-type="float">
            <text:p>150.582166180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53" calcext:value-type="float">
            <text:p>45.53</text:p>
          </table:table-cell>
          <table:table-cell office:value-type="float" office:value="37.6" calcext:value-type="float">
            <text:p>37.6</text:p>
          </table:table-cell>
          <table:table-cell office:value-type="float" office:value="37.1116" calcext:value-type="float">
            <text:p>37.1116</text:p>
          </table:table-cell>
          <table:table-cell office:value-type="float" office:value="764" calcext:value-type="float">
            <text:p>764</text:p>
          </table:table-cell>
          <table:table-cell office:value-type="float" office:value="617.6" calcext:value-type="float">
            <text:p>617.6</text:p>
          </table:table-cell>
          <table:table-cell office:value-type="float" office:value="154.4" calcext:value-type="float">
            <text:p>154.4</text:p>
          </table:table-cell>
          <table:table-cell office:value-type="float" office:value="37.5895736056898" calcext:value-type="float">
            <text:p>37.5895736056898</text:p>
          </table:table-cell>
          <table:table-cell office:value-type="float" office:value="179.595398386149" calcext:value-type="float">
            <text:p>179.595398386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37.6" calcext:value-type="float">
            <text:p>37.6</text:p>
          </table:table-cell>
          <table:table-cell office:value-type="float" office:value="37.2124" calcext:value-type="float">
            <text:p>37.2124</text:p>
          </table:table-cell>
          <table:table-cell office:value-type="float" office:value="863" calcext:value-type="float">
            <text:p>863</text:p>
          </table:table-cell>
          <table:table-cell office:value-type="float" office:value="617.6" calcext:value-type="float">
            <text:p>617.6</text:p>
          </table:table-cell>
          <table:table-cell office:value-type="float" office:value="154.4" calcext:value-type="float">
            <text:p>154.4</text:p>
          </table:table-cell>
          <table:table-cell office:value-type="float" office:value="37.5985893609395" calcext:value-type="float">
            <text:p>37.5985893609395</text:p>
          </table:table-cell>
          <table:table-cell office:value-type="float" office:value="211.256005767346" calcext:value-type="float">
            <text:p>211.256005767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.86" calcext:value-type="float">
            <text:p>45.86</text:p>
          </table:table-cell>
          <table:table-cell office:value-type="float" office:value="37.6" calcext:value-type="float">
            <text:p>37.6</text:p>
          </table:table-cell>
          <table:table-cell office:value-type="float" office:value="37.312" calcext:value-type="float">
            <text:p>37.312</text:p>
          </table:table-cell>
          <table:table-cell office:value-type="float" office:value="958" calcext:value-type="float">
            <text:p>958</text:p>
          </table:table-cell>
          <table:table-cell office:value-type="float" office:value="755.2" calcext:value-type="float">
            <text:p>755.2</text:p>
          </table:table-cell>
          <table:table-cell office:value-type="float" office:value="188.8" calcext:value-type="float">
            <text:p>188.8</text:p>
          </table:table-cell>
          <table:table-cell office:value-type="float" office:value="37.6051680912466" calcext:value-type="float">
            <text:p>37.6051680912466</text:p>
          </table:table-cell>
          <table:table-cell office:value-type="float" office:value="246.269359019649" calcext:value-type="float">
            <text:p>246.269359019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03" calcext:value-type="float">
            <text:p>46.03</text:p>
          </table:table-cell>
          <table:table-cell office:value-type="float" office:value="37.7" calcext:value-type="float">
            <text:p>37.7</text:p>
          </table:table-cell>
          <table:table-cell office:value-type="float" office:value="37.4122" calcext:value-type="float">
            <text:p>37.4122</text:p>
          </table:table-cell>
          <table:table-cell office:value-type="float" office:value="894" calcext:value-type="float">
            <text:p>894</text:p>
          </table:table-cell>
          <table:table-cell office:value-type="float" office:value="755.2" calcext:value-type="float">
            <text:p>755.2</text:p>
          </table:table-cell>
          <table:table-cell office:value-type="float" office:value="188.8" calcext:value-type="float">
            <text:p>188.8</text:p>
          </table:table-cell>
          <table:table-cell office:value-type="float" office:value="37.6634135678468" calcext:value-type="float">
            <text:p>37.6634135678468</text:p>
          </table:table-cell>
          <table:table-cell office:value-type="float" office:value="283.283272758593" calcext:value-type="float">
            <text:p>283.283272758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37.7" calcext:value-type="float">
            <text:p>37.7</text:p>
          </table:table-cell>
          <table:table-cell office:value-type="float" office:value="37.5124" calcext:value-type="float">
            <text:p>37.5124</text:p>
          </table:table-cell>
          <table:table-cell office:value-type="float" office:value="899" calcext:value-type="float">
            <text:p>899</text:p>
          </table:table-cell>
          <table:table-cell office:value-type="float" office:value="732.8" calcext:value-type="float">
            <text:p>732.8</text:p>
          </table:table-cell>
          <table:table-cell office:value-type="float" office:value="183.2" calcext:value-type="float">
            <text:p>183.2</text:p>
          </table:table-cell>
          <table:table-cell office:value-type="float" office:value="37.6978561880493" calcext:value-type="float">
            <text:p>37.6978561880493</text:p>
          </table:table-cell>
          <table:table-cell office:value-type="float" office:value="312.483729308362" calcext:value-type="float">
            <text:p>312.483729308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36" calcext:value-type="float">
            <text:p>46.36</text:p>
          </table:table-cell>
          <table:table-cell office:value-type="float" office:value="37.8" calcext:value-type="float">
            <text:p>37.8</text:p>
          </table:table-cell>
          <table:table-cell office:value-type="float" office:value="37.6126" calcext:value-type="float">
            <text:p>37.6126</text:p>
          </table:table-cell>
          <table:table-cell office:value-type="float" office:value="813" calcext:value-type="float">
            <text:p>813</text:p>
          </table:table-cell>
          <table:table-cell office:value-type="float" office:value="732.8" calcext:value-type="float">
            <text:p>732.8</text:p>
          </table:table-cell>
          <table:table-cell office:value-type="float" office:value="183.2" calcext:value-type="float">
            <text:p>183.2</text:p>
          </table:table-cell>
          <table:table-cell office:value-type="float" office:value="37.7723154682049" calcext:value-type="float">
            <text:p>37.7723154682049</text:p>
          </table:table-cell>
          <table:table-cell office:value-type="float" office:value="343.795512659343" calcext:value-type="float">
            <text:p>343.795512659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37.8" calcext:value-type="float">
            <text:p>37.8</text:p>
          </table:table-cell>
          <table:table-cell office:value-type="float" office:value="37.7116" calcext:value-type="float">
            <text:p>37.7116</text:p>
          </table:table-cell>
          <table:table-cell office:value-type="float" office:value="864" calcext:value-type="float">
            <text:p>864</text:p>
          </table:table-cell>
          <table:table-cell office:value-type="float" office:value="689.6" calcext:value-type="float">
            <text:p>689.6</text:p>
          </table:table-cell>
          <table:table-cell office:value-type="float" office:value="172.4" calcext:value-type="float">
            <text:p>172.4</text:p>
          </table:table-cell>
          <table:table-cell office:value-type="float" office:value="37.8094872068521" calcext:value-type="float">
            <text:p>37.8094872068521</text:p>
          </table:table-cell>
          <table:table-cell office:value-type="float" office:value="371.205622294602" calcext:value-type="float">
            <text:p>371.205622294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37.8" calcext:value-type="float">
            <text:p>37.8</text:p>
          </table:table-cell>
          <table:table-cell office:value-type="float" office:value="37.8118" calcext:value-type="float">
            <text:p>37.8118</text:p>
          </table:table-cell>
          <table:table-cell office:value-type="float" office:value="971" calcext:value-type="float">
            <text:p>971</text:p>
          </table:table-cell>
          <table:table-cell office:value-type="float" office:value="689.6" calcext:value-type="float">
            <text:p>689.6</text:p>
          </table:table-cell>
          <table:table-cell office:value-type="float" office:value="172.4" calcext:value-type="float">
            <text:p>172.4</text:p>
          </table:table-cell>
          <table:table-cell office:value-type="float" office:value="37.8249161396402" calcext:value-type="float">
            <text:p>37.8249161396402</text:p>
          </table:table-cell>
          <table:table-cell office:value-type="float" office:value="399.787743759288" calcext:value-type="float">
            <text:p>399.7877437592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.86" calcext:value-type="float">
            <text:p>46.86</text:p>
          </table:table-cell>
          <table:table-cell office:value-type="float" office:value="37.9" calcext:value-type="float">
            <text:p>37.9</text:p>
          </table:table-cell>
          <table:table-cell office:value-type="float" office:value="37.912" calcext:value-type="float">
            <text:p>37.912</text:p>
          </table:table-cell>
          <table:table-cell office:value-type="float" office:value="931" calcext:value-type="float">
            <text:p>931</text:p>
          </table:table-cell>
          <table:table-cell office:value-type="float" office:value="768.8" calcext:value-type="float">
            <text:p>768.8</text:p>
          </table:table-cell>
          <table:table-cell office:value-type="float" office:value="192.2" calcext:value-type="float">
            <text:p>192.2</text:p>
          </table:table-cell>
          <table:table-cell office:value-type="float" office:value="37.8846258051208" calcext:value-type="float">
            <text:p>37.8846258051208</text:p>
          </table:table-cell>
          <table:table-cell office:value-type="float" office:value="430.86390411117" calcext:value-type="float">
            <text:p>430.86390411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03" calcext:value-type="float">
            <text:p>47.03</text:p>
          </table:table-cell>
          <table:table-cell office:value-type="float" office:value="37.9" calcext:value-type="float">
            <text:p>37.9</text:p>
          </table:table-cell>
          <table:table-cell office:value-type="float" office:value="38.0116" calcext:value-type="float">
            <text:p>38.0116</text:p>
          </table:table-cell>
          <table:table-cell office:value-type="float" office:value="971" calcext:value-type="float">
            <text:p>971</text:p>
          </table:table-cell>
          <table:table-cell office:value-type="float" office:value="768.8" calcext:value-type="float">
            <text:p>768.8</text:p>
          </table:table-cell>
          <table:table-cell office:value-type="float" office:value="192.2" calcext:value-type="float">
            <text:p>192.2</text:p>
          </table:table-cell>
          <table:table-cell office:value-type="float" office:value="37.9228890810304" calcext:value-type="float">
            <text:p>37.9228890810304</text:p>
          </table:table-cell>
          <table:table-cell office:value-type="float" office:value="460.012765700275" calcext:value-type="float">
            <text:p>460.012765700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38" calcext:value-type="float">
            <text:p>38</text:p>
          </table:table-cell>
          <table:table-cell office:value-type="float" office:value="38.1124" calcext:value-type="float">
            <text:p>38.1124</text:p>
          </table:table-cell>
          <table:table-cell office:value-type="float" office:value="1038" calcext:value-type="float">
            <text:p>1038</text:p>
          </table:table-cell>
          <table:table-cell office:value-type="float" office:value="816" calcext:value-type="float">
            <text:p>816</text:p>
          </table:table-cell>
          <table:table-cell office:value-type="float" office:value="204" calcext:value-type="float">
            <text:p>204</text:p>
          </table:table-cell>
          <table:table-cell office:value-type="float" office:value="37.9489088465643" calcext:value-type="float">
            <text:p>37.9489088465643</text:p>
          </table:table-cell>
          <table:table-cell office:value-type="float" office:value="489.775598156348" calcext:value-type="float">
            <text:p>489.775598156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38" calcext:value-type="float">
            <text:p>38</text:p>
          </table:table-cell>
          <table:table-cell office:value-type="float" office:value="38.212" calcext:value-type="float">
            <text:p>38.212</text:p>
          </table:table-cell>
          <table:table-cell office:value-type="float" office:value="1028" calcext:value-type="float">
            <text:p>1028</text:p>
          </table:table-cell>
          <table:table-cell office:value-type="float" office:value="816" calcext:value-type="float">
            <text:p>816</text:p>
          </table:table-cell>
          <table:table-cell office:value-type="float" office:value="204" calcext:value-type="float">
            <text:p>204</text:p>
          </table:table-cell>
          <table:table-cell office:value-type="float" office:value="38.0073505381415" calcext:value-type="float">
            <text:p>38.0073505381415</text:p>
          </table:table-cell>
          <table:table-cell office:value-type="float" office:value="520.530629468351" calcext:value-type="float">
            <text:p>520.530629468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53" calcext:value-type="float">
            <text:p>47.53</text:p>
          </table:table-cell>
          <table:table-cell office:value-type="float" office:value="38.1" calcext:value-type="float">
            <text:p>38.1</text:p>
          </table:table-cell>
          <table:table-cell office:value-type="float" office:value="38.3122" calcext:value-type="float">
            <text:p>38.3122</text:p>
          </table:table-cell>
          <table:table-cell office:value-type="float" office:value="966" calcext:value-type="float">
            <text:p>966</text:p>
          </table:table-cell>
          <table:table-cell office:value-type="float" office:value="772" calcext:value-type="float">
            <text:p>772</text:p>
          </table:table-cell>
          <table:table-cell office:value-type="float" office:value="193" calcext:value-type="float">
            <text:p>193</text:p>
          </table:table-cell>
          <table:table-cell office:value-type="float" office:value="38.0850418824847" calcext:value-type="float">
            <text:p>38.0850418824847</text:p>
          </table:table-cell>
          <table:table-cell office:value-type="float" office:value="545.733471333919" calcext:value-type="float">
            <text:p>545.7334713339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38.2" calcext:value-type="float">
            <text:p>38.2</text:p>
          </table:table-cell>
          <table:table-cell office:value-type="float" office:value="38.4118" calcext:value-type="float">
            <text:p>38.4118</text:p>
          </table:table-cell>
          <table:table-cell office:value-type="float" office:value="919" calcext:value-type="float">
            <text:p>919</text:p>
          </table:table-cell>
          <table:table-cell office:value-type="float" office:value="772" calcext:value-type="float">
            <text:p>772</text:p>
          </table:table-cell>
          <table:table-cell office:value-type="float" office:value="193" calcext:value-type="float">
            <text:p>193</text:p>
          </table:table-cell>
          <table:table-cell office:value-type="float" office:value="38.134010561544" calcext:value-type="float">
            <text:p>38.134010561544</text:p>
          </table:table-cell>
          <table:table-cell office:value-type="float" office:value="569.014592996191" calcext:value-type="float">
            <text:p>569.014592996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.86" calcext:value-type="float">
            <text:p>47.86</text:p>
          </table:table-cell>
          <table:table-cell office:value-type="float" office:value="38.3" calcext:value-type="float">
            <text:p>38.3</text:p>
          </table:table-cell>
          <table:table-cell office:value-type="float" office:value="38.512" calcext:value-type="float">
            <text:p>38.512</text:p>
          </table:table-cell>
          <table:table-cell office:value-type="float" office:value="880" calcext:value-type="float">
            <text:p>880</text:p>
          </table:table-cell>
          <table:table-cell office:value-type="float" office:value="702.4" calcext:value-type="float">
            <text:p>7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38.2377001698064" calcext:value-type="float">
            <text:p>38.2377001698064</text:p>
          </table:table-cell>
          <table:table-cell office:value-type="float" office:value="590.952589486341" calcext:value-type="float">
            <text:p>590.952589486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03" calcext:value-type="float">
            <text:p>48.03</text:p>
          </table:table-cell>
          <table:table-cell office:value-type="float" office:value="38.3" calcext:value-type="float">
            <text:p>38.3</text:p>
          </table:table-cell>
          <table:table-cell office:value-type="float" office:value="38.6128" calcext:value-type="float">
            <text:p>38.6128</text:p>
          </table:table-cell>
          <table:table-cell office:value-type="float" office:value="826" calcext:value-type="float">
            <text:p>826</text:p>
          </table:table-cell>
          <table:table-cell office:value-type="float" office:value="702.4" calcext:value-type="float">
            <text:p>702.4</text:p>
          </table:table-cell>
          <table:table-cell office:value-type="float" office:value="175.6" calcext:value-type="float">
            <text:p>175.6</text:p>
          </table:table-cell>
          <table:table-cell office:value-type="float" office:value="38.3123437184194" calcext:value-type="float">
            <text:p>38.3123437184194</text:p>
          </table:table-cell>
          <table:table-cell office:value-type="float" office:value="608.286248618513" calcext:value-type="float">
            <text:p>608.286248618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8.3" calcext:value-type="float">
            <text:p>38.3</text:p>
          </table:table-cell>
          <table:table-cell office:value-type="float" office:value="38.7118" calcext:value-type="float">
            <text:p>38.7118</text:p>
          </table:table-cell>
          <table:table-cell office:value-type="float" office:value="872" calcext:value-type="float">
            <text:p>872</text:p>
          </table:table-cell>
          <table:table-cell office:value-type="float" office:value="696" calcext:value-type="float">
            <text:p>696</text:p>
          </table:table-cell>
          <table:table-cell office:value-type="float" office:value="174" calcext:value-type="float">
            <text:p>174</text:p>
          </table:table-cell>
          <table:table-cell office:value-type="float" office:value="38.3491456994894" calcext:value-type="float">
            <text:p>38.3491456994894</text:p>
          </table:table-cell>
          <table:table-cell office:value-type="float" office:value="625.051446532229" calcext:value-type="float">
            <text:p>625.051446532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36" calcext:value-type="float">
            <text:p>48.36</text:p>
          </table:table-cell>
          <table:table-cell office:value-type="float" office:value="38.4" calcext:value-type="float">
            <text:p>38.4</text:p>
          </table:table-cell>
          <table:table-cell office:value-type="float" office:value="38.812" calcext:value-type="float">
            <text:p>38.812</text:p>
          </table:table-cell>
          <table:table-cell office:value-type="float" office:value="946" calcext:value-type="float">
            <text:p>946</text:p>
          </table:table-cell>
          <table:table-cell office:value-type="float" office:value="696" calcext:value-type="float">
            <text:p>696</text:p>
          </table:table-cell>
          <table:table-cell office:value-type="float" office:value="174" calcext:value-type="float">
            <text:p>174</text:p>
          </table:table-cell>
          <table:table-cell office:value-type="float" office:value="38.411512678651" calcext:value-type="float">
            <text:p>38.411512678651</text:p>
          </table:table-cell>
          <table:table-cell office:value-type="float" office:value="645.720947300045" calcext:value-type="float">
            <text:p>645.720947300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53" calcext:value-type="float">
            <text:p>48.53</text:p>
          </table:table-cell>
          <table:table-cell office:value-type="float" office:value="38.5" calcext:value-type="float">
            <text:p>38.5</text:p>
          </table:table-cell>
          <table:table-cell office:value-type="float" office:value="38.9128" calcext:value-type="float">
            <text:p>38.9128</text:p>
          </table:table-cell>
          <table:table-cell office:value-type="float" office:value="837" calcext:value-type="float">
            <text:p>837</text:p>
          </table:table-cell>
          <table:table-cell office:value-type="float" office:value="668.8" calcext:value-type="float">
            <text:p>668.8</text:p>
          </table:table-cell>
          <table:table-cell office:value-type="float" office:value="167.2" calcext:value-type="float">
            <text:p>167.2</text:p>
          </table:table-cell>
          <table:table-cell office:value-type="float" office:value="38.5151135463435" calcext:value-type="float">
            <text:p>38.5151135463435</text:p>
          </table:table-cell>
          <table:table-cell office:value-type="float" office:value="664.713247076" calcext:value-type="float">
            <text:p>664.713247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38.6" calcext:value-type="float">
            <text:p>38.6</text:p>
          </table:table-cell>
          <table:table-cell office:value-type="float" office:value="39.0124" calcext:value-type="float">
            <text:p>39.0124</text:p>
          </table:table-cell>
          <table:table-cell office:value-type="float" office:value="848" calcext:value-type="float">
            <text:p>848</text:p>
          </table:table-cell>
          <table:table-cell office:value-type="float" office:value="668.8" calcext:value-type="float">
            <text:p>668.8</text:p>
          </table:table-cell>
          <table:table-cell office:value-type="float" office:value="167.2" calcext:value-type="float">
            <text:p>167.2</text:p>
          </table:table-cell>
          <table:table-cell office:value-type="float" office:value="38.5724527117361" calcext:value-type="float">
            <text:p>38.5724527117361</text:p>
          </table:table-cell>
          <table:table-cell office:value-type="float" office:value="679.641604159926" calcext:value-type="float">
            <text:p>679.6416041599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.87" calcext:value-type="float">
            <text:p>48.87</text:p>
          </table:table-cell>
          <table:table-cell office:value-type="float" office:value="38.6" calcext:value-type="float">
            <text:p>38.6</text:p>
          </table:table-cell>
          <table:table-cell office:value-type="float" office:value="39.112" calcext:value-type="float">
            <text:p>39.112</text:p>
          </table:table-cell>
          <table:table-cell office:value-type="float" office:value="865" calcext:value-type="float">
            <text:p>865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office:value-type="float" office:value="38.6385166450507" calcext:value-type="float">
            <text:p>38.6385166450507</text:p>
          </table:table-cell>
          <table:table-cell office:value-type="float" office:value="693.83984466654" calcext:value-type="float">
            <text:p>693.83984466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03" calcext:value-type="float">
            <text:p>49.03</text:p>
          </table:table-cell>
          <table:table-cell office:value-type="float" office:value="38.7" calcext:value-type="float">
            <text:p>38.7</text:p>
          </table:table-cell>
          <table:table-cell office:value-type="float" office:value="39.2122" calcext:value-type="float">
            <text:p>39.2122</text:p>
          </table:table-cell>
          <table:table-cell office:value-type="float" office:value="866" calcext:value-type="float">
            <text:p>866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office:value-type="float" office:value="38.7198148940126" calcext:value-type="float">
            <text:p>38.7198148940126</text:p>
          </table:table-cell>
          <table:table-cell office:value-type="float" office:value="710.05509741331" calcext:value-type="float">
            <text:p>710.05509741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8.8" calcext:value-type="float">
            <text:p>38.8</text:p>
          </table:table-cell>
          <table:table-cell office:value-type="float" office:value="39.3124" calcext:value-type="float">
            <text:p>39.3124</text:p>
          </table:table-cell>
          <table:table-cell office:value-type="float" office:value="821" calcext:value-type="float">
            <text:p>821</text:p>
          </table:table-cell>
          <table:table-cell office:value-type="float" office:value="656.8" calcext:value-type="float">
            <text:p>656.8</text:p>
          </table:table-cell>
          <table:table-cell office:value-type="float" office:value="164.2" calcext:value-type="float">
            <text:p>164.2</text:p>
          </table:table-cell>
          <table:table-cell office:value-type="float" office:value="38.8137932540668" calcext:value-type="float">
            <text:p>38.8137932540668</text:p>
          </table:table-cell>
          <table:table-cell office:value-type="float" office:value="724.366811166325" calcext:value-type="float">
            <text:p>724.366811166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38.9" calcext:value-type="float">
            <text:p>38.9</text:p>
          </table:table-cell>
          <table:table-cell office:value-type="float" office:value="39.4126" calcext:value-type="float">
            <text:p>39.4126</text:p>
          </table:table-cell>
          <table:table-cell office:value-type="float" office:value="751" calcext:value-type="float">
            <text:p>751</text:p>
          </table:table-cell>
          <table:table-cell office:value-type="float" office:value="656.8" calcext:value-type="float">
            <text:p>656.8</text:p>
          </table:table-cell>
          <table:table-cell office:value-type="float" office:value="164.2" calcext:value-type="float">
            <text:p>164.2</text:p>
          </table:table-cell>
          <table:table-cell office:value-type="float" office:value="38.9185625212643" calcext:value-type="float">
            <text:p>38.9185625212643</text:p>
          </table:table-cell>
          <table:table-cell office:value-type="float" office:value="735.654295974374" calcext:value-type="float">
            <text:p>735.654295974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53" calcext:value-type="float">
            <text:p>49.53</text:p>
          </table:table-cell>
          <table:table-cell office:value-type="float" office:value="39" calcext:value-type="float">
            <text:p>39</text:p>
          </table:table-cell>
          <table:table-cell office:value-type="float" office:value="39.5128" calcext:value-type="float">
            <text:p>39.5128</text:p>
          </table:table-cell>
          <table:table-cell office:value-type="float" office:value="724" calcext:value-type="float">
            <text:p>724</text:p>
          </table:table-cell>
          <table:table-cell office:value-type="float" office:value="576.8" calcext:value-type="float">
            <text:p>576.8</text:p>
          </table:table-cell>
          <table:table-cell office:value-type="float" office:value="144.2" calcext:value-type="float">
            <text:p>144.2</text:p>
          </table:table-cell>
          <table:table-cell office:value-type="float" office:value="39.0165506836743" calcext:value-type="float">
            <text:p>39.0165506836743</text:p>
          </table:table-cell>
          <table:table-cell office:value-type="float" office:value="743.863181059969" calcext:value-type="float">
            <text:p>743.863181059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39" calcext:value-type="float">
            <text:p>39</text:p>
          </table:table-cell>
          <table:table-cell office:value-type="float" office:value="39.6124" calcext:value-type="float">
            <text:p>39.6124</text:p>
          </table:table-cell>
          <table:table-cell office:value-type="float" office:value="799" calcext:value-type="float">
            <text:p>799</text:p>
          </table:table-cell>
          <table:table-cell office:value-type="float" office:value="576.8" calcext:value-type="float">
            <text:p>576.8</text:p>
          </table:table-cell>
          <table:table-cell office:value-type="float" office:value="144.2" calcext:value-type="float">
            <text:p>144.2</text:p>
          </table:table-cell>
          <table:table-cell office:value-type="float" office:value="39.0636173630002" calcext:value-type="float">
            <text:p>39.0636173630002</text:p>
          </table:table-cell>
          <table:table-cell office:value-type="float" office:value="751.247038899347" calcext:value-type="float">
            <text:p>751.2470388993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.87" calcext:value-type="float">
            <text:p>49.87</text:p>
          </table:table-cell>
          <table:table-cell office:value-type="float" office:value="39.1" calcext:value-type="float">
            <text:p>39.1</text:p>
          </table:table-cell>
          <table:table-cell office:value-type="float" office:value="39.7126" calcext:value-type="float">
            <text:p>39.7126</text:p>
          </table:table-cell>
          <table:table-cell office:value-type="float" office:value="851" calcext:value-type="float">
            <text:p>851</text:p>
          </table:table-cell>
          <table:table-cell office:value-type="float" office:value="680.8" calcext:value-type="float">
            <text:p>680.8</text:p>
          </table:table-cell>
          <table:table-cell office:value-type="float" office:value="170.2" calcext:value-type="float">
            <text:p>170.2</text:p>
          </table:table-cell>
          <table:table-cell office:value-type="float" office:value="39.1333488236981" calcext:value-type="float">
            <text:p>39.1333488236981</text:p>
          </table:table-cell>
          <table:table-cell office:value-type="float" office:value="762.509586614596" calcext:value-type="float">
            <text:p>762.5095866145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03" calcext:value-type="float">
            <text:p>50.03</text:p>
          </table:table-cell>
          <table:table-cell office:value-type="float" office:value="39.2" calcext:value-type="float">
            <text:p>39.2</text:p>
          </table:table-cell>
          <table:table-cell office:value-type="float" office:value="39.8128" calcext:value-type="float">
            <text:p>39.8128</text:p>
          </table:table-cell>
          <table:table-cell office:value-type="float" office:value="802" calcext:value-type="float">
            <text:p>802</text:p>
          </table:table-cell>
          <table:table-cell office:value-type="float" office:value="680.8" calcext:value-type="float">
            <text:p>680.8</text:p>
          </table:table-cell>
          <table:table-cell office:value-type="float" office:value="170.2" calcext:value-type="float">
            <text:p>170.2</text:p>
          </table:table-cell>
          <table:table-cell office:value-type="float" office:value="39.2331294210712" calcext:value-type="float">
            <text:p>39.2331294210712</text:p>
          </table:table-cell>
          <table:table-cell office:value-type="float" office:value="773.790981831747" calcext:value-type="float">
            <text:p>773.7909818317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9.3" calcext:value-type="float">
            <text:p>39.3</text:p>
          </table:table-cell>
          <table:table-cell office:value-type="float" office:value="39.913" calcext:value-type="float">
            <text:p>39.913</text:p>
          </table:table-cell>
          <table:table-cell office:value-type="float" office:value="788" calcext:value-type="float">
            <text:p>788</text:p>
          </table:table-cell>
          <table:table-cell office:value-type="float" office:value="630.4" calcext:value-type="float">
            <text:p>630.4</text:p>
          </table:table-cell>
          <table:table-cell office:value-type="float" office:value="157.6" calcext:value-type="float">
            <text:p>157.6</text:p>
          </table:table-cell>
          <table:table-cell office:value-type="float" office:value="39.3256874493648" calcext:value-type="float">
            <text:p>39.3256874493648</text:p>
          </table:table-cell>
          <table:table-cell office:value-type="float" office:value="783.865861005716" calcext:value-type="float">
            <text:p>783.865861005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37" calcext:value-type="float">
            <text:p>50.37</text:p>
          </table:table-cell>
          <table:table-cell office:value-type="float" office:value="39.4" calcext:value-type="float">
            <text:p>39.4</text:p>
          </table:table-cell>
          <table:table-cell office:value-type="float" office:value="40.0126" calcext:value-type="float">
            <text:p>40.0126</text:p>
          </table:table-cell>
          <table:table-cell office:value-type="float" office:value="778" calcext:value-type="float">
            <text:p>778</text:p>
          </table:table-cell>
          <table:table-cell office:value-type="float" office:value="630.4" calcext:value-type="float">
            <text:p>630.4</text:p>
          </table:table-cell>
          <table:table-cell office:value-type="float" office:value="157.6" calcext:value-type="float">
            <text:p>157.6</text:p>
          </table:table-cell>
          <table:table-cell office:value-type="float" office:value="39.4177009728469" calcext:value-type="float">
            <text:p>39.4177009728469</text:p>
          </table:table-cell>
          <table:table-cell office:value-type="float" office:value="792.550173216781" calcext:value-type="float">
            <text:p>792.550173216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39.5" calcext:value-type="float">
            <text:p>39.5</text:p>
          </table:table-cell>
          <table:table-cell office:value-type="float" office:value="40.1128" calcext:value-type="float">
            <text:p>40.1128</text:p>
          </table:table-cell>
          <table:table-cell office:value-type="float" office:value="831" calcext:value-type="float">
            <text:p>831</text:p>
          </table:table-cell>
          <table:table-cell office:value-type="float" office:value="666.4" calcext:value-type="float">
            <text:p>666.4</text:p>
          </table:table-cell>
          <table:table-cell office:value-type="float" office:value="166.6" calcext:value-type="float">
            <text:p>166.6</text:p>
          </table:table-cell>
          <table:table-cell office:value-type="float" office:value="39.4953699741138" calcext:value-type="float">
            <text:p>39.4953699741138</text:p>
          </table:table-cell>
          <table:table-cell office:value-type="float" office:value="800.51420718634" calcext:value-type="float">
            <text:p>800.51420718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39.5" calcext:value-type="float">
            <text:p>39.5</text:p>
          </table:table-cell>
          <table:table-cell office:value-type="float" office:value="40.213" calcext:value-type="float">
            <text:p>40.213</text:p>
          </table:table-cell>
          <table:table-cell office:value-type="float" office:value="845" calcext:value-type="float">
            <text:p>845</text:p>
          </table:table-cell>
          <table:table-cell office:value-type="float" office:value="666.4" calcext:value-type="float">
            <text:p>666.4</text:p>
          </table:table-cell>
          <table:table-cell office:value-type="float" office:value="166.6" calcext:value-type="float">
            <text:p>166.6</text:p>
          </table:table-cell>
          <table:table-cell office:value-type="float" office:value="39.5709268299121" calcext:value-type="float">
            <text:p>39.5709268299121</text:p>
          </table:table-cell>
          <table:table-cell office:value-type="float" office:value="809.351266953883" calcext:value-type="float">
            <text:p>809.3512669538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.87" calcext:value-type="float">
            <text:p>50.87</text:p>
          </table:table-cell>
          <table:table-cell office:value-type="float" office:value="39.7" calcext:value-type="float">
            <text:p>39.7</text:p>
          </table:table-cell>
          <table:table-cell office:value-type="float" office:value="40.3126" calcext:value-type="float">
            <text:p>40.3126</text:p>
          </table:table-cell>
          <table:table-cell office:value-type="float" office:value="871" calcext:value-type="float">
            <text:p>871</text:p>
          </table:table-cell>
          <table:table-cell office:value-type="float" office:value="699.2" calcext:value-type="float">
            <text:p>699.2</text:p>
          </table:table-cell>
          <table:table-cell office:value-type="float" office:value="174.8" calcext:value-type="float">
            <text:p>174.8</text:p>
          </table:table-cell>
          <table:table-cell office:value-type="float" office:value="39.6600930770738" calcext:value-type="float">
            <text:p>39.6600930770738</text:p>
          </table:table-cell>
          <table:table-cell office:value-type="float" office:value="820.585567356346" calcext:value-type="float">
            <text:p>820.585567356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03" calcext:value-type="float">
            <text:p>51.03</text:p>
          </table:table-cell>
          <table:table-cell office:value-type="float" office:value="39.7" calcext:value-type="float">
            <text:p>39.7</text:p>
          </table:table-cell>
          <table:table-cell office:value-type="float" office:value="40.4122" calcext:value-type="float">
            <text:p>40.4122</text:p>
          </table:table-cell>
          <table:table-cell office:value-type="float" office:value="795" calcext:value-type="float">
            <text:p>795</text:p>
          </table:table-cell>
          <table:table-cell office:value-type="float" office:value="699.2" calcext:value-type="float">
            <text:p>699.2</text:p>
          </table:table-cell>
          <table:table-cell office:value-type="float" office:value="174.8" calcext:value-type="float">
            <text:p>174.8</text:p>
          </table:table-cell>
          <table:table-cell office:value-type="float" office:value="39.7515879375988" calcext:value-type="float">
            <text:p>39.7515879375988</text:p>
          </table:table-cell>
          <table:table-cell office:value-type="float" office:value="828.890306611151" calcext:value-type="float">
            <text:p>828.8903066111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39.7" calcext:value-type="float">
            <text:p>39.7</text:p>
          </table:table-cell>
          <table:table-cell office:value-type="float" office:value="40.5124" calcext:value-type="float">
            <text:p>40.5124</text:p>
          </table:table-cell>
          <table:table-cell office:value-type="float" office:value="944" calcext:value-type="float">
            <text:p>944</text:p>
          </table:table-cell>
          <table:table-cell office:value-type="float" office:value="755.2" calcext:value-type="float">
            <text:p>755.2</text:p>
          </table:table-cell>
          <table:table-cell office:value-type="float" office:value="188.8" calcext:value-type="float">
            <text:p>188.8</text:p>
          </table:table-cell>
          <table:table-cell office:value-type="float" office:value="39.7817405173128" calcext:value-type="float">
            <text:p>39.7817405173128</text:p>
          </table:table-cell>
          <table:table-cell office:value-type="float" office:value="836.175871769225" calcext:value-type="float">
            <text:p>836.1758717692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37" calcext:value-type="float">
            <text:p>51.37</text:p>
          </table:table-cell>
          <table:table-cell office:value-type="float" office:value="39.9" calcext:value-type="float">
            <text:p>39.9</text:p>
          </table:table-cell>
          <table:table-cell office:value-type="float" office:value="40.6126" calcext:value-type="float">
            <text:p>40.6126</text:p>
          </table:table-cell>
          <table:table-cell office:value-type="float" office:value="958" calcext:value-type="float">
            <text:p>958</text:p>
          </table:table-cell>
          <table:table-cell office:value-type="float" office:value="755.2" calcext:value-type="float">
            <text:p>755.2</text:p>
          </table:table-cell>
          <table:table-cell office:value-type="float" office:value="188.8" calcext:value-type="float">
            <text:p>188.8</text:p>
          </table:table-cell>
          <table:table-cell office:value-type="float" office:value="39.8675687869974" calcext:value-type="float">
            <text:p>39.8675687869974</text:p>
          </table:table-cell>
          <table:table-cell office:value-type="float" office:value="850.886979984414" calcext:value-type="float">
            <text:p>850.8869799844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53" calcext:value-type="float">
            <text:p>51.53</text:p>
          </table:table-cell>
          <table:table-cell office:value-type="float" office:value="40" calcext:value-type="float">
            <text:p>40</text:p>
          </table:table-cell>
          <table:table-cell office:value-type="float" office:value="40.7128" calcext:value-type="float">
            <text:p>40.7128</text:p>
          </table:table-cell>
          <table:table-cell office:value-type="float" office:value="902" calcext:value-type="float">
            <text:p>902</text:p>
          </table:table-cell>
          <table:table-cell office:value-type="float" office:value="721.6" calcext:value-type="float">
            <text:p>721.6</text:p>
          </table:table-cell>
          <table:table-cell office:value-type="float" office:value="180.4" calcext:value-type="float">
            <text:p>180.4</text:p>
          </table:table-cell>
          <table:table-cell office:value-type="float" office:value="39.9566214518734" calcext:value-type="float">
            <text:p>39.9566214518734</text:p>
          </table:table-cell>
          <table:table-cell office:value-type="float" office:value="862.480841979906" calcext:value-type="float">
            <text:p>862.480841979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40.1" calcext:value-type="float">
            <text:p>40.1</text:p>
          </table:table-cell>
          <table:table-cell office:value-type="float" office:value="40.8124" calcext:value-type="float">
            <text:p>40.8124</text:p>
          </table:table-cell>
          <table:table-cell office:value-type="float" office:value="797" calcext:value-type="float">
            <text:p>797</text:p>
          </table:table-cell>
          <table:table-cell office:value-type="float" office:value="721.6" calcext:value-type="float">
            <text:p>721.6</text:p>
          </table:table-cell>
          <table:table-cell office:value-type="float" office:value="180.4" calcext:value-type="float">
            <text:p>180.4</text:p>
          </table:table-cell>
          <table:table-cell office:value-type="float" office:value="40.084988408112" calcext:value-type="float">
            <text:p>40.084988408112</text:p>
          </table:table-cell>
          <table:table-cell office:value-type="float" office:value="872.384641534445" calcext:value-type="float">
            <text:p>872.384641534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.87" calcext:value-type="float">
            <text:p>51.87</text:p>
          </table:table-cell>
          <table:table-cell office:value-type="float" office:value="40.2" calcext:value-type="float">
            <text:p>40.2</text:p>
          </table:table-cell>
          <table:table-cell office:value-type="float" office:value="40.9132" calcext:value-type="float">
            <text:p>40.9132</text:p>
          </table:table-cell>
          <table:table-cell office:value-type="float" office:value="815" calcext:value-type="float">
            <text:p>815</text:p>
          </table:table-cell>
          <table:table-cell office:value-type="float" office:value="652" calcext:value-type="float">
            <text:p>652</text:p>
          </table:table-cell>
          <table:table-cell office:value-type="float" office:value="163" calcext:value-type="float">
            <text:p>163</text:p>
          </table:table-cell>
          <table:table-cell office:value-type="float" office:value="40.1749887057803" calcext:value-type="float">
            <text:p>40.1749887057803</text:p>
          </table:table-cell>
          <table:table-cell office:value-type="float" office:value="876.799224640457" calcext:value-type="float">
            <text:p>876.799224640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03" calcext:value-type="float">
            <text:p>52.03</text:p>
          </table:table-cell>
          <table:table-cell office:value-type="float" office:value="40.3" calcext:value-type="float">
            <text:p>40.3</text:p>
          </table:table-cell>
          <table:table-cell office:value-type="float" office:value="41.0122" calcext:value-type="float">
            <text:p>41.0122</text:p>
          </table:table-cell>
          <table:table-cell office:value-type="float" office:value="780" calcext:value-type="float">
            <text:p>780</text:p>
          </table:table-cell>
          <table:table-cell office:value-type="float" office:value="652" calcext:value-type="float">
            <text:p>652</text:p>
          </table:table-cell>
          <table:table-cell office:value-type="float" office:value="163" calcext:value-type="float">
            <text:p>163</text:p>
          </table:table-cell>
          <table:table-cell office:value-type="float" office:value="40.2819412116573" calcext:value-type="float">
            <text:p>40.2819412116573</text:p>
          </table:table-cell>
          <table:table-cell office:value-type="float" office:value="881.653989504451" calcext:value-type="float">
            <text:p>881.6539895044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40.4" calcext:value-type="float">
            <text:p>40.4</text:p>
          </table:table-cell>
          <table:table-cell office:value-type="float" office:value="41.1124" calcext:value-type="float">
            <text:p>41.1124</text:p>
          </table:table-cell>
          <table:table-cell office:value-type="float" office:value="798" calcext:value-type="float">
            <text:p>79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0.3647051690816" calcext:value-type="float">
            <text:p>40.3647051690816</text:p>
          </table:table-cell>
          <table:table-cell office:value-type="float" office:value="884.818800185188" calcext:value-type="float">
            <text:p>884.818800185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37" calcext:value-type="float">
            <text:p>52.37</text:p>
          </table:table-cell>
          <table:table-cell office:value-type="float" office:value="40.5" calcext:value-type="float">
            <text:p>40.5</text:p>
          </table:table-cell>
          <table:table-cell office:value-type="float" office:value="41.2126" calcext:value-type="float">
            <text:p>41.2126</text:p>
          </table:table-cell>
          <table:table-cell office:value-type="float" office:value="724" calcext:value-type="float">
            <text:p>724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0.4948271326854" calcext:value-type="float">
            <text:p>40.4948271326854</text:p>
          </table:table-cell>
          <table:table-cell office:value-type="float" office:value="889.178684488165" calcext:value-type="float">
            <text:p>889.178684488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40.6" calcext:value-type="float">
            <text:p>40.6</text:p>
          </table:table-cell>
          <table:table-cell office:value-type="float" office:value="41.3122" calcext:value-type="float">
            <text:p>41.3122</text:p>
          </table:table-cell>
          <table:table-cell office:value-type="float" office:value="781" calcext:value-type="float">
            <text:p>781</text:p>
          </table:table-cell>
          <table:table-cell office:value-type="float" office:value="624.8" calcext:value-type="float">
            <text:p>624.8</text:p>
          </table:table-cell>
          <table:table-cell office:value-type="float" office:value="156.2" calcext:value-type="float">
            <text:p>156.2</text:p>
          </table:table-cell>
          <table:table-cell office:value-type="float" office:value="40.5645197095515" calcext:value-type="float">
            <text:p>40.5645197095515</text:p>
          </table:table-cell>
          <table:table-cell office:value-type="float" office:value="889.894704735793" calcext:value-type="float">
            <text:p>889.8947047357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40.7" calcext:value-type="float">
            <text:p>40.7</text:p>
          </table:table-cell>
          <table:table-cell office:value-type="float" office:value="41.4124" calcext:value-type="float">
            <text:p>41.4124</text:p>
          </table:table-cell>
          <table:table-cell office:value-type="float" office:value="745" calcext:value-type="float">
            <text:p>745</text:p>
          </table:table-cell>
          <table:table-cell office:value-type="float" office:value="624.8" calcext:value-type="float">
            <text:p>624.8</text:p>
          </table:table-cell>
          <table:table-cell office:value-type="float" office:value="156.2" calcext:value-type="float">
            <text:p>156.2</text:p>
          </table:table-cell>
          <table:table-cell office:value-type="float" office:value="40.6731241757113" calcext:value-type="float">
            <text:p>40.6731241757113</text:p>
          </table:table-cell>
          <table:table-cell office:value-type="float" office:value="892.995356847236" calcext:value-type="float">
            <text:p>892.995356847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2.87" calcext:value-type="float">
            <text:p>52.87</text:p>
          </table:table-cell>
          <table:table-cell office:value-type="float" office:value="40.8" calcext:value-type="float">
            <text:p>40.8</text:p>
          </table:table-cell>
          <table:table-cell office:value-type="float" office:value="41.5132" calcext:value-type="float">
            <text:p>41.5132</text:p>
          </table:table-cell>
          <table:table-cell office:value-type="float" office:value="724" calcext:value-type="float">
            <text:p>724</text:p>
          </table:table-cell>
          <table:table-cell office:value-type="float" office:value="579.2" calcext:value-type="float">
            <text:p>579.2</text:p>
          </table:table-cell>
          <table:table-cell office:value-type="float" office:value="144.8" calcext:value-type="float">
            <text:p>144.8</text:p>
          </table:table-cell>
          <table:table-cell office:value-type="float" office:value="40.7831312170423" calcext:value-type="float">
            <text:p>40.7831312170423</text:p>
          </table:table-cell>
          <table:table-cell office:value-type="float" office:value="894.656571430412" calcext:value-type="float">
            <text:p>894.656571430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03" calcext:value-type="float">
            <text:p>53.03</text:p>
          </table:table-cell>
          <table:table-cell office:value-type="float" office:value="40.8" calcext:value-type="float">
            <text:p>40.8</text:p>
          </table:table-cell>
          <table:table-cell office:value-type="float" office:value="41.6134" calcext:value-type="float">
            <text:p>41.6134</text:p>
          </table:table-cell>
          <table:table-cell office:value-type="float" office:value="794" calcext:value-type="float">
            <text:p>794</text:p>
          </table:table-cell>
          <table:table-cell office:value-type="float" office:value="579.2" calcext:value-type="float">
            <text:p>579.2</text:p>
          </table:table-cell>
          <table:table-cell office:value-type="float" office:value="144.8" calcext:value-type="float">
            <text:p>144.8</text:p>
          </table:table-cell>
          <table:table-cell office:value-type="float" office:value="40.8614831320073" calcext:value-type="float">
            <text:p>40.8614831320073</text:p>
          </table:table-cell>
          <table:table-cell office:value-type="float" office:value="895.686804143124" calcext:value-type="float">
            <text:p>895.6868041431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41" calcext:value-type="float">
            <text:p>41</text:p>
          </table:table-cell>
          <table:table-cell office:value-type="float" office:value="41.7124" calcext:value-type="float">
            <text:p>41.7124</text:p>
          </table:table-cell>
          <table:table-cell office:value-type="float" office:value="829" calcext:value-type="float">
            <text:p>829</text:p>
          </table:table-cell>
          <table:table-cell office:value-type="float" office:value="663.2" calcext:value-type="float">
            <text:p>663.2</text:p>
          </table:table-cell>
          <table:table-cell office:value-type="float" office:value="165.8" calcext:value-type="float">
            <text:p>165.8</text:p>
          </table:table-cell>
          <table:table-cell office:value-type="float" office:value="40.9439576492331" calcext:value-type="float">
            <text:p>40.9439576492331</text:p>
          </table:table-cell>
          <table:table-cell office:value-type="float" office:value="900.978028323292" calcext:value-type="float">
            <text:p>900.978028323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37" calcext:value-type="float">
            <text:p>53.37</text:p>
          </table:table-cell>
          <table:table-cell office:value-type="float" office:value="41" calcext:value-type="float">
            <text:p>41</text:p>
          </table:table-cell>
          <table:table-cell office:value-type="float" office:value="41.8126" calcext:value-type="float">
            <text:p>41.8126</text:p>
          </table:table-cell>
          <table:table-cell office:value-type="float" office:value="790" calcext:value-type="float">
            <text:p>790</text:p>
          </table:table-cell>
          <table:table-cell office:value-type="float" office:value="663.2" calcext:value-type="float">
            <text:p>663.2</text:p>
          </table:table-cell>
          <table:table-cell office:value-type="float" office:value="165.8" calcext:value-type="float">
            <text:p>165.8</text:p>
          </table:table-cell>
          <table:table-cell office:value-type="float" office:value="41.0530808771869" calcext:value-type="float">
            <text:p>41.0530808771869</text:p>
          </table:table-cell>
          <table:table-cell office:value-type="float" office:value="905.36711083977" calcext:value-type="float">
            <text:p>905.36711083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53" calcext:value-type="float">
            <text:p>53.53</text:p>
          </table:table-cell>
          <table:table-cell office:value-type="float" office:value="41.2" calcext:value-type="float">
            <text:p>41.2</text:p>
          </table:table-cell>
          <table:table-cell office:value-type="float" office:value="41.9128" calcext:value-type="float">
            <text:p>41.9128</text:p>
          </table:table-cell>
          <table:table-cell office:value-type="float" office:value="755" calcext:value-type="float">
            <text:p>755</text:p>
          </table:table-cell>
          <table:table-cell office:value-type="float" office:value="663.2" calcext:value-type="float">
            <text:p>663.2</text:p>
          </table:table-cell>
          <table:table-cell office:value-type="float" office:value="165.8" calcext:value-type="float">
            <text:p>165.8</text:p>
          </table:table-cell>
          <table:table-cell office:value-type="float" office:value="41.1521298482663" calcext:value-type="float">
            <text:p>41.1521298482663</text:p>
          </table:table-cell>
          <table:table-cell office:value-type="float" office:value="908.112431206265" calcext:value-type="float">
            <text:p>908.112431206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41.2" calcext:value-type="float">
            <text:p>41.2</text:p>
          </table:table-cell>
          <table:table-cell office:value-type="float" office:value="42.013" calcext:value-type="float">
            <text:p>42.013</text:p>
          </table:table-cell>
          <table:table-cell office:value-type="float" office:value="734" calcext:value-type="float">
            <text:p>734</text:p>
          </table:table-cell>
          <table:table-cell office:value-type="float" office:value="631.2" calcext:value-type="float">
            <text:p>631.2</text:p>
          </table:table-cell>
          <table:table-cell office:value-type="float" office:value="157.8" calcext:value-type="float">
            <text:p>157.8</text:p>
          </table:table-cell>
          <table:table-cell office:value-type="float" office:value="41.2492847776322" calcext:value-type="float">
            <text:p>41.2492847776322</text:p>
          </table:table-cell>
          <table:table-cell office:value-type="float" office:value="910.265120239836" calcext:value-type="float">
            <text:p>910.265120239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.87" calcext:value-type="float">
            <text:p>53.87</text:p>
          </table:table-cell>
          <table:table-cell office:value-type="float" office:value="41.3" calcext:value-type="float">
            <text:p>41.3</text:p>
          </table:table-cell>
          <table:table-cell office:value-type="float" office:value="42.1132" calcext:value-type="float">
            <text:p>42.1132</text:p>
          </table:table-cell>
          <table:table-cell office:value-type="float" office:value="788" calcext:value-type="float">
            <text:p>788</text:p>
          </table:table-cell>
          <table:table-cell office:value-type="float" office:value="631.2" calcext:value-type="float">
            <text:p>631.2</text:p>
          </table:table-cell>
          <table:table-cell office:value-type="float" office:value="157.8" calcext:value-type="float">
            <text:p>157.8</text:p>
          </table:table-cell>
          <table:table-cell office:value-type="float" office:value="41.3368641142317" calcext:value-type="float">
            <text:p>41.3368641142317</text:p>
          </table:table-cell>
          <table:table-cell office:value-type="float" office:value="912.774973155007" calcext:value-type="float">
            <text:p>912.774973155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03" calcext:value-type="float">
            <text:p>54.03</text:p>
          </table:table-cell>
          <table:table-cell office:value-type="float" office:value="41.4" calcext:value-type="float">
            <text:p>41.4</text:p>
          </table:table-cell>
          <table:table-cell office:value-type="float" office:value="42.2128" calcext:value-type="float">
            <text:p>42.2128</text:p>
          </table:table-cell>
          <table:table-cell office:value-type="float" office:value="757" calcext:value-type="float">
            <text:p>757</text:p>
          </table:table-cell>
          <table:table-cell office:value-type="float" office:value="630.4" calcext:value-type="float">
            <text:p>630.4</text:p>
          </table:table-cell>
          <table:table-cell office:value-type="float" office:value="157.6" calcext:value-type="float">
            <text:p>157.6</text:p>
          </table:table-cell>
          <table:table-cell office:value-type="float" office:value="41.4417771626829" calcext:value-type="float">
            <text:p>41.4417771626829</text:p>
          </table:table-cell>
          <table:table-cell office:value-type="float" office:value="915.952524581141" calcext:value-type="float">
            <text:p>915.952524581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41.5" calcext:value-type="float">
            <text:p>41.5</text:p>
          </table:table-cell>
          <table:table-cell office:value-type="float" office:value="42.3124" calcext:value-type="float">
            <text:p>42.3124</text:p>
          </table:table-cell>
          <table:table-cell office:value-type="float" office:value="742" calcext:value-type="float">
            <text:p>742</text:p>
          </table:table-cell>
          <table:table-cell office:value-type="float" office:value="630.4" calcext:value-type="float">
            <text:p>630.4</text:p>
          </table:table-cell>
          <table:table-cell office:value-type="float" office:value="157.6" calcext:value-type="float">
            <text:p>157.6</text:p>
          </table:table-cell>
          <table:table-cell office:value-type="float" office:value="41.5459155117056" calcext:value-type="float">
            <text:p>41.5459155117056</text:p>
          </table:table-cell>
          <table:table-cell office:value-type="float" office:value="918.159966552525" calcext:value-type="float">
            <text:p>918.159966552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37" calcext:value-type="float">
            <text:p>54.37</text:p>
          </table:table-cell>
          <table:table-cell office:value-type="float" office:value="41.7" calcext:value-type="float">
            <text:p>41.7</text:p>
          </table:table-cell>
          <table:table-cell office:value-type="float" office:value="42.4126" calcext:value-type="float">
            <text:p>42.4126</text:p>
          </table:table-cell>
          <table:table-cell office:value-type="float" office:value="763" calcext:value-type="float">
            <text:p>763</text:p>
          </table:table-cell>
          <table:table-cell office:value-type="float" office:value="593.6" calcext:value-type="float">
            <text:p>593.6</text:p>
          </table:table-cell>
          <table:table-cell office:value-type="float" office:value="148.4" calcext:value-type="float">
            <text:p>148.4</text:p>
          </table:table-cell>
          <table:table-cell office:value-type="float" office:value="41.6612399732591" calcext:value-type="float">
            <text:p>41.6612399732591</text:p>
          </table:table-cell>
          <table:table-cell office:value-type="float" office:value="920.344699225966" calcext:value-type="float">
            <text:p>920.344699225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53" calcext:value-type="float">
            <text:p>54.53</text:p>
          </table:table-cell>
          <table:table-cell office:value-type="float" office:value="41.7" calcext:value-type="float">
            <text:p>41.7</text:p>
          </table:table-cell>
          <table:table-cell office:value-type="float" office:value="42.5128" calcext:value-type="float">
            <text:p>42.5128</text:p>
          </table:table-cell>
          <table:table-cell office:value-type="float" office:value="700" calcext:value-type="float">
            <text:p>700</text:p>
          </table:table-cell>
          <table:table-cell office:value-type="float" office:value="593.6" calcext:value-type="float">
            <text:p>593.6</text:p>
          </table:table-cell>
          <table:table-cell office:value-type="float" office:value="148.4" calcext:value-type="float">
            <text:p>148.4</text:p>
          </table:table-cell>
          <table:table-cell office:value-type="float" office:value="41.7595157829829" calcext:value-type="float">
            <text:p>41.7595157829829</text:p>
          </table:table-cell>
          <table:table-cell office:value-type="float" office:value="919.809438461223" calcext:value-type="float">
            <text:p>919.809438461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41.9" calcext:value-type="float">
            <text:p>41.9</text:p>
          </table:table-cell>
          <table:table-cell office:value-type="float" office:value="42.613" calcext:value-type="float">
            <text:p>42.613</text:p>
          </table:table-cell>
          <table:table-cell office:value-type="float" office:value="716" calcext:value-type="float">
            <text:p>716</text:p>
          </table:table-cell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41.8866244928847" calcext:value-type="float">
            <text:p>41.8866244928847</text:p>
          </table:table-cell>
          <table:table-cell office:value-type="float" office:value="920.531786058084" calcext:value-type="float">
            <text:p>920.531786058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.87" calcext:value-type="float">
            <text:p>54.87</text:p>
          </table:table-cell>
          <table:table-cell office:value-type="float" office:value="42" calcext:value-type="float">
            <text:p>42</text:p>
          </table:table-cell>
          <table:table-cell office:value-type="float" office:value="42.7126" calcext:value-type="float">
            <text:p>42.7126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140" calcext:value-type="float">
            <text:p>140</text:p>
          </table:table-cell>
          <table:table-cell office:value-type="float" office:value="41.9640133325333" calcext:value-type="float">
            <text:p>41.9640133325333</text:p>
          </table:table-cell>
          <table:table-cell office:value-type="float" office:value="918.491301148846" calcext:value-type="float">
            <text:p>918.4913011488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03" calcext:value-type="float">
            <text:p>55.03</text:p>
          </table:table-cell>
          <table:table-cell office:value-type="float" office:value="42.1" calcext:value-type="float">
            <text:p>42.1</text:p>
          </table:table-cell>
          <table:table-cell office:value-type="float" office:value="42.8134" calcext:value-type="float">
            <text:p>42.8134</text:p>
          </table:table-cell>
          <table:table-cell office:value-type="float" office:value="746" calcext:value-type="float">
            <text:p>746</text:p>
          </table:table-cell>
          <table:table-cell office:value-type="float" office:value="558.4" calcext:value-type="float">
            <text:p>558.4</text:p>
          </table:table-cell>
          <table:table-cell office:value-type="float" office:value="139.6" calcext:value-type="float">
            <text:p>139.6</text:p>
          </table:table-cell>
          <table:table-cell office:value-type="float" office:value="42.0774105051692" calcext:value-type="float">
            <text:p>42.0774105051692</text:p>
          </table:table-cell>
          <table:table-cell office:value-type="float" office:value="918.314026508603" calcext:value-type="float">
            <text:p>918.3140265086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42.1" calcext:value-type="float">
            <text:p>42.1</text:p>
          </table:table-cell>
          <table:table-cell office:value-type="float" office:value="42.9124" calcext:value-type="float">
            <text:p>42.9124</text:p>
          </table:table-cell>
          <table:table-cell office:value-type="float" office:value="735" calcext:value-type="float">
            <text:p>735</text:p>
          </table:table-cell>
          <table:table-cell office:value-type="float" office:value="558.4" calcext:value-type="float">
            <text:p>558.4</text:p>
          </table:table-cell>
          <table:table-cell office:value-type="float" office:value="139.6" calcext:value-type="float">
            <text:p>139.6</text:p>
          </table:table-cell>
          <table:table-cell office:value-type="float" office:value="42.1598904644318" calcext:value-type="float">
            <text:p>42.1598904644318</text:p>
          </table:table-cell>
          <table:table-cell office:value-type="float" office:value="917.947070160054" calcext:value-type="float">
            <text:p>917.9470701600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37" calcext:value-type="float">
            <text:p>55.37</text:p>
          </table:table-cell>
          <table:table-cell office:value-type="float" office:value="42.3" calcext:value-type="float">
            <text:p>42.3</text:p>
          </table:table-cell>
          <table:table-cell office:value-type="float" office:value="43.0132" calcext:value-type="float">
            <text:p>43.0132</text:p>
          </table:table-cell>
          <table:table-cell office:value-type="float" office:value="812" calcext:value-type="float">
            <text:p>812</text:p>
          </table:table-cell>
          <table:table-cell office:value-type="float" office:value="587.2" calcext:value-type="float">
            <text:p>587.2</text:p>
          </table:table-cell>
          <table:table-cell office:value-type="float" office:value="146.8" calcext:value-type="float">
            <text:p>146.8</text:p>
          </table:table-cell>
          <table:table-cell office:value-type="float" office:value="42.2385256147567" calcext:value-type="float">
            <text:p>42.2385256147567</text:p>
          </table:table-cell>
          <table:table-cell office:value-type="float" office:value="919.597950911334" calcext:value-type="float">
            <text:p>919.597950911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53" calcext:value-type="float">
            <text:p>55.53</text:p>
          </table:table-cell>
          <table:table-cell office:value-type="float" office:value="42.3" calcext:value-type="float">
            <text:p>42.3</text:p>
          </table:table-cell>
          <table:table-cell office:value-type="float" office:value="43.1134" calcext:value-type="float">
            <text:p>43.1134</text:p>
          </table:table-cell>
          <table:table-cell office:value-type="float" office:value="777" calcext:value-type="float">
            <text:p>777</text:p>
          </table:table-cell>
          <table:table-cell office:value-type="float" office:value="587.2" calcext:value-type="float">
            <text:p>587.2</text:p>
          </table:table-cell>
          <table:table-cell office:value-type="float" office:value="146.8" calcext:value-type="float">
            <text:p>146.8</text:p>
          </table:table-cell>
          <table:table-cell office:value-type="float" office:value="42.3481047398398" calcext:value-type="float">
            <text:p>42.3481047398398</text:p>
          </table:table-cell>
          <table:table-cell office:value-type="float" office:value="922.81588693775" calcext:value-type="float">
            <text:p>922.815886937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42.5" calcext:value-type="float">
            <text:p>42.5</text:p>
          </table:table-cell>
          <table:table-cell office:value-type="float" office:value="43.2136" calcext:value-type="float">
            <text:p>43.2136</text:p>
          </table:table-cell>
          <table:table-cell office:value-type="float" office:value="810" calcext:value-type="float">
            <text:p>810</text:p>
          </table:table-cell>
          <table:table-cell office:value-type="float" office:value="621.6" calcext:value-type="float">
            <text:p>621.6</text:p>
          </table:table-cell>
          <table:table-cell office:value-type="float" office:value="155.4" calcext:value-type="float">
            <text:p>155.4</text:p>
          </table:table-cell>
          <table:table-cell office:value-type="float" office:value="42.4373090846475" calcext:value-type="float">
            <text:p>42.4373090846475</text:p>
          </table:table-cell>
          <table:table-cell office:value-type="float" office:value="926.597199274161" calcext:value-type="float">
            <text:p>926.597199274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5.87" calcext:value-type="float">
            <text:p>55.87</text:p>
          </table:table-cell>
          <table:table-cell office:value-type="float" office:value="42.5" calcext:value-type="float">
            <text:p>42.5</text:p>
          </table:table-cell>
          <table:table-cell office:value-type="float" office:value="43.3126" calcext:value-type="float">
            <text:p>43.3126</text:p>
          </table:table-cell>
          <table:table-cell office:value-type="float" office:value="774" calcext:value-type="float">
            <text:p>774</text:p>
          </table:table-cell>
          <table:table-cell office:value-type="float" office:value="621.6" calcext:value-type="float">
            <text:p>621.6</text:p>
          </table:table-cell>
          <table:table-cell office:value-type="float" office:value="155.4" calcext:value-type="float">
            <text:p>155.4</text:p>
          </table:table-cell>
          <table:table-cell office:value-type="float" office:value="42.5408548568493" calcext:value-type="float">
            <text:p>42.5408548568493</text:p>
          </table:table-cell>
          <table:table-cell office:value-type="float" office:value="929.230758893163" calcext:value-type="float">
            <text:p>929.230758893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03" calcext:value-type="float">
            <text:p>56.03</text:p>
          </table:table-cell>
          <table:table-cell office:value-type="float" office:value="42.7" calcext:value-type="float">
            <text:p>42.7</text:p>
          </table:table-cell>
          <table:table-cell office:value-type="float" office:value="43.4134" calcext:value-type="float">
            <text:p>43.4134</text:p>
          </table:table-cell>
          <table:table-cell office:value-type="float" office:value="809" calcext:value-type="float">
            <text:p>809</text:p>
          </table:table-cell>
          <table:table-cell office:value-type="float" office:value="616.8" calcext:value-type="float">
            <text:p>616.8</text:p>
          </table:table-cell>
          <table:table-cell office:value-type="float" office:value="154.2" calcext:value-type="float">
            <text:p>154.2</text:p>
          </table:table-cell>
          <table:table-cell office:value-type="float" office:value="42.6335205120092" calcext:value-type="float">
            <text:p>42.6335205120092</text:p>
          </table:table-cell>
          <table:table-cell office:value-type="float" office:value="931.229333847596" calcext:value-type="float">
            <text:p>931.2293338475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2.7" calcext:value-type="float">
            <text:p>42.7</text:p>
          </table:table-cell>
          <table:table-cell office:value-type="float" office:value="43.5124" calcext:value-type="float">
            <text:p>43.5124</text:p>
          </table:table-cell>
          <table:table-cell office:value-type="float" office:value="729" calcext:value-type="float">
            <text:p>729</text:p>
          </table:table-cell>
          <table:table-cell office:value-type="float" office:value="616.8" calcext:value-type="float">
            <text:p>616.8</text:p>
          </table:table-cell>
          <table:table-cell office:value-type="float" office:value="154.2" calcext:value-type="float">
            <text:p>154.2</text:p>
          </table:table-cell>
          <table:table-cell office:value-type="float" office:value="42.7521448631448" calcext:value-type="float">
            <text:p>42.7521448631448</text:p>
          </table:table-cell>
          <table:table-cell office:value-type="float" office:value="933.136099590224" calcext:value-type="float">
            <text:p>933.136099590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37" calcext:value-type="float">
            <text:p>56.37</text:p>
          </table:table-cell>
          <table:table-cell office:value-type="float" office:value="42.8" calcext:value-type="float">
            <text:p>42.8</text:p>
          </table:table-cell>
          <table:table-cell office:value-type="float" office:value="43.6132" calcext:value-type="float">
            <text:p>43.6132</text:p>
          </table:table-cell>
          <table:table-cell office:value-type="float" office:value="829" calcext:value-type="float">
            <text:p>829</text:p>
          </table:table-cell>
          <table:table-cell office:value-type="float" office:value="610.4" calcext:value-type="float">
            <text:p>610.4</text:p>
          </table:table-cell>
          <table:table-cell office:value-type="float" office:value="152.6" calcext:value-type="float">
            <text:p>152.6</text:p>
          </table:table-cell>
          <table:table-cell office:value-type="float" office:value="42.8254327666338" calcext:value-type="float">
            <text:p>42.8254327666338</text:p>
          </table:table-cell>
          <table:table-cell office:value-type="float" office:value="935.169155830863" calcext:value-type="float">
            <text:p>935.1691558308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53" calcext:value-type="float">
            <text:p>56.53</text:p>
          </table:table-cell>
          <table:table-cell office:value-type="float" office:value="42.9" calcext:value-type="float">
            <text:p>42.9</text:p>
          </table:table-cell>
          <table:table-cell office:value-type="float" office:value="43.7128" calcext:value-type="float">
            <text:p>43.7128</text:p>
          </table:table-cell>
          <table:table-cell office:value-type="float" office:value="857" calcext:value-type="float">
            <text:p>857</text:p>
          </table:table-cell>
          <table:table-cell office:value-type="float" office:value="610.4" calcext:value-type="float">
            <text:p>610.4</text:p>
          </table:table-cell>
          <table:table-cell office:value-type="float" office:value="152.6" calcext:value-type="float">
            <text:p>152.6</text:p>
          </table:table-cell>
          <table:table-cell office:value-type="float" office:value="42.9015904730617" calcext:value-type="float">
            <text:p>42.9015904730617</text:p>
          </table:table-cell>
          <table:table-cell office:value-type="float" office:value="939.83159035513" calcext:value-type="float">
            <text:p>939.83159035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43" calcext:value-type="float">
            <text:p>43</text:p>
          </table:table-cell>
          <table:table-cell office:value-type="float" office:value="43.813" calcext:value-type="float">
            <text:p>43.813</text:p>
          </table:table-cell>
          <table:table-cell office:value-type="float" office:value="851" calcext:value-type="float">
            <text:p>851</text:p>
          </table:table-cell>
          <table:table-cell office:value-type="float" office:value="685.6" calcext:value-type="float">
            <text:p>685.6</text:p>
          </table:table-cell>
          <table:table-cell office:value-type="float" office:value="171.4" calcext:value-type="float">
            <text:p>171.4</text:p>
          </table:table-cell>
          <table:table-cell office:value-type="float" office:value="43.0071857102417" calcext:value-type="float">
            <text:p>43.0071857102417</text:p>
          </table:table-cell>
          <table:table-cell office:value-type="float" office:value="945.432047344483" calcext:value-type="float">
            <text:p>945.4320473444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6.87" calcext:value-type="float">
            <text:p>56.87</text:p>
          </table:table-cell>
          <table:table-cell office:value-type="float" office:value="43.1" calcext:value-type="float">
            <text:p>43.1</text:p>
          </table:table-cell>
          <table:table-cell office:value-type="float" office:value="43.9132" calcext:value-type="float">
            <text:p>43.9132</text:p>
          </table:table-cell>
          <table:table-cell office:value-type="float" office:value="850" calcext:value-type="float">
            <text:p>850</text:p>
          </table:table-cell>
          <table:table-cell office:value-type="float" office:value="685.6" calcext:value-type="float">
            <text:p>685.6</text:p>
          </table:table-cell>
          <table:table-cell office:value-type="float" office:value="171.4" calcext:value-type="float">
            <text:p>171.4</text:p>
          </table:table-cell>
          <table:table-cell office:value-type="float" office:value="43.1053708733204" calcext:value-type="float">
            <text:p>43.1053708733204</text:p>
          </table:table-cell>
          <table:table-cell office:value-type="float" office:value="949.724379165857" calcext:value-type="float">
            <text:p>949.7243791658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03" calcext:value-type="float">
            <text:p>57.03</text:p>
          </table:table-cell>
          <table:table-cell office:value-type="float" office:value="43.2" calcext:value-type="float">
            <text:p>43.2</text:p>
          </table:table-cell>
          <table:table-cell office:value-type="float" office:value="44.0134" calcext:value-type="float">
            <text:p>44.0134</text:p>
          </table:table-cell>
          <table:table-cell office:value-type="float" office:value="772" calcext:value-type="float">
            <text:p>772</text:p>
          </table:table-cell>
          <table:table-cell office:value-type="float" office:value="676" calcext:value-type="float">
            <text:p>676</text:p>
          </table:table-cell>
          <table:table-cell office:value-type="float" office:value="169" calcext:value-type="float">
            <text:p>169</text:p>
          </table:table-cell>
          <table:table-cell office:value-type="float" office:value="43.2265062578141" calcext:value-type="float">
            <text:p>43.2265062578141</text:p>
          </table:table-cell>
          <table:table-cell office:value-type="float" office:value="953.133242088834" calcext:value-type="float">
            <text:p>953.1332420888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43.3" calcext:value-type="float">
            <text:p>43.3</text:p>
          </table:table-cell>
          <table:table-cell office:value-type="float" office:value="44.1142" calcext:value-type="float">
            <text:p>44.1142</text:p>
          </table:table-cell>
          <table:table-cell office:value-type="float" office:value="814" calcext:value-type="float">
            <text:p>814</text:p>
          </table:table-cell>
          <table:table-cell office:value-type="float" office:value="676" calcext:value-type="float">
            <text:p>676</text:p>
          </table:table-cell>
          <table:table-cell office:value-type="float" office:value="169" calcext:value-type="float">
            <text:p>169</text:p>
          </table:table-cell>
          <table:table-cell office:value-type="float" office:value="43.3009927294657" calcext:value-type="float">
            <text:p>43.3009927294657</text:p>
          </table:table-cell>
          <table:table-cell office:value-type="float" office:value="954.253662014786" calcext:value-type="float">
            <text:p>954.2536620147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37" calcext:value-type="float">
            <text:p>57.37</text:p>
          </table:table-cell>
          <table:table-cell office:value-type="float" office:value="43.4" calcext:value-type="float">
            <text:p>43.4</text:p>
          </table:table-cell>
          <table:table-cell office:value-type="float" office:value="44.2132" calcext:value-type="float">
            <text:p>44.2132</text:p>
          </table:table-cell>
          <table:table-cell office:value-type="float" office:value="836" calcext:value-type="float">
            <text:p>836</text:p>
          </table:table-cell>
          <table:table-cell office:value-type="float" office:value="648.8" calcext:value-type="float">
            <text:p>648.8</text:p>
          </table:table-cell>
          <table:table-cell office:value-type="float" office:value="162.2" calcext:value-type="float">
            <text:p>162.2</text:p>
          </table:table-cell>
          <table:table-cell office:value-type="float" office:value="43.4052826836036" calcext:value-type="float">
            <text:p>43.4052826836036</text:p>
          </table:table-cell>
          <table:table-cell office:value-type="float" office:value="957.517116538286" calcext:value-type="float">
            <text:p>957.5171165382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53" calcext:value-type="float">
            <text:p>57.53</text:p>
          </table:table-cell>
          <table:table-cell office:value-type="float" office:value="43.5" calcext:value-type="float">
            <text:p>43.5</text:p>
          </table:table-cell>
          <table:table-cell office:value-type="float" office:value="44.314" calcext:value-type="float">
            <text:p>44.314</text:p>
          </table:table-cell>
          <table:table-cell office:value-type="float" office:value="811" calcext:value-type="float">
            <text:p>811</text:p>
          </table:table-cell>
          <table:table-cell office:value-type="float" office:value="648.8" calcext:value-type="float">
            <text:p>648.8</text:p>
          </table:table-cell>
          <table:table-cell office:value-type="float" office:value="162.2" calcext:value-type="float">
            <text:p>162.2</text:p>
          </table:table-cell>
          <table:table-cell office:value-type="float" office:value="43.5021438114681" calcext:value-type="float">
            <text:p>43.5021438114681</text:p>
          </table:table-cell>
          <table:table-cell office:value-type="float" office:value="960.440499494298" calcext:value-type="float">
            <text:p>960.4404994942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43.6" calcext:value-type="float">
            <text:p>43.6</text:p>
          </table:table-cell>
          <table:table-cell office:value-type="float" office:value="44.4142" calcext:value-type="float">
            <text:p>44.4142</text:p>
          </table:table-cell>
          <table:table-cell office:value-type="float" office:value="844" calcext:value-type="float">
            <text:p>844</text:p>
          </table:table-cell>
          <table:table-cell office:value-type="float" office:value="645.6" calcext:value-type="float">
            <text:p>645.6</text:p>
          </table:table-cell>
          <table:table-cell office:value-type="float" office:value="161.4" calcext:value-type="float">
            <text:p>161.4</text:p>
          </table:table-cell>
          <table:table-cell office:value-type="float" office:value="43.5835020325255" calcext:value-type="float">
            <text:p>43.5835020325255</text:p>
          </table:table-cell>
          <table:table-cell office:value-type="float" office:value="962.530475273199" calcext:value-type="float">
            <text:p>962.530475273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7.87" calcext:value-type="float">
            <text:p>57.87</text:p>
          </table:table-cell>
          <table:table-cell office:value-type="float" office:value="43.7" calcext:value-type="float">
            <text:p>43.7</text:p>
          </table:table-cell>
          <table:table-cell office:value-type="float" office:value="44.5138" calcext:value-type="float">
            <text:p>44.5138</text:p>
          </table:table-cell>
          <table:table-cell office:value-type="float" office:value="735" calcext:value-type="float">
            <text:p>735</text:p>
          </table:table-cell>
          <table:table-cell office:value-type="float" office:value="645.6" calcext:value-type="float">
            <text:p>645.6</text:p>
          </table:table-cell>
          <table:table-cell office:value-type="float" office:value="161.4" calcext:value-type="float">
            <text:p>161.4</text:p>
          </table:table-cell>
          <table:table-cell office:value-type="float" office:value="43.7198972154631" calcext:value-type="float">
            <text:p>43.7198972154631</text:p>
          </table:table-cell>
          <table:table-cell office:value-type="float" office:value="964.335204413642" calcext:value-type="float">
            <text:p>964.335204413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03" calcext:value-type="float">
            <text:p>58.03</text:p>
          </table:table-cell>
          <table:table-cell office:value-type="float" office:value="43.8" calcext:value-type="float">
            <text:p>43.8</text:p>
          </table:table-cell>
          <table:table-cell office:value-type="float" office:value="44.614" calcext:value-type="float">
            <text:p>44.614</text:p>
          </table:table-cell>
          <table:table-cell office:value-type="float" office:value="742" calcext:value-type="float">
            <text:p>742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43.8258024444192" calcext:value-type="float">
            <text:p>43.8258024444192</text:p>
          </table:table-cell>
          <table:table-cell office:value-type="float" office:value="963.825242259418" calcext:value-type="float">
            <text:p>963.825242259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43.9" calcext:value-type="float">
            <text:p>43.9</text:p>
          </table:table-cell>
          <table:table-cell office:value-type="float" office:value="44.7142" calcext:value-type="float">
            <text:p>44.7142</text:p>
          </table:table-cell>
          <table:table-cell office:value-type="float" office:value="705" calcext:value-type="float">
            <text:p>705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43.9458486620657" calcext:value-type="float">
            <text:p>43.9458486620657</text:p>
          </table:table-cell>
          <table:table-cell office:value-type="float" office:value="962.011902739338" calcext:value-type="float">
            <text:p>962.0119027393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37" calcext:value-type="float">
            <text:p>58.37</text:p>
          </table:table-cell>
          <table:table-cell office:value-type="float" office:value="44.1" calcext:value-type="float">
            <text:p>44.1</text:p>
          </table:table-cell>
          <table:table-cell office:value-type="float" office:value="44.8144" calcext:value-type="float">
            <text:p>44.8144</text:p>
          </table:table-cell>
          <table:table-cell office:value-type="float" office:value="635" calcext:value-type="float">
            <text:p>635</text:p>
          </table:table-cell>
          <table:table-cell office:value-type="float" office:value="564" calcext:value-type="float">
            <text:p>564</text:p>
          </table:table-cell>
          <table:table-cell office:value-type="float" office:value="141" calcext:value-type="float">
            <text:p>141</text:p>
          </table:table-cell>
          <table:table-cell office:value-type="float" office:value="44.0781721315908" calcext:value-type="float">
            <text:p>44.0781721315908</text:p>
          </table:table-cell>
          <table:table-cell office:value-type="float" office:value="959.001193567065" calcext:value-type="float">
            <text:p>959.001193567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53" calcext:value-type="float">
            <text:p>58.53</text:p>
          </table:table-cell>
          <table:table-cell office:value-type="float" office:value="44.2" calcext:value-type="float">
            <text:p>44.2</text:p>
          </table:table-cell>
          <table:table-cell office:value-type="float" office:value="44.914" calcext:value-type="float">
            <text:p>44.914</text:p>
          </table:table-cell>
          <table:table-cell office:value-type="float" office:value="646" calcext:value-type="float">
            <text:p>646</text:p>
          </table:table-cell>
          <table:table-cell office:value-type="float" office:value="564" calcext:value-type="float">
            <text:p>564</text:p>
          </table:table-cell>
          <table:table-cell office:value-type="float" office:value="141" calcext:value-type="float">
            <text:p>141</text:p>
          </table:table-cell>
          <table:table-cell office:value-type="float" office:value="44.1623852673081" calcext:value-type="float">
            <text:p>44.1623852673081</text:p>
          </table:table-cell>
          <table:table-cell office:value-type="float" office:value="953.985160639856" calcext:value-type="float">
            <text:p>953.985160639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44.2" calcext:value-type="float">
            <text:p>44.2</text:p>
          </table:table-cell>
          <table:table-cell office:value-type="float" office:value="45.0142" calcext:value-type="float">
            <text:p>45.0142</text:p>
          </table:table-cell>
          <table:table-cell office:value-type="float" office:value="689" calcext:value-type="float">
            <text:p>689</text:p>
          </table:table-cell>
          <table:table-cell office:value-type="float" office:value="549.6" calcext:value-type="float">
            <text:p>549.6</text:p>
          </table:table-cell>
          <table:table-cell office:value-type="float" office:value="137.4" calcext:value-type="float">
            <text:p>137.4</text:p>
          </table:table-cell>
          <table:table-cell office:value-type="float" office:value="44.2616197447333" calcext:value-type="float">
            <text:p>44.2616197447333</text:p>
          </table:table-cell>
          <table:table-cell office:value-type="float" office:value="950.386484758818" calcext:value-type="float">
            <text:p>950.386484758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.87" calcext:value-type="float">
            <text:p>58.87</text:p>
          </table:table-cell>
          <table:table-cell office:value-type="float" office:value="44.3" calcext:value-type="float">
            <text:p>44.3</text:p>
          </table:table-cell>
          <table:table-cell office:value-type="float" office:value="45.1138" calcext:value-type="float">
            <text:p>45.1138</text:p>
          </table:table-cell>
          <table:table-cell office:value-type="float" office:value="733" calcext:value-type="float">
            <text:p>733</text:p>
          </table:table-cell>
          <table:table-cell office:value-type="float" office:value="549.6" calcext:value-type="float">
            <text:p>549.6</text:p>
          </table:table-cell>
          <table:table-cell office:value-type="float" office:value="137.4" calcext:value-type="float">
            <text:p>137.4</text:p>
          </table:table-cell>
          <table:table-cell office:value-type="float" office:value="44.356885971057" calcext:value-type="float">
            <text:p>44.356885971057</text:p>
          </table:table-cell>
          <table:table-cell office:value-type="float" office:value="949.716956624841" calcext:value-type="float">
            <text:p>949.716956624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03" calcext:value-type="float">
            <text:p>59.03</text:p>
          </table:table-cell>
          <table:table-cell office:value-type="float" office:value="44.5" calcext:value-type="float">
            <text:p>44.5</text:p>
          </table:table-cell>
          <table:table-cell office:value-type="float" office:value="45.214" calcext:value-type="float">
            <text:p>45.214</text:p>
          </table:table-cell>
          <table:table-cell office:value-type="float" office:value="754" calcext:value-type="float">
            <text:p>754</text:p>
          </table:table-cell>
          <table:table-cell office:value-type="float" office:value="632.8" calcext:value-type="float">
            <text:p>632.8</text:p>
          </table:table-cell>
          <table:table-cell office:value-type="float" office:value="158.2" calcext:value-type="float">
            <text:p>158.2</text:p>
          </table:table-cell>
          <table:table-cell office:value-type="float" office:value="44.4677104313725" calcext:value-type="float">
            <text:p>44.4677104313725</text:p>
          </table:table-cell>
          <table:table-cell office:value-type="float" office:value="950.661593493839" calcext:value-type="float">
            <text:p>950.6615934938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44.6" calcext:value-type="float">
            <text:p>44.6</text:p>
          </table:table-cell>
          <table:table-cell office:value-type="float" office:value="45.3142" calcext:value-type="float">
            <text:p>45.3142</text:p>
          </table:table-cell>
          <table:table-cell office:value-type="float" office:value="720" calcext:value-type="float">
            <text:p>720</text:p>
          </table:table-cell>
          <table:table-cell office:value-type="float" office:value="632.8" calcext:value-type="float">
            <text:p>632.8</text:p>
          </table:table-cell>
          <table:table-cell office:value-type="float" office:value="158.2" calcext:value-type="float">
            <text:p>158.2</text:p>
          </table:table-cell>
          <table:table-cell office:value-type="float" office:value="44.5734839676501" calcext:value-type="float">
            <text:p>44.5734839676501</text:p>
          </table:table-cell>
          <table:table-cell office:value-type="float" office:value="949.249960330696" calcext:value-type="float">
            <text:p>949.249960330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37" calcext:value-type="float">
            <text:p>59.37</text:p>
          </table:table-cell>
          <table:table-cell office:value-type="float" office:value="44.7" calcext:value-type="float">
            <text:p>44.7</text:p>
          </table:table-cell>
          <table:table-cell office:value-type="float" office:value="45.4144" calcext:value-type="float">
            <text:p>45.4144</text:p>
          </table:table-cell>
          <table:table-cell office:value-type="float" office:value="756" calcext:value-type="float">
            <text:p>756</text:p>
          </table:table-cell>
          <table:table-cell office:value-type="float" office:value="576" calcext:value-type="float">
            <text:p>576</text:p>
          </table:table-cell>
          <table:table-cell office:value-type="float" office:value="144" calcext:value-type="float">
            <text:p>144</text:p>
          </table:table-cell>
          <table:table-cell office:value-type="float" office:value="44.6655384926556" calcext:value-type="float">
            <text:p>44.6655384926556</text:p>
          </table:table-cell>
          <table:table-cell office:value-type="float" office:value="948.898350860415" calcext:value-type="float">
            <text:p>948.898350860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53" calcext:value-type="float">
            <text:p>59.53</text:p>
          </table:table-cell>
          <table:table-cell office:value-type="float" office:value="44.8" calcext:value-type="float">
            <text:p>44.8</text:p>
          </table:table-cell>
          <table:table-cell office:value-type="float" office:value="45.5134" calcext:value-type="float">
            <text:p>45.5134</text:p>
          </table:table-cell>
          <table:table-cell office:value-type="float" office:value="670" calcext:value-type="float">
            <text:p>670</text:p>
          </table:table-cell>
          <table:table-cell office:value-type="float" office:value="576" calcext:value-type="float">
            <text:p>576</text:p>
          </table:table-cell>
          <table:table-cell office:value-type="float" office:value="144" calcext:value-type="float">
            <text:p>144</text:p>
          </table:table-cell>
          <table:table-cell office:value-type="float" office:value="44.8023527829212" calcext:value-type="float">
            <text:p>44.8023527829212</text:p>
          </table:table-cell>
          <table:table-cell office:value-type="float" office:value="948.152378676289" calcext:value-type="float">
            <text:p>948.152378676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44.9" calcext:value-type="float">
            <text:p>44.9</text:p>
          </table:table-cell>
          <table:table-cell office:value-type="float" office:value="45.6136" calcext:value-type="float">
            <text:p>45.6136</text:p>
          </table:table-cell>
          <table:table-cell office:value-type="float" office:value="740" calcext:value-type="float">
            <text:p>740</text:p>
          </table:table-cell>
          <table:table-cell office:value-type="float" office:value="537.6" calcext:value-type="float">
            <text:p>537.6</text:p>
          </table:table-cell>
          <table:table-cell office:value-type="float" office:value="134.4" calcext:value-type="float">
            <text:p>134.4</text:p>
          </table:table-cell>
          <table:table-cell office:value-type="float" office:value="44.8846446561938" calcext:value-type="float">
            <text:p>44.8846446561938</text:p>
          </table:table-cell>
          <table:table-cell office:value-type="float" office:value="944.60989007365" calcext:value-type="float">
            <text:p>944.60989007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.87" calcext:value-type="float">
            <text:p>59.87</text:p>
          </table:table-cell>
          <table:table-cell office:value-type="float" office:value="45" calcext:value-type="float">
            <text:p>45</text:p>
          </table:table-cell>
          <table:table-cell office:value-type="float" office:value="45.7138" calcext:value-type="float">
            <text:p>45.7138</text:p>
          </table:table-cell>
          <table:table-cell office:value-type="float" office:value="660" calcext:value-type="float">
            <text:p>660</text:p>
          </table:table-cell>
          <table:table-cell office:value-type="float" office:value="537.6" calcext:value-type="float">
            <text:p>537.6</text:p>
          </table:table-cell>
          <table:table-cell office:value-type="float" office:value="134.4" calcext:value-type="float">
            <text:p>134.4</text:p>
          </table:table-cell>
          <table:table-cell office:value-type="float" office:value="45.0116036821146" calcext:value-type="float">
            <text:p>45.0116036821146</text:p>
          </table:table-cell>
          <table:table-cell office:value-type="float" office:value="944.555924188488" calcext:value-type="float">
            <text:p>944.555924188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03" calcext:value-type="float">
            <text:p>60.03</text:p>
          </table:table-cell>
          <table:table-cell office:value-type="float" office:value="45.2" calcext:value-type="float">
            <text:p>45.2</text:p>
          </table:table-cell>
          <table:table-cell office:value-type="float" office:value="45.8146" calcext:value-type="float">
            <text:p>45.8146</text:p>
          </table:table-cell>
          <table:table-cell office:value-type="float" office:value="636" calcext:value-type="float">
            <text:p>636</text:p>
          </table:table-cell>
          <table:table-cell office:value-type="float" office:value="531.2" calcext:value-type="float">
            <text:p>531.2</text:p>
          </table:table-cell>
          <table:table-cell office:value-type="float" office:value="132.8" calcext:value-type="float">
            <text:p>132.8</text:p>
          </table:table-cell>
          <table:table-cell office:value-type="float" office:value="45.1291394569855" calcext:value-type="float">
            <text:p>45.1291394569855</text:p>
          </table:table-cell>
          <table:table-cell office:value-type="float" office:value="940.633565716457" calcext:value-type="float">
            <text:p>940.633565716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45.2" calcext:value-type="float">
            <text:p>45.2</text:p>
          </table:table-cell>
          <table:table-cell office:value-type="float" office:value="45.9142" calcext:value-type="float">
            <text:p>45.9142</text:p>
          </table:table-cell>
          <table:table-cell office:value-type="float" office:value="622" calcext:value-type="float">
            <text:p>622</text:p>
          </table:table-cell>
          <table:table-cell office:value-type="float" office:value="531.2" calcext:value-type="float">
            <text:p>531.2</text:p>
          </table:table-cell>
          <table:table-cell office:value-type="float" office:value="132.8" calcext:value-type="float">
            <text:p>132.8</text:p>
          </table:table-cell>
          <table:table-cell office:value-type="float" office:value="45.2490086298137" calcext:value-type="float">
            <text:p>45.2490086298137</text:p>
          </table:table-cell>
          <table:table-cell office:value-type="float" office:value="934.522284538108" calcext:value-type="float">
            <text:p>934.522284538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37" calcext:value-type="float">
            <text:p>60.37</text:p>
          </table:table-cell>
          <table:table-cell office:value-type="float" office:value="45.3" calcext:value-type="float">
            <text:p>45.3</text:p>
          </table:table-cell>
          <table:table-cell office:value-type="float" office:value="46.0144" calcext:value-type="float">
            <text:p>46.0144</text:p>
          </table:table-cell>
          <table:table-cell office:value-type="float" office:value="665" calcext:value-type="float">
            <text:p>665</text:p>
          </table:table-cell>
          <table:table-cell office:value-type="float" office:value="502.4" calcext:value-type="float">
            <text:p>502.4</text:p>
          </table:table-cell>
          <table:table-cell office:value-type="float" office:value="125.6" calcext:value-type="float">
            <text:p>125.6</text:p>
          </table:table-cell>
          <table:table-cell office:value-type="float" office:value="45.3425682439263" calcext:value-type="float">
            <text:p>45.3425682439263</text:p>
          </table:table-cell>
          <table:table-cell office:value-type="float" office:value="929.985670890367" calcext:value-type="float">
            <text:p>929.985670890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53" calcext:value-type="float">
            <text:p>60.53</text:p>
          </table:table-cell>
          <table:table-cell office:value-type="float" office:value="45.4" calcext:value-type="float">
            <text:p>45.4</text:p>
          </table:table-cell>
          <table:table-cell office:value-type="float" office:value="46.1134" calcext:value-type="float">
            <text:p>46.1134</text:p>
          </table:table-cell>
          <table:table-cell office:value-type="float" office:value="712" calcext:value-type="float">
            <text:p>712</text:p>
          </table:table-cell>
          <table:table-cell office:value-type="float" office:value="502.4" calcext:value-type="float">
            <text:p>502.4</text:p>
          </table:table-cell>
          <table:table-cell office:value-type="float" office:value="125.6" calcext:value-type="float">
            <text:p>125.6</text:p>
          </table:table-cell>
          <table:table-cell office:value-type="float" office:value="45.4391254653169" calcext:value-type="float">
            <text:p>45.4391254653169</text:p>
          </table:table-cell>
          <table:table-cell office:value-type="float" office:value="927.259548206522" calcext:value-type="float">
            <text:p>927.2595482065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45.5" calcext:value-type="float">
            <text:p>45.5</text:p>
          </table:table-cell>
          <table:table-cell office:value-type="float" office:value="46.2142" calcext:value-type="float">
            <text:p>46.2142</text:p>
          </table:table-cell>
          <table:table-cell office:value-type="float" office:value="732" calcext:value-type="float">
            <text:p>732</text:p>
          </table:table-cell>
          <table:table-cell office:value-type="float" office:value="570.4" calcext:value-type="float">
            <text:p>570.4</text:p>
          </table:table-cell>
          <table:table-cell office:value-type="float" office:value="142.6" calcext:value-type="float">
            <text:p>142.6</text:p>
          </table:table-cell>
          <table:table-cell office:value-type="float" office:value="45.5363393472166" calcext:value-type="float">
            <text:p>45.5363393472166</text:p>
          </table:table-cell>
          <table:table-cell office:value-type="float" office:value="926.692032548264" calcext:value-type="float">
            <text:p>926.692032548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.87" calcext:value-type="float">
            <text:p>60.87</text:p>
          </table:table-cell>
          <table:table-cell office:value-type="float" office:value="45.6" calcext:value-type="float">
            <text:p>45.6</text:p>
          </table:table-cell>
          <table:table-cell office:value-type="float" office:value="46.3144" calcext:value-type="float">
            <text:p>46.3144</text:p>
          </table:table-cell>
          <table:table-cell office:value-type="float" office:value="809" calcext:value-type="float">
            <text:p>809</text:p>
          </table:table-cell>
          <table:table-cell office:value-type="float" office:value="570.4" calcext:value-type="float">
            <text:p>570.4</text:p>
          </table:table-cell>
          <table:table-cell office:value-type="float" office:value="142.6" calcext:value-type="float">
            <text:p>142.6</text:p>
          </table:table-cell>
          <table:table-cell office:value-type="float" office:value="45.5984786335451" calcext:value-type="float">
            <text:p>45.5984786335451</text:p>
          </table:table-cell>
          <table:table-cell office:value-type="float" office:value="927.994029963491" calcext:value-type="float">
            <text:p>927.9940299634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03" calcext:value-type="float">
            <text:p>61.03</text:p>
          </table:table-cell>
          <table:table-cell office:value-type="float" office:value="45.7" calcext:value-type="float">
            <text:p>45.7</text:p>
          </table:table-cell>
          <table:table-cell office:value-type="float" office:value="46.4146" calcext:value-type="float">
            <text:p>46.4146</text:p>
          </table:table-cell>
          <table:table-cell office:value-type="float" office:value="795" calcext:value-type="float">
            <text:p>795</text:p>
          </table:table-cell>
          <table:table-cell office:value-type="float" office:value="665.6" calcext:value-type="float">
            <text:p>665.6</text:p>
          </table:table-cell>
          <table:table-cell office:value-type="float" office:value="166.4" calcext:value-type="float">
            <text:p>166.4</text:p>
          </table:table-cell>
          <table:table-cell office:value-type="float" office:value="45.7192476394375" calcext:value-type="float">
            <text:p>45.7192476394375</text:p>
          </table:table-cell>
          <table:table-cell office:value-type="float" office:value="932.283222791297" calcext:value-type="float">
            <text:p>932.283222791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45.8" calcext:value-type="float">
            <text:p>45.8</text:p>
          </table:table-cell>
          <table:table-cell office:value-type="float" office:value="46.5148" calcext:value-type="float">
            <text:p>46.5148</text:p>
          </table:table-cell>
          <table:table-cell office:value-type="float" office:value="830" calcext:value-type="float">
            <text:p>830</text:p>
          </table:table-cell>
          <table:table-cell office:value-type="float" office:value="665.6" calcext:value-type="float">
            <text:p>665.6</text:p>
          </table:table-cell>
          <table:table-cell office:value-type="float" office:value="166.4" calcext:value-type="float">
            <text:p>166.4</text:p>
          </table:table-cell>
          <table:table-cell office:value-type="float" office:value="45.801848481274" calcext:value-type="float">
            <text:p>45.801848481274</text:p>
          </table:table-cell>
          <table:table-cell office:value-type="float" office:value="934.841738240477" calcext:value-type="float">
            <text:p>934.841738240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37" calcext:value-type="float">
            <text:p>61.37</text:p>
          </table:table-cell>
          <table:table-cell office:value-type="float" office:value="45.9" calcext:value-type="float">
            <text:p>45.9</text:p>
          </table:table-cell>
          <table:table-cell office:value-type="float" office:value="46.6138" calcext:value-type="float">
            <text:p>46.6138</text:p>
          </table:table-cell>
          <table:table-cell office:value-type="float" office:value="782" calcext:value-type="float">
            <text:p>782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5.9145020610966" calcext:value-type="float">
            <text:p>45.9145020610966</text:p>
          </table:table-cell>
          <table:table-cell office:value-type="float" office:value="938.22070830208" calcext:value-type="float">
            <text:p>938.22070830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53" calcext:value-type="float">
            <text:p>61.53</text:p>
          </table:table-cell>
          <table:table-cell office:value-type="float" office:value="46" calcext:value-type="float">
            <text:p>46</text:p>
          </table:table-cell>
          <table:table-cell office:value-type="float" office:value="46.714" calcext:value-type="float">
            <text:p>46.714</text:p>
          </table:table-cell>
          <table:table-cell office:value-type="float" office:value="808" calcext:value-type="float">
            <text:p>808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46.0006269844958" calcext:value-type="float">
            <text:p>46.0006269844958</text:p>
          </table:table-cell>
          <table:table-cell office:value-type="float" office:value="940.047281602901" calcext:value-type="float">
            <text:p>940.0472816029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46.2" calcext:value-type="float">
            <text:p>46.2</text:p>
          </table:table-cell>
          <table:table-cell office:value-type="float" office:value="46.8142" calcext:value-type="float">
            <text:p>46.8142</text:p>
          </table:table-cell>
          <table:table-cell office:value-type="float" office:value="725" calcext:value-type="float">
            <text:p>725</text:p>
          </table:table-cell>
          <table:table-cell office:value-type="float" office:value="644" calcext:value-type="float">
            <text:p>644</text:p>
          </table:table-cell>
          <table:table-cell office:value-type="float" office:value="161" calcext:value-type="float">
            <text:p>161</text:p>
          </table:table-cell>
          <table:table-cell office:value-type="float" office:value="46.1257629235694" calcext:value-type="float">
            <text:p>46.1257629235694</text:p>
          </table:table-cell>
          <table:table-cell office:value-type="float" office:value="942.639852985309" calcext:value-type="float">
            <text:p>942.639852985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1.87" calcext:value-type="float">
            <text:p>61.87</text:p>
          </table:table-cell>
          <table:table-cell office:value-type="float" office:value="46.3" calcext:value-type="float">
            <text:p>46.3</text:p>
          </table:table-cell>
          <table:table-cell office:value-type="float" office:value="46.9138" calcext:value-type="float">
            <text:p>46.9138</text:p>
          </table:table-cell>
          <table:table-cell office:value-type="float" office:value="675" calcext:value-type="float">
            <text:p>675</text:p>
          </table:table-cell>
          <table:table-cell office:value-type="float" office:value="644" calcext:value-type="float">
            <text:p>644</text:p>
          </table:table-cell>
          <table:table-cell office:value-type="float" office:value="161" calcext:value-type="float">
            <text:p>161</text:p>
          </table:table-cell>
          <table:table-cell office:value-type="float" office:value="46.2484115760642" calcext:value-type="float">
            <text:p>46.2484115760642</text:p>
          </table:table-cell>
          <table:table-cell office:value-type="float" office:value="940.810656008591" calcext:value-type="float">
            <text:p>940.8106560085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04" calcext:value-type="float">
            <text:p>62.04</text:p>
          </table:table-cell>
          <table:table-cell office:value-type="float" office:value="46.4" calcext:value-type="float">
            <text:p>46.4</text:p>
          </table:table-cell>
          <table:table-cell office:value-type="float" office:value="47.0146" calcext:value-type="float">
            <text:p>47.0146</text:p>
          </table:table-cell>
          <table:table-cell office:value-type="float" office:value="665" calcext:value-type="float">
            <text:p>665</text:p>
          </table:table-cell>
          <table:table-cell office:value-type="float" office:value="544" calcext:value-type="float">
            <text:p>544</text:p>
          </table:table-cell>
          <table:table-cell office:value-type="float" office:value="136" calcext:value-type="float">
            <text:p>136</text:p>
          </table:table-cell>
          <table:table-cell office:value-type="float" office:value="46.3625651840255" calcext:value-type="float">
            <text:p>46.3625651840255</text:p>
          </table:table-cell>
          <table:table-cell office:value-type="float" office:value="936.529973306628" calcext:value-type="float">
            <text:p>936.529973306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46.4" calcext:value-type="float">
            <text:p>46.4</text:p>
          </table:table-cell>
          <table:table-cell office:value-type="float" office:value="47.1148" calcext:value-type="float">
            <text:p>47.1148</text:p>
          </table:table-cell>
          <table:table-cell office:value-type="float" office:value="692" calcext:value-type="float">
            <text:p>692</text:p>
          </table:table-cell>
          <table:table-cell office:value-type="float" office:value="544" calcext:value-type="float">
            <text:p>544</text:p>
          </table:table-cell>
          <table:table-cell office:value-type="float" office:value="136" calcext:value-type="float">
            <text:p>136</text:p>
          </table:table-cell>
          <table:table-cell office:value-type="float" office:value="46.4578397536834" calcext:value-type="float">
            <text:p>46.4578397536834</text:p>
          </table:table-cell>
          <table:table-cell office:value-type="float" office:value="932.293699174261" calcext:value-type="float">
            <text:p>932.293699174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37" calcext:value-type="float">
            <text:p>62.37</text:p>
          </table:table-cell>
          <table:table-cell office:value-type="float" office:value="46.6" calcext:value-type="float">
            <text:p>46.6</text:p>
          </table:table-cell>
          <table:table-cell office:value-type="float" office:value="47.2144" calcext:value-type="float">
            <text:p>47.2144</text:p>
          </table:table-cell>
          <table:table-cell office:value-type="float" office:value="696" calcext:value-type="float">
            <text:p>696</text:p>
          </table:table-cell>
          <table:table-cell office:value-type="float" office:value="555.2" calcext:value-type="float">
            <text:p>555.2</text:p>
          </table:table-cell>
          <table:table-cell office:value-type="float" office:value="138.8" calcext:value-type="float">
            <text:p>138.8</text:p>
          </table:table-cell>
          <table:table-cell office:value-type="float" office:value="46.5588230296128" calcext:value-type="float">
            <text:p>46.5588230296128</text:p>
          </table:table-cell>
          <table:table-cell office:value-type="float" office:value="931.359463275844" calcext:value-type="float">
            <text:p>931.359463275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54" calcext:value-type="float">
            <text:p>62.54</text:p>
          </table:table-cell>
          <table:table-cell office:value-type="float" office:value="46.7" calcext:value-type="float">
            <text:p>46.7</text:p>
          </table:table-cell>
          <table:table-cell office:value-type="float" office:value="47.314" calcext:value-type="float">
            <text:p>47.314</text:p>
          </table:table-cell>
          <table:table-cell office:value-type="float" office:value="705" calcext:value-type="float">
            <text:p>705</text:p>
          </table:table-cell>
          <table:table-cell office:value-type="float" office:value="555.2" calcext:value-type="float">
            <text:p>555.2</text:p>
          </table:table-cell>
          <table:table-cell office:value-type="float" office:value="138.8" calcext:value-type="float">
            <text:p>138.8</text:p>
          </table:table-cell>
          <table:table-cell office:value-type="float" office:value="46.666758288423" calcext:value-type="float">
            <text:p>46.666758288423</text:p>
          </table:table-cell>
          <table:table-cell office:value-type="float" office:value="929.507919928624" calcext:value-type="float">
            <text:p>929.507919928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46.8" calcext:value-type="float">
            <text:p>46.8</text:p>
          </table:table-cell>
          <table:table-cell office:value-type="float" office:value="47.4142" calcext:value-type="float">
            <text:p>47.4142</text:p>
          </table:table-cell>
          <table:table-cell office:value-type="float" office:value="705" calcext:value-type="float">
            <text:p>705</text:p>
          </table:table-cell>
          <table:table-cell office:value-type="float" office:value="565.6" calcext:value-type="float">
            <text:p>565.6</text:p>
          </table:table-cell>
          <table:table-cell office:value-type="float" office:value="141.4" calcext:value-type="float">
            <text:p>141.4</text:p>
          </table:table-cell>
          <table:table-cell office:value-type="float" office:value="46.7878818323201" calcext:value-type="float">
            <text:p>46.7878818323201</text:p>
          </table:table-cell>
          <table:table-cell office:value-type="float" office:value="928.331148978957" calcext:value-type="float">
            <text:p>928.331148978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.87" calcext:value-type="float">
            <text:p>62.87</text:p>
          </table:table-cell>
          <table:table-cell office:value-type="float" office:value="46.8" calcext:value-type="float">
            <text:p>46.8</text:p>
          </table:table-cell>
          <table:table-cell office:value-type="float" office:value="47.5144" calcext:value-type="float">
            <text:p>47.5144</text:p>
          </table:table-cell>
          <table:table-cell office:value-type="float" office:value="683" calcext:value-type="float">
            <text:p>683</text:p>
          </table:table-cell>
          <table:table-cell office:value-type="float" office:value="565.6" calcext:value-type="float">
            <text:p>565.6</text:p>
          </table:table-cell>
          <table:table-cell office:value-type="float" office:value="141.4" calcext:value-type="float">
            <text:p>141.4</text:p>
          </table:table-cell>
          <table:table-cell office:value-type="float" office:value="46.863825141284" calcext:value-type="float">
            <text:p>46.863825141284</text:p>
          </table:table-cell>
          <table:table-cell office:value-type="float" office:value="924.854330999251" calcext:value-type="float">
            <text:p>924.8543309992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04" calcext:value-type="float">
            <text:p>63.04</text:p>
          </table:table-cell>
          <table:table-cell office:value-type="float" office:value="47" calcext:value-type="float">
            <text:p>47</text:p>
          </table:table-cell>
          <table:table-cell office:value-type="float" office:value="47.614" calcext:value-type="float">
            <text:p>47.614</text:p>
          </table:table-cell>
          <table:table-cell office:value-type="float" office:value="791" calcext:value-type="float">
            <text:p>791</text:p>
          </table:table-cell>
          <table:table-cell office:value-type="float" office:value="610.4" calcext:value-type="float">
            <text:p>610.4</text:p>
          </table:table-cell>
          <table:table-cell office:value-type="float" office:value="152.6" calcext:value-type="float">
            <text:p>152.6</text:p>
          </table:table-cell>
          <table:table-cell office:value-type="float" office:value="46.942858408927" calcext:value-type="float">
            <text:p>46.942858408927</text:p>
          </table:table-cell>
          <table:table-cell office:value-type="float" office:value="926.113602130654" calcext:value-type="float">
            <text:p>926.113602130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47" calcext:value-type="float">
            <text:p>47</text:p>
          </table:table-cell>
          <table:table-cell office:value-type="float" office:value="47.7142" calcext:value-type="float">
            <text:p>47.7142</text:p>
          </table:table-cell>
          <table:table-cell office:value-type="float" office:value="765" calcext:value-type="float">
            <text:p>765</text:p>
          </table:table-cell>
          <table:table-cell office:value-type="float" office:value="610.4" calcext:value-type="float">
            <text:p>610.4</text:p>
          </table:table-cell>
          <table:table-cell office:value-type="float" office:value="152.6" calcext:value-type="float">
            <text:p>152.6</text:p>
          </table:table-cell>
          <table:table-cell office:value-type="float" office:value="47.04922626921" calcext:value-type="float">
            <text:p>47.04922626921</text:p>
          </table:table-cell>
          <table:table-cell office:value-type="float" office:value="928.843851234475" calcext:value-type="float">
            <text:p>928.8438512344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37" calcext:value-type="float">
            <text:p>63.37</text:p>
          </table:table-cell>
          <table:table-cell office:value-type="float" office:value="47.1" calcext:value-type="float">
            <text:p>47.1</text:p>
          </table:table-cell>
          <table:table-cell office:value-type="float" office:value="47.8144" calcext:value-type="float">
            <text:p>47.8144</text:p>
          </table:table-cell>
          <table:table-cell office:value-type="float" office:value="818" calcext:value-type="float">
            <text:p>818</text:p>
          </table:table-cell>
          <table:table-cell office:value-type="float" office:value="652" calcext:value-type="float">
            <text:p>652</text:p>
          </table:table-cell>
          <table:table-cell office:value-type="float" office:value="163" calcext:value-type="float">
            <text:p>163</text:p>
          </table:table-cell>
          <table:table-cell office:value-type="float" office:value="47.1319049382076" calcext:value-type="float">
            <text:p>47.1319049382076</text:p>
          </table:table-cell>
          <table:table-cell office:value-type="float" office:value="932.041097763296" calcext:value-type="float">
            <text:p>932.041097763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54" calcext:value-type="float">
            <text:p>63.54</text:p>
          </table:table-cell>
          <table:table-cell office:value-type="float" office:value="47.2" calcext:value-type="float">
            <text:p>47.2</text:p>
          </table:table-cell>
          <table:table-cell office:value-type="float" office:value="47.9146" calcext:value-type="float">
            <text:p>47.9146</text:p>
          </table:table-cell>
          <table:table-cell office:value-type="float" office:value="788" calcext:value-type="float">
            <text:p>788</text:p>
          </table:table-cell>
          <table:table-cell office:value-type="float" office:value="652" calcext:value-type="float">
            <text:p>652</text:p>
          </table:table-cell>
          <table:table-cell office:value-type="float" office:value="163" calcext:value-type="float">
            <text:p>163</text:p>
          </table:table-cell>
          <table:table-cell office:value-type="float" office:value="47.236096956782" calcext:value-type="float">
            <text:p>47.236096956782</text:p>
          </table:table-cell>
          <table:table-cell office:value-type="float" office:value="936.288288299505" calcext:value-type="float">
            <text:p>936.288288299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47.3" calcext:value-type="float">
            <text:p>47.3</text:p>
          </table:table-cell>
          <table:table-cell office:value-type="float" office:value="48.0148" calcext:value-type="float">
            <text:p>48.0148</text:p>
          </table:table-cell>
          <table:table-cell office:value-type="float" office:value="799" calcext:value-type="float">
            <text:p>799</text:p>
          </table:table-cell>
          <table:table-cell office:value-type="float" office:value="657.6" calcext:value-type="float">
            <text:p>657.6</text:p>
          </table:table-cell>
          <table:table-cell office:value-type="float" office:value="164.4" calcext:value-type="float">
            <text:p>164.4</text:p>
          </table:table-cell>
          <table:table-cell office:value-type="float" office:value="47.3255006394505" calcext:value-type="float">
            <text:p>47.3255006394505</text:p>
          </table:table-cell>
          <table:table-cell office:value-type="float" office:value="939.33163197661" calcext:value-type="float">
            <text:p>939.33163197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47.4" calcext:value-type="float">
            <text:p>47.4</text:p>
          </table:table-cell>
          <table:table-cell office:value-type="float" office:value="48.115" calcext:value-type="float">
            <text:p>48.115</text:p>
          </table:table-cell>
          <table:table-cell office:value-type="float" office:value="845" calcext:value-type="float">
            <text:p>845</text:p>
          </table:table-cell>
          <table:table-cell office:value-type="float" office:value="657.6" calcext:value-type="float">
            <text:p>657.6</text:p>
          </table:table-cell>
          <table:table-cell office:value-type="float" office:value="164.4" calcext:value-type="float">
            <text:p>164.4</text:p>
          </table:table-cell>
          <table:table-cell office:value-type="float" office:value="47.4127969761852" calcext:value-type="float">
            <text:p>47.4127969761852</text:p>
          </table:table-cell>
          <table:table-cell office:value-type="float" office:value="943.038671642793" calcext:value-type="float">
            <text:p>943.0386716427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04" calcext:value-type="float">
            <text:p>64.04</text:p>
          </table:table-cell>
          <table:table-cell office:value-type="float" office:value="47.5" calcext:value-type="float">
            <text:p>47.5</text:p>
          </table:table-cell>
          <table:table-cell office:value-type="float" office:value="48.2146" calcext:value-type="float">
            <text:p>48.2146</text:p>
          </table:table-cell>
          <table:table-cell office:value-type="float" office:value="848" calcext:value-type="float">
            <text:p>848</text:p>
          </table:table-cell>
          <table:table-cell office:value-type="float" office:value="672.8" calcext:value-type="float">
            <text:p>672.8</text:p>
          </table:table-cell>
          <table:table-cell office:value-type="float" office:value="168.2" calcext:value-type="float">
            <text:p>168.2</text:p>
          </table:table-cell>
          <table:table-cell office:value-type="float" office:value="47.5114760064675" calcext:value-type="float">
            <text:p>47.5114760064675</text:p>
          </table:table-cell>
          <table:table-cell office:value-type="float" office:value="948.16044994318" calcext:value-type="float">
            <text:p>948.16044994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47.6" calcext:value-type="float">
            <text:p>47.6</text:p>
          </table:table-cell>
          <table:table-cell office:value-type="float" office:value="48.3142" calcext:value-type="float">
            <text:p>48.3142</text:p>
          </table:table-cell>
          <table:table-cell office:value-type="float" office:value="909" calcext:value-type="float">
            <text:p>909</text:p>
          </table:table-cell>
          <table:table-cell office:value-type="float" office:value="672.8" calcext:value-type="float">
            <text:p>672.8</text:p>
          </table:table-cell>
          <table:table-cell office:value-type="float" office:value="168.2" calcext:value-type="float">
            <text:p>168.2</text:p>
          </table:table-cell>
          <table:table-cell office:value-type="float" office:value="47.5701159315115" calcext:value-type="float">
            <text:p>47.5701159315115</text:p>
          </table:table-cell>
          <table:table-cell office:value-type="float" office:value="952.34777061231" calcext:value-type="float">
            <text:p>952.34777061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37" calcext:value-type="float">
            <text:p>64.37</text:p>
          </table:table-cell>
          <table:table-cell office:value-type="float" office:value="47.7" calcext:value-type="float">
            <text:p>47.7</text:p>
          </table:table-cell>
          <table:table-cell office:value-type="float" office:value="48.415" calcext:value-type="float">
            <text:p>48.415</text:p>
          </table:table-cell>
          <table:table-cell office:value-type="float" office:value="800" calcext:value-type="float">
            <text:p>800</text:p>
          </table:table-cell>
          <table:table-cell office:value-type="float" office:value="721.6" calcext:value-type="float">
            <text:p>721.6</text:p>
          </table:table-cell>
          <table:table-cell office:value-type="float" office:value="180.4" calcext:value-type="float">
            <text:p>180.4</text:p>
          </table:table-cell>
          <table:table-cell office:value-type="float" office:value="47.7091623360581" calcext:value-type="float">
            <text:p>47.7091623360581</text:p>
          </table:table-cell>
          <table:table-cell office:value-type="float" office:value="958.945718622737" calcext:value-type="float">
            <text:p>958.9457186227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54" calcext:value-type="float">
            <text:p>64.54</text:p>
          </table:table-cell>
          <table:table-cell office:value-type="float" office:value="47.8" calcext:value-type="float">
            <text:p>47.8</text:p>
          </table:table-cell>
          <table:table-cell office:value-type="float" office:value="48.5146" calcext:value-type="float">
            <text:p>48.5146</text:p>
          </table:table-cell>
          <table:table-cell office:value-type="float" office:value="803" calcext:value-type="float">
            <text:p>803</text:p>
          </table:table-cell>
          <table:table-cell office:value-type="float" office:value="721.6" calcext:value-type="float">
            <text:p>721.6</text:p>
          </table:table-cell>
          <table:table-cell office:value-type="float" office:value="180.4" calcext:value-type="float">
            <text:p>180.4</text:p>
          </table:table-cell>
          <table:table-cell office:value-type="float" office:value="47.7997355480935" calcext:value-type="float">
            <text:p>47.7997355480935</text:p>
          </table:table-cell>
          <table:table-cell office:value-type="float" office:value="961.178723263951" calcext:value-type="float">
            <text:p>961.178723263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47.9" calcext:value-type="float">
            <text:p>47.9</text:p>
          </table:table-cell>
          <table:table-cell office:value-type="float" office:value="48.6148" calcext:value-type="float">
            <text:p>48.6148</text:p>
          </table:table-cell>
          <table:table-cell office:value-type="float" office:value="779" calcext:value-type="float">
            <text:p>779</text:p>
          </table:table-cell>
          <table:table-cell office:value-type="float" office:value="640.8" calcext:value-type="float">
            <text:p>640.8</text:p>
          </table:table-cell>
          <table:table-cell office:value-type="float" office:value="160.2" calcext:value-type="float">
            <text:p>160.2</text:p>
          </table:table-cell>
          <table:table-cell office:value-type="float" office:value="47.9111832032901" calcext:value-type="float">
            <text:p>47.9111832032901</text:p>
          </table:table-cell>
          <table:table-cell office:value-type="float" office:value="963.368775798695" calcext:value-type="float">
            <text:p>963.368775798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48" calcext:value-type="float">
            <text:p>48</text:p>
          </table:table-cell>
          <table:table-cell office:value-type="float" office:value="48.715" calcext:value-type="float">
            <text:p>48.715</text:p>
          </table:table-cell>
          <table:table-cell office:value-type="float" office:value="811" calcext:value-type="float">
            <text:p>811</text:p>
          </table:table-cell>
          <table:table-cell office:value-type="float" office:value="640.8" calcext:value-type="float">
            <text:p>640.8</text:p>
          </table:table-cell>
          <table:table-cell office:value-type="float" office:value="160.2" calcext:value-type="float">
            <text:p>160.2</text:p>
          </table:table-cell>
          <table:table-cell office:value-type="float" office:value="47.982178789367" calcext:value-type="float">
            <text:p>47.982178789367</text:p>
          </table:table-cell>
          <table:table-cell office:value-type="float" office:value="964.70827223164" calcext:value-type="float">
            <text:p>964.70827223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04" calcext:value-type="float">
            <text:p>65.04</text:p>
          </table:table-cell>
          <table:table-cell office:value-type="float" office:value="48.1" calcext:value-type="float">
            <text:p>48.1</text:p>
          </table:table-cell>
          <table:table-cell office:value-type="float" office:value="48.8146" calcext:value-type="float">
            <text:p>48.8146</text:p>
          </table:table-cell>
          <table:table-cell office:value-type="float" office:value="841" calcext:value-type="float">
            <text:p>841</text:p>
          </table:table-cell>
          <table:table-cell office:value-type="float" office:value="668.8" calcext:value-type="float">
            <text:p>668.8</text:p>
          </table:table-cell>
          <table:table-cell office:value-type="float" office:value="167.2" calcext:value-type="float">
            <text:p>167.2</text:p>
          </table:table-cell>
          <table:table-cell office:value-type="float" office:value="48.1019186834251" calcext:value-type="float">
            <text:p>48.1019186834251</text:p>
          </table:table-cell>
          <table:table-cell office:value-type="float" office:value="968.485468449791" calcext:value-type="float">
            <text:p>968.485468449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48.2" calcext:value-type="float">
            <text:p>48.2</text:p>
          </table:table-cell>
          <table:table-cell office:value-type="float" office:value="48.9148" calcext:value-type="float">
            <text:p>48.9148</text:p>
          </table:table-cell>
          <table:table-cell office:value-type="float" office:value="766" calcext:value-type="float">
            <text:p>766</text:p>
          </table:table-cell>
          <table:table-cell office:value-type="float" office:value="668.8" calcext:value-type="float">
            <text:p>668.8</text:p>
          </table:table-cell>
          <table:table-cell office:value-type="float" office:value="167.2" calcext:value-type="float">
            <text:p>167.2</text:p>
          </table:table-cell>
          <table:table-cell office:value-type="float" office:value="48.2109214621574" calcext:value-type="float">
            <text:p>48.2109214621574</text:p>
          </table:table-cell>
          <table:table-cell office:value-type="float" office:value="969.964056794316" calcext:value-type="float">
            <text:p>969.964056794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48.3" calcext:value-type="float">
            <text:p>48.3</text:p>
          </table:table-cell>
          <table:table-cell office:value-type="float" office:value="49.015" calcext:value-type="float">
            <text:p>49.015</text:p>
          </table:table-cell>
          <table:table-cell office:value-type="float" office:value="786" calcext:value-type="float">
            <text:p>786</text:p>
          </table:table-cell>
          <table:table-cell office:value-type="float" office:value="604" calcext:value-type="float">
            <text:p>604</text:p>
          </table:table-cell>
          <table:table-cell office:value-type="float" office:value="151" calcext:value-type="float">
            <text:p>151</text:p>
          </table:table-cell>
          <table:table-cell office:value-type="float" office:value="48.3103346378598" calcext:value-type="float">
            <text:p>48.3103346378598</text:p>
          </table:table-cell>
          <table:table-cell office:value-type="float" office:value="969.965291794462" calcext:value-type="float">
            <text:p>969.9652917944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54" calcext:value-type="float">
            <text:p>65.54</text:p>
          </table:table-cell>
          <table:table-cell office:value-type="float" office:value="48.4" calcext:value-type="float">
            <text:p>48.4</text:p>
          </table:table-cell>
          <table:table-cell office:value-type="float" office:value="49.1146" calcext:value-type="float">
            <text:p>49.1146</text:p>
          </table:table-cell>
          <table:table-cell office:value-type="float" office:value="710" calcext:value-type="float">
            <text:p>710</text:p>
          </table:table-cell>
          <table:table-cell office:value-type="float" office:value="604" calcext:value-type="float">
            <text:p>604</text:p>
          </table:table-cell>
          <table:table-cell office:value-type="float" office:value="151" calcext:value-type="float">
            <text:p>151</text:p>
          </table:table-cell>
          <table:table-cell office:value-type="float" office:value="48.4324285009304" calcext:value-type="float">
            <text:p>48.4324285009304</text:p>
          </table:table-cell>
          <table:table-cell office:value-type="float" office:value="970.013275808599" calcext:value-type="float">
            <text:p>970.013275808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48.5" calcext:value-type="float">
            <text:p>48.5</text:p>
          </table:table-cell>
          <table:table-cell office:value-type="float" office:value="49.2148" calcext:value-type="float">
            <text:p>49.2148</text:p>
          </table:table-cell>
          <table:table-cell office:value-type="float" office:value="706" calcext:value-type="float">
            <text:p>706</text:p>
          </table:table-cell>
          <table:table-cell office:value-type="float" office:value="592.8" calcext:value-type="float">
            <text:p>592.8</text:p>
          </table:table-cell>
          <table:table-cell office:value-type="float" office:value="148.2" calcext:value-type="float">
            <text:p>148.2</text:p>
          </table:table-cell>
          <table:table-cell office:value-type="float" office:value="48.531995397181" calcext:value-type="float">
            <text:p>48.531995397181</text:p>
          </table:table-cell>
          <table:table-cell office:value-type="float" office:value="968.444963208848" calcext:value-type="float">
            <text:p>968.444963208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5.87" calcext:value-type="float">
            <text:p>65.87</text:p>
          </table:table-cell>
          <table:table-cell office:value-type="float" office:value="48.6" calcext:value-type="float">
            <text:p>48.6</text:p>
          </table:table-cell>
          <table:table-cell office:value-type="float" office:value="49.3144" calcext:value-type="float">
            <text:p>49.3144</text:p>
          </table:table-cell>
          <table:table-cell office:value-type="float" office:value="708" calcext:value-type="float">
            <text:p>708</text:p>
          </table:table-cell>
          <table:table-cell office:value-type="float" office:value="592.8" calcext:value-type="float">
            <text:p>592.8</text:p>
          </table:table-cell>
          <table:table-cell office:value-type="float" office:value="148.2" calcext:value-type="float">
            <text:p>148.2</text:p>
          </table:table-cell>
          <table:table-cell office:value-type="float" office:value="48.6402959716024" calcext:value-type="float">
            <text:p>48.6402959716024</text:p>
          </table:table-cell>
          <table:table-cell office:value-type="float" office:value="966.065713750164" calcext:value-type="float">
            <text:p>966.065713750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04" calcext:value-type="float">
            <text:p>66.04</text:p>
          </table:table-cell>
          <table:table-cell office:value-type="float" office:value="48.8" calcext:value-type="float">
            <text:p>48.8</text:p>
          </table:table-cell>
          <table:table-cell office:value-type="float" office:value="49.4152" calcext:value-type="float">
            <text:p>49.4152</text:p>
          </table:table-cell>
          <table:table-cell office:value-type="float" office:value="743" calcext:value-type="float">
            <text:p>743</text:p>
          </table:table-cell>
          <table:table-cell office:value-type="float" office:value="569.6" calcext:value-type="float">
            <text:p>569.6</text:p>
          </table:table-cell>
          <table:table-cell office:value-type="float" office:value="142.4" calcext:value-type="float">
            <text:p>142.4</text:p>
          </table:table-cell>
          <table:table-cell office:value-type="float" office:value="48.7305555662527" calcext:value-type="float">
            <text:p>48.7305555662527</text:p>
          </table:table-cell>
          <table:table-cell office:value-type="float" office:value="965.236211068182" calcext:value-type="float">
            <text:p>965.2362110681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48.9" calcext:value-type="float">
            <text:p>48.9</text:p>
          </table:table-cell>
          <table:table-cell office:value-type="float" office:value="49.5154" calcext:value-type="float">
            <text:p>49.5154</text:p>
          </table:table-cell>
          <table:table-cell office:value-type="float" office:value="718" calcext:value-type="float">
            <text:p>718</text:p>
          </table:table-cell>
          <table:table-cell office:value-type="float" office:value="569.6" calcext:value-type="float">
            <text:p>569.6</text:p>
          </table:table-cell>
          <table:table-cell office:value-type="float" office:value="142.4" calcext:value-type="float">
            <text:p>142.4</text:p>
          </table:table-cell>
          <table:table-cell office:value-type="float" office:value="48.8588299863139" calcext:value-type="float">
            <text:p>48.8588299863139</text:p>
          </table:table-cell>
          <table:table-cell office:value-type="float" office:value="963.310674205007" calcext:value-type="float">
            <text:p>963.3106742050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37" calcext:value-type="float">
            <text:p>66.37</text:p>
          </table:table-cell>
          <table:table-cell office:value-type="float" office:value="49" calcext:value-type="float">
            <text:p>49</text:p>
          </table:table-cell>
          <table:table-cell office:value-type="float" office:value="49.6144" calcext:value-type="float">
            <text:p>49.6144</text:p>
          </table:table-cell>
          <table:table-cell office:value-type="float" office:value="694" calcext:value-type="float">
            <text:p>694</text:p>
          </table:table-cell>
          <table:table-cell office:value-type="float" office:value="577.6" calcext:value-type="float">
            <text:p>577.6</text:p>
          </table:table-cell>
          <table:table-cell office:value-type="float" office:value="144.4" calcext:value-type="float">
            <text:p>144.4</text:p>
          </table:table-cell>
          <table:table-cell office:value-type="float" office:value="48.962270488817" calcext:value-type="float">
            <text:p>48.962270488817</text:p>
          </table:table-cell>
          <table:table-cell office:value-type="float" office:value="960.709288841214" calcext:value-type="float">
            <text:p>960.7092888412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54" calcext:value-type="float">
            <text:p>66.54</text:p>
          </table:table-cell>
          <table:table-cell office:value-type="float" office:value="49.1" calcext:value-type="float">
            <text:p>49.1</text:p>
          </table:table-cell>
          <table:table-cell office:value-type="float" office:value="49.7152" calcext:value-type="float">
            <text:p>49.7152</text:p>
          </table:table-cell>
          <table:table-cell office:value-type="float" office:value="749" calcext:value-type="float">
            <text:p>749</text:p>
          </table:table-cell>
          <table:table-cell office:value-type="float" office:value="577.6" calcext:value-type="float">
            <text:p>577.6</text:p>
          </table:table-cell>
          <table:table-cell office:value-type="float" office:value="144.4" calcext:value-type="float">
            <text:p>144.4</text:p>
          </table:table-cell>
          <table:table-cell office:value-type="float" office:value="49.0569367884253" calcext:value-type="float">
            <text:p>49.0569367884253</text:p>
          </table:table-cell>
          <table:table-cell office:value-type="float" office:value="957.509717892266" calcext:value-type="float">
            <text:p>957.5097178922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49.2" calcext:value-type="float">
            <text:p>49.2</text:p>
          </table:table-cell>
          <table:table-cell office:value-type="float" office:value="49.8154" calcext:value-type="float">
            <text:p>49.8154</text:p>
          </table:table-cell>
          <table:table-cell office:value-type="float" office:value="746" calcext:value-type="float">
            <text:p>746</text:p>
          </table:table-cell>
          <table:table-cell office:value-type="float" office:value="602.4" calcext:value-type="float">
            <text:p>602.4</text:p>
          </table:table-cell>
          <table:table-cell office:value-type="float" office:value="150.6" calcext:value-type="float">
            <text:p>150.6</text:p>
          </table:table-cell>
          <table:table-cell office:value-type="float" office:value="49.1649892813108" calcext:value-type="float">
            <text:p>49.1649892813108</text:p>
          </table:table-cell>
          <table:table-cell office:value-type="float" office:value="956.653917767953" calcext:value-type="float">
            <text:p>956.653917767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6.87" calcext:value-type="float">
            <text:p>66.87</text:p>
          </table:table-cell>
          <table:table-cell office:value-type="float" office:value="49.3" calcext:value-type="float">
            <text:p>49.3</text:p>
          </table:table-cell>
          <table:table-cell office:value-type="float" office:value="49.915" calcext:value-type="float">
            <text:p>49.915</text:p>
          </table:table-cell>
          <table:table-cell office:value-type="float" office:value="739" calcext:value-type="float">
            <text:p>739</text:p>
          </table:table-cell>
          <table:table-cell office:value-type="float" office:value="602.4" calcext:value-type="float">
            <text:p>602.4</text:p>
          </table:table-cell>
          <table:table-cell office:value-type="float" office:value="150.6" calcext:value-type="float">
            <text:p>150.6</text:p>
          </table:table-cell>
          <table:table-cell office:value-type="float" office:value="49.2785134846124" calcext:value-type="float">
            <text:p>49.2785134846124</text:p>
          </table:table-cell>
          <table:table-cell office:value-type="float" office:value="956.223385956461" calcext:value-type="float">
            <text:p>956.223385956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04" calcext:value-type="float">
            <text:p>67.04</text:p>
          </table:table-cell>
          <table:table-cell office:value-type="float" office:value="49.3" calcext:value-type="float">
            <text:p>49.3</text:p>
          </table:table-cell>
          <table:table-cell office:value-type="float" office:value="50.0152" calcext:value-type="float">
            <text:p>50.0152</text:p>
          </table:table-cell>
          <table:table-cell office:value-type="float" office:value="725" calcext:value-type="float">
            <text:p>725</text:p>
          </table:table-cell>
          <table:table-cell office:value-type="float" office:value="555.2" calcext:value-type="float">
            <text:p>555.2</text:p>
          </table:table-cell>
          <table:table-cell office:value-type="float" office:value="138.8" calcext:value-type="float">
            <text:p>138.8</text:p>
          </table:table-cell>
          <table:table-cell office:value-type="float" office:value="49.3623521030834" calcext:value-type="float">
            <text:p>49.3623521030834</text:p>
          </table:table-cell>
          <table:table-cell office:value-type="float" office:value="953.945464145934" calcext:value-type="float">
            <text:p>953.9454641459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49.5" calcext:value-type="float">
            <text:p>49.5</text:p>
          </table:table-cell>
          <table:table-cell office:value-type="float" office:value="50.1154" calcext:value-type="float">
            <text:p>50.1154</text:p>
          </table:table-cell>
          <table:table-cell office:value-type="float" office:value="787" calcext:value-type="float">
            <text:p>787</text:p>
          </table:table-cell>
          <table:table-cell office:value-type="float" office:value="555.2" calcext:value-type="float">
            <text:p>555.2</text:p>
          </table:table-cell>
          <table:table-cell office:value-type="float" office:value="138.8" calcext:value-type="float">
            <text:p>138.8</text:p>
          </table:table-cell>
          <table:table-cell office:value-type="float" office:value="49.4721103071785" calcext:value-type="float">
            <text:p>49.4721103071785</text:p>
          </table:table-cell>
          <table:table-cell office:value-type="float" office:value="955.400695808995" calcext:value-type="float">
            <text:p>955.400695808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37" calcext:value-type="float">
            <text:p>67.37</text:p>
          </table:table-cell>
          <table:table-cell office:value-type="float" office:value="49.6" calcext:value-type="float">
            <text:p>49.6</text:p>
          </table:table-cell>
          <table:table-cell office:value-type="float" office:value="50.2156" calcext:value-type="float">
            <text:p>50.2156</text:p>
          </table:table-cell>
          <table:table-cell office:value-type="float" office:value="749" calcext:value-type="float">
            <text:p>749</text:p>
          </table:table-cell>
          <table:table-cell office:value-type="float" office:value="570.4" calcext:value-type="float">
            <text:p>570.4</text:p>
          </table:table-cell>
          <table:table-cell office:value-type="float" office:value="142.6" calcext:value-type="float">
            <text:p>142.6</text:p>
          </table:table-cell>
          <table:table-cell office:value-type="float" office:value="49.5597905383956" calcext:value-type="float">
            <text:p>49.5597905383956</text:p>
          </table:table-cell>
          <table:table-cell office:value-type="float" office:value="954.842492532289" calcext:value-type="float">
            <text:p>954.842492532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54" calcext:value-type="float">
            <text:p>67.54</text:p>
          </table:table-cell>
          <table:table-cell office:value-type="float" office:value="49.7" calcext:value-type="float">
            <text:p>49.7</text:p>
          </table:table-cell>
          <table:table-cell office:value-type="float" office:value="50.3146" calcext:value-type="float">
            <text:p>50.3146</text:p>
          </table:table-cell>
          <table:table-cell office:value-type="float" office:value="799" calcext:value-type="float">
            <text:p>799</text:p>
          </table:table-cell>
          <table:table-cell office:value-type="float" office:value="570.4" calcext:value-type="float">
            <text:p>570.4</text:p>
          </table:table-cell>
          <table:table-cell office:value-type="float" office:value="142.6" calcext:value-type="float">
            <text:p>142.6</text:p>
          </table:table-cell>
          <table:table-cell office:value-type="float" office:value="49.6786218493702" calcext:value-type="float">
            <text:p>49.6786218493702</text:p>
          </table:table-cell>
          <table:table-cell office:value-type="float" office:value="956.577394529297" calcext:value-type="float">
            <text:p>956.577394529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49.7" calcext:value-type="float">
            <text:p>49.7</text:p>
          </table:table-cell>
          <table:table-cell office:value-type="float" office:value="50.4148" calcext:value-type="float">
            <text:p>50.4148</text:p>
          </table:table-cell>
          <table:table-cell office:value-type="float" office:value="766" calcext:value-type="float">
            <text:p>766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49.75570999651" calcext:value-type="float">
            <text:p>49.75570999651</text:p>
          </table:table-cell>
          <table:table-cell office:value-type="float" office:value="956.764281231862" calcext:value-type="float">
            <text:p>956.764281231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7.87" calcext:value-type="float">
            <text:p>67.87</text:p>
          </table:table-cell>
          <table:table-cell office:value-type="float" office:value="49.8" calcext:value-type="float">
            <text:p>49.8</text:p>
          </table:table-cell>
          <table:table-cell office:value-type="float" office:value="50.515" calcext:value-type="float">
            <text:p>50.515</text:p>
          </table:table-cell>
          <table:table-cell office:value-type="float" office:value="816" calcext:value-type="float">
            <text:p>816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49.8458136620523" calcext:value-type="float">
            <text:p>49.8458136620523</text:p>
          </table:table-cell>
          <table:table-cell office:value-type="float" office:value="958.933687398526" calcext:value-type="float">
            <text:p>958.9336873985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04" calcext:value-type="float">
            <text:p>68.04</text:p>
          </table:table-cell>
          <table:table-cell office:value-type="float" office:value="50" calcext:value-type="float">
            <text:p>50</text:p>
          </table:table-cell>
          <table:table-cell office:value-type="float" office:value="50.6152" calcext:value-type="float">
            <text:p>50.6152</text:p>
          </table:table-cell>
          <table:table-cell office:value-type="float" office:value="816" calcext:value-type="float">
            <text:p>816</text:p>
          </table:table-cell>
          <table:table-cell office:value-type="float" office:value="656" calcext:value-type="float">
            <text:p>656</text:p>
          </table:table-cell>
          <table:table-cell office:value-type="float" office:value="164" calcext:value-type="float">
            <text:p>164</text:p>
          </table:table-cell>
          <table:table-cell office:value-type="float" office:value="49.9555072403182" calcext:value-type="float">
            <text:p>49.9555072403182</text:p>
          </table:table-cell>
          <table:table-cell office:value-type="float" office:value="962.007268850647" calcext:value-type="float">
            <text:p>962.007268850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50" calcext:value-type="float">
            <text:p>50</text:p>
          </table:table-cell>
          <table:table-cell office:value-type="float" office:value="50.7148" calcext:value-type="float">
            <text:p>50.7148</text:p>
          </table:table-cell>
          <table:table-cell office:value-type="float" office:value="793" calcext:value-type="float">
            <text:p>793</text:p>
          </table:table-cell>
          <table:table-cell office:value-type="float" office:value="656" calcext:value-type="float">
            <text:p>656</text:p>
          </table:table-cell>
          <table:table-cell office:value-type="float" office:value="164" calcext:value-type="float">
            <text:p>164</text:p>
          </table:table-cell>
          <table:table-cell office:value-type="float" office:value="50.0469020688679" calcext:value-type="float">
            <text:p>50.0469020688679</text:p>
          </table:table-cell>
          <table:table-cell office:value-type="float" office:value="963.532860940676" calcext:value-type="float">
            <text:p>963.532860940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37" calcext:value-type="float">
            <text:p>68.37</text:p>
          </table:table-cell>
          <table:table-cell office:value-type="float" office:value="50.1" calcext:value-type="float">
            <text:p>50.1</text:p>
          </table:table-cell>
          <table:table-cell office:value-type="float" office:value="50.815" calcext:value-type="float">
            <text:p>50.815</text:p>
          </table:table-cell>
          <table:table-cell office:value-type="float" office:value="827" calcext:value-type="float">
            <text:p>827</text:p>
          </table:table-cell>
          <table:table-cell office:value-type="float" office:value="636" calcext:value-type="float">
            <text:p>636</text:p>
          </table:table-cell>
          <table:table-cell office:value-type="float" office:value="159" calcext:value-type="float">
            <text:p>159</text:p>
          </table:table-cell>
          <table:table-cell office:value-type="float" office:value="50.1379513605696" calcext:value-type="float">
            <text:p>50.1379513605696</text:p>
          </table:table-cell>
          <table:table-cell office:value-type="float" office:value="966.203871335051" calcext:value-type="float">
            <text:p>966.203871335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54" calcext:value-type="float">
            <text:p>68.54</text:p>
          </table:table-cell>
          <table:table-cell office:value-type="float" office:value="50.2" calcext:value-type="float">
            <text:p>50.2</text:p>
          </table:table-cell>
          <table:table-cell office:value-type="float" office:value="50.9152" calcext:value-type="float">
            <text:p>50.9152</text:p>
          </table:table-cell>
          <table:table-cell office:value-type="float" office:value="874" calcext:value-type="float">
            <text:p>874</text:p>
          </table:table-cell>
          <table:table-cell office:value-type="float" office:value="636" calcext:value-type="float">
            <text:p>636</text:p>
          </table:table-cell>
          <table:table-cell office:value-type="float" office:value="159" calcext:value-type="float">
            <text:p>159</text:p>
          </table:table-cell>
          <table:table-cell office:value-type="float" office:value="50.2224624042425" calcext:value-type="float">
            <text:p>50.2224624042425</text:p>
          </table:table-cell>
          <table:table-cell office:value-type="float" office:value="969.384197958567" calcext:value-type="float">
            <text:p>969.384197958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50.2" calcext:value-type="float">
            <text:p>50.2</text:p>
          </table:table-cell>
          <table:table-cell office:value-type="float" office:value="51.0154" calcext:value-type="float">
            <text:p>51.0154</text:p>
          </table:table-cell>
          <table:table-cell office:value-type="float" office:value="984" calcext:value-type="float">
            <text:p>984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50.273552521242" calcext:value-type="float">
            <text:p>50.273552521242</text:p>
          </table:table-cell>
          <table:table-cell office:value-type="float" office:value="974.588652336104" calcext:value-type="float">
            <text:p>974.588652336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8.87" calcext:value-type="float">
            <text:p>68.87</text:p>
          </table:table-cell>
          <table:table-cell office:value-type="float" office:value="50.4" calcext:value-type="float">
            <text:p>50.4</text:p>
          </table:table-cell>
          <table:table-cell office:value-type="float" office:value="51.115" calcext:value-type="float">
            <text:p>51.115</text:p>
          </table:table-cell>
          <table:table-cell office:value-type="float" office:value="976" calcext:value-type="float">
            <text:p>976</text:p>
          </table:table-cell>
          <table:table-cell office:value-type="float" office:value="695.2" calcext:value-type="float">
            <text:p>695.2</text:p>
          </table:table-cell>
          <table:table-cell office:value-type="float" office:value="173.8" calcext:value-type="float">
            <text:p>173.8</text:p>
          </table:table-cell>
          <table:table-cell office:value-type="float" office:value="50.36373816192" calcext:value-type="float">
            <text:p>50.36373816192</text:p>
          </table:table-cell>
          <table:table-cell office:value-type="float" office:value="984.427449753107" calcext:value-type="float">
            <text:p>984.4274497531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04" calcext:value-type="float">
            <text:p>69.04</text:p>
          </table:table-cell>
          <table:table-cell office:value-type="float" office:value="50.4" calcext:value-type="float">
            <text:p>50.4</text:p>
          </table:table-cell>
          <table:table-cell office:value-type="float" office:value="51.2152" calcext:value-type="float">
            <text:p>51.2152</text:p>
          </table:table-cell>
          <table:table-cell office:value-type="float" office:value="932" calcext:value-type="float">
            <text:p>932</text:p>
          </table:table-cell>
          <table:table-cell office:value-type="float" office:value="769.6" calcext:value-type="float">
            <text:p>769.6</text:p>
          </table:table-cell>
          <table:table-cell office:value-type="float" office:value="192.4" calcext:value-type="float">
            <text:p>192.4</text:p>
          </table:table-cell>
          <table:table-cell office:value-type="float" office:value="50.4662319342476" calcext:value-type="float">
            <text:p>50.4662319342476</text:p>
          </table:table-cell>
          <table:table-cell office:value-type="float" office:value="992.684883943947" calcext:value-type="float">
            <text:p>992.684883943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50.6" calcext:value-type="float">
            <text:p>50.6</text:p>
          </table:table-cell>
          <table:table-cell office:value-type="float" office:value="51.3154" calcext:value-type="float">
            <text:p>51.3154</text:p>
          </table:table-cell>
          <table:table-cell office:value-type="float" office:value="946" calcext:value-type="float">
            <text:p>946</text:p>
          </table:table-cell>
          <table:table-cell office:value-type="float" office:value="769.6" calcext:value-type="float">
            <text:p>769.6</text:p>
          </table:table-cell>
          <table:table-cell office:value-type="float" office:value="192.4" calcext:value-type="float">
            <text:p>192.4</text:p>
          </table:table-cell>
          <table:table-cell office:value-type="float" office:value="50.5561570099715" calcext:value-type="float">
            <text:p>50.5561570099715</text:p>
          </table:table-cell>
          <table:table-cell office:value-type="float" office:value="999.273159256929" calcext:value-type="float">
            <text:p>999.273159256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37" calcext:value-type="float">
            <text:p>69.37</text:p>
          </table:table-cell>
          <table:table-cell office:value-type="float" office:value="50.6" calcext:value-type="float">
            <text:p>50.6</text:p>
          </table:table-cell>
          <table:table-cell office:value-type="float" office:value="51.415" calcext:value-type="float">
            <text:p>51.415</text:p>
          </table:table-cell>
          <table:table-cell office:value-type="float" office:value="882" calcext:value-type="float">
            <text:p>882</text:p>
          </table:table-cell>
          <table:table-cell office:value-type="float" office:value="747.2" calcext:value-type="float">
            <text:p>747.2</text:p>
          </table:table-cell>
          <table:table-cell office:value-type="float" office:value="186.8" calcext:value-type="float">
            <text:p>186.8</text:p>
          </table:table-cell>
          <table:table-cell office:value-type="float" office:value="50.6499736595691" calcext:value-type="float">
            <text:p>50.6499736595691</text:p>
          </table:table-cell>
          <table:table-cell office:value-type="float" office:value="1004.88822517701" calcext:value-type="float">
            <text:p>1004.88822517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54" calcext:value-type="float">
            <text:p>69.54</text:p>
          </table:table-cell>
          <table:table-cell office:value-type="float" office:value="50.8" calcext:value-type="float">
            <text:p>50.8</text:p>
          </table:table-cell>
          <table:table-cell office:value-type="float" office:value="51.5152" calcext:value-type="float">
            <text:p>51.5152</text:p>
          </table:table-cell>
          <table:table-cell office:value-type="float" office:value="882" calcext:value-type="float">
            <text:p>882</text:p>
          </table:table-cell>
          <table:table-cell office:value-type="float" office:value="747.2" calcext:value-type="float">
            <text:p>747.2</text:p>
          </table:table-cell>
          <table:table-cell office:value-type="float" office:value="186.8" calcext:value-type="float">
            <text:p>186.8</text:p>
          </table:table-cell>
          <table:table-cell office:value-type="float" office:value="50.7580858199929" calcext:value-type="float">
            <text:p>50.7580858199929</text:p>
          </table:table-cell>
          <table:table-cell office:value-type="float" office:value="1010.20294281407" calcext:value-type="float">
            <text:p>1010.20294281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51" calcext:value-type="float">
            <text:p>51</text:p>
          </table:table-cell>
          <table:table-cell office:value-type="float" office:value="51.6154" calcext:value-type="float">
            <text:p>51.6154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170" calcext:value-type="float">
            <text:p>170</text:p>
          </table:table-cell>
          <table:table-cell office:value-type="float" office:value="50.8985426492451" calcext:value-type="float">
            <text:p>50.8985426492451</text:p>
          </table:table-cell>
          <table:table-cell office:value-type="float" office:value="1012.60028808069" calcext:value-type="float">
            <text:p>1012.60028808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.87" calcext:value-type="float">
            <text:p>69.87</text:p>
          </table:table-cell>
          <table:table-cell office:value-type="float" office:value="51.1" calcext:value-type="float">
            <text:p>51.1</text:p>
          </table:table-cell>
          <table:table-cell office:value-type="float" office:value="51.7156" calcext:value-type="float">
            <text:p>51.7156</text:p>
          </table:table-cell>
          <table:table-cell office:value-type="float" office:value="655" calcext:value-type="float">
            <text:p>655</text:p>
          </table:table-cell>
          <table:table-cell office:value-type="float" office:value="680" calcext:value-type="float">
            <text:p>680</text:p>
          </table:table-cell>
          <table:table-cell office:value-type="float" office:value="170" calcext:value-type="float">
            <text:p>170</text:p>
          </table:table-cell>
          <table:table-cell office:value-type="float" office:value="51.0466753628623" calcext:value-type="float">
            <text:p>51.0466753628623</text:p>
          </table:table-cell>
          <table:table-cell office:value-type="float" office:value="1008.58047611706" calcext:value-type="float">
            <text:p>1008.580476117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04" calcext:value-type="float">
            <text:p>70.04</text:p>
          </table:table-cell>
          <table:table-cell office:value-type="float" office:value="51.1" calcext:value-type="float">
            <text:p>51.1</text:p>
          </table:table-cell>
          <table:table-cell office:value-type="float" office:value="51.8152" calcext:value-type="float">
            <text:p>51.8152</text:p>
          </table:table-cell>
          <table:table-cell office:value-type="float" office:value="637" calcext:value-type="float">
            <text:p>637</text:p>
          </table:table-cell>
          <table:table-cell office:value-type="float" office:value="504" calcext:value-type="float">
            <text:p>504</text:p>
          </table:table-cell>
          <table:table-cell office:value-type="float" office:value="126" calcext:value-type="float">
            <text:p>126</text:p>
          </table:table-cell>
          <table:table-cell office:value-type="float" office:value="51.1526363336207" calcext:value-type="float">
            <text:p>51.1526363336207</text:p>
          </table:table-cell>
          <table:table-cell office:value-type="float" office:value="1000.79415008272" calcext:value-type="float">
            <text:p>1000.79415008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51.3" calcext:value-type="float">
            <text:p>51.3</text:p>
          </table:table-cell>
          <table:table-cell office:value-type="float" office:value="51.9154" calcext:value-type="float">
            <text:p>51.9154</text:p>
          </table:table-cell>
          <table:table-cell office:value-type="float" office:value="710" calcext:value-type="float">
            <text:p>710</text:p>
          </table:table-cell>
          <table:table-cell office:value-type="float" office:value="504" calcext:value-type="float">
            <text:p>504</text:p>
          </table:table-cell>
          <table:table-cell office:value-type="float" office:value="126" calcext:value-type="float">
            <text:p>126</text:p>
          </table:table-cell>
          <table:table-cell office:value-type="float" office:value="51.2646342073269" calcext:value-type="float">
            <text:p>51.2646342073269</text:p>
          </table:table-cell>
          <table:table-cell office:value-type="float" office:value="995.99318792331" calcext:value-type="float">
            <text:p>995.99318792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37" calcext:value-type="float">
            <text:p>70.37</text:p>
          </table:table-cell>
          <table:table-cell office:value-type="float" office:value="51.4" calcext:value-type="float">
            <text:p>51.4</text:p>
          </table:table-cell>
          <table:table-cell office:value-type="float" office:value="52.015" calcext:value-type="float">
            <text:p>52.015</text:p>
          </table:table-cell>
          <table:table-cell office:value-type="float" office:value="692" calcext:value-type="float">
            <text:p>692</text:p>
          </table:table-cell>
          <table:table-cell office:value-type="float" office:value="539.2" calcext:value-type="float">
            <text:p>539.2</text:p>
          </table:table-cell>
          <table:table-cell office:value-type="float" office:value="134.8" calcext:value-type="float">
            <text:p>134.8</text:p>
          </table:table-cell>
          <table:table-cell office:value-type="float" office:value="51.3842912979948" calcext:value-type="float">
            <text:p>51.3842912979948</text:p>
          </table:table-cell>
          <table:table-cell office:value-type="float" office:value="991.256801995399" calcext:value-type="float">
            <text:p>991.256801995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54" calcext:value-type="float">
            <text:p>70.54</text:p>
          </table:table-cell>
          <table:table-cell office:value-type="float" office:value="51.5" calcext:value-type="float">
            <text:p>51.5</text:p>
          </table:table-cell>
          <table:table-cell office:value-type="float" office:value="52.1152" calcext:value-type="float">
            <text:p>52.1152</text:p>
          </table:table-cell>
          <table:table-cell office:value-type="float" office:value="671" calcext:value-type="float">
            <text:p>671</text:p>
          </table:table-cell>
          <table:table-cell office:value-type="float" office:value="539.2" calcext:value-type="float">
            <text:p>539.2</text:p>
          </table:table-cell>
          <table:table-cell office:value-type="float" office:value="134.8" calcext:value-type="float">
            <text:p>134.8</text:p>
          </table:table-cell>
          <table:table-cell office:value-type="float" office:value="51.4937521075124" calcext:value-type="float">
            <text:p>51.4937521075124</text:p>
          </table:table-cell>
          <table:table-cell office:value-type="float" office:value="986.34377415403" calcext:value-type="float">
            <text:p>986.34377415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51.6" calcext:value-type="float">
            <text:p>51.6</text:p>
          </table:table-cell>
          <table:table-cell office:value-type="float" office:value="52.2154" calcext:value-type="float">
            <text:p>52.2154</text:p>
          </table:table-cell>
          <table:table-cell office:value-type="float" office:value="714" calcext:value-type="float">
            <text:p>714</text:p>
          </table:table-cell>
          <table:table-cell office:value-type="float" office:value="519.2" calcext:value-type="float">
            <text:p>519.2</text:p>
          </table:table-cell>
          <table:table-cell office:value-type="float" office:value="129.8" calcext:value-type="float">
            <text:p>129.8</text:p>
          </table:table-cell>
          <table:table-cell office:value-type="float" office:value="51.5937784642303" calcext:value-type="float">
            <text:p>51.5937784642303</text:p>
          </table:table-cell>
          <table:table-cell office:value-type="float" office:value="981.038554954282" calcext:value-type="float">
            <text:p>981.038554954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.87" calcext:value-type="float">
            <text:p>70.87</text:p>
          </table:table-cell>
          <table:table-cell office:value-type="float" office:value="51.7" calcext:value-type="float">
            <text:p>51.7</text:p>
          </table:table-cell>
          <table:table-cell office:value-type="float" office:value="52.3156" calcext:value-type="float">
            <text:p>52.3156</text:p>
          </table:table-cell>
          <table:table-cell office:value-type="float" office:value="720" calcext:value-type="float">
            <text:p>720</text:p>
          </table:table-cell>
          <table:table-cell office:value-type="float" office:value="519.2" calcext:value-type="float">
            <text:p>519.2</text:p>
          </table:table-cell>
          <table:table-cell office:value-type="float" office:value="129.8" calcext:value-type="float">
            <text:p>129.8</text:p>
          </table:table-cell>
          <table:table-cell office:value-type="float" office:value="51.7003936337231" calcext:value-type="float">
            <text:p>51.7003936337231</text:p>
          </table:table-cell>
          <table:table-cell office:value-type="float" office:value="977.551307390817" calcext:value-type="float">
            <text:p>977.5513073908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  <table:table-cell office:value-type="float" office:value="51.7" calcext:value-type="float">
            <text:p>51.7</text:p>
          </table:table-cell>
          <table:table-cell office:value-type="float" office:value="52.4158" calcext:value-type="float">
            <text:p>52.4158</text:p>
          </table:table-cell>
          <table:table-cell office:value-type="float" office:value="784" calcext:value-type="float">
            <text:p>784</text:p>
          </table:table-cell>
          <table:table-cell office:value-type="float" office:value="585.6" calcext:value-type="float">
            <text:p>585.6</text:p>
          </table:table-cell>
          <table:table-cell office:value-type="float" office:value="146.4" calcext:value-type="float">
            <text:p>146.4</text:p>
          </table:table-cell>
          <table:table-cell office:value-type="float" office:value="51.7634011931794" calcext:value-type="float">
            <text:p>51.7634011931794</text:p>
          </table:table-cell>
          <table:table-cell office:value-type="float" office:value="975.789505621922" calcext:value-type="float">
            <text:p>975.789505621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51.8" calcext:value-type="float">
            <text:p>51.8</text:p>
          </table:table-cell>
          <table:table-cell office:value-type="float" office:value="52.5148" calcext:value-type="float">
            <text:p>52.5148</text:p>
          </table:table-cell>
          <table:table-cell office:value-type="float" office:value="853" calcext:value-type="float">
            <text:p>853</text:p>
          </table:table-cell>
          <table:table-cell office:value-type="float" office:value="585.6" calcext:value-type="float">
            <text:p>585.6</text:p>
          </table:table-cell>
          <table:table-cell office:value-type="float" office:value="146.4" calcext:value-type="float">
            <text:p>146.4</text:p>
          </table:table-cell>
          <table:table-cell office:value-type="float" office:value="51.8464779238641" calcext:value-type="float">
            <text:p>51.8464779238641</text:p>
          </table:table-cell>
          <table:table-cell office:value-type="float" office:value="979.032196009399" calcext:value-type="float">
            <text:p>979.032196009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37" calcext:value-type="float">
            <text:p>71.37</text:p>
          </table:table-cell>
          <table:table-cell office:value-type="float" office:value="52" calcext:value-type="float">
            <text:p>52</text:p>
          </table:table-cell>
          <table:table-cell office:value-type="float" office:value="52.6156" calcext:value-type="float">
            <text:p>52.6156</text:p>
          </table:table-cell>
          <table:table-cell office:value-type="float" office:value="861" calcext:value-type="float">
            <text:p>861</text:p>
          </table:table-cell>
          <table:table-cell office:value-type="float" office:value="718.4" calcext:value-type="float">
            <text:p>718.4</text:p>
          </table:table-cell>
          <table:table-cell office:value-type="float" office:value="179.6" calcext:value-type="float">
            <text:p>179.6</text:p>
          </table:table-cell>
          <table:table-cell office:value-type="float" office:value="51.9349875114875" calcext:value-type="float">
            <text:p>51.9349875114875</text:p>
          </table:table-cell>
          <table:table-cell office:value-type="float" office:value="983.744267597933" calcext:value-type="float">
            <text:p>983.744267597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52" calcext:value-type="float">
            <text:p>52</text:p>
          </table:table-cell>
          <table:table-cell office:value-type="float" office:value="52.7158" calcext:value-type="float">
            <text:p>52.7158</text:p>
          </table:table-cell>
          <table:table-cell office:value-type="float" office:value="816" calcext:value-type="float">
            <text:p>816</text:p>
          </table:table-cell>
          <table:table-cell office:value-type="float" office:value="718.4" calcext:value-type="float">
            <text:p>718.4</text:p>
          </table:table-cell>
          <table:table-cell office:value-type="float" office:value="179.6" calcext:value-type="float">
            <text:p>179.6</text:p>
          </table:table-cell>
          <table:table-cell office:value-type="float" office:value="52.0444622075368" calcext:value-type="float">
            <text:p>52.0444622075368</text:p>
          </table:table-cell>
          <table:table-cell office:value-type="float" office:value="986.609383567277" calcext:value-type="float">
            <text:p>986.6093835672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52.2" calcext:value-type="float">
            <text:p>52.2</text:p>
          </table:table-cell>
          <table:table-cell office:value-type="float" office:value="52.816" calcext:value-type="float">
            <text:p>52.816</text:p>
          </table:table-cell>
          <table:table-cell office:value-type="float" office:value="876" calcext:value-type="float">
            <text:p>876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office:value-type="float" office:value="52.1462379507035" calcext:value-type="float">
            <text:p>52.1462379507035</text:p>
          </table:table-cell>
          <table:table-cell office:value-type="float" office:value="990.28810658496" calcext:value-type="float">
            <text:p>990.288106584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1.87" calcext:value-type="float">
            <text:p>71.87</text:p>
          </table:table-cell>
          <table:table-cell office:value-type="float" office:value="52.3" calcext:value-type="float">
            <text:p>52.3</text:p>
          </table:table-cell>
          <table:table-cell office:value-type="float" office:value="52.915" calcext:value-type="float">
            <text:p>52.915</text:p>
          </table:table-cell>
          <table:table-cell office:value-type="float" office:value="881" calcext:value-type="float">
            <text:p>881</text:p>
          </table:table-cell>
          <table:table-cell office:value-type="float" office:value="700" calcext:value-type="float">
            <text:p>700</text:p>
          </table:table-cell>
          <table:table-cell office:value-type="float" office:value="175" calcext:value-type="float">
            <text:p>175</text:p>
          </table:table-cell>
          <table:table-cell office:value-type="float" office:value="52.249943897476" calcext:value-type="float">
            <text:p>52.249943897476</text:p>
          </table:table-cell>
          <table:table-cell office:value-type="float" office:value="994.161734910588" calcext:value-type="float">
            <text:p>994.161734910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04" calcext:value-type="float">
            <text:p>72.04</text:p>
          </table:table-cell>
          <table:table-cell office:value-type="float" office:value="52.4" calcext:value-type="float">
            <text:p>52.4</text:p>
          </table:table-cell>
          <table:table-cell office:value-type="float" office:value="53.0152" calcext:value-type="float">
            <text:p>53.0152</text:p>
          </table:table-cell>
          <table:table-cell office:value-type="float" office:value="877" calcext:value-type="float">
            <text:p>877</text:p>
          </table:table-cell>
          <table:table-cell office:value-type="float" office:value="716.8" calcext:value-type="float">
            <text:p>716.8</text:p>
          </table:table-cell>
          <table:table-cell office:value-type="float" office:value="179.2" calcext:value-type="float">
            <text:p>179.2</text:p>
          </table:table-cell>
          <table:table-cell office:value-type="float" office:value="52.3791397565858" calcext:value-type="float">
            <text:p>52.3791397565858</text:p>
          </table:table-cell>
          <table:table-cell office:value-type="float" office:value="999.309532019005" calcext:value-type="float">
            <text:p>999.309532019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52.5" calcext:value-type="float">
            <text:p>52.5</text:p>
          </table:table-cell>
          <table:table-cell office:value-type="float" office:value="53.1148" calcext:value-type="float">
            <text:p>53.1148</text:p>
          </table:table-cell>
          <table:table-cell office:value-type="float" office:value="874" calcext:value-type="float">
            <text:p>874</text:p>
          </table:table-cell>
          <table:table-cell office:value-type="float" office:value="716.8" calcext:value-type="float">
            <text:p>716.8</text:p>
          </table:table-cell>
          <table:table-cell office:value-type="float" office:value="179.2" calcext:value-type="float">
            <text:p>179.2</text:p>
          </table:table-cell>
          <table:table-cell office:value-type="float" office:value="52.4808820702283" calcext:value-type="float">
            <text:p>52.4808820702283</text:p>
          </table:table-cell>
          <table:table-cell office:value-type="float" office:value="1002.5873805237" calcext:value-type="float">
            <text:p>1002.5873805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37" calcext:value-type="float">
            <text:p>72.37</text:p>
          </table:table-cell>
          <table:table-cell office:value-type="float" office:value="52.6" calcext:value-type="float">
            <text:p>52.6</text:p>
          </table:table-cell>
          <table:table-cell office:value-type="float" office:value="53.215" calcext:value-type="float">
            <text:p>53.215</text:p>
          </table:table-cell>
          <table:table-cell office:value-type="float" office:value="858" calcext:value-type="float">
            <text:p>858</text:p>
          </table:table-cell>
          <table:table-cell office:value-type="float" office:value="673.6" calcext:value-type="float">
            <text:p>673.6</text:p>
          </table:table-cell>
          <table:table-cell office:value-type="float" office:value="168.4" calcext:value-type="float">
            <text:p>168.4</text:p>
          </table:table-cell>
          <table:table-cell office:value-type="float" office:value="52.5777010895475" calcext:value-type="float">
            <text:p>52.5777010895475</text:p>
          </table:table-cell>
          <table:table-cell office:value-type="float" office:value="1005.34503683116" calcext:value-type="float">
            <text:p>1005.345036831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52.7" calcext:value-type="float">
            <text:p>52.7</text:p>
          </table:table-cell>
          <table:table-cell office:value-type="float" office:value="53.3152" calcext:value-type="float">
            <text:p>53.3152</text:p>
          </table:table-cell>
          <table:table-cell office:value-type="float" office:value="903" calcext:value-type="float">
            <text:p>903</text:p>
          </table:table-cell>
          <table:table-cell office:value-type="float" office:value="673.6" calcext:value-type="float">
            <text:p>673.6</text:p>
          </table:table-cell>
          <table:table-cell office:value-type="float" office:value="168.4" calcext:value-type="float">
            <text:p>168.4</text:p>
          </table:table-cell>
          <table:table-cell office:value-type="float" office:value="52.6736588194647" calcext:value-type="float">
            <text:p>52.6736588194647</text:p>
          </table:table-cell>
          <table:table-cell office:value-type="float" office:value="1007.8273868472" calcext:value-type="float">
            <text:p>1007.8273868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52.8" calcext:value-type="float">
            <text:p>52.8</text:p>
          </table:table-cell>
          <table:table-cell office:value-type="float" office:value="53.4148" calcext:value-type="float">
            <text:p>53.4148</text:p>
          </table:table-cell>
          <table:table-cell office:value-type="float" office:value="873" calcext:value-type="float">
            <text:p>873</text:p>
          </table:table-cell>
          <table:table-cell office:value-type="float" office:value="710.4" calcext:value-type="float">
            <text:p>710.4</text:p>
          </table:table-cell>
          <table:table-cell office:value-type="float" office:value="177.6" calcext:value-type="float">
            <text:p>177.6</text:p>
          </table:table-cell>
          <table:table-cell office:value-type="float" office:value="52.7870362072108" calcext:value-type="float">
            <text:p>52.7870362072108</text:p>
          </table:table-cell>
          <table:table-cell office:value-type="float" office:value="1012.03068988904" calcext:value-type="float">
            <text:p>1012.03068988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2.87" calcext:value-type="float">
            <text:p>72.87</text:p>
          </table:table-cell>
          <table:table-cell office:value-type="float" office:value="52.9" calcext:value-type="float">
            <text:p>52.9</text:p>
          </table:table-cell>
          <table:table-cell office:value-type="float" office:value="53.515" calcext:value-type="float">
            <text:p>53.515</text:p>
          </table:table-cell>
          <table:table-cell office:value-type="float" office:value="878" calcext:value-type="float">
            <text:p>878</text:p>
          </table:table-cell>
          <table:table-cell office:value-type="float" office:value="710.4" calcext:value-type="float">
            <text:p>710.4</text:p>
          </table:table-cell>
          <table:table-cell office:value-type="float" office:value="177.6" calcext:value-type="float">
            <text:p>177.6</text:p>
          </table:table-cell>
          <table:table-cell office:value-type="float" office:value="52.8939571845036" calcext:value-type="float">
            <text:p>52.8939571845036</text:p>
          </table:table-cell>
          <table:table-cell office:value-type="float" office:value="1015.08018763341" calcext:value-type="float">
            <text:p>1015.08018763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53" calcext:value-type="float">
            <text:p>53</text:p>
          </table:table-cell>
          <table:table-cell office:value-type="float" office:value="53.6152" calcext:value-type="float">
            <text:p>53.6152</text:p>
          </table:table-cell>
          <table:table-cell office:value-type="float" office:value="827" calcext:value-type="float">
            <text:p>827</text:p>
          </table:table-cell>
          <table:table-cell office:value-type="float" office:value="689.6" calcext:value-type="float">
            <text:p>689.6</text:p>
          </table:table-cell>
          <table:table-cell office:value-type="float" office:value="172.4" calcext:value-type="float">
            <text:p>172.4</text:p>
          </table:table-cell>
          <table:table-cell office:value-type="float" office:value="52.9673628596818" calcext:value-type="float">
            <text:p>52.9673628596818</text:p>
          </table:table-cell>
          <table:table-cell office:value-type="float" office:value="1017.36049702849" calcext:value-type="float">
            <text:p>1017.36049702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53" calcext:value-type="float">
            <text:p>53</text:p>
          </table:table-cell>
          <table:table-cell office:value-type="float" office:value="53.7154" calcext:value-type="float">
            <text:p>53.7154</text:p>
          </table:table-cell>
          <table:table-cell office:value-type="float" office:value="747" calcext:value-type="float">
            <text:p>747</text:p>
          </table:table-cell>
          <table:table-cell office:value-type="float" office:value="689.6" calcext:value-type="float">
            <text:p>689.6</text:p>
          </table:table-cell>
          <table:table-cell office:value-type="float" office:value="172.4" calcext:value-type="float">
            <text:p>172.4</text:p>
          </table:table-cell>
          <table:table-cell office:value-type="float" office:value="53.0530869165637" calcext:value-type="float">
            <text:p>53.0530869165637</text:p>
          </table:table-cell>
          <table:table-cell office:value-type="float" office:value="1016.9634164035" calcext:value-type="float">
            <text:p>1016.9634164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37" calcext:value-type="float">
            <text:p>73.37</text:p>
          </table:table-cell>
          <table:table-cell office:value-type="float" office:value="53.1" calcext:value-type="float">
            <text:p>53.1</text:p>
          </table:table-cell>
          <table:table-cell office:value-type="float" office:value="53.815" calcext:value-type="float">
            <text:p>53.815</text:p>
          </table:table-cell>
          <table:table-cell office:value-type="float" office:value="661" calcext:value-type="float">
            <text:p>661</text:p>
          </table:table-cell>
          <table:table-cell office:value-type="float" office:value="560.8" calcext:value-type="float">
            <text:p>560.8</text:p>
          </table:table-cell>
          <table:table-cell office:value-type="float" office:value="140.2" calcext:value-type="float">
            <text:p>140.2</text:p>
          </table:table-cell>
          <table:table-cell office:value-type="float" office:value="53.1462908319985" calcext:value-type="float">
            <text:p>53.1462908319985</text:p>
          </table:table-cell>
          <table:table-cell office:value-type="float" office:value="1012.35770950196" calcext:value-type="float">
            <text:p>1012.357709501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53.3" calcext:value-type="float">
            <text:p>53.3</text:p>
          </table:table-cell>
          <table:table-cell office:value-type="float" office:value="53.9158" calcext:value-type="float">
            <text:p>53.9158</text:p>
          </table:table-cell>
          <table:table-cell office:value-type="float" office:value="585" calcext:value-type="float">
            <text:p>585</text:p>
          </table:table-cell>
          <table:table-cell office:value-type="float" office:value="560.8" calcext:value-type="float">
            <text:p>560.8</text:p>
          </table:table-cell>
          <table:table-cell office:value-type="float" office:value="140.2" calcext:value-type="float">
            <text:p>140.2</text:p>
          </table:table-cell>
          <table:table-cell office:value-type="float" office:value="53.2414236714982" calcext:value-type="float">
            <text:p>53.2414236714982</text:p>
          </table:table-cell>
          <table:table-cell office:value-type="float" office:value="1004.22717750735" calcext:value-type="float">
            <text:p>1004.22717750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53.3" calcext:value-type="float">
            <text:p>53.3</text:p>
          </table:table-cell>
          <table:table-cell office:value-type="float" office:value="54.0154" calcext:value-type="float">
            <text:p>54.0154</text:p>
          </table:table-cell>
          <table:table-cell office:value-type="float" office:value="510" calcext:value-type="float">
            <text:p>510</text:p>
          </table:table-cell>
          <table:table-cell office:value-type="float" office:value="439.2" calcext:value-type="float">
            <text:p>439.2</text:p>
          </table:table-cell>
          <table:table-cell office:value-type="float" office:value="109.8" calcext:value-type="float">
            <text:p>109.8</text:p>
          </table:table-cell>
          <table:table-cell office:value-type="float" office:value="53.3441396212625" calcext:value-type="float">
            <text:p>53.3441396212625</text:p>
          </table:table-cell>
          <table:table-cell office:value-type="float" office:value="992.574193260144" calcext:value-type="float">
            <text:p>992.5741932601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3.87" calcext:value-type="float">
            <text:p>73.87</text:p>
          </table:table-cell>
          <table:table-cell office:value-type="float" office:value="53.5" calcext:value-type="float">
            <text:p>53.5</text:p>
          </table:table-cell>
          <table:table-cell office:value-type="float" office:value="54.1156" calcext:value-type="float">
            <text:p>54.1156</text:p>
          </table:table-cell>
          <table:table-cell office:value-type="float" office:value="466" calcext:value-type="float">
            <text:p>466</text:p>
          </table:table-cell>
          <table:table-cell office:value-type="float" office:value="439.2" calcext:value-type="float">
            <text:p>439.2</text:p>
          </table:table-cell>
          <table:table-cell office:value-type="float" office:value="109.8" calcext:value-type="float">
            <text:p>109.8</text:p>
          </table:table-cell>
          <table:table-cell office:value-type="float" office:value="53.4277773689019" calcext:value-type="float">
            <text:p>53.4277773689019</text:p>
          </table:table-cell>
          <table:table-cell office:value-type="float" office:value="978.787295951396" calcext:value-type="float">
            <text:p>978.787295951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04" calcext:value-type="float">
            <text:p>74.04</text:p>
          </table:table-cell>
          <table:table-cell office:value-type="float" office:value="53.5" calcext:value-type="float">
            <text:p>53.5</text:p>
          </table:table-cell>
          <table:table-cell office:value-type="float" office:value="54.2158" calcext:value-type="float">
            <text:p>54.2158</text:p>
          </table:table-cell>
          <table:table-cell office:value-type="float" office:value="393" calcext:value-type="float">
            <text:p>393</text:p>
          </table:table-cell>
          <table:table-cell office:value-type="float" office:value="350.4" calcext:value-type="float">
            <text:p>350.4</text:p>
          </table:table-cell>
          <table:table-cell office:value-type="float" office:value="87.6" calcext:value-type="float">
            <text:p>87.6</text:p>
          </table:table-cell>
          <table:table-cell office:value-type="float" office:value="53.5394434951774" calcext:value-type="float">
            <text:p>53.5394434951774</text:p>
          </table:table-cell>
          <table:table-cell office:value-type="float" office:value="962.658622399883" calcext:value-type="float">
            <text:p>962.6586223998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53.6" calcext:value-type="float">
            <text:p>53.6</text:p>
          </table:table-cell>
          <table:table-cell office:value-type="float" office:value="54.3148" calcext:value-type="float">
            <text:p>54.3148</text:p>
          </table:table-cell>
          <table:table-cell office:value-type="float" office:value="382" calcext:value-type="float">
            <text:p>382</text:p>
          </table:table-cell>
          <table:table-cell office:value-type="float" office:value="350.4" calcext:value-type="float">
            <text:p>350.4</text:p>
          </table:table-cell>
          <table:table-cell office:value-type="float" office:value="87.6" calcext:value-type="float">
            <text:p>87.6</text:p>
          </table:table-cell>
          <table:table-cell office:value-type="float" office:value="53.5908501772347" calcext:value-type="float">
            <text:p>53.5908501772347</text:p>
          </table:table-cell>
          <table:table-cell office:value-type="float" office:value="946.525538861861" calcext:value-type="float">
            <text:p>946.525538861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37" calcext:value-type="float">
            <text:p>74.37</text:p>
          </table:table-cell>
          <table:table-cell office:value-type="float" office:value="53.7" calcext:value-type="float">
            <text:p>53.7</text:p>
          </table:table-cell>
          <table:table-cell office:value-type="float" office:value="54.4156" calcext:value-type="float">
            <text:p>54.4156</text:p>
          </table:table-cell>
          <table:table-cell office:value-type="float" office:value="327" calcext:value-type="float">
            <text:p>327</text:p>
          </table:table-cell>
          <table:table-cell office:value-type="float" office:value="296.8" calcext:value-type="float">
            <text:p>296.8</text:p>
          </table:table-cell>
          <table:table-cell office:value-type="float" office:value="74.2" calcext:value-type="float">
            <text:p>74.2</text:p>
          </table:table-cell>
          <table:table-cell office:value-type="float" office:value="53.7063802373174" calcext:value-type="float">
            <text:p>53.7063802373174</text:p>
          </table:table-cell>
          <table:table-cell office:value-type="float" office:value="928.449638151536" calcext:value-type="float">
            <text:p>928.449638151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54" calcext:value-type="float">
            <text:p>74.54</text:p>
          </table:table-cell>
          <table:table-cell office:value-type="float" office:value="53.8" calcext:value-type="float">
            <text:p>53.8</text:p>
          </table:table-cell>
          <table:table-cell office:value-type="float" office:value="54.5152" calcext:value-type="float">
            <text:p>54.5152</text:p>
          </table:table-cell>
          <table:table-cell office:value-type="float" office:value="287" calcext:value-type="float">
            <text:p>287</text:p>
          </table:table-cell>
          <table:table-cell office:value-type="float" office:value="296.8" calcext:value-type="float">
            <text:p>296.8</text:p>
          </table:table-cell>
          <table:table-cell office:value-type="float" office:value="74.2" calcext:value-type="float">
            <text:p>74.2</text:p>
          </table:table-cell>
          <table:table-cell office:value-type="float" office:value="53.779251206394" calcext:value-type="float">
            <text:p>53.779251206394</text:p>
          </table:table-cell>
          <table:table-cell office:value-type="float" office:value="908.142675619803" calcext:value-type="float">
            <text:p>908.142675619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53.9" calcext:value-type="float">
            <text:p>53.9</text:p>
          </table:table-cell>
          <table:table-cell office:value-type="float" office:value="54.6154" calcext:value-type="float">
            <text:p>54.6154</text:p>
          </table:table-cell>
          <table:table-cell office:value-type="float" office:value="252" calcext:value-type="float">
            <text:p>252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53.8490515812955" calcext:value-type="float">
            <text:p>53.8490515812955</text:p>
          </table:table-cell>
          <table:table-cell office:value-type="float" office:value="886.98236479477" calcext:value-type="float">
            <text:p>886.98236479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4.87" calcext:value-type="float">
            <text:p>74.87</text:p>
          </table:table-cell>
          <table:table-cell office:value-type="float" office:value="54" calcext:value-type="float">
            <text:p>54</text:p>
          </table:table-cell>
          <table:table-cell office:value-type="float" office:value="54.7156" calcext:value-type="float">
            <text:p>54.715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office:value-type="float" office:value="53.9720111875065" calcext:value-type="float">
            <text:p>53.9720111875065</text:p>
          </table:table-cell>
          <table:table-cell office:value-type="float" office:value="865.059936455939" calcext:value-type="float">
            <text:p>865.059936455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04" calcext:value-type="float">
            <text:p>75.04</text:p>
          </table:table-cell>
          <table:table-cell office:value-type="float" office:value="54" calcext:value-type="float">
            <text:p>54</text:p>
          </table:table-cell>
          <table:table-cell office:value-type="float" office:value="54.8158" calcext:value-type="float">
            <text:p>54.8158</text:p>
          </table:table-cell>
          <table:table-cell office:value-type="float" office:value="150" calcext:value-type="float">
            <text:p>150</text:p>
          </table:table-cell>
          <table:table-cell office:value-type="float" office:value="131.2" calcext:value-type="float">
            <text:p>131.2</text:p>
          </table:table-cell>
          <table:table-cell office:value-type="float" office:value="32.8" calcext:value-type="float">
            <text:p>32.8</text:p>
          </table:table-cell>
          <table:table-cell office:value-type="float" office:value="54.0379720081812" calcext:value-type="float">
            <text:p>54.0379720081812</text:p>
          </table:table-cell>
          <table:table-cell office:value-type="float" office:value="843.029100905632" calcext:value-type="float">
            <text:p>843.029100905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54.1" calcext:value-type="float">
            <text:p>54.1</text:p>
          </table:table-cell>
          <table:table-cell office:value-type="float" office:value="54.9154" calcext:value-type="float">
            <text:p>54.9154</text:p>
          </table:table-cell>
          <table:table-cell office:value-type="float" office:value="150" calcext:value-type="float">
            <text:p>150</text:p>
          </table:table-cell>
          <table:table-cell office:value-type="float" office:value="131.2" calcext:value-type="float">
            <text:p>131.2</text:p>
          </table:table-cell>
          <table:table-cell office:value-type="float" office:value="32.8" calcext:value-type="float">
            <text:p>32.8</text:p>
          </table:table-cell>
          <table:table-cell office:value-type="float" office:value="54.1095063345847" calcext:value-type="float">
            <text:p>54.1095063345847</text:p>
          </table:table-cell>
          <table:table-cell office:value-type="float" office:value="818.938124200355" calcext:value-type="float">
            <text:p>818.938124200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37" calcext:value-type="float">
            <text:p>75.37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54.1926142671093" calcext:value-type="float">
            <text:p>54.1926142671093</text:p>
          </table:table-cell>
          <table:table-cell office:value-type="float" office:value="794.292678629628" calcext:value-type="float">
            <text:p>794.292678629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54" calcext:value-type="float">
            <text:p>75.54</text:p>
          </table:table-cell>
          <table:table-cell office:value-type="float" office:value="54.2" calcext:value-type="float">
            <text:p>54.2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54.2415837372685" calcext:value-type="float">
            <text:p>54.2415837372685</text:p>
          </table:table-cell>
          <table:table-cell office:value-type="float" office:value="769.380825794439" calcext:value-type="float">
            <text:p>769.380825794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54.3" calcext:value-type="float">
            <text:p>54.3</text:p>
          </table:table-cell>
          <table:table-cell office:value-type="float" office:value="55" calcext:value-type="float">
            <text:p>55</text:p>
          </table:table-cell>
          <table:table-cell office:value-type="float" office:value="179" calcext:value-type="float">
            <text:p>179</text:p>
          </table:table-cell>
          <table:table-cell office:value-type="float" office:value="115.2" calcext:value-type="float">
            <text:p>115.2</text:p>
          </table:table-cell>
          <table:table-cell office:value-type="float" office:value="28.8" calcext:value-type="float">
            <text:p>28.8</text:p>
          </table:table-cell>
          <table:table-cell office:value-type="float" office:value="54.2734690055704" calcext:value-type="float">
            <text:p>54.2734690055704</text:p>
          </table:table-cell>
          <table:table-cell office:value-type="float" office:value="749.305383976597" calcext:value-type="float">
            <text:p>749.3053839765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.87" calcext:value-type="float">
            <text:p>75.87</text:p>
          </table:table-cell>
          <table:table-cell office:value-type="float" office:value="54.4" calcext:value-type="float">
            <text:p>54.4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float" office:value="115.2" calcext:value-type="float">
            <text:p>115.2</text:p>
          </table:table-cell>
          <table:table-cell office:value-type="float" office:value="28.8" calcext:value-type="float">
            <text:p>28.8</text:p>
          </table:table-cell>
          <table:table-cell office:value-type="float" office:value="54.3405550584924" calcext:value-type="float">
            <text:p>54.3405550584924</text:p>
          </table:table-cell>
          <table:table-cell office:value-type="float" office:value="728.531701414661" calcext:value-type="float">
            <text:p>728.531701414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04" calcext:value-type="float">
            <text:p>76.04</text:p>
          </table:table-cell>
          <table:table-cell office:value-type="float" office:value="54.4" calcext:value-type="float">
            <text:p>54.4</text:p>
          </table:table-cell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4.4168799560594" calcext:value-type="float">
            <text:p>54.4168799560594</text:p>
          </table:table-cell>
          <table:table-cell office:value-type="float" office:value="706.479079746115" calcext:value-type="float">
            <text:p>706.4790797461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54.5" calcext:value-type="float">
            <text:p>54.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4.4393057585816" calcext:value-type="float">
            <text:p>54.4393057585816</text:p>
          </table:table-cell>
          <table:table-cell office:value-type="float" office:value="685.454200575789" calcext:value-type="float">
            <text:p>685.454200575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37" calcext:value-type="float">
            <text:p>76.37</text:p>
          </table:table-cell>
          <table:table-cell office:value-type="float" office:value="54.5" calcext:value-type="float">
            <text:p>54.5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4.8" calcext:value-type="float">
            <text:p>84.8</text:p>
          </table:table-cell>
          <table:table-cell office:value-type="float" office:value="21.2" calcext:value-type="float">
            <text:p>21.2</text:p>
          </table:table-cell>
          <table:table-cell office:value-type="float" office:value="54.5077885630587" calcext:value-type="float">
            <text:p>54.5077885630587</text:p>
          </table:table-cell>
          <table:table-cell office:value-type="float" office:value="664.943751883661" calcext:value-type="float">
            <text:p>664.943751883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54" calcext:value-type="float">
            <text:p>76.54</text:p>
          </table:table-cell>
          <table:table-cell office:value-type="float" office:value="54.6" calcext:value-type="float">
            <text:p>54.6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84.8" calcext:value-type="float">
            <text:p>84.8</text:p>
          </table:table-cell>
          <table:table-cell office:value-type="float" office:value="21.2" calcext:value-type="float">
            <text:p>21.2</text:p>
          </table:table-cell>
          <table:table-cell office:value-type="float" office:value="54.5431054835954" calcext:value-type="float">
            <text:p>54.5431054835954</text:p>
          </table:table-cell>
          <table:table-cell office:value-type="float" office:value="643.80160938228" calcext:value-type="float">
            <text:p>643.801609382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54.6" calcext:value-type="float">
            <text:p>54.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4.6087404562184" calcext:value-type="float">
            <text:p>54.6087404562184</text:p>
          </table:table-cell>
          <table:table-cell office:value-type="float" office:value="623.919220146761" calcext:value-type="float">
            <text:p>623.919220146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6.87" calcext:value-type="float">
            <text:p>76.87</text:p>
          </table:table-cell>
          <table:table-cell office:value-type="float" office:value="54.7" calcext:value-type="float">
            <text:p>54.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4.6609427128932" calcext:value-type="float">
            <text:p>54.6609427128932</text:p>
          </table:table-cell>
          <table:table-cell office:value-type="float" office:value="603.854337185499" calcext:value-type="float">
            <text:p>603.854337185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04" calcext:value-type="float">
            <text:p>77.04</text:p>
          </table:table-cell>
          <table:table-cell office:value-type="float" office:value="54.7" calcext:value-type="float">
            <text:p>54.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4.7081490129686" calcext:value-type="float">
            <text:p>54.7081490129686</text:p>
          </table:table-cell>
          <table:table-cell office:value-type="float" office:value="583.937450127646" calcext:value-type="float">
            <text:p>583.937450127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54.8" calcext:value-type="float">
            <text:p>54.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4.7722730912622" calcext:value-type="float">
            <text:p>54.7722730912622</text:p>
          </table:table-cell>
          <table:table-cell office:value-type="float" office:value="561.894621005208" calcext:value-type="float">
            <text:p>561.8946210052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37" calcext:value-type="float">
            <text:p>77.37</text:p>
          </table:table-cell>
          <table:table-cell office:value-type="float" office:value="54.8" calcext:value-type="float">
            <text:p>54.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08035606104" calcext:value-type="float">
            <text:p>54.808035606104</text:p>
          </table:table-cell>
          <table:table-cell office:value-type="float" office:value="542.449833920763" calcext:value-type="float">
            <text:p>542.449833920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54" calcext:value-type="float">
            <text:p>77.54</text:p>
          </table:table-cell>
          <table:table-cell office:value-type="float" office:value="54.8" calcext:value-type="float">
            <text:p>54.8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8197456700168" calcext:value-type="float">
            <text:p>54.8197456700168</text:p>
          </table:table-cell>
          <table:table-cell office:value-type="float" office:value="521.929156872331" calcext:value-type="float">
            <text:p>521.929156872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54.8" calcext:value-type="float">
            <text:p>54.8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28.8" calcext:value-type="float">
            <text:p>28.8</text:p>
          </table:table-cell>
          <table:table-cell office:value-type="float" office:value="7.2" calcext:value-type="float">
            <text:p>7.2</text:p>
          </table:table-cell>
          <table:table-cell office:value-type="float" office:value="54.8308106507634" calcext:value-type="float">
            <text:p>54.8308106507634</text:p>
          </table:table-cell>
          <table:table-cell office:value-type="float" office:value="503.63930461588" calcext:value-type="float">
            <text:p>503.639304615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.87" calcext:value-type="float">
            <text:p>77.8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28.8" calcext:value-type="float">
            <text:p>28.8</text:p>
          </table:table-cell>
          <table:table-cell office:value-type="float" office:value="7.2" calcext:value-type="float">
            <text:p>7.2</text:p>
          </table:table-cell>
          <table:table-cell office:value-type="float" office:value="54.8805747429131" calcext:value-type="float">
            <text:p>54.8805747429131</text:p>
          </table:table-cell>
          <table:table-cell office:value-type="float" office:value="488.133557581542" calcext:value-type="float">
            <text:p>488.1335575815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04" calcext:value-type="float">
            <text:p>78.04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4.9035398123643" calcext:value-type="float">
            <text:p>54.9035398123643</text:p>
          </table:table-cell>
          <table:table-cell office:value-type="float" office:value="472.4318851944" calcext:value-type="float">
            <text:p>472.43188519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4.9110257431757" calcext:value-type="float">
            <text:p>54.9110257431757</text:p>
          </table:table-cell>
          <table:table-cell office:value-type="float" office:value="456.527948575381" calcext:value-type="float">
            <text:p>456.527948575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37" calcext:value-type="float">
            <text:p>78.37</text:p>
          </table:table-cell>
          <table:table-cell office:value-type="float" office:value="54.9" calcext:value-type="float">
            <text:p>54.9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86.4" calcext:value-type="float">
            <text:p>86.4</text:p>
          </table:table-cell>
          <table:table-cell office:value-type="float" office:value="21.6" calcext:value-type="float">
            <text:p>21.6</text:p>
          </table:table-cell>
          <table:table-cell office:value-type="float" office:value="54.9454793559957" calcext:value-type="float">
            <text:p>54.9454793559957</text:p>
          </table:table-cell>
          <table:table-cell office:value-type="float" office:value="443.802260368368" calcext:value-type="float">
            <text:p>443.802260368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54" calcext:value-type="float">
            <text:p>78.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6.4" calcext:value-type="float">
            <text:p>86.4</text:p>
          </table:table-cell>
          <table:table-cell office:value-type="float" office:value="21.6" calcext:value-type="float">
            <text:p>21.6</text:p>
          </table:table-cell>
          <table:table-cell office:value-type="float" office:value="54.9790941141427" calcext:value-type="float">
            <text:p>54.9790941141427</text:p>
          </table:table-cell>
          <table:table-cell office:value-type="float" office:value="430.540927139199" calcext:value-type="float">
            <text:p>430.540927139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5.2" calcext:value-type="float">
            <text:p>35.2</text:p>
          </table:table-cell>
          <table:table-cell office:value-type="float" office:value="8.8" calcext:value-type="float">
            <text:p>8.8</text:p>
          </table:table-cell>
          <table:table-cell office:value-type="float" office:value="55.024753557805" calcext:value-type="float">
            <text:p>55.024753557805</text:p>
          </table:table-cell>
          <table:table-cell office:value-type="float" office:value="416.424488866486" calcext:value-type="float">
            <text:p>416.4244888664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.87" calcext:value-type="float">
            <text:p>78.8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35.2" calcext:value-type="float">
            <text:p>35.2</text:p>
          </table:table-cell>
          <table:table-cell office:value-type="float" office:value="8.8" calcext:value-type="float">
            <text:p>8.8</text:p>
          </table:table-cell>
          <table:table-cell office:value-type="float" office:value="55.0579864505272" calcext:value-type="float">
            <text:p>55.0579864505272</text:p>
          </table:table-cell>
          <table:table-cell office:value-type="float" office:value="402.000200474754" calcext:value-type="float">
            <text:p>402.0002004747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04" calcext:value-type="float">
            <text:p>79.04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5.2" calcext:value-type="float">
            <text:p>15.2</text:p>
          </table:table-cell>
          <table:table-cell office:value-type="float" office:value="3.8" calcext:value-type="float">
            <text:p>3.8</text:p>
          </table:table-cell>
          <table:table-cell office:value-type="float" office:value="55.0879894644209" calcext:value-type="float">
            <text:p>55.0879894644209</text:p>
          </table:table-cell>
          <table:table-cell office:value-type="float" office:value="387.563190625165" calcext:value-type="float">
            <text:p>387.563190625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5.2" calcext:value-type="float">
            <text:p>15.2</text:p>
          </table:table-cell>
          <table:table-cell office:value-type="float" office:value="3.8" calcext:value-type="float">
            <text:p>3.8</text:p>
          </table:table-cell>
          <table:table-cell office:value-type="float" office:value="55.0962943143871" calcext:value-type="float">
            <text:p>55.0962943143871</text:p>
          </table:table-cell>
          <table:table-cell office:value-type="float" office:value="375.046782056059" calcext:value-type="float">
            <text:p>375.0467820560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37" calcext:value-type="float">
            <text:p>79.37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9.6" calcext:value-type="float">
            <text:p>29.6</text:p>
          </table:table-cell>
          <table:table-cell office:value-type="float" office:value="7.4" calcext:value-type="float">
            <text:p>7.4</text:p>
          </table:table-cell>
          <table:table-cell office:value-type="float" office:value="55.0982801299414" calcext:value-type="float">
            <text:p>55.0982801299414</text:p>
          </table:table-cell>
          <table:table-cell office:value-type="float" office:value="362.179833861502" calcext:value-type="float">
            <text:p>362.179833861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54" calcext:value-type="float">
            <text:p>79.54</text:p>
          </table:table-cell>
          <table:table-cell office:value-type="float" office:value="55.1" calcext:value-type="float">
            <text:p>55.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9.6" calcext:value-type="float">
            <text:p>29.6</text:p>
          </table:table-cell>
          <table:table-cell office:value-type="float" office:value="7.4" calcext:value-type="float">
            <text:p>7.4</text:p>
          </table:table-cell>
          <table:table-cell office:value-type="float" office:value="55.0977322111959" calcext:value-type="float">
            <text:p>55.0977322111959</text:p>
          </table:table-cell>
          <table:table-cell office:value-type="float" office:value="351.745905459888" calcext:value-type="float">
            <text:p>351.7459054598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104.8" calcext:value-type="float">
            <text:p>104.8</text:p>
          </table:table-cell>
          <table:table-cell office:value-type="float" office:value="26.2" calcext:value-type="float">
            <text:p>26.2</text:p>
          </table:table-cell>
          <table:table-cell office:value-type="float" office:value="55.1316021556606" calcext:value-type="float">
            <text:p>55.1316021556606</text:p>
          </table:table-cell>
          <table:table-cell office:value-type="float" office:value="344.249443477727" calcext:value-type="float">
            <text:p>344.249443477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9.87" calcext:value-type="float">
            <text:p>79.87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04.8" calcext:value-type="float">
            <text:p>104.8</text:p>
          </table:table-cell>
          <table:table-cell office:value-type="float" office:value="26.2" calcext:value-type="float">
            <text:p>26.2</text:p>
          </table:table-cell>
          <table:table-cell office:value-type="float" office:value="55.1627603002032" calcext:value-type="float">
            <text:p>55.1627603002032</text:p>
          </table:table-cell>
          <table:table-cell office:value-type="float" office:value="335.268248642792" calcext:value-type="float">
            <text:p>335.268248642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04" calcext:value-type="float">
            <text:p>80.04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2.4" calcext:value-type="float">
            <text:p>22.4</text:p>
          </table:table-cell>
          <table:table-cell office:value-type="float" office:value="5.6" calcext:value-type="float">
            <text:p>5.6</text:p>
          </table:table-cell>
          <table:table-cell office:value-type="float" office:value="55.1826374474763" calcext:value-type="float">
            <text:p>55.1826374474763</text:p>
          </table:table-cell>
          <table:table-cell office:value-type="float" office:value="324.267641318086" calcext:value-type="float">
            <text:p>324.267641318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55.2" calcext:value-type="float">
            <text:p>55.2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.4</text:p>
          </table:table-cell>
          <table:table-cell office:value-type="float" office:value="5.6" calcext:value-type="float">
            <text:p>5.6</text:p>
          </table:table-cell>
          <table:table-cell office:value-type="float" office:value="55.2297612870566" calcext:value-type="float">
            <text:p>55.2297612870566</text:p>
          </table:table-cell>
          <table:table-cell office:value-type="float" office:value="313.5761799408" calcext:value-type="float">
            <text:p>313.5761799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37" calcext:value-type="float">
            <text:p>80.3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.2418743728171" calcext:value-type="float">
            <text:p>55.2418743728171</text:p>
          </table:table-cell>
          <table:table-cell office:value-type="float" office:value="302.856899847186" calcext:value-type="float">
            <text:p>302.856899847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54" calcext:value-type="float">
            <text:p>80.54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.2720257729901" calcext:value-type="float">
            <text:p>55.2720257729901</text:p>
          </table:table-cell>
          <table:table-cell office:value-type="float" office:value="292.528470660299" calcext:value-type="float">
            <text:p>292.528470660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.4" calcext:value-type="float">
            <text:p>14.4</text:p>
          </table:table-cell>
          <table:table-cell office:value-type="float" office:value="3.6" calcext:value-type="float">
            <text:p>3.6</text:p>
          </table:table-cell>
          <table:table-cell office:value-type="float" office:value="55.2812323698764" calcext:value-type="float">
            <text:p>55.2812323698764</text:p>
          </table:table-cell>
          <table:table-cell office:value-type="float" office:value="282.574525507339" calcext:value-type="float">
            <text:p>282.574525507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.87" calcext:value-type="float">
            <text:p>80.8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4.4" calcext:value-type="float">
            <text:p>14.4</text:p>
          </table:table-cell>
          <table:table-cell office:value-type="float" office:value="3.6" calcext:value-type="float">
            <text:p>3.6</text:p>
          </table:table-cell>
          <table:table-cell office:value-type="float" office:value="55.2834251995876" calcext:value-type="float">
            <text:p>55.2834251995876</text:p>
          </table:table-cell>
          <table:table-cell office:value-type="float" office:value="272.995871674805" calcext:value-type="float">
            <text:p>272.995871674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04" calcext:value-type="float">
            <text:p>81.04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6.4" calcext:value-type="float">
            <text:p>26.4</text:p>
          </table:table-cell>
          <table:table-cell office:value-type="float" office:value="6.6" calcext:value-type="float">
            <text:p>6.6</text:p>
          </table:table-cell>
          <table:table-cell office:value-type="float" office:value="55.2832098498308" calcext:value-type="float">
            <text:p>55.2832098498308</text:p>
          </table:table-cell>
          <table:table-cell office:value-type="float" office:value="264.011094970806" calcext:value-type="float">
            <text:p>264.0110949708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26.4" calcext:value-type="float">
            <text:p>26.4</text:p>
          </table:table-cell>
          <table:table-cell office:value-type="float" office:value="6.6" calcext:value-type="float">
            <text:p>6.6</text:p>
          </table:table-cell>
          <table:table-cell office:value-type="float" office:value="55.2823949610676" calcext:value-type="float">
            <text:p>55.2823949610676</text:p>
          </table:table-cell>
          <table:table-cell office:value-type="float" office:value="257.49004173147" calcext:value-type="float">
            <text:p>257.49004173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37" calcext:value-type="float">
            <text:p>81.3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6.8" calcext:value-type="float">
            <text:p>76.8</text:p>
          </table:table-cell>
          <table:table-cell office:value-type="float" office:value="19.2" calcext:value-type="float">
            <text:p>19.2</text:p>
          </table:table-cell>
          <table:table-cell office:value-type="float" office:value="55.2911602347097" calcext:value-type="float">
            <text:p>55.2911602347097</text:p>
          </table:table-cell>
          <table:table-cell office:value-type="float" office:value="252.392388080867" calcext:value-type="float">
            <text:p>252.3923880808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54" calcext:value-type="float">
            <text:p>81.5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76.8" calcext:value-type="float">
            <text:p>76.8</text:p>
          </table:table-cell>
          <table:table-cell office:value-type="float" office:value="19.2" calcext:value-type="float">
            <text:p>19.2</text:p>
          </table:table-cell>
          <table:table-cell office:value-type="float" office:value="55.3318985117723" calcext:value-type="float">
            <text:p>55.3318985117723</text:p>
          </table:table-cell>
          <table:table-cell office:value-type="float" office:value="246.314598233139" calcext:value-type="float">
            <text:p>246.3145982331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55.3625399982445" calcext:value-type="float">
            <text:p>55.3625399982445</text:p>
          </table:table-cell>
          <table:table-cell office:value-type="float" office:value="238.569988663898" calcext:value-type="float">
            <text:p>238.569988663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1.87" calcext:value-type="float">
            <text:p>81.8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office:value-type="float" office:value="55.3530790568765" calcext:value-type="float">
            <text:p>55.3530790568765</text:p>
          </table:table-cell>
          <table:table-cell office:value-type="float" office:value="230.659892285661" calcext:value-type="float">
            <text:p>230.659892285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6.8" calcext:value-type="float">
            <text:p>16.8</text:p>
          </table:table-cell>
          <table:table-cell office:value-type="float" office:value="4.2" calcext:value-type="float">
            <text:p>4.2</text:p>
          </table:table-cell>
          <table:table-cell office:value-type="float" office:value="55.3683715275337" calcext:value-type="float">
            <text:p>55.3683715275337</text:p>
          </table:table-cell>
          <table:table-cell office:value-type="float" office:value="223.779107440695" calcext:value-type="float">
            <text:p>223.779107440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6.8" calcext:value-type="float">
            <text:p>16.8</text:p>
          </table:table-cell>
          <table:table-cell office:value-type="float" office:value="4.2" calcext:value-type="float">
            <text:p>4.2</text:p>
          </table:table-cell>
          <table:table-cell office:value-type="float" office:value="55.3904580099665" calcext:value-type="float">
            <text:p>55.3904580099665</text:p>
          </table:table-cell>
          <table:table-cell office:value-type="float" office:value="217.264749162143" calcext:value-type="float">
            <text:p>217.2647491621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37" calcext:value-type="float">
            <text:p>82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21.6" calcext:value-type="float">
            <text:p>21.6</text:p>
          </table:table-cell>
          <table:table-cell office:value-type="float" office:value="5.4" calcext:value-type="float">
            <text:p>5.4</text:p>
          </table:table-cell>
          <table:table-cell office:value-type="float" office:value="55.3804738375321" calcext:value-type="float">
            <text:p>55.3804738375321</text:p>
          </table:table-cell>
          <table:table-cell office:value-type="float" office:value="211.191302811917" calcext:value-type="float">
            <text:p>211.191302811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54" calcext:value-type="float">
            <text:p>82.5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.6" calcext:value-type="float">
            <text:p>21.6</text:p>
          </table:table-cell>
          <table:table-cell office:value-type="float" office:value="5.4" calcext:value-type="float">
            <text:p>5.4</text:p>
          </table:table-cell>
          <table:table-cell office:value-type="float" office:value="55.3968272676914" calcext:value-type="float">
            <text:p>55.3968272676914</text:p>
          </table:table-cell>
          <table:table-cell office:value-type="float" office:value="205.647872409821" calcext:value-type="float">
            <text:p>205.647872409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5.4430166896211" calcext:value-type="float">
            <text:p>55.4430166896211</text:p>
          </table:table-cell>
          <table:table-cell office:value-type="float" office:value="199.94907516044" calcext:value-type="float">
            <text:p>199.94907516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2.87" calcext:value-type="float">
            <text:p>82.8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5.4617699782928" calcext:value-type="float">
            <text:p>55.4617699782928</text:p>
          </table:table-cell>
          <table:table-cell office:value-type="float" office:value="193.688222524166" calcext:value-type="float">
            <text:p>193.6882225241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04" calcext:value-type="float">
            <text:p>83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5.4042829058037" calcext:value-type="float">
            <text:p>55.4042829058037</text:p>
          </table:table-cell>
          <table:table-cell office:value-type="float" office:value="188.192845415303" calcext:value-type="float">
            <text:p>188.192845415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5.4479598070035" calcext:value-type="float">
            <text:p>55.4479598070035</text:p>
          </table:table-cell>
          <table:table-cell office:value-type="float" office:value="184.429529723818" calcext:value-type="float">
            <text:p>184.429529723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37" calcext:value-type="float">
            <text:p>83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0.8" calcext:value-type="float">
            <text:p>40.8</text:p>
          </table:table-cell>
          <table:table-cell office:value-type="float" office:value="10.2" calcext:value-type="float">
            <text:p>10.2</text:p>
          </table:table-cell>
          <table:table-cell office:value-type="float" office:value="55.4620227899393" calcext:value-type="float">
            <text:p>55.4620227899393</text:p>
          </table:table-cell>
          <table:table-cell office:value-type="float" office:value="178.968839021387" calcext:value-type="float">
            <text:p>178.968839021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54" calcext:value-type="float">
            <text:p>83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0.8" calcext:value-type="float">
            <text:p>40.8</text:p>
          </table:table-cell>
          <table:table-cell office:value-type="float" office:value="10.2" calcext:value-type="float">
            <text:p>10.2</text:p>
          </table:table-cell>
          <table:table-cell office:value-type="float" office:value="55.4660846326425" calcext:value-type="float">
            <text:p>55.4660846326425</text:p>
          </table:table-cell>
          <table:table-cell office:value-type="float" office:value="173.707502644956" calcext:value-type="float">
            <text:p>173.7075026449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44.8" calcext:value-type="float">
            <text:p>44.8</text:p>
          </table:table-cell>
          <table:table-cell office:value-type="float" office:value="11.2" calcext:value-type="float">
            <text:p>11.2</text:p>
          </table:table-cell>
          <table:table-cell office:value-type="float" office:value="55.4669330151848" calcext:value-type="float">
            <text:p>55.4669330151848</text:p>
          </table:table-cell>
          <table:table-cell office:value-type="float" office:value="169.26432305701" calcext:value-type="float">
            <text:p>169.26432305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.87" calcext:value-type="float">
            <text:p>83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4.8" calcext:value-type="float">
            <text:p>44.8</text:p>
          </table:table-cell>
          <table:table-cell office:value-type="float" office:value="11.2" calcext:value-type="float">
            <text:p>11.2</text:p>
          </table:table-cell>
          <table:table-cell office:value-type="float" office:value="55.4667981151584" calcext:value-type="float">
            <text:p>55.4667981151584</text:p>
          </table:table-cell>
          <table:table-cell office:value-type="float" office:value="164.998403105313" calcext:value-type="float">
            <text:p>164.998403105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04" calcext:value-type="float">
            <text:p>84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59.2" calcext:value-type="float">
            <text:p>59.2</text:p>
          </table:table-cell>
          <table:table-cell office:value-type="float" office:value="14.8" calcext:value-type="float">
            <text:p>14.8</text:p>
          </table:table-cell>
          <table:table-cell office:value-type="float" office:value="55.4243702455584" calcext:value-type="float">
            <text:p>55.4243702455584</text:p>
          </table:table-cell>
          <table:table-cell office:value-type="float" office:value="161.905786192574" calcext:value-type="float">
            <text:p>161.905786192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9.2" calcext:value-type="float">
            <text:p>59.2</text:p>
          </table:table-cell>
          <table:table-cell office:value-type="float" office:value="14.8" calcext:value-type="float">
            <text:p>14.8</text:p>
          </table:table-cell>
          <table:table-cell office:value-type="float" office:value="55.4503586518151" calcext:value-type="float">
            <text:p>55.4503586518151</text:p>
          </table:table-cell>
          <table:table-cell office:value-type="float" office:value="163.421245449703" calcext:value-type="float">
            <text:p>163.421245449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37" calcext:value-type="float">
            <text:p>84.3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55.4608896142373" calcext:value-type="float">
            <text:p>55.4608896142373</text:p>
          </table:table-cell>
          <table:table-cell office:value-type="float" office:value="162.51190722824" calcext:value-type="float">
            <text:p>162.51190722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54" calcext:value-type="float">
            <text:p>84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55.4119370804328" calcext:value-type="float">
            <text:p>55.4119370804328</text:p>
          </table:table-cell>
          <table:table-cell office:value-type="float" office:value="162.302205844201" calcext:value-type="float">
            <text:p>162.302205844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125.6" calcext:value-type="float">
            <text:p>125.6</text:p>
          </table:table-cell>
          <table:table-cell office:value-type="float" office:value="31.4" calcext:value-type="float">
            <text:p>31.4</text:p>
          </table:table-cell>
          <table:table-cell office:value-type="float" office:value="55.418223719637" calcext:value-type="float">
            <text:p>55.418223719637</text:p>
          </table:table-cell>
          <table:table-cell office:value-type="float" office:value="165.825152093157" calcext:value-type="float">
            <text:p>165.8251520931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.87" calcext:value-type="float">
            <text:p>84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5.6" calcext:value-type="float">
            <text:p>125.6</text:p>
          </table:table-cell>
          <table:table-cell office:value-type="float" office:value="31.4" calcext:value-type="float">
            <text:p>31.4</text:p>
          </table:table-cell>
          <table:table-cell office:value-type="float" office:value="55.4503567684851" calcext:value-type="float">
            <text:p>55.4503567684851</text:p>
          </table:table-cell>
          <table:table-cell office:value-type="float" office:value="167.502277749459" calcext:value-type="float">
            <text:p>167.502277749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04" calcext:value-type="float">
            <text:p>85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5.4612125872413" calcext:value-type="float">
            <text:p>55.4612125872413</text:p>
          </table:table-cell>
          <table:table-cell office:value-type="float" office:value="165.69800952076" calcext:value-type="float">
            <text:p>165.69800952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55.4645773625355" calcext:value-type="float">
            <text:p>55.4645773625355</text:p>
          </table:table-cell>
          <table:table-cell office:value-type="float" office:value="163.041465874503" calcext:value-type="float">
            <text:p>163.0414658745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37" calcext:value-type="float">
            <text:p>85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3" calcext:value-type="float">
            <text:p>103</text:p>
          </table:table-cell>
          <table:table-cell office:value-type="float" office:value="55.2" calcext:value-type="float">
            <text:p>55.2</text:p>
          </table:table-cell>
          <table:table-cell office:value-type="float" office:value="13.8" calcext:value-type="float">
            <text:p>13.8</text:p>
          </table:table-cell>
          <table:table-cell office:value-type="float" office:value="55.4654175428197" calcext:value-type="float">
            <text:p>55.4654175428197</text:p>
          </table:table-cell>
          <table:table-cell office:value-type="float" office:value="160.971163633434" calcext:value-type="float">
            <text:p>160.971163633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54" calcext:value-type="float">
            <text:p>85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55.2" calcext:value-type="float">
            <text:p>55.2</text:p>
          </table:table-cell>
          <table:table-cell office:value-type="float" office:value="13.8" calcext:value-type="float">
            <text:p>13.8</text:p>
          </table:table-cell>
          <table:table-cell office:value-type="float" office:value="55.4655565611199" calcext:value-type="float">
            <text:p>55.4655565611199</text:p>
          </table:table-cell>
          <table:table-cell office:value-type="float" office:value="159.027172931455" calcext:value-type="float">
            <text:p>159.027172931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4654285236153" calcext:value-type="float">
            <text:p>55.4654285236153</text:p>
          </table:table-cell>
          <table:table-cell office:value-type="float" office:value="157.591812407711" calcext:value-type="float">
            <text:p>157.591812407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.87" calcext:value-type="float">
            <text:p>85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4652552811187" calcext:value-type="float">
            <text:p>55.4652552811187</text:p>
          </table:table-cell>
          <table:table-cell office:value-type="float" office:value="156.545706094038" calcext:value-type="float">
            <text:p>156.545706094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04" calcext:value-type="float">
            <text:p>86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67.2" calcext:value-type="float">
            <text:p>67.2</text:p>
          </table:table-cell>
          <table:table-cell office:value-type="float" office:value="16.8" calcext:value-type="float">
            <text:p>16.8</text:p>
          </table:table-cell>
          <table:table-cell office:value-type="float" office:value="55.465110288304" calcext:value-type="float">
            <text:p>55.465110288304</text:p>
          </table:table-cell>
          <table:table-cell office:value-type="float" office:value="155.812090482984" calcext:value-type="float">
            <text:p>155.8120904829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21" calcext:value-type="float">
            <text:p>86.2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67.2" calcext:value-type="float">
            <text:p>67.2</text:p>
          </table:table-cell>
          <table:table-cell office:value-type="float" office:value="16.8" calcext:value-type="float">
            <text:p>16.8</text:p>
          </table:table-cell>
          <table:table-cell office:value-type="float" office:value="55.4650047629852" calcext:value-type="float">
            <text:p>55.4650047629852</text:p>
          </table:table-cell>
          <table:table-cell office:value-type="float" office:value="155.346577602366" calcext:value-type="float">
            <text:p>155.346577602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37" calcext:value-type="float">
            <text:p>86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24" calcext:value-type="float">
            <text:p>124</text:p>
          </table:table-cell>
          <table:table-cell office:value-type="float" office:value="72.8" calcext:value-type="float">
            <text:p>72.8</text:p>
          </table:table-cell>
          <table:table-cell office:value-type="float" office:value="18.2" calcext:value-type="float">
            <text:p>18.2</text:p>
          </table:table-cell>
          <table:table-cell office:value-type="float" office:value="55.4731454323542" calcext:value-type="float">
            <text:p>55.4731454323542</text:p>
          </table:table-cell>
          <table:table-cell office:value-type="float" office:value="155.062399584951" calcext:value-type="float">
            <text:p>155.062399584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54" calcext:value-type="float">
            <text:p>86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72.8" calcext:value-type="float">
            <text:p>72.8</text:p>
          </table:table-cell>
          <table:table-cell office:value-type="float" office:value="18.2" calcext:value-type="float">
            <text:p>18.2</text:p>
          </table:table-cell>
          <table:table-cell office:value-type="float" office:value="55.4720324054678" calcext:value-type="float">
            <text:p>55.4720324054678</text:p>
          </table:table-cell>
          <table:table-cell office:value-type="float" office:value="153.529684069005" calcext:value-type="float">
            <text:p>153.5296840690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71" calcext:value-type="float">
            <text:p>86.7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73.6" calcext:value-type="float">
            <text:p>73.6</text:p>
          </table:table-cell>
          <table:table-cell office:value-type="float" office:value="18.4" calcext:value-type="float">
            <text:p>18.4</text:p>
          </table:table-cell>
          <table:table-cell office:value-type="float" office:value="55.4670371581" calcext:value-type="float">
            <text:p>55.4670371581</text:p>
          </table:table-cell>
          <table:table-cell office:value-type="float" office:value="152.789873805379" calcext:value-type="float">
            <text:p>152.789873805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.87" calcext:value-type="float">
            <text:p>86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73.6" calcext:value-type="float">
            <text:p>73.6</text:p>
          </table:table-cell>
          <table:table-cell office:value-type="float" office:value="18.4" calcext:value-type="float">
            <text:p>18.4</text:p>
          </table:table-cell>
          <table:table-cell office:value-type="float" office:value="55.4698796794461" calcext:value-type="float">
            <text:p>55.4698796794461</text:p>
          </table:table-cell>
          <table:table-cell office:value-type="float" office:value="151.962357740046" calcext:value-type="float">
            <text:p>151.9623577400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04" calcext:value-type="float">
            <text:p>87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91.2" calcext:value-type="float">
            <text:p>91.2</text:p>
          </table:table-cell>
          <table:table-cell office:value-type="float" office:value="22.8" calcext:value-type="float">
            <text:p>22.8</text:p>
          </table:table-cell>
          <table:table-cell office:value-type="float" office:value="55.5120517884418" calcext:value-type="float">
            <text:p>55.5120517884418</text:p>
          </table:table-cell>
          <table:table-cell office:value-type="float" office:value="151.02907577311" calcext:value-type="float">
            <text:p>151.029075773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21" calcext:value-type="float">
            <text:p>87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91.2" calcext:value-type="float">
            <text:p>91.2</text:p>
          </table:table-cell>
          <table:table-cell office:value-type="float" office:value="22.8" calcext:value-type="float">
            <text:p>22.8</text:p>
          </table:table-cell>
          <table:table-cell office:value-type="float" office:value="55.5274755280013" calcext:value-type="float">
            <text:p>55.5274755280013</text:p>
          </table:table-cell>
          <table:table-cell office:value-type="float" office:value="147.086390630082" calcext:value-type="float">
            <text:p>147.086390630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37" calcext:value-type="float">
            <text:p>87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0.8" calcext:value-type="float">
            <text:p>40.8</text:p>
          </table:table-cell>
          <table:table-cell office:value-type="float" office:value="10.2" calcext:value-type="float">
            <text:p>10.2</text:p>
          </table:table-cell>
          <table:table-cell office:value-type="float" office:value="55.5233011301476" calcext:value-type="float">
            <text:p>55.5233011301476</text:p>
          </table:table-cell>
          <table:table-cell office:value-type="float" office:value="142.994405587226" calcext:value-type="float">
            <text:p>142.994405587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54" calcext:value-type="float">
            <text:p>87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0.8" calcext:value-type="float">
            <text:p>40.8</text:p>
          </table:table-cell>
          <table:table-cell office:value-type="float" office:value="10.2" calcext:value-type="float">
            <text:p>10.2</text:p>
          </table:table-cell>
          <table:table-cell office:value-type="float" office:value="55.5414092172247" calcext:value-type="float">
            <text:p>55.5414092172247</text:p>
          </table:table-cell>
          <table:table-cell office:value-type="float" office:value="139.050067290158" calcext:value-type="float">
            <text:p>139.0500672901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71" calcext:value-type="float">
            <text:p>87.7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60.8" calcext:value-type="float">
            <text:p>60.8</text:p>
          </table:table-cell>
          <table:table-cell office:value-type="float" office:value="15.2" calcext:value-type="float">
            <text:p>15.2</text:p>
          </table:table-cell>
          <table:table-cell office:value-type="float" office:value="55.5044216159388" calcext:value-type="float">
            <text:p>55.5044216159388</text:p>
          </table:table-cell>
          <table:table-cell office:value-type="float" office:value="136.177091086421" calcext:value-type="float">
            <text:p>136.1770910864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.87" calcext:value-type="float">
            <text:p>87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60.8" calcext:value-type="float">
            <text:p>60.8</text:p>
          </table:table-cell>
          <table:table-cell office:value-type="float" office:value="15.2" calcext:value-type="float">
            <text:p>15.2</text:p>
          </table:table-cell>
          <table:table-cell office:value-type="float" office:value="55.4816911217105" calcext:value-type="float">
            <text:p>55.4816911217105</text:p>
          </table:table-cell>
          <table:table-cell office:value-type="float" office:value="135.905824344192" calcext:value-type="float">
            <text:p>135.905824344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04" calcext:value-type="float">
            <text:p>88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55.4687783810213" calcext:value-type="float">
            <text:p>55.4687783810213</text:p>
          </table:table-cell>
          <table:table-cell office:value-type="float" office:value="139.041364090718" calcext:value-type="float">
            <text:p>139.0413640907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21" calcext:value-type="float">
            <text:p>88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55.4821033245338" calcext:value-type="float">
            <text:p>55.4821033245338</text:p>
          </table:table-cell>
          <table:table-cell office:value-type="float" office:value="142.945595329465" calcext:value-type="float">
            <text:p>142.945595329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37" calcext:value-type="float">
            <text:p>88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08" calcext:value-type="float">
            <text:p>108</text:p>
          </table:table-cell>
          <table:table-cell office:value-type="float" office:value="65.6" calcext:value-type="float">
            <text:p>65.6</text:p>
          </table:table-cell>
          <table:table-cell office:value-type="float" office:value="16.4" calcext:value-type="float">
            <text:p>16.4</text:p>
          </table:table-cell>
          <table:table-cell office:value-type="float" office:value="55.4832706417097" calcext:value-type="float">
            <text:p>55.4832706417097</text:p>
          </table:table-cell>
          <table:table-cell office:value-type="float" office:value="142.341988575877" calcext:value-type="float">
            <text:p>142.3419885758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54" calcext:value-type="float">
            <text:p>88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38" calcext:value-type="float">
            <text:p>138</text:p>
          </table:table-cell>
          <table:table-cell office:value-type="float" office:value="65.6" calcext:value-type="float">
            <text:p>65.6</text:p>
          </table:table-cell>
          <table:table-cell office:value-type="float" office:value="16.4" calcext:value-type="float">
            <text:p>16.4</text:p>
          </table:table-cell>
          <table:table-cell office:value-type="float" office:value="55.4706043491672" calcext:value-type="float">
            <text:p>55.4706043491672</text:p>
          </table:table-cell>
          <table:table-cell office:value-type="float" office:value="143.202351141475" calcext:value-type="float">
            <text:p>143.2023511414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71" calcext:value-type="float">
            <text:p>88.7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114.4" calcext:value-type="float">
            <text:p>114.4</text:p>
          </table:table-cell>
          <table:table-cell office:value-type="float" office:value="28.6" calcext:value-type="float">
            <text:p>28.6</text:p>
          </table:table-cell>
          <table:table-cell office:value-type="float" office:value="55.4903377012033" calcext:value-type="float">
            <text:p>55.4903377012033</text:p>
          </table:table-cell>
          <table:table-cell office:value-type="float" office:value="145.131810572678" calcext:value-type="float">
            <text:p>145.131810572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8.87" calcext:value-type="float">
            <text:p>88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114.4" calcext:value-type="float">
            <text:p>114.4</text:p>
          </table:table-cell>
          <table:table-cell office:value-type="float" office:value="28.6" calcext:value-type="float">
            <text:p>28.6</text:p>
          </table:table-cell>
          <table:table-cell office:value-type="float" office:value="55.472341467039" calcext:value-type="float">
            <text:p>55.472341467039</text:p>
          </table:table-cell>
          <table:table-cell office:value-type="float" office:value="145.001948472006" calcext:value-type="float">
            <text:p>145.0019484720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04" calcext:value-type="float">
            <text:p>89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100.8" calcext:value-type="float">
            <text:p>100.8</text:p>
          </table:table-cell>
          <table:table-cell office:value-type="float" office:value="25.2" calcext:value-type="float">
            <text:p>25.2</text:p>
          </table:table-cell>
          <table:table-cell office:value-type="float" office:value="55.4721630683131" calcext:value-type="float">
            <text:p>55.4721630683131</text:p>
          </table:table-cell>
          <table:table-cell office:value-type="float" office:value="146.058856585302" calcext:value-type="float">
            <text:p>146.058856585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21" calcext:value-type="float">
            <text:p>89.2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68" calcext:value-type="float">
            <text:p>168</text:p>
          </table:table-cell>
          <table:table-cell office:value-type="float" office:value="100.8" calcext:value-type="float">
            <text:p>100.8</text:p>
          </table:table-cell>
          <table:table-cell office:value-type="float" office:value="25.2" calcext:value-type="float">
            <text:p>25.2</text:p>
          </table:table-cell>
          <table:table-cell office:value-type="float" office:value="55.4663780770491" calcext:value-type="float">
            <text:p>55.4663780770491</text:p>
          </table:table-cell>
          <table:table-cell office:value-type="float" office:value="147.447386669742" calcext:value-type="float">
            <text:p>147.4473866697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37" calcext:value-type="float">
            <text:p>89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55.4646547441597" calcext:value-type="float">
            <text:p>55.4646547441597</text:p>
          </table:table-cell>
          <table:table-cell office:value-type="float" office:value="149.127029558133" calcext:value-type="float">
            <text:p>149.1270295581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54" calcext:value-type="float">
            <text:p>89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55.4642699936893" calcext:value-type="float">
            <text:p>55.4642699936893</text:p>
          </table:table-cell>
          <table:table-cell office:value-type="float" office:value="150.448265073472" calcext:value-type="float">
            <text:p>150.448265073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71" calcext:value-type="float">
            <text:p>89.7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4" calcext:value-type="float">
            <text:p>144</text:p>
          </table:table-cell>
          <table:table-cell office:value-type="float" office:value="98.4" calcext:value-type="float">
            <text:p>98.4</text:p>
          </table:table-cell>
          <table:table-cell office:value-type="float" office:value="24.6" calcext:value-type="float">
            <text:p>24.6</text:p>
          </table:table-cell>
          <table:table-cell office:value-type="float" office:value="55.4642420770561" calcext:value-type="float">
            <text:p>55.4642420770561</text:p>
          </table:table-cell>
          <table:table-cell office:value-type="float" office:value="151.513958336216" calcext:value-type="float">
            <text:p>151.513958336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9.87" calcext:value-type="float">
            <text:p>89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98.4" calcext:value-type="float">
            <text:p>98.4</text:p>
          </table:table-cell>
          <table:table-cell office:value-type="float" office:value="24.6" calcext:value-type="float">
            <text:p>24.6</text:p>
          </table:table-cell>
          <table:table-cell office:value-type="float" office:value="55.4643270545935" calcext:value-type="float">
            <text:p>55.4643270545935</text:p>
          </table:table-cell>
          <table:table-cell office:value-type="float" office:value="152.26974085299" calcext:value-type="float">
            <text:p>152.26974085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04" calcext:value-type="float">
            <text:p>90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5.4954612757226" calcext:value-type="float">
            <text:p>55.4954612757226</text:p>
          </table:table-cell>
          <table:table-cell office:value-type="float" office:value="152.761561392669" calcext:value-type="float">
            <text:p>152.761561392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21" calcext:value-type="float">
            <text:p>90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55.5175810353052" calcext:value-type="float">
            <text:p>55.5175810353052</text:p>
          </table:table-cell>
          <table:table-cell office:value-type="float" office:value="149.774990774151" calcext:value-type="float">
            <text:p>149.7749907741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37" calcext:value-type="float">
            <text:p>90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55.5386801670276" calcext:value-type="float">
            <text:p>55.5386801670276</text:p>
          </table:table-cell>
          <table:table-cell office:value-type="float" office:value="146.046700967832" calcext:value-type="float">
            <text:p>146.046700967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54" calcext:value-type="float">
            <text:p>90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55.5547176004287" calcext:value-type="float">
            <text:p>55.5547176004287</text:p>
          </table:table-cell>
          <table:table-cell office:value-type="float" office:value="142.018660856683" calcext:value-type="float">
            <text:p>142.018660856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71" calcext:value-type="float">
            <text:p>90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5.559453134317" calcext:value-type="float">
            <text:p>55.559453134317</text:p>
          </table:table-cell>
          <table:table-cell office:value-type="float" office:value="138.59982504625" calcext:value-type="float">
            <text:p>138.59982504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.87" calcext:value-type="float">
            <text:p>90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5.5609416742754" calcext:value-type="float">
            <text:p>55.5609416742754</text:p>
          </table:table-cell>
          <table:table-cell office:value-type="float" office:value="134.826416259407" calcext:value-type="float">
            <text:p>134.826416259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04" calcext:value-type="float">
            <text:p>91.0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1.6" calcext:value-type="float">
            <text:p>41.6</text:p>
          </table:table-cell>
          <table:table-cell office:value-type="float" office:value="10.4" calcext:value-type="float">
            <text:p>10.4</text:p>
          </table:table-cell>
          <table:table-cell office:value-type="float" office:value="55.6018870624546" calcext:value-type="float">
            <text:p>55.6018870624546</text:p>
          </table:table-cell>
          <table:table-cell office:value-type="float" office:value="131.443419843706" calcext:value-type="float">
            <text:p>131.4434198437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21" calcext:value-type="float">
            <text:p>91.21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1.6" calcext:value-type="float">
            <text:p>41.6</text:p>
          </table:table-cell>
          <table:table-cell office:value-type="float" office:value="10.4" calcext:value-type="float">
            <text:p>10.4</text:p>
          </table:table-cell>
          <table:table-cell office:value-type="float" office:value="55.6405174065168" calcext:value-type="float">
            <text:p>55.6405174065168</text:p>
          </table:table-cell>
          <table:table-cell office:value-type="float" office:value="127.91555051855" calcext:value-type="float">
            <text:p>127.91555051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37" calcext:value-type="float">
            <text:p>91.37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.2</text:p>
          </table:table-cell>
          <table:table-cell office:value-type="float" office:value="7.8" calcext:value-type="float">
            <text:p>7.8</text:p>
          </table:table-cell>
          <table:table-cell office:value-type="float" office:value="55.6532421416078" calcext:value-type="float">
            <text:p>55.6532421416078</text:p>
          </table:table-cell>
          <table:table-cell office:value-type="float" office:value="124.309481111395" calcext:value-type="float">
            <text:p>124.3094811113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54" calcext:value-type="float">
            <text:p>91.5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1.2" calcext:value-type="float">
            <text:p>31.2</text:p>
          </table:table-cell>
          <table:table-cell office:value-type="float" office:value="7.8" calcext:value-type="float">
            <text:p>7.8</text:p>
          </table:table-cell>
          <table:table-cell office:value-type="float" office:value="55.6572053708792" calcext:value-type="float">
            <text:p>55.6572053708792</text:p>
          </table:table-cell>
          <table:table-cell office:value-type="float" office:value="120.839577425723" calcext:value-type="float">
            <text:p>120.839577425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71" calcext:value-type="float">
            <text:p>91.71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5.6582345159702" calcext:value-type="float">
            <text:p>55.6582345159702</text:p>
          </table:table-cell>
          <table:table-cell office:value-type="float" office:value="117.468394174066" calcext:value-type="float">
            <text:p>117.468394174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1.87" calcext:value-type="float">
            <text:p>91.87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5.6582407186193" calcext:value-type="float">
            <text:p>55.6582407186193</text:p>
          </table:table-cell>
          <table:table-cell office:value-type="float" office:value="114.205835032902" calcext:value-type="float">
            <text:p>114.2058350329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04" calcext:value-type="float">
            <text:p>92.0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5.6579431242183" calcext:value-type="float">
            <text:p>55.6579431242183</text:p>
          </table:table-cell>
          <table:table-cell office:value-type="float" office:value="111.275914473348" calcext:value-type="float">
            <text:p>111.275914473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21" calcext:value-type="float">
            <text:p>92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55.6225438337198" calcext:value-type="float">
            <text:p>55.6225438337198</text:p>
          </table:table-cell>
          <table:table-cell office:value-type="float" office:value="108.146486777219" calcext:value-type="float">
            <text:p>108.146486777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37" calcext:value-type="float">
            <text:p>92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38.4" calcext:value-type="float">
            <text:p>38.4</text:p>
          </table:table-cell>
          <table:table-cell office:value-type="float" office:value="9.6" calcext:value-type="float">
            <text:p>9.6</text:p>
          </table:table-cell>
          <table:table-cell office:value-type="float" office:value="55.5792997340961" calcext:value-type="float">
            <text:p>55.5792997340961</text:p>
          </table:table-cell>
          <table:table-cell office:value-type="float" office:value="105.412342418411" calcext:value-type="float">
            <text:p>105.412342418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54" calcext:value-type="float">
            <text:p>92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38.4" calcext:value-type="float">
            <text:p>38.4</text:p>
          </table:table-cell>
          <table:table-cell office:value-type="float" office:value="9.6" calcext:value-type="float">
            <text:p>9.6</text:p>
          </table:table-cell>
          <table:table-cell office:value-type="float" office:value="55.564995085819" calcext:value-type="float">
            <text:p>55.564995085819</text:p>
          </table:table-cell>
          <table:table-cell office:value-type="float" office:value="104.678261236986" calcext:value-type="float">
            <text:p>104.678261236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71" calcext:value-type="float">
            <text:p>92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82.4" calcext:value-type="float">
            <text:p>82.4</text:p>
          </table:table-cell>
          <table:table-cell office:value-type="float" office:value="20.6" calcext:value-type="float">
            <text:p>20.6</text:p>
          </table:table-cell>
          <table:table-cell office:value-type="float" office:value="55.5595650769165" calcext:value-type="float">
            <text:p>55.5595650769165</text:p>
          </table:table-cell>
          <table:table-cell office:value-type="float" office:value="105.555817309343" calcext:value-type="float">
            <text:p>105.555817309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2.87" calcext:value-type="float">
            <text:p>92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82.4" calcext:value-type="float">
            <text:p>82.4</text:p>
          </table:table-cell>
          <table:table-cell office:value-type="float" office:value="20.6" calcext:value-type="float">
            <text:p>20.6</text:p>
          </table:table-cell>
          <table:table-cell office:value-type="float" office:value="55.5578347394713" calcext:value-type="float">
            <text:p>55.5578347394713</text:p>
          </table:table-cell>
          <table:table-cell office:value-type="float" office:value="106.833564749193" calcext:value-type="float">
            <text:p>106.833564749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04" calcext:value-type="float">
            <text:p>93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55.5573805899151" calcext:value-type="float">
            <text:p>55.5573805899151</text:p>
          </table:table-cell>
          <table:table-cell office:value-type="float" office:value="107.910201069624" calcext:value-type="float">
            <text:p>107.910201069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21" calcext:value-type="float">
            <text:p>93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55.5573205710564" calcext:value-type="float">
            <text:p>55.5573205710564</text:p>
          </table:table-cell>
          <table:table-cell office:value-type="float" office:value="108.673855238906" calcext:value-type="float">
            <text:p>108.673855238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37" calcext:value-type="float">
            <text:p>93.37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39.2" calcext:value-type="float">
            <text:p>39.2</text:p>
          </table:table-cell>
          <table:table-cell office:value-type="float" office:value="9.8" calcext:value-type="float">
            <text:p>9.8</text:p>
          </table:table-cell>
          <table:table-cell office:value-type="float" office:value="55.5985715496165" calcext:value-type="float">
            <text:p>55.5985715496165</text:p>
          </table:table-cell>
          <table:table-cell office:value-type="float" office:value="109.075313369967" calcext:value-type="float">
            <text:p>109.0753133699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54" calcext:value-type="float">
            <text:p>93.5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9.2" calcext:value-type="float">
            <text:p>39.2</text:p>
          </table:table-cell>
          <table:table-cell office:value-type="float" office:value="9.8" calcext:value-type="float">
            <text:p>9.8</text:p>
          </table:table-cell>
          <table:table-cell office:value-type="float" office:value="55.6371603926195" calcext:value-type="float">
            <text:p>55.6371603926195</text:p>
          </table:table-cell>
          <table:table-cell office:value-type="float" office:value="106.952614352827" calcext:value-type="float">
            <text:p>106.952614352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71" calcext:value-type="float">
            <text:p>93.71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55.6499865167361" calcext:value-type="float">
            <text:p>55.6499865167361</text:p>
          </table:table-cell>
          <table:table-cell office:value-type="float" office:value="104.40184177593" calcext:value-type="float">
            <text:p>104.40184177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3.87" calcext:value-type="float">
            <text:p>93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9.2" calcext:value-type="float">
            <text:p>19.2</text:p>
          </table:table-cell>
          <table:table-cell office:value-type="float" office:value="4.8" calcext:value-type="float">
            <text:p>4.8</text:p>
          </table:table-cell>
          <table:table-cell office:value-type="float" office:value="55.6068996569575" calcext:value-type="float">
            <text:p>55.6068996569575</text:p>
          </table:table-cell>
          <table:table-cell office:value-type="float" office:value="101.659005512614" calcext:value-type="float">
            <text:p>101.659005512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04" calcext:value-type="float">
            <text:p>94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  <table:table-cell office:value-type="float" office:value="63.2" calcext:value-type="float">
            <text:p>63.2</text:p>
          </table:table-cell>
          <table:table-cell office:value-type="float" office:value="15.8" calcext:value-type="float">
            <text:p>15.8</text:p>
          </table:table-cell>
          <table:table-cell office:value-type="float" office:value="55.5731222716784" calcext:value-type="float">
            <text:p>55.5731222716784</text:p>
          </table:table-cell>
          <table:table-cell office:value-type="float" office:value="100.066149101134" calcext:value-type="float">
            <text:p>100.066149101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21" calcext:value-type="float">
            <text:p>94.21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17" calcext:value-type="float">
            <text:p>117</text:p>
          </table:table-cell>
          <table:table-cell office:value-type="float" office:value="63.2" calcext:value-type="float">
            <text:p>63.2</text:p>
          </table:table-cell>
          <table:table-cell office:value-type="float" office:value="15.8" calcext:value-type="float">
            <text:p>15.8</text:p>
          </table:table-cell>
          <table:table-cell office:value-type="float" office:value="55.5726654528807" calcext:value-type="float">
            <text:p>55.5726654528807</text:p>
          </table:table-cell>
          <table:table-cell office:value-type="float" office:value="101.163955271942" calcext:value-type="float">
            <text:p>101.1639552719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37" calcext:value-type="float">
            <text:p>94.37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11.2" calcext:value-type="float">
            <text:p>11.2</text:p>
          </table:table-cell>
          <table:table-cell office:value-type="float" office:value="2.8" calcext:value-type="float">
            <text:p>2.8</text:p>
          </table:table-cell>
          <table:table-cell office:value-type="float" office:value="55.6280535549757" calcext:value-type="float">
            <text:p>55.6280535549757</text:p>
          </table:table-cell>
          <table:table-cell office:value-type="float" office:value="101.207418420763" calcext:value-type="float">
            <text:p>101.207418420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54" calcext:value-type="float">
            <text:p>94.5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11.2" calcext:value-type="float">
            <text:p>11.2</text:p>
          </table:table-cell>
          <table:table-cell office:value-type="float" office:value="2.8" calcext:value-type="float">
            <text:p>2.8</text:p>
          </table:table-cell>
          <table:table-cell office:value-type="float" office:value="55.6464692089837" calcext:value-type="float">
            <text:p>55.6464692089837</text:p>
          </table:table-cell>
          <table:table-cell office:value-type="float" office:value="98.9752672266561" calcext:value-type="float">
            <text:p>98.9752672266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71" calcext:value-type="float">
            <text:p>94.71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521293979092" calcext:value-type="float">
            <text:p>55.6521293979092</text:p>
          </table:table-cell>
          <table:table-cell office:value-type="float" office:value="97.0608625872534" calcext:value-type="float">
            <text:p>97.06086258725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.87" calcext:value-type="float">
            <text:p>94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191354573759" calcext:value-type="float">
            <text:p>55.6191354573759</text:p>
          </table:table-cell>
          <table:table-cell office:value-type="float" office:value="94.697806213748" calcext:value-type="float">
            <text:p>94.697806213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04" calcext:value-type="float">
            <text:p>95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70.4" calcext:value-type="float">
            <text:p>70.4</text:p>
          </table:table-cell>
          <table:table-cell office:value-type="float" office:value="17.6" calcext:value-type="float">
            <text:p>17.6</text:p>
          </table:table-cell>
          <table:table-cell office:value-type="float" office:value="55.5766423760559" calcext:value-type="float">
            <text:p>55.5766423760559</text:p>
          </table:table-cell>
          <table:table-cell office:value-type="float" office:value="93.5176825524045" calcext:value-type="float">
            <text:p>93.5176825524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21" calcext:value-type="float">
            <text:p>95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0.4" calcext:value-type="float">
            <text:p>70.4</text:p>
          </table:table-cell>
          <table:table-cell office:value-type="float" office:value="17.6" calcext:value-type="float">
            <text:p>17.6</text:p>
          </table:table-cell>
          <table:table-cell office:value-type="float" office:value="55.562532947697" calcext:value-type="float">
            <text:p>55.562532947697</text:p>
          </table:table-cell>
          <table:table-cell office:value-type="float" office:value="96.1415249180702" calcext:value-type="float">
            <text:p>96.14152491807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37" calcext:value-type="float">
            <text:p>95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94.4" calcext:value-type="float">
            <text:p>94.4</text:p>
          </table:table-cell>
          <table:table-cell office:value-type="float" office:value="23.6" calcext:value-type="float">
            <text:p>23.6</text:p>
          </table:table-cell>
          <table:table-cell office:value-type="float" office:value="55.5579913171987" calcext:value-type="float">
            <text:p>55.5579913171987</text:p>
          </table:table-cell>
          <table:table-cell office:value-type="float" office:value="99.6956732728309" calcext:value-type="float">
            <text:p>99.6956732728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54" calcext:value-type="float">
            <text:p>95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94.4" calcext:value-type="float">
            <text:p>94.4</text:p>
          </table:table-cell>
          <table:table-cell office:value-type="float" office:value="23.6" calcext:value-type="float">
            <text:p>23.6</text:p>
          </table:table-cell>
          <table:table-cell office:value-type="float" office:value="55.5568191597737" calcext:value-type="float">
            <text:p>55.5568191597737</text:p>
          </table:table-cell>
          <table:table-cell office:value-type="float" office:value="102.505597732549" calcext:value-type="float">
            <text:p>102.5055977325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71" calcext:value-type="float">
            <text:p>95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float" office:value="116.8" calcext:value-type="float">
            <text:p>116.8</text:p>
          </table:table-cell>
          <table:table-cell office:value-type="float" office:value="29.2" calcext:value-type="float">
            <text:p>29.2</text:p>
          </table:table-cell>
          <table:table-cell office:value-type="float" office:value="55.5566479909486" calcext:value-type="float">
            <text:p>55.5566479909486</text:p>
          </table:table-cell>
          <table:table-cell office:value-type="float" office:value="104.89865226526" calcext:value-type="float">
            <text:p>104.898652265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5.87" calcext:value-type="float">
            <text:p>95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16.8" calcext:value-type="float">
            <text:p>116.8</text:p>
          </table:table-cell>
          <table:table-cell office:value-type="float" office:value="29.2" calcext:value-type="float">
            <text:p>29.2</text:p>
          </table:table-cell>
          <table:table-cell office:value-type="float" office:value="55.5568023142964" calcext:value-type="float">
            <text:p>55.5568023142964</text:p>
          </table:table-cell>
          <table:table-cell office:value-type="float" office:value="106.647438100521" calcext:value-type="float">
            <text:p>106.647438100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04" calcext:value-type="float">
            <text:p>96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101.6" calcext:value-type="float">
            <text:p>101.6</text:p>
          </table:table-cell>
          <table:table-cell office:value-type="float" office:value="25.4" calcext:value-type="float">
            <text:p>25.4</text:p>
          </table:table-cell>
          <table:table-cell office:value-type="float" office:value="55.557008827294" calcext:value-type="float">
            <text:p>55.557008827294</text:p>
          </table:table-cell>
          <table:table-cell office:value-type="float" office:value="107.895215387639" calcext:value-type="float">
            <text:p>107.895215387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21" calcext:value-type="float">
            <text:p>96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01.6" calcext:value-type="float">
            <text:p>101.6</text:p>
          </table:table-cell>
          <table:table-cell office:value-type="float" office:value="25.4" calcext:value-type="float">
            <text:p>25.4</text:p>
          </table:table-cell>
          <table:table-cell office:value-type="float" office:value="55.5571748798563" calcext:value-type="float">
            <text:p>55.5571748798563</text:p>
          </table:table-cell>
          <table:table-cell office:value-type="float" office:value="108.686679904431" calcext:value-type="float">
            <text:p>108.6866799044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37" calcext:value-type="float">
            <text:p>96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55.5573263484081" calcext:value-type="float">
            <text:p>55.5573263484081</text:p>
          </table:table-cell>
          <table:table-cell office:value-type="float" office:value="109.410060591647" calcext:value-type="float">
            <text:p>109.410060591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54" calcext:value-type="float">
            <text:p>96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55.5574403284246" calcext:value-type="float">
            <text:p>55.5574403284246</text:p>
          </table:table-cell>
          <table:table-cell office:value-type="float" office:value="109.924451800337" calcext:value-type="float">
            <text:p>109.924451800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71" calcext:value-type="float">
            <text:p>96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5.5575215579834" calcext:value-type="float">
            <text:p>55.5575215579834</text:p>
          </table:table-cell>
          <table:table-cell office:value-type="float" office:value="110.242275586444" calcext:value-type="float">
            <text:p>110.242275586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5.5575736195131" calcext:value-type="float">
            <text:p>55.5575736195131</text:p>
          </table:table-cell>
          <table:table-cell office:value-type="float" office:value="110.422696182284" calcext:value-type="float">
            <text:p>110.422696182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04" calcext:value-type="float">
            <text:p>97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5.557606956091" calcext:value-type="float">
            <text:p>55.557606956091</text:p>
          </table:table-cell>
          <table:table-cell office:value-type="float" office:value="110.550909007496" calcext:value-type="float">
            <text:p>110.5509090074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21" calcext:value-type="float">
            <text:p>97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5.5576285948196" calcext:value-type="float">
            <text:p>55.5576285948196</text:p>
          </table:table-cell>
          <table:table-cell office:value-type="float" office:value="110.639206495487" calcext:value-type="float">
            <text:p>110.639206495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37" calcext:value-type="float">
            <text:p>97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101" calcext:value-type="float">
            <text:p>101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55.5576510653326" calcext:value-type="float">
            <text:p>55.5576510653326</text:p>
          </table:table-cell>
          <table:table-cell office:value-type="float" office:value="110.834117782703" calcext:value-type="float">
            <text:p>110.834117782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54" calcext:value-type="float">
            <text:p>97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55.5576823869744" calcext:value-type="float">
            <text:p>55.5576823869744</text:p>
          </table:table-cell>
          <table:table-cell office:value-type="float" office:value="111.020239827241" calcext:value-type="float">
            <text:p>111.0202398272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71" calcext:value-type="float">
            <text:p>97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5.5577040535593" calcext:value-type="float">
            <text:p>55.5577040535593</text:p>
          </table:table-cell>
          <table:table-cell office:value-type="float" office:value="111.078105999561" calcext:value-type="float">
            <text:p>111.078105999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7.87" calcext:value-type="float">
            <text:p>97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78.4" calcext:value-type="float">
            <text:p>78.4</text:p>
          </table:table-cell>
          <table:table-cell office:value-type="float" office:value="19.6" calcext:value-type="float">
            <text:p>19.6</text:p>
          </table:table-cell>
          <table:table-cell office:value-type="float" office:value="55.5577153356292" calcext:value-type="float">
            <text:p>55.5577153356292</text:p>
          </table:table-cell>
          <table:table-cell office:value-type="float" office:value="111.09467218642" calcext:value-type="float">
            <text:p>111.09467218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04" calcext:value-type="float">
            <text:p>98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719744908" calcext:value-type="float">
            <text:p>55.557719744908</text:p>
          </table:table-cell>
          <table:table-cell office:value-type="float" office:value="111.108096539413" calcext:value-type="float">
            <text:p>111.108096539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21" calcext:value-type="float">
            <text:p>98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7220835781" calcext:value-type="float">
            <text:p>55.5577220835781</text:p>
          </table:table-cell>
          <table:table-cell office:value-type="float" office:value="111.135771422684" calcext:value-type="float">
            <text:p>111.135771422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37" calcext:value-type="float">
            <text:p>98.3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71.2" calcext:value-type="float">
            <text:p>71.2</text:p>
          </table:table-cell>
          <table:table-cell office:value-type="float" office:value="17.8" calcext:value-type="float">
            <text:p>17.8</text:p>
          </table:table-cell>
          <table:table-cell office:value-type="float" office:value="55.5577355925132" calcext:value-type="float">
            <text:p>55.5577355925132</text:p>
          </table:table-cell>
          <table:table-cell office:value-type="float" office:value="111.422152381797" calcext:value-type="float">
            <text:p>111.422152381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54" calcext:value-type="float">
            <text:p>98.5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1.2" calcext:value-type="float">
            <text:p>71.2</text:p>
          </table:table-cell>
          <table:table-cell office:value-type="float" office:value="17.8" calcext:value-type="float">
            <text:p>17.8</text:p>
          </table:table-cell>
          <table:table-cell office:value-type="float" office:value="55.5577677093219" calcext:value-type="float">
            <text:p>55.5577677093219</text:p>
          </table:table-cell>
          <table:table-cell office:value-type="float" office:value="111.674916898064" calcext:value-type="float">
            <text:p>111.6749168980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71" calcext:value-type="float">
            <text:p>98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7959421754" calcext:value-type="float">
            <text:p>55.5577959421754</text:p>
          </table:table-cell>
          <table:table-cell office:value-type="float" office:value="111.717901802152" calcext:value-type="float">
            <text:p>111.717901802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8.87" calcext:value-type="float">
            <text:p>98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8060171902" calcext:value-type="float">
            <text:p>55.5578060171902</text:p>
          </table:table-cell>
          <table:table-cell office:value-type="float" office:value="111.753585997324" calcext:value-type="float">
            <text:p>111.753585997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04" calcext:value-type="float">
            <text:p>99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808135306" calcext:value-type="float">
            <text:p>55.557808135306</text:p>
          </table:table-cell>
          <table:table-cell office:value-type="float" office:value="111.692742895194" calcext:value-type="float">
            <text:p>111.6927428951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21" calcext:value-type="float">
            <text:p>99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804080555" calcext:value-type="float">
            <text:p>55.557804080555</text:p>
          </table:table-cell>
          <table:table-cell office:value-type="float" office:value="111.648408922893" calcext:value-type="float">
            <text:p>111.6484089228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37" calcext:value-type="float">
            <text:p>99.37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66.4" calcext:value-type="float">
            <text:p>66.4</text:p>
          </table:table-cell>
          <table:table-cell office:value-type="float" office:value="16.6" calcext:value-type="float">
            <text:p>16.6</text:p>
          </table:table-cell>
          <table:table-cell office:value-type="float" office:value="55.5577987524873" calcext:value-type="float">
            <text:p>55.5577987524873</text:p>
          </table:table-cell>
          <table:table-cell office:value-type="float" office:value="111.846203249953" calcext:value-type="float">
            <text:p>111.846203249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54" calcext:value-type="float">
            <text:p>99.54</text:p>
          </table:table-cell>
          <table:table-cell office:value-type="float" office:value="55.7" calcext:value-type="float">
            <text:p>55.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62.4" calcext:value-type="float">
            <text:p>62.4</text:p>
          </table:table-cell>
          <table:table-cell office:value-type="float" office:value="15.6" calcext:value-type="float">
            <text:p>15.6</text:p>
          </table:table-cell>
          <table:table-cell office:value-type="float" office:value="55.6229716030103" calcext:value-type="float">
            <text:p>55.6229716030103</text:p>
          </table:table-cell>
          <table:table-cell office:value-type="float" office:value="111.276949605023" calcext:value-type="float">
            <text:p>111.276949605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71" calcext:value-type="float">
            <text:p>99.7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2.4" calcext:value-type="float">
            <text:p>62.4</text:p>
          </table:table-cell>
          <table:table-cell office:value-type="float" office:value="15.6" calcext:value-type="float">
            <text:p>15.6</text:p>
          </table:table-cell>
          <table:table-cell office:value-type="float" office:value="55.5983557941575" calcext:value-type="float">
            <text:p>55.5983557941575</text:p>
          </table:table-cell>
          <table:table-cell office:value-type="float" office:value="108.453127415618" calcext:value-type="float">
            <text:p>108.453127415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9.87" calcext:value-type="float">
            <text:p>99.87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.5713185052638" calcext:value-type="float">
            <text:p>55.5713185052638</text:p>
          </table:table-cell>
          <table:table-cell office:value-type="float" office:value="106.523103549845" calcext:value-type="float">
            <text:p>106.5231035498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04" calcext:value-type="float">
            <text:p>100.04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5.5618417991719" calcext:value-type="float">
            <text:p>55.5618417991719</text:p>
          </table:table-cell>
          <table:table-cell office:value-type="float" office:value="106.592776898898" calcext:value-type="float">
            <text:p>106.592776898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21" calcext:value-type="float">
            <text:p>100.21</text:p>
          </table:table-cell>
          <table:table-cell office:value-type="float" office:value="55.6" calcext:value-type="float">
            <text:p>55.6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65.6" calcext:value-type="float">
            <text:p>65.6</text:p>
          </table:table-cell>
          <table:table-cell office:value-type="float" office:value="16.4" calcext:value-type="float">
            <text:p>16.4</text:p>
          </table:table-cell>
          <table:table-cell office:value-type="float" office:value="55.5586969169186" calcext:value-type="float">
            <text:p>55.5586969169186</text:p>
          </table:table-cell>
          <table:table-cell office:value-type="float" office:value="107.429518994723" calcext:value-type="float">
            <text:p>107.42951899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37" calcext:value-type="float">
            <text:p>100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27" calcext:value-type="float">
            <text:p>227</text:p>
          </table:table-cell>
          <table:table-cell office:value-type="float" office:value="65.6" calcext:value-type="float">
            <text:p>65.6</text:p>
          </table:table-cell>
          <table:table-cell office:value-type="float" office:value="16.4" calcext:value-type="float">
            <text:p>16.4</text:p>
          </table:table-cell>
          <table:table-cell office:value-type="float" office:value="55.5045586566393" calcext:value-type="float">
            <text:p>55.5045586566393</text:p>
          </table:table-cell>
          <table:table-cell office:value-type="float" office:value="108.977656639546" calcext:value-type="float">
            <text:p>108.977656639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54" calcext:value-type="float">
            <text:p>100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75" calcext:value-type="float">
            <text:p>275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55.4736513462106" calcext:value-type="float">
            <text:p>55.4736513462106</text:p>
          </table:table-cell>
          <table:table-cell office:value-type="float" office:value="117.155596400455" calcext:value-type="float">
            <text:p>117.155596400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71" calcext:value-type="float">
            <text:p>100.7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55.4644205174534" calcext:value-type="float">
            <text:p>55.4644205174534</text:p>
          </table:table-cell>
          <table:table-cell office:value-type="float" office:value="126.584920946401" calcext:value-type="float">
            <text:p>126.5849209464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.87" calcext:value-type="float">
            <text:p>100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5.4621874002546" calcext:value-type="float">
            <text:p>55.4621874002546</text:p>
          </table:table-cell>
          <table:table-cell office:value-type="float" office:value="134.440047904403" calcext:value-type="float">
            <text:p>134.440047904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04" calcext:value-type="float">
            <text:p>101.0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32" calcext:value-type="float">
            <text:p>232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5.4621094740453" calcext:value-type="float">
            <text:p>55.4621094740453</text:p>
          </table:table-cell>
          <table:table-cell office:value-type="float" office:value="139.868344235049" calcext:value-type="float">
            <text:p>139.8683442350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21" calcext:value-type="float">
            <text:p>101.21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205" calcext:value-type="float">
            <text:p>205</text:p>
          </table:table-cell>
          <table:table-cell office:value-type="float" office:value="144.8" calcext:value-type="float">
            <text:p>144.8</text:p>
          </table:table-cell>
          <table:table-cell office:value-type="float" office:value="36.2" calcext:value-type="float">
            <text:p>36.2</text:p>
          </table:table-cell>
          <table:table-cell office:value-type="float" office:value="55.4626024197136" calcext:value-type="float">
            <text:p>55.4626024197136</text:p>
          </table:table-cell>
          <table:table-cell office:value-type="float" office:value="144.288929013467" calcext:value-type="float">
            <text:p>144.288929013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37" calcext:value-type="float">
            <text:p>101.3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144.8" calcext:value-type="float">
            <text:p>144.8</text:p>
          </table:table-cell>
          <table:table-cell office:value-type="float" office:value="36.2" calcext:value-type="float">
            <text:p>36.2</text:p>
          </table:table-cell>
          <table:table-cell office:value-type="float" office:value="55.4631492171636" calcext:value-type="float">
            <text:p>55.4631492171636</text:p>
          </table:table-cell>
          <table:table-cell office:value-type="float" office:value="147.341455917443" calcext:value-type="float">
            <text:p>147.341455917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54" calcext:value-type="float">
            <text:p>101.54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147.2" calcext:value-type="float">
            <text:p>147.2</text:p>
          </table:table-cell>
          <table:table-cell office:value-type="float" office:value="36.8" calcext:value-type="float">
            <text:p>36.8</text:p>
          </table:table-cell>
          <table:table-cell office:value-type="float" office:value="55.463596382353" calcext:value-type="float">
            <text:p>55.463596382353</text:p>
          </table:table-cell>
          <table:table-cell office:value-type="float" office:value="149.459014287856" calcext:value-type="float">
            <text:p>149.459014287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71" calcext:value-type="float">
            <text:p>101.7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53" calcext:value-type="float">
            <text:p>153</text:p>
          </table:table-cell>
          <table:table-cell office:value-type="float" office:value="147.2" calcext:value-type="float">
            <text:p>147.2</text:p>
          </table:table-cell>
          <table:table-cell office:value-type="float" office:value="36.8" calcext:value-type="float">
            <text:p>36.8</text:p>
          </table:table-cell>
          <table:table-cell office:value-type="float" office:value="55.4639192949981" calcext:value-type="float">
            <text:p>55.4639192949981</text:p>
          </table:table-cell>
          <table:table-cell office:value-type="float" office:value="150.907817005174" calcext:value-type="float">
            <text:p>150.907817005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1.87" calcext:value-type="float">
            <text:p>101.87</text:p>
          </table:table-cell>
          <table:table-cell office:value-type="float" office:value="55.5" calcext:value-type="float">
            <text:p>55.5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130.4" calcext:value-type="float">
            <text:p>130.4</text:p>
          </table:table-cell>
          <table:table-cell office:value-type="float" office:value="32.6" calcext:value-type="float">
            <text:p>32.6</text:p>
          </table:table-cell>
          <table:table-cell office:value-type="float" office:value="55.4512679035635" calcext:value-type="float">
            <text:p>55.4512679035635</text:p>
          </table:table-cell>
          <table:table-cell office:value-type="float" office:value="153.678685677958" calcext:value-type="float">
            <text:p>153.678685677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04" calcext:value-type="float">
            <text:p>102.0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30.4" calcext:value-type="float">
            <text:p>130.4</text:p>
          </table:table-cell>
          <table:table-cell office:value-type="float" office:value="32.6" calcext:value-type="float">
            <text:p>32.6</text:p>
          </table:table-cell>
          <table:table-cell office:value-type="float" office:value="55.4409776636706" calcext:value-type="float">
            <text:p>55.4409776636706</text:p>
          </table:table-cell>
          <table:table-cell office:value-type="float" office:value="155.284476262764" calcext:value-type="float">
            <text:p>155.284476262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21" calcext:value-type="float">
            <text:p>102.2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62" calcext:value-type="float">
            <text:p>262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55.4096482431539" calcext:value-type="float">
            <text:p>55.4096482431539</text:p>
          </table:table-cell>
          <table:table-cell office:value-type="float" office:value="158.524181179058" calcext:value-type="float">
            <text:p>158.524181179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37" calcext:value-type="float">
            <text:p>102.3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108" calcext:value-type="float">
            <text:p>108</text:p>
          </table:table-cell>
          <table:table-cell office:value-type="float" office:value="27" calcext:value-type="float">
            <text:p>27</text:p>
          </table:table-cell>
          <table:table-cell office:value-type="float" office:value="55.3844407903808" calcext:value-type="float">
            <text:p>55.3844407903808</text:p>
          </table:table-cell>
          <table:table-cell office:value-type="float" office:value="165.135165025544" calcext:value-type="float">
            <text:p>165.1351650255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54" calcext:value-type="float">
            <text:p>102.5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36" calcext:value-type="float">
            <text:p>236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55.3857378185416" calcext:value-type="float">
            <text:p>55.3857378185416</text:p>
          </table:table-cell>
          <table:table-cell office:value-type="float" office:value="171.971867137466" calcext:value-type="float">
            <text:p>171.9718671374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71" calcext:value-type="float">
            <text:p>102.7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47" calcext:value-type="float">
            <text:p>247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55.3747525838486" calcext:value-type="float">
            <text:p>55.3747525838486</text:p>
          </table:table-cell>
          <table:table-cell office:value-type="float" office:value="177.100975167218" calcext:value-type="float">
            <text:p>177.1009751672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2.87" calcext:value-type="float">
            <text:p>102.8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86" calcext:value-type="float">
            <text:p>186</text:p>
          </table:table-cell>
          <table:table-cell office:value-type="float" office:value="202.4" calcext:value-type="float">
            <text:p>202.4</text:p>
          </table:table-cell>
          <table:table-cell office:value-type="float" office:value="50.6" calcext:value-type="float">
            <text:p>50.6</text:p>
          </table:table-cell>
          <table:table-cell office:value-type="float" office:value="55.3709125464916" calcext:value-type="float">
            <text:p>55.3709125464916</text:p>
          </table:table-cell>
          <table:table-cell office:value-type="float" office:value="182.215686375898" calcext:value-type="float">
            <text:p>182.215686375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04" calcext:value-type="float">
            <text:p>103.0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202.4" calcext:value-type="float">
            <text:p>202.4</text:p>
          </table:table-cell>
          <table:table-cell office:value-type="float" office:value="50.6" calcext:value-type="float">
            <text:p>50.6</text:p>
          </table:table-cell>
          <table:table-cell office:value-type="float" office:value="55.3699937809694" calcext:value-type="float">
            <text:p>55.3699937809694</text:p>
          </table:table-cell>
          <table:table-cell office:value-type="float" office:value="184.133306270654" calcext:value-type="float">
            <text:p>184.133306270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21" calcext:value-type="float">
            <text:p>103.21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110.4" calcext:value-type="float">
            <text:p>110.4</text:p>
          </table:table-cell>
          <table:table-cell office:value-type="float" office:value="27.6" calcext:value-type="float">
            <text:p>27.6</text:p>
          </table:table-cell>
          <table:table-cell office:value-type="float" office:value="55.369723992571" calcext:value-type="float">
            <text:p>55.369723992571</text:p>
          </table:table-cell>
          <table:table-cell office:value-type="float" office:value="183.865422175492" calcext:value-type="float">
            <text:p>183.865422175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37" calcext:value-type="float">
            <text:p>103.3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259" calcext:value-type="float">
            <text:p>259</text:p>
          </table:table-cell>
          <table:table-cell office:value-type="float" office:value="110.4" calcext:value-type="float">
            <text:p>110.4</text:p>
          </table:table-cell>
          <table:table-cell office:value-type="float" office:value="27.6" calcext:value-type="float">
            <text:p>27.6</text:p>
          </table:table-cell>
          <table:table-cell office:value-type="float" office:value="55.3346224399594" calcext:value-type="float">
            <text:p>55.3346224399594</text:p>
          </table:table-cell>
          <table:table-cell office:value-type="float" office:value="186.983840638083" calcext:value-type="float">
            <text:p>186.983840638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54" calcext:value-type="float">
            <text:p>103.54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282" calcext:value-type="float">
            <text:p>282</text:p>
          </table:table-cell>
          <table:table-cell office:value-type="float" office:value="223.2" calcext:value-type="float">
            <text:p>223.2</text:p>
          </table:table-cell>
          <table:table-cell office:value-type="float" office:value="55.8" calcext:value-type="float">
            <text:p>55.8</text:p>
          </table:table-cell>
          <table:table-cell office:value-type="float" office:value="55.3282055197231" calcext:value-type="float">
            <text:p>55.3282055197231</text:p>
          </table:table-cell>
          <table:table-cell office:value-type="float" office:value="193.496454876498" calcext:value-type="float">
            <text:p>193.496454876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71" calcext:value-type="float">
            <text:p>103.7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351" calcext:value-type="float">
            <text:p>351</text:p>
          </table:table-cell>
          <table:table-cell office:value-type="float" office:value="223.2" calcext:value-type="float">
            <text:p>223.2</text:p>
          </table:table-cell>
          <table:table-cell office:value-type="float" office:value="55.8" calcext:value-type="float">
            <text:p>55.8</text:p>
          </table:table-cell>
          <table:table-cell office:value-type="float" office:value="55.2960290786292" calcext:value-type="float">
            <text:p>55.2960290786292</text:p>
          </table:table-cell>
          <table:table-cell office:value-type="float" office:value="201.951604069506" calcext:value-type="float">
            <text:p>201.9516040695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3.87" calcext:value-type="float">
            <text:p>103.87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482" calcext:value-type="float">
            <text:p>482</text:p>
          </table:table-cell>
          <table:table-cell office:value-type="float" office:value="298.4" calcext:value-type="float">
            <text:p>298.4</text:p>
          </table:table-cell>
          <table:table-cell office:value-type="float" office:value="74.6" calcext:value-type="float">
            <text:p>74.6</text:p>
          </table:table-cell>
          <table:table-cell office:value-type="float" office:value="55.2969139718998" calcext:value-type="float">
            <text:p>55.2969139718998</text:p>
          </table:table-cell>
          <table:table-cell office:value-type="float" office:value="212.719587524063" calcext:value-type="float">
            <text:p>212.719587524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04" calcext:value-type="float">
            <text:p>104.04</text:p>
          </table:table-cell>
          <table:table-cell office:value-type="float" office:value="55.3" calcext:value-type="float">
            <text:p>55.3</text:p>
          </table:table-cell>
          <table:table-cell office:value-type="float" office:value="55" calcext:value-type="float">
            <text:p>55</text:p>
          </table:table-cell>
          <table:table-cell office:value-type="float" office:value="565" calcext:value-type="float">
            <text:p>565</text:p>
          </table:table-cell>
          <table:table-cell office:value-type="float" office:value="298.4" calcext:value-type="float">
            <text:p>298.4</text:p>
          </table:table-cell>
          <table:table-cell office:value-type="float" office:value="74.6" calcext:value-type="float">
            <text:p>74.6</text:p>
          </table:table-cell>
          <table:table-cell office:value-type="float" office:value="55.3067198737461" calcext:value-type="float">
            <text:p>55.3067198737461</text:p>
          </table:table-cell>
          <table:table-cell office:value-type="float" office:value="227.927788332042" calcext:value-type="float">
            <text:p>227.927788332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21" calcext:value-type="float">
            <text:p>104.2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574" calcext:value-type="float">
            <text:p>574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55.3138567893014" calcext:value-type="float">
            <text:p>55.3138567893014</text:p>
          </table:table-cell>
          <table:table-cell office:value-type="float" office:value="244.711812501656" calcext:value-type="float">
            <text:p>244.711812501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37" calcext:value-type="float">
            <text:p>104.3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750" calcext:value-type="float">
            <text:p>750</text:p>
          </table:table-cell>
          <table:table-cell office:value-type="float" office:value="384" calcext:value-type="float">
            <text:p>384</text:p>
          </table:table-cell>
          <table:table-cell office:value-type="float" office:value="96" calcext:value-type="float">
            <text:p>96</text:p>
          </table:table-cell>
          <table:table-cell office:value-type="float" office:value="55.3143247974102" calcext:value-type="float">
            <text:p>55.3143247974102</text:p>
          </table:table-cell>
          <table:table-cell office:value-type="float" office:value="265.967415955296" calcext:value-type="float">
            <text:p>265.967415955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54" calcext:value-type="float">
            <text:p>104.5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816" calcext:value-type="float">
            <text:p>816</text:p>
          </table:table-cell>
          <table:table-cell office:value-type="float" office:value="581.6" calcext:value-type="float">
            <text:p>581.6</text:p>
          </table:table-cell>
          <table:table-cell office:value-type="float" office:value="145.4" calcext:value-type="float">
            <text:p>145.4</text:p>
          </table:table-cell>
          <table:table-cell office:value-type="float" office:value="55.3468658652469" calcext:value-type="float">
            <text:p>55.3468658652469</text:p>
          </table:table-cell>
          <table:table-cell office:value-type="float" office:value="292.581736387473" calcext:value-type="float">
            <text:p>292.581736387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71" calcext:value-type="float">
            <text:p>104.7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938" calcext:value-type="float">
            <text:p>938</text:p>
          </table:table-cell>
          <table:table-cell office:value-type="float" office:value="581.6" calcext:value-type="float">
            <text:p>581.6</text:p>
          </table:table-cell>
          <table:table-cell office:value-type="float" office:value="145.4" calcext:value-type="float">
            <text:p>145.4</text:p>
          </table:table-cell>
          <table:table-cell office:value-type="float" office:value="55.3258954971826" calcext:value-type="float">
            <text:p>55.3258954971826</text:p>
          </table:table-cell>
          <table:table-cell office:value-type="float" office:value="318.735581652891" calcext:value-type="float">
            <text:p>318.7355816528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4.87" calcext:value-type="float">
            <text:p>104.87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968" calcext:value-type="float">
            <text:p>968</text:p>
          </table:table-cell>
          <table:table-cell office:value-type="float" office:value="731.2" calcext:value-type="float">
            <text:p>731.2</text:p>
          </table:table-cell>
          <table:table-cell office:value-type="float" office:value="182.8" calcext:value-type="float">
            <text:p>182.8</text:p>
          </table:table-cell>
          <table:table-cell office:value-type="float" office:value="55.3712039574322" calcext:value-type="float">
            <text:p>55.3712039574322</text:p>
          </table:table-cell>
          <table:table-cell office:value-type="float" office:value="352.644384531815" calcext:value-type="float">
            <text:p>352.6443845318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04" calcext:value-type="float">
            <text:p>105.04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016" calcext:value-type="float">
            <text:p>1016</text:p>
          </table:table-cell>
          <table:table-cell office:value-type="float" office:value="731.2" calcext:value-type="float">
            <text:p>731.2</text:p>
          </table:table-cell>
          <table:table-cell office:value-type="float" office:value="182.8" calcext:value-type="float">
            <text:p>182.8</text:p>
          </table:table-cell>
          <table:table-cell office:value-type="float" office:value="55.3898123495301" calcext:value-type="float">
            <text:p>55.3898123495301</text:p>
          </table:table-cell>
          <table:table-cell office:value-type="float" office:value="386.440525468225" calcext:value-type="float">
            <text:p>386.4405254682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21" calcext:value-type="float">
            <text:p>105.21</text:p>
          </table:table-cell>
          <table:table-cell office:value-type="float" office:value="55.4" calcext:value-type="float">
            <text:p>55.4</text:p>
          </table:table-cell>
          <table:table-cell office:value-type="float" office:value="55" calcext:value-type="float">
            <text:p>55</text:p>
          </table:table-cell>
          <table:table-cell office:value-type="float" office:value="1070" calcext:value-type="float">
            <text:p>1070</text:p>
          </table:table-cell>
          <table:table-cell office:value-type="float" office:value="825.6" calcext:value-type="float">
            <text:p>825.6</text:p>
          </table:table-cell>
          <table:table-cell office:value-type="float" office:value="206.4" calcext:value-type="float">
            <text:p>206.4</text:p>
          </table:table-cell>
          <table:table-cell office:value-type="float" office:value="55.3988465412513" calcext:value-type="float">
            <text:p>55.3988465412513</text:p>
          </table:table-cell>
          <table:table-cell office:value-type="float" office:value="418.087212905787" calcext:value-type="float">
            <text:p>418.0872129057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37" calcext:value-type="float">
            <text:p>105.37</text:p>
          </table:table-cell>
          <table:table-cell office:value-type="float" office:value="55.4" calcext:value-type="float">
            <text:p>55.4</text:p>
          </table:table-cell>
          <table:table-cell office:value-type="float" office:value="55.0203" calcext:value-type="float">
            <text:p>55.0203</text:p>
          </table:table-cell>
          <table:table-cell office:value-type="float" office:value="1143" calcext:value-type="float">
            <text:p>1143</text:p>
          </table:table-cell>
          <table:table-cell office:value-type="float" office:value="825.6" calcext:value-type="float">
            <text:p>825.6</text:p>
          </table:table-cell>
          <table:table-cell office:value-type="float" office:value="206.4" calcext:value-type="float">
            <text:p>206.4</text:p>
          </table:table-cell>
          <table:table-cell office:value-type="float" office:value="55.4061212584691" calcext:value-type="float">
            <text:p>55.4061212584691</text:p>
          </table:table-cell>
          <table:table-cell office:value-type="float" office:value="455.142800504236" calcext:value-type="float">
            <text:p>455.1428005042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54" calcext:value-type="float">
            <text:p>105.54</text:p>
          </table:table-cell>
          <table:table-cell office:value-type="float" office:value="55.5" calcext:value-type="float">
            <text:p>55.5</text:p>
          </table:table-cell>
          <table:table-cell office:value-type="float" office:value="55.1372" calcext:value-type="float">
            <text:p>55.1372</text:p>
          </table:table-cell>
          <table:table-cell office:value-type="float" office:value="1142" calcext:value-type="float">
            <text:p>1142</text:p>
          </table:table-cell>
          <table:table-cell office:value-type="float" office:value="935.2" calcext:value-type="float">
            <text:p>935.2</text:p>
          </table:table-cell>
          <table:table-cell office:value-type="float" office:value="233.8" calcext:value-type="float">
            <text:p>233.8</text:p>
          </table:table-cell>
          <table:table-cell office:value-type="float" office:value="55.461223647991" calcext:value-type="float">
            <text:p>55.461223647991</text:p>
          </table:table-cell>
          <table:table-cell office:value-type="float" office:value="494.518677574872" calcext:value-type="float">
            <text:p>494.518677574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71" calcext:value-type="float">
            <text:p>105.71</text:p>
          </table:table-cell>
          <table:table-cell office:value-type="float" office:value="55.5" calcext:value-type="float">
            <text:p>55.5</text:p>
          </table:table-cell>
          <table:table-cell office:value-type="float" office:value="55.2534" calcext:value-type="float">
            <text:p>55.2534</text:p>
          </table:table-cell>
          <table:table-cell office:value-type="float" office:value="1153" calcext:value-type="float">
            <text:p>1153</text:p>
          </table:table-cell>
          <table:table-cell office:value-type="float" office:value="935.2" calcext:value-type="float">
            <text:p>935.2</text:p>
          </table:table-cell>
          <table:table-cell office:value-type="float" office:value="233.8" calcext:value-type="float">
            <text:p>233.8</text:p>
          </table:table-cell>
          <table:table-cell office:value-type="float" office:value="55.5014414755544" calcext:value-type="float">
            <text:p>55.5014414755544</text:p>
          </table:table-cell>
          <table:table-cell office:value-type="float" office:value="530.962717478071" calcext:value-type="float">
            <text:p>530.962717478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.87" calcext:value-type="float">
            <text:p>105.87</text:p>
          </table:table-cell>
          <table:table-cell office:value-type="float" office:value="55.5" calcext:value-type="float">
            <text:p>55.5</text:p>
          </table:table-cell>
          <table:table-cell office:value-type="float" office:value="55.3703" calcext:value-type="float">
            <text:p>55.3703</text:p>
          </table:table-cell>
          <table:table-cell office:value-type="float" office:value="1241" calcext:value-type="float">
            <text:p>1241</text:p>
          </table:table-cell>
          <table:table-cell office:value-type="float" office:value="930.4" calcext:value-type="float">
            <text:p>930.4</text:p>
          </table:table-cell>
          <table:table-cell office:value-type="float" office:value="232.6" calcext:value-type="float">
            <text:p>232.6</text:p>
          </table:table-cell>
          <table:table-cell office:value-type="float" office:value="55.5173839757604" calcext:value-type="float">
            <text:p>55.5173839757604</text:p>
          </table:table-cell>
          <table:table-cell office:value-type="float" office:value="563.908922604914" calcext:value-type="float">
            <text:p>563.9089226049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04" calcext:value-type="float">
            <text:p>106.04</text:p>
          </table:table-cell>
          <table:table-cell office:value-type="float" office:value="55.6" calcext:value-type="float">
            <text:p>55.6</text:p>
          </table:table-cell>
          <table:table-cell office:value-type="float" office:value="55.4872" calcext:value-type="float">
            <text:p>55.4872</text:p>
          </table:table-cell>
          <table:table-cell office:value-type="float" office:value="1215" calcext:value-type="float">
            <text:p>1215</text:p>
          </table:table-cell>
          <table:table-cell office:value-type="float" office:value="930.4" calcext:value-type="float">
            <text:p>930.4</text:p>
          </table:table-cell>
          <table:table-cell office:value-type="float" office:value="232.6" calcext:value-type="float">
            <text:p>232.6</text:p>
          </table:table-cell>
          <table:table-cell office:value-type="float" office:value="55.5806030506626" calcext:value-type="float">
            <text:p>55.5806030506626</text:p>
          </table:table-cell>
          <table:table-cell office:value-type="float" office:value="603.613313310297" calcext:value-type="float">
            <text:p>603.613313310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21" calcext:value-type="float">
            <text:p>106.21</text:p>
          </table:table-cell>
          <table:table-cell office:value-type="float" office:value="55.6" calcext:value-type="float">
            <text:p>55.6</text:p>
          </table:table-cell>
          <table:table-cell office:value-type="float" office:value="55.6034" calcext:value-type="float">
            <text:p>55.6034</text:p>
          </table:table-cell>
          <table:table-cell office:value-type="float" office:value="1251" calcext:value-type="float">
            <text:p>1251</text:p>
          </table:table-cell>
          <table:table-cell office:value-type="float" office:value="984" calcext:value-type="float">
            <text:p>984</text:p>
          </table:table-cell>
          <table:table-cell office:value-type="float" office:value="246" calcext:value-type="float">
            <text:p>246</text:p>
          </table:table-cell>
          <table:table-cell office:value-type="float" office:value="55.6188583899872" calcext:value-type="float">
            <text:p>55.6188583899872</text:p>
          </table:table-cell>
          <table:table-cell office:value-type="float" office:value="639.334450422122" calcext:value-type="float">
            <text:p>639.3344504221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37" calcext:value-type="float">
            <text:p>106.37</text:p>
          </table:table-cell>
          <table:table-cell office:value-type="float" office:value="55.7" calcext:value-type="float">
            <text:p>55.7</text:p>
          </table:table-cell>
          <table:table-cell office:value-type="float" office:value="55.7196" calcext:value-type="float">
            <text:p>55.7196</text:p>
          </table:table-cell>
          <table:table-cell office:value-type="float" office:value="1232" calcext:value-type="float">
            <text:p>1232</text:p>
          </table:table-cell>
          <table:table-cell office:value-type="float" office:value="984" calcext:value-type="float">
            <text:p>984</text:p>
          </table:table-cell>
          <table:table-cell office:value-type="float" office:value="246" calcext:value-type="float">
            <text:p>246</text:p>
          </table:table-cell>
          <table:table-cell office:value-type="float" office:value="55.6829272915024" calcext:value-type="float">
            <text:p>55.6829272915024</text:p>
          </table:table-cell>
          <table:table-cell office:value-type="float" office:value="676.56286699896" calcext:value-type="float">
            <text:p>676.562866998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54" calcext:value-type="float">
            <text:p>106.54</text:p>
          </table:table-cell>
          <table:table-cell office:value-type="float" office:value="55.8" calcext:value-type="float">
            <text:p>55.8</text:p>
          </table:table-cell>
          <table:table-cell office:value-type="float" office:value="55.8372" calcext:value-type="float">
            <text:p>55.8372</text:p>
          </table:table-cell>
          <table:table-cell office:value-type="float" office:value="1227" calcext:value-type="float">
            <text:p>1227</text:p>
          </table:table-cell>
          <table:table-cell office:value-type="float" office:value="993.6" calcext:value-type="float">
            <text:p>993.6</text:p>
          </table:table-cell>
          <table:table-cell office:value-type="float" office:value="248.4" calcext:value-type="float">
            <text:p>248.4</text:p>
          </table:table-cell>
          <table:table-cell office:value-type="float" office:value="55.7477885682586" calcext:value-type="float">
            <text:p>55.7477885682586</text:p>
          </table:table-cell>
          <table:table-cell office:value-type="float" office:value="710.537188670446" calcext:value-type="float">
            <text:p>710.537188670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71" calcext:value-type="float">
            <text:p>106.71</text:p>
          </table:table-cell>
          <table:table-cell office:value-type="float" office:value="55.8" calcext:value-type="float">
            <text:p>55.8</text:p>
          </table:table-cell>
          <table:table-cell office:value-type="float" office:value="55.9534" calcext:value-type="float">
            <text:p>55.9534</text:p>
          </table:table-cell>
          <table:table-cell office:value-type="float" office:value="1179" calcext:value-type="float">
            <text:p>1179</text:p>
          </table:table-cell>
          <table:table-cell office:value-type="float" office:value="993.6" calcext:value-type="float">
            <text:p>993.6</text:p>
          </table:table-cell>
          <table:table-cell office:value-type="float" office:value="248.4" calcext:value-type="float">
            <text:p>248.4</text:p>
          </table:table-cell>
          <table:table-cell office:value-type="float" office:value="55.8141981086577" calcext:value-type="float">
            <text:p>55.8141981086577</text:p>
          </table:table-cell>
          <table:table-cell office:value-type="float" office:value="738.653186546779" calcext:value-type="float">
            <text:p>738.6531865467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6.87" calcext:value-type="float">
            <text:p>106.87</text:p>
          </table:table-cell>
          <table:table-cell office:value-type="float" office:value="55.8" calcext:value-type="float">
            <text:p>55.8</text:p>
          </table:table-cell>
          <table:table-cell office:value-type="float" office:value="56.0703" calcext:value-type="float">
            <text:p>56.0703</text:p>
          </table:table-cell>
          <table:table-cell office:value-type="float" office:value="1236" calcext:value-type="float">
            <text:p>1236</text:p>
          </table:table-cell>
          <table:table-cell office:value-type="float" office:value="951.2" calcext:value-type="float">
            <text:p>951.2</text:p>
          </table:table-cell>
          <table:table-cell office:value-type="float" office:value="237.8" calcext:value-type="float">
            <text:p>237.8</text:p>
          </table:table-cell>
          <table:table-cell office:value-type="float" office:value="55.8630018619733" calcext:value-type="float">
            <text:p>55.8630018619733</text:p>
          </table:table-cell>
          <table:table-cell office:value-type="float" office:value="768.963492719301" calcext:value-type="float">
            <text:p>768.9634927193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04" calcext:value-type="float">
            <text:p>107.04</text:p>
          </table:table-cell>
          <table:table-cell office:value-type="float" office:value="56" calcext:value-type="float">
            <text:p>56</text:p>
          </table:table-cell>
          <table:table-cell office:value-type="float" office:value="56.1872" calcext:value-type="float">
            <text:p>56.1872</text:p>
          </table:table-cell>
          <table:table-cell office:value-type="float" office:value="1246" calcext:value-type="float">
            <text:p>1246</text:p>
          </table:table-cell>
          <table:table-cell office:value-type="float" office:value="951.2" calcext:value-type="float">
            <text:p>951.2</text:p>
          </table:table-cell>
          <table:table-cell office:value-type="float" office:value="237.8" calcext:value-type="float">
            <text:p>237.8</text:p>
          </table:table-cell>
          <table:table-cell office:value-type="float" office:value="55.925066559451" calcext:value-type="float">
            <text:p>55.925066559451</text:p>
          </table:table-cell>
          <table:table-cell office:value-type="float" office:value="799.181481183724" calcext:value-type="float">
            <text:p>799.1814811837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21" calcext:value-type="float">
            <text:p>107.21</text:p>
          </table:table-cell>
          <table:table-cell office:value-type="float" office:value="56" calcext:value-type="float">
            <text:p>56</text:p>
          </table:table-cell>
          <table:table-cell office:value-type="float" office:value="56.3041" calcext:value-type="float">
            <text:p>56.3041</text:p>
          </table:table-cell>
          <table:table-cell office:value-type="float" office:value="1207" calcext:value-type="float">
            <text:p>1207</text:p>
          </table:table-cell>
          <table:table-cell office:value-type="float" office:value="999.2" calcext:value-type="float">
            <text:p>999.2</text:p>
          </table:table-cell>
          <table:table-cell office:value-type="float" office:value="249.8" calcext:value-type="float">
            <text:p>249.8</text:p>
          </table:table-cell>
          <table:table-cell office:value-type="float" office:value="56.0062807554304" calcext:value-type="float">
            <text:p>56.0062807554304</text:p>
          </table:table-cell>
          <table:table-cell office:value-type="float" office:value="829.372508750576" calcext:value-type="float">
            <text:p>829.372508750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37" calcext:value-type="float">
            <text:p>107.37</text:p>
          </table:table-cell>
          <table:table-cell office:value-type="float" office:value="56" calcext:value-type="float">
            <text:p>56</text:p>
          </table:table-cell>
          <table:table-cell office:value-type="float" office:value="56.421" calcext:value-type="float">
            <text:p>56.421</text:p>
          </table:table-cell>
          <table:table-cell office:value-type="float" office:value="1235" calcext:value-type="float">
            <text:p>1235</text:p>
          </table:table-cell>
          <table:table-cell office:value-type="float" office:value="999.2" calcext:value-type="float">
            <text:p>999.2</text:p>
          </table:table-cell>
          <table:table-cell office:value-type="float" office:value="249.8" calcext:value-type="float">
            <text:p>249.8</text:p>
          </table:table-cell>
          <table:table-cell office:value-type="float" office:value="56.0662552241849" calcext:value-type="float">
            <text:p>56.0662552241849</text:p>
          </table:table-cell>
          <table:table-cell office:value-type="float" office:value="853.832482628238" calcext:value-type="float">
            <text:p>853.8324826282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54" calcext:value-type="float">
            <text:p>107.54</text:p>
          </table:table-cell>
          <table:table-cell office:value-type="float" office:value="56.2" calcext:value-type="float">
            <text:p>56.2</text:p>
          </table:table-cell>
          <table:table-cell office:value-type="float" office:value="56.5372" calcext:value-type="float">
            <text:p>56.5372</text:p>
          </table:table-cell>
          <table:table-cell office:value-type="float" office:value="1215" calcext:value-type="float">
            <text:p>1215</text:p>
          </table:table-cell>
          <table:table-cell office:value-type="float" office:value="966.4" calcext:value-type="float">
            <text:p>966.4</text:p>
          </table:table-cell>
          <table:table-cell office:value-type="float" office:value="241.6" calcext:value-type="float">
            <text:p>241.6</text:p>
          </table:table-cell>
          <table:table-cell office:value-type="float" office:value="56.1459215138932" calcext:value-type="float">
            <text:p>56.1459215138932</text:p>
          </table:table-cell>
          <table:table-cell office:value-type="float" office:value="879.933288149561" calcext:value-type="float">
            <text:p>879.933288149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71" calcext:value-type="float">
            <text:p>107.71</text:p>
          </table:table-cell>
          <table:table-cell office:value-type="float" office:value="56.2" calcext:value-type="float">
            <text:p>56.2</text:p>
          </table:table-cell>
          <table:table-cell office:value-type="float" office:value="56.6541" calcext:value-type="float">
            <text:p>56.6541</text:p>
          </table:table-cell>
          <table:table-cell office:value-type="float" office:value="1154" calcext:value-type="float">
            <text:p>1154</text:p>
          </table:table-cell>
          <table:table-cell office:value-type="float" office:value="966.4" calcext:value-type="float">
            <text:p>966.4</text:p>
          </table:table-cell>
          <table:table-cell office:value-type="float" office:value="241.6" calcext:value-type="float">
            <text:p>241.6</text:p>
          </table:table-cell>
          <table:table-cell office:value-type="float" office:value="56.2347196606894" calcext:value-type="float">
            <text:p>56.2347196606894</text:p>
          </table:table-cell>
          <table:table-cell office:value-type="float" office:value="903.373047396547" calcext:value-type="float">
            <text:p>903.373047396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7.87" calcext:value-type="float">
            <text:p>107.87</text:p>
          </table:table-cell>
          <table:table-cell office:value-type="float" office:value="56.4" calcext:value-type="float">
            <text:p>56.4</text:p>
          </table:table-cell>
          <table:table-cell office:value-type="float" office:value="56.7703" calcext:value-type="float">
            <text:p>56.7703</text:p>
          </table:table-cell>
          <table:table-cell office:value-type="float" office:value="1147" calcext:value-type="float">
            <text:p>1147</text:p>
          </table:table-cell>
          <table:table-cell office:value-type="float" office:value="944.8" calcext:value-type="float">
            <text:p>944.8</text:p>
          </table:table-cell>
          <table:table-cell office:value-type="float" office:value="236.2" calcext:value-type="float">
            <text:p>236.2</text:p>
          </table:table-cell>
          <table:table-cell office:value-type="float" office:value="56.3250689610359" calcext:value-type="float">
            <text:p>56.3250689610359</text:p>
          </table:table-cell>
          <table:table-cell office:value-type="float" office:value="925.276483987553" calcext:value-type="float">
            <text:p>925.276483987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04" calcext:value-type="float">
            <text:p>108.04</text:p>
          </table:table-cell>
          <table:table-cell office:value-type="float" office:value="56.4" calcext:value-type="float">
            <text:p>56.4</text:p>
          </table:table-cell>
          <table:table-cell office:value-type="float" office:value="56.8872" calcext:value-type="float">
            <text:p>56.8872</text:p>
          </table:table-cell>
          <table:table-cell office:value-type="float" office:value="1079" calcext:value-type="float">
            <text:p>1079</text:p>
          </table:table-cell>
          <table:table-cell office:value-type="float" office:value="944.8" calcext:value-type="float">
            <text:p>944.8</text:p>
          </table:table-cell>
          <table:table-cell office:value-type="float" office:value="236.2" calcext:value-type="float">
            <text:p>236.2</text:p>
          </table:table-cell>
          <table:table-cell office:value-type="float" office:value="56.4307203211261" calcext:value-type="float">
            <text:p>56.4307203211261</text:p>
          </table:table-cell>
          <table:table-cell office:value-type="float" office:value="943.522354654685" calcext:value-type="float">
            <text:p>943.522354654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21" calcext:value-type="float">
            <text:p>108.21</text:p>
          </table:table-cell>
          <table:table-cell office:value-type="float" office:value="56.5" calcext:value-type="float">
            <text:p>56.5</text:p>
          </table:table-cell>
          <table:table-cell office:value-type="float" office:value="57.0041" calcext:value-type="float">
            <text:p>57.0041</text:p>
          </table:table-cell>
          <table:table-cell office:value-type="float" office:value="1168" calcext:value-type="float">
            <text:p>1168</text:p>
          </table:table-cell>
          <table:table-cell office:value-type="float" office:value="878.4" calcext:value-type="float">
            <text:p>878.4</text:p>
          </table:table-cell>
          <table:table-cell office:value-type="float" office:value="219.6" calcext:value-type="float">
            <text:p>219.6</text:p>
          </table:table-cell>
          <table:table-cell office:value-type="float" office:value="56.5041099717303" calcext:value-type="float">
            <text:p>56.5041099717303</text:p>
          </table:table-cell>
          <table:table-cell office:value-type="float" office:value="961.352572346693" calcext:value-type="float">
            <text:p>961.3525723466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37" calcext:value-type="float">
            <text:p>108.37</text:p>
          </table:table-cell>
          <table:table-cell office:value-type="float" office:value="56.6" calcext:value-type="float">
            <text:p>56.6</text:p>
          </table:table-cell>
          <table:table-cell office:value-type="float" office:value="57.1203" calcext:value-type="float">
            <text:p>57.1203</text:p>
          </table:table-cell>
          <table:table-cell office:value-type="float" office:value="1166" calcext:value-type="float">
            <text:p>1166</text:p>
          </table:table-cell>
          <table:table-cell office:value-type="float" office:value="878.4" calcext:value-type="float">
            <text:p>878.4</text:p>
          </table:table-cell>
          <table:table-cell office:value-type="float" office:value="219.6" calcext:value-type="float">
            <text:p>219.6</text:p>
          </table:table-cell>
          <table:table-cell office:value-type="float" office:value="56.55951447683" calcext:value-type="float">
            <text:p>56.55951447683</text:p>
          </table:table-cell>
          <table:table-cell office:value-type="float" office:value="978.473993606359" calcext:value-type="float">
            <text:p>978.4739936063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54" calcext:value-type="float">
            <text:p>108.54</text:p>
          </table:table-cell>
          <table:table-cell office:value-type="float" office:value="56.6" calcext:value-type="float">
            <text:p>56.6</text:p>
          </table:table-cell>
          <table:table-cell office:value-type="float" office:value="57.2372" calcext:value-type="float">
            <text:p>57.2372</text:p>
          </table:table-cell>
          <table:table-cell office:value-type="float" office:value="1184" calcext:value-type="float">
            <text:p>1184</text:p>
          </table:table-cell>
          <table:table-cell office:value-type="float" office:value="970.4" calcext:value-type="float">
            <text:p>970.4</text:p>
          </table:table-cell>
          <table:table-cell office:value-type="float" office:value="242.6" calcext:value-type="float">
            <text:p>242.6</text:p>
          </table:table-cell>
          <table:table-cell office:value-type="float" office:value="56.6449129072003" calcext:value-type="float">
            <text:p>56.6449129072003</text:p>
          </table:table-cell>
          <table:table-cell office:value-type="float" office:value="998.787642538876" calcext:value-type="float">
            <text:p>998.7876425388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71" calcext:value-type="float">
            <text:p>108.71</text:p>
          </table:table-cell>
          <table:table-cell office:value-type="float" office:value="56.7" calcext:value-type="float">
            <text:p>56.7</text:p>
          </table:table-cell>
          <table:table-cell office:value-type="float" office:value="57.3541" calcext:value-type="float">
            <text:p>57.3541</text:p>
          </table:table-cell>
          <table:table-cell office:value-type="float" office:value="1213" calcext:value-type="float">
            <text:p>1213</text:p>
          </table:table-cell>
          <table:table-cell office:value-type="float" office:value="970.4" calcext:value-type="float">
            <text:p>970.4</text:p>
          </table:table-cell>
          <table:table-cell office:value-type="float" office:value="242.6" calcext:value-type="float">
            <text:p>242.6</text:p>
          </table:table-cell>
          <table:table-cell office:value-type="float" office:value="56.72922897922" calcext:value-type="float">
            <text:p>56.72922897922</text:p>
          </table:table-cell>
          <table:table-cell office:value-type="float" office:value="1019.59726637593" calcext:value-type="float">
            <text:p>1019.59726637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8.87" calcext:value-type="float">
            <text:p>108.87</text:p>
          </table:table-cell>
          <table:table-cell office:value-type="float" office:value="56.8" calcext:value-type="float">
            <text:p>56.8</text:p>
          </table:table-cell>
          <table:table-cell office:value-type="float" office:value="57.4696" calcext:value-type="float">
            <text:p>57.4696</text:p>
          </table:table-cell>
          <table:table-cell office:value-type="float" office:value="1244" calcext:value-type="float">
            <text:p>1244</text:p>
          </table:table-cell>
          <table:table-cell office:value-type="float" office:value="980" calcext:value-type="float">
            <text:p>980</text:p>
          </table:table-cell>
          <table:table-cell office:value-type="float" office:value="245" calcext:value-type="float">
            <text:p>245</text:p>
          </table:table-cell>
          <table:table-cell office:value-type="float" office:value="56.8013768729527" calcext:value-type="float">
            <text:p>56.8013768729527</text:p>
          </table:table-cell>
          <table:table-cell office:value-type="float" office:value="1037.75869013427" calcext:value-type="float">
            <text:p>1037.758690134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04" calcext:value-type="float">
            <text:p>109.04</text:p>
          </table:table-cell>
          <table:table-cell office:value-type="float" office:value="56.9" calcext:value-type="float">
            <text:p>56.9</text:p>
          </table:table-cell>
          <table:table-cell office:value-type="float" office:value="57.5865" calcext:value-type="float">
            <text:p>57.5865</text:p>
          </table:table-cell>
          <table:table-cell office:value-type="float" office:value="1128" calcext:value-type="float">
            <text:p>1128</text:p>
          </table:table-cell>
          <table:table-cell office:value-type="float" office:value="980" calcext:value-type="float">
            <text:p>980</text:p>
          </table:table-cell>
          <table:table-cell office:value-type="float" office:value="245" calcext:value-type="float">
            <text:p>245</text:p>
          </table:table-cell>
          <table:table-cell office:value-type="float" office:value="56.9212451643338" calcext:value-type="float">
            <text:p>56.9212451643338</text:p>
          </table:table-cell>
          <table:table-cell office:value-type="float" office:value="1056.83352295482" calcext:value-type="float">
            <text:p>1056.833522954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21" calcext:value-type="float">
            <text:p>109.21</text:p>
          </table:table-cell>
          <table:table-cell office:value-type="float" office:value="56.9" calcext:value-type="float">
            <text:p>56.9</text:p>
          </table:table-cell>
          <table:table-cell office:value-type="float" office:value="57.7034" calcext:value-type="float">
            <text:p>57.7034</text:p>
          </table:table-cell>
          <table:table-cell office:value-type="float" office:value="1199" calcext:value-type="float">
            <text:p>1199</text:p>
          </table:table-cell>
          <table:table-cell office:value-type="float" office:value="899.2" calcext:value-type="float">
            <text:p>899.2</text:p>
          </table:table-cell>
          <table:table-cell office:value-type="float" office:value="224.8" calcext:value-type="float">
            <text:p>224.8</text:p>
          </table:table-cell>
          <table:table-cell office:value-type="float" office:value="56.9772612345317" calcext:value-type="float">
            <text:p>56.9772612345317</text:p>
          </table:table-cell>
          <table:table-cell office:value-type="float" office:value="1071.33986365344" calcext:value-type="float">
            <text:p>1071.339863653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37" calcext:value-type="float">
            <text:p>109.37</text:p>
          </table:table-cell>
          <table:table-cell office:value-type="float" office:value="57.1" calcext:value-type="float">
            <text:p>57.1</text:p>
          </table:table-cell>
          <table:table-cell office:value-type="float" office:value="57.821" calcext:value-type="float">
            <text:p>57.821</text:p>
          </table:table-cell>
          <table:table-cell office:value-type="float" office:value="1150" calcext:value-type="float">
            <text:p>1150</text:p>
          </table:table-cell>
          <table:table-cell office:value-type="float" office:value="899.2" calcext:value-type="float">
            <text:p>899.2</text:p>
          </table:table-cell>
          <table:table-cell office:value-type="float" office:value="224.8" calcext:value-type="float">
            <text:p>224.8</text:p>
          </table:table-cell>
          <table:table-cell office:value-type="float" office:value="57.1021197216507" calcext:value-type="float">
            <text:p>57.1021197216507</text:p>
          </table:table-cell>
          <table:table-cell office:value-type="float" office:value="1088.86376763517" calcext:value-type="float">
            <text:p>1088.86376763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54" calcext:value-type="float">
            <text:p>109.54</text:p>
          </table:table-cell>
          <table:table-cell office:value-type="float" office:value="57.2" calcext:value-type="float">
            <text:p>57.2</text:p>
          </table:table-cell>
          <table:table-cell office:value-type="float" office:value="57.9365" calcext:value-type="float">
            <text:p>57.9365</text:p>
          </table:table-cell>
          <table:table-cell office:value-type="float" office:value="1144" calcext:value-type="float">
            <text:p>1144</text:p>
          </table:table-cell>
          <table:table-cell office:value-type="float" office:value="915.2" calcext:value-type="float">
            <text:p>915.2</text:p>
          </table:table-cell>
          <table:table-cell office:value-type="float" office:value="228.8" calcext:value-type="float">
            <text:p>228.8</text:p>
          </table:table-cell>
          <table:table-cell office:value-type="float" office:value="57.1909909206032" calcext:value-type="float">
            <text:p>57.1909909206032</text:p>
          </table:table-cell>
          <table:table-cell office:value-type="float" office:value="1101.04872627432" calcext:value-type="float">
            <text:p>1101.04872627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71" calcext:value-type="float">
            <text:p>109.71</text:p>
          </table:table-cell>
          <table:table-cell office:value-type="float" office:value="57.3" calcext:value-type="float">
            <text:p>57.3</text:p>
          </table:table-cell>
          <table:table-cell office:value-type="float" office:value="58.0541" calcext:value-type="float">
            <text:p>58.0541</text:p>
          </table:table-cell>
          <table:table-cell office:value-type="float" office:value="1141" calcext:value-type="float">
            <text:p>1141</text:p>
          </table:table-cell>
          <table:table-cell office:value-type="float" office:value="915.2" calcext:value-type="float">
            <text:p>915.2</text:p>
          </table:table-cell>
          <table:table-cell office:value-type="float" office:value="228.8" calcext:value-type="float">
            <text:p>228.8</text:p>
          </table:table-cell>
          <table:table-cell office:value-type="float" office:value="57.2909998504153" calcext:value-type="float">
            <text:p>57.2909998504153</text:p>
          </table:table-cell>
          <table:table-cell office:value-type="float" office:value="1113.65671558789" calcext:value-type="float">
            <text:p>1113.65671558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9.87" calcext:value-type="float">
            <text:p>109.87</text:p>
          </table:table-cell>
          <table:table-cell office:value-type="float" office:value="57.4" calcext:value-type="float">
            <text:p>57.4</text:p>
          </table:table-cell>
          <table:table-cell office:value-type="float" office:value="58.171" calcext:value-type="float">
            <text:p>58.171</text:p>
          </table:table-cell>
          <table:table-cell office:value-type="float" office:value="1110" calcext:value-type="float">
            <text:p>1110</text:p>
          </table:table-cell>
          <table:table-cell office:value-type="float" office:value="904.8" calcext:value-type="float">
            <text:p>904.8</text:p>
          </table:table-cell>
          <table:table-cell office:value-type="float" office:value="226.2" calcext:value-type="float">
            <text:p>226.2</text:p>
          </table:table-cell>
          <table:table-cell office:value-type="float" office:value="57.3888450898516" calcext:value-type="float">
            <text:p>57.3888450898516</text:p>
          </table:table-cell>
          <table:table-cell office:value-type="float" office:value="1125.40271178333" calcext:value-type="float">
            <text:p>1125.40271178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04" calcext:value-type="float">
            <text:p>110.04</text:p>
          </table:table-cell>
          <table:table-cell office:value-type="float" office:value="57.5" calcext:value-type="float">
            <text:p>57.5</text:p>
          </table:table-cell>
          <table:table-cell office:value-type="float" office:value="58.2865" calcext:value-type="float">
            <text:p>58.2865</text:p>
          </table:table-cell>
          <table:table-cell office:value-type="float" office:value="1169" calcext:value-type="float">
            <text:p>1169</text:p>
          </table:table-cell>
          <table:table-cell office:value-type="float" office:value="904.8" calcext:value-type="float">
            <text:p>904.8</text:p>
          </table:table-cell>
          <table:table-cell office:value-type="float" office:value="226.2" calcext:value-type="float">
            <text:p>226.2</text:p>
          </table:table-cell>
          <table:table-cell office:value-type="float" office:value="57.4827221162609" calcext:value-type="float">
            <text:p>57.4827221162609</text:p>
          </table:table-cell>
          <table:table-cell office:value-type="float" office:value="1136.09309139819" calcext:value-type="float">
            <text:p>1136.09309139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21" calcext:value-type="float">
            <text:p>110.21</text:p>
          </table:table-cell>
          <table:table-cell office:value-type="float" office:value="57.5" calcext:value-type="float">
            <text:p>57.5</text:p>
          </table:table-cell>
          <table:table-cell office:value-type="float" office:value="58.4041" calcext:value-type="float">
            <text:p>58.4041</text:p>
          </table:table-cell>
          <table:table-cell office:value-type="float" office:value="1169" calcext:value-type="float">
            <text:p>1169</text:p>
          </table:table-cell>
          <table:table-cell office:value-type="float" office:value="924" calcext:value-type="float">
            <text:p>924</text:p>
          </table:table-cell>
          <table:table-cell office:value-type="float" office:value="231" calcext:value-type="float">
            <text:p>231</text:p>
          </table:table-cell>
          <table:table-cell office:value-type="float" office:value="57.5810862734342" calcext:value-type="float">
            <text:p>57.5810862734342</text:p>
          </table:table-cell>
          <table:table-cell office:value-type="float" office:value="1147.81012880071" calcext:value-type="float">
            <text:p>1147.81012880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37" calcext:value-type="float">
            <text:p>110.37</text:p>
          </table:table-cell>
          <table:table-cell office:value-type="float" office:value="57.6" calcext:value-type="float">
            <text:p>57.6</text:p>
          </table:table-cell>
          <table:table-cell office:value-type="float" office:value="58.5203" calcext:value-type="float">
            <text:p>58.5203</text:p>
          </table:table-cell>
          <table:table-cell office:value-type="float" office:value="1188" calcext:value-type="float">
            <text:p>1188</text:p>
          </table:table-cell>
          <table:table-cell office:value-type="float" office:value="924" calcext:value-type="float">
            <text:p>924</text:p>
          </table:table-cell>
          <table:table-cell office:value-type="float" office:value="231" calcext:value-type="float">
            <text:p>231</text:p>
          </table:table-cell>
          <table:table-cell office:value-type="float" office:value="57.6634580554043" calcext:value-type="float">
            <text:p>57.6634580554043</text:p>
          </table:table-cell>
          <table:table-cell office:value-type="float" office:value="1160.08025905274" calcext:value-type="float">
            <text:p>1160.08025905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54" calcext:value-type="float">
            <text:p>110.54</text:p>
          </table:table-cell>
          <table:table-cell office:value-type="float" office:value="57.7" calcext:value-type="float">
            <text:p>57.7</text:p>
          </table:table-cell>
          <table:table-cell office:value-type="float" office:value="58.6379" calcext:value-type="float">
            <text:p>58.6379</text:p>
          </table:table-cell>
          <table:table-cell office:value-type="float" office:value="1222" calcext:value-type="float">
            <text:p>1222</text:p>
          </table:table-cell>
          <table:table-cell office:value-type="float" office:value="941.6" calcext:value-type="float">
            <text:p>941.6</text:p>
          </table:table-cell>
          <table:table-cell office:value-type="float" office:value="235.4" calcext:value-type="float">
            <text:p>235.4</text:p>
          </table:table-cell>
          <table:table-cell office:value-type="float" office:value="57.7486750539876" calcext:value-type="float">
            <text:p>57.7486750539876</text:p>
          </table:table-cell>
          <table:table-cell office:value-type="float" office:value="1174.19945822226" calcext:value-type="float">
            <text:p>1174.19945822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71" calcext:value-type="float">
            <text:p>110.71</text:p>
          </table:table-cell>
          <table:table-cell office:value-type="float" office:value="57.8" calcext:value-type="float">
            <text:p>57.8</text:p>
          </table:table-cell>
          <table:table-cell office:value-type="float" office:value="58.7534" calcext:value-type="float">
            <text:p>58.7534</text:p>
          </table:table-cell>
          <table:table-cell office:value-type="float" office:value="1188" calcext:value-type="float">
            <text:p>1188</text:p>
          </table:table-cell>
          <table:table-cell office:value-type="float" office:value="941.6" calcext:value-type="float">
            <text:p>941.6</text:p>
          </table:table-cell>
          <table:table-cell office:value-type="float" office:value="235.4" calcext:value-type="float">
            <text:p>235.4</text:p>
          </table:table-cell>
          <table:table-cell office:value-type="float" office:value="57.8546789864914" calcext:value-type="float">
            <text:p>57.8546789864914</text:p>
          </table:table-cell>
          <table:table-cell office:value-type="float" office:value="1187.43680426562" calcext:value-type="float">
            <text:p>1187.436804265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0.87" calcext:value-type="float">
            <text:p>110.87</text:p>
          </table:table-cell>
          <table:table-cell office:value-type="float" office:value="57.9" calcext:value-type="float">
            <text:p>57.9</text:p>
          </table:table-cell>
          <table:table-cell office:value-type="float" office:value="58.8703" calcext:value-type="float">
            <text:p>58.8703</text:p>
          </table:table-cell>
          <table:table-cell office:value-type="float" office:value="1163" calcext:value-type="float">
            <text:p>1163</text:p>
          </table:table-cell>
          <table:table-cell office:value-type="float" office:value="943.2" calcext:value-type="float">
            <text:p>943.2</text:p>
          </table:table-cell>
          <table:table-cell office:value-type="float" office:value="235.8" calcext:value-type="float">
            <text:p>235.8</text:p>
          </table:table-cell>
          <table:table-cell office:value-type="float" office:value="57.9730522175965" calcext:value-type="float">
            <text:p>57.9730522175965</text:p>
          </table:table-cell>
          <table:table-cell office:value-type="float" office:value="1198.57707509331" calcext:value-type="float">
            <text:p>1198.57707509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04" calcext:value-type="float">
            <text:p>111.04</text:p>
          </table:table-cell>
          <table:table-cell office:value-type="float" office:value="58" calcext:value-type="float">
            <text:p>58</text:p>
          </table:table-cell>
          <table:table-cell office:value-type="float" office:value="58.9879" calcext:value-type="float">
            <text:p>58.9879</text:p>
          </table:table-cell>
          <table:table-cell office:value-type="float" office:value="1151" calcext:value-type="float">
            <text:p>1151</text:p>
          </table:table-cell>
          <table:table-cell office:value-type="float" office:value="943.2" calcext:value-type="float">
            <text:p>943.2</text:p>
          </table:table-cell>
          <table:table-cell office:value-type="float" office:value="235.8" calcext:value-type="float">
            <text:p>235.8</text:p>
          </table:table-cell>
          <table:table-cell office:value-type="float" office:value="58.069711158569" calcext:value-type="float">
            <text:p>58.069711158569</text:p>
          </table:table-cell>
          <table:table-cell office:value-type="float" office:value="1207.84247340324" calcext:value-type="float">
            <text:p>1207.84247340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21" calcext:value-type="float">
            <text:p>111.21</text:p>
          </table:table-cell>
          <table:table-cell office:value-type="float" office:value="58.1" calcext:value-type="float">
            <text:p>58.1</text:p>
          </table:table-cell>
          <table:table-cell office:value-type="float" office:value="59.1041" calcext:value-type="float">
            <text:p>59.1041</text:p>
          </table:table-cell>
          <table:table-cell office:value-type="float" office:value="1232" calcext:value-type="float">
            <text:p>1232</text:p>
          </table:table-cell>
          <table:table-cell office:value-type="float" office:value="916" calcext:value-type="float">
            <text:p>916</text:p>
          </table:table-cell>
          <table:table-cell office:value-type="float" office:value="229" calcext:value-type="float">
            <text:p>229</text:p>
          </table:table-cell>
          <table:table-cell office:value-type="float" office:value="58.1401209569156" calcext:value-type="float">
            <text:p>58.1401209569156</text:p>
          </table:table-cell>
          <table:table-cell office:value-type="float" office:value="1217.62542723495" calcext:value-type="float">
            <text:p>1217.62542723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37" calcext:value-type="float">
            <text:p>111.37</text:p>
          </table:table-cell>
          <table:table-cell office:value-type="float" office:value="58.2" calcext:value-type="float">
            <text:p>58.2</text:p>
          </table:table-cell>
          <table:table-cell office:value-type="float" office:value="59.2203" calcext:value-type="float">
            <text:p>59.2203</text:p>
          </table:table-cell>
          <table:table-cell office:value-type="float" office:value="1193" calcext:value-type="float">
            <text:p>1193</text:p>
          </table:table-cell>
          <table:table-cell office:value-type="float" office:value="916" calcext:value-type="float">
            <text:p>916</text:p>
          </table:table-cell>
          <table:table-cell office:value-type="float" office:value="229" calcext:value-type="float">
            <text:p>229</text:p>
          </table:table-cell>
          <table:table-cell office:value-type="float" office:value="58.2523837570591" calcext:value-type="float">
            <text:p>58.2523837570591</text:p>
          </table:table-cell>
          <table:table-cell office:value-type="float" office:value="1229.75955307647" calcext:value-type="float">
            <text:p>1229.759553076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54" calcext:value-type="float">
            <text:p>111.54</text:p>
          </table:table-cell>
          <table:table-cell office:value-type="float" office:value="58.4" calcext:value-type="float">
            <text:p>58.4</text:p>
          </table:table-cell>
          <table:table-cell office:value-type="float" office:value="59.3372" calcext:value-type="float">
            <text:p>59.3372</text:p>
          </table:table-cell>
          <table:table-cell office:value-type="float" office:value="1186" calcext:value-type="float">
            <text:p>1186</text:p>
          </table:table-cell>
          <table:table-cell office:value-type="float" office:value="946.4" calcext:value-type="float">
            <text:p>946.4</text:p>
          </table:table-cell>
          <table:table-cell office:value-type="float" office:value="236.6" calcext:value-type="float">
            <text:p>236.6</text:p>
          </table:table-cell>
          <table:table-cell office:value-type="float" office:value="58.3567760005912" calcext:value-type="float">
            <text:p>58.3567760005912</text:p>
          </table:table-cell>
          <table:table-cell office:value-type="float" office:value="1240.0473521371" calcext:value-type="float">
            <text:p>1240.04735213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71" calcext:value-type="float">
            <text:p>111.71</text:p>
          </table:table-cell>
          <table:table-cell office:value-type="float" office:value="58.4" calcext:value-type="float">
            <text:p>58.4</text:p>
          </table:table-cell>
          <table:table-cell office:value-type="float" office:value="59.4541" calcext:value-type="float">
            <text:p>59.4541</text:p>
          </table:table-cell>
          <table:table-cell office:value-type="float" office:value="1197" calcext:value-type="float">
            <text:p>1197</text:p>
          </table:table-cell>
          <table:table-cell office:value-type="float" office:value="946.4" calcext:value-type="float">
            <text:p>946.4</text:p>
          </table:table-cell>
          <table:table-cell office:value-type="float" office:value="236.6" calcext:value-type="float">
            <text:p>236.6</text:p>
          </table:table-cell>
          <table:table-cell office:value-type="float" office:value="58.472639892011" calcext:value-type="float">
            <text:p>58.472639892011</text:p>
          </table:table-cell>
          <table:table-cell office:value-type="float" office:value="1248.64528012641" calcext:value-type="float">
            <text:p>1248.645280126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1.87" calcext:value-type="float">
            <text:p>111.87</text:p>
          </table:table-cell>
          <table:table-cell office:value-type="float" office:value="58.5" calcext:value-type="float">
            <text:p>58.5</text:p>
          </table:table-cell>
          <table:table-cell office:value-type="float" office:value="59.5703" calcext:value-type="float">
            <text:p>59.5703</text:p>
          </table:table-cell>
          <table:table-cell office:value-type="float" office:value="1320" calcext:value-type="float">
            <text:p>1320</text:p>
          </table:table-cell>
          <table:table-cell office:value-type="float" office:value="948" calcext:value-type="float">
            <text:p>948</text:p>
          </table:table-cell>
          <table:table-cell office:value-type="float" office:value="237" calcext:value-type="float">
            <text:p>237</text:p>
          </table:table-cell>
          <table:table-cell office:value-type="float" office:value="58.5597460995406" calcext:value-type="float">
            <text:p>58.5597460995406</text:p>
          </table:table-cell>
          <table:table-cell office:value-type="float" office:value="1259.525406687" calcext:value-type="float">
            <text:p>1259.525406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04" calcext:value-type="float">
            <text:p>112.04</text:p>
          </table:table-cell>
          <table:table-cell office:value-type="float" office:value="58.7" calcext:value-type="float">
            <text:p>58.7</text:p>
          </table:table-cell>
          <table:table-cell office:value-type="float" office:value="59.6872" calcext:value-type="float">
            <text:p>59.6872</text:p>
          </table:table-cell>
          <table:table-cell office:value-type="float" office:value="1302" calcext:value-type="float">
            <text:p>1302</text:p>
          </table:table-cell>
          <table:table-cell office:value-type="float" office:value="948" calcext:value-type="float">
            <text:p>948</text:p>
          </table:table-cell>
          <table:table-cell office:value-type="float" office:value="237" calcext:value-type="float">
            <text:p>237</text:p>
          </table:table-cell>
          <table:table-cell office:value-type="float" office:value="58.6710787749505" calcext:value-type="float">
            <text:p>58.6710787749505</text:p>
          </table:table-cell>
          <table:table-cell office:value-type="float" office:value="1275.50083905915" calcext:value-type="float">
            <text:p>1275.50083905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21" calcext:value-type="float">
            <text:p>112.21</text:p>
          </table:table-cell>
          <table:table-cell office:value-type="float" office:value="58.8" calcext:value-type="float">
            <text:p>58.8</text:p>
          </table:table-cell>
          <table:table-cell office:value-type="float" office:value="59.8041" calcext:value-type="float">
            <text:p>59.8041</text:p>
          </table:table-cell>
          <table:table-cell office:value-type="float" office:value="1269" calcext:value-type="float">
            <text:p>1269</text:p>
          </table:table-cell>
          <table:table-cell office:value-type="float" office:value="1013.6" calcext:value-type="float">
            <text:p>1013.6</text:p>
          </table:table-cell>
          <table:table-cell office:value-type="float" office:value="253.4" calcext:value-type="float">
            <text:p>253.4</text:p>
          </table:table-cell>
          <table:table-cell office:value-type="float" office:value="58.7861909630405" calcext:value-type="float">
            <text:p>58.7861909630405</text:p>
          </table:table-cell>
          <table:table-cell office:value-type="float" office:value="1288.21099395177" calcext:value-type="float">
            <text:p>1288.21099395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37" calcext:value-type="float">
            <text:p>112.37</text:p>
          </table:table-cell>
          <table:table-cell office:value-type="float" office:value="58.9" calcext:value-type="float">
            <text:p>58.9</text:p>
          </table:table-cell>
          <table:table-cell office:value-type="float" office:value="59.9203" calcext:value-type="float">
            <text:p>59.9203</text:p>
          </table:table-cell>
          <table:table-cell office:value-type="float" office:value="1113" calcext:value-type="float">
            <text:p>1113</text:p>
          </table:table-cell>
          <table:table-cell office:value-type="float" office:value="1013.6" calcext:value-type="float">
            <text:p>1013.6</text:p>
          </table:table-cell>
          <table:table-cell office:value-type="float" office:value="253.4" calcext:value-type="float">
            <text:p>253.4</text:p>
          </table:table-cell>
          <table:table-cell office:value-type="float" office:value="58.9341691923321" calcext:value-type="float">
            <text:p>58.9341691923321</text:p>
          </table:table-cell>
          <table:table-cell office:value-type="float" office:value="1296.7049634408" calcext:value-type="float">
            <text:p>1296.7049634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54" calcext:value-type="float">
            <text:p>112.54</text:p>
          </table:table-cell>
          <table:table-cell office:value-type="float" office:value="59" calcext:value-type="float">
            <text:p>59</text:p>
          </table:table-cell>
          <table:table-cell office:value-type="float" office:value="60.0372" calcext:value-type="float">
            <text:p>60.0372</text:p>
          </table:table-cell>
          <table:table-cell office:value-type="float" office:value="1146" calcext:value-type="float">
            <text:p>1146</text:p>
          </table:table-cell>
          <table:table-cell office:value-type="float" office:value="891.2" calcext:value-type="float">
            <text:p>891.2</text:p>
          </table:table-cell>
          <table:table-cell office:value-type="float" office:value="222.8" calcext:value-type="float">
            <text:p>222.8</text:p>
          </table:table-cell>
          <table:table-cell office:value-type="float" office:value="59.0304073900807" calcext:value-type="float">
            <text:p>59.0304073900807</text:p>
          </table:table-cell>
          <table:table-cell office:value-type="float" office:value="1302.06887493439" calcext:value-type="float">
            <text:p>1302.06887493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71" calcext:value-type="float">
            <text:p>112.71</text:p>
          </table:table-cell>
          <table:table-cell office:value-type="float" office:value="59.1" calcext:value-type="float">
            <text:p>59.1</text:p>
          </table:table-cell>
          <table:table-cell office:value-type="float" office:value="60.1541" calcext:value-type="float">
            <text:p>60.1541</text:p>
          </table:table-cell>
          <table:table-cell office:value-type="float" office:value="1120" calcext:value-type="float">
            <text:p>1120</text:p>
          </table:table-cell>
          <table:table-cell office:value-type="float" office:value="891.2" calcext:value-type="float">
            <text:p>891.2</text:p>
          </table:table-cell>
          <table:table-cell office:value-type="float" office:value="222.8" calcext:value-type="float">
            <text:p>222.8</text:p>
          </table:table-cell>
          <table:table-cell office:value-type="float" office:value="59.1494056241884" calcext:value-type="float">
            <text:p>59.1494056241884</text:p>
          </table:table-cell>
          <table:table-cell office:value-type="float" office:value="1308.9154698105" calcext:value-type="float">
            <text:p>1308.9154698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2.87" calcext:value-type="float">
            <text:p>112.87</text:p>
          </table:table-cell>
          <table:table-cell office:value-type="float" office:value="59.3" calcext:value-type="float">
            <text:p>59.3</text:p>
          </table:table-cell>
          <table:table-cell office:value-type="float" office:value="60.271" calcext:value-type="float">
            <text:p>60.271</text:p>
          </table:table-cell>
          <table:table-cell office:value-type="float" office:value="1001" calcext:value-type="float">
            <text:p>1001</text:p>
          </table:table-cell>
          <table:table-cell office:value-type="float" office:value="874.4" calcext:value-type="float">
            <text:p>874.4</text:p>
          </table:table-cell>
          <table:table-cell office:value-type="float" office:value="218.6" calcext:value-type="float">
            <text:p>218.6</text:p>
          </table:table-cell>
          <table:table-cell office:value-type="float" office:value="59.2908749262256" calcext:value-type="float">
            <text:p>59.2908749262256</text:p>
          </table:table-cell>
          <table:table-cell office:value-type="float" office:value="1311.5988670774" calcext:value-type="float">
            <text:p>1311.59886707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04" calcext:value-type="float">
            <text:p>113.04</text:p>
          </table:table-cell>
          <table:table-cell office:value-type="float" office:value="59.4" calcext:value-type="float">
            <text:p>59.4</text:p>
          </table:table-cell>
          <table:table-cell office:value-type="float" office:value="60.3872" calcext:value-type="float">
            <text:p>60.3872</text:p>
          </table:table-cell>
          <table:table-cell office:value-type="float" office:value="876" calcext:value-type="float">
            <text:p>876</text:p>
          </table:table-cell>
          <table:table-cell office:value-type="float" office:value="874.4" calcext:value-type="float">
            <text:p>874.4</text:p>
          </table:table-cell>
          <table:table-cell office:value-type="float" office:value="218.6" calcext:value-type="float">
            <text:p>218.6</text:p>
          </table:table-cell>
          <table:table-cell office:value-type="float" office:value="59.4094531816536" calcext:value-type="float">
            <text:p>59.4094531816536</text:p>
          </table:table-cell>
          <table:table-cell office:value-type="float" office:value="1307.47655166799" calcext:value-type="float">
            <text:p>1307.47655166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21" calcext:value-type="float">
            <text:p>113.21</text:p>
          </table:table-cell>
          <table:table-cell office:value-type="float" office:value="59.5" calcext:value-type="float">
            <text:p>59.5</text:p>
          </table:table-cell>
          <table:table-cell office:value-type="float" office:value="60.5041" calcext:value-type="float">
            <text:p>60.5041</text:p>
          </table:table-cell>
          <table:table-cell office:value-type="float" office:value="803" calcext:value-type="float">
            <text:p>803</text:p>
          </table:table-cell>
          <table:table-cell office:value-type="float" office:value="691.2" calcext:value-type="float">
            <text:p>691.2</text:p>
          </table:table-cell>
          <table:table-cell office:value-type="float" office:value="172.8" calcext:value-type="float">
            <text:p>172.8</text:p>
          </table:table-cell>
          <table:table-cell office:value-type="float" office:value="59.5140014031607" calcext:value-type="float">
            <text:p>59.5140014031607</text:p>
          </table:table-cell>
          <table:table-cell office:value-type="float" office:value="1299.2231140783" calcext:value-type="float">
            <text:p>1299.2231140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37" calcext:value-type="float">
            <text:p>113.37</text:p>
          </table:table-cell>
          <table:table-cell office:value-type="float" office:value="59.6" calcext:value-type="float">
            <text:p>59.6</text:p>
          </table:table-cell>
          <table:table-cell office:value-type="float" office:value="60.6203" calcext:value-type="float">
            <text:p>60.6203</text:p>
          </table:table-cell>
          <table:table-cell office:value-type="float" office:value="712" calcext:value-type="float">
            <text:p>712</text:p>
          </table:table-cell>
          <table:table-cell office:value-type="float" office:value="691.2" calcext:value-type="float">
            <text:p>691.2</text:p>
          </table:table-cell>
          <table:table-cell office:value-type="float" office:value="172.8" calcext:value-type="float">
            <text:p>172.8</text:p>
          </table:table-cell>
          <table:table-cell office:value-type="float" office:value="59.6484575691741" calcext:value-type="float">
            <text:p>59.6484575691741</text:p>
          </table:table-cell>
          <table:table-cell office:value-type="float" office:value="1287.31660510693" calcext:value-type="float">
            <text:p>1287.316605106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54" calcext:value-type="float">
            <text:p>113.54</text:p>
          </table:table-cell>
          <table:table-cell office:value-type="float" office:value="59.7" calcext:value-type="float">
            <text:p>59.7</text:p>
          </table:table-cell>
          <table:table-cell office:value-type="float" office:value="60.7372" calcext:value-type="float">
            <text:p>60.7372</text:p>
          </table:table-cell>
          <table:table-cell office:value-type="float" office:value="671" calcext:value-type="float">
            <text:p>671</text:p>
          </table:table-cell>
          <table:table-cell office:value-type="float" office:value="549.6" calcext:value-type="float">
            <text:p>549.6</text:p>
          </table:table-cell>
          <table:table-cell office:value-type="float" office:value="137.4" calcext:value-type="float">
            <text:p>137.4</text:p>
          </table:table-cell>
          <table:table-cell office:value-type="float" office:value="59.7223636072531" calcext:value-type="float">
            <text:p>59.7223636072531</text:p>
          </table:table-cell>
          <table:table-cell office:value-type="float" office:value="1273.29193359735" calcext:value-type="float">
            <text:p>1273.29193359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71" calcext:value-type="float">
            <text:p>113.71</text:p>
          </table:table-cell>
          <table:table-cell office:value-type="float" office:value="59.8" calcext:value-type="float">
            <text:p>59.8</text:p>
          </table:table-cell>
          <table:table-cell office:value-type="float" office:value="60.8541" calcext:value-type="float">
            <text:p>60.8541</text:p>
          </table:table-cell>
          <table:table-cell office:value-type="float" office:value="612" calcext:value-type="float">
            <text:p>612</text:p>
          </table:table-cell>
          <table:table-cell office:value-type="float" office:value="549.6" calcext:value-type="float">
            <text:p>549.6</text:p>
          </table:table-cell>
          <table:table-cell office:value-type="float" office:value="137.4" calcext:value-type="float">
            <text:p>137.4</text:p>
          </table:table-cell>
          <table:table-cell office:value-type="float" office:value="59.8294922851399" calcext:value-type="float">
            <text:p>59.8294922851399</text:p>
          </table:table-cell>
          <table:table-cell office:value-type="float" office:value="1256.11281870065" calcext:value-type="float">
            <text:p>1256.11281870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.87" calcext:value-type="float">
            <text:p>113.87</text:p>
          </table:table-cell>
          <table:table-cell office:value-type="float" office:value="59.9" calcext:value-type="float">
            <text:p>59.9</text:p>
          </table:table-cell>
          <table:table-cell office:value-type="float" office:value="60.971" calcext:value-type="float">
            <text:p>60.971</text:p>
          </table:table-cell>
          <table:table-cell office:value-type="float" office:value="595" calcext:value-type="float">
            <text:p>595</text:p>
          </table:table-cell>
          <table:table-cell office:value-type="float" office:value="490.4" calcext:value-type="float">
            <text:p>490.4</text:p>
          </table:table-cell>
          <table:table-cell office:value-type="float" office:value="122.6" calcext:value-type="float">
            <text:p>122.6</text:p>
          </table:table-cell>
          <table:table-cell office:value-type="float" office:value="59.914437997432" calcext:value-type="float">
            <text:p>59.914437997432</text:p>
          </table:table-cell>
          <table:table-cell office:value-type="float" office:value="1237.71060677425" calcext:value-type="float">
            <text:p>1237.710606774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04" calcext:value-type="float">
            <text:p>114.04</text:p>
          </table:table-cell>
          <table:table-cell office:value-type="float" office:value="60" calcext:value-type="float">
            <text:p>60</text:p>
          </table:table-cell>
          <table:table-cell office:value-type="float" office:value="61.0865" calcext:value-type="float">
            <text:p>61.0865</text:p>
          </table:table-cell>
          <table:table-cell office:value-type="float" office:value="522" calcext:value-type="float">
            <text:p>522</text:p>
          </table:table-cell>
          <table:table-cell office:value-type="float" office:value="490.4" calcext:value-type="float">
            <text:p>490.4</text:p>
          </table:table-cell>
          <table:table-cell office:value-type="float" office:value="122.6" calcext:value-type="float">
            <text:p>122.6</text:p>
          </table:table-cell>
          <table:table-cell office:value-type="float" office:value="60.0394129573832" calcext:value-type="float">
            <text:p>60.0394129573832</text:p>
          </table:table-cell>
          <table:table-cell office:value-type="float" office:value="1220.27312390628" calcext:value-type="float">
            <text:p>1220.27312390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21" calcext:value-type="float">
            <text:p>114.21</text:p>
          </table:table-cell>
          <table:table-cell office:value-type="float" office:value="60.1" calcext:value-type="float">
            <text:p>60.1</text:p>
          </table:table-cell>
          <table:table-cell office:value-type="float" office:value="61.2041" calcext:value-type="float">
            <text:p>61.2041</text:p>
          </table:table-cell>
          <table:table-cell office:value-type="float" office:value="485" calcext:value-type="float">
            <text:p>485</text:p>
          </table:table-cell>
          <table:table-cell office:value-type="float" office:value="416.8" calcext:value-type="float">
            <text:p>416.8</text:p>
          </table:table-cell>
          <table:table-cell office:value-type="float" office:value="104.2" calcext:value-type="float">
            <text:p>104.2</text:p>
          </table:table-cell>
          <table:table-cell office:value-type="float" office:value="60.1433361156281" calcext:value-type="float">
            <text:p>60.1433361156281</text:p>
          </table:table-cell>
          <table:table-cell office:value-type="float" office:value="1198.42844208369" calcext:value-type="float">
            <text:p>1198.428442083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37" calcext:value-type="float">
            <text:p>114.37</text:p>
          </table:table-cell>
          <table:table-cell office:value-type="float" office:value="60.3" calcext:value-type="float">
            <text:p>60.3</text:p>
          </table:table-cell>
          <table:table-cell office:value-type="float" office:value="61.321" calcext:value-type="float">
            <text:p>61.321</text:p>
          </table:table-cell>
          <table:table-cell office:value-type="float" office:value="433" calcext:value-type="float">
            <text:p>433</text:p>
          </table:table-cell>
          <table:table-cell office:value-type="float" office:value="416.8" calcext:value-type="float">
            <text:p>416.8</text:p>
          </table:table-cell>
          <table:table-cell office:value-type="float" office:value="104.2" calcext:value-type="float">
            <text:p>104.2</text:p>
          </table:table-cell>
          <table:table-cell office:value-type="float" office:value="60.2466725042105" calcext:value-type="float">
            <text:p>60.2466725042105</text:p>
          </table:table-cell>
          <table:table-cell office:value-type="float" office:value="1175.99846128824" calcext:value-type="float">
            <text:p>1175.99846128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54" calcext:value-type="float">
            <text:p>114.54</text:p>
          </table:table-cell>
          <table:table-cell office:value-type="float" office:value="60.3" calcext:value-type="float">
            <text:p>60.3</text:p>
          </table:table-cell>
          <table:table-cell office:value-type="float" office:value="61.4372" calcext:value-type="float">
            <text:p>61.4372</text:p>
          </table:table-cell>
          <table:table-cell office:value-type="float" office:value="375" calcext:value-type="float">
            <text:p>375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60.3549020992932" calcext:value-type="float">
            <text:p>60.3549020992932</text:p>
          </table:table-cell>
          <table:table-cell office:value-type="float" office:value="1151.03279136743" calcext:value-type="float">
            <text:p>1151.032791367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71" calcext:value-type="float">
            <text:p>114.71</text:p>
          </table:table-cell>
          <table:table-cell office:value-type="float" office:value="60.4" calcext:value-type="float">
            <text:p>60.4</text:p>
          </table:table-cell>
          <table:table-cell office:value-type="float" office:value="61.5548" calcext:value-type="float">
            <text:p>61.5548</text:p>
          </table:table-cell>
          <table:table-cell office:value-type="float" office:value="360" calcext:value-type="float">
            <text:p>360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60.4405349893142" calcext:value-type="float">
            <text:p>60.4405349893142</text:p>
          </table:table-cell>
          <table:table-cell office:value-type="float" office:value="1125.30175655987" calcext:value-type="float">
            <text:p>1125.30175655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4.87" calcext:value-type="float">
            <text:p>114.87</text:p>
          </table:table-cell>
          <table:table-cell office:value-type="float" office:value="60.5" calcext:value-type="float">
            <text:p>60.5</text:p>
          </table:table-cell>
          <table:table-cell office:value-type="float" office:value="61.6703" calcext:value-type="float">
            <text:p>61.6703</text:p>
          </table:table-cell>
          <table:table-cell office:value-type="float" office:value="321" calcext:value-type="float">
            <text:p>321</text:p>
          </table:table-cell>
          <table:table-cell office:value-type="float" office:value="284.8" calcext:value-type="float">
            <text:p>284.8</text:p>
          </table:table-cell>
          <table:table-cell office:value-type="float" office:value="71.2" calcext:value-type="float">
            <text:p>71.2</text:p>
          </table:table-cell>
          <table:table-cell office:value-type="float" office:value="60.5368456884174" calcext:value-type="float">
            <text:p>60.5368456884174</text:p>
          </table:table-cell>
          <table:table-cell office:value-type="float" office:value="1101.47307519299" calcext:value-type="float">
            <text:p>1101.47307519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04" calcext:value-type="float">
            <text:p>115.04</text:p>
          </table:table-cell>
          <table:table-cell office:value-type="float" office:value="60.6" calcext:value-type="float">
            <text:p>60.6</text:p>
          </table:table-cell>
          <table:table-cell office:value-type="float" office:value="61.7879" calcext:value-type="float">
            <text:p>61.7879</text:p>
          </table:table-cell>
          <table:table-cell office:value-type="float" office:value="356" calcext:value-type="float">
            <text:p>356</text:p>
          </table:table-cell>
          <table:table-cell office:value-type="float" office:value="284.8" calcext:value-type="float">
            <text:p>284.8</text:p>
          </table:table-cell>
          <table:table-cell office:value-type="float" office:value="71.2" calcext:value-type="float">
            <text:p>71.2</text:p>
          </table:table-cell>
          <table:table-cell office:value-type="float" office:value="60.591523284033" calcext:value-type="float">
            <text:p>60.591523284033</text:p>
          </table:table-cell>
          <table:table-cell office:value-type="float" office:value="1074.47194729322" calcext:value-type="float">
            <text:p>1074.47194729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21" calcext:value-type="float">
            <text:p>115.21</text:p>
          </table:table-cell>
          <table:table-cell office:value-type="float" office:value="60.7" calcext:value-type="float">
            <text:p>60.7</text:p>
          </table:table-cell>
          <table:table-cell office:value-type="float" office:value="61.9041" calcext:value-type="float">
            <text:p>61.9041</text:p>
          </table:table-cell>
          <table:table-cell office:value-type="float" office:value="332" calcext:value-type="float">
            <text:p>332</text:p>
          </table:table-cell>
          <table:table-cell office:value-type="float" office:value="271.2" calcext:value-type="float">
            <text:p>271.2</text:p>
          </table:table-cell>
          <table:table-cell office:value-type="float" office:value="67.8" calcext:value-type="float">
            <text:p>67.8</text:p>
          </table:table-cell>
          <table:table-cell office:value-type="float" office:value="60.668530036897" calcext:value-type="float">
            <text:p>60.668530036897</text:p>
          </table:table-cell>
          <table:table-cell office:value-type="float" office:value="1052.40863952593" calcext:value-type="float">
            <text:p>1052.40863952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37" calcext:value-type="float">
            <text:p>115.37</text:p>
          </table:table-cell>
          <table:table-cell office:value-type="float" office:value="60.7" calcext:value-type="float">
            <text:p>60.7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271.2" calcext:value-type="float">
            <text:p>271.2</text:p>
          </table:table-cell>
          <table:table-cell office:value-type="float" office:value="67.8" calcext:value-type="float">
            <text:p>67.8</text:p>
          </table:table-cell>
          <table:table-cell office:value-type="float" office:value="60.7526866025084" calcext:value-type="float">
            <text:p>60.7526866025084</text:p>
          </table:table-cell>
          <table:table-cell office:value-type="float" office:value="1027.32280292828" calcext:value-type="float">
            <text:p>1027.322802928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54" calcext:value-type="float">
            <text:p>115.54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0.8128622621605" calcext:value-type="float">
            <text:p>60.8128622621605</text:p>
          </table:table-cell>
          <table:table-cell office:value-type="float" office:value="1003.23587214937" calcext:value-type="float">
            <text:p>1003.23587214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71" calcext:value-type="float">
            <text:p>115.71</text:p>
          </table:table-cell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302" calcext:value-type="float">
            <text:p>302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0.87756371546" calcext:value-type="float">
            <text:p>60.87756371546</text:p>
          </table:table-cell>
          <table:table-cell office:value-type="float" office:value="979.607889317771" calcext:value-type="float">
            <text:p>979.6078893177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.87" calcext:value-type="float">
            <text:p>115.87</text:p>
          </table:table-cell>
          <table:table-cell office:value-type="float" office:value="60.9" calcext:value-type="float">
            <text:p>60.9</text:p>
          </table:table-cell>
          <table:table-cell office:value-type="float" office:value="62" calcext:value-type="float">
            <text:p>62</text:p>
          </table:table-cell>
          <table:table-cell office:value-type="float" office:value="303" calcext:value-type="float">
            <text:p>303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0.9341087496501" calcext:value-type="float">
            <text:p>60.9341087496501</text:p>
          </table:table-cell>
          <table:table-cell office:value-type="float" office:value="956.869683804556" calcext:value-type="float">
            <text:p>956.869683804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04" calcext:value-type="float">
            <text:p>116.04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298" calcext:value-type="float">
            <text:p>298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0.9634218712388" calcext:value-type="float">
            <text:p>60.9634218712388</text:p>
          </table:table-cell>
          <table:table-cell office:value-type="float" office:value="936.526242629691" calcext:value-type="float">
            <text:p>936.5262426296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21" calcext:value-type="float">
            <text:p>116.21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 office:value-type="float" office:value="250.4" calcext:value-type="float">
            <text:p>250.4</text:p>
          </table:table-cell>
          <table:table-cell office:value-type="float" office:value="62.6" calcext:value-type="float">
            <text:p>62.6</text:p>
          </table:table-cell>
          <table:table-cell office:value-type="float" office:value="61.0290766745663" calcext:value-type="float">
            <text:p>61.0290766745663</text:p>
          </table:table-cell>
          <table:table-cell office:value-type="float" office:value="915.934481603957" calcext:value-type="float">
            <text:p>915.934481603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37" calcext:value-type="float">
            <text:p>116.37</text:p>
          </table:table-cell>
          <table:table-cell office:value-type="float" office:value="61.1" calcext:value-type="float">
            <text:p>61.1</text:p>
          </table:table-cell>
          <table:table-cell office:value-type="float" office:value="62" calcext:value-type="float">
            <text:p>62</text:p>
          </table:table-cell>
          <table:table-cell office:value-type="float" office:value="269" calcext:value-type="float">
            <text:p>269</text:p>
          </table:table-cell>
          <table:table-cell office:value-type="float" office:value="250.4" calcext:value-type="float">
            <text:p>250.4</text:p>
          </table:table-cell>
          <table:table-cell office:value-type="float" office:value="62.6" calcext:value-type="float">
            <text:p>62.6</text:p>
          </table:table-cell>
          <table:table-cell office:value-type="float" office:value="61.1122654763708" calcext:value-type="float">
            <text:p>61.1122654763708</text:p>
          </table:table-cell>
          <table:table-cell office:value-type="float" office:value="895.630132950434" calcext:value-type="float">
            <text:p>895.630132950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54" calcext:value-type="float">
            <text:p>116.54</text:p>
          </table:table-cell>
          <table:table-cell office:value-type="float" office:value="61.1" calcext:value-type="float">
            <text:p>61.1</text:p>
          </table:table-cell>
          <table:table-cell office:value-type="float" office:value="62" calcext:value-type="float">
            <text:p>62</text:p>
          </table:table-cell>
          <table:table-cell office:value-type="float" office:value="257" calcext:value-type="float">
            <text:p>257</text:p>
          </table:table-cell>
          <table:table-cell office:value-type="float" office:value="203.2" calcext:value-type="float">
            <text:p>203.2</text:p>
          </table:table-cell>
          <table:table-cell office:value-type="float" office:value="50.8" calcext:value-type="float">
            <text:p>50.8</text:p>
          </table:table-cell>
          <table:table-cell office:value-type="float" office:value="61.1503606159123" calcext:value-type="float">
            <text:p>61.1503606159123</text:p>
          </table:table-cell>
          <table:table-cell office:value-type="float" office:value="874.517410353378" calcext:value-type="float">
            <text:p>874.517410353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71" calcext:value-type="float">
            <text:p>116.71</text:p>
          </table:table-cell>
          <table:table-cell office:value-type="float" office:value="61.2" calcext:value-type="float">
            <text:p>61.2</text:p>
          </table:table-cell>
          <table:table-cell office:value-type="float" office:value="62" calcext:value-type="float">
            <text:p>62</text:p>
          </table:table-cell>
          <table:table-cell office:value-type="float" office:value="313" calcext:value-type="float">
            <text:p>313</text:p>
          </table:table-cell>
          <table:table-cell office:value-type="float" office:value="203.2" calcext:value-type="float">
            <text:p>203.2</text:p>
          </table:table-cell>
          <table:table-cell office:value-type="float" office:value="50.8" calcext:value-type="float">
            <text:p>50.8</text:p>
          </table:table-cell>
          <table:table-cell office:value-type="float" office:value="61.179899433553" calcext:value-type="float">
            <text:p>61.179899433553</text:p>
          </table:table-cell>
          <table:table-cell office:value-type="float" office:value="855.426270424055" calcext:value-type="float">
            <text:p>855.426270424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.87" calcext:value-type="float">
            <text:p>116.87</text:p>
          </table:table-cell>
          <table:table-cell office:value-type="float" office:value="61.2" calcext:value-type="float">
            <text:p>61.2</text:p>
          </table:table-cell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61.2325492140648" calcext:value-type="float">
            <text:p>61.2325492140648</text:p>
          </table:table-cell>
          <table:table-cell office:value-type="float" office:value="839.29006605599" calcext:value-type="float">
            <text:p>839.290066055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04" calcext:value-type="float">
            <text:p>117.04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272" calcext:value-type="float">
            <text:p>272</text:p>
          </table:table-cell>
          <table:table-cell office:value-type="float" office:value="244" calcext:value-type="float">
            <text:p>244</text:p>
          </table:table-cell>
          <table:table-cell office:value-type="float" office:value="61" calcext:value-type="float">
            <text:p>61</text:p>
          </table:table-cell>
          <table:table-cell office:value-type="float" office:value="61.2937467613098" calcext:value-type="float">
            <text:p>61.2937467613098</text:p>
          </table:table-cell>
          <table:table-cell office:value-type="float" office:value="821.37787891161" calcext:value-type="float">
            <text:p>821.37787891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21" calcext:value-type="float">
            <text:p>117.21</text:p>
          </table:table-cell>
          <table:table-cell office:value-type="float" office:value="61.3" calcext:value-type="float">
            <text:p>61.3</text:p>
          </table:table-cell>
          <table:table-cell office:value-type="float" office:value="62" calcext:value-type="float">
            <text:p>62</text:p>
          </table:table-cell>
          <table:table-cell office:value-type="float" office:value="238" calcext:value-type="float">
            <text:p>238</text:p>
          </table:table-cell>
          <table:table-cell office:value-type="float" office:value="194.4" calcext:value-type="float">
            <text:p>194.4</text:p>
          </table:table-cell>
          <table:table-cell office:value-type="float" office:value="48.6" calcext:value-type="float">
            <text:p>48.6</text:p>
          </table:table-cell>
          <table:table-cell office:value-type="float" office:value="61.3358878948609" calcext:value-type="float">
            <text:p>61.3358878948609</text:p>
          </table:table-cell>
          <table:table-cell office:value-type="float" office:value="802.781592125651" calcext:value-type="float">
            <text:p>802.7815921256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37" calcext:value-type="float">
            <text:p>117.37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82" calcext:value-type="float">
            <text:p>282</text:p>
          </table:table-cell>
          <table:table-cell office:value-type="float" office:value="194.4" calcext:value-type="float">
            <text:p>194.4</text:p>
          </table:table-cell>
          <table:table-cell office:value-type="float" office:value="48.6" calcext:value-type="float">
            <text:p>48.6</text:p>
          </table:table-cell>
          <table:table-cell office:value-type="float" office:value="61.3487894646842" calcext:value-type="float">
            <text:p>61.3487894646842</text:p>
          </table:table-cell>
          <table:table-cell office:value-type="float" office:value="784.903767702687" calcext:value-type="float">
            <text:p>784.903767702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54" calcext:value-type="float">
            <text:p>117.54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39" calcext:value-type="float">
            <text:p>239</text:p>
          </table:table-cell>
          <table:table-cell office:value-type="float" office:value="222.4" calcext:value-type="float">
            <text:p>222.4</text:p>
          </table:table-cell>
          <table:table-cell office:value-type="float" office:value="55.6" calcext:value-type="float">
            <text:p>55.6</text:p>
          </table:table-cell>
          <table:table-cell office:value-type="float" office:value="61.4173775008986" calcext:value-type="float">
            <text:p>61.4173775008986</text:p>
          </table:table-cell>
          <table:table-cell office:value-type="float" office:value="768.414960666912" calcext:value-type="float">
            <text:p>768.414960666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71" calcext:value-type="float">
            <text:p>117.71</text:p>
          </table:table-cell>
          <table:table-cell office:value-type="float" office:value="61.4" calcext:value-type="float">
            <text:p>61.4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222.4" calcext:value-type="float">
            <text:p>222.4</text:p>
          </table:table-cell>
          <table:table-cell office:value-type="float" office:value="55.6" calcext:value-type="float">
            <text:p>55.6</text:p>
          </table:table-cell>
          <table:table-cell office:value-type="float" office:value="61.439046203215" calcext:value-type="float">
            <text:p>61.439046203215</text:p>
          </table:table-cell>
          <table:table-cell office:value-type="float" office:value="750.826481516444" calcext:value-type="float">
            <text:p>750.826481516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7.87" calcext:value-type="float">
            <text:p>117.87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1.4899890326701" calcext:value-type="float">
            <text:p>61.4899890326701</text:p>
          </table:table-cell>
          <table:table-cell office:value-type="float" office:value="736.778035100784" calcext:value-type="float">
            <text:p>736.7780351007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04" calcext:value-type="float">
            <text:p>118.04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227" calcext:value-type="float">
            <text:p>227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1.5262314723231" calcext:value-type="float">
            <text:p>61.5262314723231</text:p>
          </table:table-cell>
          <table:table-cell office:value-type="float" office:value="720.067616027838" calcext:value-type="float">
            <text:p>720.067616027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21" calcext:value-type="float">
            <text:p>118.21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1.5368030250018" calcext:value-type="float">
            <text:p>61.5368030250018</text:p>
          </table:table-cell>
          <table:table-cell office:value-type="float" office:value="704.354471112111" calcext:value-type="float">
            <text:p>704.354471112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37" calcext:value-type="float">
            <text:p>118.37</text:p>
          </table:table-cell>
          <table:table-cell office:value-type="float" office:value="61.5" calcext:value-type="float">
            <text:p>61.5</text:p>
          </table:table-cell>
          <table:table-cell office:value-type="float" office:value="62" calcext:value-type="float">
            <text:p>62</text:p>
          </table:table-cell>
          <table:table-cell office:value-type="float" office:value="333" calcext:value-type="float">
            <text:p>33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1.5389201920185" calcext:value-type="float">
            <text:p>61.5389201920185</text:p>
          </table:table-cell>
          <table:table-cell office:value-type="float" office:value="692.38282394982" calcext:value-type="float">
            <text:p>692.38282394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54" calcext:value-type="float">
            <text:p>118.54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359" calcext:value-type="float">
            <text:p>359</text:p>
          </table:table-cell>
          <table:table-cell office:value-type="float" office:value="287.2" calcext:value-type="float">
            <text:p>287.2</text:p>
          </table:table-cell>
          <table:table-cell office:value-type="float" office:value="71.8" calcext:value-type="float">
            <text:p>71.8</text:p>
          </table:table-cell>
          <table:table-cell office:value-type="float" office:value="61.557956213718" calcext:value-type="float">
            <text:p>61.557956213718</text:p>
          </table:table-cell>
          <table:table-cell office:value-type="float" office:value="682.538443019476" calcext:value-type="float">
            <text:p>682.538443019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71" calcext:value-type="float">
            <text:p>118.71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277" calcext:value-type="float">
            <text:p>277</text:p>
          </table:table-cell>
          <table:table-cell office:value-type="float" office:value="287.2" calcext:value-type="float">
            <text:p>287.2</text:p>
          </table:table-cell>
          <table:table-cell office:value-type="float" office:value="71.8" calcext:value-type="float">
            <text:p>71.8</text:p>
          </table:table-cell>
          <table:table-cell office:value-type="float" office:value="61.6099412058089" calcext:value-type="float">
            <text:p>61.6099412058089</text:p>
          </table:table-cell>
          <table:table-cell office:value-type="float" office:value="672.348369921671" calcext:value-type="float">
            <text:p>672.3483699216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8.87" calcext:value-type="float">
            <text:p>118.87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293" calcext:value-type="float">
            <text:p>293</text:p>
          </table:table-cell>
          <table:table-cell office:value-type="float" office:value="225.6" calcext:value-type="float">
            <text:p>225.6</text:p>
          </table:table-cell>
          <table:table-cell office:value-type="float" office:value="56.4" calcext:value-type="float">
            <text:p>56.4</text:p>
          </table:table-cell>
          <table:table-cell office:value-type="float" office:value="61.6263472612737" calcext:value-type="float">
            <text:p>61.6263472612737</text:p>
          </table:table-cell>
          <table:table-cell office:value-type="float" office:value="660.045384234303" calcext:value-type="float">
            <text:p>660.045384234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04" calcext:value-type="float">
            <text:p>119.04</text:p>
          </table:table-cell>
          <table:table-cell office:value-type="float" office:value="61.6" calcext:value-type="float">
            <text:p>61.6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225.6" calcext:value-type="float">
            <text:p>225.6</text:p>
          </table:table-cell>
          <table:table-cell office:value-type="float" office:value="56.4" calcext:value-type="float">
            <text:p>56.4</text:p>
          </table:table-cell>
          <table:table-cell office:value-type="float" office:value="61.6307541066205" calcext:value-type="float">
            <text:p>61.6307541066205</text:p>
          </table:table-cell>
          <table:table-cell office:value-type="float" office:value="649.42799813289" calcext:value-type="float">
            <text:p>649.42799813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21" calcext:value-type="float">
            <text:p>119.21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274" calcext:value-type="float">
            <text:p>274</text:p>
          </table:table-cell>
          <table:table-cell office:value-type="float" office:value="268.8" calcext:value-type="float">
            <text:p>268.8</text:p>
          </table:table-cell>
          <table:table-cell office:value-type="float" office:value="67.2" calcext:value-type="float">
            <text:p>67.2</text:p>
          </table:table-cell>
          <table:table-cell office:value-type="float" office:value="61.6775553303809" calcext:value-type="float">
            <text:p>61.6775553303809</text:p>
          </table:table-cell>
          <table:table-cell office:value-type="float" office:value="640.804779910812" calcext:value-type="float">
            <text:p>640.804779910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37" calcext:value-type="float">
            <text:p>119.37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float" office:value="268.8" calcext:value-type="float">
            <text:p>268.8</text:p>
          </table:table-cell>
          <table:table-cell office:value-type="float" office:value="67.2" calcext:value-type="float">
            <text:p>67.2</text:p>
          </table:table-cell>
          <table:table-cell office:value-type="float" office:value="61.7008399912697" calcext:value-type="float">
            <text:p>61.7008399912697</text:p>
          </table:table-cell>
          <table:table-cell office:value-type="float" office:value="629.206724572026" calcext:value-type="float">
            <text:p>629.2067245720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54" calcext:value-type="float">
            <text:p>119.54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17" calcext:value-type="float">
            <text:p>217</text:p>
          </table:table-cell>
          <table:table-cell office:value-type="float" office:value="205.6" calcext:value-type="float">
            <text:p>205.6</text:p>
          </table:table-cell>
          <table:table-cell office:value-type="float" office:value="51.4" calcext:value-type="float">
            <text:p>51.4</text:p>
          </table:table-cell>
          <table:table-cell office:value-type="float" office:value="61.734480957377" calcext:value-type="float">
            <text:p>61.734480957377</text:p>
          </table:table-cell>
          <table:table-cell office:value-type="float" office:value="618.804907029179" calcext:value-type="float">
            <text:p>618.8049070291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71" calcext:value-type="float">
            <text:p>119.71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13" calcext:value-type="float">
            <text:p>113</text:p>
          </table:table-cell>
          <table:table-cell office:value-type="float" office:value="205.6" calcext:value-type="float">
            <text:p>205.6</text:p>
          </table:table-cell>
          <table:table-cell office:value-type="float" office:value="51.4" calcext:value-type="float">
            <text:p>51.4</text:p>
          </table:table-cell>
          <table:table-cell office:value-type="float" office:value="61.7948443300782" calcext:value-type="float">
            <text:p>61.7948443300782</text:p>
          </table:table-cell>
          <table:table-cell office:value-type="float" office:value="604.57664485018" calcext:value-type="float">
            <text:p>604.57664485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9.87" calcext:value-type="float">
            <text:p>119.87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99.2" calcext:value-type="float">
            <text:p>99.2</text:p>
          </table:table-cell>
          <table:table-cell office:value-type="float" office:value="24.8" calcext:value-type="float">
            <text:p>24.8</text:p>
          </table:table-cell>
          <table:table-cell office:value-type="float" office:value="61.8136191936777" calcext:value-type="float">
            <text:p>61.8136191936777</text:p>
          </table:table-cell>
          <table:table-cell office:value-type="float" office:value="587.716029723243" calcext:value-type="float">
            <text:p>587.7160297232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04" calcext:value-type="float">
            <text:p>120.04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99.2" calcext:value-type="float">
            <text:p>99.2</text:p>
          </table:table-cell>
          <table:table-cell office:value-type="float" office:value="24.8" calcext:value-type="float">
            <text:p>24.8</text:p>
          </table:table-cell>
          <table:table-cell office:value-type="float" office:value="61.8184784621319" calcext:value-type="float">
            <text:p>61.8184784621319</text:p>
          </table:table-cell>
          <table:table-cell office:value-type="float" office:value="572.906421512103" calcext:value-type="float">
            <text:p>572.906421512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21" calcext:value-type="float">
            <text:p>120.21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47" calcext:value-type="float">
            <text:p>247</text:p>
          </table:table-cell>
          <table:table-cell office:value-type="float" office:value="175.2" calcext:value-type="float">
            <text:p>175.2</text:p>
          </table:table-cell>
          <table:table-cell office:value-type="float" office:value="43.8" calcext:value-type="float">
            <text:p>43.8</text:p>
          </table:table-cell>
          <table:table-cell office:value-type="float" office:value="61.8187934198432" calcext:value-type="float">
            <text:p>61.8187934198432</text:p>
          </table:table-cell>
          <table:table-cell office:value-type="float" office:value="563.225683256077" calcext:value-type="float">
            <text:p>563.225683256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37" calcext:value-type="float">
            <text:p>120.37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  <table:table-cell office:value-type="float" office:value="175.2" calcext:value-type="float">
            <text:p>175.2</text:p>
          </table:table-cell>
          <table:table-cell office:value-type="float" office:value="43.8" calcext:value-type="float">
            <text:p>43.8</text:p>
          </table:table-cell>
          <table:table-cell office:value-type="float" office:value="61.8417477052431" calcext:value-type="float">
            <text:p>61.8417477052431</text:p>
          </table:table-cell>
          <table:table-cell office:value-type="float" office:value="554.80565531639" calcext:value-type="float">
            <text:p>554.80565531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54" calcext:value-type="float">
            <text:p>120.54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21" calcext:value-type="float">
            <text:p>221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61.8731725070327" calcext:value-type="float">
            <text:p>61.8731725070327</text:p>
          </table:table-cell>
          <table:table-cell office:value-type="float" office:value="545.080156257181" calcext:value-type="float">
            <text:p>545.080156257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71" calcext:value-type="float">
            <text:p>120.71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61.8812244714168" calcext:value-type="float">
            <text:p>61.8812244714168</text:p>
          </table:table-cell>
          <table:table-cell office:value-type="float" office:value="536.099502785468" calcext:value-type="float">
            <text:p>536.0995027854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.87" calcext:value-type="float">
            <text:p>120.87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184.8" calcext:value-type="float">
            <text:p>184.8</text:p>
          </table:table-cell>
          <table:table-cell office:value-type="float" office:value="46.2" calcext:value-type="float">
            <text:p>46.2</text:p>
          </table:table-cell>
          <table:table-cell office:value-type="float" office:value="61.8693896678392" calcext:value-type="float">
            <text:p>61.8693896678392</text:p>
          </table:table-cell>
          <table:table-cell office:value-type="float" office:value="527.256888055071" calcext:value-type="float">
            <text:p>527.256888055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04" calcext:value-type="float">
            <text:p>121.04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90" calcext:value-type="float">
            <text:p>390</text:p>
          </table:table-cell>
          <table:table-cell office:value-type="float" office:value="184.8" calcext:value-type="float">
            <text:p>184.8</text:p>
          </table:table-cell>
          <table:table-cell office:value-type="float" office:value="46.2" calcext:value-type="float">
            <text:p>46.2</text:p>
          </table:table-cell>
          <table:table-cell office:value-type="float" office:value="61.8660006334324" calcext:value-type="float">
            <text:p>61.8660006334324</text:p>
          </table:table-cell>
          <table:table-cell office:value-type="float" office:value="523.529024786397" calcext:value-type="float">
            <text:p>523.5290247863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21" calcext:value-type="float">
            <text:p>121.21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254.4" calcext:value-type="float">
            <text:p>254.4</text:p>
          </table:table-cell>
          <table:table-cell office:value-type="float" office:value="63.6" calcext:value-type="float">
            <text:p>63.6</text:p>
          </table:table-cell>
          <table:table-cell office:value-type="float" office:value="61.8964879345747" calcext:value-type="float">
            <text:p>61.8964879345747</text:p>
          </table:table-cell>
          <table:table-cell office:value-type="float" office:value="519.774593648943" calcext:value-type="float">
            <text:p>519.774593648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38" calcext:value-type="float">
            <text:p>121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80" calcext:value-type="float">
            <text:p>280</text:p>
          </table:table-cell>
          <table:table-cell office:value-type="float" office:value="254.4" calcext:value-type="float">
            <text:p>254.4</text:p>
          </table:table-cell>
          <table:table-cell office:value-type="float" office:value="63.6" calcext:value-type="float">
            <text:p>63.6</text:p>
          </table:table-cell>
          <table:table-cell office:value-type="float" office:value="61.9058083936191" calcext:value-type="float">
            <text:p>61.9058083936191</text:p>
          </table:table-cell>
          <table:table-cell office:value-type="float" office:value="513.635938281869" calcext:value-type="float">
            <text:p>513.635938281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54" calcext:value-type="float">
            <text:p>121.54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82" calcext:value-type="float">
            <text:p>282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1.9129517788467" calcext:value-type="float">
            <text:p>61.9129517788467</text:p>
          </table:table-cell>
          <table:table-cell office:value-type="float" office:value="507.94320221413" calcext:value-type="float">
            <text:p>507.943202214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71" calcext:value-type="float">
            <text:p>121.71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1.910451418744" calcext:value-type="float">
            <text:p>61.910451418744</text:p>
          </table:table-cell>
          <table:table-cell office:value-type="float" office:value="503.417209630218" calcext:value-type="float">
            <text:p>503.4172096302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1.88" calcext:value-type="float">
            <text:p>121.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44" calcext:value-type="float">
            <text:p>344</text:p>
          </table:table-cell>
          <table:table-cell office:value-type="float" office:value="267.2" calcext:value-type="float">
            <text:p>267.2</text:p>
          </table:table-cell>
          <table:table-cell office:value-type="float" office:value="66.8" calcext:value-type="float">
            <text:p>66.8</text:p>
          </table:table-cell>
          <table:table-cell office:value-type="float" office:value="61.9192560713218" calcext:value-type="float">
            <text:p>61.9192560713218</text:p>
          </table:table-cell>
          <table:table-cell office:value-type="float" office:value="500.187679791181" calcext:value-type="float">
            <text:p>500.187679791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04" calcext:value-type="float">
            <text:p>122.0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267.2" calcext:value-type="float">
            <text:p>267.2</text:p>
          </table:table-cell>
          <table:table-cell office:value-type="float" office:value="66.8" calcext:value-type="float">
            <text:p>66.8</text:p>
          </table:table-cell>
          <table:table-cell office:value-type="float" office:value="61.9389895836167" calcext:value-type="float">
            <text:p>61.9389895836167</text:p>
          </table:table-cell>
          <table:table-cell office:value-type="float" office:value="496.187702938762" calcext:value-type="float">
            <text:p>496.187702938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21" calcext:value-type="float">
            <text:p>122.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office:value-type="float" office:value="209.6" calcext:value-type="float">
            <text:p>209.6</text:p>
          </table:table-cell>
          <table:table-cell office:value-type="float" office:value="52.4" calcext:value-type="float">
            <text:p>52.4</text:p>
          </table:table-cell>
          <table:table-cell office:value-type="float" office:value="61.9791617908622" calcext:value-type="float">
            <text:p>61.9791617908622</text:p>
          </table:table-cell>
          <table:table-cell office:value-type="float" office:value="491.053561532416" calcext:value-type="float">
            <text:p>491.053561532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38" calcext:value-type="float">
            <text:p>122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277" calcext:value-type="float">
            <text:p>277</text:p>
          </table:table-cell>
          <table:table-cell office:value-type="float" office:value="209.6" calcext:value-type="float">
            <text:p>209.6</text:p>
          </table:table-cell>
          <table:table-cell office:value-type="float" office:value="52.4" calcext:value-type="float">
            <text:p>52.4</text:p>
          </table:table-cell>
          <table:table-cell office:value-type="float" office:value="61.9617824884604" calcext:value-type="float">
            <text:p>61.9617824884604</text:p>
          </table:table-cell>
          <table:table-cell office:value-type="float" office:value="482.959649005761" calcext:value-type="float">
            <text:p>482.959649005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54" calcext:value-type="float">
            <text:p>122.54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320" calcext:value-type="float">
            <text:p>320</text:p>
          </table:table-cell>
          <table:table-cell office:value-type="float" office:value="273.6" calcext:value-type="float">
            <text:p>273.6</text:p>
          </table:table-cell>
          <table:table-cell office:value-type="float" office:value="68.4" calcext:value-type="float">
            <text:p>68.4</text:p>
          </table:table-cell>
          <table:table-cell office:value-type="float" office:value="61.9560996952456" calcext:value-type="float">
            <text:p>61.9560996952456</text:p>
          </table:table-cell>
          <table:table-cell office:value-type="float" office:value="479.677571535346" calcext:value-type="float">
            <text:p>479.677571535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71" calcext:value-type="float">
            <text:p>122.7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18" calcext:value-type="float">
            <text:p>418</text:p>
          </table:table-cell>
          <table:table-cell office:value-type="float" office:value="273.6" calcext:value-type="float">
            <text:p>273.6</text:p>
          </table:table-cell>
          <table:table-cell office:value-type="float" office:value="68.4" calcext:value-type="float">
            <text:p>68.4</text:p>
          </table:table-cell>
          <table:table-cell office:value-type="float" office:value="61.941127703266" calcext:value-type="float">
            <text:p>61.941127703266</text:p>
          </table:table-cell>
          <table:table-cell office:value-type="float" office:value="478.433917059114" calcext:value-type="float">
            <text:p>478.4339170591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2.88" calcext:value-type="float">
            <text:p>122.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255.2" calcext:value-type="float">
            <text:p>255.2</text:p>
          </table:table-cell>
          <table:table-cell office:value-type="float" office:value="63.8" calcext:value-type="float">
            <text:p>63.8</text:p>
          </table:table-cell>
          <table:table-cell office:value-type="float" office:value="61.97080292158" calcext:value-type="float">
            <text:p>61.97080292158</text:p>
          </table:table-cell>
          <table:table-cell office:value-type="float" office:value="477.88281033842" calcext:value-type="float">
            <text:p>477.882810338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04" calcext:value-type="float">
            <text:p>123.0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49" calcext:value-type="float">
            <text:p>249</text:p>
          </table:table-cell>
          <table:table-cell office:value-type="float" office:value="255.2" calcext:value-type="float">
            <text:p>255.2</text:p>
          </table:table-cell>
          <table:table-cell office:value-type="float" office:value="63.8" calcext:value-type="float">
            <text:p>63.8</text:p>
          </table:table-cell>
          <table:table-cell office:value-type="float" office:value="61.9928210349903" calcext:value-type="float">
            <text:p>61.9928210349903</text:p>
          </table:table-cell>
          <table:table-cell office:value-type="float" office:value="473.348919740981" calcext:value-type="float">
            <text:p>473.3489197409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21" calcext:value-type="float">
            <text:p>123.2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57" calcext:value-type="float">
            <text:p>257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1.9996454046083" calcext:value-type="float">
            <text:p>61.9996454046083</text:p>
          </table:table-cell>
          <table:table-cell office:value-type="float" office:value="467.569927727687" calcext:value-type="float">
            <text:p>467.569927727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38" calcext:value-type="float">
            <text:p>123.3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62.0014170630316" calcext:value-type="float">
            <text:p>62.0014170630316</text:p>
          </table:table-cell>
          <table:table-cell office:value-type="float" office:value="462.641827483258" calcext:value-type="float">
            <text:p>462.641827483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54" calcext:value-type="float">
            <text:p>123.5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0015785793888" calcext:value-type="float">
            <text:p>62.0015785793888</text:p>
          </table:table-cell>
          <table:table-cell office:value-type="float" office:value="458.796784642748" calcext:value-type="float">
            <text:p>458.7967846427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71" calcext:value-type="float">
            <text:p>123.7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0013031089826" calcext:value-type="float">
            <text:p>62.0013031089826</text:p>
          </table:table-cell>
          <table:table-cell office:value-type="float" office:value="456.132393057445" calcext:value-type="float">
            <text:p>456.132393057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.88" calcext:value-type="float">
            <text:p>123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210.4" calcext:value-type="float">
            <text:p>210.4</text:p>
          </table:table-cell>
          <table:table-cell office:value-type="float" office:value="52.6" calcext:value-type="float">
            <text:p>52.6</text:p>
          </table:table-cell>
          <table:table-cell office:value-type="float" office:value="62.0472798936533" calcext:value-type="float">
            <text:p>62.0472798936533</text:p>
          </table:table-cell>
          <table:table-cell office:value-type="float" office:value="453.4523118188" calcext:value-type="float">
            <text:p>453.45231181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04" calcext:value-type="float">
            <text:p>124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34" calcext:value-type="float">
            <text:p>134</text:p>
          </table:table-cell>
          <table:table-cell office:value-type="float" office:value="210.4" calcext:value-type="float">
            <text:p>210.4</text:p>
          </table:table-cell>
          <table:table-cell office:value-type="float" office:value="52.6" calcext:value-type="float">
            <text:p>52.6</text:p>
          </table:table-cell>
          <table:table-cell office:value-type="float" office:value="62.0815444914555" calcext:value-type="float">
            <text:p>62.0815444914555</text:p>
          </table:table-cell>
          <table:table-cell office:value-type="float" office:value="445.644888612802" calcext:value-type="float">
            <text:p>445.6448886128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21" calcext:value-type="float">
            <text:p>124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115.2" calcext:value-type="float">
            <text:p>115.2</text:p>
          </table:table-cell>
          <table:table-cell office:value-type="float" office:value="28.8" calcext:value-type="float">
            <text:p>28.8</text:p>
          </table:table-cell>
          <table:table-cell office:value-type="float" office:value="62.0925638683201" calcext:value-type="float">
            <text:p>62.0925638683201</text:p>
          </table:table-cell>
          <table:table-cell office:value-type="float" office:value="436.013969178521" calcext:value-type="float">
            <text:p>436.0139691785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38" calcext:value-type="float">
            <text:p>124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15.2" calcext:value-type="float">
            <text:p>115.2</text:p>
          </table:table-cell>
          <table:table-cell office:value-type="float" office:value="28.8" calcext:value-type="float">
            <text:p>28.8</text:p>
          </table:table-cell>
          <table:table-cell office:value-type="float" office:value="62.0954099634289" calcext:value-type="float">
            <text:p>62.0954099634289</text:p>
          </table:table-cell>
          <table:table-cell office:value-type="float" office:value="427.612917881791" calcext:value-type="float">
            <text:p>427.612917881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54" calcext:value-type="float">
            <text:p>124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166.4" calcext:value-type="float">
            <text:p>166.4</text:p>
          </table:table-cell>
          <table:table-cell office:value-type="float" office:value="41.6" calcext:value-type="float">
            <text:p>41.6</text:p>
          </table:table-cell>
          <table:table-cell office:value-type="float" office:value="62.095608633531" calcext:value-type="float">
            <text:p>62.095608633531</text:p>
          </table:table-cell>
          <table:table-cell office:value-type="float" office:value="421.300690453501" calcext:value-type="float">
            <text:p>421.300690453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71" calcext:value-type="float">
            <text:p>124.7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251" calcext:value-type="float">
            <text:p>251</text:p>
          </table:table-cell>
          <table:table-cell office:value-type="float" office:value="166.4" calcext:value-type="float">
            <text:p>166.4</text:p>
          </table:table-cell>
          <table:table-cell office:value-type="float" office:value="41.6" calcext:value-type="float">
            <text:p>41.6</text:p>
          </table:table-cell>
          <table:table-cell office:value-type="float" office:value="62.0951232919986" calcext:value-type="float">
            <text:p>62.0951232919986</text:p>
          </table:table-cell>
          <table:table-cell office:value-type="float" office:value="416.793905632219" calcext:value-type="float">
            <text:p>416.793905632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4.88" calcext:value-type="float">
            <text:p>124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92" calcext:value-type="float">
            <text:p>292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0906385973869" calcext:value-type="float">
            <text:p>62.0906385973869</text:p>
          </table:table-cell>
          <table:table-cell office:value-type="float" office:value="414.082587165557" calcext:value-type="float">
            <text:p>414.0825871655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04" calcext:value-type="float">
            <text:p>125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93" calcext:value-type="float">
            <text:p>293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0928375687295" calcext:value-type="float">
            <text:p>62.0928375687295</text:p>
          </table:table-cell>
          <table:table-cell office:value-type="float" office:value="412.209917107511" calcext:value-type="float">
            <text:p>412.209917107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21" calcext:value-type="float">
            <text:p>125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99" calcext:value-type="float">
            <text:p>299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0934011431938" calcext:value-type="float">
            <text:p>62.0934011431938</text:p>
          </table:table-cell>
          <table:table-cell office:value-type="float" office:value="410.613387910793" calcext:value-type="float">
            <text:p>410.6133879107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38" calcext:value-type="float">
            <text:p>125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06" calcext:value-type="float">
            <text:p>306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0934499338945" calcext:value-type="float">
            <text:p>62.0934499338945</text:p>
          </table:table-cell>
          <table:table-cell office:value-type="float" office:value="409.409036759682" calcext:value-type="float">
            <text:p>409.409036759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54" calcext:value-type="float">
            <text:p>125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247.2" calcext:value-type="float">
            <text:p>247.2</text:p>
          </table:table-cell>
          <table:table-cell office:value-type="float" office:value="61.8" calcext:value-type="float">
            <text:p>61.8</text:p>
          </table:table-cell>
          <table:table-cell office:value-type="float" office:value="62.0933697326175" calcext:value-type="float">
            <text:p>62.0933697326175</text:p>
          </table:table-cell>
          <table:table-cell office:value-type="float" office:value="408.603916199798" calcext:value-type="float">
            <text:p>408.603916199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71" calcext:value-type="float">
            <text:p>125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12" calcext:value-type="float">
            <text:p>312</text:p>
          </table:table-cell>
          <table:table-cell office:value-type="float" office:value="247.2" calcext:value-type="float">
            <text:p>247.2</text:p>
          </table:table-cell>
          <table:table-cell office:value-type="float" office:value="61.8" calcext:value-type="float">
            <text:p>61.8</text:p>
          </table:table-cell>
          <table:table-cell office:value-type="float" office:value="62.0932614236652" calcext:value-type="float">
            <text:p>62.0932614236652</text:p>
          </table:table-cell>
          <table:table-cell office:value-type="float" office:value="407.954302244505" calcext:value-type="float">
            <text:p>407.954302244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5.88" calcext:value-type="float">
            <text:p>125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420321904327" calcext:value-type="float">
            <text:p>62.1420321904327</text:p>
          </table:table-cell>
          <table:table-cell office:value-type="float" office:value="406.21985361493" calcext:value-type="float">
            <text:p>406.21985361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04" calcext:value-type="float">
            <text:p>126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68662770798" calcext:value-type="float">
            <text:p>62.168662770798</text:p>
          </table:table-cell>
          <table:table-cell office:value-type="float" office:value="399.536822937866" calcext:value-type="float">
            <text:p>399.536822937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21" calcext:value-type="float">
            <text:p>126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43" calcext:value-type="float">
            <text:p>143</text:p>
          </table:table-cell>
          <table:table-cell office:value-type="float" office:value="113.6" calcext:value-type="float">
            <text:p>113.6</text:p>
          </table:table-cell>
          <table:table-cell office:value-type="float" office:value="28.4" calcext:value-type="float">
            <text:p>28.4</text:p>
          </table:table-cell>
          <table:table-cell office:value-type="float" office:value="62.1833235318388" calcext:value-type="float">
            <text:p>62.1833235318388</text:p>
          </table:table-cell>
          <table:table-cell office:value-type="float" office:value="391.290737839927" calcext:value-type="float">
            <text:p>391.2907378399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38" calcext:value-type="float">
            <text:p>126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61" calcext:value-type="float">
            <text:p>161</text:p>
          </table:table-cell>
          <table:table-cell office:value-type="float" office:value="113.6" calcext:value-type="float">
            <text:p>113.6</text:p>
          </table:table-cell>
          <table:table-cell office:value-type="float" office:value="28.4" calcext:value-type="float">
            <text:p>28.4</text:p>
          </table:table-cell>
          <table:table-cell office:value-type="float" office:value="62.187299587609" calcext:value-type="float">
            <text:p>62.187299587609</text:p>
          </table:table-cell>
          <table:table-cell office:value-type="float" office:value="384.336196873274" calcext:value-type="float">
            <text:p>384.336196873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54" calcext:value-type="float">
            <text:p>126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91" calcext:value-type="float">
            <text:p>191</text:p>
          </table:table-cell>
          <table:table-cell office:value-type="float" office:value="146.4" calcext:value-type="float">
            <text:p>146.4</text:p>
          </table:table-cell>
          <table:table-cell office:value-type="float" office:value="36.6" calcext:value-type="float">
            <text:p>36.6</text:p>
          </table:table-cell>
          <table:table-cell office:value-type="float" office:value="62.1882135583465" calcext:value-type="float">
            <text:p>62.1882135583465</text:p>
          </table:table-cell>
          <table:table-cell office:value-type="float" office:value="378.145138971066" calcext:value-type="float">
            <text:p>378.145138971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71" calcext:value-type="float">
            <text:p>126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146.4" calcext:value-type="float">
            <text:p>146.4</text:p>
          </table:table-cell>
          <table:table-cell office:value-type="float" office:value="36.6" calcext:value-type="float">
            <text:p>36.6</text:p>
          </table:table-cell>
          <table:table-cell office:value-type="float" office:value="62.1662684915185" calcext:value-type="float">
            <text:p>62.1662684915185</text:p>
          </table:table-cell>
          <table:table-cell office:value-type="float" office:value="373.801019801234" calcext:value-type="float">
            <text:p>373.801019801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6.88" calcext:value-type="float">
            <text:p>126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  <table:table-cell office:value-type="float" office:value="216.8" calcext:value-type="float">
            <text:p>216.8</text:p>
          </table:table-cell>
          <table:table-cell office:value-type="float" office:value="54.2" calcext:value-type="float">
            <text:p>54.2</text:p>
          </table:table-cell>
          <table:table-cell office:value-type="float" office:value="62.1374954848237" calcext:value-type="float">
            <text:p>62.1374954848237</text:p>
          </table:table-cell>
          <table:table-cell office:value-type="float" office:value="373.476723626571" calcext:value-type="float">
            <text:p>373.4767236265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04" calcext:value-type="float">
            <text:p>127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92" calcext:value-type="float">
            <text:p>392</text:p>
          </table:table-cell>
          <table:table-cell office:value-type="float" office:value="216.8" calcext:value-type="float">
            <text:p>216.8</text:p>
          </table:table-cell>
          <table:table-cell office:value-type="float" office:value="54.2" calcext:value-type="float">
            <text:p>54.2</text:p>
          </table:table-cell>
          <table:table-cell office:value-type="float" office:value="62.11808552858" calcext:value-type="float">
            <text:p>62.11808552858</text:p>
          </table:table-cell>
          <table:table-cell office:value-type="float" office:value="376.061360296191" calcext:value-type="float">
            <text:p>376.061360296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21" calcext:value-type="float">
            <text:p>127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436" calcext:value-type="float">
            <text:p>436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62.098601213724" calcext:value-type="float">
            <text:p>62.098601213724</text:p>
          </table:table-cell>
          <table:table-cell office:value-type="float" office:value="381.696461104348" calcext:value-type="float">
            <text:p>381.696461104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38" calcext:value-type="float">
            <text:p>127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424" calcext:value-type="float">
            <text:p>424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62.0929000361126" calcext:value-type="float">
            <text:p>62.0929000361126</text:p>
          </table:table-cell>
          <table:table-cell office:value-type="float" office:value="387.59666527527" calcext:value-type="float">
            <text:p>387.59666527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54" calcext:value-type="float">
            <text:p>127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98" calcext:value-type="float">
            <text:p>398</text:p>
          </table:table-cell>
          <table:table-cell office:value-type="float" office:value="328.8" calcext:value-type="float">
            <text:p>328.8</text:p>
          </table:table-cell>
          <table:table-cell office:value-type="float" office:value="82.2" calcext:value-type="float">
            <text:p>82.2</text:p>
          </table:table-cell>
          <table:table-cell office:value-type="float" office:value="62.091237352344" calcext:value-type="float">
            <text:p>62.091237352344</text:p>
          </table:table-cell>
          <table:table-cell office:value-type="float" office:value="393.207253090616" calcext:value-type="float">
            <text:p>393.2072530906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71" calcext:value-type="float">
            <text:p>127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75" calcext:value-type="float">
            <text:p>375</text:p>
          </table:table-cell>
          <table:table-cell office:value-type="float" office:value="328.8" calcext:value-type="float">
            <text:p>328.8</text:p>
          </table:table-cell>
          <table:table-cell office:value-type="float" office:value="82.2" calcext:value-type="float">
            <text:p>82.2</text:p>
          </table:table-cell>
          <table:table-cell office:value-type="float" office:value="62.0911980746057" calcext:value-type="float">
            <text:p>62.0911980746057</text:p>
          </table:table-cell>
          <table:table-cell office:value-type="float" office:value="397.226664192931" calcext:value-type="float">
            <text:p>397.2266641929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7.88" calcext:value-type="float">
            <text:p>127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57" calcext:value-type="float">
            <text:p>357</text:p>
          </table:table-cell>
          <table:table-cell office:value-type="float" office:value="293.6" calcext:value-type="float">
            <text:p>293.6</text:p>
          </table:table-cell>
          <table:table-cell office:value-type="float" office:value="73.4" calcext:value-type="float">
            <text:p>73.4</text:p>
          </table:table-cell>
          <table:table-cell office:value-type="float" office:value="62.0914987814727" calcext:value-type="float">
            <text:p>62.0914987814727</text:p>
          </table:table-cell>
          <table:table-cell office:value-type="float" office:value="399.823990923513" calcext:value-type="float">
            <text:p>399.823990923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04" calcext:value-type="float">
            <text:p>128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44" calcext:value-type="float">
            <text:p>344</text:p>
          </table:table-cell>
          <table:table-cell office:value-type="float" office:value="293.6" calcext:value-type="float">
            <text:p>293.6</text:p>
          </table:table-cell>
          <table:table-cell office:value-type="float" office:value="73.4" calcext:value-type="float">
            <text:p>73.4</text:p>
          </table:table-cell>
          <table:table-cell office:value-type="float" office:value="62.0918601846647" calcext:value-type="float">
            <text:p>62.0918601846647</text:p>
          </table:table-cell>
          <table:table-cell office:value-type="float" office:value="401.869863143934" calcext:value-type="float">
            <text:p>401.8698631439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21" calcext:value-type="float">
            <text:p>128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35" calcext:value-type="float">
            <text:p>335</text:p>
          </table:table-cell>
          <table:table-cell office:value-type="float" office:value="272.8" calcext:value-type="float">
            <text:p>272.8</text:p>
          </table:table-cell>
          <table:table-cell office:value-type="float" office:value="68.2" calcext:value-type="float">
            <text:p>68.2</text:p>
          </table:table-cell>
          <table:table-cell office:value-type="float" office:value="62.0921700299856" calcext:value-type="float">
            <text:p>62.0921700299856</text:p>
          </table:table-cell>
          <table:table-cell office:value-type="float" office:value="403.345933046764" calcext:value-type="float">
            <text:p>403.3459330467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38" calcext:value-type="float">
            <text:p>128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9" calcext:value-type="float">
            <text:p>329</text:p>
          </table:table-cell>
          <table:table-cell office:value-type="float" office:value="272.8" calcext:value-type="float">
            <text:p>272.8</text:p>
          </table:table-cell>
          <table:table-cell office:value-type="float" office:value="68.2" calcext:value-type="float">
            <text:p>68.2</text:p>
          </table:table-cell>
          <table:table-cell office:value-type="float" office:value="62.0924034015828" calcext:value-type="float">
            <text:p>62.0924034015828</text:p>
          </table:table-cell>
          <table:table-cell office:value-type="float" office:value="404.364368455019" calcext:value-type="float">
            <text:p>404.364368455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54" calcext:value-type="float">
            <text:p>128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5" calcext:value-type="float">
            <text:p>325</text:p>
          </table:table-cell>
          <table:table-cell office:value-type="float" office:value="262.4" calcext:value-type="float">
            <text:p>262.4</text:p>
          </table:table-cell>
          <table:table-cell office:value-type="float" office:value="65.6" calcext:value-type="float">
            <text:p>65.6</text:p>
          </table:table-cell>
          <table:table-cell office:value-type="float" office:value="62.0925661407766" calcext:value-type="float">
            <text:p>62.0925661407766</text:p>
          </table:table-cell>
          <table:table-cell office:value-type="float" office:value="405.040905582367" calcext:value-type="float">
            <text:p>405.040905582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71" calcext:value-type="float">
            <text:p>128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2" calcext:value-type="float">
            <text:p>322</text:p>
          </table:table-cell>
          <table:table-cell office:value-type="float" office:value="262.4" calcext:value-type="float">
            <text:p>262.4</text:p>
          </table:table-cell>
          <table:table-cell office:value-type="float" office:value="65.6" calcext:value-type="float">
            <text:p>65.6</text:p>
          </table:table-cell>
          <table:table-cell office:value-type="float" office:value="62.0926808993036" calcext:value-type="float">
            <text:p>62.0926808993036</text:p>
          </table:table-cell>
          <table:table-cell office:value-type="float" office:value="405.522105289925" calcext:value-type="float">
            <text:p>405.522105289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.88" calcext:value-type="float">
            <text:p>128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9" calcext:value-type="float">
            <text:p>329</text:p>
          </table:table-cell>
          <table:table-cell office:value-type="float" office:value="258.4" calcext:value-type="float">
            <text:p>258.4</text:p>
          </table:table-cell>
          <table:table-cell office:value-type="float" office:value="64.6" calcext:value-type="float">
            <text:p>64.6</text:p>
          </table:table-cell>
          <table:table-cell office:value-type="float" office:value="62.0927558268393" calcext:value-type="float">
            <text:p>62.0927558268393</text:p>
          </table:table-cell>
          <table:table-cell office:value-type="float" office:value="405.821800561887" calcext:value-type="float">
            <text:p>405.821800561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04" calcext:value-type="float">
            <text:p>129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7" calcext:value-type="float">
            <text:p>327</text:p>
          </table:table-cell>
          <table:table-cell office:value-type="float" office:value="258.4" calcext:value-type="float">
            <text:p>258.4</text:p>
          </table:table-cell>
          <table:table-cell office:value-type="float" office:value="64.6" calcext:value-type="float">
            <text:p>64.6</text:p>
          </table:table-cell>
          <table:table-cell office:value-type="float" office:value="62.0928142363975" calcext:value-type="float">
            <text:p>62.0928142363975</text:p>
          </table:table-cell>
          <table:table-cell office:value-type="float" office:value="406.055300617668" calcext:value-type="float">
            <text:p>406.055300617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21" calcext:value-type="float">
            <text:p>129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253.6" calcext:value-type="float">
            <text:p>253.6</text:p>
          </table:table-cell>
          <table:table-cell office:value-type="float" office:value="63.4" calcext:value-type="float">
            <text:p>63.4</text:p>
          </table:table-cell>
          <table:table-cell office:value-type="float" office:value="62.0928546524665" calcext:value-type="float">
            <text:p>62.0928546524665</text:p>
          </table:table-cell>
          <table:table-cell office:value-type="float" office:value="406.21501406152" calcext:value-type="float">
            <text:p>406.21501406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38" calcext:value-type="float">
            <text:p>129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5" calcext:value-type="float">
            <text:p>325</text:p>
          </table:table-cell>
          <table:table-cell office:value-type="float" office:value="253.6" calcext:value-type="float">
            <text:p>253.6</text:p>
          </table:table-cell>
          <table:table-cell office:value-type="float" office:value="63.4" calcext:value-type="float">
            <text:p>63.4</text:p>
          </table:table-cell>
          <table:table-cell office:value-type="float" office:value="62.092881534928" calcext:value-type="float">
            <text:p>62.092881534928</text:p>
          </table:table-cell>
          <table:table-cell office:value-type="float" office:value="406.321675394925" calcext:value-type="float">
            <text:p>406.321675394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54" calcext:value-type="float">
            <text:p>129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23" calcext:value-type="float">
            <text:p>323</text:p>
          </table:table-cell>
          <table:table-cell office:value-type="float" office:value="252.8" calcext:value-type="float">
            <text:p>252.8</text:p>
          </table:table-cell>
          <table:table-cell office:value-type="float" office:value="63.2" calcext:value-type="float">
            <text:p>63.2</text:p>
          </table:table-cell>
          <table:table-cell office:value-type="float" office:value="62.1199968100047" calcext:value-type="float">
            <text:p>62.1199968100047</text:p>
          </table:table-cell>
          <table:table-cell office:value-type="float" office:value="406.520922814545" calcext:value-type="float">
            <text:p>406.520922814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71" calcext:value-type="float">
            <text:p>129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73" calcext:value-type="float">
            <text:p>173</text:p>
          </table:table-cell>
          <table:table-cell office:value-type="float" office:value="252.8" calcext:value-type="float">
            <text:p>252.8</text:p>
          </table:table-cell>
          <table:table-cell office:value-type="float" office:value="63.2" calcext:value-type="float">
            <text:p>63.2</text:p>
          </table:table-cell>
          <table:table-cell office:value-type="float" office:value="62.1614824877699" calcext:value-type="float">
            <text:p>62.1614824877699</text:p>
          </table:table-cell>
          <table:table-cell office:value-type="float" office:value="402.388152546976" calcext:value-type="float">
            <text:p>402.388152546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9.88" calcext:value-type="float">
            <text:p>129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214.4" calcext:value-type="float">
            <text:p>214.4</text:p>
          </table:table-cell>
          <table:table-cell office:value-type="float" office:value="53.6" calcext:value-type="float">
            <text:p>53.6</text:p>
          </table:table-cell>
          <table:table-cell office:value-type="float" office:value="62.1256486575772" calcext:value-type="float">
            <text:p>62.1256486575772</text:p>
          </table:table-cell>
          <table:table-cell office:value-type="float" office:value="396.690345327517" calcext:value-type="float">
            <text:p>396.690345327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04" calcext:value-type="float">
            <text:p>130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94" calcext:value-type="float">
            <text:p>194</text:p>
          </table:table-cell>
          <table:table-cell office:value-type="float" office:value="214.4" calcext:value-type="float">
            <text:p>214.4</text:p>
          </table:table-cell>
          <table:table-cell office:value-type="float" office:value="53.6" calcext:value-type="float">
            <text:p>53.6</text:p>
          </table:table-cell>
          <table:table-cell office:value-type="float" office:value="62.1683112270564" calcext:value-type="float">
            <text:p>62.1683112270564</text:p>
          </table:table-cell>
          <table:table-cell office:value-type="float" office:value="393.564988906553" calcext:value-type="float">
            <text:p>393.5649889065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21" calcext:value-type="float">
            <text:p>130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47" calcext:value-type="float">
            <text:p>247</text:p>
          </table:table-cell>
          <table:table-cell office:value-type="float" office:value="186.4" calcext:value-type="float">
            <text:p>186.4</text:p>
          </table:table-cell>
          <table:table-cell office:value-type="float" office:value="46.6" calcext:value-type="float">
            <text:p>46.6</text:p>
          </table:table-cell>
          <table:table-cell office:value-type="float" office:value="62.1353942975541" calcext:value-type="float">
            <text:p>62.1353942975541</text:p>
          </table:table-cell>
          <table:table-cell office:value-type="float" office:value="387.708531733904" calcext:value-type="float">
            <text:p>387.708531733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38" calcext:value-type="float">
            <text:p>130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15" calcext:value-type="float">
            <text:p>315</text:p>
          </table:table-cell>
          <table:table-cell office:value-type="float" office:value="186.4" calcext:value-type="float">
            <text:p>186.4</text:p>
          </table:table-cell>
          <table:table-cell office:value-type="float" office:value="46.6" calcext:value-type="float">
            <text:p>46.6</text:p>
          </table:table-cell>
          <table:table-cell office:value-type="float" office:value="62.1283493866577" calcext:value-type="float">
            <text:p>62.1283493866577</text:p>
          </table:table-cell>
          <table:table-cell office:value-type="float" office:value="387.425158352174" calcext:value-type="float">
            <text:p>387.425158352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54" calcext:value-type="float">
            <text:p>130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76" calcext:value-type="float">
            <text:p>376</text:p>
          </table:table-cell>
          <table:table-cell office:value-type="float" office:value="297.6" calcext:value-type="float">
            <text:p>297.6</text:p>
          </table:table-cell>
          <table:table-cell office:value-type="float" office:value="74.4" calcext:value-type="float">
            <text:p>74.4</text:p>
          </table:table-cell>
          <table:table-cell office:value-type="float" office:value="62.1031342427163" calcext:value-type="float">
            <text:p>62.1031342427163</text:p>
          </table:table-cell>
          <table:table-cell office:value-type="float" office:value="388.991337744469" calcext:value-type="float">
            <text:p>388.9913377444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71" calcext:value-type="float">
            <text:p>130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297.6" calcext:value-type="float">
            <text:p>297.6</text:p>
          </table:table-cell>
          <table:table-cell office:value-type="float" office:value="74.4" calcext:value-type="float">
            <text:p>74.4</text:p>
          </table:table-cell>
          <table:table-cell office:value-type="float" office:value="62.1367647999245" calcext:value-type="float">
            <text:p>62.1367647999245</text:p>
          </table:table-cell>
          <table:table-cell office:value-type="float" office:value="392.358902396915" calcext:value-type="float">
            <text:p>392.358902396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0.88" calcext:value-type="float">
            <text:p>130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197.6" calcext:value-type="float">
            <text:p>197.6</text:p>
          </table:table-cell>
          <table:table-cell office:value-type="float" office:value="49.4" calcext:value-type="float">
            <text:p>49.4</text:p>
          </table:table-cell>
          <table:table-cell office:value-type="float" office:value="62.1720405410202" calcext:value-type="float">
            <text:p>62.1720405410202</text:p>
          </table:table-cell>
          <table:table-cell office:value-type="float" office:value="390.031891033402" calcext:value-type="float">
            <text:p>390.031891033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04" calcext:value-type="float">
            <text:p>131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197.6" calcext:value-type="float">
            <text:p>197.6</text:p>
          </table:table-cell>
          <table:table-cell office:value-type="float" office:value="49.4" calcext:value-type="float">
            <text:p>49.4</text:p>
          </table:table-cell>
          <table:table-cell office:value-type="float" office:value="62.1657918381277" calcext:value-type="float">
            <text:p>62.1657918381277</text:p>
          </table:table-cell>
          <table:table-cell office:value-type="float" office:value="384.723902890472" calcext:value-type="float">
            <text:p>384.723902890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21" calcext:value-type="float">
            <text:p>131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06" calcext:value-type="float">
            <text:p>206</text:p>
          </table:table-cell>
          <table:table-cell office:value-type="float" office:value="181.6" calcext:value-type="float">
            <text:p>181.6</text:p>
          </table:table-cell>
          <table:table-cell office:value-type="float" office:value="45.4" calcext:value-type="float">
            <text:p>45.4</text:p>
          </table:table-cell>
          <table:table-cell office:value-type="float" office:value="62.1810038045956" calcext:value-type="float">
            <text:p>62.1810038045956</text:p>
          </table:table-cell>
          <table:table-cell office:value-type="float" office:value="380.4293243333" calcext:value-type="float">
            <text:p>380.4293243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38" calcext:value-type="float">
            <text:p>131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12" calcext:value-type="float">
            <text:p>212</text:p>
          </table:table-cell>
          <table:table-cell office:value-type="float" office:value="181.6" calcext:value-type="float">
            <text:p>181.6</text:p>
          </table:table-cell>
          <table:table-cell office:value-type="float" office:value="45.4" calcext:value-type="float">
            <text:p>45.4</text:p>
          </table:table-cell>
          <table:table-cell office:value-type="float" office:value="62.1857508258907" calcext:value-type="float">
            <text:p>62.1857508258907</text:p>
          </table:table-cell>
          <table:table-cell office:value-type="float" office:value="376.120990070212" calcext:value-type="float">
            <text:p>376.1209900702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54" calcext:value-type="float">
            <text:p>131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185.6" calcext:value-type="float">
            <text:p>185.6</text:p>
          </table:table-cell>
          <table:table-cell office:value-type="float" office:value="46.4" calcext:value-type="float">
            <text:p>46.4</text:p>
          </table:table-cell>
          <table:table-cell office:value-type="float" office:value="62.1869779034815" calcext:value-type="float">
            <text:p>62.1869779034815</text:p>
          </table:table-cell>
          <table:table-cell office:value-type="float" office:value="372.428611256004" calcext:value-type="float">
            <text:p>372.4286112560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71" calcext:value-type="float">
            <text:p>131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185.6" calcext:value-type="float">
            <text:p>185.6</text:p>
          </table:table-cell>
          <table:table-cell office:value-type="float" office:value="46.4" calcext:value-type="float">
            <text:p>46.4</text:p>
          </table:table-cell>
          <table:table-cell office:value-type="float" office:value="62.1870600285246" calcext:value-type="float">
            <text:p>62.1870600285246</text:p>
          </table:table-cell>
          <table:table-cell office:value-type="float" office:value="369.619180845174" calcext:value-type="float">
            <text:p>369.6191808451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1.88" calcext:value-type="float">
            <text:p>131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55" calcext:value-type="float">
            <text:p>255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62.1868458110223" calcext:value-type="float">
            <text:p>62.1868458110223</text:p>
          </table:table-cell>
          <table:table-cell office:value-type="float" office:value="367.650087111785" calcext:value-type="float">
            <text:p>367.650087111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04" calcext:value-type="float">
            <text:p>132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5" calcext:value-type="float">
            <text:p>285</text:p>
          </table:table-cell>
          <table:table-cell office:value-type="float" office:value="208" calcext:value-type="float">
            <text:p>208</text:p>
          </table:table-cell>
          <table:table-cell office:value-type="float" office:value="52" calcext:value-type="float">
            <text:p>52</text:p>
          </table:table-cell>
          <table:table-cell office:value-type="float" office:value="62.1789312450697" calcext:value-type="float">
            <text:p>62.1789312450697</text:p>
          </table:table-cell>
          <table:table-cell office:value-type="float" office:value="366.35267178357" calcext:value-type="float">
            <text:p>366.352671783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21" calcext:value-type="float">
            <text:p>132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26" calcext:value-type="float">
            <text:p>226</text:p>
          </table:table-cell>
          <table:table-cell office:value-type="float" office:value="227.2" calcext:value-type="float">
            <text:p>227.2</text:p>
          </table:table-cell>
          <table:table-cell office:value-type="float" office:value="56.8" calcext:value-type="float">
            <text:p>56.8</text:p>
          </table:table-cell>
          <table:table-cell office:value-type="float" office:value="62.1969559960682" calcext:value-type="float">
            <text:p>62.1969559960682</text:p>
          </table:table-cell>
          <table:table-cell office:value-type="float" office:value="366.327028293052" calcext:value-type="float">
            <text:p>366.327028293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38" calcext:value-type="float">
            <text:p>132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61" calcext:value-type="float">
            <text:p>261</text:p>
          </table:table-cell>
          <table:table-cell office:value-type="float" office:value="227.2" calcext:value-type="float">
            <text:p>227.2</text:p>
          </table:table-cell>
          <table:table-cell office:value-type="float" office:value="56.8" calcext:value-type="float">
            <text:p>56.8</text:p>
          </table:table-cell>
          <table:table-cell office:value-type="float" office:value="62.1898147867167" calcext:value-type="float">
            <text:p>62.1898147867167</text:p>
          </table:table-cell>
          <table:table-cell office:value-type="float" office:value="364.15049118768" calcext:value-type="float">
            <text:p>364.15049118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54" calcext:value-type="float">
            <text:p>132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74" calcext:value-type="float">
            <text:p>274</text:p>
          </table:table-cell>
          <table:table-cell office:value-type="float" office:value="222.4" calcext:value-type="float">
            <text:p>222.4</text:p>
          </table:table-cell>
          <table:table-cell office:value-type="float" office:value="55.6" calcext:value-type="float">
            <text:p>55.6</text:p>
          </table:table-cell>
          <table:table-cell office:value-type="float" office:value="62.1872999553843" calcext:value-type="float">
            <text:p>62.1872999553843</text:p>
          </table:table-cell>
          <table:table-cell office:value-type="float" office:value="363.407666648367" calcext:value-type="float">
            <text:p>363.4076666483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71" calcext:value-type="float">
            <text:p>132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78" calcext:value-type="float">
            <text:p>278</text:p>
          </table:table-cell>
          <table:table-cell office:value-type="float" office:value="222.4" calcext:value-type="float">
            <text:p>222.4</text:p>
          </table:table-cell>
          <table:table-cell office:value-type="float" office:value="55.6" calcext:value-type="float">
            <text:p>55.6</text:p>
          </table:table-cell>
          <table:table-cell office:value-type="float" office:value="62.1863809141654" calcext:value-type="float">
            <text:p>62.1863809141654</text:p>
          </table:table-cell>
          <table:table-cell office:value-type="float" office:value="363.158860253472" calcext:value-type="float">
            <text:p>363.158860253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2.88" calcext:value-type="float">
            <text:p>132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0" calcext:value-type="float">
            <text:p>280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860454572995" calcext:value-type="float">
            <text:p>62.1860454572995</text:p>
          </table:table-cell>
          <table:table-cell office:value-type="float" office:value="363.098026950095" calcext:value-type="float">
            <text:p>363.098026950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04" calcext:value-type="float">
            <text:p>133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0" calcext:value-type="float">
            <text:p>280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859282510855" calcext:value-type="float">
            <text:p>62.1859282510855</text:p>
          </table:table-cell>
          <table:table-cell office:value-type="float" office:value="363.0942461415" calcext:value-type="float">
            <text:p>363.0942461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21" calcext:value-type="float">
            <text:p>133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2.1982030302982" calcext:value-type="float">
            <text:p>62.1982030302982</text:p>
          </table:table-cell>
          <table:table-cell office:value-type="float" office:value="363.16281067498" calcext:value-type="float">
            <text:p>363.16281067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38" calcext:value-type="float">
            <text:p>133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57" calcext:value-type="float">
            <text:p>257</text:p>
          </table:table-cell>
          <table:table-cell office:value-type="float" office:value="231.2" calcext:value-type="float">
            <text:p>231.2</text:p>
          </table:table-cell>
          <table:table-cell office:value-type="float" office:value="57.8" calcext:value-type="float">
            <text:p>57.8</text:p>
          </table:table-cell>
          <table:table-cell office:value-type="float" office:value="62.1942974125169" calcext:value-type="float">
            <text:p>62.1942974125169</text:p>
          </table:table-cell>
          <table:table-cell office:value-type="float" office:value="361.189932191729" calcext:value-type="float">
            <text:p>361.1899321917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54" calcext:value-type="float">
            <text:p>133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57" calcext:value-type="float">
            <text:p>257</text:p>
          </table:table-cell>
          <table:table-cell office:value-type="float" office:value="229.6" calcext:value-type="float">
            <text:p>229.6</text:p>
          </table:table-cell>
          <table:table-cell office:value-type="float" office:value="57.4" calcext:value-type="float">
            <text:p>57.4</text:p>
          </table:table-cell>
          <table:table-cell office:value-type="float" office:value="62.1962266826835" calcext:value-type="float">
            <text:p>62.1962266826835</text:p>
          </table:table-cell>
          <table:table-cell office:value-type="float" office:value="360.753296430318" calcext:value-type="float">
            <text:p>360.753296430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71" calcext:value-type="float">
            <text:p>133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1" calcext:value-type="float">
            <text:p>281</text:p>
          </table:table-cell>
          <table:table-cell office:value-type="float" office:value="229.6" calcext:value-type="float">
            <text:p>229.6</text:p>
          </table:table-cell>
          <table:table-cell office:value-type="float" office:value="57.4" calcext:value-type="float">
            <text:p>57.4</text:p>
          </table:table-cell>
          <table:table-cell office:value-type="float" office:value="62.189195591688" calcext:value-type="float">
            <text:p>62.189195591688</text:p>
          </table:table-cell>
          <table:table-cell office:value-type="float" office:value="360.330900558429" calcext:value-type="float">
            <text:p>360.330900558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3.88" calcext:value-type="float">
            <text:p>133.88</text:p>
          </table:table-cell>
          <table:table-cell office:value-type="float" office:value="62.3" calcext:value-type="float">
            <text:p>62.3</text:p>
          </table:table-cell>
          <table:table-cell office:value-type="float" office:value="62" calcext:value-type="float">
            <text:p>62</text:p>
          </table:table-cell>
          <table:table-cell office:value-type="float" office:value="286" calcext:value-type="float">
            <text:p>286</text:p>
          </table:table-cell>
          <table:table-cell office:value-type="float" office:value="237.6" calcext:value-type="float">
            <text:p>237.6</text:p>
          </table:table-cell>
          <table:table-cell office:value-type="float" office:value="59.4" calcext:value-type="float">
            <text:p>59.4</text:p>
          </table:table-cell>
          <table:table-cell office:value-type="float" office:value="62.1867416349054" calcext:value-type="float">
            <text:p>62.1867416349054</text:p>
          </table:table-cell>
          <table:table-cell office:value-type="float" office:value="360.71866243756" calcext:value-type="float">
            <text:p>360.718662437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04" calcext:value-type="float">
            <text:p>134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237.6" calcext:value-type="float">
            <text:p>237.6</text:p>
          </table:table-cell>
          <table:table-cell office:value-type="float" office:value="59.4" calcext:value-type="float">
            <text:p>59.4</text:p>
          </table:table-cell>
          <table:table-cell office:value-type="float" office:value="62.1898124806502" calcext:value-type="float">
            <text:p>62.1898124806502</text:p>
          </table:table-cell>
          <table:table-cell office:value-type="float" office:value="360.932075056287" calcext:value-type="float">
            <text:p>360.9320750562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21" calcext:value-type="float">
            <text:p>134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1869902667387" calcext:value-type="float">
            <text:p>62.1869902667387</text:p>
          </table:table-cell>
          <table:table-cell office:value-type="float" office:value="361.071265228964" calcext:value-type="float">
            <text:p>361.0712652289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38" calcext:value-type="float">
            <text:p>134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1860671234918" calcext:value-type="float">
            <text:p>62.1860671234918</text:p>
          </table:table-cell>
          <table:table-cell office:value-type="float" office:value="361.528211102859" calcext:value-type="float">
            <text:p>361.5282111028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54" calcext:value-type="float">
            <text:p>134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232.8" calcext:value-type="float">
            <text:p>232.8</text:p>
          </table:table-cell>
          <table:table-cell office:value-type="float" office:value="58.2" calcext:value-type="float">
            <text:p>58.2</text:p>
          </table:table-cell>
          <table:table-cell office:value-type="float" office:value="62.1858123378031" calcext:value-type="float">
            <text:p>62.1858123378031</text:p>
          </table:table-cell>
          <table:table-cell office:value-type="float" office:value="361.890654892728" calcext:value-type="float">
            <text:p>361.8906548927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71" calcext:value-type="float">
            <text:p>134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9" calcext:value-type="float">
            <text:p>299</text:p>
          </table:table-cell>
          <table:table-cell office:value-type="float" office:value="232.8" calcext:value-type="float">
            <text:p>232.8</text:p>
          </table:table-cell>
          <table:table-cell office:value-type="float" office:value="58.2" calcext:value-type="float">
            <text:p>58.2</text:p>
          </table:table-cell>
          <table:table-cell office:value-type="float" office:value="62.1857488097335" calcext:value-type="float">
            <text:p>62.1857488097335</text:p>
          </table:table-cell>
          <table:table-cell office:value-type="float" office:value="362.22361485851" calcext:value-type="float">
            <text:p>362.223614858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4.88" calcext:value-type="float">
            <text:p>134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7" calcext:value-type="float">
            <text:p>297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857589764974" calcext:value-type="float">
            <text:p>62.1857589764974</text:p>
          </table:table-cell>
          <table:table-cell office:value-type="float" office:value="362.49814777527" calcext:value-type="float">
            <text:p>362.49814777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04" calcext:value-type="float">
            <text:p>135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6" calcext:value-type="float">
            <text:p>296</text:p>
          </table:table-cell>
          <table:table-cell office:value-type="float" office:value="230.4" calcext:value-type="float">
            <text:p>230.4</text:p>
          </table:table-cell>
          <table:table-cell office:value-type="float" office:value="57.6" calcext:value-type="float">
            <text:p>57.6</text:p>
          </table:table-cell>
          <table:table-cell office:value-type="float" office:value="62.1857851698469" calcext:value-type="float">
            <text:p>62.1857851698469</text:p>
          </table:table-cell>
          <table:table-cell office:value-type="float" office:value="362.682348977675" calcext:value-type="float">
            <text:p>362.682348977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21" calcext:value-type="float">
            <text:p>135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5" calcext:value-type="float">
            <text:p>295</text:p>
          </table:table-cell>
          <table:table-cell office:value-type="float" office:value="228.8" calcext:value-type="float">
            <text:p>228.8</text:p>
          </table:table-cell>
          <table:table-cell office:value-type="float" office:value="57.2" calcext:value-type="float">
            <text:p>57.2</text:p>
          </table:table-cell>
          <table:table-cell office:value-type="float" office:value="62.1858093208935" calcext:value-type="float">
            <text:p>62.1858093208935</text:p>
          </table:table-cell>
          <table:table-cell office:value-type="float" office:value="362.802229310576" calcext:value-type="float">
            <text:p>362.802229310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38" calcext:value-type="float">
            <text:p>135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4" calcext:value-type="float">
            <text:p>294</text:p>
          </table:table-cell>
          <table:table-cell office:value-type="float" office:value="228.8" calcext:value-type="float">
            <text:p>228.8</text:p>
          </table:table-cell>
          <table:table-cell office:value-type="float" office:value="57.2" calcext:value-type="float">
            <text:p>57.2</text:p>
          </table:table-cell>
          <table:table-cell office:value-type="float" office:value="62.1858279294285" calcext:value-type="float">
            <text:p>62.1858279294285</text:p>
          </table:table-cell>
          <table:table-cell office:value-type="float" office:value="362.884128411718" calcext:value-type="float">
            <text:p>362.8841284117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54" calcext:value-type="float">
            <text:p>135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90" calcext:value-type="float">
            <text:p>290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1858412402637" calcext:value-type="float">
            <text:p>62.1858412402637</text:p>
          </table:table-cell>
          <table:table-cell office:value-type="float" office:value="362.943697744128" calcext:value-type="float">
            <text:p>362.943697744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71" calcext:value-type="float">
            <text:p>135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89" calcext:value-type="float">
            <text:p>289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1587541223189" calcext:value-type="float">
            <text:p>62.1587541223189</text:p>
          </table:table-cell>
          <table:table-cell office:value-type="float" office:value="362.861155574635" calcext:value-type="float">
            <text:p>362.861155574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5.88" calcext:value-type="float">
            <text:p>135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46" calcext:value-type="float">
            <text:p>346</text:p>
          </table:table-cell>
          <table:table-cell office:value-type="float" office:value="272.8" calcext:value-type="float">
            <text:p>272.8</text:p>
          </table:table-cell>
          <table:table-cell office:value-type="float" office:value="68.2" calcext:value-type="float">
            <text:p>68.2</text:p>
          </table:table-cell>
          <table:table-cell office:value-type="float" office:value="62.168333672029" calcext:value-type="float">
            <text:p>62.168333672029</text:p>
          </table:table-cell>
          <table:table-cell office:value-type="float" office:value="366.397324193162" calcext:value-type="float">
            <text:p>366.397324193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04" calcext:value-type="float">
            <text:p>136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11" calcext:value-type="float">
            <text:p>311</text:p>
          </table:table-cell>
          <table:table-cell office:value-type="float" office:value="272.8" calcext:value-type="float">
            <text:p>272.8</text:p>
          </table:table-cell>
          <table:table-cell office:value-type="float" office:value="68.2" calcext:value-type="float">
            <text:p>68.2</text:p>
          </table:table-cell>
          <table:table-cell office:value-type="float" office:value="62.174193103841" calcext:value-type="float">
            <text:p>62.174193103841</text:p>
          </table:table-cell>
          <table:table-cell office:value-type="float" office:value="367.810426196352" calcext:value-type="float">
            <text:p>367.810426196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21" calcext:value-type="float">
            <text:p>136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43" calcext:value-type="float">
            <text:p>343</text:p>
          </table:table-cell>
          <table:table-cell office:value-type="float" office:value="269.6" calcext:value-type="float">
            <text:p>269.6</text:p>
          </table:table-cell>
          <table:table-cell office:value-type="float" office:value="67.4" calcext:value-type="float">
            <text:p>67.4</text:p>
          </table:table-cell>
          <table:table-cell office:value-type="float" office:value="62.1640665259005" calcext:value-type="float">
            <text:p>62.1640665259005</text:p>
          </table:table-cell>
          <table:table-cell office:value-type="float" office:value="369.753841207456" calcext:value-type="float">
            <text:p>369.7538412074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38" calcext:value-type="float">
            <text:p>136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office:value-type="float" office:value="269.6" calcext:value-type="float">
            <text:p>269.6</text:p>
          </table:table-cell>
          <table:table-cell office:value-type="float" office:value="67.4" calcext:value-type="float">
            <text:p>67.4</text:p>
          </table:table-cell>
          <table:table-cell office:value-type="float" office:value="62.1598157434797" calcext:value-type="float">
            <text:p>62.1598157434797</text:p>
          </table:table-cell>
          <table:table-cell office:value-type="float" office:value="370.392382883067" calcext:value-type="float">
            <text:p>370.392382883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54" calcext:value-type="float">
            <text:p>136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39" calcext:value-type="float">
            <text:p>339</text:p>
          </table:table-cell>
          <table:table-cell office:value-type="float" office:value="266.4" calcext:value-type="float">
            <text:p>266.4</text:p>
          </table:table-cell>
          <table:table-cell office:value-type="float" office:value="66.6" calcext:value-type="float">
            <text:p>66.6</text:p>
          </table:table-cell>
          <table:table-cell office:value-type="float" office:value="62.1344208280598" calcext:value-type="float">
            <text:p>62.1344208280598</text:p>
          </table:table-cell>
          <table:table-cell office:value-type="float" office:value="372.225219749542" calcext:value-type="float">
            <text:p>372.2252197495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71" calcext:value-type="float">
            <text:p>136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41" calcext:value-type="float">
            <text:p>341</text:p>
          </table:table-cell>
          <table:table-cell office:value-type="float" office:value="266.4" calcext:value-type="float">
            <text:p>266.4</text:p>
          </table:table-cell>
          <table:table-cell office:value-type="float" office:value="66.6" calcext:value-type="float">
            <text:p>66.6</text:p>
          </table:table-cell>
          <table:table-cell office:value-type="float" office:value="62.156359754979" calcext:value-type="float">
            <text:p>62.156359754979</text:p>
          </table:table-cell>
          <table:table-cell office:value-type="float" office:value="376.198260473149" calcext:value-type="float">
            <text:p>376.1982604731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6.88" calcext:value-type="float">
            <text:p>136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1381340105901" calcext:value-type="float">
            <text:p>62.1381340105901</text:p>
          </table:table-cell>
          <table:table-cell office:value-type="float" office:value="377.007477933701" calcext:value-type="float">
            <text:p>377.007477933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04" calcext:value-type="float">
            <text:p>137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417" calcext:value-type="float">
            <text:p>417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62.1071053895919" calcext:value-type="float">
            <text:p>62.1071053895919</text:p>
          </table:table-cell>
          <table:table-cell office:value-type="float" office:value="379.381425734582" calcext:value-type="float">
            <text:p>379.381425734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21" calcext:value-type="float">
            <text:p>137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49" calcext:value-type="float">
            <text:p>349</text:p>
          </table:table-cell>
          <table:table-cell office:value-type="float" office:value="276" calcext:value-type="float">
            <text:p>276</text:p>
          </table:table-cell>
          <table:table-cell office:value-type="float" office:value="69" calcext:value-type="float">
            <text:p>69</text:p>
          </table:table-cell>
          <table:table-cell office:value-type="float" office:value="62.1180342099364" calcext:value-type="float">
            <text:p>62.1180342099364</text:p>
          </table:table-cell>
          <table:table-cell office:value-type="float" office:value="384.390872039904" calcext:value-type="float">
            <text:p>384.390872039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38" calcext:value-type="float">
            <text:p>137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276" calcext:value-type="float">
            <text:p>276</text:p>
          </table:table-cell>
          <table:table-cell office:value-type="float" office:value="69" calcext:value-type="float">
            <text:p>69</text:p>
          </table:table-cell>
          <table:table-cell office:value-type="float" office:value="62.0995793834419" calcext:value-type="float">
            <text:p>62.0995793834419</text:p>
          </table:table-cell>
          <table:table-cell office:value-type="float" office:value="387.629925558636" calcext:value-type="float">
            <text:p>387.6299255586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54" calcext:value-type="float">
            <text:p>137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97" calcext:value-type="float">
            <text:p>397</text:p>
          </table:table-cell>
          <table:table-cell office:value-type="float" office:value="316.8" calcext:value-type="float">
            <text:p>316.8</text:p>
          </table:table-cell>
          <table:table-cell office:value-type="float" office:value="79.2" calcext:value-type="float">
            <text:p>79.2</text:p>
          </table:table-cell>
          <table:table-cell office:value-type="float" office:value="62.0934987116711" calcext:value-type="float">
            <text:p>62.0934987116711</text:p>
          </table:table-cell>
          <table:table-cell office:value-type="float" office:value="392.200430230379" calcext:value-type="float">
            <text:p>392.200430230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71" calcext:value-type="float">
            <text:p>137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82" calcext:value-type="float">
            <text:p>382</text:p>
          </table:table-cell>
          <table:table-cell office:value-type="float" office:value="316.8" calcext:value-type="float">
            <text:p>316.8</text:p>
          </table:table-cell>
          <table:table-cell office:value-type="float" office:value="79.2" calcext:value-type="float">
            <text:p>79.2</text:p>
          </table:table-cell>
          <table:table-cell office:value-type="float" office:value="62.0918752162243" calcext:value-type="float">
            <text:p>62.0918752162243</text:p>
          </table:table-cell>
          <table:table-cell office:value-type="float" office:value="396.159010691333" calcext:value-type="float">
            <text:p>396.159010691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7.88" calcext:value-type="float">
            <text:p>137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65" calcext:value-type="float">
            <text:p>365</text:p>
          </table:table-cell>
          <table:table-cell office:value-type="float" office:value="290.4" calcext:value-type="float">
            <text:p>290.4</text:p>
          </table:table-cell>
          <table:table-cell office:value-type="float" office:value="72.6" calcext:value-type="float">
            <text:p>72.6</text:p>
          </table:table-cell>
          <table:table-cell office:value-type="float" office:value="62.0916706943114" calcext:value-type="float">
            <text:p>62.0916706943114</text:p>
          </table:table-cell>
          <table:table-cell office:value-type="float" office:value="399.202298965233" calcext:value-type="float">
            <text:p>399.2022989652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04" calcext:value-type="float">
            <text:p>138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32" calcext:value-type="float">
            <text:p>232</text:p>
          </table:table-cell>
          <table:table-cell office:value-type="float" office:value="290.4" calcext:value-type="float">
            <text:p>290.4</text:p>
          </table:table-cell>
          <table:table-cell office:value-type="float" office:value="72.6" calcext:value-type="float">
            <text:p>72.6</text:p>
          </table:table-cell>
          <table:table-cell office:value-type="float" office:value="62.1454015986456" calcext:value-type="float">
            <text:p>62.1454015986456</text:p>
          </table:table-cell>
          <table:table-cell office:value-type="float" office:value="401.025362420844" calcext:value-type="float">
            <text:p>401.025362420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21" calcext:value-type="float">
            <text:p>138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62.1754732526284" calcext:value-type="float">
            <text:p>62.1754732526284</text:p>
          </table:table-cell>
          <table:table-cell office:value-type="float" office:value="395.327910657369" calcext:value-type="float">
            <text:p>395.3279106573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38" calcext:value-type="float">
            <text:p>138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office:value-type="float" office:value="62.1851937160231" calcext:value-type="float">
            <text:p>62.1851937160231</text:p>
          </table:table-cell>
          <table:table-cell office:value-type="float" office:value="387.489762969762" calcext:value-type="float">
            <text:p>387.489762969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54" calcext:value-type="float">
            <text:p>138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72" calcext:value-type="float">
            <text:p>172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62.1877853683075" calcext:value-type="float">
            <text:p>62.1877853683075</text:p>
          </table:table-cell>
          <table:table-cell office:value-type="float" office:value="380.641946268732" calcext:value-type="float">
            <text:p>380.6419462687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71" calcext:value-type="float">
            <text:p>138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62.1880690073156" calcext:value-type="float">
            <text:p>62.1880690073156</text:p>
          </table:table-cell>
          <table:table-cell office:value-type="float" office:value="375.976994890546" calcext:value-type="float">
            <text:p>375.976994890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8.88" calcext:value-type="float">
            <text:p>138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175.2" calcext:value-type="float">
            <text:p>175.2</text:p>
          </table:table-cell>
          <table:table-cell office:value-type="float" office:value="43.8" calcext:value-type="float">
            <text:p>43.8</text:p>
          </table:table-cell>
          <table:table-cell office:value-type="float" office:value="62.1877196138696" calcext:value-type="float">
            <text:p>62.1877196138696</text:p>
          </table:table-cell>
          <table:table-cell office:value-type="float" office:value="371.959566502" calcext:value-type="float">
            <text:p>371.959566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04" calcext:value-type="float">
            <text:p>139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1" calcext:value-type="float">
            <text:p>241</text:p>
          </table:table-cell>
          <table:table-cell office:value-type="float" office:value="175.2" calcext:value-type="float">
            <text:p>175.2</text:p>
          </table:table-cell>
          <table:table-cell office:value-type="float" office:value="43.8" calcext:value-type="float">
            <text:p>43.8</text:p>
          </table:table-cell>
          <table:table-cell office:value-type="float" office:value="62.1872672043789" calcext:value-type="float">
            <text:p>62.1872672043789</text:p>
          </table:table-cell>
          <table:table-cell office:value-type="float" office:value="369.252389599095" calcext:value-type="float">
            <text:p>369.252389599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21" calcext:value-type="float">
            <text:p>139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53" calcext:value-type="float">
            <text:p>253</text:p>
          </table:table-cell>
          <table:table-cell office:value-type="float" office:value="198.4" calcext:value-type="float">
            <text:p>198.4</text:p>
          </table:table-cell>
          <table:table-cell office:value-type="float" office:value="49.6" calcext:value-type="float">
            <text:p>49.6</text:p>
          </table:table-cell>
          <table:table-cell office:value-type="float" office:value="62.1868800842752" calcext:value-type="float">
            <text:p>62.1868800842752</text:p>
          </table:table-cell>
          <table:table-cell office:value-type="float" office:value="367.374256810315" calcext:value-type="float">
            <text:p>367.374256810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38" calcext:value-type="float">
            <text:p>139.3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21" calcext:value-type="float">
            <text:p>321</text:p>
          </table:table-cell>
          <table:table-cell office:value-type="float" office:value="198.4" calcext:value-type="float">
            <text:p>198.4</text:p>
          </table:table-cell>
          <table:table-cell office:value-type="float" office:value="49.6" calcext:value-type="float">
            <text:p>49.6</text:p>
          </table:table-cell>
          <table:table-cell office:value-type="float" office:value="62.1585094226221" calcext:value-type="float">
            <text:p>62.1585094226221</text:p>
          </table:table-cell>
          <table:table-cell office:value-type="float" office:value="365.913969953685" calcext:value-type="float">
            <text:p>365.913969953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54" calcext:value-type="float">
            <text:p>139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400" calcext:value-type="float">
            <text:p>400</text:p>
          </table:table-cell>
          <table:table-cell office:value-type="float" office:value="275.2" calcext:value-type="float">
            <text:p>275.2</text:p>
          </table:table-cell>
          <table:table-cell office:value-type="float" office:value="68.8" calcext:value-type="float">
            <text:p>68.8</text:p>
          </table:table-cell>
          <table:table-cell office:value-type="float" office:value="62.1318048644892" calcext:value-type="float">
            <text:p>62.1318048644892</text:p>
          </table:table-cell>
          <table:table-cell office:value-type="float" office:value="367.901767653254" calcext:value-type="float">
            <text:p>367.901767653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71" calcext:value-type="float">
            <text:p>139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69" calcext:value-type="float">
            <text:p>369</text:p>
          </table:table-cell>
          <table:table-cell office:value-type="float" office:value="275.2" calcext:value-type="float">
            <text:p>275.2</text:p>
          </table:table-cell>
          <table:table-cell office:value-type="float" office:value="68.8" calcext:value-type="float">
            <text:p>68.8</text:p>
          </table:table-cell>
          <table:table-cell office:value-type="float" office:value="62.1306463995582" calcext:value-type="float">
            <text:p>62.1306463995582</text:p>
          </table:table-cell>
          <table:table-cell office:value-type="float" office:value="374.473878813606" calcext:value-type="float">
            <text:p>374.473878813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39.88" calcext:value-type="float">
            <text:p>139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 office:value-type="float" office:value="334.4" calcext:value-type="float">
            <text:p>334.4</text:p>
          </table:table-cell>
          <table:table-cell office:value-type="float" office:value="83.6" calcext:value-type="float">
            <text:p>83.6</text:p>
          </table:table-cell>
          <table:table-cell office:value-type="float" office:value="62.1315745213798" calcext:value-type="float">
            <text:p>62.1315745213798</text:p>
          </table:table-cell>
          <table:table-cell office:value-type="float" office:value="378.721724474478" calcext:value-type="float">
            <text:p>378.7217244744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04" calcext:value-type="float">
            <text:p>140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35" calcext:value-type="float">
            <text:p>335</text:p>
          </table:table-cell>
          <table:table-cell office:value-type="float" office:value="334.4" calcext:value-type="float">
            <text:p>334.4</text:p>
          </table:table-cell>
          <table:table-cell office:value-type="float" office:value="83.6" calcext:value-type="float">
            <text:p>83.6</text:p>
          </table:table-cell>
          <table:table-cell office:value-type="float" office:value="62.1345351835947" calcext:value-type="float">
            <text:p>62.1345351835947</text:p>
          </table:table-cell>
          <table:table-cell office:value-type="float" office:value="380.355684659481" calcext:value-type="float">
            <text:p>380.355684659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21" calcext:value-type="float">
            <text:p>140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24" calcext:value-type="float">
            <text:p>224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1701485130403" calcext:value-type="float">
            <text:p>62.1701485130403</text:p>
          </table:table-cell>
          <table:table-cell office:value-type="float" office:value="380.900892527499" calcext:value-type="float">
            <text:p>380.900892527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38" calcext:value-type="float">
            <text:p>140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05" calcext:value-type="float">
            <text:p>205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62.1820994340602" calcext:value-type="float">
            <text:p>62.1820994340602</text:p>
          </table:table-cell>
          <table:table-cell office:value-type="float" office:value="377.830756212908" calcext:value-type="float">
            <text:p>377.8307562129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54" calcext:value-type="float">
            <text:p>140.5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15" calcext:value-type="float">
            <text:p>215</text:p>
          </table:table-cell>
          <table:table-cell office:value-type="float" office:value="184.8" calcext:value-type="float">
            <text:p>184.8</text:p>
          </table:table-cell>
          <table:table-cell office:value-type="float" office:value="46.2" calcext:value-type="float">
            <text:p>46.2</text:p>
          </table:table-cell>
          <table:table-cell office:value-type="float" office:value="62.1859182055969" calcext:value-type="float">
            <text:p>62.1859182055969</text:p>
          </table:table-cell>
          <table:table-cell office:value-type="float" office:value="374.116217339995" calcext:value-type="float">
            <text:p>374.116217339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71" calcext:value-type="float">
            <text:p>140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1" calcext:value-type="float">
            <text:p>241</text:p>
          </table:table-cell>
          <table:table-cell office:value-type="float" office:value="184.8" calcext:value-type="float">
            <text:p>184.8</text:p>
          </table:table-cell>
          <table:table-cell office:value-type="float" office:value="46.2" calcext:value-type="float">
            <text:p>46.2</text:p>
          </table:table-cell>
          <table:table-cell office:value-type="float" office:value="62.1868623853396" calcext:value-type="float">
            <text:p>62.1868623853396</text:p>
          </table:table-cell>
          <table:table-cell office:value-type="float" office:value="371.195935050668" calcext:value-type="float">
            <text:p>371.195935050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0.88" calcext:value-type="float">
            <text:p>140.8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42" calcext:value-type="float">
            <text:p>242</text:p>
          </table:table-cell>
          <table:table-cell office:value-type="float" office:value="208.8" calcext:value-type="float">
            <text:p>208.8</text:p>
          </table:table-cell>
          <table:table-cell office:value-type="float" office:value="52.2" calcext:value-type="float">
            <text:p>52.2</text:p>
          </table:table-cell>
          <table:table-cell office:value-type="float" office:value="62.1869421532012" calcext:value-type="float">
            <text:p>62.1869421532012</text:p>
          </table:table-cell>
          <table:table-cell office:value-type="float" office:value="369.232804867809" calcext:value-type="float">
            <text:p>369.2328048678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04" calcext:value-type="float">
            <text:p>141.04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00" calcext:value-type="float">
            <text:p>300</text:p>
          </table:table-cell>
          <table:table-cell office:value-type="float" office:value="208.8" calcext:value-type="float">
            <text:p>208.8</text:p>
          </table:table-cell>
          <table:table-cell office:value-type="float" office:value="52.2" calcext:value-type="float">
            <text:p>52.2</text:p>
          </table:table-cell>
          <table:table-cell office:value-type="float" office:value="62.16627813049" calcext:value-type="float">
            <text:p>62.16627813049</text:p>
          </table:table-cell>
          <table:table-cell office:value-type="float" office:value="369.3451732289" calcext:value-type="float">
            <text:p>369.3451732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21" calcext:value-type="float">
            <text:p>141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79" calcext:value-type="float">
            <text:p>379</text:p>
          </table:table-cell>
          <table:table-cell office:value-type="float" office:value="303.2" calcext:value-type="float">
            <text:p>303.2</text:p>
          </table:table-cell>
          <table:table-cell office:value-type="float" office:value="75.8" calcext:value-type="float">
            <text:p>75.8</text:p>
          </table:table-cell>
          <table:table-cell office:value-type="float" office:value="62.1183734193146" calcext:value-type="float">
            <text:p>62.1183734193146</text:p>
          </table:table-cell>
          <table:table-cell office:value-type="float" office:value="371.531508366345" calcext:value-type="float">
            <text:p>371.5315083663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38" calcext:value-type="float">
            <text:p>141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445" calcext:value-type="float">
            <text:p>445</text:p>
          </table:table-cell>
          <table:table-cell office:value-type="float" office:value="303.2" calcext:value-type="float">
            <text:p>303.2</text:p>
          </table:table-cell>
          <table:table-cell office:value-type="float" office:value="75.8" calcext:value-type="float">
            <text:p>75.8</text:p>
          </table:table-cell>
          <table:table-cell office:value-type="float" office:value="62.0996525785966" calcext:value-type="float">
            <text:p>62.0996525785966</text:p>
          </table:table-cell>
          <table:table-cell office:value-type="float" office:value="377.459361565148" calcext:value-type="float">
            <text:p>377.4593615651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54" calcext:value-type="float">
            <text:p>141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08" calcext:value-type="float">
            <text:p>308</text:p>
          </table:table-cell>
          <table:table-cell office:value-type="float" office:value="245.6" calcext:value-type="float">
            <text:p>245.6</text:p>
          </table:table-cell>
          <table:table-cell office:value-type="float" office:value="61.4" calcext:value-type="float">
            <text:p>61.4</text:p>
          </table:table-cell>
          <table:table-cell office:value-type="float" office:value="62.1393658777476" calcext:value-type="float">
            <text:p>62.1393658777476</text:p>
          </table:table-cell>
          <table:table-cell office:value-type="float" office:value="382.222681909563" calcext:value-type="float">
            <text:p>382.222681909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71" calcext:value-type="float">
            <text:p>141.7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368" calcext:value-type="float">
            <text:p>368</text:p>
          </table:table-cell>
          <table:table-cell office:value-type="float" office:value="245.6" calcext:value-type="float">
            <text:p>245.6</text:p>
          </table:table-cell>
          <table:table-cell office:value-type="float" office:value="61.4" calcext:value-type="float">
            <text:p>61.4</text:p>
          </table:table-cell>
          <table:table-cell office:value-type="float" office:value="62.1412188225217" calcext:value-type="float">
            <text:p>62.1412188225217</text:p>
          </table:table-cell>
          <table:table-cell office:value-type="float" office:value="384.009193723837" calcext:value-type="float">
            <text:p>384.009193723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1.88" calcext:value-type="float">
            <text:p>141.88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75" calcext:value-type="float">
            <text:p>275</text:p>
          </table:table-cell>
          <table:table-cell office:value-type="float" office:value="220.8" calcext:value-type="float">
            <text:p>220.8</text:p>
          </table:table-cell>
          <table:table-cell office:value-type="float" office:value="55.2" calcext:value-type="float">
            <text:p>55.2</text:p>
          </table:table-cell>
          <table:table-cell office:value-type="float" office:value="62.1254730516036" calcext:value-type="float">
            <text:p>62.1254730516036</text:p>
          </table:table-cell>
          <table:table-cell office:value-type="float" office:value="383.654531645882" calcext:value-type="float">
            <text:p>383.6545316458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04" calcext:value-type="float">
            <text:p>142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368" calcext:value-type="float">
            <text:p>368</text:p>
          </table:table-cell>
          <table:table-cell office:value-type="float" office:value="220.8" calcext:value-type="float">
            <text:p>220.8</text:p>
          </table:table-cell>
          <table:table-cell office:value-type="float" office:value="55.2" calcext:value-type="float">
            <text:p>55.2</text:p>
          </table:table-cell>
          <table:table-cell office:value-type="float" office:value="62.1019203670165" calcext:value-type="float">
            <text:p>62.1019203670165</text:p>
          </table:table-cell>
          <table:table-cell office:value-type="float" office:value="385.454753977461" calcext:value-type="float">
            <text:p>385.454753977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21" calcext:value-type="float">
            <text:p>142.21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262" calcext:value-type="float">
            <text:p>262</text:p>
          </table:table-cell>
          <table:table-cell office:value-type="float" office:value="208.8" calcext:value-type="float">
            <text:p>208.8</text:p>
          </table:table-cell>
          <table:table-cell office:value-type="float" office:value="52.2" calcext:value-type="float">
            <text:p>52.2</text:p>
          </table:table-cell>
          <table:table-cell office:value-type="float" office:value="62.1559811901789" calcext:value-type="float">
            <text:p>62.1559811901789</text:p>
          </table:table-cell>
          <table:table-cell office:value-type="float" office:value="387.757010471213" calcext:value-type="float">
            <text:p>387.757010471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38" calcext:value-type="float">
            <text:p>142.38</text:p>
          </table:table-cell>
          <table:table-cell office:value-type="float" office:value="62.2" calcext:value-type="float">
            <text:p>62.2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208.8" calcext:value-type="float">
            <text:p>208.8</text:p>
          </table:table-cell>
          <table:table-cell office:value-type="float" office:value="52.2" calcext:value-type="float">
            <text:p>52.2</text:p>
          </table:table-cell>
          <table:table-cell office:value-type="float" office:value="62.1778573373555" calcext:value-type="float">
            <text:p>62.1778573373555</text:p>
          </table:table-cell>
          <table:table-cell office:value-type="float" office:value="381.929142853392" calcext:value-type="float">
            <text:p>381.9291428533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54" calcext:value-type="float">
            <text:p>142.5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21" calcext:value-type="float">
            <text:p>121</text:p>
          </table:table-cell>
          <table:table-cell office:value-type="float" office:value="85.6" calcext:value-type="float">
            <text:p>85.6</text:p>
          </table:table-cell>
          <table:table-cell office:value-type="float" office:value="21.4" calcext:value-type="float">
            <text:p>21.4</text:p>
          </table:table-cell>
          <table:table-cell office:value-type="float" office:value="62.1743818526191" calcext:value-type="float">
            <text:p>62.1743818526191</text:p>
          </table:table-cell>
          <table:table-cell office:value-type="float" office:value="372.836938801776" calcext:value-type="float">
            <text:p>372.8369388017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71" calcext:value-type="float">
            <text:p>142.7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251" calcext:value-type="float">
            <text:p>251</text:p>
          </table:table-cell>
          <table:table-cell office:value-type="float" office:value="85.6" calcext:value-type="float">
            <text:p>85.6</text:p>
          </table:table-cell>
          <table:table-cell office:value-type="float" office:value="21.4" calcext:value-type="float">
            <text:p>21.4</text:p>
          </table:table-cell>
          <table:table-cell office:value-type="float" office:value="62.1168790889067" calcext:value-type="float">
            <text:p>62.1168790889067</text:p>
          </table:table-cell>
          <table:table-cell office:value-type="float" office:value="365.985893886999" calcext:value-type="float">
            <text:p>365.985893886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2.88" calcext:value-type="float">
            <text:p>142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377" calcext:value-type="float">
            <text:p>377</text:p>
          </table:table-cell>
          <table:table-cell office:value-type="float" office:value="301.6" calcext:value-type="float">
            <text:p>301.6</text:p>
          </table:table-cell>
          <table:table-cell office:value-type="float" office:value="75.4" calcext:value-type="float">
            <text:p>75.4</text:p>
          </table:table-cell>
          <table:table-cell office:value-type="float" office:value="61.9786433743043" calcext:value-type="float">
            <text:p>61.9786433743043</text:p>
          </table:table-cell>
          <table:table-cell office:value-type="float" office:value="365.037558692045" calcext:value-type="float">
            <text:p>365.037558692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04" calcext:value-type="float">
            <text:p>143.04</text:p>
          </table:table-cell>
          <table:table-cell office:value-type="float" office:value="61.7" calcext:value-type="float">
            <text:p>61.7</text:p>
          </table:table-cell>
          <table:table-cell office:value-type="float" office:value="62" calcext:value-type="float">
            <text:p>62</text:p>
          </table:table-cell>
          <table:table-cell office:value-type="float" office:value="882" calcext:value-type="float">
            <text:p>882</text:p>
          </table:table-cell>
          <table:table-cell office:value-type="float" office:value="301.6" calcext:value-type="float">
            <text:p>301.6</text:p>
          </table:table-cell>
          <table:table-cell office:value-type="float" office:value="75.4" calcext:value-type="float">
            <text:p>75.4</text:p>
          </table:table-cell>
          <table:table-cell office:value-type="float" office:value="61.8080292294439" calcext:value-type="float">
            <text:p>61.8080292294439</text:p>
          </table:table-cell>
          <table:table-cell office:value-type="float" office:value="379.175306832014" calcext:value-type="float">
            <text:p>379.175306832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21" calcext:value-type="float">
            <text:p>143.21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027" calcext:value-type="float">
            <text:p>1027</text:p>
          </table:table-cell>
          <table:table-cell office:value-type="float" office:value="821.6" calcext:value-type="float">
            <text:p>821.6</text:p>
          </table:table-cell>
          <table:table-cell office:value-type="float" office:value="205.4" calcext:value-type="float">
            <text:p>205.4</text:p>
          </table:table-cell>
          <table:table-cell office:value-type="float" office:value="61.7670535274762" calcext:value-type="float">
            <text:p>61.7670535274762</text:p>
          </table:table-cell>
          <table:table-cell office:value-type="float" office:value="410.361997812715" calcext:value-type="float">
            <text:p>410.3619978127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38" calcext:value-type="float">
            <text:p>143.3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900" calcext:value-type="float">
            <text:p>900</text:p>
          </table:table-cell>
          <table:table-cell office:value-type="float" office:value="821.6" calcext:value-type="float">
            <text:p>821.6</text:p>
          </table:table-cell>
          <table:table-cell office:value-type="float" office:value="205.4" calcext:value-type="float">
            <text:p>205.4</text:p>
          </table:table-cell>
          <table:table-cell office:value-type="float" office:value="61.7865198205458" calcext:value-type="float">
            <text:p>61.7865198205458</text:p>
          </table:table-cell>
          <table:table-cell office:value-type="float" office:value="440.581527047615" calcext:value-type="float">
            <text:p>440.5815270476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54" calcext:value-type="float">
            <text:p>143.54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855" calcext:value-type="float">
            <text:p>855</text:p>
          </table:table-cell>
          <table:table-cell office:value-type="float" office:value="684" calcext:value-type="float">
            <text:p>684</text:p>
          </table:table-cell>
          <table:table-cell office:value-type="float" office:value="171" calcext:value-type="float">
            <text:p>171</text:p>
          </table:table-cell>
          <table:table-cell office:value-type="float" office:value="61.7893037055297" calcext:value-type="float">
            <text:p>61.7893037055297</text:p>
          </table:table-cell>
          <table:table-cell office:value-type="float" office:value="465.055921875081" calcext:value-type="float">
            <text:p>465.055921875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71" calcext:value-type="float">
            <text:p>143.71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862" calcext:value-type="float">
            <text:p>862</text:p>
          </table:table-cell>
          <table:table-cell office:value-type="float" office:value="684" calcext:value-type="float">
            <text:p>684</text:p>
          </table:table-cell>
          <table:table-cell office:value-type="float" office:value="171" calcext:value-type="float">
            <text:p>171</text:p>
          </table:table-cell>
          <table:table-cell office:value-type="float" office:value="61.7994183796969" calcext:value-type="float">
            <text:p>61.7994183796969</text:p>
          </table:table-cell>
          <table:table-cell office:value-type="float" office:value="487.022484240275" calcext:value-type="float">
            <text:p>487.022484240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3.88" calcext:value-type="float">
            <text:p>143.88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976" calcext:value-type="float">
            <text:p>976</text:p>
          </table:table-cell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office:value-type="float" office:value="61.8052254939984" calcext:value-type="float">
            <text:p>61.8052254939984</text:p>
          </table:table-cell>
          <table:table-cell office:value-type="float" office:value="511.572096706003" calcext:value-type="float">
            <text:p>511.5720967060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04" calcext:value-type="float">
            <text:p>144.04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077" calcext:value-type="float">
            <text:p>1077</text:p>
          </table:table-cell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office:value-type="float" office:value="61.809966014227" calcext:value-type="float">
            <text:p>61.809966014227</text:p>
          </table:table-cell>
          <table:table-cell office:value-type="float" office:value="540.117902486791" calcext:value-type="float">
            <text:p>540.117902486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21" calcext:value-type="float">
            <text:p>144.21</text:p>
          </table:table-cell>
          <table:table-cell office:value-type="float" office:value="61.8" calcext:value-type="float">
            <text:p>61.8</text:p>
          </table:table-cell>
          <table:table-cell office:value-type="float" office:value="62" calcext:value-type="float">
            <text:p>62</text:p>
          </table:table-cell>
          <table:table-cell office:value-type="float" office:value="1148" calcext:value-type="float">
            <text:p>1148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61.8222517984451" calcext:value-type="float">
            <text:p>61.8222517984451</text:p>
          </table:table-cell>
          <table:table-cell office:value-type="float" office:value="572.347820526622" calcext:value-type="float">
            <text:p>572.347820526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38" calcext:value-type="float">
            <text:p>144.38</text:p>
          </table:table-cell>
          <table:table-cell office:value-type="float" office:value="61.9" calcext:value-type="float">
            <text:p>61.9</text:p>
          </table:table-cell>
          <table:table-cell office:value-type="float" office:value="62" calcext:value-type="float">
            <text:p>62</text:p>
          </table:table-cell>
          <table:table-cell office:value-type="float" office:value="1239" calcext:value-type="float">
            <text:p>1239</text:p>
          </table:table-cell>
          <table:table-cell office:value-type="float" office:value="908" calcext:value-type="float">
            <text:p>908</text:p>
          </table:table-cell>
          <table:table-cell office:value-type="float" office:value="227" calcext:value-type="float">
            <text:p>227</text:p>
          </table:table-cell>
          <table:table-cell office:value-type="float" office:value="61.8432141064451" calcext:value-type="float">
            <text:p>61.8432141064451</text:p>
          </table:table-cell>
          <table:table-cell office:value-type="float" office:value="603.83223077882" calcext:value-type="float">
            <text:p>603.832230778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54" calcext:value-type="float">
            <text:p>144.5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88" calcext:value-type="float">
            <text:p>1288</text:p>
          </table:table-cell>
          <table:table-cell office:value-type="float" office:value="1030.4" calcext:value-type="float">
            <text:p>1030.4</text:p>
          </table:table-cell>
          <table:table-cell office:value-type="float" office:value="257.6" calcext:value-type="float">
            <text:p>257.6</text:p>
          </table:table-cell>
          <table:table-cell office:value-type="float" office:value="61.8946536527344" calcext:value-type="float">
            <text:p>61.8946536527344</text:p>
          </table:table-cell>
          <table:table-cell office:value-type="float" office:value="641.219214480081" calcext:value-type="float">
            <text:p>641.219214480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71" calcext:value-type="float">
            <text:p>144.7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83" calcext:value-type="float">
            <text:p>1283</text:p>
          </table:table-cell>
          <table:table-cell office:value-type="float" office:value="1030.4" calcext:value-type="float">
            <text:p>1030.4</text:p>
          </table:table-cell>
          <table:table-cell office:value-type="float" office:value="257.6" calcext:value-type="float">
            <text:p>257.6</text:p>
          </table:table-cell>
          <table:table-cell office:value-type="float" office:value="61.9820616828582" calcext:value-type="float">
            <text:p>61.9820616828582</text:p>
          </table:table-cell>
          <table:table-cell office:value-type="float" office:value="678.926629602378" calcext:value-type="float">
            <text:p>678.926629602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4.88" calcext:value-type="float">
            <text:p>144.8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342" calcext:value-type="float">
            <text:p>1342</text:p>
          </table:table-cell>
          <table:table-cell office:value-type="float" office:value="1073.6" calcext:value-type="float">
            <text:p>1073.6</text:p>
          </table:table-cell>
          <table:table-cell office:value-type="float" office:value="268.4" calcext:value-type="float">
            <text:p>268.4</text:p>
          </table:table-cell>
          <table:table-cell office:value-type="float" office:value="62.0195916203819" calcext:value-type="float">
            <text:p>62.0195916203819</text:p>
          </table:table-cell>
          <table:table-cell office:value-type="float" office:value="715.250129592373" calcext:value-type="float">
            <text:p>715.2501295923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04" calcext:value-type="float">
            <text:p>145.04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391" calcext:value-type="float">
            <text:p>1391</text:p>
          </table:table-cell>
          <table:table-cell office:value-type="float" office:value="1073.6" calcext:value-type="float">
            <text:p>1073.6</text:p>
          </table:table-cell>
          <table:table-cell office:value-type="float" office:value="268.4" calcext:value-type="float">
            <text:p>268.4</text:p>
          </table:table-cell>
          <table:table-cell office:value-type="float" office:value="62.0850313725198" calcext:value-type="float">
            <text:p>62.0850313725198</text:p>
          </table:table-cell>
          <table:table-cell office:value-type="float" office:value="754.975527629642" calcext:value-type="float">
            <text:p>754.9755276296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21" calcext:value-type="float">
            <text:p>145.21</text:p>
          </table:table-cell>
          <table:table-cell office:value-type="float" office:value="62.1" calcext:value-type="float">
            <text:p>62.1</text:p>
          </table:table-cell>
          <table:table-cell office:value-type="float" office:value="62" calcext:value-type="float">
            <text:p>62</text:p>
          </table:table-cell>
          <table:table-cell office:value-type="float" office:value="1450" calcext:value-type="float">
            <text:p>1450</text:p>
          </table:table-cell>
          <table:table-cell office:value-type="float" office:value="1073.6" calcext:value-type="float">
            <text:p>1073.6</text:p>
          </table:table-cell>
          <table:table-cell office:value-type="float" office:value="268.4" calcext:value-type="float">
            <text:p>268.4</text:p>
          </table:table-cell>
          <table:table-cell office:value-type="float" office:value="62.1290169561376" calcext:value-type="float">
            <text:p>62.1290169561376</text:p>
          </table:table-cell>
          <table:table-cell office:value-type="float" office:value="794.262333917996" calcext:value-type="float">
            <text:p>794.262333917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38" calcext:value-type="float">
            <text:p>145.38</text:p>
          </table:table-cell>
          <table:table-cell office:value-type="float" office:value="62.2" calcext:value-type="float">
            <text:p>62.2</text:p>
          </table:table-cell>
          <table:table-cell office:value-type="float" office:value="62.033" calcext:value-type="float">
            <text:p>62.033</text:p>
          </table:table-cell>
          <table:table-cell office:value-type="float" office:value="1500" calcext:value-type="float">
            <text:p>1500</text:p>
          </table:table-cell>
          <table:table-cell office:value-type="float" office:value="1166.4" calcext:value-type="float">
            <text:p>1166.4</text:p>
          </table:table-cell>
          <table:table-cell office:value-type="float" office:value="291.6" calcext:value-type="float">
            <text:p>291.6</text:p>
          </table:table-cell>
          <table:table-cell office:value-type="float" office:value="62.1573132861821" calcext:value-type="float">
            <text:p>62.1573132861821</text:p>
          </table:table-cell>
          <table:table-cell office:value-type="float" office:value="834.469251868547" calcext:value-type="float">
            <text:p>834.469251868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54" calcext:value-type="float">
            <text:p>145.54</text:p>
          </table:table-cell>
          <table:table-cell office:value-type="float" office:value="62.3" calcext:value-type="float">
            <text:p>62.3</text:p>
          </table:table-cell>
          <table:table-cell office:value-type="float" office:value="62.199" calcext:value-type="float">
            <text:p>62.199</text:p>
          </table:table-cell>
          <table:table-cell office:value-type="float" office:value="1500" calcext:value-type="float">
            <text:p>1500</text:p>
          </table:table-cell>
          <table:table-cell office:value-type="float" office:value="1166.4" calcext:value-type="float">
            <text:p>1166.4</text:p>
          </table:table-cell>
          <table:table-cell office:value-type="float" office:value="291.6" calcext:value-type="float">
            <text:p>291.6</text:p>
          </table:table-cell>
          <table:table-cell office:value-type="float" office:value="62.2227506755031" calcext:value-type="float">
            <text:p>62.2227506755031</text:p>
          </table:table-cell>
          <table:table-cell office:value-type="float" office:value="870.557284380391" calcext:value-type="float">
            <text:p>870.557284380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71" calcext:value-type="float">
            <text:p>145.71</text:p>
          </table:table-cell>
          <table:table-cell office:value-type="float" office:value="62.3" calcext:value-type="float">
            <text:p>62.3</text:p>
          </table:table-cell>
          <table:table-cell office:value-type="float" office:value="62.366" calcext:value-type="float">
            <text:p>62.3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3145459533634" calcext:value-type="float">
            <text:p>62.3145459533634</text:p>
          </table:table-cell>
          <table:table-cell office:value-type="float" office:value="910.018662079938" calcext:value-type="float">
            <text:p>910.018662079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5.88" calcext:value-type="float">
            <text:p>145.88</text:p>
          </table:table-cell>
          <table:table-cell office:value-type="float" office:value="62.4" calcext:value-type="float">
            <text:p>62.4</text:p>
          </table:table-cell>
          <table:table-cell office:value-type="float" office:value="62.533" calcext:value-type="float">
            <text:p>62.53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3646925812839" calcext:value-type="float">
            <text:p>62.3646925812839</text:p>
          </table:table-cell>
          <table:table-cell office:value-type="float" office:value="947.098981456873" calcext:value-type="float">
            <text:p>947.0989814568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04" calcext:value-type="float">
            <text:p>146.04</text:p>
          </table:table-cell>
          <table:table-cell office:value-type="float" office:value="62.5" calcext:value-type="float">
            <text:p>62.5</text:p>
          </table:table-cell>
          <table:table-cell office:value-type="float" office:value="62.698" calcext:value-type="float">
            <text:p>62.698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4412450442757" calcext:value-type="float">
            <text:p>62.4412450442757</text:p>
          </table:table-cell>
          <table:table-cell office:value-type="float" office:value="983.100031292313" calcext:value-type="float">
            <text:p>983.100031292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21" calcext:value-type="float">
            <text:p>146.21</text:p>
          </table:table-cell>
          <table:table-cell office:value-type="float" office:value="62.5" calcext:value-type="float">
            <text:p>62.5</text:p>
          </table:table-cell>
          <table:table-cell office:value-type="float" office:value="62.866" calcext:value-type="float">
            <text:p>62.8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536076413395" calcext:value-type="float">
            <text:p>62.536076413395</text:p>
          </table:table-cell>
          <table:table-cell office:value-type="float" office:value="1017.41116009141" calcext:value-type="float">
            <text:p>1017.41116009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38" calcext:value-type="float">
            <text:p>146.38</text:p>
          </table:table-cell>
          <table:table-cell office:value-type="float" office:value="62.6" calcext:value-type="float">
            <text:p>62.6</text:p>
          </table:table-cell>
          <table:table-cell office:value-type="float" office:value="63.033" calcext:value-type="float">
            <text:p>63.03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6072736070016" calcext:value-type="float">
            <text:p>62.6072736070016</text:p>
          </table:table-cell>
          <table:table-cell office:value-type="float" office:value="1050.69062602861" calcext:value-type="float">
            <text:p>1050.690626028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54" calcext:value-type="float">
            <text:p>146.54</text:p>
          </table:table-cell>
          <table:table-cell office:value-type="float" office:value="62.7" calcext:value-type="float">
            <text:p>62.7</text:p>
          </table:table-cell>
          <table:table-cell office:value-type="float" office:value="63.198" calcext:value-type="float">
            <text:p>63.198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7279165145299" calcext:value-type="float">
            <text:p>62.7279165145299</text:p>
          </table:table-cell>
          <table:table-cell office:value-type="float" office:value="1082.9339538509" calcext:value-type="float">
            <text:p>1082.9339538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71" calcext:value-type="float">
            <text:p>146.71</text:p>
          </table:table-cell>
          <table:table-cell office:value-type="float" office:value="62.8" calcext:value-type="float">
            <text:p>62.8</text:p>
          </table:table-cell>
          <table:table-cell office:value-type="float" office:value="63.365" calcext:value-type="float">
            <text:p>63.365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8166664631891" calcext:value-type="float">
            <text:p>62.8166664631891</text:p>
          </table:table-cell>
          <table:table-cell office:value-type="float" office:value="1113.25527295716" calcext:value-type="float">
            <text:p>1113.255272957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6.88" calcext:value-type="float">
            <text:p>146.88</text:p>
          </table:table-cell>
          <table:table-cell office:value-type="float" office:value="62.9" calcext:value-type="float">
            <text:p>62.9</text:p>
          </table:table-cell>
          <table:table-cell office:value-type="float" office:value="63.532" calcext:value-type="float">
            <text:p>63.53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2.9275702591794" calcext:value-type="float">
            <text:p>62.9275702591794</text:p>
          </table:table-cell>
          <table:table-cell office:value-type="float" office:value="1142.88191775292" calcext:value-type="float">
            <text:p>1142.881917752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04" calcext:value-type="float">
            <text:p>147.04</text:p>
          </table:table-cell>
          <table:table-cell office:value-type="float" office:value="63" calcext:value-type="float">
            <text:p>63</text:p>
          </table:table-cell>
          <table:table-cell office:value-type="float" office:value="63.699" calcext:value-type="float">
            <text:p>63.69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0171324076007" calcext:value-type="float">
            <text:p>63.0171324076007</text:p>
          </table:table-cell>
          <table:table-cell office:value-type="float" office:value="1171.43822812416" calcext:value-type="float">
            <text:p>1171.43822812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21" calcext:value-type="float">
            <text:p>147.21</text:p>
          </table:table-cell>
          <table:table-cell office:value-type="float" office:value="63.1" calcext:value-type="float">
            <text:p>63.1</text:p>
          </table:table-cell>
          <table:table-cell office:value-type="float" office:value="63.866" calcext:value-type="float">
            <text:p>63.8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1264302418405" calcext:value-type="float">
            <text:p>63.1264302418405</text:p>
          </table:table-cell>
          <table:table-cell office:value-type="float" office:value="1196.79888374504" calcext:value-type="float">
            <text:p>1196.79888374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38" calcext:value-type="float">
            <text:p>147.38</text:p>
          </table:table-cell>
          <table:table-cell office:value-type="float" office:value="63.2" calcext:value-type="float">
            <text:p>63.2</text:p>
          </table:table-cell>
          <table:table-cell office:value-type="float" office:value="64.031" calcext:value-type="float">
            <text:p>64.03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2211270628149" calcext:value-type="float">
            <text:p>63.2211270628149</text:p>
          </table:table-cell>
          <table:table-cell office:value-type="float" office:value="1223.00936180273" calcext:value-type="float">
            <text:p>1223.009361802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54" calcext:value-type="float">
            <text:p>147.54</text:p>
          </table:table-cell>
          <table:table-cell office:value-type="float" office:value="63.3" calcext:value-type="float">
            <text:p>63.3</text:p>
          </table:table-cell>
          <table:table-cell office:value-type="float" office:value="64.198" calcext:value-type="float">
            <text:p>64.198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3234341556849" calcext:value-type="float">
            <text:p>63.3234341556849</text:p>
          </table:table-cell>
          <table:table-cell office:value-type="float" office:value="1248.70025352872" calcext:value-type="float">
            <text:p>1248.70025352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71" calcext:value-type="float">
            <text:p>147.71</text:p>
          </table:table-cell>
          <table:table-cell office:value-type="float" office:value="63.4" calcext:value-type="float">
            <text:p>63.4</text:p>
          </table:table-cell>
          <table:table-cell office:value-type="float" office:value="64.365" calcext:value-type="float">
            <text:p>64.365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437782154818" calcext:value-type="float">
            <text:p>63.437782154818</text:p>
          </table:table-cell>
          <table:table-cell office:value-type="float" office:value="1273.03934401792" calcext:value-type="float">
            <text:p>1273.03934401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7.88" calcext:value-type="float">
            <text:p>147.88</text:p>
          </table:table-cell>
          <table:table-cell office:value-type="float" office:value="63.5" calcext:value-type="float">
            <text:p>63.5</text:p>
          </table:table-cell>
          <table:table-cell office:value-type="float" office:value="64.532" calcext:value-type="float">
            <text:p>64.53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5075144254717" calcext:value-type="float">
            <text:p>63.5075144254717</text:p>
          </table:table-cell>
          <table:table-cell office:value-type="float" office:value="1296.50459804715" calcext:value-type="float">
            <text:p>1296.504598047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04" calcext:value-type="float">
            <text:p>148.04</text:p>
          </table:table-cell>
          <table:table-cell office:value-type="float" office:value="63.6" calcext:value-type="float">
            <text:p>63.6</text:p>
          </table:table-cell>
          <table:table-cell office:value-type="float" office:value="64.699" calcext:value-type="float">
            <text:p>64.69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6307899668001" calcext:value-type="float">
            <text:p>63.6307899668001</text:p>
          </table:table-cell>
          <table:table-cell office:value-type="float" office:value="1319.20468167988" calcext:value-type="float">
            <text:p>1319.20468167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21" calcext:value-type="float">
            <text:p>148.21</text:p>
          </table:table-cell>
          <table:table-cell office:value-type="float" office:value="63.7" calcext:value-type="float">
            <text:p>63.7</text:p>
          </table:table-cell>
          <table:table-cell office:value-type="float" office:value="64.865" calcext:value-type="float">
            <text:p>64.865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728513681186" calcext:value-type="float">
            <text:p>63.728513681186</text:p>
          </table:table-cell>
          <table:table-cell office:value-type="float" office:value="1341.03813317203" calcext:value-type="float">
            <text:p>1341.03813317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38" calcext:value-type="float">
            <text:p>148.38</text:p>
          </table:table-cell>
          <table:table-cell office:value-type="float" office:value="63.9" calcext:value-type="float">
            <text:p>63.9</text:p>
          </table:table-cell>
          <table:table-cell office:value-type="float" office:value="65.032" calcext:value-type="float">
            <text:p>65.03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8635273931147" calcext:value-type="float">
            <text:p>63.8635273931147</text:p>
          </table:table-cell>
          <table:table-cell office:value-type="float" office:value="1362.21559576814" calcext:value-type="float">
            <text:p>1362.21559576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54" calcext:value-type="float">
            <text:p>148.54</text:p>
          </table:table-cell>
          <table:table-cell office:value-type="float" office:value="64" calcext:value-type="float">
            <text:p>64</text:p>
          </table:table-cell>
          <table:table-cell office:value-type="float" office:value="65.199" calcext:value-type="float">
            <text:p>65.19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738543366887" calcext:value-type="float">
            <text:p>63.9738543366887</text:p>
          </table:table-cell>
          <table:table-cell office:value-type="float" office:value="1380.39856503837" calcext:value-type="float">
            <text:p>1380.39856503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71" calcext:value-type="float">
            <text:p>148.71</text:p>
          </table:table-cell>
          <table:table-cell office:value-type="float" office:value="64.1" calcext:value-type="float">
            <text:p>64.1</text:p>
          </table:table-cell>
          <table:table-cell office:value-type="float" office:value="65.366" calcext:value-type="float">
            <text:p>65.3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1097520575285" calcext:value-type="float">
            <text:p>64.1097520575285</text:p>
          </table:table-cell>
          <table:table-cell office:value-type="float" office:value="1399.96314924711" calcext:value-type="float">
            <text:p>1399.963149247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.88" calcext:value-type="float">
            <text:p>148.88</text:p>
          </table:table-cell>
          <table:table-cell office:value-type="float" office:value="64.1" calcext:value-type="float">
            <text:p>64.1</text:p>
          </table:table-cell>
          <table:table-cell office:value-type="float" office:value="65.533" calcext:value-type="float">
            <text:p>65.53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2008903546895" calcext:value-type="float">
            <text:p>64.2008903546895</text:p>
          </table:table-cell>
          <table:table-cell office:value-type="float" office:value="1418.66606290199" calcext:value-type="float">
            <text:p>1418.66606290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04" calcext:value-type="float">
            <text:p>149.04</text:p>
          </table:table-cell>
          <table:table-cell office:value-type="float" office:value="64.3" calcext:value-type="float">
            <text:p>64.3</text:p>
          </table:table-cell>
          <table:table-cell office:value-type="float" office:value="65.699" calcext:value-type="float">
            <text:p>65.69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3228289703167" calcext:value-type="float">
            <text:p>64.3228289703167</text:p>
          </table:table-cell>
          <table:table-cell office:value-type="float" office:value="1436.80525570446" calcext:value-type="float">
            <text:p>1436.80525570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21" calcext:value-type="float">
            <text:p>149.21</text:p>
          </table:table-cell>
          <table:table-cell office:value-type="float" office:value="64.4" calcext:value-type="float">
            <text:p>64.4</text:p>
          </table:table-cell>
          <table:table-cell office:value-type="float" office:value="65.866" calcext:value-type="float">
            <text:p>65.8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4507977364987" calcext:value-type="float">
            <text:p>64.4507977364987</text:p>
          </table:table-cell>
          <table:table-cell office:value-type="float" office:value="1454.37649210759" calcext:value-type="float">
            <text:p>1454.376492107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38" calcext:value-type="float">
            <text:p>149.38</text:p>
          </table:table-cell>
          <table:table-cell office:value-type="float" office:value="64.5" calcext:value-type="float">
            <text:p>64.5</text:p>
          </table:table-cell>
          <table:table-cell office:value-type="float" office:value="66.033" calcext:value-type="float">
            <text:p>66.03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5719073127514" calcext:value-type="float">
            <text:p>64.5719073127514</text:p>
          </table:table-cell>
          <table:table-cell office:value-type="float" office:value="1470.9543703412" calcext:value-type="float">
            <text:p>1470.9543703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54" calcext:value-type="float">
            <text:p>149.54</text:p>
          </table:table-cell>
          <table:table-cell office:value-type="float" office:value="64.7" calcext:value-type="float">
            <text:p>64.7</text:p>
          </table:table-cell>
          <table:table-cell office:value-type="float" office:value="66.199" calcext:value-type="float">
            <text:p>66.19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6981306773991" calcext:value-type="float">
            <text:p>64.6981306773991</text:p>
          </table:table-cell>
          <table:table-cell office:value-type="float" office:value="1487.29094822391" calcext:value-type="float">
            <text:p>1487.29094822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71" calcext:value-type="float">
            <text:p>149.71</text:p>
          </table:table-cell>
          <table:table-cell office:value-type="float" office:value="64.7" calcext:value-type="float">
            <text:p>64.7</text:p>
          </table:table-cell>
          <table:table-cell office:value-type="float" office:value="66.366" calcext:value-type="float">
            <text:p>66.36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7986797120551" calcext:value-type="float">
            <text:p>64.7986797120551</text:p>
          </table:table-cell>
          <table:table-cell office:value-type="float" office:value="1501.22054951889" calcext:value-type="float">
            <text:p>1501.22054951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9.88" calcext:value-type="float">
            <text:p>149.88</text:p>
          </table:table-cell>
          <table:table-cell office:value-type="float" office:value="64.9" calcext:value-type="float">
            <text:p>64.9</text:p>
          </table:table-cell>
          <table:table-cell office:value-type="float" office:value="66.533" calcext:value-type="float">
            <text:p>66.53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9264443362215" calcext:value-type="float">
            <text:p>64.9264443362215</text:p>
          </table:table-cell>
          <table:table-cell office:value-type="float" office:value="1516.22548162055" calcext:value-type="float">
            <text:p>1516.22548162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04" calcext:value-type="float">
            <text:p>150.04</text:p>
          </table:table-cell>
          <table:table-cell office:value-type="float" office:value="65" calcext:value-type="float">
            <text:p>65</text:p>
          </table:table-cell>
          <table:table-cell office:value-type="float" office:value="66.7" calcext:value-type="float">
            <text:p>66.7</text:p>
          </table:table-cell>
          <table:table-cell office:value-type="float" office:value="1997" calcext:value-type="float">
            <text:p>1997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5.0651970855459" calcext:value-type="float">
            <text:p>65.0651970855459</text:p>
          </table:table-cell>
          <table:table-cell office:value-type="float" office:value="1545.00872854917" calcext:value-type="float">
            <text:p>1545.00872854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21" calcext:value-type="float">
            <text:p>150.21</text:p>
          </table:table-cell>
          <table:table-cell office:value-type="float" office:value="65.2" calcext:value-type="float">
            <text:p>65.2</text:p>
          </table:table-cell>
          <table:table-cell office:value-type="float" office:value="66.866" calcext:value-type="float">
            <text:p>66.866</text:p>
          </table:table-cell>
          <table:table-cell office:value-type="float" office:value="1991" calcext:value-type="float">
            <text:p>1991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5.2197238002158" calcext:value-type="float">
            <text:p>65.2197238002158</text:p>
          </table:table-cell>
          <table:table-cell office:value-type="float" office:value="1582.41823526346" calcext:value-type="float">
            <text:p>1582.418235263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38" calcext:value-type="float">
            <text:p>150.38</text:p>
          </table:table-cell>
          <table:table-cell office:value-type="float" office:value="65.4" calcext:value-type="float">
            <text:p>65.4</text:p>
          </table:table-cell>
          <table:table-cell office:value-type="float" office:value="67.032" calcext:value-type="float">
            <text:p>67.032</text:p>
          </table:table-cell>
          <table:table-cell office:value-type="float" office:value="1981" calcext:value-type="float">
            <text:p>1981</text:p>
          </table:table-cell>
          <table:table-cell office:value-type="float" office:value="22.7999999999989" calcext:value-type="float">
            <text:p>22.7999999999989</text:p>
          </table:table-cell>
          <table:table-cell office:value-type="float" office:value="1968.2" calcext:value-type="float">
            <text:p>1968.2</text:p>
          </table:table-cell>
          <table:table-cell office:value-type="float" office:value="65.3598972833879" calcext:value-type="float">
            <text:p>65.3598972833879</text:p>
          </table:table-cell>
          <table:table-cell office:value-type="float" office:value="1618.44662727348" calcext:value-type="float">
            <text:p>1618.44662727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54" calcext:value-type="float">
            <text:p>150.54</text:p>
          </table:table-cell>
          <table:table-cell office:value-type="float" office:value="65.7" calcext:value-type="float">
            <text:p>65.7</text:p>
          </table:table-cell>
          <table:table-cell office:value-type="float" office:value="67.199" calcext:value-type="float">
            <text:p>67.199</text:p>
          </table:table-cell>
          <table:table-cell office:value-type="float" office:value="1973" calcext:value-type="float">
            <text:p>1973</text:p>
          </table:table-cell>
          <table:table-cell office:value-type="float" office:value="22.7999999999989" calcext:value-type="float">
            <text:p>22.7999999999989</text:p>
          </table:table-cell>
          <table:table-cell office:value-type="float" office:value="1968.2" calcext:value-type="float">
            <text:p>1968.2</text:p>
          </table:table-cell>
          <table:table-cell office:value-type="float" office:value="65.5801513536469" calcext:value-type="float">
            <text:p>65.5801513536469</text:p>
          </table:table-cell>
          <table:table-cell office:value-type="float" office:value="1652.43192044556" calcext:value-type="float">
            <text:p>1652.43192044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71" calcext:value-type="float">
            <text:p>150.71</text:p>
          </table:table-cell>
          <table:table-cell office:value-type="float" office:value="66.1" calcext:value-type="float">
            <text:p>66.1</text:p>
          </table:table-cell>
          <table:table-cell office:value-type="float" office:value="67.366" calcext:value-type="float">
            <text:p>67.366</text:p>
          </table:table-cell>
          <table:table-cell office:value-type="float" office:value="1968" calcext:value-type="float">
            <text:p>1968</text:p>
          </table:table-cell>
          <table:table-cell office:value-type="float" office:value="78.4" calcext:value-type="float">
            <text:p>78.4</text:p>
          </table:table-cell>
          <table:table-cell office:value-type="float" office:value="1894.6" calcext:value-type="float">
            <text:p>1894.6</text:p>
          </table:table-cell>
          <table:table-cell office:value-type="float" office:value="65.8554103266043" calcext:value-type="float">
            <text:p>65.8554103266043</text:p>
          </table:table-cell>
          <table:table-cell office:value-type="float" office:value="1681.87808475487" calcext:value-type="float">
            <text:p>1681.878084754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0.88" calcext:value-type="float">
            <text:p>150.88</text:p>
          </table:table-cell>
          <table:table-cell office:value-type="float" office:value="66.4" calcext:value-type="float">
            <text:p>66.4</text:p>
          </table:table-cell>
          <table:table-cell office:value-type="float" office:value="67.533" calcext:value-type="float">
            <text:p>67.533</text:p>
          </table:table-cell>
          <table:table-cell office:value-type="float" office:value="1338" calcext:value-type="float">
            <text:p>1338</text:p>
          </table:table-cell>
          <table:table-cell office:value-type="float" office:value="78.4" calcext:value-type="float">
            <text:p>78.4</text:p>
          </table:table-cell>
          <table:table-cell office:value-type="float" office:value="1894.6" calcext:value-type="float">
            <text:p>1894.6</text:p>
          </table:table-cell>
          <table:table-cell office:value-type="float" office:value="66.2193838902883" calcext:value-type="float">
            <text:p>66.2193838902883</text:p>
          </table:table-cell>
          <table:table-cell office:value-type="float" office:value="1703.40946223096" calcext:value-type="float">
            <text:p>1703.409462230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04" calcext:value-type="float">
            <text:p>151.04</text:p>
          </table:table-cell>
          <table:table-cell office:value-type="float" office:value="66.7" calcext:value-type="float">
            <text:p>66.7</text:p>
          </table:table-cell>
          <table:table-cell office:value-type="float" office:value="67.699" calcext:value-type="float">
            <text:p>67.699</text:p>
          </table:table-cell>
          <table:table-cell office:value-type="float" office:value="872" calcext:value-type="float">
            <text:p>872</text:p>
          </table:table-cell>
          <table:table-cell office:value-type="float" office:value="1071.2" calcext:value-type="float">
            <text:p>1071.2</text:p>
          </table:table-cell>
          <table:table-cell office:value-type="float" office:value="267.8" calcext:value-type="float">
            <text:p>267.8</text:p>
          </table:table-cell>
          <table:table-cell office:value-type="float" office:value="66.5738021362462" calcext:value-type="float">
            <text:p>66.5738021362462</text:p>
          </table:table-cell>
          <table:table-cell office:value-type="float" office:value="1695.67188895175" calcext:value-type="float">
            <text:p>1695.67188895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21" calcext:value-type="float">
            <text:p>151.21</text:p>
          </table:table-cell>
          <table:table-cell office:value-type="float" office:value="67" calcext:value-type="float">
            <text:p>67</text:p>
          </table:table-cell>
          <table:table-cell office:value-type="float" office:value="67.866" calcext:value-type="float">
            <text:p>67.866</text:p>
          </table:table-cell>
          <table:table-cell office:value-type="float" office:value="613" calcext:value-type="float">
            <text:p>613</text:p>
          </table:table-cell>
          <table:table-cell office:value-type="float" office:value="1071.2" calcext:value-type="float">
            <text:p>1071.2</text:p>
          </table:table-cell>
          <table:table-cell office:value-type="float" office:value="267.8" calcext:value-type="float">
            <text:p>267.8</text:p>
          </table:table-cell>
          <table:table-cell office:value-type="float" office:value="66.8908017273814" calcext:value-type="float">
            <text:p>66.8908017273814</text:p>
          </table:table-cell>
          <table:table-cell office:value-type="float" office:value="1668.47987834554" calcext:value-type="float">
            <text:p>1668.479878345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38" calcext:value-type="float">
            <text:p>151.38</text:p>
          </table:table-cell>
          <table:table-cell office:value-type="float" office:value="67.2" calcext:value-type="float">
            <text:p>67.2</text:p>
          </table:table-cell>
          <table:table-cell office:value-type="float" office:value="68.032" calcext:value-type="float">
            <text:p>68.032</text:p>
          </table:table-cell>
          <table:table-cell office:value-type="float" office:value="590" calcext:value-type="float">
            <text:p>590</text:p>
          </table:table-cell>
          <table:table-cell office:value-type="float" office:value="507.2" calcext:value-type="float">
            <text:p>507.2</text:p>
          </table:table-cell>
          <table:table-cell office:value-type="float" office:value="126.8" calcext:value-type="float">
            <text:p>126.8</text:p>
          </table:table-cell>
          <table:table-cell office:value-type="float" office:value="67.1579047629507" calcext:value-type="float">
            <text:p>67.1579047629507</text:p>
          </table:table-cell>
          <table:table-cell office:value-type="float" office:value="1634.60589097025" calcext:value-type="float">
            <text:p>1634.60589097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54" calcext:value-type="float">
            <text:p>151.54</text:p>
          </table:table-cell>
          <table:table-cell office:value-type="float" office:value="67.3" calcext:value-type="float">
            <text:p>67.3</text:p>
          </table:table-cell>
          <table:table-cell office:value-type="float" office:value="68.199" calcext:value-type="float">
            <text:p>68.199</text:p>
          </table:table-cell>
          <table:table-cell office:value-type="float" office:value="710" calcext:value-type="float">
            <text:p>710</text:p>
          </table:table-cell>
          <table:table-cell office:value-type="float" office:value="507.2" calcext:value-type="float">
            <text:p>507.2</text:p>
          </table:table-cell>
          <table:table-cell office:value-type="float" office:value="126.8" calcext:value-type="float">
            <text:p>126.8</text:p>
          </table:table-cell>
          <table:table-cell office:value-type="float" office:value="67.3369798766254" calcext:value-type="float">
            <text:p>67.3369798766254</text:p>
          </table:table-cell>
          <table:table-cell office:value-type="float" office:value="1602.2658032484" calcext:value-type="float">
            <text:p>1602.26580324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71" calcext:value-type="float">
            <text:p>151.71</text:p>
          </table:table-cell>
          <table:table-cell office:value-type="float" office:value="67.4" calcext:value-type="float">
            <text:p>67.4</text:p>
          </table:table-cell>
          <table:table-cell office:value-type="float" office:value="68.365" calcext:value-type="float">
            <text:p>68.365</text:p>
          </table:table-cell>
          <table:table-cell office:value-type="float" office:value="830" calcext:value-type="float">
            <text:p>830</text:p>
          </table:table-cell>
          <table:table-cell office:value-type="float" office:value="568" calcext:value-type="float">
            <text:p>568</text:p>
          </table:table-cell>
          <table:table-cell office:value-type="float" office:value="142" calcext:value-type="float">
            <text:p>142</text:p>
          </table:table-cell>
          <table:table-cell office:value-type="float" office:value="67.4905179721993" calcext:value-type="float">
            <text:p>67.4905179721993</text:p>
          </table:table-cell>
          <table:table-cell office:value-type="float" office:value="1578.68092577812" calcext:value-type="float">
            <text:p>1578.68092577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1.88" calcext:value-type="float">
            <text:p>151.88</text:p>
          </table:table-cell>
          <table:table-cell office:value-type="float" office:value="67.5" calcext:value-type="float">
            <text:p>67.5</text:p>
          </table:table-cell>
          <table:table-cell office:value-type="float" office:value="68.532" calcext:value-type="float">
            <text:p>68.532</text:p>
          </table:table-cell>
          <table:table-cell office:value-type="float" office:value="1182" calcext:value-type="float">
            <text:p>1182</text:p>
          </table:table-cell>
          <table:table-cell office:value-type="float" office:value="568" calcext:value-type="float">
            <text:p>568</text:p>
          </table:table-cell>
          <table:table-cell office:value-type="float" office:value="142" calcext:value-type="float">
            <text:p>142</text:p>
          </table:table-cell>
          <table:table-cell office:value-type="float" office:value="67.5909127190208" calcext:value-type="float">
            <text:p>67.5909127190208</text:p>
          </table:table-cell>
          <table:table-cell office:value-type="float" office:value="1565.63146187914" calcext:value-type="float">
            <text:p>1565.631461879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04" calcext:value-type="float">
            <text:p>152.04</text:p>
          </table:table-cell>
          <table:table-cell office:value-type="float" office:value="67.6" calcext:value-type="float">
            <text:p>67.6</text:p>
          </table:table-cell>
          <table:table-cell office:value-type="float" office:value="68.699" calcext:value-type="float">
            <text:p>68.699</text:p>
          </table:table-cell>
          <table:table-cell office:value-type="float" office:value="1478" calcext:value-type="float">
            <text:p>1478</text:p>
          </table:table-cell>
          <table:table-cell office:value-type="float" office:value="949.6" calcext:value-type="float">
            <text:p>949.6</text:p>
          </table:table-cell>
          <table:table-cell office:value-type="float" office:value="237.4" calcext:value-type="float">
            <text:p>237.4</text:p>
          </table:table-cell>
          <table:table-cell office:value-type="float" office:value="67.6903587340443" calcext:value-type="float">
            <text:p>67.6903587340443</text:p>
          </table:table-cell>
          <table:table-cell office:value-type="float" office:value="1568.43003958684" calcext:value-type="float">
            <text:p>1568.43003958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21" calcext:value-type="float">
            <text:p>152.21</text:p>
          </table:table-cell>
          <table:table-cell office:value-type="float" office:value="67.7" calcext:value-type="float">
            <text:p>67.7</text:p>
          </table:table-cell>
          <table:table-cell office:value-type="float" office:value="68.865" calcext:value-type="float">
            <text:p>68.865</text:p>
          </table:table-cell>
          <table:table-cell office:value-type="float" office:value="1712" calcext:value-type="float">
            <text:p>1712</text:p>
          </table:table-cell>
          <table:table-cell office:value-type="float" office:value="949.6" calcext:value-type="float">
            <text:p>949.6</text:p>
          </table:table-cell>
          <table:table-cell office:value-type="float" office:value="237.4" calcext:value-type="float">
            <text:p>237.4</text:p>
          </table:table-cell>
          <table:table-cell office:value-type="float" office:value="67.7681040267733" calcext:value-type="float">
            <text:p>67.7681040267733</text:p>
          </table:table-cell>
          <table:table-cell office:value-type="float" office:value="1581.22527639591" calcext:value-type="float">
            <text:p>1581.225276395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38" calcext:value-type="float">
            <text:p>152.38</text:p>
          </table:table-cell>
          <table:table-cell office:value-type="float" office:value="67.8" calcext:value-type="float">
            <text:p>67.8</text:p>
          </table:table-cell>
          <table:table-cell office:value-type="float" office:value="69.033" calcext:value-type="float">
            <text:p>69.033</text:p>
          </table:table-cell>
          <table:table-cell office:value-type="float" office:value="1835" calcext:value-type="float">
            <text:p>1835</text:p>
          </table:table-cell>
          <table:table-cell office:value-type="float" office:value="898.400000000001" calcext:value-type="float">
            <text:p>898.400000000001</text:p>
          </table:table-cell>
          <table:table-cell office:value-type="float" office:value="799.599999999999" calcext:value-type="float">
            <text:p>799.599999999999</text:p>
          </table:table-cell>
          <table:table-cell office:value-type="float" office:value="67.8715332036883" calcext:value-type="float">
            <text:p>67.8715332036883</text:p>
          </table:table-cell>
          <table:table-cell office:value-type="float" office:value="1603.39021670945" calcext:value-type="float">
            <text:p>1603.39021670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54" calcext:value-type="float">
            <text:p>152.54</text:p>
          </table:table-cell>
          <table:table-cell office:value-type="float" office:value="67.9" calcext:value-type="float">
            <text:p>67.9</text:p>
          </table:table-cell>
          <table:table-cell office:value-type="float" office:value="69.2" calcext:value-type="float">
            <text:p>69.2</text:p>
          </table:table-cell>
          <table:table-cell office:value-type="float" office:value="1967" calcext:value-type="float">
            <text:p>1967</text:p>
          </table:table-cell>
          <table:table-cell office:value-type="float" office:value="898.400000000001" calcext:value-type="float">
            <text:p>898.400000000001</text:p>
          </table:table-cell>
          <table:table-cell office:value-type="float" office:value="799.599999999999" calcext:value-type="float">
            <text:p>799.599999999999</text:p>
          </table:table-cell>
          <table:table-cell office:value-type="float" office:value="67.9481453675419" calcext:value-type="float">
            <text:p>67.9481453675419</text:p>
          </table:table-cell>
          <table:table-cell office:value-type="float" office:value="1629.61903156453" calcext:value-type="float">
            <text:p>1629.619031564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71" calcext:value-type="float">
            <text:p>152.71</text:p>
          </table:table-cell>
          <table:table-cell office:value-type="float" office:value="68.1" calcext:value-type="float">
            <text:p>68.1</text:p>
          </table:table-cell>
          <table:table-cell office:value-type="float" office:value="69.366" calcext:value-type="float">
            <text:p>69.366</text:p>
          </table:table-cell>
          <table:table-cell office:value-type="float" office:value="1789" calcext:value-type="float">
            <text:p>1789</text:p>
          </table:table-cell>
          <table:table-cell office:value-type="float" office:value="179.600000000002" calcext:value-type="float">
            <text:p>179.600000000002</text:p>
          </table:table-cell>
          <table:table-cell office:value-type="float" office:value="1757.4" calcext:value-type="float">
            <text:p>1757.4</text:p>
          </table:table-cell>
          <table:table-cell office:value-type="float" office:value="68.0528749188939" calcext:value-type="float">
            <text:p>68.0528749188939</text:p>
          </table:table-cell>
          <table:table-cell office:value-type="float" office:value="1657.14228943855" calcext:value-type="float">
            <text:p>1657.14228943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2.88" calcext:value-type="float">
            <text:p>152.88</text:p>
          </table:table-cell>
          <table:table-cell office:value-type="float" office:value="68.3" calcext:value-type="float">
            <text:p>68.3</text:p>
          </table:table-cell>
          <table:table-cell office:value-type="float" office:value="69.532" calcext:value-type="float">
            <text:p>69.532</text:p>
          </table:table-cell>
          <table:table-cell office:value-type="float" office:value="1519" calcext:value-type="float">
            <text:p>1519</text:p>
          </table:table-cell>
          <table:table-cell office:value-type="float" office:value="179.600000000002" calcext:value-type="float">
            <text:p>179.600000000002</text:p>
          </table:table-cell>
          <table:table-cell office:value-type="float" office:value="1757.4" calcext:value-type="float">
            <text:p>1757.4</text:p>
          </table:table-cell>
          <table:table-cell office:value-type="float" office:value="68.2626180078599" calcext:value-type="float">
            <text:p>68.2626180078599</text:p>
          </table:table-cell>
          <table:table-cell office:value-type="float" office:value="1675.65470001762" calcext:value-type="float">
            <text:p>1675.65470001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04" calcext:value-type="float">
            <text:p>153.04</text:p>
          </table:table-cell>
          <table:table-cell office:value-type="float" office:value="68.6" calcext:value-type="float">
            <text:p>68.6</text:p>
          </table:table-cell>
          <table:table-cell office:value-type="float" office:value="69.699" calcext:value-type="float">
            <text:p>69.699</text:p>
          </table:table-cell>
          <table:table-cell office:value-type="float" office:value="1222" calcext:value-type="float">
            <text:p>1222</text:p>
          </table:table-cell>
          <table:table-cell office:value-type="float" office:value="1196.8" calcext:value-type="float">
            <text:p>1196.8</text:p>
          </table:table-cell>
          <table:table-cell office:value-type="float" office:value="299.2" calcext:value-type="float">
            <text:p>299.2</text:p>
          </table:table-cell>
          <table:table-cell office:value-type="float" office:value="68.5301941931134" calcext:value-type="float">
            <text:p>68.5301941931134</text:p>
          </table:table-cell>
          <table:table-cell office:value-type="float" office:value="1681.18451717917" calcext:value-type="float">
            <text:p>1681.18451717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21" calcext:value-type="float">
            <text:p>153.21</text:p>
          </table:table-cell>
          <table:table-cell office:value-type="float" office:value="68.8" calcext:value-type="float">
            <text:p>68.8</text:p>
          </table:table-cell>
          <table:table-cell office:value-type="float" office:value="69.865" calcext:value-type="float">
            <text:p>69.865</text:p>
          </table:table-cell>
          <table:table-cell office:value-type="float" office:value="1026" calcext:value-type="float">
            <text:p>1026</text:p>
          </table:table-cell>
          <table:table-cell office:value-type="float" office:value="1196.8" calcext:value-type="float">
            <text:p>1196.8</text:p>
          </table:table-cell>
          <table:table-cell office:value-type="float" office:value="299.2" calcext:value-type="float">
            <text:p>299.2</text:p>
          </table:table-cell>
          <table:table-cell office:value-type="float" office:value="68.7767228942539" calcext:value-type="float">
            <text:p>68.7767228942539</text:p>
          </table:table-cell>
          <table:table-cell office:value-type="float" office:value="1673.08972000719" calcext:value-type="float">
            <text:p>1673.089720007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38" calcext:value-type="float">
            <text:p>153.38</text:p>
          </table:table-cell>
          <table:table-cell office:value-type="float" office:value="69" calcext:value-type="float">
            <text:p>69</text:p>
          </table:table-cell>
          <table:table-cell office:value-type="float" office:value="70.032" calcext:value-type="float">
            <text:p>70.032</text:p>
          </table:table-cell>
          <table:table-cell office:value-type="float" office:value="842" calcext:value-type="float">
            <text:p>842</text:p>
          </table:table-cell>
          <table:table-cell office:value-type="float" office:value="776.8" calcext:value-type="float">
            <text:p>776.8</text:p>
          </table:table-cell>
          <table:table-cell office:value-type="float" office:value="194.2" calcext:value-type="float">
            <text:p>194.2</text:p>
          </table:table-cell>
          <table:table-cell office:value-type="float" office:value="68.9442649014223" calcext:value-type="float">
            <text:p>68.9442649014223</text:p>
          </table:table-cell>
          <table:table-cell office:value-type="float" office:value="1656.46968357928" calcext:value-type="float">
            <text:p>1656.469683579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54" calcext:value-type="float">
            <text:p>153.54</text:p>
          </table:table-cell>
          <table:table-cell office:value-type="float" office:value="69.1" calcext:value-type="float">
            <text:p>69.1</text:p>
          </table:table-cell>
          <table:table-cell office:value-type="float" office:value="70.2" calcext:value-type="float">
            <text:p>70.2</text:p>
          </table:table-cell>
          <table:table-cell office:value-type="float" office:value="723" calcext:value-type="float">
            <text:p>723</text:p>
          </table:table-cell>
          <table:table-cell office:value-type="float" office:value="776.8" calcext:value-type="float">
            <text:p>776.8</text:p>
          </table:table-cell>
          <table:table-cell office:value-type="float" office:value="194.2" calcext:value-type="float">
            <text:p>194.2</text:p>
          </table:table-cell>
          <table:table-cell office:value-type="float" office:value="69.1190264677551" calcext:value-type="float">
            <text:p>69.1190264677551</text:p>
          </table:table-cell>
          <table:table-cell office:value-type="float" office:value="1631.59223640191" calcext:value-type="float">
            <text:p>1631.592236401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71" calcext:value-type="float">
            <text:p>153.71</text:p>
          </table:table-cell>
          <table:table-cell office:value-type="float" office:value="69.2" calcext:value-type="float">
            <text:p>69.2</text:p>
          </table:table-cell>
          <table:table-cell office:value-type="float" office:value="70.365" calcext:value-type="float">
            <text:p>70.365</text:p>
          </table:table-cell>
          <table:table-cell office:value-type="float" office:value="657" calcext:value-type="float">
            <text:p>657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69.2672210170848" calcext:value-type="float">
            <text:p>69.2672210170848</text:p>
          </table:table-cell>
          <table:table-cell office:value-type="float" office:value="1603.72438361254" calcext:value-type="float">
            <text:p>1603.72438361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3.88" calcext:value-type="float">
            <text:p>153.88</text:p>
          </table:table-cell>
          <table:table-cell office:value-type="float" office:value="69.2" calcext:value-type="float">
            <text:p>69.2</text:p>
          </table:table-cell>
          <table:table-cell office:value-type="float" office:value="70.532" calcext:value-type="float">
            <text:p>70.532</text:p>
          </table:table-cell>
          <table:table-cell office:value-type="float" office:value="656" calcext:value-type="float">
            <text:p>656</text:p>
          </table:table-cell>
          <table:table-cell office:value-type="float" office:value="586.4" calcext:value-type="float">
            <text:p>586.4</text:p>
          </table:table-cell>
          <table:table-cell office:value-type="float" office:value="146.6" calcext:value-type="float">
            <text:p>146.6</text:p>
          </table:table-cell>
          <table:table-cell office:value-type="float" office:value="69.3331412165732" calcext:value-type="float">
            <text:p>69.3331412165732</text:p>
          </table:table-cell>
          <table:table-cell office:value-type="float" office:value="1574.85496349558" calcext:value-type="float">
            <text:p>1574.854963495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04" calcext:value-type="float">
            <text:p>154.04</text:p>
          </table:table-cell>
          <table:table-cell office:value-type="float" office:value="69.4" calcext:value-type="float">
            <text:p>69.4</text:p>
          </table:table-cell>
          <table:table-cell office:value-type="float" office:value="70.699" calcext:value-type="float">
            <text:p>70.699</text:p>
          </table:table-cell>
          <table:table-cell office:value-type="float" office:value="663" calcext:value-type="float">
            <text:p>663</text:p>
          </table:table-cell>
          <table:table-cell office:value-type="float" office:value="587.2" calcext:value-type="float">
            <text:p>587.2</text:p>
          </table:table-cell>
          <table:table-cell office:value-type="float" office:value="146.8" calcext:value-type="float">
            <text:p>146.8</text:p>
          </table:table-cell>
          <table:table-cell office:value-type="float" office:value="69.4611268284934" calcext:value-type="float">
            <text:p>69.4611268284934</text:p>
          </table:table-cell>
          <table:table-cell office:value-type="float" office:value="1548.85525057385" calcext:value-type="float">
            <text:p>1548.855250573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21" calcext:value-type="float">
            <text:p>154.21</text:p>
          </table:table-cell>
          <table:table-cell office:value-type="float" office:value="69.4" calcext:value-type="float">
            <text:p>69.4</text:p>
          </table:table-cell>
          <table:table-cell office:value-type="float" office:value="70.866" calcext:value-type="float">
            <text:p>70.866</text:p>
          </table:table-cell>
          <table:table-cell office:value-type="float" office:value="669" calcext:value-type="float">
            <text:p>669</text:p>
          </table:table-cell>
          <table:table-cell office:value-type="float" office:value="587.2" calcext:value-type="float">
            <text:p>587.2</text:p>
          </table:table-cell>
          <table:table-cell office:value-type="float" office:value="146.8" calcext:value-type="float">
            <text:p>146.8</text:p>
          </table:table-cell>
          <table:table-cell office:value-type="float" office:value="69.5220796268799" calcext:value-type="float">
            <text:p>69.5220796268799</text:p>
          </table:table-cell>
          <table:table-cell office:value-type="float" office:value="1524.525614842" calcext:value-type="float">
            <text:p>1524.5256148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38" calcext:value-type="float">
            <text:p>154.38</text:p>
          </table:table-cell>
          <table:table-cell office:value-type="float" office:value="69.6" calcext:value-type="float">
            <text:p>69.6</text:p>
          </table:table-cell>
          <table:table-cell office:value-type="float" office:value="71.033" calcext:value-type="float">
            <text:p>71.033</text:p>
          </table:table-cell>
          <table:table-cell office:value-type="float" office:value="678" calcext:value-type="float">
            <text:p>678</text:p>
          </table:table-cell>
          <table:table-cell office:value-type="float" office:value="527.2" calcext:value-type="float">
            <text:p>527.2</text:p>
          </table:table-cell>
          <table:table-cell office:value-type="float" office:value="131.8" calcext:value-type="float">
            <text:p>131.8</text:p>
          </table:table-cell>
          <table:table-cell office:value-type="float" office:value="69.6119213836198" calcext:value-type="float">
            <text:p>69.6119213836198</text:p>
          </table:table-cell>
          <table:table-cell office:value-type="float" office:value="1499.89783540455" calcext:value-type="float">
            <text:p>1499.89783540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54" calcext:value-type="float">
            <text:p>154.54</text:p>
          </table:table-cell>
          <table:table-cell office:value-type="float" office:value="69.6" calcext:value-type="float">
            <text:p>69.6</text:p>
          </table:table-cell>
          <table:table-cell office:value-type="float" office:value="71.2" calcext:value-type="float">
            <text:p>71.2</text:p>
          </table:table-cell>
          <table:table-cell office:value-type="float" office:value="664" calcext:value-type="float">
            <text:p>664</text:p>
          </table:table-cell>
          <table:table-cell office:value-type="float" office:value="527.2" calcext:value-type="float">
            <text:p>527.2</text:p>
          </table:table-cell>
          <table:table-cell office:value-type="float" office:value="131.8" calcext:value-type="float">
            <text:p>131.8</text:p>
          </table:table-cell>
          <table:table-cell office:value-type="float" office:value="69.6902902835364" calcext:value-type="float">
            <text:p>69.6902902835364</text:p>
          </table:table-cell>
          <table:table-cell office:value-type="float" office:value="1474.81543387825" calcext:value-type="float">
            <text:p>1474.815433878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71" calcext:value-type="float">
            <text:p>154.71</text:p>
          </table:table-cell>
          <table:table-cell office:value-type="float" office:value="69.7" calcext:value-type="float">
            <text:p>69.7</text:p>
          </table:table-cell>
          <table:table-cell office:value-type="float" office:value="71.366" calcext:value-type="float">
            <text:p>71.366</text:p>
          </table:table-cell>
          <table:table-cell office:value-type="float" office:value="696" calcext:value-type="float">
            <text:p>696</text:p>
          </table:table-cell>
          <table:table-cell office:value-type="float" office:value="522.4" calcext:value-type="float">
            <text:p>522.4</text:p>
          </table:table-cell>
          <table:table-cell office:value-type="float" office:value="130.6" calcext:value-type="float">
            <text:p>130.6</text:p>
          </table:table-cell>
          <table:table-cell office:value-type="float" office:value="69.7475742711181" calcext:value-type="float">
            <text:p>69.7475742711181</text:p>
          </table:table-cell>
          <table:table-cell office:value-type="float" office:value="1451.10475164797" calcext:value-type="float">
            <text:p>1451.10475164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4.88" calcext:value-type="float">
            <text:p>154.88</text:p>
          </table:table-cell>
          <table:table-cell office:value-type="float" office:value="69.8" calcext:value-type="float">
            <text:p>69.8</text:p>
          </table:table-cell>
          <table:table-cell office:value-type="float" office:value="71.532" calcext:value-type="float">
            <text:p>71.532</text:p>
          </table:table-cell>
          <table:table-cell office:value-type="float" office:value="675" calcext:value-type="float">
            <text:p>675</text:p>
          </table:table-cell>
          <table:table-cell office:value-type="float" office:value="522.4" calcext:value-type="float">
            <text:p>522.4</text:p>
          </table:table-cell>
          <table:table-cell office:value-type="float" office:value="130.6" calcext:value-type="float">
            <text:p>130.6</text:p>
          </table:table-cell>
          <table:table-cell office:value-type="float" office:value="69.80649489855" calcext:value-type="float">
            <text:p>69.80649489855</text:p>
          </table:table-cell>
          <table:table-cell office:value-type="float" office:value="1431.08669231687" calcext:value-type="float">
            <text:p>1431.08669231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04" calcext:value-type="float">
            <text:p>155.04</text:p>
          </table:table-cell>
          <table:table-cell office:value-type="float" office:value="69.8" calcext:value-type="float">
            <text:p>69.8</text:p>
          </table:table-cell>
          <table:table-cell office:value-type="float" office:value="71.699" calcext:value-type="float">
            <text:p>71.699</text:p>
          </table:table-cell>
          <table:table-cell office:value-type="float" office:value="645" calcext:value-type="float">
            <text:p>645</text:p>
          </table:table-cell>
          <table:table-cell office:value-type="float" office:value="523.2" calcext:value-type="float">
            <text:p>523.2</text:p>
          </table:table-cell>
          <table:table-cell office:value-type="float" office:value="130.8" calcext:value-type="float">
            <text:p>130.8</text:p>
          </table:table-cell>
          <table:table-cell office:value-type="float" office:value="69.8957810104182" calcext:value-type="float">
            <text:p>69.8957810104182</text:p>
          </table:table-cell>
          <table:table-cell office:value-type="float" office:value="1407.83746916038" calcext:value-type="float">
            <text:p>1407.83746916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21" calcext:value-type="float">
            <text:p>155.21</text:p>
          </table:table-cell>
          <table:table-cell office:value-type="float" office:value="69.9" calcext:value-type="float">
            <text:p>69.9</text:p>
          </table:table-cell>
          <table:table-cell office:value-type="float" office:value="71.866" calcext:value-type="float">
            <text:p>71.866</text:p>
          </table:table-cell>
          <table:table-cell office:value-type="float" office:value="623" calcext:value-type="float">
            <text:p>623</text:p>
          </table:table-cell>
          <table:table-cell office:value-type="float" office:value="523.2" calcext:value-type="float">
            <text:p>523.2</text:p>
          </table:table-cell>
          <table:table-cell office:value-type="float" office:value="130.8" calcext:value-type="float">
            <text:p>130.8</text:p>
          </table:table-cell>
          <table:table-cell office:value-type="float" office:value="69.9791476452005" calcext:value-type="float">
            <text:p>69.9791476452005</text:p>
          </table:table-cell>
          <table:table-cell office:value-type="float" office:value="1385.24282124765" calcext:value-type="float">
            <text:p>1385.24282124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38" calcext:value-type="float">
            <text:p>155.38</text:p>
          </table:table-cell>
          <table:table-cell office:value-type="float" office:value="69.9" calcext:value-type="float">
            <text:p>69.9</text:p>
          </table:table-cell>
          <table:table-cell office:value-type="float" office:value="72" calcext:value-type="float">
            <text:p>72</text:p>
          </table:table-cell>
          <table:table-cell office:value-type="float" office:value="648" calcext:value-type="float">
            <text:p>648</text:p>
          </table:table-cell>
          <table:table-cell office:value-type="float" office:value="491.2" calcext:value-type="float">
            <text:p>491.2</text:p>
          </table:table-cell>
          <table:table-cell office:value-type="float" office:value="122.8" calcext:value-type="float">
            <text:p>122.8</text:p>
          </table:table-cell>
          <table:table-cell office:value-type="float" office:value="70.0140008380342" calcext:value-type="float">
            <text:p>70.0140008380342</text:p>
          </table:table-cell>
          <table:table-cell office:value-type="float" office:value="1362.67693510506" calcext:value-type="float">
            <text:p>1362.676935105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54" calcext:value-type="float">
            <text:p>155.54</text:p>
          </table:table-cell>
          <table:table-cell office:value-type="float" office:value="70.1" calcext:value-type="float">
            <text:p>70.1</text:p>
          </table:table-cell>
          <table:table-cell office:value-type="float" office:value="72" calcext:value-type="float">
            <text:p>72</text:p>
          </table:table-cell>
          <table:table-cell office:value-type="float" office:value="663" calcext:value-type="float">
            <text:p>663</text:p>
          </table:table-cell>
          <table:table-cell office:value-type="float" office:value="491.2" calcext:value-type="float">
            <text:p>491.2</text:p>
          </table:table-cell>
          <table:table-cell office:value-type="float" office:value="122.8" calcext:value-type="float">
            <text:p>122.8</text:p>
          </table:table-cell>
          <table:table-cell office:value-type="float" office:value="70.0712804348946" calcext:value-type="float">
            <text:p>70.0712804348946</text:p>
          </table:table-cell>
          <table:table-cell office:value-type="float" office:value="1344.35583015584" calcext:value-type="float">
            <text:p>1344.35583015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71" calcext:value-type="float">
            <text:p>155.71</text:p>
          </table:table-cell>
          <table:table-cell office:value-type="float" office:value="70.1" calcext:value-type="float">
            <text:p>70.1</text:p>
          </table:table-cell>
          <table:table-cell office:value-type="float" office:value="72" calcext:value-type="float">
            <text:p>72</text:p>
          </table:table-cell>
          <table:table-cell office:value-type="float" office:value="619" calcext:value-type="float">
            <text:p>619</text:p>
          </table:table-cell>
          <table:table-cell office:value-type="float" office:value="514.4" calcext:value-type="float">
            <text:p>514.4</text:p>
          </table:table-cell>
          <table:table-cell office:value-type="float" office:value="128.6" calcext:value-type="float">
            <text:p>128.6</text:p>
          </table:table-cell>
          <table:table-cell office:value-type="float" office:value="70.1591595139945" calcext:value-type="float">
            <text:p>70.1591595139945</text:p>
          </table:table-cell>
          <table:table-cell office:value-type="float" office:value="1324.30113632958" calcext:value-type="float">
            <text:p>1324.30113632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5.88" calcext:value-type="float">
            <text:p>155.88</text:p>
          </table:table-cell>
          <table:table-cell office:value-type="float" office:value="70.2" calcext:value-type="float">
            <text:p>70.2</text:p>
          </table:table-cell>
          <table:table-cell office:value-type="float" office:value="72" calcext:value-type="float">
            <text:p>72</text:p>
          </table:table-cell>
          <table:table-cell office:value-type="float" office:value="635" calcext:value-type="float">
            <text:p>635</text:p>
          </table:table-cell>
          <table:table-cell office:value-type="float" office:value="514.4" calcext:value-type="float">
            <text:p>514.4</text:p>
          </table:table-cell>
          <table:table-cell office:value-type="float" office:value="128.6" calcext:value-type="float">
            <text:p>128.6</text:p>
          </table:table-cell>
          <table:table-cell office:value-type="float" office:value="70.2008103146131" calcext:value-type="float">
            <text:p>70.2008103146131</text:p>
          </table:table-cell>
          <table:table-cell office:value-type="float" office:value="1303.07200746514" calcext:value-type="float">
            <text:p>1303.072007465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04" calcext:value-type="float">
            <text:p>156.04</text:p>
          </table:table-cell>
          <table:table-cell office:value-type="float" office:value="70.2" calcext:value-type="float">
            <text:p>70.2</text:p>
          </table:table-cell>
          <table:table-cell office:value-type="float" office:value="72" calcext:value-type="float">
            <text:p>72</text:p>
          </table:table-cell>
          <table:table-cell office:value-type="float" office:value="647" calcext:value-type="float">
            <text:p>647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0.2512299059451" calcext:value-type="float">
            <text:p>70.2512299059451</text:p>
          </table:table-cell>
          <table:table-cell office:value-type="float" office:value="1284.20020714451" calcext:value-type="float">
            <text:p>1284.200207144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21" calcext:value-type="float">
            <text:p>156.21</text:p>
          </table:table-cell>
          <table:table-cell office:value-type="float" office:value="70.3" calcext:value-type="float">
            <text:p>70.3</text:p>
          </table:table-cell>
          <table:table-cell office:value-type="float" office:value="72" calcext:value-type="float">
            <text:p>72</text:p>
          </table:table-cell>
          <table:table-cell office:value-type="float" office:value="653" calcext:value-type="float">
            <text:p>653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0.3034187946717" calcext:value-type="float">
            <text:p>70.3034187946717</text:p>
          </table:table-cell>
          <table:table-cell office:value-type="float" office:value="1265.85561778193" calcext:value-type="float">
            <text:p>1265.85561778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38" calcext:value-type="float">
            <text:p>156.38</text:p>
          </table:table-cell>
          <table:table-cell office:value-type="float" office:value="70.3" calcext:value-type="float">
            <text:p>70.3</text:p>
          </table:table-cell>
          <table:table-cell office:value-type="float" office:value="72" calcext:value-type="float">
            <text:p>72</text:p>
          </table:table-cell>
          <table:table-cell office:value-type="float" office:value="627" calcext:value-type="float">
            <text:p>627</text:p>
          </table:table-cell>
          <table:table-cell office:value-type="float" office:value="514.4" calcext:value-type="float">
            <text:p>514.4</text:p>
          </table:table-cell>
          <table:table-cell office:value-type="float" office:value="128.6" calcext:value-type="float">
            <text:p>128.6</text:p>
          </table:table-cell>
          <table:table-cell office:value-type="float" office:value="70.3656724411627" calcext:value-type="float">
            <text:p>70.3656724411627</text:p>
          </table:table-cell>
          <table:table-cell office:value-type="float" office:value="1249.96842810517" calcext:value-type="float">
            <text:p>1249.96842810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54" calcext:value-type="float">
            <text:p>156.54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office:value-type="float" office:value="644" calcext:value-type="float">
            <text:p>644</text:p>
          </table:table-cell>
          <table:table-cell office:value-type="float" office:value="514.4" calcext:value-type="float">
            <text:p>514.4</text:p>
          </table:table-cell>
          <table:table-cell office:value-type="float" office:value="128.6" calcext:value-type="float">
            <text:p>128.6</text:p>
          </table:table-cell>
          <table:table-cell office:value-type="float" office:value="70.4045254326095" calcext:value-type="float">
            <text:p>70.4045254326095</text:p>
          </table:table-cell>
          <table:table-cell office:value-type="float" office:value="1231.58210156147" calcext:value-type="float">
            <text:p>1231.58210156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71" calcext:value-type="float">
            <text:p>156.71</text:p>
          </table:table-cell>
          <table:table-cell office:value-type="float" office:value="70.4" calcext:value-type="float">
            <text:p>70.4</text:p>
          </table:table-cell>
          <table:table-cell office:value-type="float" office:value="72" calcext:value-type="float">
            <text:p>72</text:p>
          </table:table-cell>
          <table:table-cell office:value-type="float" office:value="614" calcext:value-type="float">
            <text:p>614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0.4717096907645" calcext:value-type="float">
            <text:p>70.4717096907645</text:p>
          </table:table-cell>
          <table:table-cell office:value-type="float" office:value="1214.54958121624" calcext:value-type="float">
            <text:p>1214.54958121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6.88" calcext:value-type="float">
            <text:p>156.88</text:p>
          </table:table-cell>
          <table:table-cell office:value-type="float" office:value="70.5" calcext:value-type="float">
            <text:p>70.5</text:p>
          </table:table-cell>
          <table:table-cell office:value-type="float" office:value="72" calcext:value-type="float">
            <text:p>72</text:p>
          </table:table-cell>
          <table:table-cell office:value-type="float" office:value="636" calcext:value-type="float">
            <text:p>636</text:p>
          </table:table-cell>
          <table:table-cell office:value-type="float" office:value="500" calcext:value-type="float">
            <text:p>500</text:p>
          </table:table-cell>
          <table:table-cell office:value-type="float" office:value="125" calcext:value-type="float">
            <text:p>125</text:p>
          </table:table-cell>
          <table:table-cell office:value-type="float" office:value="70.5036502597401" calcext:value-type="float">
            <text:p>70.5036502597401</text:p>
          </table:table-cell>
          <table:table-cell office:value-type="float" office:value="1197.1344604856" calcext:value-type="float">
            <text:p>1197.13446048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04" calcext:value-type="float">
            <text:p>157.04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603" calcext:value-type="float">
            <text:p>603</text:p>
          </table:table-cell>
          <table:table-cell office:value-type="float" office:value="494.4" calcext:value-type="float">
            <text:p>494.4</text:p>
          </table:table-cell>
          <table:table-cell office:value-type="float" office:value="123.6" calcext:value-type="float">
            <text:p>123.6</text:p>
          </table:table-cell>
          <table:table-cell office:value-type="float" office:value="70.5679980398916" calcext:value-type="float">
            <text:p>70.5679980398916</text:p>
          </table:table-cell>
          <table:table-cell office:value-type="float" office:value="1180.87824751623" calcext:value-type="float">
            <text:p>1180.878247516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21" calcext:value-type="float">
            <text:p>157.21</text:p>
          </table:table-cell>
          <table:table-cell office:value-type="float" office:value="70.6" calcext:value-type="float">
            <text:p>70.6</text:p>
          </table:table-cell>
          <table:table-cell office:value-type="float" office:value="72" calcext:value-type="float">
            <text:p>72</text:p>
          </table:table-cell>
          <table:table-cell office:value-type="float" office:value="536" calcext:value-type="float">
            <text:p>536</text:p>
          </table:table-cell>
          <table:table-cell office:value-type="float" office:value="494.4" calcext:value-type="float">
            <text:p>494.4</text:p>
          </table:table-cell>
          <table:table-cell office:value-type="float" office:value="123.6" calcext:value-type="float">
            <text:p>123.6</text:p>
          </table:table-cell>
          <table:table-cell office:value-type="float" office:value="70.6541434737958" calcext:value-type="float">
            <text:p>70.6541434737958</text:p>
          </table:table-cell>
          <table:table-cell office:value-type="float" office:value="1163.32791474056" calcext:value-type="float">
            <text:p>1163.32791474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38" calcext:value-type="float">
            <text:p>157.38</text:p>
          </table:table-cell>
          <table:table-cell office:value-type="float" office:value="70.7" calcext:value-type="float">
            <text:p>70.7</text:p>
          </table:table-cell>
          <table:table-cell office:value-type="float" office:value="72" calcext:value-type="float">
            <text:p>72</text:p>
          </table:table-cell>
          <table:table-cell office:value-type="float" office:value="570" calcext:value-type="float">
            <text:p>570</text:p>
          </table:table-cell>
          <table:table-cell office:value-type="float" office:value="422.4" calcext:value-type="float">
            <text:p>422.4</text:p>
          </table:table-cell>
          <table:table-cell office:value-type="float" office:value="105.6" calcext:value-type="float">
            <text:p>105.6</text:p>
          </table:table-cell>
          <table:table-cell office:value-type="float" office:value="70.6817042523693" calcext:value-type="float">
            <text:p>70.6817042523693</text:p>
          </table:table-cell>
          <table:table-cell office:value-type="float" office:value="1144.33549166984" calcext:value-type="float">
            <text:p>1144.335491669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54" calcext:value-type="float">
            <text:p>157.54</text:p>
          </table:table-cell>
          <table:table-cell office:value-type="float" office:value="70.7" calcext:value-type="float">
            <text:p>70.7</text:p>
          </table:table-cell>
          <table:table-cell office:value-type="float" office:value="72" calcext:value-type="float">
            <text:p>72</text:p>
          </table:table-cell>
          <table:table-cell office:value-type="float" office:value="498" calcext:value-type="float">
            <text:p>498</text:p>
          </table:table-cell>
          <table:table-cell office:value-type="float" office:value="422.4" calcext:value-type="float">
            <text:p>422.4</text:p>
          </table:table-cell>
          <table:table-cell office:value-type="float" office:value="105.6" calcext:value-type="float">
            <text:p>105.6</text:p>
          </table:table-cell>
          <table:table-cell office:value-type="float" office:value="70.7546554079133" calcext:value-type="float">
            <text:p>70.7546554079133</text:p>
          </table:table-cell>
          <table:table-cell office:value-type="float" office:value="1126.86511973411" calcext:value-type="float">
            <text:p>1126.86511973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71" calcext:value-type="float">
            <text:p>157.71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489" calcext:value-type="float">
            <text:p>489</text:p>
          </table:table-cell>
          <table:table-cell office:value-type="float" office:value="412" calcext:value-type="float">
            <text:p>412</text:p>
          </table:table-cell>
          <table:table-cell office:value-type="float" office:value="103" calcext:value-type="float">
            <text:p>103</text:p>
          </table:table-cell>
          <table:table-cell office:value-type="float" office:value="70.818332925362" calcext:value-type="float">
            <text:p>70.818332925362</text:p>
          </table:table-cell>
          <table:table-cell office:value-type="float" office:value="1110.43117822758" calcext:value-type="float">
            <text:p>1110.43117822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7.88" calcext:value-type="float">
            <text:p>157.88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467" calcext:value-type="float">
            <text:p>467</text:p>
          </table:table-cell>
          <table:table-cell office:value-type="float" office:value="412" calcext:value-type="float">
            <text:p>412</text:p>
          </table:table-cell>
          <table:table-cell office:value-type="float" office:value="103" calcext:value-type="float">
            <text:p>103</text:p>
          </table:table-cell>
          <table:table-cell office:value-type="float" office:value="70.8577015455983" calcext:value-type="float">
            <text:p>70.8577015455983</text:p>
          </table:table-cell>
          <table:table-cell office:value-type="float" office:value="1091.33770879232" calcext:value-type="float">
            <text:p>1091.337708792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04" calcext:value-type="float">
            <text:p>158.04</text:p>
          </table:table-cell>
          <table:table-cell office:value-type="float" office:value="70.8" calcext:value-type="float">
            <text:p>70.8</text:p>
          </table:table-cell>
          <table:table-cell office:value-type="float" office:value="72" calcext:value-type="float">
            <text:p>72</text:p>
          </table:table-cell>
          <table:table-cell office:value-type="float" office:value="494" calcext:value-type="float">
            <text:p>494</text:p>
          </table:table-cell>
          <table:table-cell office:value-type="float" office:value="397.6" calcext:value-type="float">
            <text:p>397.6</text:p>
          </table:table-cell>
          <table:table-cell office:value-type="float" office:value="99.4" calcext:value-type="float">
            <text:p>99.4</text:p>
          </table:table-cell>
          <table:table-cell office:value-type="float" office:value="70.8751898415899" calcext:value-type="float">
            <text:p>70.8751898415899</text:p>
          </table:table-cell>
          <table:table-cell office:value-type="float" office:value="1073.68743240765" calcext:value-type="float">
            <text:p>1073.68743240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21" calcext:value-type="float">
            <text:p>158.2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45" calcext:value-type="float">
            <text:p>545</text:p>
          </table:table-cell>
          <table:table-cell office:value-type="float" office:value="397.6" calcext:value-type="float">
            <text:p>397.6</text:p>
          </table:table-cell>
          <table:table-cell office:value-type="float" office:value="99.4" calcext:value-type="float">
            <text:p>99.4</text:p>
          </table:table-cell>
          <table:table-cell office:value-type="float" office:value="70.9232190606219" calcext:value-type="float">
            <text:p>70.9232190606219</text:p>
          </table:table-cell>
          <table:table-cell office:value-type="float" office:value="1058.95786780156" calcext:value-type="float">
            <text:p>1058.957867801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38" calcext:value-type="float">
            <text:p>158.3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25" calcext:value-type="float">
            <text:p>425</text:p>
          </table:table-cell>
          <table:table-cell office:value-type="float" office:value="413.6" calcext:value-type="float">
            <text:p>413.6</text:p>
          </table:table-cell>
          <table:table-cell office:value-type="float" office:value="103.4" calcext:value-type="float">
            <text:p>103.4</text:p>
          </table:table-cell>
          <table:table-cell office:value-type="float" office:value="71.0213483389222" calcext:value-type="float">
            <text:p>71.0213483389222</text:p>
          </table:table-cell>
          <table:table-cell office:value-type="float" office:value="1043.17337476213" calcext:value-type="float">
            <text:p>1043.17337476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54" calcext:value-type="float">
            <text:p>158.5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413.6" calcext:value-type="float">
            <text:p>413.6</text:p>
          </table:table-cell>
          <table:table-cell office:value-type="float" office:value="103.4" calcext:value-type="float">
            <text:p>103.4</text:p>
          </table:table-cell>
          <table:table-cell office:value-type="float" office:value="71.0574739581291" calcext:value-type="float">
            <text:p>71.0574739581291</text:p>
          </table:table-cell>
          <table:table-cell office:value-type="float" office:value="1023.84255151181" calcext:value-type="float">
            <text:p>1023.842551511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71" calcext:value-type="float">
            <text:p>158.71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358.4" calcext:value-type="float">
            <text:p>358.4</text:p>
          </table:table-cell>
          <table:table-cell office:value-type="float" office:value="89.6" calcext:value-type="float">
            <text:p>89.6</text:p>
          </table:table-cell>
          <table:table-cell office:value-type="float" office:value="71.0679058621061" calcext:value-type="float">
            <text:p>71.0679058621061</text:p>
          </table:table-cell>
          <table:table-cell office:value-type="float" office:value="1006.3321370648" calcext:value-type="float">
            <text:p>1006.3321370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8.88" calcext:value-type="float">
            <text:p>158.88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11" calcext:value-type="float">
            <text:p>511</text:p>
          </table:table-cell>
          <table:table-cell office:value-type="float" office:value="358.4" calcext:value-type="float">
            <text:p>358.4</text:p>
          </table:table-cell>
          <table:table-cell office:value-type="float" office:value="89.6" calcext:value-type="float">
            <text:p>89.6</text:p>
          </table:table-cell>
          <table:table-cell office:value-type="float" office:value="71.0698367701182" calcext:value-type="float">
            <text:p>71.0698367701182</text:p>
          </table:table-cell>
          <table:table-cell office:value-type="float" office:value="992.021715510352" calcext:value-type="float">
            <text:p>992.021715510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04" calcext:value-type="float">
            <text:p>159.04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533" calcext:value-type="float">
            <text:p>533</text:p>
          </table:table-cell>
          <table:table-cell office:value-type="float" office:value="449.6" calcext:value-type="float">
            <text:p>449.6</text:p>
          </table:table-cell>
          <table:table-cell office:value-type="float" office:value="112.4" calcext:value-type="float">
            <text:p>112.4</text:p>
          </table:table-cell>
          <table:table-cell office:value-type="float" office:value="71.0990554942829" calcext:value-type="float">
            <text:p>71.0990554942829</text:p>
          </table:table-cell>
          <table:table-cell office:value-type="float" office:value="980.789784452701" calcext:value-type="float">
            <text:p>980.789784452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21" calcext:value-type="float">
            <text:p>159.21</text:p>
          </table:table-cell>
          <table:table-cell office:value-type="float" office:value="71.1" calcext:value-type="float">
            <text:p>71.1</text:p>
          </table:table-cell>
          <table:table-cell office:value-type="float" office:value="72" calcext:value-type="float">
            <text:p>72</text:p>
          </table:table-cell>
          <table:table-cell office:value-type="float" office:value="507" calcext:value-type="float">
            <text:p>507</text:p>
          </table:table-cell>
          <table:table-cell office:value-type="float" office:value="449.6" calcext:value-type="float">
            <text:p>449.6</text:p>
          </table:table-cell>
          <table:table-cell office:value-type="float" office:value="112.4" calcext:value-type="float">
            <text:p>112.4</text:p>
          </table:table-cell>
          <table:table-cell office:value-type="float" office:value="71.1414369628963" calcext:value-type="float">
            <text:p>71.1414369628963</text:p>
          </table:table-cell>
          <table:table-cell office:value-type="float" office:value="970.354530531139" calcext:value-type="float">
            <text:p>970.3545305311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38" calcext:value-type="float">
            <text:p>159.38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467" calcext:value-type="float">
            <text:p>467</text:p>
          </table:table-cell>
          <table:table-cell office:value-type="float" office:value="424.8" calcext:value-type="float">
            <text:p>424.8</text:p>
          </table:table-cell>
          <table:table-cell office:value-type="float" office:value="106.2" calcext:value-type="float">
            <text:p>106.2</text:p>
          </table:table-cell>
          <table:table-cell office:value-type="float" office:value="71.1935917643426" calcext:value-type="float">
            <text:p>71.1935917643426</text:p>
          </table:table-cell>
          <table:table-cell office:value-type="float" office:value="958.146478338655" calcext:value-type="float">
            <text:p>958.146478338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54" calcext:value-type="float">
            <text:p>159.54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424.8" calcext:value-type="float">
            <text:p>424.8</text:p>
          </table:table-cell>
          <table:table-cell office:value-type="float" office:value="106.2" calcext:value-type="float">
            <text:p>106.2</text:p>
          </table:table-cell>
          <table:table-cell office:value-type="float" office:value="71.2311289035358" calcext:value-type="float">
            <text:p>71.2311289035358</text:p>
          </table:table-cell>
          <table:table-cell office:value-type="float" office:value="944.169054076152" calcext:value-type="float">
            <text:p>944.169054076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71" calcext:value-type="float">
            <text:p>159.71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460" calcext:value-type="float">
            <text:p>460</text:p>
          </table:table-cell>
          <table:table-cell office:value-type="float" office:value="375.2" calcext:value-type="float">
            <text:p>375.2</text:p>
          </table:table-cell>
          <table:table-cell office:value-type="float" office:value="93.8" calcext:value-type="float">
            <text:p>93.8</text:p>
          </table:table-cell>
          <table:table-cell office:value-type="float" office:value="71.2507652683735" calcext:value-type="float">
            <text:p>71.2507652683735</text:p>
          </table:table-cell>
          <table:table-cell office:value-type="float" office:value="930.139976210832" calcext:value-type="float">
            <text:p>930.139976210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59.88" calcext:value-type="float">
            <text:p>159.88</text:p>
          </table:table-cell>
          <table:table-cell office:value-type="float" office:value="71.2" calcext:value-type="float">
            <text:p>71.2</text:p>
          </table:table-cell>
          <table:table-cell office:value-type="float" office:value="72" calcext:value-type="float">
            <text:p>72</text:p>
          </table:table-cell>
          <table:table-cell office:value-type="float" office:value="453" calcext:value-type="float">
            <text:p>453</text:p>
          </table:table-cell>
          <table:table-cell office:value-type="float" office:value="375.2" calcext:value-type="float">
            <text:p>375.2</text:p>
          </table:table-cell>
          <table:table-cell office:value-type="float" office:value="93.8" calcext:value-type="float">
            <text:p>93.8</text:p>
          </table:table-cell>
          <table:table-cell office:value-type="float" office:value="71.2988945269164" calcext:value-type="float">
            <text:p>71.2988945269164</text:p>
          </table:table-cell>
          <table:table-cell office:value-type="float" office:value="917.871727453909" calcext:value-type="float">
            <text:p>917.8717274539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04" calcext:value-type="float">
            <text:p>160.04</text:p>
          </table:table-cell>
          <table:table-cell office:value-type="float" office:value="71.3" calcext:value-type="float">
            <text:p>71.3</text:p>
          </table:table-cell>
          <table:table-cell office:value-type="float" office:value="72" calcext:value-type="float">
            <text:p>72</text:p>
          </table:table-cell>
          <table:table-cell office:value-type="float" office:value="436" calcext:value-type="float">
            <text:p>436</text:p>
          </table:table-cell>
          <table:table-cell office:value-type="float" office:value="377.6" calcext:value-type="float">
            <text:p>377.6</text:p>
          </table:table-cell>
          <table:table-cell office:value-type="float" office:value="94.4" calcext:value-type="float">
            <text:p>94.4</text:p>
          </table:table-cell>
          <table:table-cell office:value-type="float" office:value="71.3285846830414" calcext:value-type="float">
            <text:p>71.3285846830414</text:p>
          </table:table-cell>
          <table:table-cell office:value-type="float" office:value="904.730023676387" calcext:value-type="float">
            <text:p>904.730023676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21" calcext:value-type="float">
            <text:p>160.21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463" calcext:value-type="float">
            <text:p>463</text:p>
          </table:table-cell>
          <table:table-cell office:value-type="float" office:value="377.6" calcext:value-type="float">
            <text:p>377.6</text:p>
          </table:table-cell>
          <table:table-cell office:value-type="float" office:value="94.4" calcext:value-type="float">
            <text:p>94.4</text:p>
          </table:table-cell>
          <table:table-cell office:value-type="float" office:value="71.3508686292516" calcext:value-type="float">
            <text:p>71.3508686292516</text:p>
          </table:table-cell>
          <table:table-cell office:value-type="float" office:value="892.058306906289" calcext:value-type="float">
            <text:p>892.058306906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38" calcext:value-type="float">
            <text:p>160.38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359.2" calcext:value-type="float">
            <text:p>359.2</text:p>
          </table:table-cell>
          <table:table-cell office:value-type="float" office:value="89.8" calcext:value-type="float">
            <text:p>89.8</text:p>
          </table:table-cell>
          <table:table-cell office:value-type="float" office:value="71.4172769759361" calcext:value-type="float">
            <text:p>71.4172769759361</text:p>
          </table:table-cell>
          <table:table-cell office:value-type="float" office:value="878.944306273628" calcext:value-type="float">
            <text:p>878.944306273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54" calcext:value-type="float">
            <text:p>160.54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427" calcext:value-type="float">
            <text:p>427</text:p>
          </table:table-cell>
          <table:table-cell office:value-type="float" office:value="359.2" calcext:value-type="float">
            <text:p>359.2</text:p>
          </table:table-cell>
          <table:table-cell office:value-type="float" office:value="89.8" calcext:value-type="float">
            <text:p>89.8</text:p>
          </table:table-cell>
          <table:table-cell office:value-type="float" office:value="71.4229310787646" calcext:value-type="float">
            <text:p>71.4229310787646</text:p>
          </table:table-cell>
          <table:table-cell office:value-type="float" office:value="864.238240752903" calcext:value-type="float">
            <text:p>864.2382407529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71" calcext:value-type="float">
            <text:p>160.71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441" calcext:value-type="float">
            <text:p>441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1.4393538974649" calcext:value-type="float">
            <text:p>71.4393538974649</text:p>
          </table:table-cell>
          <table:table-cell office:value-type="float" office:value="851.975933281018" calcext:value-type="float">
            <text:p>851.975933281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.88" calcext:value-type="float">
            <text:p>160.88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1.4653974168734" calcext:value-type="float">
            <text:p>71.4653974168734</text:p>
          </table:table-cell>
          <table:table-cell office:value-type="float" office:value="842.295538080701" calcext:value-type="float">
            <text:p>842.295538080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04" calcext:value-type="float">
            <text:p>161.04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455" calcext:value-type="float">
            <text:p>455</text:p>
          </table:table-cell>
          <table:table-cell office:value-type="float" office:value="332" calcext:value-type="float">
            <text:p>332</text:p>
          </table:table-cell>
          <table:table-cell office:value-type="float" office:value="83" calcext:value-type="float">
            <text:p>83</text:p>
          </table:table-cell>
          <table:table-cell office:value-type="float" office:value="71.4778632616982" calcext:value-type="float">
            <text:p>71.4778632616982</text:p>
          </table:table-cell>
          <table:table-cell office:value-type="float" office:value="831.359081886542" calcext:value-type="float">
            <text:p>831.3590818865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21" calcext:value-type="float">
            <text:p>161.21</text:p>
          </table:table-cell>
          <table:table-cell office:value-type="float" office:value="71.5" calcext:value-type="float">
            <text:p>71.5</text:p>
          </table:table-cell>
          <table:table-cell office:value-type="float" office:value="72" calcext:value-type="float">
            <text:p>72</text:p>
          </table:table-cell>
          <table:table-cell office:value-type="float" office:value="424" calcext:value-type="float">
            <text:p>424</text:p>
          </table:table-cell>
          <table:table-cell office:value-type="float" office:value="332" calcext:value-type="float">
            <text:p>332</text:p>
          </table:table-cell>
          <table:table-cell office:value-type="float" office:value="83" calcext:value-type="float">
            <text:p>83</text:p>
          </table:table-cell>
          <table:table-cell office:value-type="float" office:value="71.5205971280839" calcext:value-type="float">
            <text:p>71.5205971280839</text:p>
          </table:table-cell>
          <table:table-cell office:value-type="float" office:value="821.017064246356" calcext:value-type="float">
            <text:p>821.0170642463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38" calcext:value-type="float">
            <text:p>161.3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328.8" calcext:value-type="float">
            <text:p>328.8</text:p>
          </table:table-cell>
          <table:table-cell office:value-type="float" office:value="82.2" calcext:value-type="float">
            <text:p>82.2</text:p>
          </table:table-cell>
          <table:table-cell office:value-type="float" office:value="71.5919890565637" calcext:value-type="float">
            <text:p>71.5919890565637</text:p>
          </table:table-cell>
          <table:table-cell office:value-type="float" office:value="809.037444510682" calcext:value-type="float">
            <text:p>809.037444510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54" calcext:value-type="float">
            <text:p>161.5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332" calcext:value-type="float">
            <text:p>332</text:p>
          </table:table-cell>
          <table:table-cell office:value-type="float" office:value="328.8" calcext:value-type="float">
            <text:p>328.8</text:p>
          </table:table-cell>
          <table:table-cell office:value-type="float" office:value="82.2" calcext:value-type="float">
            <text:p>82.2</text:p>
          </table:table-cell>
          <table:table-cell office:value-type="float" office:value="71.6036698882528" calcext:value-type="float">
            <text:p>71.6036698882528</text:p>
          </table:table-cell>
          <table:table-cell office:value-type="float" office:value="795.106566994593" calcext:value-type="float">
            <text:p>795.106566994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71" calcext:value-type="float">
            <text:p>161.7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350" calcext:value-type="float">
            <text:p>350</text:p>
          </table:table-cell>
          <table:table-cell office:value-type="float" office:value="258.4" calcext:value-type="float">
            <text:p>258.4</text:p>
          </table:table-cell>
          <table:table-cell office:value-type="float" office:value="64.6" calcext:value-type="float">
            <text:p>64.6</text:p>
          </table:table-cell>
          <table:table-cell office:value-type="float" office:value="71.6252210821246" calcext:value-type="float">
            <text:p>71.6252210821246</text:p>
          </table:table-cell>
          <table:table-cell office:value-type="float" office:value="780.664272456533" calcext:value-type="float">
            <text:p>780.664272456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1.88" calcext:value-type="float">
            <text:p>161.8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258.4" calcext:value-type="float">
            <text:p>258.4</text:p>
          </table:table-cell>
          <table:table-cell office:value-type="float" office:value="64.6" calcext:value-type="float">
            <text:p>64.6</text:p>
          </table:table-cell>
          <table:table-cell office:value-type="float" office:value="71.6311472654539" calcext:value-type="float">
            <text:p>71.6311472654539</text:p>
          </table:table-cell>
          <table:table-cell office:value-type="float" office:value="767.737393667652" calcext:value-type="float">
            <text:p>767.737393667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04" calcext:value-type="float">
            <text:p>162.0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315.2" calcext:value-type="float">
            <text:p>315.2</text:p>
          </table:table-cell>
          <table:table-cell office:value-type="float" office:value="78.8" calcext:value-type="float">
            <text:p>78.8</text:p>
          </table:table-cell>
          <table:table-cell office:value-type="float" office:value="71.6319436283403" calcext:value-type="float">
            <text:p>71.6319436283403</text:p>
          </table:table-cell>
          <table:table-cell office:value-type="float" office:value="757.900496985917" calcext:value-type="float">
            <text:p>757.900496985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21" calcext:value-type="float">
            <text:p>162.2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494" calcext:value-type="float">
            <text:p>494</text:p>
          </table:table-cell>
          <table:table-cell office:value-type="float" office:value="315.2" calcext:value-type="float">
            <text:p>315.2</text:p>
          </table:table-cell>
          <table:table-cell office:value-type="float" office:value="78.8" calcext:value-type="float">
            <text:p>78.8</text:p>
          </table:table-cell>
          <table:table-cell office:value-type="float" office:value="71.6313441895361" calcext:value-type="float">
            <text:p>71.6313441895361</text:p>
          </table:table-cell>
          <table:table-cell office:value-type="float" office:value="750.716211828741" calcext:value-type="float">
            <text:p>750.716211828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38" calcext:value-type="float">
            <text:p>162.3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484" calcext:value-type="float">
            <text:p>484</text:p>
          </table:table-cell>
          <table:table-cell office:value-type="float" office:value="385.6" calcext:value-type="float">
            <text:p>385.6</text:p>
          </table:table-cell>
          <table:table-cell office:value-type="float" office:value="96.4" calcext:value-type="float">
            <text:p>96.4</text:p>
          </table:table-cell>
          <table:table-cell office:value-type="float" office:value="71.6305106741643" calcext:value-type="float">
            <text:p>71.6305106741643</text:p>
          </table:table-cell>
          <table:table-cell office:value-type="float" office:value="745.569344580611" calcext:value-type="float">
            <text:p>745.5693445806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54" calcext:value-type="float">
            <text:p>162.5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06" calcext:value-type="float">
            <text:p>506</text:p>
          </table:table-cell>
          <table:table-cell office:value-type="float" office:value="385.6" calcext:value-type="float">
            <text:p>385.6</text:p>
          </table:table-cell>
          <table:table-cell office:value-type="float" office:value="96.4" calcext:value-type="float">
            <text:p>96.4</text:p>
          </table:table-cell>
          <table:table-cell office:value-type="float" office:value="71.6298425274609" calcext:value-type="float">
            <text:p>71.6298425274609</text:p>
          </table:table-cell>
          <table:table-cell office:value-type="float" office:value="742.21511221325" calcext:value-type="float">
            <text:p>742.21511221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71" calcext:value-type="float">
            <text:p>162.71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21" calcext:value-type="float">
            <text:p>521</text:p>
          </table:table-cell>
          <table:table-cell office:value-type="float" office:value="421.6" calcext:value-type="float">
            <text:p>421.6</text:p>
          </table:table-cell>
          <table:table-cell office:value-type="float" office:value="105.4" calcext:value-type="float">
            <text:p>105.4</text:p>
          </table:table-cell>
          <table:table-cell office:value-type="float" office:value="71.6292381660019" calcext:value-type="float">
            <text:p>71.6292381660019</text:p>
          </table:table-cell>
          <table:table-cell office:value-type="float" office:value="739.352216296792" calcext:value-type="float">
            <text:p>739.352216296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2.88" calcext:value-type="float">
            <text:p>162.88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45" calcext:value-type="float">
            <text:p>545</text:p>
          </table:table-cell>
          <table:table-cell office:value-type="float" office:value="421.6" calcext:value-type="float">
            <text:p>421.6</text:p>
          </table:table-cell>
          <table:table-cell office:value-type="float" office:value="105.4" calcext:value-type="float">
            <text:p>105.4</text:p>
          </table:table-cell>
          <table:table-cell office:value-type="float" office:value="71.6288094442105" calcext:value-type="float">
            <text:p>71.6288094442105</text:p>
          </table:table-cell>
          <table:table-cell office:value-type="float" office:value="737.904458593108" calcext:value-type="float">
            <text:p>737.904458593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04" calcext:value-type="float">
            <text:p>163.04</text:p>
          </table:table-cell>
          <table:table-cell office:value-type="float" office:value="71.6" calcext:value-type="float">
            <text:p>71.6</text:p>
          </table:table-cell>
          <table:table-cell office:value-type="float" office:value="72" calcext:value-type="float">
            <text:p>72</text:p>
          </table:table-cell>
          <table:table-cell office:value-type="float" office:value="550" calcext:value-type="float">
            <text:p>550</text:p>
          </table:table-cell>
          <table:table-cell office:value-type="float" office:value="452.8" calcext:value-type="float">
            <text:p>452.8</text:p>
          </table:table-cell>
          <table:table-cell office:value-type="float" office:value="113.2" calcext:value-type="float">
            <text:p>113.2</text:p>
          </table:table-cell>
          <table:table-cell office:value-type="float" office:value="71.6643883193868" calcext:value-type="float">
            <text:p>71.6643883193868</text:p>
          </table:table-cell>
          <table:table-cell office:value-type="float" office:value="737.189514702209" calcext:value-type="float">
            <text:p>737.1895147022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21" calcext:value-type="float">
            <text:p>163.2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420" calcext:value-type="float">
            <text:p>420</text:p>
          </table:table-cell>
          <table:table-cell office:value-type="float" office:value="452.8" calcext:value-type="float">
            <text:p>452.8</text:p>
          </table:table-cell>
          <table:table-cell office:value-type="float" office:value="113.2" calcext:value-type="float">
            <text:p>113.2</text:p>
          </table:table-cell>
          <table:table-cell office:value-type="float" office:value="71.690282156808" calcext:value-type="float">
            <text:p>71.690282156808</text:p>
          </table:table-cell>
          <table:table-cell office:value-type="float" office:value="732.258283797615" calcext:value-type="float">
            <text:p>732.2582837976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38" calcext:value-type="float">
            <text:p>163.38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394" calcext:value-type="float">
            <text:p>394</text:p>
          </table:table-cell>
          <table:table-cell office:value-type="float" office:value="335.2" calcext:value-type="float">
            <text:p>335.2</text:p>
          </table:table-cell>
          <table:table-cell office:value-type="float" office:value="83.8" calcext:value-type="float">
            <text:p>83.8</text:p>
          </table:table-cell>
          <table:table-cell office:value-type="float" office:value="71.7129977302433" calcext:value-type="float">
            <text:p>71.7129977302433</text:p>
          </table:table-cell>
          <table:table-cell office:value-type="float" office:value="725.192563357339" calcext:value-type="float">
            <text:p>725.192563357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54" calcext:value-type="float">
            <text:p>163.54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35.2" calcext:value-type="float">
            <text:p>335.2</text:p>
          </table:table-cell>
          <table:table-cell office:value-type="float" office:value="83.8" calcext:value-type="float">
            <text:p>83.8</text:p>
          </table:table-cell>
          <table:table-cell office:value-type="float" office:value="71.7213554924382" calcext:value-type="float">
            <text:p>71.7213554924382</text:p>
          </table:table-cell>
          <table:table-cell office:value-type="float" office:value="716.781459633222" calcext:value-type="float">
            <text:p>716.781459633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71" calcext:value-type="float">
            <text:p>163.71</text:p>
          </table:table-cell>
          <table:table-cell office:value-type="float" office:value="71.7" calcext:value-type="float">
            <text:p>71.7</text:p>
          </table:table-cell>
          <table:table-cell office:value-type="float" office:value="72" calcext:value-type="float">
            <text:p>72</text:p>
          </table:table-cell>
          <table:table-cell office:value-type="float" office:value="435" calcext:value-type="float">
            <text:p>435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1.7233323482098" calcext:value-type="float">
            <text:p>71.7233323482098</text:p>
          </table:table-cell>
          <table:table-cell office:value-type="float" office:value="709.864009465022" calcext:value-type="float">
            <text:p>709.864009465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3.88" calcext:value-type="float">
            <text:p>163.88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463" calcext:value-type="float">
            <text:p>463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1.7233863444361" calcext:value-type="float">
            <text:p>71.7233863444361</text:p>
          </table:table-cell>
          <table:table-cell office:value-type="float" office:value="704.657978637391" calcext:value-type="float">
            <text:p>704.657978637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04" calcext:value-type="float">
            <text:p>164.0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340.8" calcext:value-type="float">
            <text:p>340.8</text:p>
          </table:table-cell>
          <table:table-cell office:value-type="float" office:value="85.2" calcext:value-type="float">
            <text:p>85.2</text:p>
          </table:table-cell>
          <table:table-cell office:value-type="float" office:value="71.7453337462081" calcext:value-type="float">
            <text:p>71.7453337462081</text:p>
          </table:table-cell>
          <table:table-cell office:value-type="float" office:value="698.782592131546" calcext:value-type="float">
            <text:p>698.782592131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21" calcext:value-type="float">
            <text:p>164.21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445" calcext:value-type="float">
            <text:p>445</text:p>
          </table:table-cell>
          <table:table-cell office:value-type="float" office:value="340.8" calcext:value-type="float">
            <text:p>340.8</text:p>
          </table:table-cell>
          <table:table-cell office:value-type="float" office:value="85.2" calcext:value-type="float">
            <text:p>85.2</text:p>
          </table:table-cell>
          <table:table-cell office:value-type="float" office:value="71.7671662591312" calcext:value-type="float">
            <text:p>71.7671662591312</text:p>
          </table:table-cell>
          <table:table-cell office:value-type="float" office:value="692.799170889152" calcext:value-type="float">
            <text:p>692.799170889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38" calcext:value-type="float">
            <text:p>164.38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71.8024658851221" calcext:value-type="float">
            <text:p>71.8024658851221</text:p>
          </table:table-cell>
          <table:table-cell office:value-type="float" office:value="685.932399718296" calcext:value-type="float">
            <text:p>685.932399718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54" calcext:value-type="float">
            <text:p>164.5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361" calcext:value-type="float">
            <text:p>361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71.8134653586515" calcext:value-type="float">
            <text:p>71.8134653586515</text:p>
          </table:table-cell>
          <table:table-cell office:value-type="float" office:value="676.896118217971" calcext:value-type="float">
            <text:p>676.8961182179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71" calcext:value-type="float">
            <text:p>164.71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393" calcext:value-type="float">
            <text:p>393</text:p>
          </table:table-cell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71.8163137589027" calcext:value-type="float">
            <text:p>71.8163137589027</text:p>
          </table:table-cell>
          <table:table-cell office:value-type="float" office:value="669.143745425097" calcext:value-type="float">
            <text:p>669.1437454250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4.88" calcext:value-type="float">
            <text:p>164.88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425" calcext:value-type="float">
            <text:p>425</text:p>
          </table:table-cell>
          <table:table-cell office:value-type="float" office:value="304" calcext:value-type="float">
            <text:p>304</text:p>
          </table:table-cell>
          <table:table-cell office:value-type="float" office:value="76" calcext:value-type="float">
            <text:p>76</text:p>
          </table:table-cell>
          <table:table-cell office:value-type="float" office:value="71.8165867442883" calcext:value-type="float">
            <text:p>71.8165867442883</text:p>
          </table:table-cell>
          <table:table-cell office:value-type="float" office:value="663.28443626498" calcext:value-type="float">
            <text:p>663.28443626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04" calcext:value-type="float">
            <text:p>165.04</text:p>
          </table:table-cell>
          <table:table-cell office:value-type="float" office:value="71.8" calcext:value-type="float">
            <text:p>71.8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  <table:table-cell office:value-type="float" office:value="71.8161595449759" calcext:value-type="float">
            <text:p>71.8161595449759</text:p>
          </table:table-cell>
          <table:table-cell office:value-type="float" office:value="658.982142973217" calcext:value-type="float">
            <text:p>658.982142973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21" calcext:value-type="float">
            <text:p>165.2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421" calcext:value-type="float">
            <text:p>421</text:p>
          </table:table-cell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  <table:table-cell office:value-type="float" office:value="71.8311897470496" calcext:value-type="float">
            <text:p>71.8311897470496</text:p>
          </table:table-cell>
          <table:table-cell office:value-type="float" office:value="656.249340241901" calcext:value-type="float">
            <text:p>656.2493402419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38" calcext:value-type="float">
            <text:p>165.38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1.8607240035586" calcext:value-type="float">
            <text:p>71.8607240035586</text:p>
          </table:table-cell>
          <table:table-cell office:value-type="float" office:value="651.326742988481" calcext:value-type="float">
            <text:p>651.326742988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54" calcext:value-type="float">
            <text:p>165.54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08" calcext:value-type="float">
            <text:p>308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1.8955329561368" calcext:value-type="float">
            <text:p>71.8955329561368</text:p>
          </table:table-cell>
          <table:table-cell office:value-type="float" office:value="643.882621391731" calcext:value-type="float">
            <text:p>643.882621391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71" calcext:value-type="float">
            <text:p>165.7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22" calcext:value-type="float">
            <text:p>322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1.9065675770381" calcext:value-type="float">
            <text:p>71.9065675770381</text:p>
          </table:table-cell>
          <table:table-cell office:value-type="float" office:value="634.410548415234" calcext:value-type="float">
            <text:p>634.410548415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5.88" calcext:value-type="float">
            <text:p>165.88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58" calcext:value-type="float">
            <text:p>358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1.9093867304537" calcext:value-type="float">
            <text:p>71.9093867304537</text:p>
          </table:table-cell>
          <table:table-cell office:value-type="float" office:value="626.411680016368" calcext:value-type="float">
            <text:p>626.411680016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04" calcext:value-type="float">
            <text:p>166.04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91" calcext:value-type="float">
            <text:p>391</text:p>
          </table:table-cell>
          <table:table-cell office:value-type="float" office:value="287.2" calcext:value-type="float">
            <text:p>287.2</text:p>
          </table:table-cell>
          <table:table-cell office:value-type="float" office:value="71.8" calcext:value-type="float">
            <text:p>71.8</text:p>
          </table:table-cell>
          <table:table-cell office:value-type="float" office:value="71.9096363625375" calcext:value-type="float">
            <text:p>71.9096363625375</text:p>
          </table:table-cell>
          <table:table-cell office:value-type="float" office:value="620.315378640837" calcext:value-type="float">
            <text:p>620.315378640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21" calcext:value-type="float">
            <text:p>166.2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60" calcext:value-type="float">
            <text:p>360</text:p>
          </table:table-cell>
          <table:table-cell office:value-type="float" office:value="287.2" calcext:value-type="float">
            <text:p>287.2</text:p>
          </table:table-cell>
          <table:table-cell office:value-type="float" office:value="71.8" calcext:value-type="float">
            <text:p>71.8</text:p>
          </table:table-cell>
          <table:table-cell office:value-type="float" office:value="71.926089950591" calcext:value-type="float">
            <text:p>71.926089950591</text:p>
          </table:table-cell>
          <table:table-cell office:value-type="float" office:value="616.054922862295" calcext:value-type="float">
            <text:p>616.0549228622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38" calcext:value-type="float">
            <text:p>166.3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04" calcext:value-type="float">
            <text:p>304</text:p>
          </table:table-cell>
          <table:table-cell office:value-type="float" office:value="289.6" calcext:value-type="float">
            <text:p>289.6</text:p>
          </table:table-cell>
          <table:table-cell office:value-type="float" office:value="72.4" calcext:value-type="float">
            <text:p>72.4</text:p>
          </table:table-cell>
          <table:table-cell office:value-type="float" office:value="71.9513198024496" calcext:value-type="float">
            <text:p>71.9513198024496</text:p>
          </table:table-cell>
          <table:table-cell office:value-type="float" office:value="611.142320239145" calcext:value-type="float">
            <text:p>611.142320239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54" calcext:value-type="float">
            <text:p>166.5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58" calcext:value-type="float">
            <text:p>258</text:p>
          </table:table-cell>
          <table:table-cell office:value-type="float" office:value="289.6" calcext:value-type="float">
            <text:p>289.6</text:p>
          </table:table-cell>
          <table:table-cell office:value-type="float" office:value="72.4" calcext:value-type="float">
            <text:p>72.4</text:p>
          </table:table-cell>
          <table:table-cell office:value-type="float" office:value="71.9769859626336" calcext:value-type="float">
            <text:p>71.9769859626336</text:p>
          </table:table-cell>
          <table:table-cell office:value-type="float" office:value="602.378896463962" calcext:value-type="float">
            <text:p>602.3788964639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71" calcext:value-type="float">
            <text:p>166.7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390" calcext:value-type="float">
            <text:p>390</text:p>
          </table:table-cell>
          <table:table-cell office:value-type="float" office:value="218.4" calcext:value-type="float">
            <text:p>218.4</text:p>
          </table:table-cell>
          <table:table-cell office:value-type="float" office:value="54.6" calcext:value-type="float">
            <text:p>54.6</text:p>
          </table:table-cell>
          <table:table-cell office:value-type="float" office:value="71.9601430133378" calcext:value-type="float">
            <text:p>71.9601430133378</text:p>
          </table:table-cell>
          <table:table-cell office:value-type="float" office:value="593.674166443052" calcext:value-type="float">
            <text:p>593.6741664430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6.88" calcext:value-type="float">
            <text:p>166.88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16" calcext:value-type="float">
            <text:p>516</text:p>
          </table:table-cell>
          <table:table-cell office:value-type="float" office:value="218.4" calcext:value-type="float">
            <text:p>218.4</text:p>
          </table:table-cell>
          <table:table-cell office:value-type="float" office:value="54.6" calcext:value-type="float">
            <text:p>54.6</text:p>
          </table:table-cell>
          <table:table-cell office:value-type="float" office:value="71.9236107986756" calcext:value-type="float">
            <text:p>71.9236107986756</text:p>
          </table:table-cell>
          <table:table-cell office:value-type="float" office:value="590.886363854672" calcext:value-type="float">
            <text:p>590.8863638546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04" calcext:value-type="float">
            <text:p>167.0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52" calcext:value-type="float">
            <text:p>452</text:p>
          </table:table-cell>
          <table:table-cell office:value-type="float" office:value="404" calcext:value-type="float">
            <text:p>404</text:p>
          </table:table-cell>
          <table:table-cell office:value-type="float" office:value="101" calcext:value-type="float">
            <text:p>101</text:p>
          </table:table-cell>
          <table:table-cell office:value-type="float" office:value="71.9412045925773" calcext:value-type="float">
            <text:p>71.9412045925773</text:p>
          </table:table-cell>
          <table:table-cell office:value-type="float" office:value="592.753453471098" calcext:value-type="float">
            <text:p>592.7534534710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21" calcext:value-type="float">
            <text:p>167.2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05" calcext:value-type="float">
            <text:p>505</text:p>
          </table:table-cell>
          <table:table-cell office:value-type="float" office:value="404" calcext:value-type="float">
            <text:p>404</text:p>
          </table:table-cell>
          <table:table-cell office:value-type="float" office:value="101" calcext:value-type="float">
            <text:p>101</text:p>
          </table:table-cell>
          <table:table-cell office:value-type="float" office:value="71.9250411800751" calcext:value-type="float">
            <text:p>71.9250411800751</text:p>
          </table:table-cell>
          <table:table-cell office:value-type="float" office:value="592.154525098532" calcext:value-type="float">
            <text:p>592.1545250985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38" calcext:value-type="float">
            <text:p>167.38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35" calcext:value-type="float">
            <text:p>535</text:p>
          </table:table-cell>
          <table:table-cell office:value-type="float" office:value="398.4" calcext:value-type="float">
            <text:p>398.4</text:p>
          </table:table-cell>
          <table:table-cell office:value-type="float" office:value="99.6" calcext:value-type="float">
            <text:p>99.6</text:p>
          </table:table-cell>
          <table:table-cell office:value-type="float" office:value="71.9119983059034" calcext:value-type="float">
            <text:p>71.9119983059034</text:p>
          </table:table-cell>
          <table:table-cell office:value-type="float" office:value="593.869469264997" calcext:value-type="float">
            <text:p>593.869469264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54" calcext:value-type="float">
            <text:p>167.54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32" calcext:value-type="float">
            <text:p>532</text:p>
          </table:table-cell>
          <table:table-cell office:value-type="float" office:value="398.4" calcext:value-type="float">
            <text:p>398.4</text:p>
          </table:table-cell>
          <table:table-cell office:value-type="float" office:value="99.6" calcext:value-type="float">
            <text:p>99.6</text:p>
          </table:table-cell>
          <table:table-cell office:value-type="float" office:value="71.9076664581862" calcext:value-type="float">
            <text:p>71.9076664581862</text:p>
          </table:table-cell>
          <table:table-cell office:value-type="float" office:value="596.67544875721" calcext:value-type="float">
            <text:p>596.675448757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71" calcext:value-type="float">
            <text:p>167.71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15" calcext:value-type="float">
            <text:p>515</text:p>
          </table:table-cell>
          <table:table-cell office:value-type="float" office:value="417.6" calcext:value-type="float">
            <text:p>417.6</text:p>
          </table:table-cell>
          <table:table-cell office:value-type="float" office:value="104.4" calcext:value-type="float">
            <text:p>104.4</text:p>
          </table:table-cell>
          <table:table-cell office:value-type="float" office:value="71.9065023849724" calcext:value-type="float">
            <text:p>71.9065023849724</text:p>
          </table:table-cell>
          <table:table-cell office:value-type="float" office:value="599.020718673814" calcext:value-type="float">
            <text:p>599.020718673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.88" calcext:value-type="float">
            <text:p>167.88</text:p>
          </table:table-cell>
          <table:table-cell office:value-type="float" office:value="71.9" calcext:value-type="float">
            <text:p>71.9</text:p>
          </table:table-cell>
          <table:table-cell office:value-type="float" office:value="72" calcext:value-type="float">
            <text:p>72</text:p>
          </table:table-cell>
          <table:table-cell office:value-type="float" office:value="505" calcext:value-type="float">
            <text:p>505</text:p>
          </table:table-cell>
          <table:table-cell office:value-type="float" office:value="417.6" calcext:value-type="float">
            <text:p>417.6</text:p>
          </table:table-cell>
          <table:table-cell office:value-type="float" office:value="104.4" calcext:value-type="float">
            <text:p>104.4</text:p>
          </table:table-cell>
          <table:table-cell office:value-type="float" office:value="71.9062677155575" calcext:value-type="float">
            <text:p>71.9062677155575</text:p>
          </table:table-cell>
          <table:table-cell office:value-type="float" office:value="601.061734623467" calcext:value-type="float">
            <text:p>601.061734623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04" calcext:value-type="float">
            <text:p>168.0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96" calcext:value-type="float">
            <text:p>496</text:p>
          </table:table-cell>
          <table:table-cell office:value-type="float" office:value="402.4" calcext:value-type="float">
            <text:p>402.4</text:p>
          </table:table-cell>
          <table:table-cell office:value-type="float" office:value="100.6" calcext:value-type="float">
            <text:p>100.6</text:p>
          </table:table-cell>
          <table:table-cell office:value-type="float" office:value="71.9154652322155" calcext:value-type="float">
            <text:p>71.9154652322155</text:p>
          </table:table-cell>
          <table:table-cell office:value-type="float" office:value="602.596149036966" calcext:value-type="float">
            <text:p>602.596149036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21" calcext:value-type="float">
            <text:p>168.2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465" calcext:value-type="float">
            <text:p>465</text:p>
          </table:table-cell>
          <table:table-cell office:value-type="float" office:value="402.4" calcext:value-type="float">
            <text:p>402.4</text:p>
          </table:table-cell>
          <table:table-cell office:value-type="float" office:value="100.6" calcext:value-type="float">
            <text:p>100.6</text:p>
          </table:table-cell>
          <table:table-cell office:value-type="float" office:value="71.913363356073" calcext:value-type="float">
            <text:p>71.913363356073</text:p>
          </table:table-cell>
          <table:table-cell office:value-type="float" office:value="601.983180117604" calcext:value-type="float">
            <text:p>601.983180117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38" calcext:value-type="float">
            <text:p>168.3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58" calcext:value-type="float">
            <text:p>358</text:p>
          </table:table-cell>
          <table:table-cell office:value-type="float" office:value="361.6" calcext:value-type="float">
            <text:p>361.6</text:p>
          </table:table-cell>
          <table:table-cell office:value-type="float" office:value="90.4" calcext:value-type="float">
            <text:p>90.4</text:p>
          </table:table-cell>
          <table:table-cell office:value-type="float" office:value="71.9743840302816" calcext:value-type="float">
            <text:p>71.9743840302816</text:p>
          </table:table-cell>
          <table:table-cell office:value-type="float" office:value="599.915584786943" calcext:value-type="float">
            <text:p>599.915584786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54" calcext:value-type="float">
            <text:p>168.5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28" calcext:value-type="float">
            <text:p>328</text:p>
          </table:table-cell>
          <table:table-cell office:value-type="float" office:value="361.6" calcext:value-type="float">
            <text:p>361.6</text:p>
          </table:table-cell>
          <table:table-cell office:value-type="float" office:value="90.4" calcext:value-type="float">
            <text:p>90.4</text:p>
          </table:table-cell>
          <table:table-cell office:value-type="float" office:value="71.9885646392697" calcext:value-type="float">
            <text:p>71.9885646392697</text:p>
          </table:table-cell>
          <table:table-cell office:value-type="float" office:value="592.895794902175" calcext:value-type="float">
            <text:p>592.895794902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71" calcext:value-type="float">
            <text:p>168.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20" calcext:value-type="float">
            <text:p>320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office:value-type="float" office:value="71.9988790114656" calcext:value-type="float">
            <text:p>71.9988790114656</text:p>
          </table:table-cell>
          <table:table-cell office:value-type="float" office:value="585.62149796631" calcext:value-type="float">
            <text:p>585.621497966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.88" calcext:value-type="float">
            <text:p>168.8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40" calcext:value-type="float">
            <text:p>340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office:value-type="float" office:value="72.0016456647621" calcext:value-type="float">
            <text:p>72.0016456647621</text:p>
          </table:table-cell>
          <table:table-cell office:value-type="float" office:value="579.229725879031" calcext:value-type="float">
            <text:p>579.2297258790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04" calcext:value-type="float">
            <text:p>169.0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66" calcext:value-type="float">
            <text:p>366</text:p>
          </table:table-cell>
          <table:table-cell office:value-type="float" office:value="280.8" calcext:value-type="float">
            <text:p>280.8</text:p>
          </table:table-cell>
          <table:table-cell office:value-type="float" office:value="70.2" calcext:value-type="float">
            <text:p>70.2</text:p>
          </table:table-cell>
          <table:table-cell office:value-type="float" office:value="72.0097646115525" calcext:value-type="float">
            <text:p>72.0097646115525</text:p>
          </table:table-cell>
          <table:table-cell office:value-type="float" office:value="574.719012274733" calcext:value-type="float">
            <text:p>574.719012274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21" calcext:value-type="float">
            <text:p>169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80" calcext:value-type="float">
            <text:p>380</text:p>
          </table:table-cell>
          <table:table-cell office:value-type="float" office:value="280.8" calcext:value-type="float">
            <text:p>280.8</text:p>
          </table:table-cell>
          <table:table-cell office:value-type="float" office:value="70.2" calcext:value-type="float">
            <text:p>70.2</text:p>
          </table:table-cell>
          <table:table-cell office:value-type="float" office:value="72.0314916582854" calcext:value-type="float">
            <text:p>72.0314916582854</text:p>
          </table:table-cell>
          <table:table-cell office:value-type="float" office:value="570.621492445342" calcext:value-type="float">
            <text:p>570.6214924453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38" calcext:value-type="float">
            <text:p>169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32" calcext:value-type="float">
            <text:p>232</text:p>
          </table:table-cell>
          <table:table-cell office:value-type="float" office:value="218.4" calcext:value-type="float">
            <text:p>218.4</text:p>
          </table:table-cell>
          <table:table-cell office:value-type="float" office:value="54.6" calcext:value-type="float">
            <text:p>54.6</text:p>
          </table:table-cell>
          <table:table-cell office:value-type="float" office:value="72.0766171609944" calcext:value-type="float">
            <text:p>72.0766171609944</text:p>
          </table:table-cell>
          <table:table-cell office:value-type="float" office:value="563.478373323258" calcext:value-type="float">
            <text:p>563.478373323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54" calcext:value-type="float">
            <text:p>169.54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 office:value-type="float" office:value="218.4" calcext:value-type="float">
            <text:p>218.4</text:p>
          </table:table-cell>
          <table:table-cell office:value-type="float" office:value="54.6" calcext:value-type="float">
            <text:p>54.6</text:p>
          </table:table-cell>
          <table:table-cell office:value-type="float" office:value="72.0913362664849" calcext:value-type="float">
            <text:p>72.0913362664849</text:p>
          </table:table-cell>
          <table:table-cell office:value-type="float" office:value="552.932015950837" calcext:value-type="float">
            <text:p>552.932015950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71" calcext:value-type="float">
            <text:p>169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191.2" calcext:value-type="float">
            <text:p>191.2</text:p>
          </table:table-cell>
          <table:table-cell office:value-type="float" office:value="47.8" calcext:value-type="float">
            <text:p>47.8</text:p>
          </table:table-cell>
          <table:table-cell office:value-type="float" office:value="72.0953766341829" calcext:value-type="float">
            <text:p>72.0953766341829</text:p>
          </table:table-cell>
          <table:table-cell office:value-type="float" office:value="543.545549065152" calcext:value-type="float">
            <text:p>543.545549065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9.88" calcext:value-type="float">
            <text:p>169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191.2" calcext:value-type="float">
            <text:p>191.2</text:p>
          </table:table-cell>
          <table:table-cell office:value-type="float" office:value="47.8" calcext:value-type="float">
            <text:p>47.8</text:p>
          </table:table-cell>
          <table:table-cell office:value-type="float" office:value="72.0959007038448" calcext:value-type="float">
            <text:p>72.0959007038448</text:p>
          </table:table-cell>
          <table:table-cell office:value-type="float" office:value="536.32038511657" calcext:value-type="float">
            <text:p>536.320385116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05" calcext:value-type="float">
            <text:p>170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32" calcext:value-type="float">
            <text:p>332</text:p>
          </table:table-cell>
          <table:table-cell office:value-type="float" office:value="250.4" calcext:value-type="float">
            <text:p>250.4</text:p>
          </table:table-cell>
          <table:table-cell office:value-type="float" office:value="62.6" calcext:value-type="float">
            <text:p>62.6</text:p>
          </table:table-cell>
          <table:table-cell office:value-type="float" office:value="72.0954489638173" calcext:value-type="float">
            <text:p>72.0954489638173</text:p>
          </table:table-cell>
          <table:table-cell office:value-type="float" office:value="531.105441405838" calcext:value-type="float">
            <text:p>531.105441405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21" calcext:value-type="float">
            <text:p>170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55" calcext:value-type="float">
            <text:p>355</text:p>
          </table:table-cell>
          <table:table-cell office:value-type="float" office:value="250.4" calcext:value-type="float">
            <text:p>250.4</text:p>
          </table:table-cell>
          <table:table-cell office:value-type="float" office:value="62.6" calcext:value-type="float">
            <text:p>62.6</text:p>
          </table:table-cell>
          <table:table-cell office:value-type="float" office:value="72.0948338203852" calcext:value-type="float">
            <text:p>72.0948338203852</text:p>
          </table:table-cell>
          <table:table-cell office:value-type="float" office:value="527.376446273684" calcext:value-type="float">
            <text:p>527.376446273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38" calcext:value-type="float">
            <text:p>170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72" calcext:value-type="float">
            <text:p>372</text:p>
          </table:table-cell>
          <table:table-cell office:value-type="float" office:value="288.8" calcext:value-type="float">
            <text:p>288.8</text:p>
          </table:table-cell>
          <table:table-cell office:value-type="float" office:value="72.2" calcext:value-type="float">
            <text:p>72.2</text:p>
          </table:table-cell>
          <table:table-cell office:value-type="float" office:value="72.09430694339" calcext:value-type="float">
            <text:p>72.09430694339</text:p>
          </table:table-cell>
          <table:table-cell office:value-type="float" office:value="524.803457013374" calcext:value-type="float">
            <text:p>524.8034570133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55" calcext:value-type="float">
            <text:p>170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84" calcext:value-type="float">
            <text:p>384</text:p>
          </table:table-cell>
          <table:table-cell office:value-type="float" office:value="288.8" calcext:value-type="float">
            <text:p>288.8</text:p>
          </table:table-cell>
          <table:table-cell office:value-type="float" office:value="72.2" calcext:value-type="float">
            <text:p>72.2</text:p>
          </table:table-cell>
          <table:table-cell office:value-type="float" office:value="72.0939021173826" calcext:value-type="float">
            <text:p>72.0939021173826</text:p>
          </table:table-cell>
          <table:table-cell office:value-type="float" office:value="523.009236484158" calcext:value-type="float">
            <text:p>523.0092364841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71" calcext:value-type="float">
            <text:p>170.7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 office:value-type="float" office:value="308.8" calcext:value-type="float">
            <text:p>308.8</text:p>
          </table:table-cell>
          <table:table-cell office:value-type="float" office:value="77.2" calcext:value-type="float">
            <text:p>77.2</text:p>
          </table:table-cell>
          <table:table-cell office:value-type="float" office:value="72.083407600597" calcext:value-type="float">
            <text:p>72.083407600597</text:p>
          </table:table-cell>
          <table:table-cell office:value-type="float" office:value="521.71259731037" calcext:value-type="float">
            <text:p>521.71259731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.88" calcext:value-type="float">
            <text:p>170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504" calcext:value-type="float">
            <text:p>504</text:p>
          </table:table-cell>
          <table:table-cell office:value-type="float" office:value="308.8" calcext:value-type="float">
            <text:p>308.8</text:p>
          </table:table-cell>
          <table:table-cell office:value-type="float" office:value="77.2" calcext:value-type="float">
            <text:p>77.2</text:p>
          </table:table-cell>
          <table:table-cell office:value-type="float" office:value="72.0606876157767" calcext:value-type="float">
            <text:p>72.0606876157767</text:p>
          </table:table-cell>
          <table:table-cell office:value-type="float" office:value="523.305435899982" calcext:value-type="float">
            <text:p>523.305435899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05" calcext:value-type="float">
            <text:p>171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511" calcext:value-type="float">
            <text:p>511</text:p>
          </table:table-cell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  <table:table-cell office:value-type="float" office:value="72.0457257161488" calcext:value-type="float">
            <text:p>72.0457257161488</text:p>
          </table:table-cell>
          <table:table-cell office:value-type="float" office:value="526.248653632053" calcext:value-type="float">
            <text:p>526.248653632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21" calcext:value-type="float">
            <text:p>171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356" calcext:value-type="float">
            <text:p>356</text:p>
          </table:table-cell>
          <table:table-cell office:value-type="float" office:value="89" calcext:value-type="float">
            <text:p>89</text:p>
          </table:table-cell>
          <table:table-cell office:value-type="float" office:value="72.0775037282823" calcext:value-type="float">
            <text:p>72.0775037282823</text:p>
          </table:table-cell>
          <table:table-cell office:value-type="float" office:value="529.263374401226" calcext:value-type="float">
            <text:p>529.263374401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38" calcext:value-type="float">
            <text:p>171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73" calcext:value-type="float">
            <text:p>373</text:p>
          </table:table-cell>
          <table:table-cell office:value-type="float" office:value="308" calcext:value-type="float">
            <text:p>308</text:p>
          </table:table-cell>
          <table:table-cell office:value-type="float" office:value="77" calcext:value-type="float">
            <text:p>77</text:p>
          </table:table-cell>
          <table:table-cell office:value-type="float" office:value="72.088598214216" calcext:value-type="float">
            <text:p>72.088598214216</text:p>
          </table:table-cell>
          <table:table-cell office:value-type="float" office:value="528.250758964055" calcext:value-type="float">
            <text:p>528.2507589640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55" calcext:value-type="float">
            <text:p>171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71" calcext:value-type="float">
            <text:p>371</text:p>
          </table:table-cell>
          <table:table-cell office:value-type="float" office:value="308" calcext:value-type="float">
            <text:p>308</text:p>
          </table:table-cell>
          <table:table-cell office:value-type="float" office:value="77" calcext:value-type="float">
            <text:p>77</text:p>
          </table:table-cell>
          <table:table-cell office:value-type="float" office:value="72.0922936152465" calcext:value-type="float">
            <text:p>72.0922936152465</text:p>
          </table:table-cell>
          <table:table-cell office:value-type="float" office:value="526.161273194615" calcext:value-type="float">
            <text:p>526.1612731946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71" calcext:value-type="float">
            <text:p>171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831722575842" calcext:value-type="float">
            <text:p>72.0831722575842</text:p>
          </table:table-cell>
          <table:table-cell office:value-type="float" office:value="525.05501738312" calcext:value-type="float">
            <text:p>525.055017383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.88" calcext:value-type="float">
            <text:p>171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88" calcext:value-type="float">
            <text:p>388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01260698216" calcext:value-type="float">
            <text:p>72.0901260698216</text:p>
          </table:table-cell>
          <table:table-cell office:value-type="float" office:value="524.536526165162" calcext:value-type="float">
            <text:p>524.5365261651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05" calcext:value-type="float">
            <text:p>172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86" calcext:value-type="float">
            <text:p>386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72.0924943911173" calcext:value-type="float">
            <text:p>72.0924943911173</text:p>
          </table:table-cell>
          <table:table-cell office:value-type="float" office:value="523.311159656269" calcext:value-type="float">
            <text:p>523.311159656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21" calcext:value-type="float">
            <text:p>172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90" calcext:value-type="float">
            <text:p>390</text:p>
          </table:table-cell>
          <table:table-cell office:value-type="float" office:value="306.4" calcext:value-type="float">
            <text:p>306.4</text:p>
          </table:table-cell>
          <table:table-cell office:value-type="float" office:value="76.6" calcext:value-type="float">
            <text:p>76.6</text:p>
          </table:table-cell>
          <table:table-cell office:value-type="float" office:value="72.0931592149745" calcext:value-type="float">
            <text:p>72.0931592149745</text:p>
          </table:table-cell>
          <table:table-cell office:value-type="float" office:value="522.171837056081" calcext:value-type="float">
            <text:p>522.171837056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38" calcext:value-type="float">
            <text:p>172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92" calcext:value-type="float">
            <text:p>392</text:p>
          </table:table-cell>
          <table:table-cell office:value-type="float" office:value="312" calcext:value-type="float">
            <text:p>312</text:p>
          </table:table-cell>
          <table:table-cell office:value-type="float" office:value="78" calcext:value-type="float">
            <text:p>78</text:p>
          </table:table-cell>
          <table:table-cell office:value-type="float" office:value="72.0932855807078" calcext:value-type="float">
            <text:p>72.0932855807078</text:p>
          </table:table-cell>
          <table:table-cell office:value-type="float" office:value="521.264202307576" calcext:value-type="float">
            <text:p>521.264202307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55" calcext:value-type="float">
            <text:p>172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96" calcext:value-type="float">
            <text:p>396</text:p>
          </table:table-cell>
          <table:table-cell office:value-type="float" office:value="312" calcext:value-type="float">
            <text:p>312</text:p>
          </table:table-cell>
          <table:table-cell office:value-type="float" office:value="78" calcext:value-type="float">
            <text:p>78</text:p>
          </table:table-cell>
          <table:table-cell office:value-type="float" office:value="72.0932534845792" calcext:value-type="float">
            <text:p>72.0932534845792</text:p>
          </table:table-cell>
          <table:table-cell office:value-type="float" office:value="520.665986353527" calcext:value-type="float">
            <text:p>520.6659863535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71" calcext:value-type="float">
            <text:p>172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99" calcext:value-type="float">
            <text:p>399</text:p>
          </table:table-cell>
          <table:table-cell office:value-type="float" office:value="317.6" calcext:value-type="float">
            <text:p>317.6</text:p>
          </table:table-cell>
          <table:table-cell office:value-type="float" office:value="79.4" calcext:value-type="float">
            <text:p>79.4</text:p>
          </table:table-cell>
          <table:table-cell office:value-type="float" office:value="72.0931826644113" calcext:value-type="float">
            <text:p>72.0931826644113</text:p>
          </table:table-cell>
          <table:table-cell office:value-type="float" office:value="520.172574345099" calcext:value-type="float">
            <text:p>520.1725743450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.88" calcext:value-type="float">
            <text:p>172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1" calcext:value-type="float">
            <text:p>401</text:p>
          </table:table-cell>
          <table:table-cell office:value-type="float" office:value="317.6" calcext:value-type="float">
            <text:p>317.6</text:p>
          </table:table-cell>
          <table:table-cell office:value-type="float" office:value="79.4" calcext:value-type="float">
            <text:p>79.4</text:p>
          </table:table-cell>
          <table:table-cell office:value-type="float" office:value="72.0931164909901" calcext:value-type="float">
            <text:p>72.0931164909901</text:p>
          </table:table-cell>
          <table:table-cell office:value-type="float" office:value="519.836935995996" calcext:value-type="float">
            <text:p>519.836935995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05" calcext:value-type="float">
            <text:p>173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2" calcext:value-type="float">
            <text:p>402</text:p>
          </table:table-cell>
          <table:table-cell office:value-type="float" office:value="321.6" calcext:value-type="float">
            <text:p>321.6</text:p>
          </table:table-cell>
          <table:table-cell office:value-type="float" office:value="80.4" calcext:value-type="float">
            <text:p>80.4</text:p>
          </table:table-cell>
          <table:table-cell office:value-type="float" office:value="72.0930646969864" calcext:value-type="float">
            <text:p>72.0930646969864</text:p>
          </table:table-cell>
          <table:table-cell office:value-type="float" office:value="519.606068943268" calcext:value-type="float">
            <text:p>519.606068943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21" calcext:value-type="float">
            <text:p>173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321.6" calcext:value-type="float">
            <text:p>321.6</text:p>
          </table:table-cell>
          <table:table-cell office:value-type="float" office:value="80.4" calcext:value-type="float">
            <text:p>80.4</text:p>
          </table:table-cell>
          <table:table-cell office:value-type="float" office:value="72.0930267248973" calcext:value-type="float">
            <text:p>72.0930267248973</text:p>
          </table:table-cell>
          <table:table-cell office:value-type="float" office:value="519.443476997411" calcext:value-type="float">
            <text:p>519.4434769974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38" calcext:value-type="float">
            <text:p>173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30000286901" calcext:value-type="float">
            <text:p>72.0930000286901</text:p>
          </table:table-cell>
          <table:table-cell office:value-type="float" office:value="519.331029043267" calcext:value-type="float">
            <text:p>519.331029043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55" calcext:value-type="float">
            <text:p>173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29813602993" calcext:value-type="float">
            <text:p>72.0929813602993</text:p>
          </table:table-cell>
          <table:table-cell office:value-type="float" office:value="519.256188967067" calcext:value-type="float">
            <text:p>519.256188967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71" calcext:value-type="float">
            <text:p>173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683076608" calcext:value-type="float">
            <text:p>72.0929683076608</text:p>
          </table:table-cell>
          <table:table-cell office:value-type="float" office:value="519.203362699741" calcext:value-type="float">
            <text:p>519.203362699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.88" calcext:value-type="float">
            <text:p>173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588775377" calcext:value-type="float">
            <text:p>72.0929588775377</text:p>
          </table:table-cell>
          <table:table-cell office:value-type="float" office:value="519.158751499528" calcext:value-type="float">
            <text:p>519.158751499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05" calcext:value-type="float">
            <text:p>174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520125585" calcext:value-type="float">
            <text:p>72.0929520125585</text:p>
          </table:table-cell>
          <table:table-cell office:value-type="float" office:value="519.134570511197" calcext:value-type="float">
            <text:p>519.1345705111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21" calcext:value-type="float">
            <text:p>174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48023665" calcext:value-type="float">
            <text:p>72.092948023665</text:p>
          </table:table-cell>
          <table:table-cell office:value-type="float" office:value="519.096820755362" calcext:value-type="float">
            <text:p>519.096820755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38" calcext:value-type="float">
            <text:p>174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441887356" calcext:value-type="float">
            <text:p>72.0929441887356</text:p>
          </table:table-cell>
          <table:table-cell office:value-type="float" office:value="519.074479977568" calcext:value-type="float">
            <text:p>519.074479977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55" calcext:value-type="float">
            <text:p>174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4" calcext:value-type="float">
            <text:p>324</text:p>
          </table:table-cell>
          <table:table-cell office:value-type="float" office:value="81" calcext:value-type="float">
            <text:p>81</text:p>
          </table:table-cell>
          <table:table-cell office:value-type="float" office:value="72.0929419303863" calcext:value-type="float">
            <text:p>72.0929419303863</text:p>
          </table:table-cell>
          <table:table-cell office:value-type="float" office:value="519.072998870709" calcext:value-type="float">
            <text:p>519.072998870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71" calcext:value-type="float">
            <text:p>174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2941361774" calcext:value-type="float">
            <text:p>72.092941361774</text:p>
          </table:table-cell>
          <table:table-cell office:value-type="float" office:value="519.078095067088" calcext:value-type="float">
            <text:p>519.078095067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.88" calcext:value-type="float">
            <text:p>174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3" calcext:value-type="float">
            <text:p>403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29409171074" calcext:value-type="float">
            <text:p>72.0929409171074</text:p>
          </table:table-cell>
          <table:table-cell office:value-type="float" office:value="519.068556973797" calcext:value-type="float">
            <text:p>519.0685569737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05" calcext:value-type="float">
            <text:p>175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0929399895068" calcext:value-type="float">
            <text:p>72.0929399895068</text:p>
          </table:table-cell>
          <table:table-cell office:value-type="float" office:value="519.065077018014" calcext:value-type="float">
            <text:p>519.065077018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21" calcext:value-type="float">
            <text:p>175.21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372" calcext:value-type="float">
            <text:p>372</text:p>
          </table:table-cell>
          <table:table-cell office:value-type="float" office:value="323.2" calcext:value-type="float">
            <text:p>323.2</text:p>
          </table:table-cell>
          <table:table-cell office:value-type="float" office:value="80.8" calcext:value-type="float">
            <text:p>80.8</text:p>
          </table:table-cell>
          <table:table-cell office:value-type="float" office:value="72.1031397508445" calcext:value-type="float">
            <text:p>72.1031397508445</text:p>
          </table:table-cell>
          <table:table-cell office:value-type="float" office:value="519.118344748939" calcext:value-type="float">
            <text:p>519.118344748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38" calcext:value-type="float">
            <text:p>175.38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72.1475238980898" calcext:value-type="float">
            <text:p>72.1475238980898</text:p>
          </table:table-cell>
          <table:table-cell office:value-type="float" office:value="516.499527344678" calcext:value-type="float">
            <text:p>516.4995273446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55" calcext:value-type="float">
            <text:p>175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34" calcext:value-type="float">
            <text:p>234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72.1668277579173" calcext:value-type="float">
            <text:p>72.1668277579173</text:p>
          </table:table-cell>
          <table:table-cell office:value-type="float" office:value="509.40440544446" calcext:value-type="float">
            <text:p>509.40440544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71" calcext:value-type="float">
            <text:p>175.71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295" calcext:value-type="float">
            <text:p>295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72.1597481502641" calcext:value-type="float">
            <text:p>72.1597481502641</text:p>
          </table:table-cell>
          <table:table-cell office:value-type="float" office:value="502.203014005994" calcext:value-type="float">
            <text:p>502.203014005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.88" calcext:value-type="float">
            <text:p>175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67" calcext:value-type="float">
            <text:p>367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72.1441898103458" calcext:value-type="float">
            <text:p>72.1441898103458</text:p>
          </table:table-cell>
          <table:table-cell office:value-type="float" office:value="497.680641894471" calcext:value-type="float">
            <text:p>497.6806418944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05" calcext:value-type="float">
            <text:p>176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72.1103385517752" calcext:value-type="float">
            <text:p>72.1103385517752</text:p>
          </table:table-cell>
          <table:table-cell office:value-type="float" office:value="497.503241692223" calcext:value-type="float">
            <text:p>497.503241692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21" calcext:value-type="float">
            <text:p>176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  <table:table-cell office:value-type="float" office:value="352" calcext:value-type="float">
            <text:p>352</text:p>
          </table:table-cell>
          <table:table-cell office:value-type="float" office:value="88" calcext:value-type="float">
            <text:p>88</text:p>
          </table:table-cell>
          <table:table-cell office:value-type="float" office:value="72.096950519001" calcext:value-type="float">
            <text:p>72.096950519001</text:p>
          </table:table-cell>
          <table:table-cell office:value-type="float" office:value="501.438931506884" calcext:value-type="float">
            <text:p>501.4389315068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38" calcext:value-type="float">
            <text:p>176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387.2" calcext:value-type="float">
            <text:p>387.2</text:p>
          </table:table-cell>
          <table:table-cell office:value-type="float" office:value="96.8" calcext:value-type="float">
            <text:p>96.8</text:p>
          </table:table-cell>
          <table:table-cell office:value-type="float" office:value="72.0927337818674" calcext:value-type="float">
            <text:p>72.0927337818674</text:p>
          </table:table-cell>
          <table:table-cell office:value-type="float" office:value="505.940196002317" calcext:value-type="float">
            <text:p>505.9401960023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55" calcext:value-type="float">
            <text:p>176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70" calcext:value-type="float">
            <text:p>470</text:p>
          </table:table-cell>
          <table:table-cell office:value-type="float" office:value="387.2" calcext:value-type="float">
            <text:p>387.2</text:p>
          </table:table-cell>
          <table:table-cell office:value-type="float" office:value="96.8" calcext:value-type="float">
            <text:p>96.8</text:p>
          </table:table-cell>
          <table:table-cell office:value-type="float" office:value="72.0917249774085" calcext:value-type="float">
            <text:p>72.0917249774085</text:p>
          </table:table-cell>
          <table:table-cell office:value-type="float" office:value="509.645035613723" calcext:value-type="float">
            <text:p>509.645035613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71" calcext:value-type="float">
            <text:p>176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55" calcext:value-type="float">
            <text:p>455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2.0917072925486" calcext:value-type="float">
            <text:p>72.0917072925486</text:p>
          </table:table-cell>
          <table:table-cell office:value-type="float" office:value="512.4359359765" calcext:value-type="float">
            <text:p>512.4359359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.88" calcext:value-type="float">
            <text:p>176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43" calcext:value-type="float">
            <text:p>443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2.0919444379281" calcext:value-type="float">
            <text:p>72.0919444379281</text:p>
          </table:table-cell>
          <table:table-cell office:value-type="float" office:value="514.440054585087" calcext:value-type="float">
            <text:p>514.4400545850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05" calcext:value-type="float">
            <text:p>177.05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2.0922011486612" calcext:value-type="float">
            <text:p>72.0922011486612</text:p>
          </table:table-cell>
          <table:table-cell office:value-type="float" office:value="515.863548400672" calcext:value-type="float">
            <text:p>515.8635484006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21" calcext:value-type="float">
            <text:p>177.21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299" calcext:value-type="float">
            <text:p>299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2.1577512321029" calcext:value-type="float">
            <text:p>72.1577512321029</text:p>
          </table:table-cell>
          <table:table-cell office:value-type="float" office:value="514.466753905086" calcext:value-type="float">
            <text:p>514.466753905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38" calcext:value-type="float">
            <text:p>177.38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72.148622187711" calcext:value-type="float">
            <text:p>72.148622187711</text:p>
          </table:table-cell>
          <table:table-cell office:value-type="float" office:value="507.612437900485" calcext:value-type="float">
            <text:p>507.612437900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55" calcext:value-type="float">
            <text:p>177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95" calcext:value-type="float">
            <text:p>295</text:p>
          </table:table-cell>
          <table:table-cell office:value-type="float" office:value="212" calcext:value-type="float">
            <text:p>212</text:p>
          </table:table-cell>
          <table:table-cell office:value-type="float" office:value="53" calcext:value-type="float">
            <text:p>53</text:p>
          </table:table-cell>
          <table:table-cell office:value-type="float" office:value="72.1721975064805" calcext:value-type="float">
            <text:p>72.1721975064805</text:p>
          </table:table-cell>
          <table:table-cell office:value-type="float" office:value="503.238456260405" calcext:value-type="float">
            <text:p>503.238456260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71" calcext:value-type="float">
            <text:p>177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0" calcext:value-type="float">
            <text:p>400</text:p>
          </table:table-cell>
          <table:table-cell office:value-type="float" office:value="309.6" calcext:value-type="float">
            <text:p>309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181666579539" calcext:value-type="float">
            <text:p>72.1181666579539</text:p>
          </table:table-cell>
          <table:table-cell office:value-type="float" office:value="499.467065234834" calcext:value-type="float">
            <text:p>499.4670652348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.88" calcext:value-type="float">
            <text:p>177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75" calcext:value-type="float">
            <text:p>475</text:p>
          </table:table-cell>
          <table:table-cell office:value-type="float" office:value="309.6" calcext:value-type="float">
            <text:p>309.6</text:p>
          </table:table-cell>
          <table:table-cell office:value-type="float" office:value="77.4" calcext:value-type="float">
            <text:p>77.4</text:p>
          </table:table-cell>
          <table:table-cell office:value-type="float" office:value="72.0997088954144" calcext:value-type="float">
            <text:p>72.0997088954144</text:p>
          </table:table-cell>
          <table:table-cell office:value-type="float" office:value="501.922210548898" calcext:value-type="float">
            <text:p>501.922210548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05" calcext:value-type="float">
            <text:p>178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81" calcext:value-type="float">
            <text:p>481</text:p>
          </table:table-cell>
          <table:table-cell office:value-type="float" office:value="383.2" calcext:value-type="float">
            <text:p>383.2</text:p>
          </table:table-cell>
          <table:table-cell office:value-type="float" office:value="95.8" calcext:value-type="float">
            <text:p>95.8</text:p>
          </table:table-cell>
          <table:table-cell office:value-type="float" office:value="72.0936781883561" calcext:value-type="float">
            <text:p>72.0936781883561</text:p>
          </table:table-cell>
          <table:table-cell office:value-type="float" office:value="505.978418440955" calcext:value-type="float">
            <text:p>505.9784184409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21" calcext:value-type="float">
            <text:p>178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68" calcext:value-type="float">
            <text:p>468</text:p>
          </table:table-cell>
          <table:table-cell office:value-type="float" office:value="383.2" calcext:value-type="float">
            <text:p>383.2</text:p>
          </table:table-cell>
          <table:table-cell office:value-type="float" office:value="95.8" calcext:value-type="float">
            <text:p>95.8</text:p>
          </table:table-cell>
          <table:table-cell office:value-type="float" office:value="72.0921137278886" calcext:value-type="float">
            <text:p>72.0921137278886</text:p>
          </table:table-cell>
          <table:table-cell office:value-type="float" office:value="509.270724648351" calcext:value-type="float">
            <text:p>509.270724648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38" calcext:value-type="float">
            <text:p>178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54" calcext:value-type="float">
            <text:p>454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2.0918061358953" calcext:value-type="float">
            <text:p>72.0918061358953</text:p>
          </table:table-cell>
          <table:table-cell office:value-type="float" office:value="512.115703659306" calcext:value-type="float">
            <text:p>512.115703659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55" calcext:value-type="float">
            <text:p>178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41" calcext:value-type="float">
            <text:p>441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float" office:value="72.0919512459368" calcext:value-type="float">
            <text:p>72.0919512459368</text:p>
          </table:table-cell>
          <table:table-cell office:value-type="float" office:value="514.205209252497" calcext:value-type="float">
            <text:p>514.2052092524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71" calcext:value-type="float">
            <text:p>178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2.0921814881229" calcext:value-type="float">
            <text:p>72.0921814881229</text:p>
          </table:table-cell>
          <table:table-cell office:value-type="float" office:value="515.682602013563" calcext:value-type="float">
            <text:p>515.682602013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.88" calcext:value-type="float">
            <text:p>178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26" calcext:value-type="float">
            <text:p>426</text:p>
          </table:table-cell>
          <table:table-cell office:value-type="float" office:value="341.6" calcext:value-type="float">
            <text:p>341.6</text:p>
          </table:table-cell>
          <table:table-cell office:value-type="float" office:value="85.4" calcext:value-type="float">
            <text:p>85.4</text:p>
          </table:table-cell>
          <table:table-cell office:value-type="float" office:value="72.0923898512325" calcext:value-type="float">
            <text:p>72.0923898512325</text:p>
          </table:table-cell>
          <table:table-cell office:value-type="float" office:value="516.724712106967" calcext:value-type="float">
            <text:p>516.7247121069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05" calcext:value-type="float">
            <text:p>179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21" calcext:value-type="float">
            <text:p>421</text:p>
          </table:table-cell>
          <table:table-cell office:value-type="float" office:value="332" calcext:value-type="float">
            <text:p>332</text:p>
          </table:table-cell>
          <table:table-cell office:value-type="float" office:value="83" calcext:value-type="float">
            <text:p>83</text:p>
          </table:table-cell>
          <table:table-cell office:value-type="float" office:value="72.0925503777526" calcext:value-type="float">
            <text:p>72.0925503777526</text:p>
          </table:table-cell>
          <table:table-cell office:value-type="float" office:value="517.448979448761" calcext:value-type="float">
            <text:p>517.448979448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21" calcext:value-type="float">
            <text:p>179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8" calcext:value-type="float">
            <text:p>418</text:p>
          </table:table-cell>
          <table:table-cell office:value-type="float" office:value="332" calcext:value-type="float">
            <text:p>332</text:p>
          </table:table-cell>
          <table:table-cell office:value-type="float" office:value="83" calcext:value-type="float">
            <text:p>83</text:p>
          </table:table-cell>
          <table:table-cell office:value-type="float" office:value="72.0926691633206" calcext:value-type="float">
            <text:p>72.0926691633206</text:p>
          </table:table-cell>
          <table:table-cell office:value-type="float" office:value="517.949334380799" calcext:value-type="float">
            <text:p>517.949334380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38" calcext:value-type="float">
            <text:p>179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5" calcext:value-type="float">
            <text:p>415</text:p>
          </table:table-cell>
          <table:table-cell office:value-type="float" office:value="327.2" calcext:value-type="float">
            <text:p>327.2</text:p>
          </table:table-cell>
          <table:table-cell office:value-type="float" office:value="81.8" calcext:value-type="float">
            <text:p>81.8</text:p>
          </table:table-cell>
          <table:table-cell office:value-type="float" office:value="72.0927509123051" calcext:value-type="float">
            <text:p>72.0927509123051</text:p>
          </table:table-cell>
          <table:table-cell office:value-type="float" office:value="518.284416528234" calcext:value-type="float">
            <text:p>518.284416528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55" calcext:value-type="float">
            <text:p>179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4" calcext:value-type="float">
            <text:p>414</text:p>
          </table:table-cell>
          <table:table-cell office:value-type="float" office:value="327.2" calcext:value-type="float">
            <text:p>327.2</text:p>
          </table:table-cell>
          <table:table-cell office:value-type="float" office:value="81.8" calcext:value-type="float">
            <text:p>81.8</text:p>
          </table:table-cell>
          <table:table-cell office:value-type="float" office:value="72.0928078123393" calcext:value-type="float">
            <text:p>72.0928078123393</text:p>
          </table:table-cell>
          <table:table-cell office:value-type="float" office:value="518.508348620782" calcext:value-type="float">
            <text:p>518.508348620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71" calcext:value-type="float">
            <text:p>179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3" calcext:value-type="float">
            <text:p>413</text:p>
          </table:table-cell>
          <table:table-cell office:value-type="float" office:value="324.8" calcext:value-type="float">
            <text:p>324.8</text:p>
          </table:table-cell>
          <table:table-cell office:value-type="float" office:value="81.2" calcext:value-type="float">
            <text:p>81.2</text:p>
          </table:table-cell>
          <table:table-cell office:value-type="float" office:value="72.0928475248312" calcext:value-type="float">
            <text:p>72.0928475248312</text:p>
          </table:table-cell>
          <table:table-cell office:value-type="float" office:value="518.670837448257" calcext:value-type="float">
            <text:p>518.6708374482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9.88" calcext:value-type="float">
            <text:p>179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324.8" calcext:value-type="float">
            <text:p>324.8</text:p>
          </table:table-cell>
          <table:table-cell office:value-type="float" office:value="81.2" calcext:value-type="float">
            <text:p>81.2</text:p>
          </table:table-cell>
          <table:table-cell office:value-type="float" office:value="72.0928752743569" calcext:value-type="float">
            <text:p>72.0928752743569</text:p>
          </table:table-cell>
          <table:table-cell office:value-type="float" office:value="518.784124096141" calcext:value-type="float">
            <text:p>518.7841240961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05" calcext:value-type="float">
            <text:p>180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331.2" calcext:value-type="float">
            <text:p>331.2</text:p>
          </table:table-cell>
          <table:table-cell office:value-type="float" office:value="82.8" calcext:value-type="float">
            <text:p>82.8</text:p>
          </table:table-cell>
          <table:table-cell office:value-type="float" office:value="72.0928941098395" calcext:value-type="float">
            <text:p>72.0928941098395</text:p>
          </table:table-cell>
          <table:table-cell office:value-type="float" office:value="518.865052131866" calcext:value-type="float">
            <text:p>518.865052131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21" calcext:value-type="float">
            <text:p>180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331.2" calcext:value-type="float">
            <text:p>331.2</text:p>
          </table:table-cell>
          <table:table-cell office:value-type="float" office:value="82.8" calcext:value-type="float">
            <text:p>82.8</text:p>
          </table:table-cell>
          <table:table-cell office:value-type="float" office:value="72.0929072144359" calcext:value-type="float">
            <text:p>72.0929072144359</text:p>
          </table:table-cell>
          <table:table-cell office:value-type="float" office:value="518.914426516492" calcext:value-type="float">
            <text:p>518.914426516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38" calcext:value-type="float">
            <text:p>180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1" calcext:value-type="float">
            <text:p>411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16149434" calcext:value-type="float">
            <text:p>72.092916149434</text:p>
          </table:table-cell>
          <table:table-cell office:value-type="float" office:value="518.950534224128" calcext:value-type="float">
            <text:p>518.9505342241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55" calcext:value-type="float">
            <text:p>180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0" calcext:value-type="float">
            <text:p>410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223436567" calcext:value-type="float">
            <text:p>72.0929223436567</text:p>
          </table:table-cell>
          <table:table-cell office:value-type="float" office:value="518.976567726068" calcext:value-type="float">
            <text:p>518.976567726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71" calcext:value-type="float">
            <text:p>180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0" calcext:value-type="float">
            <text:p>410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262093366" calcext:value-type="float">
            <text:p>72.0929262093366</text:p>
          </table:table-cell>
          <table:table-cell office:value-type="float" office:value="518.987508368593" calcext:value-type="float">
            <text:p>518.987508368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0.88" calcext:value-type="float">
            <text:p>180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9" calcext:value-type="float">
            <text:p>409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284856817" calcext:value-type="float">
            <text:p>72.0929284856817</text:p>
          </table:table-cell>
          <table:table-cell office:value-type="float" office:value="519.003260010881" calcext:value-type="float">
            <text:p>519.003260010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05" calcext:value-type="float">
            <text:p>181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324919115" calcext:value-type="float">
            <text:p>72.0929324919115</text:p>
          </table:table-cell>
          <table:table-cell office:value-type="float" office:value="519.033395387741" calcext:value-type="float">
            <text:p>519.033395387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21" calcext:value-type="float">
            <text:p>181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330.4" calcext:value-type="float">
            <text:p>330.4</text:p>
          </table:table-cell>
          <table:table-cell office:value-type="float" office:value="82.6" calcext:value-type="float">
            <text:p>82.6</text:p>
          </table:table-cell>
          <table:table-cell office:value-type="float" office:value="72.0929357240671" calcext:value-type="float">
            <text:p>72.0929357240671</text:p>
          </table:table-cell>
          <table:table-cell office:value-type="float" office:value="519.059394923" calcext:value-type="float">
            <text:p>519.0593949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38" calcext:value-type="float">
            <text:p>181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8" calcext:value-type="float">
            <text:p>408</text:p>
          </table:table-cell>
          <table:table-cell office:value-type="float" office:value="329.6" calcext:value-type="float">
            <text:p>329.6</text:p>
          </table:table-cell>
          <table:table-cell office:value-type="float" office:value="82.4" calcext:value-type="float">
            <text:p>82.4</text:p>
          </table:table-cell>
          <table:table-cell office:value-type="float" office:value="72.092938192827" calcext:value-type="float">
            <text:p>72.092938192827</text:p>
          </table:table-cell>
          <table:table-cell office:value-type="float" office:value="519.06294834268" calcext:value-type="float">
            <text:p>519.06294834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55" calcext:value-type="float">
            <text:p>181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6" calcext:value-type="float">
            <text:p>406</text:p>
          </table:table-cell>
          <table:table-cell office:value-type="float" office:value="329.6" calcext:value-type="float">
            <text:p>329.6</text:p>
          </table:table-cell>
          <table:table-cell office:value-type="float" office:value="82.4" calcext:value-type="float">
            <text:p>82.4</text:p>
          </table:table-cell>
          <table:table-cell office:value-type="float" office:value="72.0929384348808" calcext:value-type="float">
            <text:p>72.0929384348808</text:p>
          </table:table-cell>
          <table:table-cell office:value-type="float" office:value="519.047078090481" calcext:value-type="float">
            <text:p>519.0470780904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71" calcext:value-type="float">
            <text:p>181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5" calcext:value-type="float">
            <text:p>405</text:p>
          </table:table-cell>
          <table:table-cell office:value-type="float" office:value="325.6" calcext:value-type="float">
            <text:p>325.6</text:p>
          </table:table-cell>
          <table:table-cell office:value-type="float" office:value="81.4" calcext:value-type="float">
            <text:p>81.4</text:p>
          </table:table-cell>
          <table:table-cell office:value-type="float" office:value="72.0929323939455" calcext:value-type="float">
            <text:p>72.0929323939455</text:p>
          </table:table-cell>
          <table:table-cell office:value-type="float" office:value="518.948092193047" calcext:value-type="float">
            <text:p>518.948092193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1.88" calcext:value-type="float">
            <text:p>181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5.6" calcext:value-type="float">
            <text:p>325.6</text:p>
          </table:table-cell>
          <table:table-cell office:value-type="float" office:value="81.4" calcext:value-type="float">
            <text:p>81.4</text:p>
          </table:table-cell>
          <table:table-cell office:value-type="float" office:value="72.092916313406" calcext:value-type="float">
            <text:p>72.092916313406</text:p>
          </table:table-cell>
          <table:table-cell office:value-type="float" office:value="518.788462207284" calcext:value-type="float">
            <text:p>518.788462207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05" calcext:value-type="float">
            <text:p>182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4" calcext:value-type="float">
            <text:p>404</text:p>
          </table:table-cell>
          <table:table-cell office:value-type="float" office:value="320.8" calcext:value-type="float">
            <text:p>320.8</text:p>
          </table:table-cell>
          <table:table-cell office:value-type="float" office:value="80.2" calcext:value-type="float">
            <text:p>80.2</text:p>
          </table:table-cell>
          <table:table-cell office:value-type="float" office:value="72.0928916842458" calcext:value-type="float">
            <text:p>72.0928916842458</text:p>
          </table:table-cell>
          <table:table-cell office:value-type="float" office:value="518.585755465649" calcext:value-type="float">
            <text:p>518.585755465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21" calcext:value-type="float">
            <text:p>182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7" calcext:value-type="float">
            <text:p>407</text:p>
          </table:table-cell>
          <table:table-cell office:value-type="float" office:value="320.8" calcext:value-type="float">
            <text:p>320.8</text:p>
          </table:table-cell>
          <table:table-cell office:value-type="float" office:value="80.2" calcext:value-type="float">
            <text:p>80.2</text:p>
          </table:table-cell>
          <table:table-cell office:value-type="float" office:value="72.0928659548521" calcext:value-type="float">
            <text:p>72.0928659548521</text:p>
          </table:table-cell>
          <table:table-cell office:value-type="float" office:value="518.472801103074" calcext:value-type="float">
            <text:p>518.472801103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38" calcext:value-type="float">
            <text:p>182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09" calcext:value-type="float">
            <text:p>409</text:p>
          </table:table-cell>
          <table:table-cell office:value-type="float" office:value="327.2" calcext:value-type="float">
            <text:p>327.2</text:p>
          </table:table-cell>
          <table:table-cell office:value-type="float" office:value="81.8" calcext:value-type="float">
            <text:p>81.8</text:p>
          </table:table-cell>
          <table:table-cell office:value-type="float" office:value="72.0928523522713" calcext:value-type="float">
            <text:p>72.0928523522713</text:p>
          </table:table-cell>
          <table:table-cell office:value-type="float" office:value="518.477946819525" calcext:value-type="float">
            <text:p>518.477946819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55" calcext:value-type="float">
            <text:p>182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97" calcext:value-type="float">
            <text:p>397</text:p>
          </table:table-cell>
          <table:table-cell office:value-type="float" office:value="327.2" calcext:value-type="float">
            <text:p>327.2</text:p>
          </table:table-cell>
          <table:table-cell office:value-type="float" office:value="81.8" calcext:value-type="float">
            <text:p>81.8</text:p>
          </table:table-cell>
          <table:table-cell office:value-type="float" office:value="72.0928514154886" calcext:value-type="float">
            <text:p>72.0928514154886</text:p>
          </table:table-cell>
          <table:table-cell office:value-type="float" office:value="518.460893987441" calcext:value-type="float">
            <text:p>518.4608939874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71" calcext:value-type="float">
            <text:p>182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55" calcext:value-type="float">
            <text:p>355</text:p>
          </table:table-cell>
          <table:table-cell office:value-type="float" office:value="308.8" calcext:value-type="float">
            <text:p>308.8</text:p>
          </table:table-cell>
          <table:table-cell office:value-type="float" office:value="77.2" calcext:value-type="float">
            <text:p>77.2</text:p>
          </table:table-cell>
          <table:table-cell office:value-type="float" office:value="72.0927980675306" calcext:value-type="float">
            <text:p>72.0927980675306</text:p>
          </table:table-cell>
          <table:table-cell office:value-type="float" office:value="517.258250650627" calcext:value-type="float">
            <text:p>517.2582506506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2.88" calcext:value-type="float">
            <text:p>182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19" calcext:value-type="float">
            <text:p>319</text:p>
          </table:table-cell>
          <table:table-cell office:value-type="float" office:value="308.8" calcext:value-type="float">
            <text:p>308.8</text:p>
          </table:table-cell>
          <table:table-cell office:value-type="float" office:value="77.2" calcext:value-type="float">
            <text:p>77.2</text:p>
          </table:table-cell>
          <table:table-cell office:value-type="float" office:value="72.0925460800517" calcext:value-type="float">
            <text:p>72.0925460800517</text:p>
          </table:table-cell>
          <table:table-cell office:value-type="float" office:value="514.126973249799" calcext:value-type="float">
            <text:p>514.126973249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05" calcext:value-type="float">
            <text:p>183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72.0920462586299" calcext:value-type="float">
            <text:p>72.0920462586299</text:p>
          </table:table-cell>
          <table:table-cell office:value-type="float" office:value="509.490752858632" calcext:value-type="float">
            <text:p>509.4907528586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21" calcext:value-type="float">
            <text:p>183.2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342" calcext:value-type="float">
            <text:p>342</text:p>
          </table:table-cell>
          <table:table-cell office:value-type="float" office:value="264" calcext:value-type="float">
            <text:p>264</text:p>
          </table:table-cell>
          <table:table-cell office:value-type="float" office:value="66" calcext:value-type="float">
            <text:p>66</text:p>
          </table:table-cell>
          <table:table-cell office:value-type="float" office:value="72.0913493654597" calcext:value-type="float">
            <text:p>72.0913493654597</text:p>
          </table:table-cell>
          <table:table-cell office:value-type="float" office:value="504.547200997339" calcext:value-type="float">
            <text:p>504.547200997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38" calcext:value-type="float">
            <text:p>183.3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14" calcext:value-type="float">
            <text:p>414</text:p>
          </table:table-cell>
          <table:table-cell office:value-type="float" office:value="336" calcext:value-type="float">
            <text:p>336</text:p>
          </table:table-cell>
          <table:table-cell office:value-type="float" office:value="84" calcext:value-type="float">
            <text:p>84</text:p>
          </table:table-cell>
          <table:table-cell office:value-type="float" office:value="72.0907779934803" calcext:value-type="float">
            <text:p>72.0907779934803</text:p>
          </table:table-cell>
          <table:table-cell office:value-type="float" office:value="503.242992583126" calcext:value-type="float">
            <text:p>503.2429925831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55" calcext:value-type="float">
            <text:p>183.5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464" calcext:value-type="float">
            <text:p>464</text:p>
          </table:table-cell>
          <table:table-cell office:value-type="float" office:value="336" calcext:value-type="float">
            <text:p>336</text:p>
          </table:table-cell>
          <table:table-cell office:value-type="float" office:value="84" calcext:value-type="float">
            <text:p>84</text:p>
          </table:table-cell>
          <table:table-cell office:value-type="float" office:value="72.0906266312947" calcext:value-type="float">
            <text:p>72.0906266312947</text:p>
          </table:table-cell>
          <table:table-cell office:value-type="float" office:value="504.926942343783" calcext:value-type="float">
            <text:p>504.926942343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71" calcext:value-type="float">
            <text:p>183.71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563" calcext:value-type="float">
            <text:p>563</text:p>
          </table:table-cell>
          <table:table-cell office:value-type="float" office:value="444" calcext:value-type="float">
            <text:p>444</text:p>
          </table:table-cell>
          <table:table-cell office:value-type="float" office:value="111" calcext:value-type="float">
            <text:p>111</text:p>
          </table:table-cell>
          <table:table-cell office:value-type="float" office:value="72.1087769965071" calcext:value-type="float">
            <text:p>72.1087769965071</text:p>
          </table:table-cell>
          <table:table-cell office:value-type="float" office:value="509.778701235569" calcext:value-type="float">
            <text:p>509.7787012355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3.88" calcext:value-type="float">
            <text:p>183.88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665" calcext:value-type="float">
            <text:p>665</text:p>
          </table:table-cell>
          <table:table-cell office:value-type="float" office:value="444" calcext:value-type="float">
            <text:p>444</text:p>
          </table:table-cell>
          <table:table-cell office:value-type="float" office:value="111" calcext:value-type="float">
            <text:p>111</text:p>
          </table:table-cell>
          <table:table-cell office:value-type="float" office:value="72.1092175907832" calcext:value-type="float">
            <text:p>72.1092175907832</text:p>
          </table:table-cell>
          <table:table-cell office:value-type="float" office:value="519.482215280997" calcext:value-type="float">
            <text:p>519.482215280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05" calcext:value-type="float">
            <text:p>184.05</text:p>
          </table:table-cell>
          <table:table-cell office:value-type="float" office:value="72.1" calcext:value-type="float">
            <text:p>72.1</text:p>
          </table:table-cell>
          <table:table-cell office:value-type="float" office:value="72" calcext:value-type="float">
            <text:p>72</text:p>
          </table:table-cell>
          <table:table-cell office:value-type="float" office:value="753" calcext:value-type="float">
            <text:p>753</text:p>
          </table:table-cell>
          <table:table-cell office:value-type="float" office:value="638.4" calcext:value-type="float">
            <text:p>638.4</text:p>
          </table:table-cell>
          <table:table-cell office:value-type="float" office:value="159.6" calcext:value-type="float">
            <text:p>159.6</text:p>
          </table:table-cell>
          <table:table-cell office:value-type="float" office:value="72.1396532583821" calcext:value-type="float">
            <text:p>72.1396532583821</text:p>
          </table:table-cell>
          <table:table-cell office:value-type="float" office:value="533.474274711669" calcext:value-type="float">
            <text:p>533.4742747116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21" calcext:value-type="float">
            <text:p>184.21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831" calcext:value-type="float">
            <text:p>831</text:p>
          </table:table-cell>
          <table:table-cell office:value-type="float" office:value="638.4" calcext:value-type="float">
            <text:p>638.4</text:p>
          </table:table-cell>
          <table:table-cell office:value-type="float" office:value="159.6" calcext:value-type="float">
            <text:p>159.6</text:p>
          </table:table-cell>
          <table:table-cell office:value-type="float" office:value="72.1562470441992" calcext:value-type="float">
            <text:p>72.1562470441992</text:p>
          </table:table-cell>
          <table:table-cell office:value-type="float" office:value="551.879137856429" calcext:value-type="float">
            <text:p>551.879137856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38" calcext:value-type="float">
            <text:p>184.38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917" calcext:value-type="float">
            <text:p>917</text:p>
          </table:table-cell>
          <table:table-cell office:value-type="float" office:value="732.8" calcext:value-type="float">
            <text:p>732.8</text:p>
          </table:table-cell>
          <table:table-cell office:value-type="float" office:value="183.2" calcext:value-type="float">
            <text:p>183.2</text:p>
          </table:table-cell>
          <table:table-cell office:value-type="float" office:value="72.1845806889347" calcext:value-type="float">
            <text:p>72.1845806889347</text:p>
          </table:table-cell>
          <table:table-cell office:value-type="float" office:value="572.351580267668" calcext:value-type="float">
            <text:p>572.351580267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55" calcext:value-type="float">
            <text:p>184.55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1028" calcext:value-type="float">
            <text:p>1028</text:p>
          </table:table-cell>
          <table:table-cell office:value-type="float" office:value="732.8" calcext:value-type="float">
            <text:p>732.8</text:p>
          </table:table-cell>
          <table:table-cell office:value-type="float" office:value="183.2" calcext:value-type="float">
            <text:p>183.2</text:p>
          </table:table-cell>
          <table:table-cell office:value-type="float" office:value="72.1929413698579" calcext:value-type="float">
            <text:p>72.1929413698579</text:p>
          </table:table-cell>
          <table:table-cell office:value-type="float" office:value="596.933540218459" calcext:value-type="float">
            <text:p>596.933540218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71" calcext:value-type="float">
            <text:p>184.71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1146" calcext:value-type="float">
            <text:p>1146</text:p>
          </table:table-cell>
          <table:table-cell office:value-type="float" office:value="896.8" calcext:value-type="float">
            <text:p>896.8</text:p>
          </table:table-cell>
          <table:table-cell office:value-type="float" office:value="224.2" calcext:value-type="float">
            <text:p>224.2</text:p>
          </table:table-cell>
          <table:table-cell office:value-type="float" office:value="72.2024504097047" calcext:value-type="float">
            <text:p>72.2024504097047</text:p>
          </table:table-cell>
          <table:table-cell office:value-type="float" office:value="625.351408389391" calcext:value-type="float">
            <text:p>625.351408389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4.88" calcext:value-type="float">
            <text:p>184.88</text:p>
          </table:table-cell>
          <table:table-cell office:value-type="float" office:value="72.2" calcext:value-type="float">
            <text:p>72.2</text:p>
          </table:table-cell>
          <table:table-cell office:value-type="float" office:value="72" calcext:value-type="float">
            <text:p>72</text:p>
          </table:table-cell>
          <table:table-cell office:value-type="float" office:value="1268" calcext:value-type="float">
            <text:p>1268</text:p>
          </table:table-cell>
          <table:table-cell office:value-type="float" office:value="896.8" calcext:value-type="float">
            <text:p>896.8</text:p>
          </table:table-cell>
          <table:table-cell office:value-type="float" office:value="224.2" calcext:value-type="float">
            <text:p>224.2</text:p>
          </table:table-cell>
          <table:table-cell office:value-type="float" office:value="72.2040447640341" calcext:value-type="float">
            <text:p>72.2040447640341</text:p>
          </table:table-cell>
          <table:table-cell office:value-type="float" office:value="658.484649203032" calcext:value-type="float">
            <text:p>658.4846492030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05" calcext:value-type="float">
            <text:p>185.05</text:p>
          </table:table-cell>
          <table:table-cell office:value-type="float" office:value="72.3" calcext:value-type="float">
            <text:p>72.3</text:p>
          </table:table-cell>
          <table:table-cell office:value-type="float" office:value="72" calcext:value-type="float">
            <text:p>72</text:p>
          </table:table-cell>
          <table:table-cell office:value-type="float" office:value="1324" calcext:value-type="float">
            <text:p>1324</text:p>
          </table:table-cell>
          <table:table-cell office:value-type="float" office:value="1076.8" calcext:value-type="float">
            <text:p>107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2.239700192605" calcext:value-type="float">
            <text:p>72.239700192605</text:p>
          </table:table-cell>
          <table:table-cell office:value-type="float" office:value="695.813920214723" calcext:value-type="float">
            <text:p>695.81392021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21" calcext:value-type="float">
            <text:p>185.21</text:p>
          </table:table-cell>
          <table:table-cell office:value-type="float" office:value="72.3" calcext:value-type="float">
            <text:p>72.3</text:p>
          </table:table-cell>
          <table:table-cell office:value-type="float" office:value="72" calcext:value-type="float">
            <text:p>72</text:p>
          </table:table-cell>
          <table:table-cell office:value-type="float" office:value="1315" calcext:value-type="float">
            <text:p>1315</text:p>
          </table:table-cell>
          <table:table-cell office:value-type="float" office:value="1076.8" calcext:value-type="float">
            <text:p>1076.8</text:p>
          </table:table-cell>
          <table:table-cell office:value-type="float" office:value="269.2" calcext:value-type="float">
            <text:p>269.2</text:p>
          </table:table-cell>
          <table:table-cell office:value-type="float" office:value="72.2945614635632" calcext:value-type="float">
            <text:p>72.2945614635632</text:p>
          </table:table-cell>
          <table:table-cell office:value-type="float" office:value="732.637642691498" calcext:value-type="float">
            <text:p>732.6376426914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38" calcext:value-type="float">
            <text:p>185.38</text:p>
          </table:table-cell>
          <table:table-cell office:value-type="float" office:value="72.3" calcext:value-type="float">
            <text:p>72.3</text:p>
          </table:table-cell>
          <table:table-cell office:value-type="float" office:value="72.0272" calcext:value-type="float">
            <text:p>72.0272</text:p>
          </table:table-cell>
          <table:table-cell office:value-type="float" office:value="1382" calcext:value-type="float">
            <text:p>1382</text:p>
          </table:table-cell>
          <table:table-cell office:value-type="float" office:value="1098.4" calcext:value-type="float">
            <text:p>1098.4</text:p>
          </table:table-cell>
          <table:table-cell office:value-type="float" office:value="274.6" calcext:value-type="float">
            <text:p>274.6</text:p>
          </table:table-cell>
          <table:table-cell office:value-type="float" office:value="72.3173386217328" calcext:value-type="float">
            <text:p>72.3173386217328</text:p>
          </table:table-cell>
          <table:table-cell office:value-type="float" office:value="768.616978459949" calcext:value-type="float">
            <text:p>768.6169784599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55" calcext:value-type="float">
            <text:p>185.55</text:p>
          </table:table-cell>
          <table:table-cell office:value-type="float" office:value="72.4" calcext:value-type="float">
            <text:p>72.4</text:p>
          </table:table-cell>
          <table:table-cell office:value-type="float" office:value="72.1608" calcext:value-type="float">
            <text:p>72.1608</text:p>
          </table:table-cell>
          <table:table-cell office:value-type="float" office:value="1465" calcext:value-type="float">
            <text:p>1465</text:p>
          </table:table-cell>
          <table:table-cell office:value-type="float" office:value="1098.4" calcext:value-type="float">
            <text:p>1098.4</text:p>
          </table:table-cell>
          <table:table-cell office:value-type="float" office:value="274.6" calcext:value-type="float">
            <text:p>274.6</text:p>
          </table:table-cell>
          <table:table-cell office:value-type="float" office:value="72.3290747041322" calcext:value-type="float">
            <text:p>72.3290747041322</text:p>
          </table:table-cell>
          <table:table-cell office:value-type="float" office:value="806.683494744848" calcext:value-type="float">
            <text:p>806.683494744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71" calcext:value-type="float">
            <text:p>185.71</text:p>
          </table:table-cell>
          <table:table-cell office:value-type="float" office:value="72.4" calcext:value-type="float">
            <text:p>72.4</text:p>
          </table:table-cell>
          <table:table-cell office:value-type="float" office:value="72.2952" calcext:value-type="float">
            <text:p>72.2952</text:p>
          </table:table-cell>
          <table:table-cell office:value-type="float" office:value="1462" calcext:value-type="float">
            <text:p>1462</text:p>
          </table:table-cell>
          <table:table-cell office:value-type="float" office:value="1188.8" calcext:value-type="float">
            <text:p>1188.8</text:p>
          </table:table-cell>
          <table:table-cell office:value-type="float" office:value="297.2" calcext:value-type="float">
            <text:p>297.2</text:p>
          </table:table-cell>
          <table:table-cell office:value-type="float" office:value="72.3871811311909" calcext:value-type="float">
            <text:p>72.3871811311909</text:p>
          </table:table-cell>
          <table:table-cell office:value-type="float" office:value="847.145621016641" calcext:value-type="float">
            <text:p>847.1456210166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5.88" calcext:value-type="float">
            <text:p>185.88</text:p>
          </table:table-cell>
          <table:table-cell office:value-type="float" office:value="72.4" calcext:value-type="float">
            <text:p>72.4</text:p>
          </table:table-cell>
          <table:table-cell office:value-type="float" office:value="72.428" calcext:value-type="float">
            <text:p>72.428</text:p>
          </table:table-cell>
          <table:table-cell office:value-type="float" office:value="1504" calcext:value-type="float">
            <text:p>1504</text:p>
          </table:table-cell>
          <table:table-cell office:value-type="float" office:value="1188.8" calcext:value-type="float">
            <text:p>1188.8</text:p>
          </table:table-cell>
          <table:table-cell office:value-type="float" office:value="297.2" calcext:value-type="float">
            <text:p>297.2</text:p>
          </table:table-cell>
          <table:table-cell office:value-type="float" office:value="72.42663418184" calcext:value-type="float">
            <text:p>72.42663418184</text:p>
          </table:table-cell>
          <table:table-cell office:value-type="float" office:value="885.129392861276" calcext:value-type="float">
            <text:p>885.1293928612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05" calcext:value-type="float">
            <text:p>186.05</text:p>
          </table:table-cell>
          <table:table-cell office:value-type="float" office:value="72.5" calcext:value-type="float">
            <text:p>72.5</text:p>
          </table:table-cell>
          <table:table-cell office:value-type="float" office:value="72.5616" calcext:value-type="float">
            <text:p>72.5616</text:p>
          </table:table-cell>
          <table:table-cell office:value-type="float" office:value="1575" calcext:value-type="float">
            <text:p>1575</text:p>
          </table:table-cell>
          <table:table-cell office:value-type="float" office:value="1261.6" calcext:value-type="float">
            <text:p>1261.6</text:p>
          </table:table-cell>
          <table:table-cell office:value-type="float" office:value="315.4" calcext:value-type="float">
            <text:p>315.4</text:p>
          </table:table-cell>
          <table:table-cell office:value-type="float" office:value="72.4714177354321" calcext:value-type="float">
            <text:p>72.4714177354321</text:p>
          </table:table-cell>
          <table:table-cell office:value-type="float" office:value="924.8766964875" calcext:value-type="float">
            <text:p>924.87669648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21" calcext:value-type="float">
            <text:p>186.21</text:p>
          </table:table-cell>
          <table:table-cell office:value-type="float" office:value="72.6" calcext:value-type="float">
            <text:p>72.6</text:p>
          </table:table-cell>
          <table:table-cell office:value-type="float" office:value="72.6952" calcext:value-type="float">
            <text:p>72.6952</text:p>
          </table:table-cell>
          <table:table-cell office:value-type="float" office:value="1521" calcext:value-type="float">
            <text:p>1521</text:p>
          </table:table-cell>
          <table:table-cell office:value-type="float" office:value="1261.6" calcext:value-type="float">
            <text:p>1261.6</text:p>
          </table:table-cell>
          <table:table-cell office:value-type="float" office:value="315.4" calcext:value-type="float">
            <text:p>315.4</text:p>
          </table:table-cell>
          <table:table-cell office:value-type="float" office:value="72.553486503592" calcext:value-type="float">
            <text:p>72.553486503592</text:p>
          </table:table-cell>
          <table:table-cell office:value-type="float" office:value="965.892099391798" calcext:value-type="float">
            <text:p>965.8920993917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38" calcext:value-type="float">
            <text:p>186.38</text:p>
          </table:table-cell>
          <table:table-cell office:value-type="float" office:value="72.6" calcext:value-type="float">
            <text:p>72.6</text:p>
          </table:table-cell>
          <table:table-cell office:value-type="float" office:value="72.828" calcext:value-type="float">
            <text:p>72.828</text:p>
          </table:table-cell>
          <table:table-cell office:value-type="float" office:value="1490" calcext:value-type="float">
            <text:p>1490</text:p>
          </table:table-cell>
          <table:table-cell office:value-type="float" office:value="1188.8" calcext:value-type="float">
            <text:p>1188.8</text:p>
          </table:table-cell>
          <table:table-cell office:value-type="float" office:value="297.2" calcext:value-type="float">
            <text:p>297.2</text:p>
          </table:table-cell>
          <table:table-cell office:value-type="float" office:value="72.6271302386403" calcext:value-type="float">
            <text:p>72.6271302386403</text:p>
          </table:table-cell>
          <table:table-cell office:value-type="float" office:value="1001.05541071216" calcext:value-type="float">
            <text:p>1001.05541071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55" calcext:value-type="float">
            <text:p>186.55</text:p>
          </table:table-cell>
          <table:table-cell office:value-type="float" office:value="72.7" calcext:value-type="float">
            <text:p>72.7</text:p>
          </table:table-cell>
          <table:table-cell office:value-type="float" office:value="72.9616" calcext:value-type="float">
            <text:p>72.9616</text:p>
          </table:table-cell>
          <table:table-cell office:value-type="float" office:value="1614" calcext:value-type="float">
            <text:p>1614</text:p>
          </table:table-cell>
          <table:table-cell office:value-type="float" office:value="1188.8" calcext:value-type="float">
            <text:p>1188.8</text:p>
          </table:table-cell>
          <table:table-cell office:value-type="float" office:value="297.2" calcext:value-type="float">
            <text:p>297.2</text:p>
          </table:table-cell>
          <table:table-cell office:value-type="float" office:value="72.6661637727083" calcext:value-type="float">
            <text:p>72.6661637727083</text:p>
          </table:table-cell>
          <table:table-cell office:value-type="float" office:value="1035.48079292103" calcext:value-type="float">
            <text:p>1035.480792921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71" calcext:value-type="float">
            <text:p>186.71</text:p>
          </table:table-cell>
          <table:table-cell office:value-type="float" office:value="72.7" calcext:value-type="float">
            <text:p>72.7</text:p>
          </table:table-cell>
          <table:table-cell office:value-type="float" office:value="73.0952" calcext:value-type="float">
            <text:p>73.0952</text:p>
          </table:table-cell>
          <table:table-cell office:value-type="float" office:value="1582" calcext:value-type="float">
            <text:p>1582</text:p>
          </table:table-cell>
          <table:table-cell office:value-type="float" office:value="1255.2" calcext:value-type="float">
            <text:p>1255.2</text:p>
          </table:table-cell>
          <table:table-cell office:value-type="float" office:value="313.8" calcext:value-type="float">
            <text:p>313.8</text:p>
          </table:table-cell>
          <table:table-cell office:value-type="float" office:value="72.7341214000875" calcext:value-type="float">
            <text:p>72.7341214000875</text:p>
          </table:table-cell>
          <table:table-cell office:value-type="float" office:value="1068.74288787724" calcext:value-type="float">
            <text:p>1068.742887877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6.88" calcext:value-type="float">
            <text:p>186.88</text:p>
          </table:table-cell>
          <table:table-cell office:value-type="float" office:value="72.8" calcext:value-type="float">
            <text:p>72.8</text:p>
          </table:table-cell>
          <table:table-cell office:value-type="float" office:value="73.2288" calcext:value-type="float">
            <text:p>73.2288</text:p>
          </table:table-cell>
          <table:table-cell office:value-type="float" office:value="1550" calcext:value-type="float">
            <text:p>1550</text:p>
          </table:table-cell>
          <table:table-cell office:value-type="float" office:value="1255.2" calcext:value-type="float">
            <text:p>1255.2</text:p>
          </table:table-cell>
          <table:table-cell office:value-type="float" office:value="313.8" calcext:value-type="float">
            <text:p>313.8</text:p>
          </table:table-cell>
          <table:table-cell office:value-type="float" office:value="72.8175857757948" calcext:value-type="float">
            <text:p>72.8175857757948</text:p>
          </table:table-cell>
          <table:table-cell office:value-type="float" office:value="1103.52528536685" calcext:value-type="float">
            <text:p>1103.52528536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05" calcext:value-type="float">
            <text:p>187.05</text:p>
          </table:table-cell>
          <table:table-cell office:value-type="float" office:value="72.9" calcext:value-type="float">
            <text:p>72.9</text:p>
          </table:table-cell>
          <table:table-cell office:value-type="float" office:value="73.3608" calcext:value-type="float">
            <text:p>73.3608</text:p>
          </table:table-cell>
          <table:table-cell office:value-type="float" office:value="1647" calcext:value-type="float">
            <text:p>1647</text:p>
          </table:table-cell>
          <table:table-cell office:value-type="float" office:value="1262.4" calcext:value-type="float">
            <text:p>1262.4</text:p>
          </table:table-cell>
          <table:table-cell office:value-type="float" office:value="315.6" calcext:value-type="float">
            <text:p>315.6</text:p>
          </table:table-cell>
          <table:table-cell office:value-type="float" office:value="72.8632885298649" calcext:value-type="float">
            <text:p>72.8632885298649</text:p>
          </table:table-cell>
          <table:table-cell office:value-type="float" office:value="1136.54057757053" calcext:value-type="float">
            <text:p>1136.54057757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21" calcext:value-type="float">
            <text:p>187.21</text:p>
          </table:table-cell>
          <table:table-cell office:value-type="float" office:value="73" calcext:value-type="float">
            <text:p>73</text:p>
          </table:table-cell>
          <table:table-cell office:value-type="float" office:value="73.4944" calcext:value-type="float">
            <text:p>73.4944</text:p>
          </table:table-cell>
          <table:table-cell office:value-type="float" office:value="1588" calcext:value-type="float">
            <text:p>1588</text:p>
          </table:table-cell>
          <table:table-cell office:value-type="float" office:value="1262.4" calcext:value-type="float">
            <text:p>1262.4</text:p>
          </table:table-cell>
          <table:table-cell office:value-type="float" office:value="315.6" calcext:value-type="float">
            <text:p>315.6</text:p>
          </table:table-cell>
          <table:table-cell office:value-type="float" office:value="72.957410038069" calcext:value-type="float">
            <text:p>72.957410038069</text:p>
          </table:table-cell>
          <table:table-cell office:value-type="float" office:value="1170.72431435606" calcext:value-type="float">
            <text:p>1170.72431435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38" calcext:value-type="float">
            <text:p>187.38</text:p>
          </table:table-cell>
          <table:table-cell office:value-type="float" office:value="73.1" calcext:value-type="float">
            <text:p>73.1</text:p>
          </table:table-cell>
          <table:table-cell office:value-type="float" office:value="73.628" calcext:value-type="float">
            <text:p>73.628</text:p>
          </table:table-cell>
          <table:table-cell office:value-type="float" office:value="1557" calcext:value-type="float">
            <text:p>1557</text:p>
          </table:table-cell>
          <table:table-cell office:value-type="float" office:value="1222.4" calcext:value-type="float">
            <text:p>1222.4</text:p>
          </table:table-cell>
          <table:table-cell office:value-type="float" office:value="305.6" calcext:value-type="float">
            <text:p>305.6</text:p>
          </table:table-cell>
          <table:table-cell office:value-type="float" office:value="73.0486828442555" calcext:value-type="float">
            <text:p>73.0486828442555</text:p>
          </table:table-cell>
          <table:table-cell office:value-type="float" office:value="1200.90859265278" calcext:value-type="float">
            <text:p>1200.90859265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55" calcext:value-type="float">
            <text:p>187.55</text:p>
          </table:table-cell>
          <table:table-cell office:value-type="float" office:value="73.2" calcext:value-type="float">
            <text:p>73.2</text:p>
          </table:table-cell>
          <table:table-cell office:value-type="float" office:value="73.7616" calcext:value-type="float">
            <text:p>73.7616</text:p>
          </table:table-cell>
          <table:table-cell office:value-type="float" office:value="1495" calcext:value-type="float">
            <text:p>1495</text:p>
          </table:table-cell>
          <table:table-cell office:value-type="float" office:value="1222.4" calcext:value-type="float">
            <text:p>1222.4</text:p>
          </table:table-cell>
          <table:table-cell office:value-type="float" office:value="305.6" calcext:value-type="float">
            <text:p>305.6</text:p>
          </table:table-cell>
          <table:table-cell office:value-type="float" office:value="73.1555202891212" calcext:value-type="float">
            <text:p>73.1555202891212</text:p>
          </table:table-cell>
          <table:table-cell office:value-type="float" office:value="1229.04132246177" calcext:value-type="float">
            <text:p>1229.04132246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71" calcext:value-type="float">
            <text:p>187.71</text:p>
          </table:table-cell>
          <table:table-cell office:value-type="float" office:value="73.2" calcext:value-type="float">
            <text:p>73.2</text:p>
          </table:table-cell>
          <table:table-cell office:value-type="float" office:value="73.8944" calcext:value-type="float">
            <text:p>73.8944</text:p>
          </table:table-cell>
          <table:table-cell office:value-type="float" office:value="1481" calcext:value-type="float">
            <text:p>1481</text:p>
          </table:table-cell>
          <table:table-cell office:value-type="float" office:value="1155.2" calcext:value-type="float">
            <text:p>1155.2</text:p>
          </table:table-cell>
          <table:table-cell office:value-type="float" office:value="288.8" calcext:value-type="float">
            <text:p>288.8</text:p>
          </table:table-cell>
          <table:table-cell office:value-type="float" office:value="73.254189045272" calcext:value-type="float">
            <text:p>73.254189045272</text:p>
          </table:table-cell>
          <table:table-cell office:value-type="float" office:value="1253.22532931092" calcext:value-type="float">
            <text:p>1253.22532931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7.88" calcext:value-type="float">
            <text:p>187.88</text:p>
          </table:table-cell>
          <table:table-cell office:value-type="float" office:value="73.3" calcext:value-type="float">
            <text:p>73.3</text:p>
          </table:table-cell>
          <table:table-cell office:value-type="float" office:value="74.0272" calcext:value-type="float">
            <text:p>74.0272</text:p>
          </table:table-cell>
          <table:table-cell office:value-type="float" office:value="1501" calcext:value-type="float">
            <text:p>1501</text:p>
          </table:table-cell>
          <table:table-cell office:value-type="float" office:value="1155.2" calcext:value-type="float">
            <text:p>1155.2</text:p>
          </table:table-cell>
          <table:table-cell office:value-type="float" office:value="288.8" calcext:value-type="float">
            <text:p>288.8</text:p>
          </table:table-cell>
          <table:table-cell office:value-type="float" office:value="73.3434352981379" calcext:value-type="float">
            <text:p>73.3434352981379</text:p>
          </table:table-cell>
          <table:table-cell office:value-type="float" office:value="1276.83472716343" calcext:value-type="float">
            <text:p>1276.83472716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05" calcext:value-type="float">
            <text:p>188.05</text:p>
          </table:table-cell>
          <table:table-cell office:value-type="float" office:value="73.4" calcext:value-type="float">
            <text:p>73.4</text:p>
          </table:table-cell>
          <table:table-cell office:value-type="float" office:value="74.1608" calcext:value-type="float">
            <text:p>74.1608</text:p>
          </table:table-cell>
          <table:table-cell office:value-type="float" office:value="1444" calcext:value-type="float">
            <text:p>1444</text:p>
          </table:table-cell>
          <table:table-cell office:value-type="float" office:value="1157.6" calcext:value-type="float">
            <text:p>1157.6</text:p>
          </table:table-cell>
          <table:table-cell office:value-type="float" office:value="289.4" calcext:value-type="float">
            <text:p>289.4</text:p>
          </table:table-cell>
          <table:table-cell office:value-type="float" office:value="73.4442645595638" calcext:value-type="float">
            <text:p>73.4442645595638</text:p>
          </table:table-cell>
          <table:table-cell office:value-type="float" office:value="1297.47021684467" calcext:value-type="float">
            <text:p>1297.47021684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21" calcext:value-type="float">
            <text:p>188.21</text:p>
          </table:table-cell>
          <table:table-cell office:value-type="float" office:value="73.5" calcext:value-type="float">
            <text:p>73.5</text:p>
          </table:table-cell>
          <table:table-cell office:value-type="float" office:value="74.2944" calcext:value-type="float">
            <text:p>74.2944</text:p>
          </table:table-cell>
          <table:table-cell office:value-type="float" office:value="1448" calcext:value-type="float">
            <text:p>1448</text:p>
          </table:table-cell>
          <table:table-cell office:value-type="float" office:value="1157.6" calcext:value-type="float">
            <text:p>1157.6</text:p>
          </table:table-cell>
          <table:table-cell office:value-type="float" office:value="289.4" calcext:value-type="float">
            <text:p>289.4</text:p>
          </table:table-cell>
          <table:table-cell office:value-type="float" office:value="73.5433310171907" calcext:value-type="float">
            <text:p>73.5433310171907</text:p>
          </table:table-cell>
          <table:table-cell office:value-type="float" office:value="1318.14404827392" calcext:value-type="float">
            <text:p>1318.144048273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38" calcext:value-type="float">
            <text:p>188.38</text:p>
          </table:table-cell>
          <table:table-cell office:value-type="float" office:value="73.6" calcext:value-type="float">
            <text:p>73.6</text:p>
          </table:table-cell>
          <table:table-cell office:value-type="float" office:value="74.4272" calcext:value-type="float">
            <text:p>74.4272</text:p>
          </table:table-cell>
          <table:table-cell office:value-type="float" office:value="1442" calcext:value-type="float">
            <text:p>1442</text:p>
          </table:table-cell>
          <table:table-cell office:value-type="float" office:value="1156.8" calcext:value-type="float">
            <text:p>1156.8</text:p>
          </table:table-cell>
          <table:table-cell office:value-type="float" office:value="289.2" calcext:value-type="float">
            <text:p>289.2</text:p>
          </table:table-cell>
          <table:table-cell office:value-type="float" office:value="73.6550125316452" calcext:value-type="float">
            <text:p>73.6550125316452</text:p>
          </table:table-cell>
          <table:table-cell office:value-type="float" office:value="1338.28302407465" calcext:value-type="float">
            <text:p>1338.28302407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55" calcext:value-type="float">
            <text:p>188.55</text:p>
          </table:table-cell>
          <table:table-cell office:value-type="float" office:value="73.8" calcext:value-type="float">
            <text:p>73.8</text:p>
          </table:table-cell>
          <table:table-cell office:value-type="float" office:value="74.5608" calcext:value-type="float">
            <text:p>74.5608</text:p>
          </table:table-cell>
          <table:table-cell office:value-type="float" office:value="1411" calcext:value-type="float">
            <text:p>1411</text:p>
          </table:table-cell>
          <table:table-cell office:value-type="float" office:value="1156.8" calcext:value-type="float">
            <text:p>1156.8</text:p>
          </table:table-cell>
          <table:table-cell office:value-type="float" office:value="289.2" calcext:value-type="float">
            <text:p>289.2</text:p>
          </table:table-cell>
          <table:table-cell office:value-type="float" office:value="73.7560517052246" calcext:value-type="float">
            <text:p>73.7560517052246</text:p>
          </table:table-cell>
          <table:table-cell office:value-type="float" office:value="1356.23212076808" calcext:value-type="float">
            <text:p>1356.232120768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71" calcext:value-type="float">
            <text:p>188.71</text:p>
          </table:table-cell>
          <table:table-cell office:value-type="float" office:value="73.9" calcext:value-type="float">
            <text:p>73.9</text:p>
          </table:table-cell>
          <table:table-cell office:value-type="float" office:value="74.6952" calcext:value-type="float">
            <text:p>74.6952</text:p>
          </table:table-cell>
          <table:table-cell office:value-type="float" office:value="1361" calcext:value-type="float">
            <text:p>1361</text:p>
          </table:table-cell>
          <table:table-cell office:value-type="float" office:value="1092" calcext:value-type="float">
            <text:p>1092</text:p>
          </table:table-cell>
          <table:table-cell office:value-type="float" office:value="273" calcext:value-type="float">
            <text:p>273</text:p>
          </table:table-cell>
          <table:table-cell office:value-type="float" office:value="73.8978436870297" calcext:value-type="float">
            <text:p>73.8978436870297</text:p>
          </table:table-cell>
          <table:table-cell office:value-type="float" office:value="1372.33096232222" calcext:value-type="float">
            <text:p>1372.33096232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8.88" calcext:value-type="float">
            <text:p>188.88</text:p>
          </table:table-cell>
          <table:table-cell office:value-type="float" office:value="74" calcext:value-type="float">
            <text:p>74</text:p>
          </table:table-cell>
          <table:table-cell office:value-type="float" office:value="74.8288" calcext:value-type="float">
            <text:p>74.8288</text:p>
          </table:table-cell>
          <table:table-cell office:value-type="float" office:value="1363" calcext:value-type="float">
            <text:p>1363</text:p>
          </table:table-cell>
          <table:table-cell office:value-type="float" office:value="1092" calcext:value-type="float">
            <text:p>1092</text:p>
          </table:table-cell>
          <table:table-cell office:value-type="float" office:value="273" calcext:value-type="float">
            <text:p>273</text:p>
          </table:table-cell>
          <table:table-cell office:value-type="float" office:value="73.9920083765477" calcext:value-type="float">
            <text:p>73.9920083765477</text:p>
          </table:table-cell>
          <table:table-cell office:value-type="float" office:value="1385.10001302826" calcext:value-type="float">
            <text:p>1385.100013028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05" calcext:value-type="float">
            <text:p>189.05</text:p>
          </table:table-cell>
          <table:table-cell office:value-type="float" office:value="74.1" calcext:value-type="float">
            <text:p>74.1</text:p>
          </table:table-cell>
          <table:table-cell office:value-type="float" office:value="74.9616" calcext:value-type="float">
            <text:p>74.9616</text:p>
          </table:table-cell>
          <table:table-cell office:value-type="float" office:value="1374" calcext:value-type="float">
            <text:p>1374</text:p>
          </table:table-cell>
          <table:table-cell office:value-type="float" office:value="1104" calcext:value-type="float">
            <text:p>1104</text:p>
          </table:table-cell>
          <table:table-cell office:value-type="float" office:value="276" calcext:value-type="float">
            <text:p>276</text:p>
          </table:table-cell>
          <table:table-cell office:value-type="float" office:value="74.1029141501213" calcext:value-type="float">
            <text:p>74.1029141501213</text:p>
          </table:table-cell>
          <table:table-cell office:value-type="float" office:value="1398.97688786142" calcext:value-type="float">
            <text:p>1398.97688786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21" calcext:value-type="float">
            <text:p>189.21</text:p>
          </table:table-cell>
          <table:table-cell office:value-type="float" office:value="74.2" calcext:value-type="float">
            <text:p>74.2</text:p>
          </table:table-cell>
          <table:table-cell office:value-type="float" office:value="75.0952" calcext:value-type="float">
            <text:p>75.0952</text:p>
          </table:table-cell>
          <table:table-cell office:value-type="float" office:value="1430" calcext:value-type="float">
            <text:p>1430</text:p>
          </table:table-cell>
          <table:table-cell office:value-type="float" office:value="1104" calcext:value-type="float">
            <text:p>1104</text:p>
          </table:table-cell>
          <table:table-cell office:value-type="float" office:value="276" calcext:value-type="float">
            <text:p>276</text:p>
          </table:table-cell>
          <table:table-cell office:value-type="float" office:value="74.2093947111729" calcext:value-type="float">
            <text:p>74.2093947111729</text:p>
          </table:table-cell>
          <table:table-cell office:value-type="float" office:value="1414.21239295918" calcext:value-type="float">
            <text:p>1414.21239295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38" calcext:value-type="float">
            <text:p>189.38</text:p>
          </table:table-cell>
          <table:table-cell office:value-type="float" office:value="74.3" calcext:value-type="float">
            <text:p>74.3</text:p>
          </table:table-cell>
          <table:table-cell office:value-type="float" office:value="75.228" calcext:value-type="float">
            <text:p>75.228</text:p>
          </table:table-cell>
          <table:table-cell office:value-type="float" office:value="1428" calcext:value-type="float">
            <text:p>1428</text:p>
          </table:table-cell>
          <table:table-cell office:value-type="float" office:value="1151.2" calcext:value-type="float">
            <text:p>1151.2</text:p>
          </table:table-cell>
          <table:table-cell office:value-type="float" office:value="287.8" calcext:value-type="float">
            <text:p>287.8</text:p>
          </table:table-cell>
          <table:table-cell office:value-type="float" office:value="74.289598156739" calcext:value-type="float">
            <text:p>74.289598156739</text:p>
          </table:table-cell>
          <table:table-cell office:value-type="float" office:value="1428.64786874451" calcext:value-type="float">
            <text:p>1428.647868744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55" calcext:value-type="float">
            <text:p>189.55</text:p>
          </table:table-cell>
          <table:table-cell office:value-type="float" office:value="74.4" calcext:value-type="float">
            <text:p>74.4</text:p>
          </table:table-cell>
          <table:table-cell office:value-type="float" office:value="75.3616" calcext:value-type="float">
            <text:p>75.3616</text:p>
          </table:table-cell>
          <table:table-cell office:value-type="float" office:value="1481" calcext:value-type="float">
            <text:p>1481</text:p>
          </table:table-cell>
          <table:table-cell office:value-type="float" office:value="1151.2" calcext:value-type="float">
            <text:p>1151.2</text:p>
          </table:table-cell>
          <table:table-cell office:value-type="float" office:value="287.8" calcext:value-type="float">
            <text:p>287.8</text:p>
          </table:table-cell>
          <table:table-cell office:value-type="float" office:value="74.3842094100658" calcext:value-type="float">
            <text:p>74.3842094100658</text:p>
          </table:table-cell>
          <table:table-cell office:value-type="float" office:value="1445.21113933635" calcext:value-type="float">
            <text:p>1445.211139336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71" calcext:value-type="float">
            <text:p>189.71</text:p>
          </table:table-cell>
          <table:table-cell office:value-type="float" office:value="74.4" calcext:value-type="float">
            <text:p>74.4</text:p>
          </table:table-cell>
          <table:table-cell office:value-type="float" office:value="75.4944" calcext:value-type="float">
            <text:p>75.4944</text:p>
          </table:table-cell>
          <table:table-cell office:value-type="float" office:value="1499" calcext:value-type="float">
            <text:p>1499</text:p>
          </table:table-cell>
          <table:table-cell office:value-type="float" office:value="1205.6" calcext:value-type="float">
            <text:p>1205.6</text:p>
          </table:table-cell>
          <table:table-cell office:value-type="float" office:value="301.4" calcext:value-type="float">
            <text:p>301.4</text:p>
          </table:table-cell>
          <table:table-cell office:value-type="float" office:value="74.4798118889321" calcext:value-type="float">
            <text:p>74.4798118889321</text:p>
          </table:table-cell>
          <table:table-cell office:value-type="float" office:value="1461.35165471758" calcext:value-type="float">
            <text:p>1461.351654717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9.88" calcext:value-type="float">
            <text:p>189.88</text:p>
          </table:table-cell>
          <table:table-cell office:value-type="float" office:value="74.6" calcext:value-type="float">
            <text:p>74.6</text:p>
          </table:table-cell>
          <table:table-cell office:value-type="float" office:value="75.6288" calcext:value-type="float">
            <text:p>75.6288</text:p>
          </table:table-cell>
          <table:table-cell office:value-type="float" office:value="1548" calcext:value-type="float">
            <text:p>1548</text:p>
          </table:table-cell>
          <table:table-cell office:value-type="float" office:value="1205.6" calcext:value-type="float">
            <text:p>1205.6</text:p>
          </table:table-cell>
          <table:table-cell office:value-type="float" office:value="301.4" calcext:value-type="float">
            <text:p>301.4</text:p>
          </table:table-cell>
          <table:table-cell office:value-type="float" office:value="74.5714307001252" calcext:value-type="float">
            <text:p>74.5714307001252</text:p>
          </table:table-cell>
          <table:table-cell office:value-type="float" office:value="1480.06666412546" calcext:value-type="float">
            <text:p>1480.066664125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 office:value-type="float" office:value="74.7" calcext:value-type="float">
            <text:p>74.7</text:p>
          </table:table-cell>
          <table:table-cell office:value-type="float" office:value="75.7616" calcext:value-type="float">
            <text:p>75.7616</text:p>
          </table:table-cell>
          <table:table-cell office:value-type="float" office:value="1515" calcext:value-type="float">
            <text:p>1515</text:p>
          </table:table-cell>
          <table:table-cell office:value-type="float" office:value="1218.4" calcext:value-type="float">
            <text:p>1218.4</text:p>
          </table:table-cell>
          <table:table-cell office:value-type="float" office:value="304.6" calcext:value-type="float">
            <text:p>304.6</text:p>
          </table:table-cell>
          <table:table-cell office:value-type="float" office:value="74.6833658128915" calcext:value-type="float">
            <text:p>74.6833658128915</text:p>
          </table:table-cell>
          <table:table-cell office:value-type="float" office:value="1497.69316886165" calcext:value-type="float">
            <text:p>1497.69316886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21" calcext:value-type="float">
            <text:p>190.21</text:p>
          </table:table-cell>
          <table:table-cell office:value-type="float" office:value="74.8" calcext:value-type="float">
            <text:p>74.8</text:p>
          </table:table-cell>
          <table:table-cell office:value-type="float" office:value="75.8944" calcext:value-type="float">
            <text:p>75.8944</text:p>
          </table:table-cell>
          <table:table-cell office:value-type="float" office:value="1488" calcext:value-type="float">
            <text:p>1488</text:p>
          </table:table-cell>
          <table:table-cell office:value-type="float" office:value="1218.4" calcext:value-type="float">
            <text:p>1218.4</text:p>
          </table:table-cell>
          <table:table-cell office:value-type="float" office:value="304.6" calcext:value-type="float">
            <text:p>304.6</text:p>
          </table:table-cell>
          <table:table-cell office:value-type="float" office:value="74.8247530459149" calcext:value-type="float">
            <text:p>74.8247530459149</text:p>
          </table:table-cell>
          <table:table-cell office:value-type="float" office:value="1514.01782440795" calcext:value-type="float">
            <text:p>1514.017824407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38" calcext:value-type="float">
            <text:p>190.38</text:p>
          </table:table-cell>
          <table:table-cell office:value-type="float" office:value="74.9" calcext:value-type="float">
            <text:p>74.9</text:p>
          </table:table-cell>
          <table:table-cell office:value-type="float" office:value="76.028" calcext:value-type="float">
            <text:p>76.028</text:p>
          </table:table-cell>
          <table:table-cell office:value-type="float" office:value="1494" calcext:value-type="float">
            <text:p>1494</text:p>
          </table:table-cell>
          <table:table-cell office:value-type="float" office:value="1202.4" calcext:value-type="float">
            <text:p>1202.4</text:p>
          </table:table-cell>
          <table:table-cell office:value-type="float" office:value="300.6" calcext:value-type="float">
            <text:p>300.6</text:p>
          </table:table-cell>
          <table:table-cell office:value-type="float" office:value="74.9140871219066" calcext:value-type="float">
            <text:p>74.9140871219066</text:p>
          </table:table-cell>
          <table:table-cell office:value-type="float" office:value="1527.23560941325" calcext:value-type="float">
            <text:p>1527.235609413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55" calcext:value-type="float">
            <text:p>190.55</text:p>
          </table:table-cell>
          <table:table-cell office:value-type="float" office:value="75" calcext:value-type="float">
            <text:p>75</text:p>
          </table:table-cell>
          <table:table-cell office:value-type="float" office:value="76.1616" calcext:value-type="float">
            <text:p>76.1616</text:p>
          </table:table-cell>
          <table:table-cell office:value-type="float" office:value="1436" calcext:value-type="float">
            <text:p>1436</text:p>
          </table:table-cell>
          <table:table-cell office:value-type="float" office:value="1202.4" calcext:value-type="float">
            <text:p>1202.4</text:p>
          </table:table-cell>
          <table:table-cell office:value-type="float" office:value="300.6" calcext:value-type="float">
            <text:p>300.6</text:p>
          </table:table-cell>
          <table:table-cell office:value-type="float" office:value="75.0556189610349" calcext:value-type="float">
            <text:p>75.0556189610349</text:p>
          </table:table-cell>
          <table:table-cell office:value-type="float" office:value="1541.27358959366" calcext:value-type="float">
            <text:p>1541.27358959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71" calcext:value-type="float">
            <text:p>190.71</text:p>
          </table:table-cell>
          <table:table-cell office:value-type="float" office:value="75.1" calcext:value-type="float">
            <text:p>75.1</text:p>
          </table:table-cell>
          <table:table-cell office:value-type="float" office:value="76.2944" calcext:value-type="float">
            <text:p>76.2944</text:p>
          </table:table-cell>
          <table:table-cell office:value-type="float" office:value="1487" calcext:value-type="float">
            <text:p>1487</text:p>
          </table:table-cell>
          <table:table-cell office:value-type="float" office:value="1197.6" calcext:value-type="float">
            <text:p>1197.6</text:p>
          </table:table-cell>
          <table:table-cell office:value-type="float" office:value="299.4" calcext:value-type="float">
            <text:p>299.4</text:p>
          </table:table-cell>
          <table:table-cell office:value-type="float" office:value="75.1468616822106" calcext:value-type="float">
            <text:p>75.1468616822106</text:p>
          </table:table-cell>
          <table:table-cell office:value-type="float" office:value="1551.45785503831" calcext:value-type="float">
            <text:p>1551.457855038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0.88" calcext:value-type="float">
            <text:p>190.88</text:p>
          </table:table-cell>
          <table:table-cell office:value-type="float" office:value="75.3" calcext:value-type="float">
            <text:p>75.3</text:p>
          </table:table-cell>
          <table:table-cell office:value-type="float" office:value="76.428" calcext:value-type="float">
            <text:p>76.428</text:p>
          </table:table-cell>
          <table:table-cell office:value-type="float" office:value="1474" calcext:value-type="float">
            <text:p>1474</text:p>
          </table:table-cell>
          <table:table-cell office:value-type="float" office:value="1197.6" calcext:value-type="float">
            <text:p>1197.6</text:p>
          </table:table-cell>
          <table:table-cell office:value-type="float" office:value="299.4" calcext:value-type="float">
            <text:p>299.4</text:p>
          </table:table-cell>
          <table:table-cell office:value-type="float" office:value="75.2629924133737" calcext:value-type="float">
            <text:p>75.2629924133737</text:p>
          </table:table-cell>
          <table:table-cell office:value-type="float" office:value="1564.19777564461" calcext:value-type="float">
            <text:p>1564.197775644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05" calcext:value-type="float">
            <text:p>191.05</text:p>
          </table:table-cell>
          <table:table-cell office:value-type="float" office:value="75.3" calcext:value-type="float">
            <text:p>75.3</text:p>
          </table:table-cell>
          <table:table-cell office:value-type="float" office:value="76.5616" calcext:value-type="float">
            <text:p>76.5616</text:p>
          </table:table-cell>
          <table:table-cell office:value-type="float" office:value="1448" calcext:value-type="float">
            <text:p>1448</text:p>
          </table:table-cell>
          <table:table-cell office:value-type="float" office:value="1165.6" calcext:value-type="float">
            <text:p>1165.6</text:p>
          </table:table-cell>
          <table:table-cell office:value-type="float" office:value="291.4" calcext:value-type="float">
            <text:p>291.4</text:p>
          </table:table-cell>
          <table:table-cell office:value-type="float" office:value="75.3845351930515" calcext:value-type="float">
            <text:p>75.3845351930515</text:p>
          </table:table-cell>
          <table:table-cell office:value-type="float" office:value="1574.96646146579" calcext:value-type="float">
            <text:p>1574.966461465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21" calcext:value-type="float">
            <text:p>191.21</text:p>
          </table:table-cell>
          <table:table-cell office:value-type="float" office:value="75.5" calcext:value-type="float">
            <text:p>75.5</text:p>
          </table:table-cell>
          <table:table-cell office:value-type="float" office:value="76.696" calcext:value-type="float">
            <text:p>76.696</text:p>
          </table:table-cell>
          <table:table-cell office:value-type="float" office:value="1542" calcext:value-type="float">
            <text:p>1542</text:p>
          </table:table-cell>
          <table:table-cell office:value-type="float" office:value="1165.6" calcext:value-type="float">
            <text:p>1165.6</text:p>
          </table:table-cell>
          <table:table-cell office:value-type="float" office:value="291.4" calcext:value-type="float">
            <text:p>291.4</text:p>
          </table:table-cell>
          <table:table-cell office:value-type="float" office:value="75.4822320252152" calcext:value-type="float">
            <text:p>75.4822320252152</text:p>
          </table:table-cell>
          <table:table-cell office:value-type="float" office:value="1586.67033223556" calcext:value-type="float">
            <text:p>1586.67033223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38" calcext:value-type="float">
            <text:p>191.38</text:p>
          </table:table-cell>
          <table:table-cell office:value-type="float" office:value="75.6" calcext:value-type="float">
            <text:p>75.6</text:p>
          </table:table-cell>
          <table:table-cell office:value-type="float" office:value="76.828" calcext:value-type="float">
            <text:p>76.828</text:p>
          </table:table-cell>
          <table:table-cell office:value-type="float" office:value="1506" calcext:value-type="float">
            <text:p>1506</text:p>
          </table:table-cell>
          <table:table-cell office:value-type="float" office:value="1210.4" calcext:value-type="float">
            <text:p>1210.4</text:p>
          </table:table-cell>
          <table:table-cell office:value-type="float" office:value="302.6" calcext:value-type="float">
            <text:p>302.6</text:p>
          </table:table-cell>
          <table:table-cell office:value-type="float" office:value="75.5980254959274" calcext:value-type="float">
            <text:p>75.5980254959274</text:p>
          </table:table-cell>
          <table:table-cell office:value-type="float" office:value="1598.8929707305" calcext:value-type="float">
            <text:p>1598.89297073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55" calcext:value-type="float">
            <text:p>191.55</text:p>
          </table:table-cell>
          <table:table-cell office:value-type="float" office:value="75.7" calcext:value-type="float">
            <text:p>75.7</text:p>
          </table:table-cell>
          <table:table-cell office:value-type="float" office:value="76.9624" calcext:value-type="float">
            <text:p>76.9624</text:p>
          </table:table-cell>
          <table:table-cell office:value-type="float" office:value="1465" calcext:value-type="float">
            <text:p>1465</text:p>
          </table:table-cell>
          <table:table-cell office:value-type="float" office:value="1210.4" calcext:value-type="float">
            <text:p>1210.4</text:p>
          </table:table-cell>
          <table:table-cell office:value-type="float" office:value="302.6" calcext:value-type="float">
            <text:p>302.6</text:p>
          </table:table-cell>
          <table:table-cell office:value-type="float" office:value="75.7385446821682" calcext:value-type="float">
            <text:p>75.7385446821682</text:p>
          </table:table-cell>
          <table:table-cell office:value-type="float" office:value="1610.16175771117" calcext:value-type="float">
            <text:p>1610.16175771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71" calcext:value-type="float">
            <text:p>191.71</text:p>
          </table:table-cell>
          <table:table-cell office:value-type="float" office:value="75.8" calcext:value-type="float">
            <text:p>75.8</text:p>
          </table:table-cell>
          <table:table-cell office:value-type="float" office:value="77.0944" calcext:value-type="float">
            <text:p>77.0944</text:p>
          </table:table-cell>
          <table:table-cell office:value-type="float" office:value="1728" calcext:value-type="float">
            <text:p>1728</text:p>
          </table:table-cell>
          <table:table-cell office:value-type="float" office:value="797.200000000002" calcext:value-type="float">
            <text:p>797.200000000002</text:p>
          </table:table-cell>
          <table:table-cell office:value-type="float" office:value="936.799999999998" calcext:value-type="float">
            <text:p>936.799999999998</text:p>
          </table:table-cell>
          <table:table-cell office:value-type="float" office:value="75.8182441111352" calcext:value-type="float">
            <text:p>75.8182441111352</text:p>
          </table:table-cell>
          <table:table-cell office:value-type="float" office:value="1619.59022130309" calcext:value-type="float">
            <text:p>1619.59022130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1.88" calcext:value-type="float">
            <text:p>191.88</text:p>
          </table:table-cell>
          <table:table-cell office:value-type="float" office:value="75.9" calcext:value-type="float">
            <text:p>75.9</text:p>
          </table:table-cell>
          <table:table-cell office:value-type="float" office:value="77.228" calcext:value-type="float">
            <text:p>77.228</text:p>
          </table:table-cell>
          <table:table-cell office:value-type="float" office:value="1979" calcext:value-type="float">
            <text:p>1979</text:p>
          </table:table-cell>
          <table:table-cell office:value-type="float" office:value="797.200000000002" calcext:value-type="float">
            <text:p>797.200000000002</text:p>
          </table:table-cell>
          <table:table-cell office:value-type="float" office:value="936.799999999998" calcext:value-type="float">
            <text:p>936.799999999998</text:p>
          </table:table-cell>
          <table:table-cell office:value-type="float" office:value="75.9493304192635" calcext:value-type="float">
            <text:p>75.9493304192635</text:p>
          </table:table-cell>
          <table:table-cell office:value-type="float" office:value="1645.59903654117" calcext:value-type="float">
            <text:p>1645.59903654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05" calcext:value-type="float">
            <text:p>192.05</text:p>
          </table:table-cell>
          <table:table-cell office:value-type="float" office:value="76" calcext:value-type="float">
            <text:p>76</text:p>
          </table:table-cell>
          <table:table-cell office:value-type="float" office:value="77.3616" calcext:value-type="float">
            <text:p>77.3616</text:p>
          </table:table-cell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76.073498573462" calcext:value-type="float">
            <text:p>76.073498573462</text:p>
          </table:table-cell>
          <table:table-cell office:value-type="float" office:value="1676.92498531518" calcext:value-type="float">
            <text:p>1676.92498531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21" calcext:value-type="float">
            <text:p>192.21</text:p>
          </table:table-cell>
          <table:table-cell office:value-type="float" office:value="76.4" calcext:value-type="float">
            <text:p>76.4</text:p>
          </table:table-cell>
          <table:table-cell office:value-type="float" office:value="77.4952" calcext:value-type="float">
            <text:p>77.4952</text:p>
          </table:table-cell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76.2532916617548" calcext:value-type="float">
            <text:p>76.2532916617548</text:p>
          </table:table-cell>
          <table:table-cell office:value-type="float" office:value="1707.14358035173" calcext:value-type="float">
            <text:p>1707.143580351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38" calcext:value-type="float">
            <text:p>192.38</text:p>
          </table:table-cell>
          <table:table-cell office:value-type="float" office:value="76.7" calcext:value-type="float">
            <text:p>76.7</text:p>
          </table:table-cell>
          <table:table-cell office:value-type="float" office:value="77.6288" calcext:value-type="float">
            <text:p>77.6288</text:p>
          </table:table-cell>
          <table:table-cell office:value-type="float" office:value="1669" calcext:value-type="float">
            <text:p>1669</text:p>
          </table:table-cell>
          <table:table-cell office:value-type="float" office:value="781.200000000002" calcext:value-type="float">
            <text:p>781.200000000002</text:p>
          </table:table-cell>
          <table:table-cell office:value-type="float" office:value="957.799999999998" calcext:value-type="float">
            <text:p>957.799999999998</text:p>
          </table:table-cell>
          <table:table-cell office:value-type="float" office:value="76.5254148902906" calcext:value-type="float">
            <text:p>76.5254148902906</text:p>
          </table:table-cell>
          <table:table-cell office:value-type="float" office:value="1731.1165530308" calcext:value-type="float">
            <text:p>1731.11655303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55" calcext:value-type="float">
            <text:p>192.55</text:p>
          </table:table-cell>
          <table:table-cell office:value-type="float" office:value="77" calcext:value-type="float">
            <text:p>77</text:p>
          </table:table-cell>
          <table:table-cell office:value-type="float" office:value="77.7624" calcext:value-type="float">
            <text:p>77.7624</text:p>
          </table:table-cell>
          <table:table-cell office:value-type="float" office:value="1309" calcext:value-type="float">
            <text:p>1309</text:p>
          </table:table-cell>
          <table:table-cell office:value-type="float" office:value="781.200000000002" calcext:value-type="float">
            <text:p>781.200000000002</text:p>
          </table:table-cell>
          <table:table-cell office:value-type="float" office:value="957.799999999998" calcext:value-type="float">
            <text:p>957.799999999998</text:p>
          </table:table-cell>
          <table:table-cell office:value-type="float" office:value="76.8455027624029" calcext:value-type="float">
            <text:p>76.8455027624029</text:p>
          </table:table-cell>
          <table:table-cell office:value-type="float" office:value="1741.39251544095" calcext:value-type="float">
            <text:p>1741.39251544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71" calcext:value-type="float">
            <text:p>192.71</text:p>
          </table:table-cell>
          <table:table-cell office:value-type="float" office:value="77.2" calcext:value-type="float">
            <text:p>77.2</text:p>
          </table:table-cell>
          <table:table-cell office:value-type="float" office:value="77.8952" calcext:value-type="float">
            <text:p>77.8952</text:p>
          </table:table-cell>
          <table:table-cell office:value-type="float" office:value="965" calcext:value-type="float">
            <text:p>965</text:p>
          </table:table-cell>
          <table:table-cell office:value-type="float" office:value="838.4" calcext:value-type="float">
            <text:p>838.4</text:p>
          </table:table-cell>
          <table:table-cell office:value-type="float" office:value="209.6" calcext:value-type="float">
            <text:p>209.6</text:p>
          </table:table-cell>
          <table:table-cell office:value-type="float" office:value="77.1531522731225" calcext:value-type="float">
            <text:p>77.1531522731225</text:p>
          </table:table-cell>
          <table:table-cell office:value-type="float" office:value="1734.0453516349" calcext:value-type="float">
            <text:p>1734.0453516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2.88" calcext:value-type="float">
            <text:p>192.88</text:p>
          </table:table-cell>
          <table:table-cell office:value-type="float" office:value="77.5" calcext:value-type="float">
            <text:p>77.5</text:p>
          </table:table-cell>
          <table:table-cell office:value-type="float" office:value="78.0288" calcext:value-type="float">
            <text:p>78.0288</text:p>
          </table:table-cell>
          <table:table-cell office:value-type="float" office:value="789" calcext:value-type="float">
            <text:p>789</text:p>
          </table:table-cell>
          <table:table-cell office:value-type="float" office:value="838.4" calcext:value-type="float">
            <text:p>838.4</text:p>
          </table:table-cell>
          <table:table-cell office:value-type="float" office:value="209.6" calcext:value-type="float">
            <text:p>209.6</text:p>
          </table:table-cell>
          <table:table-cell office:value-type="float" office:value="77.3899578386523" calcext:value-type="float">
            <text:p>77.3899578386523</text:p>
          </table:table-cell>
          <table:table-cell office:value-type="float" office:value="1714.75249651247" calcext:value-type="float">
            <text:p>1714.75249651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05" calcext:value-type="float">
            <text:p>193.05</text:p>
          </table:table-cell>
          <table:table-cell office:value-type="float" office:value="77.7" calcext:value-type="float">
            <text:p>77.7</text:p>
          </table:table-cell>
          <table:table-cell office:value-type="float" office:value="78.1616" calcext:value-type="float">
            <text:p>78.1616</text:p>
          </table:table-cell>
          <table:table-cell office:value-type="float" office:value="554" calcext:value-type="float">
            <text:p>554</text:p>
          </table:table-cell>
          <table:table-cell office:value-type="float" office:value="449.6" calcext:value-type="float">
            <text:p>449.6</text:p>
          </table:table-cell>
          <table:table-cell office:value-type="float" office:value="112.4" calcext:value-type="float">
            <text:p>112.4</text:p>
          </table:table-cell>
          <table:table-cell office:value-type="float" office:value="77.6554498200225" calcext:value-type="float">
            <text:p>77.6554498200225</text:p>
          </table:table-cell>
          <table:table-cell office:value-type="float" office:value="1682.55866313165" calcext:value-type="float">
            <text:p>1682.55866313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21" calcext:value-type="float">
            <text:p>193.21</text:p>
          </table:table-cell>
          <table:table-cell office:value-type="float" office:value="77.9" calcext:value-type="float">
            <text:p>77.9</text:p>
          </table:table-cell>
          <table:table-cell office:value-type="float" office:value="78.2952" calcext:value-type="float">
            <text:p>78.2952</text:p>
          </table:table-cell>
          <table:table-cell office:value-type="float" office:value="417" calcext:value-type="float">
            <text:p>417</text:p>
          </table:table-cell>
          <table:table-cell office:value-type="float" office:value="449.6" calcext:value-type="float">
            <text:p>449.6</text:p>
          </table:table-cell>
          <table:table-cell office:value-type="float" office:value="112.4" calcext:value-type="float">
            <text:p>112.4</text:p>
          </table:table-cell>
          <table:table-cell office:value-type="float" office:value="77.8717309359229" calcext:value-type="float">
            <text:p>77.8717309359229</text:p>
          </table:table-cell>
          <table:table-cell office:value-type="float" office:value="1642.63002653082" calcext:value-type="float">
            <text:p>1642.63002653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38" calcext:value-type="float">
            <text:p>193.38</text:p>
          </table:table-cell>
          <table:table-cell office:value-type="float" office:value="78" calcext:value-type="float">
            <text:p>78</text:p>
          </table:table-cell>
          <table:table-cell office:value-type="float" office:value="78.4288" calcext:value-type="float">
            <text:p>78.4288</text:p>
          </table:table-cell>
          <table:table-cell office:value-type="float" office:value="386" calcext:value-type="float">
            <text:p>386</text:p>
          </table:table-cell>
          <table:table-cell office:value-type="float" office:value="313.6" calcext:value-type="float">
            <text:p>313.6</text:p>
          </table:table-cell>
          <table:table-cell office:value-type="float" office:value="78.4" calcext:value-type="float">
            <text:p>78.4</text:p>
          </table:table-cell>
          <table:table-cell office:value-type="float" office:value="77.9935711893879" calcext:value-type="float">
            <text:p>77.9935711893879</text:p>
          </table:table-cell>
          <table:table-cell office:value-type="float" office:value="1600.60031008902" calcext:value-type="float">
            <text:p>1600.600310089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55" calcext:value-type="float">
            <text:p>193.55</text:p>
          </table:table-cell>
          <table:table-cell office:value-type="float" office:value="78.1" calcext:value-type="float">
            <text:p>78.1</text:p>
          </table:table-cell>
          <table:table-cell office:value-type="float" office:value="78.5616" calcext:value-type="float">
            <text:p>78.5616</text:p>
          </table:table-cell>
          <table:table-cell office:value-type="float" office:value="331" calcext:value-type="float">
            <text:p>331</text:p>
          </table:table-cell>
          <table:table-cell office:value-type="float" office:value="313.6" calcext:value-type="float">
            <text:p>313.6</text:p>
          </table:table-cell>
          <table:table-cell office:value-type="float" office:value="78.4" calcext:value-type="float">
            <text:p>78.4</text:p>
          </table:table-cell>
          <table:table-cell office:value-type="float" office:value="78.1236199495584" calcext:value-type="float">
            <text:p>78.1236199495584</text:p>
          </table:table-cell>
          <table:table-cell office:value-type="float" office:value="1557.88571489592" calcext:value-type="float">
            <text:p>1557.885714895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71" calcext:value-type="float">
            <text:p>193.71</text:p>
          </table:table-cell>
          <table:table-cell office:value-type="float" office:value="78.1" calcext:value-type="float">
            <text:p>78.1</text:p>
          </table:table-cell>
          <table:table-cell office:value-type="float" office:value="78.6952" calcext:value-type="float">
            <text:p>78.6952</text:p>
          </table:table-cell>
          <table:table-cell office:value-type="float" office:value="281" calcext:value-type="float">
            <text:p>281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78.1986649472399" calcext:value-type="float">
            <text:p>78.1986649472399</text:p>
          </table:table-cell>
          <table:table-cell office:value-type="float" office:value="1517.25214568772" calcext:value-type="float">
            <text:p>1517.252145687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3.88" calcext:value-type="float">
            <text:p>193.88</text:p>
          </table:table-cell>
          <table:table-cell office:value-type="float" office:value="78.2" calcext:value-type="float">
            <text:p>78.2</text:p>
          </table:table-cell>
          <table:table-cell office:value-type="float" office:value="78.828" calcext:value-type="float">
            <text:p>78.828</text:p>
          </table:table-cell>
          <table:table-cell office:value-type="float" office:value="280" calcext:value-type="float">
            <text:p>280</text:p>
          </table:table-cell>
          <table:table-cell office:value-type="float" office:value="224.8" calcext:value-type="float">
            <text:p>224.8</text:p>
          </table:table-cell>
          <table:table-cell office:value-type="float" office:value="56.2" calcext:value-type="float">
            <text:p>56.2</text:p>
          </table:table-cell>
          <table:table-cell office:value-type="float" office:value="78.2588146997531" calcext:value-type="float">
            <text:p>78.2588146997531</text:p>
          </table:table-cell>
          <table:table-cell office:value-type="float" office:value="1472.64004245066" calcext:value-type="float">
            <text:p>1472.64004245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05" calcext:value-type="float">
            <text:p>194.05</text:p>
          </table:table-cell>
          <table:table-cell office:value-type="float" office:value="78.2" calcext:value-type="float">
            <text:p>78.2</text:p>
          </table:table-cell>
          <table:table-cell office:value-type="float" office:value="78.9624" calcext:value-type="float">
            <text:p>78.9624</text:p>
          </table:table-cell>
          <table:table-cell office:value-type="float" office:value="262" calcext:value-type="float">
            <text:p>262</text:p>
          </table:table-cell>
          <table:table-cell office:value-type="float" office:value="212.8" calcext:value-type="float">
            <text:p>212.8</text:p>
          </table:table-cell>
          <table:table-cell office:value-type="float" office:value="53.2" calcext:value-type="float">
            <text:p>53.2</text:p>
          </table:table-cell>
          <table:table-cell office:value-type="float" office:value="78.3017428525924" calcext:value-type="float">
            <text:p>78.3017428525924</text:p>
          </table:table-cell>
          <table:table-cell office:value-type="float" office:value="1429.44397534907" calcext:value-type="float">
            <text:p>1429.443975349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21" calcext:value-type="float">
            <text:p>194.21</text:p>
          </table:table-cell>
          <table:table-cell office:value-type="float" office:value="78.2" calcext:value-type="float">
            <text:p>78.2</text:p>
          </table:table-cell>
          <table:table-cell office:value-type="float" office:value="79.096" calcext:value-type="float">
            <text:p>79.096</text:p>
          </table:table-cell>
          <table:table-cell office:value-type="float" office:value="274" calcext:value-type="float">
            <text:p>274</text:p>
          </table:table-cell>
          <table:table-cell office:value-type="float" office:value="212.8" calcext:value-type="float">
            <text:p>212.8</text:p>
          </table:table-cell>
          <table:table-cell office:value-type="float" office:value="53.2" calcext:value-type="float">
            <text:p>53.2</text:p>
          </table:table-cell>
          <table:table-cell office:value-type="float" office:value="78.3155926382835" calcext:value-type="float">
            <text:p>78.3155926382835</text:p>
          </table:table-cell>
          <table:table-cell office:value-type="float" office:value="1387.8130413675" calcext:value-type="float">
            <text:p>1387.8130413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38" calcext:value-type="float">
            <text:p>194.38</text:p>
          </table:table-cell>
          <table:table-cell office:value-type="float" office:value="78.3" calcext:value-type="float">
            <text:p>78.3</text:p>
          </table:table-cell>
          <table:table-cell office:value-type="float" office:value="79.228" calcext:value-type="float">
            <text:p>79.228</text:p>
          </table:table-cell>
          <table:table-cell office:value-type="float" office:value="367" calcext:value-type="float">
            <text:p>367</text:p>
          </table:table-cell>
          <table:table-cell office:value-type="float" office:value="293.6" calcext:value-type="float">
            <text:p>293.6</text:p>
          </table:table-cell>
          <table:table-cell office:value-type="float" office:value="73.4" calcext:value-type="float">
            <text:p>73.4</text:p>
          </table:table-cell>
          <table:table-cell office:value-type="float" office:value="78.3443438779529" calcext:value-type="float">
            <text:p>78.3443438779529</text:p>
          </table:table-cell>
          <table:table-cell office:value-type="float" office:value="1352.21734122667" calcext:value-type="float">
            <text:p>1352.217341226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55" calcext:value-type="float">
            <text:p>194.55</text:p>
          </table:table-cell>
          <table:table-cell office:value-type="float" office:value="78.4" calcext:value-type="float">
            <text:p>78.4</text:p>
          </table:table-cell>
          <table:table-cell office:value-type="float" office:value="79.3624" calcext:value-type="float">
            <text:p>79.3624</text:p>
          </table:table-cell>
          <table:table-cell office:value-type="float" office:value="351" calcext:value-type="float">
            <text:p>351</text:p>
          </table:table-cell>
          <table:table-cell office:value-type="float" office:value="293.6" calcext:value-type="float">
            <text:p>293.6</text:p>
          </table:table-cell>
          <table:table-cell office:value-type="float" office:value="73.4" calcext:value-type="float">
            <text:p>73.4</text:p>
          </table:table-cell>
          <table:table-cell office:value-type="float" office:value="78.4076524421489" calcext:value-type="float">
            <text:p>78.4076524421489</text:p>
          </table:table-cell>
          <table:table-cell office:value-type="float" office:value="1319.170066147" calcext:value-type="float">
            <text:p>1319.170066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71" calcext:value-type="float">
            <text:p>194.71</text:p>
          </table:table-cell>
          <table:table-cell office:value-type="float" office:value="78.4" calcext:value-type="float">
            <text:p>78.4</text:p>
          </table:table-cell>
          <table:table-cell office:value-type="float" office:value="79.496" calcext:value-type="float">
            <text:p>79.496</text:p>
          </table:table-cell>
          <table:table-cell office:value-type="float" office:value="312" calcext:value-type="float">
            <text:p>312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8.4720654883496" calcext:value-type="float">
            <text:p>78.4720654883496</text:p>
          </table:table-cell>
          <table:table-cell office:value-type="float" office:value="1285.43863127085" calcext:value-type="float">
            <text:p>1285.43863127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4.88" calcext:value-type="float">
            <text:p>194.88</text:p>
          </table:table-cell>
          <table:table-cell office:value-type="float" office:value="78.4" calcext:value-type="float">
            <text:p>78.4</text:p>
          </table:table-cell>
          <table:table-cell office:value-type="float" office:value="79.6288" calcext:value-type="float">
            <text:p>79.6288</text:p>
          </table:table-cell>
          <table:table-cell office:value-type="float" office:value="306" calcext:value-type="float">
            <text:p>306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8.490882423206" calcext:value-type="float">
            <text:p>78.490882423206</text:p>
          </table:table-cell>
          <table:table-cell office:value-type="float" office:value="1250.12953487349" calcext:value-type="float">
            <text:p>1250.129534873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05" calcext:value-type="float">
            <text:p>195.05</text:p>
          </table:table-cell>
          <table:table-cell office:value-type="float" office:value="78.4" calcext:value-type="float">
            <text:p>78.4</text:p>
          </table:table-cell>
          <table:table-cell office:value-type="float" office:value="79.7616" calcext:value-type="float">
            <text:p>79.7616</text:p>
          </table:table-cell>
          <table:table-cell office:value-type="float" office:value="309" calcext:value-type="float">
            <text:p>309</text:p>
          </table:table-cell>
          <table:table-cell office:value-type="float" office:value="247.2" calcext:value-type="float">
            <text:p>247.2</text:p>
          </table:table-cell>
          <table:table-cell office:value-type="float" office:value="61.8" calcext:value-type="float">
            <text:p>61.8</text:p>
          </table:table-cell>
          <table:table-cell office:value-type="float" office:value="78.4934657187573" calcext:value-type="float">
            <text:p>78.4934657187573</text:p>
          </table:table-cell>
          <table:table-cell office:value-type="float" office:value="1219.71025306852" calcext:value-type="float">
            <text:p>1219.71025306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21" calcext:value-type="float">
            <text:p>195.21</text:p>
          </table:table-cell>
          <table:table-cell office:value-type="float" office:value="78.4" calcext:value-type="float">
            <text:p>78.4</text:p>
          </table:table-cell>
          <table:table-cell office:value-type="float" office:value="79.8952" calcext:value-type="float">
            <text:p>79.8952</text:p>
          </table:table-cell>
          <table:table-cell office:value-type="float" office:value="313" calcext:value-type="float">
            <text:p>313</text:p>
          </table:table-cell>
          <table:table-cell office:value-type="float" office:value="247.2" calcext:value-type="float">
            <text:p>247.2</text:p>
          </table:table-cell>
          <table:table-cell office:value-type="float" office:value="61.8" calcext:value-type="float">
            <text:p>61.8</text:p>
          </table:table-cell>
          <table:table-cell office:value-type="float" office:value="78.4911766966777" calcext:value-type="float">
            <text:p>78.4911766966777</text:p>
          </table:table-cell>
          <table:table-cell office:value-type="float" office:value="1187.78164612705" calcext:value-type="float">
            <text:p>1187.781646127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38" calcext:value-type="float">
            <text:p>195.38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270" calcext:value-type="float">
            <text:p>270</text:p>
          </table:table-cell>
          <table:table-cell office:value-type="float" office:value="219.2" calcext:value-type="float">
            <text:p>219.2</text:p>
          </table:table-cell>
          <table:table-cell office:value-type="float" office:value="54.8" calcext:value-type="float">
            <text:p>54.8</text:p>
          </table:table-cell>
          <table:table-cell office:value-type="float" office:value="78.5453085567181" calcext:value-type="float">
            <text:p>78.5453085567181</text:p>
          </table:table-cell>
          <table:table-cell office:value-type="float" office:value="1156.5572720147" calcext:value-type="float">
            <text:p>1156.5572720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55" calcext:value-type="float">
            <text:p>195.5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219.2" calcext:value-type="float">
            <text:p>219.2</text:p>
          </table:table-cell>
          <table:table-cell office:value-type="float" office:value="54.8" calcext:value-type="float">
            <text:p>54.8</text:p>
          </table:table-cell>
          <table:table-cell office:value-type="float" office:value="78.5763513945766" calcext:value-type="float">
            <text:p>78.5763513945766</text:p>
          </table:table-cell>
          <table:table-cell office:value-type="float" office:value="1126.53244147145" calcext:value-type="float">
            <text:p>1126.53244147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71" calcext:value-type="float">
            <text:p>195.7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312" calcext:value-type="float">
            <text:p>312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8.6331782896935" calcext:value-type="float">
            <text:p>78.6331782896935</text:p>
          </table:table-cell>
          <table:table-cell office:value-type="float" office:value="1102.74790232316" calcext:value-type="float">
            <text:p>1102.747902323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5.88" calcext:value-type="float">
            <text:p>195.88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86" calcext:value-type="float">
            <text:p>286</text:p>
          </table:table-cell>
          <table:table-cell office:value-type="float" office:value="249.6" calcext:value-type="float">
            <text:p>249.6</text:p>
          </table:table-cell>
          <table:table-cell office:value-type="float" office:value="62.4" calcext:value-type="float">
            <text:p>62.4</text:p>
          </table:table-cell>
          <table:table-cell office:value-type="float" office:value="78.6585346197062" calcext:value-type="float">
            <text:p>78.6585346197062</text:p>
          </table:table-cell>
          <table:table-cell office:value-type="float" office:value="1074.97133632741" calcext:value-type="float">
            <text:p>1074.971336327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05" calcext:value-type="float">
            <text:p>196.0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76" calcext:value-type="float">
            <text:p>276</text:p>
          </table:table-cell>
          <table:table-cell office:value-type="float" office:value="220.8" calcext:value-type="float">
            <text:p>220.8</text:p>
          </table:table-cell>
          <table:table-cell office:value-type="float" office:value="55.2" calcext:value-type="float">
            <text:p>55.2</text:p>
          </table:table-cell>
          <table:table-cell office:value-type="float" office:value="78.6641648625711" calcext:value-type="float">
            <text:p>78.6641648625711</text:p>
          </table:table-cell>
          <table:table-cell office:value-type="float" office:value="1047.2381264033" calcext:value-type="float">
            <text:p>1047.2381264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21" calcext:value-type="float">
            <text:p>196.2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57" calcext:value-type="float">
            <text:p>257</text:p>
          </table:table-cell>
          <table:table-cell office:value-type="float" office:value="220.8" calcext:value-type="float">
            <text:p>220.8</text:p>
          </table:table-cell>
          <table:table-cell office:value-type="float" office:value="55.2" calcext:value-type="float">
            <text:p>55.2</text:p>
          </table:table-cell>
          <table:table-cell office:value-type="float" office:value="78.6631864196319" calcext:value-type="float">
            <text:p>78.6631864196319</text:p>
          </table:table-cell>
          <table:table-cell office:value-type="float" office:value="1019.81135938526" calcext:value-type="float">
            <text:p>1019.811359385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38" calcext:value-type="float">
            <text:p>196.38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45" calcext:value-type="float">
            <text:p>245</text:p>
          </table:table-cell>
          <table:table-cell office:value-type="float" office:value="220.8" calcext:value-type="float">
            <text:p>220.8</text:p>
          </table:table-cell>
          <table:table-cell office:value-type="float" office:value="55.2" calcext:value-type="float">
            <text:p>55.2</text:p>
          </table:table-cell>
          <table:table-cell office:value-type="float" office:value="78.6604111644663" calcext:value-type="float">
            <text:p>78.6604111644663</text:p>
          </table:table-cell>
          <table:table-cell office:value-type="float" office:value="995.997860885381" calcext:value-type="float">
            <text:p>995.997860885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55" calcext:value-type="float">
            <text:p>196.5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78.6566041369288" calcext:value-type="float">
            <text:p>78.6566041369288</text:p>
          </table:table-cell>
          <table:table-cell office:value-type="float" office:value="969.478409152449" calcext:value-type="float">
            <text:p>969.4784091524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71" calcext:value-type="float">
            <text:p>196.7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78.6525479178822" calcext:value-type="float">
            <text:p>78.6525479178822</text:p>
          </table:table-cell>
          <table:table-cell office:value-type="float" office:value="945.055321720939" calcext:value-type="float">
            <text:p>945.0553217209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6.88" calcext:value-type="float">
            <text:p>196.88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office:value-type="float" office:value="78.649299929813" calcext:value-type="float">
            <text:p>78.649299929813</text:p>
          </table:table-cell>
          <table:table-cell office:value-type="float" office:value="926.666621808755" calcext:value-type="float">
            <text:p>926.666621808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05" calcext:value-type="float">
            <text:p>197.0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94" calcext:value-type="float">
            <text:p>294</text:p>
          </table:table-cell>
          <table:table-cell office:value-type="float" office:value="252" calcext:value-type="float">
            <text:p>252</text:p>
          </table:table-cell>
          <table:table-cell office:value-type="float" office:value="63" calcext:value-type="float">
            <text:p>63</text:p>
          </table:table-cell>
          <table:table-cell office:value-type="float" office:value="78.6459551348477" calcext:value-type="float">
            <text:p>78.6459551348477</text:p>
          </table:table-cell>
          <table:table-cell office:value-type="float" office:value="906.387182384417" calcext:value-type="float">
            <text:p>906.3871823844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21" calcext:value-type="float">
            <text:p>197.2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52" calcext:value-type="float">
            <text:p>252</text:p>
          </table:table-cell>
          <table:table-cell office:value-type="float" office:value="235.2" calcext:value-type="float">
            <text:p>235.2</text:p>
          </table:table-cell>
          <table:table-cell office:value-type="float" office:value="58.8" calcext:value-type="float">
            <text:p>58.8</text:p>
          </table:table-cell>
          <table:table-cell office:value-type="float" office:value="78.6426679868351" calcext:value-type="float">
            <text:p>78.6426679868351</text:p>
          </table:table-cell>
          <table:table-cell office:value-type="float" office:value="885.390483524027" calcext:value-type="float">
            <text:p>885.390483524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38" calcext:value-type="float">
            <text:p>197.38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13" calcext:value-type="float">
            <text:p>213</text:p>
          </table:table-cell>
          <table:table-cell office:value-type="float" office:value="235.2" calcext:value-type="float">
            <text:p>235.2</text:p>
          </table:table-cell>
          <table:table-cell office:value-type="float" office:value="58.8" calcext:value-type="float">
            <text:p>58.8</text:p>
          </table:table-cell>
          <table:table-cell office:value-type="float" office:value="78.639207737382" calcext:value-type="float">
            <text:p>78.639207737382</text:p>
          </table:table-cell>
          <table:table-cell office:value-type="float" office:value="862.715644145008" calcext:value-type="float">
            <text:p>862.715644145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55" calcext:value-type="float">
            <text:p>197.5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170.4" calcext:value-type="float">
            <text:p>170.4</text:p>
          </table:table-cell>
          <table:table-cell office:value-type="float" office:value="42.6" calcext:value-type="float">
            <text:p>42.6</text:p>
          </table:table-cell>
          <table:table-cell office:value-type="float" office:value="78.6356863293764" calcext:value-type="float">
            <text:p>78.6356863293764</text:p>
          </table:table-cell>
          <table:table-cell office:value-type="float" office:value="839.615696713247" calcext:value-type="float">
            <text:p>839.6156967132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71" calcext:value-type="float">
            <text:p>197.7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167" calcext:value-type="float">
            <text:p>167</text:p>
          </table:table-cell>
          <table:table-cell office:value-type="float" office:value="170.4" calcext:value-type="float">
            <text:p>170.4</text:p>
          </table:table-cell>
          <table:table-cell office:value-type="float" office:value="42.6" calcext:value-type="float">
            <text:p>42.6</text:p>
          </table:table-cell>
          <table:table-cell office:value-type="float" office:value="78.6324065721934" calcext:value-type="float">
            <text:p>78.6324065721934</text:p>
          </table:table-cell>
          <table:table-cell office:value-type="float" office:value="818.362272862738" calcext:value-type="float">
            <text:p>818.3622728627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7.88" calcext:value-type="float">
            <text:p>197.88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78.6286977291554" calcext:value-type="float">
            <text:p>78.6286977291554</text:p>
          </table:table-cell>
          <table:table-cell office:value-type="float" office:value="797.062678188681" calcext:value-type="float">
            <text:p>797.062678188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05" calcext:value-type="float">
            <text:p>198.0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132" calcext:value-type="float">
            <text:p>132</text:p>
          </table:table-cell>
          <table:table-cell office:value-type="float" office:value="33" calcext:value-type="float">
            <text:p>33</text:p>
          </table:table-cell>
          <table:table-cell office:value-type="float" office:value="78.6067298516761" calcext:value-type="float">
            <text:p>78.6067298516761</text:p>
          </table:table-cell>
          <table:table-cell office:value-type="float" office:value="779.087986373343" calcext:value-type="float">
            <text:p>779.087986373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21" calcext:value-type="float">
            <text:p>198.21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78.5962398798946" calcext:value-type="float">
            <text:p>78.5962398798946</text:p>
          </table:table-cell>
          <table:table-cell office:value-type="float" office:value="759.275290350692" calcext:value-type="float">
            <text:p>759.275290350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38" calcext:value-type="float">
            <text:p>198.38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44" calcext:value-type="float">
            <text:p>44</text:p>
          </table:table-cell>
          <table:table-cell office:value-type="float" office:value="78.5816374370907" calcext:value-type="float">
            <text:p>78.5816374370907</text:p>
          </table:table-cell>
          <table:table-cell office:value-type="float" office:value="740.421376323552" calcext:value-type="float">
            <text:p>740.421376323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55" calcext:value-type="float">
            <text:p>198.55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113.6" calcext:value-type="float">
            <text:p>113.6</text:p>
          </table:table-cell>
          <table:table-cell office:value-type="float" office:value="28.4" calcext:value-type="float">
            <text:p>28.4</text:p>
          </table:table-cell>
          <table:table-cell office:value-type="float" office:value="78.5373633488464" calcext:value-type="float">
            <text:p>78.5373633488464</text:p>
          </table:table-cell>
          <table:table-cell office:value-type="float" office:value="718.858046980219" calcext:value-type="float">
            <text:p>718.8580469802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71" calcext:value-type="float">
            <text:p>198.71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float" office:value="113.6" calcext:value-type="float">
            <text:p>113.6</text:p>
          </table:table-cell>
          <table:table-cell office:value-type="float" office:value="28.4" calcext:value-type="float">
            <text:p>28.4</text:p>
          </table:table-cell>
          <table:table-cell office:value-type="float" office:value="78.5200951203597" calcext:value-type="float">
            <text:p>78.5200951203597</text:p>
          </table:table-cell>
          <table:table-cell office:value-type="float" office:value="697.525409243386" calcext:value-type="float">
            <text:p>697.5254092433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8.88" calcext:value-type="float">
            <text:p>198.88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188" calcext:value-type="float">
            <text:p>188</text:p>
          </table:table-cell>
          <table:table-cell office:value-type="float" office:value="103.2" calcext:value-type="float">
            <text:p>103.2</text:p>
          </table:table-cell>
          <table:table-cell office:value-type="float" office:value="25.8" calcext:value-type="float">
            <text:p>25.8</text:p>
          </table:table-cell>
          <table:table-cell office:value-type="float" office:value="78.4702267894407" calcext:value-type="float">
            <text:p>78.4702267894407</text:p>
          </table:table-cell>
          <table:table-cell office:value-type="float" office:value="678.020938964762" calcext:value-type="float">
            <text:p>678.020938964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05" calcext:value-type="float">
            <text:p>199.05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218" calcext:value-type="float">
            <text:p>218</text:p>
          </table:table-cell>
          <table:table-cell office:value-type="float" office:value="103.2" calcext:value-type="float">
            <text:p>103.2</text:p>
          </table:table-cell>
          <table:table-cell office:value-type="float" office:value="25.8" calcext:value-type="float">
            <text:p>25.8</text:p>
          </table:table-cell>
          <table:table-cell office:value-type="float" office:value="78.4422340434559" calcext:value-type="float">
            <text:p>78.4422340434559</text:p>
          </table:table-cell>
          <table:table-cell office:value-type="float" office:value="661.730766810214" calcext:value-type="float">
            <text:p>661.7307668102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21" calcext:value-type="float">
            <text:p>199.21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162" calcext:value-type="float">
            <text:p>162</text:p>
          </table:table-cell>
          <table:table-cell office:value-type="float" office:value="174.4" calcext:value-type="float">
            <text:p>174.4</text:p>
          </table:table-cell>
          <table:table-cell office:value-type="float" office:value="43.6" calcext:value-type="float">
            <text:p>43.6</text:p>
          </table:table-cell>
          <table:table-cell office:value-type="float" office:value="78.4159974246454" calcext:value-type="float">
            <text:p>78.4159974246454</text:p>
          </table:table-cell>
          <table:table-cell office:value-type="float" office:value="646.038393122897" calcext:value-type="float">
            <text:p>646.038393122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38" calcext:value-type="float">
            <text:p>199.38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float" office:value="174.4" calcext:value-type="float">
            <text:p>174.4</text:p>
          </table:table-cell>
          <table:table-cell office:value-type="float" office:value="43.6" calcext:value-type="float">
            <text:p>43.6</text:p>
          </table:table-cell>
          <table:table-cell office:value-type="float" office:value="78.4062786155467" calcext:value-type="float">
            <text:p>78.4062786155467</text:p>
          </table:table-cell>
          <table:table-cell office:value-type="float" office:value="630.167052968303" calcext:value-type="float">
            <text:p>630.167052968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55" calcext:value-type="float">
            <text:p>199.55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78.4006463992463" calcext:value-type="float">
            <text:p>78.4006463992463</text:p>
          </table:table-cell>
          <table:table-cell office:value-type="float" office:value="610.961954851465" calcext:value-type="float">
            <text:p>610.961954851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71" calcext:value-type="float">
            <text:p>199.71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80.8" calcext:value-type="float">
            <text:p>80.8</text:p>
          </table:table-cell>
          <table:table-cell office:value-type="float" office:value="20.2" calcext:value-type="float">
            <text:p>20.2</text:p>
          </table:table-cell>
          <table:table-cell office:value-type="float" office:value="78.380370641595" calcext:value-type="float">
            <text:p>78.380370641595</text:p>
          </table:table-cell>
          <table:table-cell office:value-type="float" office:value="589.569059030252" calcext:value-type="float">
            <text:p>589.5690590302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.88" calcext:value-type="float">
            <text:p>199.88</text:p>
          </table:table-cell>
          <table:table-cell office:value-type="float" office:value="78.3" calcext:value-type="float">
            <text:p>78.3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  <table:table-cell office:value-type="float" office:value="78.3251878183014" calcext:value-type="float">
            <text:p>78.3251878183014</text:p>
          </table:table-cell>
          <table:table-cell office:value-type="float" office:value="568.464235098688" calcext:value-type="float">
            <text:p>568.464235098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05" calcext:value-type="float">
            <text:p>200.05</text:p>
          </table:table-cell>
          <table:table-cell office:value-type="float" office:value="78.3" calcext:value-type="float">
            <text:p>78.3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20.8" calcext:value-type="float">
            <text:p>20.8</text:p>
          </table:table-cell>
          <table:table-cell office:value-type="float" office:value="5.2" calcext:value-type="float">
            <text:p>5.2</text:p>
          </table:table-cell>
          <table:table-cell office:value-type="float" office:value="78.3020950703589" calcext:value-type="float">
            <text:p>78.3020950703589</text:p>
          </table:table-cell>
          <table:table-cell office:value-type="float" office:value="549.807876043739" calcext:value-type="float">
            <text:p>549.8078760437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21" calcext:value-type="float">
            <text:p>200.21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25.6" calcext:value-type="float">
            <text:p>25.6</text:p>
          </table:table-cell>
          <table:table-cell office:value-type="float" office:value="6.4" calcext:value-type="float">
            <text:p>6.4</text:p>
          </table:table-cell>
          <table:table-cell office:value-type="float" office:value="78.2621778198414" calcext:value-type="float">
            <text:p>78.2621778198414</text:p>
          </table:table-cell>
          <table:table-cell office:value-type="float" office:value="532.123191870836" calcext:value-type="float">
            <text:p>532.123191870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38" calcext:value-type="float">
            <text:p>200.38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5.6" calcext:value-type="float">
            <text:p>25.6</text:p>
          </table:table-cell>
          <table:table-cell office:value-type="float" office:value="6.4" calcext:value-type="float">
            <text:p>6.4</text:p>
          </table:table-cell>
          <table:table-cell office:value-type="float" office:value="78.2426485153664" calcext:value-type="float">
            <text:p>78.2426485153664</text:p>
          </table:table-cell>
          <table:table-cell office:value-type="float" office:value="516.966334520886" calcext:value-type="float">
            <text:p>516.9663345208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55" calcext:value-type="float">
            <text:p>200.55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7.2" calcext:value-type="float">
            <text:p>27.2</text:p>
          </table:table-cell>
          <table:table-cell office:value-type="float" office:value="6.8" calcext:value-type="float">
            <text:p>6.8</text:p>
          </table:table-cell>
          <table:table-cell office:value-type="float" office:value="78.2006936108111" calcext:value-type="float">
            <text:p>78.2006936108111</text:p>
          </table:table-cell>
          <table:table-cell office:value-type="float" office:value="498.003836132445" calcext:value-type="float">
            <text:p>498.003836132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71" calcext:value-type="float">
            <text:p>200.71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6.8" calcext:value-type="float">
            <text:p>6.8</text:p>
          </table:table-cell>
          <table:table-cell office:value-type="float" office:value="78.1557862734518" calcext:value-type="float">
            <text:p>78.1557862734518</text:p>
          </table:table-cell>
          <table:table-cell office:value-type="float" office:value="478.894032681618" calcext:value-type="float">
            <text:p>478.8940326816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.88" calcext:value-type="float">
            <text:p>200.88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1022319134741" calcext:value-type="float">
            <text:p>78.1022319134741</text:p>
          </table:table-cell>
          <table:table-cell office:value-type="float" office:value="460.746728329035" calcext:value-type="float">
            <text:p>460.7467283290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05" calcext:value-type="float">
            <text:p>201.05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08326948788" calcext:value-type="float">
            <text:p>78.08326948788</text:p>
          </table:table-cell>
          <table:table-cell office:value-type="float" office:value="445.063367694092" calcext:value-type="float">
            <text:p>445.063367694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21" calcext:value-type="float">
            <text:p>201.2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.0264000806007" calcext:value-type="float">
            <text:p>78.0264000806007</text:p>
          </table:table-cell>
          <table:table-cell office:value-type="float" office:value="428.195673928683" calcext:value-type="float">
            <text:p>428.195673928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38" calcext:value-type="float">
            <text:p>201.3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9866857745066" calcext:value-type="float">
            <text:p>77.9866857745066</text:p>
          </table:table-cell>
          <table:table-cell office:value-type="float" office:value="411.783422154443" calcext:value-type="float">
            <text:p>411.783422154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55" calcext:value-type="float">
            <text:p>201.55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9289065575631" calcext:value-type="float">
            <text:p>77.9289065575631</text:p>
          </table:table-cell>
          <table:table-cell office:value-type="float" office:value="395.920872143256" calcext:value-type="float">
            <text:p>395.9208721432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71" calcext:value-type="float">
            <text:p>201.71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869802264485" calcext:value-type="float">
            <text:p>77.8869802264485</text:p>
          </table:table-cell>
          <table:table-cell office:value-type="float" office:value="382.208930471917" calcext:value-type="float">
            <text:p>382.2089304719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1.88" calcext:value-type="float">
            <text:p>201.88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691791328497" calcext:value-type="float">
            <text:p>77.8691791328497</text:p>
          </table:table-cell>
          <table:table-cell office:value-type="float" office:value="368.110955623777" calcext:value-type="float">
            <text:p>368.1109556237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05" calcext:value-type="float">
            <text:p>202.05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8034639032112" calcext:value-type="float">
            <text:p>77.8034639032112</text:p>
          </table:table-cell>
          <table:table-cell office:value-type="float" office:value="353.994517027817" calcext:value-type="float">
            <text:p>353.9945170278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21" calcext:value-type="float">
            <text:p>202.21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7097979536684" calcext:value-type="float">
            <text:p>77.7097979536684</text:p>
          </table:table-cell>
          <table:table-cell office:value-type="float" office:value="340.365419630692" calcext:value-type="float">
            <text:p>340.365419630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38" calcext:value-type="float">
            <text:p>202.38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6728181871569" calcext:value-type="float">
            <text:p>77.6728181871569</text:p>
          </table:table-cell>
          <table:table-cell office:value-type="float" office:value="327.613360299693" calcext:value-type="float">
            <text:p>327.6133602996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55" calcext:value-type="float">
            <text:p>202.55</text:p>
          </table:table-cell>
          <table:table-cell office:value-type="float" office:value="77.6" calcext:value-type="float">
            <text:p>77.6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6113059643321" calcext:value-type="float">
            <text:p>77.6113059643321</text:p>
          </table:table-cell>
          <table:table-cell office:value-type="float" office:value="315.228085967696" calcext:value-type="float">
            <text:p>315.228085967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71" calcext:value-type="float">
            <text:p>202.71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5564869928307" calcext:value-type="float">
            <text:p>77.5564869928307</text:p>
          </table:table-cell>
          <table:table-cell office:value-type="float" office:value="304.498358559966" calcext:value-type="float">
            <text:p>304.498358559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2.88" calcext:value-type="float">
            <text:p>202.88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4892931199697" calcext:value-type="float">
            <text:p>77.4892931199697</text:p>
          </table:table-cell>
          <table:table-cell office:value-type="float" office:value="293.038079234862" calcext:value-type="float">
            <text:p>293.038079234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05" calcext:value-type="float">
            <text:p>203.05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4613060220536" calcext:value-type="float">
            <text:p>77.4613060220536</text:p>
          </table:table-cell>
          <table:table-cell office:value-type="float" office:value="282.20752632833" calcext:value-type="float">
            <text:p>282.207526328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21" calcext:value-type="float">
            <text:p>203.21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840655240224" calcext:value-type="float">
            <text:p>77.3840655240224</text:p>
          </table:table-cell>
          <table:table-cell office:value-type="float" office:value="271.308458164079" calcext:value-type="float">
            <text:p>271.3084581640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38" calcext:value-type="float">
            <text:p>203.3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3256987917147" calcext:value-type="float">
            <text:p>77.3256987917147</text:p>
          </table:table-cell>
          <table:table-cell office:value-type="float" office:value="261.09807474444" calcext:value-type="float">
            <text:p>261.09807474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55" calcext:value-type="float">
            <text:p>203.5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707065023392" calcext:value-type="float">
            <text:p>77.2707065023392</text:p>
          </table:table-cell>
          <table:table-cell office:value-type="float" office:value="259.103273251495" calcext:value-type="float">
            <text:p>259.1032732514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71" calcext:value-type="float">
            <text:p>203.71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.2274244730625" calcext:value-type="float">
            <text:p>77.2274244730625</text:p>
          </table:table-cell>
          <table:table-cell office:value-type="float" office:value="284.960693614713" calcext:value-type="float">
            <text:p>284.960693614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3.88" calcext:value-type="float">
            <text:p>203.88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7.1488369926461" calcext:value-type="float">
            <text:p>77.1488369926461</text:p>
          </table:table-cell>
          <table:table-cell office:value-type="float" office:value="312.325372133937" calcext:value-type="float">
            <text:p>312.3253721339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05" calcext:value-type="float">
            <text:p>204.0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7.085553426806" calcext:value-type="float">
            <text:p>77.085553426806</text:p>
          </table:table-cell>
          <table:table-cell office:value-type="float" office:value="339.181733787885" calcext:value-type="float">
            <text:p>339.1817337878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21" calcext:value-type="float">
            <text:p>204.21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7.0563585413424" calcext:value-type="float">
            <text:p>77.0563585413424</text:p>
          </table:table-cell>
          <table:table-cell office:value-type="float" office:value="364.857669773933" calcext:value-type="float">
            <text:p>364.857669773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38" calcext:value-type="float">
            <text:p>204.3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7.0185047739817" calcext:value-type="float">
            <text:p>77.0185047739817</text:p>
          </table:table-cell>
          <table:table-cell office:value-type="float" office:value="413.36565522648" calcext:value-type="float">
            <text:p>413.36565522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55" calcext:value-type="float">
            <text:p>204.5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051729209686" calcext:value-type="float">
            <text:p>77.0051729209686</text:p>
          </table:table-cell>
          <table:table-cell office:value-type="float" office:value="464.972670552621" calcext:value-type="float">
            <text:p>464.972670552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71" calcext:value-type="float">
            <text:p>204.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6.9888004000244" calcext:value-type="float">
            <text:p>76.9888004000244</text:p>
          </table:table-cell>
          <table:table-cell office:value-type="float" office:value="519.157024420119" calcext:value-type="float">
            <text:p>519.157024420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.88" calcext:value-type="float">
            <text:p>204.8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6.9887042265289" calcext:value-type="float">
            <text:p>76.9887042265289</text:p>
          </table:table-cell>
          <table:table-cell office:value-type="float" office:value="571.03752486995" calcext:value-type="float">
            <text:p>571.03752486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05" calcext:value-type="float">
            <text:p>205.0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6.9940222956393" calcext:value-type="float">
            <text:p>76.9940222956393</text:p>
          </table:table-cell>
          <table:table-cell office:value-type="float" office:value="621.548420311646" calcext:value-type="float">
            <text:p>621.5484203116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21" calcext:value-type="float">
            <text:p>205.2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010025078978" calcext:value-type="float">
            <text:p>77.0010025078978</text:p>
          </table:table-cell>
          <table:table-cell office:value-type="float" office:value="670.11681786036" calcext:value-type="float">
            <text:p>670.116817860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38" calcext:value-type="float">
            <text:p>205.3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082622732522" calcext:value-type="float">
            <text:p>77.0082622732522</text:p>
          </table:table-cell>
          <table:table-cell office:value-type="float" office:value="716.271931254596" calcext:value-type="float">
            <text:p>716.2719312545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55" calcext:value-type="float">
            <text:p>205.5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148655611734" calcext:value-type="float">
            <text:p>77.0148655611734</text:p>
          </table:table-cell>
          <table:table-cell office:value-type="float" office:value="757.03287966218" calcext:value-type="float">
            <text:p>757.032879662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71" calcext:value-type="float">
            <text:p>205.71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219207380814" calcext:value-type="float">
            <text:p>77.0219207380814</text:p>
          </table:table-cell>
          <table:table-cell office:value-type="float" office:value="800.120149623841" calcext:value-type="float">
            <text:p>800.120149623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.88" calcext:value-type="float">
            <text:p>205.88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287724781903" calcext:value-type="float">
            <text:p>77.0287724781903</text:p>
          </table:table-cell>
          <table:table-cell office:value-type="float" office:value="841.793065925084" calcext:value-type="float">
            <text:p>841.793065925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05" calcext:value-type="float">
            <text:p>206.05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0878744813878" calcext:value-type="float">
            <text:p>77.0878744813878</text:p>
          </table:table-cell>
          <table:table-cell office:value-type="float" office:value="881.652168330368" calcext:value-type="float">
            <text:p>881.6521683303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21" calcext:value-type="float">
            <text:p>206.21</text:p>
          </table:table-cell>
          <table:table-cell office:value-type="float" office:value="77.1" calcext:value-type="float">
            <text:p>77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1252803367705" calcext:value-type="float">
            <text:p>77.1252803367705</text:p>
          </table:table-cell>
          <table:table-cell office:value-type="float" office:value="920.104895370302" calcext:value-type="float">
            <text:p>920.1048953703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38" calcext:value-type="float">
            <text:p>206.38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1690349670217" calcext:value-type="float">
            <text:p>77.1690349670217</text:p>
          </table:table-cell>
          <table:table-cell office:value-type="float" office:value="956.901048051734" calcext:value-type="float">
            <text:p>956.901048051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55" calcext:value-type="float">
            <text:p>206.55</text:p>
          </table:table-cell>
          <table:table-cell office:value-type="float" office:value="77.2" calcext:value-type="float">
            <text:p>77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2155930339967" calcext:value-type="float">
            <text:p>77.2155930339967</text:p>
          </table:table-cell>
          <table:table-cell office:value-type="float" office:value="992.922268217564" calcext:value-type="float">
            <text:p>992.9222682175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71" calcext:value-type="float">
            <text:p>206.71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2490037764606" calcext:value-type="float">
            <text:p>77.2490037764606</text:p>
          </table:table-cell>
          <table:table-cell office:value-type="float" office:value="1024.12128403631" calcext:value-type="float">
            <text:p>1024.121284036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6.88" calcext:value-type="float">
            <text:p>206.88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3262739988258" calcext:value-type="float">
            <text:p>77.3262739988258</text:p>
          </table:table-cell>
          <table:table-cell office:value-type="float" office:value="1057.30142995283" calcext:value-type="float">
            <text:p>1057.30142995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05" calcext:value-type="float">
            <text:p>207.05</text:p>
          </table:table-cell>
          <table:table-cell office:value-type="float" office:value="77.3" calcext:value-type="float">
            <text:p>77.3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3562302196288" calcext:value-type="float">
            <text:p>77.3562302196288</text:p>
          </table:table-cell>
          <table:table-cell office:value-type="float" office:value="1089.15983745226" calcext:value-type="float">
            <text:p>1089.15983745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21" calcext:value-type="float">
            <text:p>207.21</text:p>
          </table:table-cell>
          <table:table-cell office:value-type="float" office:value="77.4" calcext:value-type="float">
            <text:p>77.4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3810218673384" calcext:value-type="float">
            <text:p>77.3810218673384</text:p>
          </table:table-cell>
          <table:table-cell office:value-type="float" office:value="1119.588153845" calcext:value-type="float">
            <text:p>1119.5881538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38" calcext:value-type="float">
            <text:p>207.38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4929758698708" calcext:value-type="float">
            <text:p>77.4929758698708</text:p>
          </table:table-cell>
          <table:table-cell office:value-type="float" office:value="1148.93620079439" calcext:value-type="float">
            <text:p>1148.93620079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55" calcext:value-type="float">
            <text:p>207.55</text:p>
          </table:table-cell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5536059724191" calcext:value-type="float">
            <text:p>77.5536059724191</text:p>
          </table:table-cell>
          <table:table-cell office:value-type="float" office:value="1177.08255247222" calcext:value-type="float">
            <text:p>1177.08255247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71" calcext:value-type="float">
            <text:p>207.71</text:p>
          </table:table-cell>
          <table:table-cell office:value-type="float" office:value="77.6" calcext:value-type="float">
            <text:p>77.6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6092343555508" calcext:value-type="float">
            <text:p>77.6092343555508</text:p>
          </table:table-cell>
          <table:table-cell office:value-type="float" office:value="1203.97573254865" calcext:value-type="float">
            <text:p>1203.975732548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.88" calcext:value-type="float">
            <text:p>207.88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6627553501963" calcext:value-type="float">
            <text:p>77.6627553501963</text:p>
          </table:table-cell>
          <table:table-cell office:value-type="float" office:value="1228.48543478221" calcext:value-type="float">
            <text:p>1228.48543478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05" calcext:value-type="float">
            <text:p>208.05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7507331168589" calcext:value-type="float">
            <text:p>77.7507331168589</text:p>
          </table:table-cell>
          <table:table-cell office:value-type="float" office:value="1253.58631496617" calcext:value-type="float">
            <text:p>1253.586314966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21" calcext:value-type="float">
            <text:p>208.21</text:p>
          </table:table-cell>
          <table:table-cell office:value-type="float" office:value="77.7" calcext:value-type="float">
            <text:p>77.7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8034087990207" calcext:value-type="float">
            <text:p>77.8034087990207</text:p>
          </table:table-cell>
          <table:table-cell office:value-type="float" office:value="1277.84316297986" calcext:value-type="float">
            <text:p>1277.843162979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38" calcext:value-type="float">
            <text:p>208.38</text:p>
          </table:table-cell>
          <table:table-cell office:value-type="float" office:value="77.8" calcext:value-type="float">
            <text:p>77.8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8721585843896" calcext:value-type="float">
            <text:p>77.8721585843896</text:p>
          </table:table-cell>
          <table:table-cell office:value-type="float" office:value="1301.11456253504" calcext:value-type="float">
            <text:p>1301.11456253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55" calcext:value-type="float">
            <text:p>208.55</text:p>
          </table:table-cell>
          <table:table-cell office:value-type="float" office:value="77.9" calcext:value-type="float">
            <text:p>77.9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7.9527723898401" calcext:value-type="float">
            <text:p>77.9527723898401</text:p>
          </table:table-cell>
          <table:table-cell office:value-type="float" office:value="1323.42665076607" calcext:value-type="float">
            <text:p>1323.426650766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71" calcext:value-type="float">
            <text:p>208.71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0111407620236" calcext:value-type="float">
            <text:p>78.0111407620236</text:p>
          </table:table-cell>
          <table:table-cell office:value-type="float" office:value="1345.15588581823" calcext:value-type="float">
            <text:p>1345.155885818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.88" calcext:value-type="float">
            <text:p>208.8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0766450523466" calcext:value-type="float">
            <text:p>78.0766450523466</text:p>
          </table:table-cell>
          <table:table-cell office:value-type="float" office:value="1364.53452782485" calcext:value-type="float">
            <text:p>1364.53452782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05" calcext:value-type="float">
            <text:p>209.05</text:p>
          </table:table-cell>
          <table:table-cell office:value-type="float" office:value="78.1" calcext:value-type="float">
            <text:p>78.1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1449924867324" calcext:value-type="float">
            <text:p>78.1449924867324</text:p>
          </table:table-cell>
          <table:table-cell office:value-type="float" office:value="1384.49769037504" calcext:value-type="float">
            <text:p>1384.497690375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21" calcext:value-type="float">
            <text:p>209.21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2064943422767" calcext:value-type="float">
            <text:p>78.2064943422767</text:p>
          </table:table-cell>
          <table:table-cell office:value-type="float" office:value="1404.2159707464" calcext:value-type="float">
            <text:p>1404.21597074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38" calcext:value-type="float">
            <text:p>209.38</text:p>
          </table:table-cell>
          <table:table-cell office:value-type="float" office:value="78.2" calcext:value-type="float">
            <text:p>78.2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2842401117686" calcext:value-type="float">
            <text:p>78.2842401117686</text:p>
          </table:table-cell>
          <table:table-cell office:value-type="float" office:value="1423.02711396309" calcext:value-type="float">
            <text:p>1423.02711396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55" calcext:value-type="float">
            <text:p>209.55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3208788715719" calcext:value-type="float">
            <text:p>78.3208788715719</text:p>
          </table:table-cell>
          <table:table-cell office:value-type="float" office:value="1439.17989567448" calcext:value-type="float">
            <text:p>1439.17989567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71" calcext:value-type="float">
            <text:p>209.71</text:p>
          </table:table-cell>
          <table:table-cell office:value-type="float" office:value="78.4" calcext:value-type="float">
            <text:p>78.4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78.4581927134919" calcext:value-type="float">
            <text:p>78.4581927134919</text:p>
          </table:table-cell>
          <table:table-cell office:value-type="float" office:value="1456.82806778254" calcext:value-type="float">
            <text:p>1456.82806778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.88" calcext:value-type="float">
            <text:p>209.88</text:p>
          </table:table-cell>
          <table:table-cell office:value-type="float" office:value="78.5" calcext:value-type="float">
            <text:p>78.5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5412938718896" calcext:value-type="float">
            <text:p>78.5412938718896</text:p>
          </table:table-cell>
          <table:table-cell office:value-type="float" office:value="1449.95470788683" calcext:value-type="float">
            <text:p>1449.95470788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05" calcext:value-type="float">
            <text:p>210.05</text:p>
          </table:table-cell>
          <table:table-cell office:value-type="float" office:value="78.6" calcext:value-type="float">
            <text:p>78.6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6604923219988" calcext:value-type="float">
            <text:p>78.6604923219988</text:p>
          </table:table-cell>
          <table:table-cell office:value-type="float" office:value="1433.48127012459" calcext:value-type="float">
            <text:p>1433.481270124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21" calcext:value-type="float">
            <text:p>210.21</text:p>
          </table:table-cell>
          <table:table-cell office:value-type="float" office:value="78.7" calcext:value-type="float">
            <text:p>78.7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7289070067565" calcext:value-type="float">
            <text:p>78.7289070067565</text:p>
          </table:table-cell>
          <table:table-cell office:value-type="float" office:value="1417.4921568887" calcext:value-type="float">
            <text:p>1417.4921568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38" calcext:value-type="float">
            <text:p>210.38</text:p>
          </table:table-cell>
          <table:table-cell office:value-type="float" office:value="78.8" calcext:value-type="float">
            <text:p>78.8</text:p>
          </table:table-cell>
          <table:table-cell office:value-type="float" office:value="79.4299999999998" calcext:value-type="float">
            <text:p>79.4299999999998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835429883046" calcext:value-type="float">
            <text:p>78.835429883046</text:p>
          </table:table-cell>
          <table:table-cell office:value-type="float" office:value="1403.67471446587" calcext:value-type="float">
            <text:p>1403.67471446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55" calcext:value-type="float">
            <text:p>210.55</text:p>
          </table:table-cell>
          <table:table-cell office:value-type="float" office:value="78.8" calcext:value-type="float">
            <text:p>78.8</text:p>
          </table:table-cell>
          <table:table-cell office:value-type="float" office:value="76.955" calcext:value-type="float">
            <text:p>76.955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8911457948643" calcext:value-type="float">
            <text:p>78.8911457948643</text:p>
          </table:table-cell>
          <table:table-cell office:value-type="float" office:value="1388.67908507073" calcext:value-type="float">
            <text:p>1388.679085070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71" calcext:value-type="float">
            <text:p>210.71</text:p>
          </table:table-cell>
          <table:table-cell office:value-type="float" office:value="78.9" calcext:value-type="float">
            <text:p>78.9</text:p>
          </table:table-cell>
          <table:table-cell office:value-type="float" office:value="74.4499999999999" calcext:value-type="float">
            <text:p>74.4499999999999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8.9504860906005" calcext:value-type="float">
            <text:p>78.9504860906005</text:p>
          </table:table-cell>
          <table:table-cell office:value-type="float" office:value="1374.36811012915" calcext:value-type="float">
            <text:p>1374.36811012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0.88" calcext:value-type="float">
            <text:p>210.88</text:p>
          </table:table-cell>
          <table:table-cell office:value-type="float" office:value="79.1" calcext:value-type="float">
            <text:p>79.1</text:p>
          </table:table-cell>
          <table:table-cell office:value-type="float" office:value="71.9449999999999" calcext:value-type="float">
            <text:p>71.9449999999999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0336724323452" calcext:value-type="float">
            <text:p>79.0336724323452</text:p>
          </table:table-cell>
          <table:table-cell office:value-type="float" office:value="1360.805658612" calcext:value-type="float">
            <text:p>1360.805658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05" calcext:value-type="float">
            <text:p>211.05</text:p>
          </table:table-cell>
          <table:table-cell office:value-type="float" office:value="79.1" calcext:value-type="float">
            <text:p>79.1</text:p>
          </table:table-cell>
          <table:table-cell office:value-type="float" office:value="69.4399999999999" calcext:value-type="float">
            <text:p>69.4399999999999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1386618132717" calcext:value-type="float">
            <text:p>79.1386618132717</text:p>
          </table:table-cell>
          <table:table-cell office:value-type="float" office:value="1347.62983534983" calcext:value-type="float">
            <text:p>1347.629835349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21" calcext:value-type="float">
            <text:p>211.21</text:p>
          </table:table-cell>
          <table:table-cell office:value-type="float" office:value="79.1" calcext:value-type="float">
            <text:p>79.1</text:p>
          </table:table-cell>
          <table:table-cell office:value-type="float" office:value="66.9499999999999" calcext:value-type="float">
            <text:p>66.9499999999999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1671781059844" calcext:value-type="float">
            <text:p>79.1671781059844</text:p>
          </table:table-cell>
          <table:table-cell office:value-type="float" office:value="1334.89527289953" calcext:value-type="float">
            <text:p>1334.89527289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38" calcext:value-type="float">
            <text:p>211.38</text:p>
          </table:table-cell>
          <table:table-cell office:value-type="float" office:value="79.1" calcext:value-type="float">
            <text:p>79.1</text:p>
          </table:table-cell>
          <table:table-cell office:value-type="float" office:value="65.0322564102564" calcext:value-type="float">
            <text:p>65.0322564102564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1930208694111" calcext:value-type="float">
            <text:p>79.1930208694111</text:p>
          </table:table-cell>
          <table:table-cell office:value-type="float" office:value="1323.65106939345" calcext:value-type="float">
            <text:p>1323.651069393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55" calcext:value-type="float">
            <text:p>211.55</text:p>
          </table:table-cell>
          <table:table-cell office:value-type="float" office:value="79.2" calcext:value-type="float">
            <text:p>79.2</text:p>
          </table:table-cell>
          <table:table-cell office:value-type="float" office:value="65.1604102564103" calcext:value-type="float">
            <text:p>65.160410256410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71" calcext:value-type="float">
            <text:p>211.71</text:p>
          </table:table-cell>
          <table:table-cell office:value-type="float" office:value="79.3" calcext:value-type="float">
            <text:p>79.3</text:p>
          </table:table-cell>
          <table:table-cell office:value-type="float" office:value="65.1604102564103" calcext:value-type="float">
            <text:p>65.1604102564103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60" calcext:value-type="float">
            <text:p>16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1.88" calcext:value-type="float">
            <text:p>211.88</text:p>
          </table:table-cell>
          <table:table-cell office:value-type="float" office:value="79.3" calcext:value-type="float">
            <text:p>79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05" calcext:value-type="float">
            <text:p>212.05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21" calcext:value-type="float">
            <text:p>212.21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38" calcext:value-type="float">
            <text:p>212.38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55" calcext:value-type="float">
            <text:p>212.55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71" calcext:value-type="float">
            <text:p>212.71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2.88" calcext:value-type="float">
            <text:p>212.88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05" calcext:value-type="float">
            <text:p>213.05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21" calcext:value-type="float">
            <text:p>213.21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38" calcext:value-type="float">
            <text:p>213.38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55" calcext:value-type="float">
            <text:p>213.55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71" calcext:value-type="float">
            <text:p>213.71</text:p>
          </table:table-cell>
          <table:table-cell office:value-type="float" office:value="79.4" calcext:value-type="float">
            <text:p>7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3.88" calcext:value-type="float">
            <text:p>213.88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05" calcext:value-type="float">
            <text:p>214.05</text:p>
          </table:table-cell>
          <table:table-cell office:value-type="float" office:value="79.6" calcext:value-type="float">
            <text:p>79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21" calcext:value-type="float">
            <text:p>214.21</text:p>
          </table:table-cell>
          <table:table-cell office:value-type="float" office:value="79.7" calcext:value-type="float">
            <text:p>79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38" calcext:value-type="float">
            <text:p>214.38</text:p>
          </table:table-cell>
          <table:table-cell office:value-type="float" office:value="79.7" calcext:value-type="float">
            <text:p>79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55" calcext:value-type="float">
            <text:p>214.55</text:p>
          </table:table-cell>
          <table:table-cell office:value-type="float" office:value="79.7" calcext:value-type="float">
            <text:p>79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71" calcext:value-type="float">
            <text:p>214.71</text:p>
          </table:table-cell>
          <table:table-cell office:value-type="float" office:value="79.6" calcext:value-type="float">
            <text:p>79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4.88" calcext:value-type="float">
            <text:p>214.88</text:p>
          </table:table-cell>
          <table:table-cell office:value-type="float" office:value="79.6" calcext:value-type="float">
            <text:p>79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05" calcext:value-type="float">
            <text:p>215.05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22" calcext:value-type="float">
            <text:p>215.22</text:p>
          </table:table-cell>
          <table:table-cell office:value-type="float" office:value="79.6" calcext:value-type="float">
            <text:p>79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38" calcext:value-type="float">
            <text:p>215.38</text:p>
          </table:table-cell>
          <table:table-cell office:value-type="float" office:value="79.5" calcext:value-type="float">
            <text:p>7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55" calcext:value-type="float">
            <text:p>215.55</text:p>
          </table:table-cell>
          <table:table-cell office:value-type="float" office:value="79.1" calcext:value-type="float">
            <text:p>7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72" calcext:value-type="float">
            <text:p>215.72</text:p>
          </table:table-cell>
          <table:table-cell office:value-type="float" office:value="78.9" calcext:value-type="float">
            <text:p>7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5.88" calcext:value-type="float">
            <text:p>215.88</text:p>
          </table:table-cell>
          <table:table-cell office:value-type="float" office:value="78.9" calcext:value-type="float">
            <text:p>7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05" calcext:value-type="float">
            <text:p>216.05</text:p>
          </table:table-cell>
          <table:table-cell office:value-type="float" office:value="79.1" calcext:value-type="float">
            <text:p>7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22" calcext:value-type="float">
            <text:p>216.22</text:p>
          </table:table-cell>
          <table:table-cell office:value-type="float" office:value="79.2" calcext:value-type="float">
            <text:p>79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38" calcext:value-type="float">
            <text:p>216.38</text:p>
          </table:table-cell>
          <table:table-cell office:value-type="float" office:value="79.1" calcext:value-type="float">
            <text:p>7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55" calcext:value-type="float">
            <text:p>216.55</text:p>
          </table:table-cell>
          <table:table-cell office:value-type="float" office:value="79" calcext:value-type="float">
            <text:p>7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72" calcext:value-type="float">
            <text:p>216.72</text:p>
          </table:table-cell>
          <table:table-cell office:value-type="float" office:value="79" calcext:value-type="float">
            <text:p>7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.88" calcext:value-type="float">
            <text:p>216.88</text:p>
          </table:table-cell>
          <table:table-cell office:value-type="float" office:value="78.9" calcext:value-type="float">
            <text:p>7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05" calcext:value-type="float">
            <text:p>217.05</text:p>
          </table:table-cell>
          <table:table-cell office:value-type="float" office:value="78.8" calcext:value-type="float">
            <text:p>7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22" calcext:value-type="float">
            <text:p>217.22</text:p>
          </table:table-cell>
          <table:table-cell office:value-type="float" office:value="78.6" calcext:value-type="float">
            <text:p>78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38" calcext:value-type="float">
            <text:p>217.38</text:p>
          </table:table-cell>
          <table:table-cell office:value-type="float" office:value="78.5" calcext:value-type="float">
            <text:p>7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55" calcext:value-type="float">
            <text:p>217.55</text:p>
          </table:table-cell>
          <table:table-cell office:value-type="float" office:value="78.3" calcext:value-type="float">
            <text:p>7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72" calcext:value-type="float">
            <text:p>217.72</text:p>
          </table:table-cell>
          <table:table-cell office:value-type="float" office:value="64.9" calcext:value-type="float">
            <text:p>64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7.88" calcext:value-type="float">
            <text:p>217.88</text:p>
          </table:table-cell>
          <table:table-cell office:value-type="float" office:value="54.4" calcext:value-type="float">
            <text:p>54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05" calcext:value-type="float">
            <text:p>218.05</text:p>
          </table:table-cell>
          <table:table-cell office:value-type="float" office:value="50" calcext:value-type="float">
            <text:p>50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22" calcext:value-type="float">
            <text:p>218.22</text:p>
          </table:table-cell>
          <table:table-cell office:value-type="float" office:value="46.9" calcext:value-type="float">
            <text:p>46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38" calcext:value-type="float">
            <text:p>218.38</text:p>
          </table:table-cell>
          <table:table-cell office:value-type="float" office:value="44.6" calcext:value-type="float">
            <text:p>44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55" calcext:value-type="float">
            <text:p>218.55</text:p>
          </table:table-cell>
          <table:table-cell office:value-type="float" office:value="42.6" calcext:value-type="float">
            <text:p>42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72" calcext:value-type="float">
            <text:p>218.72</text:p>
          </table:table-cell>
          <table:table-cell office:value-type="float" office:value="41" calcext:value-type="float">
            <text:p>4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8.88" calcext:value-type="float">
            <text:p>218.88</text:p>
          </table:table-cell>
          <table:table-cell office:value-type="float" office:value="39.2" calcext:value-type="float">
            <text:p>39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05" calcext:value-type="float">
            <text:p>219.05</text:p>
          </table:table-cell>
          <table:table-cell office:value-type="float" office:value="37.6" calcext:value-type="float">
            <text:p>37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22" calcext:value-type="float">
            <text:p>219.22</text:p>
          </table:table-cell>
          <table:table-cell office:value-type="float" office:value="36.1" calcext:value-type="float">
            <text:p>36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38" calcext:value-type="float">
            <text:p>219.38</text:p>
          </table:table-cell>
          <table:table-cell office:value-type="float" office:value="35.1" calcext:value-type="float">
            <text:p>35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55" calcext:value-type="float">
            <text:p>219.55</text:p>
          </table:table-cell>
          <table:table-cell office:value-type="float" office:value="33.9" calcext:value-type="float">
            <text:p>33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72" calcext:value-type="float">
            <text:p>219.72</text:p>
          </table:table-cell>
          <table:table-cell office:value-type="float" office:value="32.7" calcext:value-type="float">
            <text:p>32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9.88" calcext:value-type="float">
            <text:p>219.88</text:p>
          </table:table-cell>
          <table:table-cell office:value-type="float" office:value="31.6" calcext:value-type="float">
            <text:p>31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05" calcext:value-type="float">
            <text:p>220.05</text:p>
          </table:table-cell>
          <table:table-cell office:value-type="float" office:value="30.8" calcext:value-type="float">
            <text:p>30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22" calcext:value-type="float">
            <text:p>220.22</text:p>
          </table:table-cell>
          <table:table-cell office:value-type="float" office:value="29.9" calcext:value-type="float">
            <text:p>29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38" calcext:value-type="float">
            <text:p>220.38</text:p>
          </table:table-cell>
          <table:table-cell office:value-type="float" office:value="29.1" calcext:value-type="float">
            <text:p>2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55" calcext:value-type="float">
            <text:p>220.55</text:p>
          </table:table-cell>
          <table:table-cell office:value-type="float" office:value="28.3" calcext:value-type="float">
            <text:p>2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72" calcext:value-type="float">
            <text:p>220.72</text:p>
          </table:table-cell>
          <table:table-cell office:value-type="float" office:value="27.7" calcext:value-type="float">
            <text:p>27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0.88" calcext:value-type="float">
            <text:p>220.88</text:p>
          </table:table-cell>
          <table:table-cell office:value-type="float" office:value="27" calcext:value-type="float">
            <text:p>2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05" calcext:value-type="float">
            <text:p>221.05</text:p>
          </table:table-cell>
          <table:table-cell office:value-type="float" office:value="26.4" calcext:value-type="float">
            <text:p>26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22" calcext:value-type="float">
            <text:p>221.22</text:p>
          </table:table-cell>
          <table:table-cell office:value-type="float" office:value="25.8" calcext:value-type="float">
            <text:p>25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38" calcext:value-type="float">
            <text:p>221.38</text:p>
          </table:table-cell>
          <table:table-cell office:value-type="float" office:value="25.3" calcext:value-type="float">
            <text:p>25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55" calcext:value-type="float">
            <text:p>221.55</text:p>
          </table:table-cell>
          <table:table-cell office:value-type="float" office:value="24.8" calcext:value-type="float">
            <text:p>24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72" calcext:value-type="float">
            <text:p>221.72</text:p>
          </table:table-cell>
          <table:table-cell office:value-type="float" office:value="24.3" calcext:value-type="float">
            <text:p>24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1.88" calcext:value-type="float">
            <text:p>221.88</text:p>
          </table:table-cell>
          <table:table-cell office:value-type="float" office:value="23.9" calcext:value-type="float">
            <text:p>23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05" calcext:value-type="float">
            <text:p>222.05</text:p>
          </table:table-cell>
          <table:table-cell office:value-type="float" office:value="23.6" calcext:value-type="float">
            <text:p>23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22" calcext:value-type="float">
            <text:p>222.22</text:p>
          </table:table-cell>
          <table:table-cell office:value-type="float" office:value="23.2" calcext:value-type="float">
            <text:p>23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38" calcext:value-type="float">
            <text:p>222.38</text:p>
          </table:table-cell>
          <table:table-cell office:value-type="float" office:value="22.8" calcext:value-type="float">
            <text:p>22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55" calcext:value-type="float">
            <text:p>222.55</text:p>
          </table:table-cell>
          <table:table-cell office:value-type="float" office:value="22.5" calcext:value-type="float">
            <text:p>22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72" calcext:value-type="float">
            <text:p>222.72</text:p>
          </table:table-cell>
          <table:table-cell office:value-type="float" office:value="22.2" calcext:value-type="float">
            <text:p>22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2.88" calcext:value-type="float">
            <text:p>222.88</text:p>
          </table:table-cell>
          <table:table-cell office:value-type="float" office:value="21.9" calcext:value-type="float">
            <text:p>21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05" calcext:value-type="float">
            <text:p>223.05</text:p>
          </table:table-cell>
          <table:table-cell office:value-type="float" office:value="21.6" calcext:value-type="float">
            <text:p>21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22" calcext:value-type="float">
            <text:p>223.22</text:p>
          </table:table-cell>
          <table:table-cell office:value-type="float" office:value="21.3" calcext:value-type="float">
            <text:p>21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38" calcext:value-type="float">
            <text:p>223.38</text:p>
          </table:table-cell>
          <table:table-cell office:value-type="float" office:value="21.1" calcext:value-type="float">
            <text:p>21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55" calcext:value-type="float">
            <text:p>223.55</text:p>
          </table:table-cell>
          <table:table-cell office:value-type="float" office:value="20.9" calcext:value-type="float">
            <text:p>20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72" calcext:value-type="float">
            <text:p>223.72</text:p>
          </table:table-cell>
          <table:table-cell office:value-type="float" office:value="20.6" calcext:value-type="float">
            <text:p>20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3.88" calcext:value-type="float">
            <text:p>223.88</text:p>
          </table:table-cell>
          <table:table-cell office:value-type="float" office:value="20.5" calcext:value-type="float">
            <text:p>20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05" calcext:value-type="float">
            <text:p>224.05</text:p>
          </table:table-cell>
          <table:table-cell office:value-type="float" office:value="20.3" calcext:value-type="float">
            <text:p>20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22" calcext:value-type="float">
            <text:p>224.22</text:p>
          </table:table-cell>
          <table:table-cell office:value-type="float" office:value="20.2" calcext:value-type="float">
            <text:p>20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38" calcext:value-type="float">
            <text:p>224.38</text:p>
          </table:table-cell>
          <table:table-cell office:value-type="float" office:value="20" calcext:value-type="float">
            <text:p>20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55" calcext:value-type="float">
            <text:p>224.55</text:p>
          </table:table-cell>
          <table:table-cell office:value-type="float" office:value="19.9" calcext:value-type="float">
            <text:p>19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72" calcext:value-type="float">
            <text:p>224.72</text:p>
          </table:table-cell>
          <table:table-cell office:value-type="float" office:value="19.7" calcext:value-type="float">
            <text:p>19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4.88" calcext:value-type="float">
            <text:p>224.88</text:p>
          </table:table-cell>
          <table:table-cell office:value-type="float" office:value="19.5" calcext:value-type="float">
            <text:p>19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05" calcext:value-type="float">
            <text:p>225.05</text:p>
          </table:table-cell>
          <table:table-cell office:value-type="float" office:value="19.4" calcext:value-type="float">
            <text:p>19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22" calcext:value-type="float">
            <text:p>225.22</text:p>
          </table:table-cell>
          <table:table-cell office:value-type="float" office:value="19.3" calcext:value-type="float">
            <text:p>19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38" calcext:value-type="float">
            <text:p>225.38</text:p>
          </table:table-cell>
          <table:table-cell office:value-type="float" office:value="19.3" calcext:value-type="float">
            <text:p>19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55" calcext:value-type="float">
            <text:p>225.55</text:p>
          </table:table-cell>
          <table:table-cell office:value-type="float" office:value="19.1" calcext:value-type="float">
            <text:p>1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72" calcext:value-type="float">
            <text:p>225.72</text:p>
          </table:table-cell>
          <table:table-cell office:value-type="float" office:value="19.1" calcext:value-type="float">
            <text:p>19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5.88" calcext:value-type="float">
            <text:p>225.88</text:p>
          </table:table-cell>
          <table:table-cell office:value-type="float" office:value="19" calcext:value-type="float">
            <text:p>1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05" calcext:value-type="float">
            <text:p>226.05</text:p>
          </table:table-cell>
          <table:table-cell office:value-type="float" office:value="19" calcext:value-type="float">
            <text:p>1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22" calcext:value-type="float">
            <text:p>226.22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38" calcext:value-type="float">
            <text:p>226.38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55" calcext:value-type="float">
            <text:p>226.55</text:p>
          </table:table-cell>
          <table:table-cell office:value-type="float" office:value="18.7" calcext:value-type="float">
            <text:p>18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72" calcext:value-type="float">
            <text:p>226.72</text:p>
          </table:table-cell>
          <table:table-cell office:value-type="float" office:value="18.7" calcext:value-type="float">
            <text:p>18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6.88" calcext:value-type="float">
            <text:p>226.88</text:p>
          </table:table-cell>
          <table:table-cell office:value-type="float" office:value="18.6" calcext:value-type="float">
            <text:p>18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05" calcext:value-type="float">
            <text:p>227.05</text:p>
          </table:table-cell>
          <table:table-cell office:value-type="float" office:value="18.6" calcext:value-type="float">
            <text:p>18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22" calcext:value-type="float">
            <text:p>227.22</text:p>
          </table:table-cell>
          <table:table-cell office:value-type="float" office:value="18.5" calcext:value-type="float">
            <text:p>1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38" calcext:value-type="float">
            <text:p>227.38</text:p>
          </table:table-cell>
          <table:table-cell office:value-type="float" office:value="18.5" calcext:value-type="float">
            <text:p>1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55" calcext:value-type="float">
            <text:p>227.55</text:p>
          </table:table-cell>
          <table:table-cell office:value-type="float" office:value="18.5" calcext:value-type="float">
            <text:p>1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72" calcext:value-type="float">
            <text:p>227.72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7.88" calcext:value-type="float">
            <text:p>227.88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05" calcext:value-type="float">
            <text:p>228.05</text:p>
          </table:table-cell>
          <table:table-cell office:value-type="float" office:value="18.3" calcext:value-type="float">
            <text:p>1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22" calcext:value-type="float">
            <text:p>228.22</text:p>
          </table:table-cell>
          <table:table-cell office:value-type="float" office:value="18.3" calcext:value-type="float">
            <text:p>1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38" calcext:value-type="float">
            <text:p>228.38</text:p>
          </table:table-cell>
          <table:table-cell office:value-type="float" office:value="18.2" calcext:value-type="float">
            <text:p>18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55" calcext:value-type="float">
            <text:p>228.55</text:p>
          </table:table-cell>
          <table:table-cell office:value-type="float" office:value="18.2" calcext:value-type="float">
            <text:p>18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72" calcext:value-type="float">
            <text:p>228.72</text:p>
          </table:table-cell>
          <table:table-cell office:value-type="float" office:value="18.2" calcext:value-type="float">
            <text:p>18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8.88" calcext:value-type="float">
            <text:p>228.88</text:p>
          </table:table-cell>
          <table:table-cell office:value-type="float" office:value="18.1" calcext:value-type="float">
            <text:p>18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05" calcext:value-type="float">
            <text:p>229.05</text:p>
          </table:table-cell>
          <table:table-cell office:value-type="float" office:value="18.1" calcext:value-type="float">
            <text:p>18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22" calcext:value-type="float">
            <text:p>229.22</text:p>
          </table:table-cell>
          <table:table-cell office:value-type="float" office:value="18.1" calcext:value-type="float">
            <text:p>18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38" calcext:value-type="float">
            <text:p>229.38</text:p>
          </table:table-cell>
          <table:table-cell office:value-type="float" office:value="18.1" calcext:value-type="float">
            <text:p>18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55" calcext:value-type="float">
            <text:p>229.55</text:p>
          </table:table-cell>
          <table:table-cell office:value-type="float" office:value="18" calcext:value-type="float">
            <text:p>1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72" calcext:value-type="float">
            <text:p>229.72</text:p>
          </table:table-cell>
          <table:table-cell office:value-type="float" office:value="18" calcext:value-type="float">
            <text:p>1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29.88" calcext:value-type="float">
            <text:p>229.88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05" calcext:value-type="float">
            <text:p>230.05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22" calcext:value-type="float">
            <text:p>230.22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38" calcext:value-type="float">
            <text:p>230.38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55" calcext:value-type="float">
            <text:p>230.55</text:p>
          </table:table-cell>
          <table:table-cell office:value-type="float" office:value="17.8" calcext:value-type="float">
            <text:p>17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72" calcext:value-type="float">
            <text:p>230.72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0.88" calcext:value-type="float">
            <text:p>230.88</text:p>
          </table:table-cell>
          <table:table-cell office:value-type="float" office:value="17.8" calcext:value-type="float">
            <text:p>17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05" calcext:value-type="float">
            <text:p>231.05</text:p>
          </table:table-cell>
          <table:table-cell office:value-type="float" office:value="17.8" calcext:value-type="float">
            <text:p>17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22" calcext:value-type="float">
            <text:p>231.22</text:p>
          </table:table-cell>
          <table:table-cell office:value-type="float" office:value="17.9" calcext:value-type="float">
            <text:p>17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38" calcext:value-type="float">
            <text:p>231.38</text:p>
          </table:table-cell>
          <table:table-cell office:value-type="float" office:value="18" calcext:value-type="float">
            <text:p>1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55" calcext:value-type="float">
            <text:p>231.55</text:p>
          </table:table-cell>
          <table:table-cell office:value-type="float" office:value="18.1" calcext:value-type="float">
            <text:p>18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72" calcext:value-type="float">
            <text:p>231.72</text:p>
          </table:table-cell>
          <table:table-cell office:value-type="float" office:value="18.2" calcext:value-type="float">
            <text:p>18.2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1.88" calcext:value-type="float">
            <text:p>231.88</text:p>
          </table:table-cell>
          <table:table-cell office:value-type="float" office:value="18.3" calcext:value-type="float">
            <text:p>1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05" calcext:value-type="float">
            <text:p>232.05</text:p>
          </table:table-cell>
          <table:table-cell office:value-type="float" office:value="18.3" calcext:value-type="float">
            <text:p>18.3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22" calcext:value-type="float">
            <text:p>232.22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38" calcext:value-type="float">
            <text:p>232.38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55" calcext:value-type="float">
            <text:p>232.55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72" calcext:value-type="float">
            <text:p>232.72</text:p>
          </table:table-cell>
          <table:table-cell office:value-type="float" office:value="18.4" calcext:value-type="float">
            <text:p>18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2.88" calcext:value-type="float">
            <text:p>232.88</text:p>
          </table:table-cell>
          <table:table-cell office:value-type="float" office:value="18.5" calcext:value-type="float">
            <text:p>1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05" calcext:value-type="float">
            <text:p>233.05</text:p>
          </table:table-cell>
          <table:table-cell office:value-type="float" office:value="18.5" calcext:value-type="float">
            <text:p>18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22" calcext:value-type="float">
            <text:p>233.22</text:p>
          </table:table-cell>
          <table:table-cell office:value-type="float" office:value="18.6" calcext:value-type="float">
            <text:p>18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38" calcext:value-type="float">
            <text:p>233.38</text:p>
          </table:table-cell>
          <table:table-cell office:value-type="float" office:value="18.6" calcext:value-type="float">
            <text:p>18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55" calcext:value-type="float">
            <text:p>233.55</text:p>
          </table:table-cell>
          <table:table-cell office:value-type="float" office:value="18.7" calcext:value-type="float">
            <text:p>18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72" calcext:value-type="float">
            <text:p>233.72</text:p>
          </table:table-cell>
          <table:table-cell office:value-type="float" office:value="18.7" calcext:value-type="float">
            <text:p>18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3.88" calcext:value-type="float">
            <text:p>233.88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05" calcext:value-type="float">
            <text:p>234.05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22" calcext:value-type="float">
            <text:p>234.22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38" calcext:value-type="float">
            <text:p>234.38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55" calcext:value-type="float">
            <text:p>234.55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72" calcext:value-type="float">
            <text:p>234.72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4.88" calcext:value-type="float">
            <text:p>234.88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05" calcext:value-type="float">
            <text:p>235.05</text:p>
          </table:table-cell>
          <table:table-cell office:value-type="float" office:value="18.8" calcext:value-type="float">
            <text:p>18.8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22" calcext:value-type="float">
            <text:p>235.22</text:p>
          </table:table-cell>
          <table:table-cell office:value-type="float" office:value="18.9" calcext:value-type="float">
            <text:p>1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38" calcext:value-type="float">
            <text:p>235.38</text:p>
          </table:table-cell>
          <table:table-cell office:value-type="float" office:value="18.9" calcext:value-type="float">
            <text:p>1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55" calcext:value-type="float">
            <text:p>235.55</text:p>
          </table:table-cell>
          <table:table-cell office:value-type="float" office:value="18.9" calcext:value-type="float">
            <text:p>1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72" calcext:value-type="float">
            <text:p>235.72</text:p>
          </table:table-cell>
          <table:table-cell office:value-type="float" office:value="18.9" calcext:value-type="float">
            <text:p>18.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5.88" calcext:value-type="float">
            <text:p>235.88</text:p>
          </table:table-cell>
          <table:table-cell office:value-type="float" office:value="19" calcext:value-type="float">
            <text:p>19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05" calcext:value-type="float">
            <text:p>236.05</text:p>
          </table:table-cell>
          <table:table-cell office:value-type="float" office:value="45.7" calcext:value-type="float">
            <text:p>45.7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22" calcext:value-type="float">
            <text:p>236.22</text:p>
          </table:table-cell>
          <table:table-cell office:value-type="float" office:value="61.6" calcext:value-type="float">
            <text:p>61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38" calcext:value-type="float">
            <text:p>236.38</text:p>
          </table:table-cell>
          <table:table-cell office:value-type="float" office:value="57.4" calcext:value-type="float">
            <text:p>57.4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55" calcext:value-type="float">
            <text:p>236.55</text:p>
          </table:table-cell>
          <table:table-cell office:value-type="float" office:value="63.1" calcext:value-type="float">
            <text:p>63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72" calcext:value-type="float">
            <text:p>236.72</text:p>
          </table:table-cell>
          <table:table-cell office:value-type="float" office:value="65.1" calcext:value-type="float">
            <text:p>65.1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6.88" calcext:value-type="float">
            <text:p>236.88</text:p>
          </table:table-cell>
          <table:table-cell office:value-type="float" office:value="65.5" calcext:value-type="float">
            <text:p>65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05" calcext:value-type="float">
            <text:p>237.05</text:p>
          </table:table-cell>
          <table:table-cell office:value-type="float" office:value="65.6" calcext:value-type="float">
            <text:p>65.6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22" calcext:value-type="float">
            <text:p>237.22</text:p>
          </table:table-cell>
          <table:table-cell office:value-type="float" office:value="65.5" calcext:value-type="float">
            <text:p>65.5</text:p>
          </table:table-cell>
          <table:table-cell office:value-type="float" office:value="65.1604102564103" calcext:value-type="float">
            <text:p>65.1604102564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234374294397" calcext:value-type="float">
            <text:p>79.234374294397</text:p>
          </table:table-cell>
          <table:table-cell office:value-type="float" office:value="1312.17306872943" calcext:value-type="float">
            <text:p>1312.1730687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38" calcext:value-type="float">
            <text:p>237.38</text:p>
          </table:table-cell>
          <table:table-cell office:value-type="float" office:value="65.4" calcext:value-type="float">
            <text:p>65.4</text:p>
          </table:table-cell>
          <table:table-cell office:value-type="float" office:value="65.3007692307692" calcext:value-type="float">
            <text:p>65.300769230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.5655333665424" calcext:value-type="float">
            <text:p>70.5655333665424</text:p>
          </table:table-cell>
          <table:table-cell office:value-type="float" office:value="1222.65515707539" calcext:value-type="float">
            <text:p>1222.65515707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55" calcext:value-type="float">
            <text:p>237.55</text:p>
          </table:table-cell>
          <table:table-cell office:value-type="float" office:value="65.4" calcext:value-type="float">
            <text:p>65.4</text:p>
          </table:table-cell>
          <table:table-cell office:value-type="float" office:value="65.4446153846154" calcext:value-type="float">
            <text:p>65.44461538461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.4398977570818" calcext:value-type="float">
            <text:p>67.4398977570818</text:p>
          </table:table-cell>
          <table:table-cell office:value-type="float" office:value="1165.3891656185" calcext:value-type="float">
            <text:p>1165.3891656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72" calcext:value-type="float">
            <text:p>237.72</text:p>
          </table:table-cell>
          <table:table-cell office:value-type="float" office:value="65.3" calcext:value-type="float">
            <text:p>65.3</text:p>
          </table:table-cell>
          <table:table-cell office:value-type="float" office:value="65.5910769230769" calcext:value-type="float">
            <text:p>65.5910769230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.1102129100378" calcext:value-type="float">
            <text:p>66.1102129100378</text:p>
          </table:table-cell>
          <table:table-cell office:value-type="float" office:value="1114.29981854068" calcext:value-type="float">
            <text:p>1114.29981854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.88" calcext:value-type="float">
            <text:p>237.88</text:p>
          </table:table-cell>
          <table:table-cell office:value-type="float" office:value="65.2" calcext:value-type="float">
            <text:p>65.2</text:p>
          </table:table-cell>
          <table:table-cell office:value-type="float" office:value="65.7357948717949" calcext:value-type="float">
            <text:p>65.7357948717949</text:p>
          </table:table-cell>
          <table:table-cell office:value-type="float" office:value="763" calcext:value-type="float">
            <text:p>763</text:p>
          </table:table-cell>
          <table:table-cell office:value-type="float" office:value="58.4" calcext:value-type="float">
            <text:p>58.4</text:p>
          </table:table-cell>
          <table:table-cell office:value-type="float" office:value="14.6" calcext:value-type="float">
            <text:p>14.6</text:p>
          </table:table-cell>
          <table:table-cell office:value-type="float" office:value="65.5909063388083" calcext:value-type="float">
            <text:p>65.5909063388083</text:p>
          </table:table-cell>
          <table:table-cell office:value-type="float" office:value="1072.52319024567" calcext:value-type="float">
            <text:p>1072.52319024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05" calcext:value-type="float">
            <text:p>238.05</text:p>
          </table:table-cell>
          <table:table-cell office:value-type="float" office:value="64.5" calcext:value-type="float">
            <text:p>64.5</text:p>
          </table:table-cell>
          <table:table-cell office:value-type="float" office:value="65.8805128205128" calcext:value-type="float">
            <text:p>65.8805128205128</text:p>
          </table:table-cell>
          <table:table-cell office:value-type="float" office:value="1500" calcext:value-type="float">
            <text:p>1500</text:p>
          </table:table-cell>
          <table:table-cell office:value-type="float" office:value="58.4" calcext:value-type="float">
            <text:p>58.4</text:p>
          </table:table-cell>
          <table:table-cell office:value-type="float" office:value="14.6" calcext:value-type="float">
            <text:p>14.6</text:p>
          </table:table-cell>
          <table:table-cell office:value-type="float" office:value="65.2660606495589" calcext:value-type="float">
            <text:p>65.2660606495589</text:p>
          </table:table-cell>
          <table:table-cell office:value-type="float" office:value="1075.79825270333" calcext:value-type="float">
            <text:p>1075.798252703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22" calcext:value-type="float">
            <text:p>238.22</text:p>
          </table:table-cell>
          <table:table-cell office:value-type="float" office:value="63.7" calcext:value-type="float">
            <text:p>63.7</text:p>
          </table:table-cell>
          <table:table-cell office:value-type="float" office:value="66.0269743589744" calcext:value-type="float">
            <text:p>66.0269743589744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336071093341" calcext:value-type="float">
            <text:p>64.336071093341</text:p>
          </table:table-cell>
          <table:table-cell office:value-type="float" office:value="1101.23582308509" calcext:value-type="float">
            <text:p>1101.235823085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38" calcext:value-type="float">
            <text:p>238.38</text:p>
          </table:table-cell>
          <table:table-cell office:value-type="float" office:value="63.8" calcext:value-type="float">
            <text:p>63.8</text:p>
          </table:table-cell>
          <table:table-cell office:value-type="float" office:value="66.1725641025641" calcext:value-type="float">
            <text:p>66.172564102564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0331307555243" calcext:value-type="float">
            <text:p>64.0331307555243</text:p>
          </table:table-cell>
          <table:table-cell office:value-type="float" office:value="1129.6528734608" calcext:value-type="float">
            <text:p>1129.65287346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55" calcext:value-type="float">
            <text:p>238.55</text:p>
          </table:table-cell>
          <table:table-cell office:value-type="float" office:value="63.8" calcext:value-type="float">
            <text:p>63.8</text:p>
          </table:table-cell>
          <table:table-cell office:value-type="float" office:value="66.3172820512821" calcext:value-type="float">
            <text:p>66.317282051282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501391394895" calcext:value-type="float">
            <text:p>63.9501391394895</text:p>
          </table:table-cell>
          <table:table-cell office:value-type="float" office:value="1157.87865581525" calcext:value-type="float">
            <text:p>1157.87865581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72" calcext:value-type="float">
            <text:p>238.72</text:p>
          </table:table-cell>
          <table:table-cell office:value-type="float" office:value="63.8" calcext:value-type="float">
            <text:p>63.8</text:p>
          </table:table-cell>
          <table:table-cell office:value-type="float" office:value="66.462" calcext:value-type="float">
            <text:p>66.46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247621243937" calcext:value-type="float">
            <text:p>63.9247621243937</text:p>
          </table:table-cell>
          <table:table-cell office:value-type="float" office:value="1184.98212906242" calcext:value-type="float">
            <text:p>1184.982129062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8.88" calcext:value-type="float">
            <text:p>238.88</text:p>
          </table:table-cell>
          <table:table-cell office:value-type="float" office:value="63.8" calcext:value-type="float">
            <text:p>63.8</text:p>
          </table:table-cell>
          <table:table-cell office:value-type="float" office:value="66.6075897435897" calcext:value-type="float">
            <text:p>66.6075897435897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188691070187" calcext:value-type="float">
            <text:p>63.9188691070187</text:p>
          </table:table-cell>
          <table:table-cell office:value-type="float" office:value="1208.84095136049" calcext:value-type="float">
            <text:p>1208.840951360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05" calcext:value-type="float">
            <text:p>239.05</text:p>
          </table:table-cell>
          <table:table-cell office:value-type="float" office:value="63.9" calcext:value-type="float">
            <text:p>63.9</text:p>
          </table:table-cell>
          <table:table-cell office:value-type="float" office:value="66.7531794871795" calcext:value-type="float">
            <text:p>66.7531794871795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265309710692" calcext:value-type="float">
            <text:p>63.9265309710692</text:p>
          </table:table-cell>
          <table:table-cell office:value-type="float" office:value="1234.4703845306" calcext:value-type="float">
            <text:p>1234.4703845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22" calcext:value-type="float">
            <text:p>239.22</text:p>
          </table:table-cell>
          <table:table-cell office:value-type="float" office:value="63.9" calcext:value-type="float">
            <text:p>63.9</text:p>
          </table:table-cell>
          <table:table-cell office:value-type="float" office:value="66.8987692307692" calcext:value-type="float">
            <text:p>66.898769230769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3.984874520323" calcext:value-type="float">
            <text:p>63.984874520323</text:p>
          </table:table-cell>
          <table:table-cell office:value-type="float" office:value="1259.35246496275" calcext:value-type="float">
            <text:p>1259.35246496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38" calcext:value-type="float">
            <text:p>239.38</text:p>
          </table:table-cell>
          <table:table-cell office:value-type="float" office:value="63.9" calcext:value-type="float">
            <text:p>63.9</text:p>
          </table:table-cell>
          <table:table-cell office:value-type="float" office:value="67.0434871794872" calcext:value-type="float">
            <text:p>67.043487179487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0126017637701" calcext:value-type="float">
            <text:p>64.0126017637701</text:p>
          </table:table-cell>
          <table:table-cell office:value-type="float" office:value="1283.27891979304" calcext:value-type="float">
            <text:p>1283.27891979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55" calcext:value-type="float">
            <text:p>239.55</text:p>
          </table:table-cell>
          <table:table-cell office:value-type="float" office:value="64" calcext:value-type="float">
            <text:p>64</text:p>
          </table:table-cell>
          <table:table-cell office:value-type="float" office:value="67.1882051282051" calcext:value-type="float">
            <text:p>67.188205128205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0525962431705" calcext:value-type="float">
            <text:p>64.0525962431705</text:p>
          </table:table-cell>
          <table:table-cell office:value-type="float" office:value="1306.47622906814" calcext:value-type="float">
            <text:p>1306.47622906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72" calcext:value-type="float">
            <text:p>239.72</text:p>
          </table:table-cell>
          <table:table-cell office:value-type="float" office:value="64" calcext:value-type="float">
            <text:p>64</text:p>
          </table:table-cell>
          <table:table-cell office:value-type="float" office:value="67.3337948717949" calcext:value-type="float">
            <text:p>67.333794871794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1061365858762" calcext:value-type="float">
            <text:p>64.1061365858762</text:p>
          </table:table-cell>
          <table:table-cell office:value-type="float" office:value="1328.58325985785" calcext:value-type="float">
            <text:p>1328.58325985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9.88" calcext:value-type="float">
            <text:p>239.88</text:p>
          </table:table-cell>
          <table:table-cell office:value-type="float" office:value="64" calcext:value-type="float">
            <text:p>64</text:p>
          </table:table-cell>
          <table:table-cell office:value-type="float" office:value="67.4793846153846" calcext:value-type="float">
            <text:p>67.479384615384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1253655615914" calcext:value-type="float">
            <text:p>64.1253655615914</text:p>
          </table:table-cell>
          <table:table-cell office:value-type="float" office:value="1347.59910966" calcext:value-type="float">
            <text:p>1347.59910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05" calcext:value-type="float">
            <text:p>240.05</text:p>
          </table:table-cell>
          <table:table-cell office:value-type="float" office:value="64" calcext:value-type="float">
            <text:p>64</text:p>
          </table:table-cell>
          <table:table-cell office:value-type="float" office:value="67.6241025641026" calcext:value-type="float">
            <text:p>67.6241025641026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1618056188108" calcext:value-type="float">
            <text:p>64.1618056188108</text:p>
          </table:table-cell>
          <table:table-cell office:value-type="float" office:value="1368.63487295352" calcext:value-type="float">
            <text:p>1368.634872953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22" calcext:value-type="float">
            <text:p>240.22</text:p>
          </table:table-cell>
          <table:table-cell office:value-type="float" office:value="64.1" calcext:value-type="float">
            <text:p>64.1</text:p>
          </table:table-cell>
          <table:table-cell office:value-type="float" office:value="67.7705641025641" calcext:value-type="float">
            <text:p>67.770564102564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1974201982522" calcext:value-type="float">
            <text:p>64.1974201982522</text:p>
          </table:table-cell>
          <table:table-cell office:value-type="float" office:value="1388.27099849303" calcext:value-type="float">
            <text:p>1388.270998493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38" calcext:value-type="float">
            <text:p>240.38</text:p>
          </table:table-cell>
          <table:table-cell office:value-type="float" office:value="64.1" calcext:value-type="float">
            <text:p>64.1</text:p>
          </table:table-cell>
          <table:table-cell office:value-type="float" office:value="67.915282051282" calcext:value-type="float">
            <text:p>67.91528205128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2301881348044" calcext:value-type="float">
            <text:p>64.2301881348044</text:p>
          </table:table-cell>
          <table:table-cell office:value-type="float" office:value="1407.57224428432" calcext:value-type="float">
            <text:p>1407.57224428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55" calcext:value-type="float">
            <text:p>240.55</text:p>
          </table:table-cell>
          <table:table-cell office:value-type="float" office:value="64.1" calcext:value-type="float">
            <text:p>64.1</text:p>
          </table:table-cell>
          <table:table-cell office:value-type="float" office:value="68.0608717948718" calcext:value-type="float">
            <text:p>68.0608717948718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2420289715992" calcext:value-type="float">
            <text:p>64.2420289715992</text:p>
          </table:table-cell>
          <table:table-cell office:value-type="float" office:value="1423.82008774086" calcext:value-type="float">
            <text:p>1423.82008774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72" calcext:value-type="float">
            <text:p>240.72</text:p>
          </table:table-cell>
          <table:table-cell office:value-type="float" office:value="64.2" calcext:value-type="float">
            <text:p>64.2</text:p>
          </table:table-cell>
          <table:table-cell office:value-type="float" office:value="68.2064615384615" calcext:value-type="float">
            <text:p>68.2064615384615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3018565918828" calcext:value-type="float">
            <text:p>64.3018565918828</text:p>
          </table:table-cell>
          <table:table-cell office:value-type="float" office:value="1441.55756326145" calcext:value-type="float">
            <text:p>1441.55756326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0.88" calcext:value-type="float">
            <text:p>240.88</text:p>
          </table:table-cell>
          <table:table-cell office:value-type="float" office:value="64.3" calcext:value-type="float">
            <text:p>64.3</text:p>
          </table:table-cell>
          <table:table-cell office:value-type="float" office:value="68.3520512820513" calcext:value-type="float">
            <text:p>68.3520512820513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3467511360781" calcext:value-type="float">
            <text:p>64.3467511360781</text:p>
          </table:table-cell>
          <table:table-cell office:value-type="float" office:value="1458.43976439351" calcext:value-type="float">
            <text:p>1458.43976439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05" calcext:value-type="float">
            <text:p>241.05</text:p>
          </table:table-cell>
          <table:table-cell office:value-type="float" office:value="64.4" calcext:value-type="float">
            <text:p>64.4</text:p>
          </table:table-cell>
          <table:table-cell office:value-type="float" office:value="68.4967692307692" calcext:value-type="float">
            <text:p>68.4967692307692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4190293124485" calcext:value-type="float">
            <text:p>64.4190293124485</text:p>
          </table:table-cell>
          <table:table-cell office:value-type="float" office:value="1474.71440278067" calcext:value-type="float">
            <text:p>1474.714402780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22" calcext:value-type="float">
            <text:p>241.22</text:p>
          </table:table-cell>
          <table:table-cell office:value-type="float" office:value="64.4" calcext:value-type="float">
            <text:p>64.4</text:p>
          </table:table-cell>
          <table:table-cell office:value-type="float" office:value="68.642358974359" calcext:value-type="float">
            <text:p>68.64235897435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4855175707202" calcext:value-type="float">
            <text:p>64.4855175707202</text:p>
          </table:table-cell>
          <table:table-cell office:value-type="float" office:value="1490.25102128836" calcext:value-type="float">
            <text:p>1490.25102128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38" calcext:value-type="float">
            <text:p>241.38</text:p>
          </table:table-cell>
          <table:table-cell office:value-type="float" office:value="64.5" calcext:value-type="float">
            <text:p>64.5</text:p>
          </table:table-cell>
          <table:table-cell office:value-type="float" office:value="68.7870769230769" calcext:value-type="float">
            <text:p>68.787076923076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5786026151292" calcext:value-type="float">
            <text:p>64.5786026151292</text:p>
          </table:table-cell>
          <table:table-cell office:value-type="float" office:value="1505.76094981671" calcext:value-type="float">
            <text:p>1505.760949816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55" calcext:value-type="float">
            <text:p>241.55</text:p>
          </table:table-cell>
          <table:table-cell office:value-type="float" office:value="64.6" calcext:value-type="float">
            <text:p>64.6</text:p>
          </table:table-cell>
          <table:table-cell office:value-type="float" office:value="68.9326666666667" calcext:value-type="float">
            <text:p>68.9326666666667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6343838869933" calcext:value-type="float">
            <text:p>64.6343838869933</text:p>
          </table:table-cell>
          <table:table-cell office:value-type="float" office:value="1520.06818053176" calcext:value-type="float">
            <text:p>1520.06818053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72" calcext:value-type="float">
            <text:p>241.72</text:p>
          </table:table-cell>
          <table:table-cell office:value-type="float" office:value="64.7" calcext:value-type="float">
            <text:p>64.7</text:p>
          </table:table-cell>
          <table:table-cell office:value-type="float" office:value="69.0782564102564" calcext:value-type="float">
            <text:p>69.0782564102564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7445088572241" calcext:value-type="float">
            <text:p>64.7445088572241</text:p>
          </table:table-cell>
          <table:table-cell office:value-type="float" office:value="1533.07139582792" calcext:value-type="float">
            <text:p>1533.07139582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1.88" calcext:value-type="float">
            <text:p>241.88</text:p>
          </table:table-cell>
          <table:table-cell office:value-type="float" office:value="64.7" calcext:value-type="float">
            <text:p>64.7</text:p>
          </table:table-cell>
          <table:table-cell office:value-type="float" office:value="69.2229743589744" calcext:value-type="float">
            <text:p>69.2229743589744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8268205896704" calcext:value-type="float">
            <text:p>64.8268205896704</text:p>
          </table:table-cell>
          <table:table-cell office:value-type="float" office:value="1546.93236559221" calcext:value-type="float">
            <text:p>1546.93236559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05" calcext:value-type="float">
            <text:p>242.05</text:p>
          </table:table-cell>
          <table:table-cell office:value-type="float" office:value="64.8" calcext:value-type="float">
            <text:p>64.8</text:p>
          </table:table-cell>
          <table:table-cell office:value-type="float" office:value="69.3685641025641" calcext:value-type="float">
            <text:p>69.3685641025641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4.9032670630296" calcext:value-type="float">
            <text:p>64.9032670630296</text:p>
          </table:table-cell>
          <table:table-cell office:value-type="float" office:value="1560.00313468723" calcext:value-type="float">
            <text:p>1560.00313468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22" calcext:value-type="float">
            <text:p>242.22</text:p>
          </table:table-cell>
          <table:table-cell office:value-type="float" office:value="64.9" calcext:value-type="float">
            <text:p>64.9</text:p>
          </table:table-cell>
          <table:table-cell office:value-type="float" office:value="69.5141538461539" calcext:value-type="float">
            <text:p>69.5141538461539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5.0105909866339" calcext:value-type="float">
            <text:p>65.0105909866339</text:p>
          </table:table-cell>
          <table:table-cell office:value-type="float" office:value="1572.71978548958" calcext:value-type="float">
            <text:p>1572.71978548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38" calcext:value-type="float">
            <text:p>242.38</text:p>
          </table:table-cell>
          <table:table-cell office:value-type="float" office:value="65" calcext:value-type="float">
            <text:p>65</text:p>
          </table:table-cell>
          <table:table-cell office:value-type="float" office:value="69.6588717948718" calcext:value-type="float">
            <text:p>69.6588717948718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office:value-type="float" office:value="300" calcext:value-type="float">
            <text:p>300</text:p>
          </table:table-cell>
          <table:table-cell office:value-type="float" office:value="65.091470478526" calcext:value-type="float">
            <text:p>65.091470478526</text:p>
          </table:table-cell>
          <table:table-cell office:value-type="float" office:value="1595.9270688619" calcext:value-type="float">
            <text:p>1595.92706886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55" calcext:value-type="float">
            <text:p>242.55</text:p>
          </table:table-cell>
          <table:table-cell office:value-type="float" office:value="65.1" calcext:value-type="float">
            <text:p>65.1</text:p>
          </table:table-cell>
          <table:table-cell office:value-type="float" office:value="69.8053333333333" calcext:value-type="float">
            <text:p>69.8053333333333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5.1825985716448" calcext:value-type="float">
            <text:p>65.1825985716448</text:p>
          </table:table-cell>
          <table:table-cell office:value-type="float" office:value="1630.38936540575" calcext:value-type="float">
            <text:p>1630.38936540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72" calcext:value-type="float">
            <text:p>242.72</text:p>
          </table:table-cell>
          <table:table-cell office:value-type="float" office:value="65.3" calcext:value-type="float">
            <text:p>65.3</text:p>
          </table:table-cell>
          <table:table-cell office:value-type="float" office:value="69.9491794871795" calcext:value-type="float">
            <text:p>69.9491794871795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5.3017779042155" calcext:value-type="float">
            <text:p>65.3017779042155</text:p>
          </table:table-cell>
          <table:table-cell office:value-type="float" office:value="1664.27033098872" calcext:value-type="float">
            <text:p>1664.270330988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2.88" calcext:value-type="float">
            <text:p>242.88</text:p>
          </table:table-cell>
          <table:table-cell office:value-type="float" office:value="65.6" calcext:value-type="float">
            <text:p>65.6</text:p>
          </table:table-cell>
          <table:table-cell office:value-type="float" office:value="70.0947692307692" calcext:value-type="float">
            <text:p>70.094769230769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5.5163085698874" calcext:value-type="float">
            <text:p>65.5163085698874</text:p>
          </table:table-cell>
          <table:table-cell office:value-type="float" office:value="1697.69394703013" calcext:value-type="float">
            <text:p>1697.69394703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05" calcext:value-type="float">
            <text:p>243.05</text:p>
          </table:table-cell>
          <table:table-cell office:value-type="float" office:value="65.9" calcext:value-type="float">
            <text:p>65.9</text:p>
          </table:table-cell>
          <table:table-cell office:value-type="float" office:value="70.240358974359" calcext:value-type="float">
            <text:p>70.24035897435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5.788744354669" calcext:value-type="float">
            <text:p>65.788744354669</text:p>
          </table:table-cell>
          <table:table-cell office:value-type="float" office:value="1729.74837428952" calcext:value-type="float">
            <text:p>1729.748374289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22" calcext:value-type="float">
            <text:p>243.22</text:p>
          </table:table-cell>
          <table:table-cell office:value-type="float" office:value="66.3" calcext:value-type="float">
            <text:p>66.3</text:p>
          </table:table-cell>
          <table:table-cell office:value-type="float" office:value="70.3850769230769" calcext:value-type="float">
            <text:p>70.385076923076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6.1181775220628" calcext:value-type="float">
            <text:p>66.1181775220628</text:p>
          </table:table-cell>
          <table:table-cell office:value-type="float" office:value="1761.36928159505" calcext:value-type="float">
            <text:p>1761.369281595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38" calcext:value-type="float">
            <text:p>243.38</text:p>
          </table:table-cell>
          <table:table-cell office:value-type="float" office:value="66.6" calcext:value-type="float">
            <text:p>66.6</text:p>
          </table:table-cell>
          <table:table-cell office:value-type="float" office:value="70.5306666666667" calcext:value-type="float">
            <text:p>70.5306666666667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6.4904991121622" calcext:value-type="float">
            <text:p>66.4904991121622</text:p>
          </table:table-cell>
          <table:table-cell office:value-type="float" office:value="1791.31089570264" calcext:value-type="float">
            <text:p>1791.31089570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55" calcext:value-type="float">
            <text:p>243.55</text:p>
          </table:table-cell>
          <table:table-cell office:value-type="float" office:value="67" calcext:value-type="float">
            <text:p>67</text:p>
          </table:table-cell>
          <table:table-cell office:value-type="float" office:value="70.6762564102564" calcext:value-type="float">
            <text:p>70.676256410256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6.8421232262823" calcext:value-type="float">
            <text:p>66.8421232262823</text:p>
          </table:table-cell>
          <table:table-cell office:value-type="float" office:value="1817.49143030795" calcext:value-type="float">
            <text:p>1817.491430307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72" calcext:value-type="float">
            <text:p>243.72</text:p>
          </table:table-cell>
          <table:table-cell office:value-type="float" office:value="67.4" calcext:value-type="float">
            <text:p>67.4</text:p>
          </table:table-cell>
          <table:table-cell office:value-type="float" office:value="70.8218461538462" calcext:value-type="float">
            <text:p>70.821846153846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7.2222227666902" calcext:value-type="float">
            <text:p>67.2222227666902</text:p>
          </table:table-cell>
          <table:table-cell office:value-type="float" office:value="1845.48673542388" calcext:value-type="float">
            <text:p>1845.486735423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3.88" calcext:value-type="float">
            <text:p>243.88</text:p>
          </table:table-cell>
          <table:table-cell office:value-type="float" office:value="67.7" calcext:value-type="float">
            <text:p>67.7</text:p>
          </table:table-cell>
          <table:table-cell office:value-type="float" office:value="70.9674358974359" calcext:value-type="float">
            <text:p>70.9674358974359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7.6040405271391" calcext:value-type="float">
            <text:p>67.6040405271391</text:p>
          </table:table-cell>
          <table:table-cell office:value-type="float" office:value="1872.27417016836" calcext:value-type="float">
            <text:p>1872.27417016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05" calcext:value-type="float">
            <text:p>244.05</text:p>
          </table:table-cell>
          <table:table-cell office:value-type="float" office:value="68.1" calcext:value-type="float">
            <text:p>68.1</text:p>
          </table:table-cell>
          <table:table-cell office:value-type="float" office:value="71.1130256410256" calcext:value-type="float">
            <text:p>71.113025641025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7.9817142489701" calcext:value-type="float">
            <text:p>67.9817142489701</text:p>
          </table:table-cell>
          <table:table-cell office:value-type="float" office:value="1898.30227509696" calcext:value-type="float">
            <text:p>1898.302275096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22" calcext:value-type="float">
            <text:p>244.22</text:p>
          </table:table-cell>
          <table:table-cell office:value-type="float" office:value="68.5" calcext:value-type="float">
            <text:p>68.5</text:p>
          </table:table-cell>
          <table:table-cell office:value-type="float" office:value="71.2577435897436" calcext:value-type="float">
            <text:p>71.257743589743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8.3398081741187" calcext:value-type="float">
            <text:p>68.3398081741187</text:p>
          </table:table-cell>
          <table:table-cell office:value-type="float" office:value="1923.36401085656" calcext:value-type="float">
            <text:p>1923.36401085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38" calcext:value-type="float">
            <text:p>244.38</text:p>
          </table:table-cell>
          <table:table-cell office:value-type="float" office:value="68.8" calcext:value-type="float">
            <text:p>68.8</text:p>
          </table:table-cell>
          <table:table-cell office:value-type="float" office:value="71.4024615384615" calcext:value-type="float">
            <text:p>71.4024615384615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68.6629197873317" calcext:value-type="float">
            <text:p>68.6629197873317</text:p>
          </table:table-cell>
          <table:table-cell office:value-type="float" office:value="1944.97413406949" calcext:value-type="float">
            <text:p>1944.974134069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55" calcext:value-type="float">
            <text:p>244.55</text:p>
          </table:table-cell>
          <table:table-cell office:value-type="float" office:value="69.2" calcext:value-type="float">
            <text:p>69.2</text:p>
          </table:table-cell>
          <table:table-cell office:value-type="float" office:value="71.5489230769231" calcext:value-type="float">
            <text:p>71.5489230769231</text:p>
          </table:table-cell>
          <table:table-cell office:value-type="float" office:value="1966" calcext:value-type="float">
            <text:p>1966</text:p>
          </table:table-cell>
          <table:table-cell office:value-type="float" office:value="45.5999999999996" calcext:value-type="float">
            <text:p>45.5999999999996</text:p>
          </table:table-cell>
          <table:table-cell office:value-type="float" office:value="1936.4" calcext:value-type="float">
            <text:p>1936.4</text:p>
          </table:table-cell>
          <table:table-cell office:value-type="float" office:value="69.0251949524227" calcext:value-type="float">
            <text:p>69.0251949524227</text:p>
          </table:table-cell>
          <table:table-cell office:value-type="float" office:value="1967.56498134915" calcext:value-type="float">
            <text:p>1967.564981349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72" calcext:value-type="float">
            <text:p>244.72</text:p>
          </table:table-cell>
          <table:table-cell office:value-type="float" office:value="69.5" calcext:value-type="float">
            <text:p>69.5</text:p>
          </table:table-cell>
          <table:table-cell office:value-type="float" office:value="71.693641025641" calcext:value-type="float">
            <text:p>71.693641025641</text:p>
          </table:table-cell>
          <table:table-cell office:value-type="float" office:value="1935" calcext:value-type="float">
            <text:p>1935</text:p>
          </table:table-cell>
          <table:table-cell office:value-type="float" office:value="45.5999999999996" calcext:value-type="float">
            <text:p>45.5999999999996</text:p>
          </table:table-cell>
          <table:table-cell office:value-type="float" office:value="1936.4" calcext:value-type="float">
            <text:p>1936.4</text:p>
          </table:table-cell>
          <table:table-cell office:value-type="float" office:value="69.383210173542" calcext:value-type="float">
            <text:p>69.383210173542</text:p>
          </table:table-cell>
          <table:table-cell office:value-type="float" office:value="1988.29328648266" calcext:value-type="float">
            <text:p>1988.293286482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4.88" calcext:value-type="float">
            <text:p>244.88</text:p>
          </table:table-cell>
          <table:table-cell office:value-type="float" office:value="69.9" calcext:value-type="float">
            <text:p>69.9</text:p>
          </table:table-cell>
          <table:table-cell office:value-type="float" office:value="71.838358974359" calcext:value-type="float">
            <text:p>71.838358974359</text:p>
          </table:table-cell>
          <table:table-cell office:value-type="float" office:value="1811" calcext:value-type="float">
            <text:p>1811</text:p>
          </table:table-cell>
          <table:table-cell office:value-type="float" office:value="244.400000000003" calcext:value-type="float">
            <text:p>244.400000000003</text:p>
          </table:table-cell>
          <table:table-cell office:value-type="float" office:value="1673.6" calcext:value-type="float">
            <text:p>1673.6</text:p>
          </table:table-cell>
          <table:table-cell office:value-type="float" office:value="69.7328093430054" calcext:value-type="float">
            <text:p>69.7328093430054</text:p>
          </table:table-cell>
          <table:table-cell office:value-type="float" office:value="2006.18826050633" calcext:value-type="float">
            <text:p>2006.18826050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05" calcext:value-type="float">
            <text:p>245.05</text:p>
          </table:table-cell>
          <table:table-cell office:value-type="float" office:value="70.1" calcext:value-type="float">
            <text:p>70.1</text:p>
          </table:table-cell>
          <table:table-cell office:value-type="float" office:value="71.9839487179487" calcext:value-type="float">
            <text:p>71.9839487179487</text:p>
          </table:table-cell>
          <table:table-cell office:value-type="float" office:value="1375" calcext:value-type="float">
            <text:p>1375</text:p>
          </table:table-cell>
          <table:table-cell office:value-type="float" office:value="244.400000000003" calcext:value-type="float">
            <text:p>244.400000000003</text:p>
          </table:table-cell>
          <table:table-cell office:value-type="float" office:value="1673.6" calcext:value-type="float">
            <text:p>1673.6</text:p>
          </table:table-cell>
          <table:table-cell office:value-type="float" office:value="70.0525764709631" calcext:value-type="float">
            <text:p>70.0525764709631</text:p>
          </table:table-cell>
          <table:table-cell office:value-type="float" office:value="2008.13769803499" calcext:value-type="float">
            <text:p>2008.13769803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22" calcext:value-type="float">
            <text:p>245.22</text:p>
          </table:table-cell>
          <table:table-cell office:value-type="float" office:value="70.4" calcext:value-type="float">
            <text:p>70.4</text:p>
          </table:table-cell>
          <table:table-cell office:value-type="float" office:value="72.1304102564103" calcext:value-type="float">
            <text:p>72.1304102564103</text:p>
          </table:table-cell>
          <table:table-cell office:value-type="float" office:value="995" calcext:value-type="float">
            <text:p>995</text:p>
          </table:table-cell>
          <table:table-cell office:value-type="float" office:value="968" calcext:value-type="float">
            <text:p>968</text:p>
          </table:table-cell>
          <table:table-cell office:value-type="float" office:value="242" calcext:value-type="float">
            <text:p>242</text:p>
          </table:table-cell>
          <table:table-cell office:value-type="float" office:value="70.3659195366056" calcext:value-type="float">
            <text:p>70.3659195366056</text:p>
          </table:table-cell>
          <table:table-cell office:value-type="float" office:value="1991.42588234119" calcext:value-type="float">
            <text:p>1991.42588234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38" calcext:value-type="float">
            <text:p>245.38</text:p>
          </table:table-cell>
          <table:table-cell office:value-type="float" office:value="70.6" calcext:value-type="float">
            <text:p>70.6</text:p>
          </table:table-cell>
          <table:table-cell office:value-type="float" office:value="72.2751282051282" calcext:value-type="float">
            <text:p>72.2751282051282</text:p>
          </table:table-cell>
          <table:table-cell office:value-type="float" office:value="735" calcext:value-type="float">
            <text:p>735</text:p>
          </table:table-cell>
          <table:table-cell office:value-type="float" office:value="968" calcext:value-type="float">
            <text:p>968</text:p>
          </table:table-cell>
          <table:table-cell office:value-type="float" office:value="242" calcext:value-type="float">
            <text:p>242</text:p>
          </table:table-cell>
          <table:table-cell office:value-type="float" office:value="70.6353249357241" calcext:value-type="float">
            <text:p>70.6353249357241</text:p>
          </table:table-cell>
          <table:table-cell office:value-type="float" office:value="1958.5607261968" calcext:value-type="float">
            <text:p>1958.5607261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55" calcext:value-type="float">
            <text:p>245.55</text:p>
          </table:table-cell>
          <table:table-cell office:value-type="float" office:value="70.8" calcext:value-type="float">
            <text:p>70.8</text:p>
          </table:table-cell>
          <table:table-cell office:value-type="float" office:value="72.4198461538462" calcext:value-type="float">
            <text:p>72.4198461538462</text:p>
          </table:table-cell>
          <table:table-cell office:value-type="float" office:value="723" calcext:value-type="float">
            <text:p>723</text:p>
          </table:table-cell>
          <table:table-cell office:value-type="float" office:value="568" calcext:value-type="float">
            <text:p>568</text:p>
          </table:table-cell>
          <table:table-cell office:value-type="float" office:value="142" calcext:value-type="float">
            <text:p>142</text:p>
          </table:table-cell>
          <table:table-cell office:value-type="float" office:value="70.8528215609684" calcext:value-type="float">
            <text:p>70.8528215609684</text:p>
          </table:table-cell>
          <table:table-cell office:value-type="float" office:value="1919.43263605165" calcext:value-type="float">
            <text:p>1919.43263605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72" calcext:value-type="float">
            <text:p>245.72</text:p>
          </table:table-cell>
          <table:table-cell office:value-type="float" office:value="70.9" calcext:value-type="float">
            <text:p>70.9</text:p>
          </table:table-cell>
          <table:table-cell office:value-type="float" office:value="72.5654358974359" calcext:value-type="float">
            <text:p>72.5654358974359</text:p>
          </table:table-cell>
          <table:table-cell office:value-type="float" office:value="874" calcext:value-type="float">
            <text:p>874</text:p>
          </table:table-cell>
          <table:table-cell office:value-type="float" office:value="568" calcext:value-type="float">
            <text:p>568</text:p>
          </table:table-cell>
          <table:table-cell office:value-type="float" office:value="142" calcext:value-type="float">
            <text:p>142</text:p>
          </table:table-cell>
          <table:table-cell office:value-type="float" office:value="70.9992368275462" calcext:value-type="float">
            <text:p>70.9992368275462</text:p>
          </table:table-cell>
          <table:table-cell office:value-type="float" office:value="1884.18232966187" calcext:value-type="float">
            <text:p>1884.18232966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5.88" calcext:value-type="float">
            <text:p>245.88</text:p>
          </table:table-cell>
          <table:table-cell office:value-type="float" office:value="71" calcext:value-type="float">
            <text:p>71</text:p>
          </table:table-cell>
          <table:table-cell office:value-type="float" office:value="72.7110256410256" calcext:value-type="float">
            <text:p>72.7110256410256</text:p>
          </table:table-cell>
          <table:table-cell office:value-type="float" office:value="1114" calcext:value-type="float">
            <text:p>1114</text:p>
          </table:table-cell>
          <table:table-cell office:value-type="float" office:value="791.2" calcext:value-type="float">
            <text:p>791.2</text:p>
          </table:table-cell>
          <table:table-cell office:value-type="float" office:value="197.8" calcext:value-type="float">
            <text:p>197.8</text:p>
          </table:table-cell>
          <table:table-cell office:value-type="float" office:value="71.1126615107006" calcext:value-type="float">
            <text:p>71.1126615107006</text:p>
          </table:table-cell>
          <table:table-cell office:value-type="float" office:value="1859.72385818473" calcext:value-type="float">
            <text:p>1859.72385818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05" calcext:value-type="float">
            <text:p>246.05</text:p>
          </table:table-cell>
          <table:table-cell office:value-type="float" office:value="71" calcext:value-type="float">
            <text:p>71</text:p>
          </table:table-cell>
          <table:table-cell office:value-type="float" office:value="72.8566153846154" calcext:value-type="float">
            <text:p>72.8566153846154</text:p>
          </table:table-cell>
          <table:table-cell office:value-type="float" office:value="1406" calcext:value-type="float">
            <text:p>1406</text:p>
          </table:table-cell>
          <table:table-cell office:value-type="float" office:value="791.2" calcext:value-type="float">
            <text:p>791.2</text:p>
          </table:table-cell>
          <table:table-cell office:value-type="float" office:value="197.8" calcext:value-type="float">
            <text:p>197.8</text:p>
          </table:table-cell>
          <table:table-cell office:value-type="float" office:value="71.164002421496" calcext:value-type="float">
            <text:p>71.164002421496</text:p>
          </table:table-cell>
          <table:table-cell office:value-type="float" office:value="1848.22227610822" calcext:value-type="float">
            <text:p>1848.22227610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22" calcext:value-type="float">
            <text:p>246.22</text:p>
          </table:table-cell>
          <table:table-cell office:value-type="float" office:value="71" calcext:value-type="float">
            <text:p>71</text:p>
          </table:table-cell>
          <table:table-cell office:value-type="float" office:value="73.0013333333333" calcext:value-type="float">
            <text:p>73.0013333333333</text:p>
          </table:table-cell>
          <table:table-cell office:value-type="float" office:value="1727" calcext:value-type="float">
            <text:p>1727</text:p>
          </table:table-cell>
          <table:table-cell office:value-type="float" office:value="1254.4" calcext:value-type="float">
            <text:p>1254.4</text:p>
          </table:table-cell>
          <table:table-cell office:value-type="float" office:value="313.6" calcext:value-type="float">
            <text:p>313.6</text:p>
          </table:table-cell>
          <table:table-cell office:value-type="float" office:value="71.1911756807716" calcext:value-type="float">
            <text:p>71.1911756807716</text:p>
          </table:table-cell>
          <table:table-cell office:value-type="float" office:value="1850.52523791215" calcext:value-type="float">
            <text:p>1850.525237912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38" calcext:value-type="float">
            <text:p>246.38</text:p>
          </table:table-cell>
          <table:table-cell office:value-type="float" office:value="71" calcext:value-type="float">
            <text:p>71</text:p>
          </table:table-cell>
          <table:table-cell office:value-type="float" office:value="73.1460512820513" calcext:value-type="float">
            <text:p>73.1460512820513</text:p>
          </table:table-cell>
          <table:table-cell office:value-type="float" office:value="1915" calcext:value-type="float">
            <text:p>1915</text:p>
          </table:table-cell>
          <table:table-cell office:value-type="float" office:value="1254.4" calcext:value-type="float">
            <text:p>1254.4</text:p>
          </table:table-cell>
          <table:table-cell office:value-type="float" office:value="313.6" calcext:value-type="float">
            <text:p>313.6</text:p>
          </table:table-cell>
          <table:table-cell office:value-type="float" office:value="71.2016373166578" calcext:value-type="float">
            <text:p>71.2016373166578</text:p>
          </table:table-cell>
          <table:table-cell office:value-type="float" office:value="1866.45810978533" calcext:value-type="float">
            <text:p>1866.45810978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55" calcext:value-type="float">
            <text:p>246.55</text:p>
          </table:table-cell>
          <table:table-cell office:value-type="float" office:value="71" calcext:value-type="float">
            <text:p>71</text:p>
          </table:table-cell>
          <table:table-cell office:value-type="float" office:value="73.291641025641" calcext:value-type="float">
            <text:p>73.291641025641</text:p>
          </table:table-cell>
          <table:table-cell office:value-type="float" office:value="1951" calcext:value-type="float">
            <text:p>1951</text:p>
          </table:table-cell>
          <table:table-cell office:value-type="float" office:value="164.400000000002" calcext:value-type="float">
            <text:p>164.400000000002</text:p>
          </table:table-cell>
          <table:table-cell office:value-type="float" office:value="1778.6" calcext:value-type="float">
            <text:p>1778.6</text:p>
          </table:table-cell>
          <table:table-cell office:value-type="float" office:value="71.2072995744626" calcext:value-type="float">
            <text:p>71.2072995744626</text:p>
          </table:table-cell>
          <table:table-cell office:value-type="float" office:value="1887.84510789683" calcext:value-type="float">
            <text:p>1887.84510789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72" calcext:value-type="float">
            <text:p>246.72</text:p>
          </table:table-cell>
          <table:table-cell office:value-type="float" office:value="71.1" calcext:value-type="float">
            <text:p>71.1</text:p>
          </table:table-cell>
          <table:table-cell office:value-type="float" office:value="73.4372307692308" calcext:value-type="float">
            <text:p>73.4372307692308</text:p>
          </table:table-cell>
          <table:table-cell office:value-type="float" office:value="1959" calcext:value-type="float">
            <text:p>1959</text:p>
          </table:table-cell>
          <table:table-cell office:value-type="float" office:value="164.400000000002" calcext:value-type="float">
            <text:p>164.400000000002</text:p>
          </table:table-cell>
          <table:table-cell office:value-type="float" office:value="1778.6" calcext:value-type="float">
            <text:p>1778.6</text:p>
          </table:table-cell>
          <table:table-cell office:value-type="float" office:value="71.2585959357073" calcext:value-type="float">
            <text:p>71.2585959357073</text:p>
          </table:table-cell>
          <table:table-cell office:value-type="float" office:value="1909.21891635161" calcext:value-type="float">
            <text:p>1909.218916351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6.88" calcext:value-type="float">
            <text:p>246.88</text:p>
          </table:table-cell>
          <table:table-cell office:value-type="float" office:value="71.3" calcext:value-type="float">
            <text:p>71.3</text:p>
          </table:table-cell>
          <table:table-cell office:value-type="float" office:value="73.5828205128205" calcext:value-type="float">
            <text:p>73.5828205128205</text:p>
          </table:table-cell>
          <table:table-cell office:value-type="float" office:value="1958" calcext:value-type="float">
            <text:p>1958</text:p>
          </table:table-cell>
          <table:table-cell office:value-type="float" office:value="117.200000000001" calcext:value-type="float">
            <text:p>117.200000000001</text:p>
          </table:table-cell>
          <table:table-cell office:value-type="float" office:value="1841.8" calcext:value-type="float">
            <text:p>1841.8</text:p>
          </table:table-cell>
          <table:table-cell office:value-type="float" office:value="71.388932951981" calcext:value-type="float">
            <text:p>71.388932951981</text:p>
          </table:table-cell>
          <table:table-cell office:value-type="float" office:value="1930.64204943028" calcext:value-type="float">
            <text:p>1930.64204943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05" calcext:value-type="float">
            <text:p>247.05</text:p>
          </table:table-cell>
          <table:table-cell office:value-type="float" office:value="71.6" calcext:value-type="float">
            <text:p>71.6</text:p>
          </table:table-cell>
          <table:table-cell office:value-type="float" office:value="73.7275384615385" calcext:value-type="float">
            <text:p>73.7275384615385</text:p>
          </table:table-cell>
          <table:table-cell office:value-type="float" office:value="1949" calcext:value-type="float">
            <text:p>1949</text:p>
          </table:table-cell>
          <table:table-cell office:value-type="float" office:value="117.200000000001" calcext:value-type="float">
            <text:p>117.200000000001</text:p>
          </table:table-cell>
          <table:table-cell office:value-type="float" office:value="1841.8" calcext:value-type="float">
            <text:p>1841.8</text:p>
          </table:table-cell>
          <table:table-cell office:value-type="float" office:value="71.5893439157744" calcext:value-type="float">
            <text:p>71.5893439157744</text:p>
          </table:table-cell>
          <table:table-cell office:value-type="float" office:value="1951.39952674976" calcext:value-type="float">
            <text:p>1951.39952674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22" calcext:value-type="float">
            <text:p>247.22</text:p>
          </table:table-cell>
          <table:table-cell office:value-type="float" office:value="72" calcext:value-type="float">
            <text:p>72</text:p>
          </table:table-cell>
          <table:table-cell office:value-type="float" office:value="73.8731282051282" calcext:value-type="float">
            <text:p>73.8731282051282</text:p>
          </table:table-cell>
          <table:table-cell office:value-type="float" office:value="1920" calcext:value-type="float">
            <text:p>1920</text:p>
          </table:table-cell>
          <table:table-cell office:value-type="float" office:value="101.2" calcext:value-type="float">
            <text:p>101.2</text:p>
          </table:table-cell>
          <table:table-cell office:value-type="float" office:value="1862.8" calcext:value-type="float">
            <text:p>1862.8</text:p>
          </table:table-cell>
          <table:table-cell office:value-type="float" office:value="71.8472147240566" calcext:value-type="float">
            <text:p>71.8472147240566</text:p>
          </table:table-cell>
          <table:table-cell office:value-type="float" office:value="1970.74758296189" calcext:value-type="float">
            <text:p>1970.74758296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38" calcext:value-type="float">
            <text:p>247.38</text:p>
          </table:table-cell>
          <table:table-cell office:value-type="float" office:value="72.2" calcext:value-type="float">
            <text:p>72.2</text:p>
          </table:table-cell>
          <table:table-cell office:value-type="float" office:value="74.018717948718" calcext:value-type="float">
            <text:p>74.018717948718</text:p>
          </table:table-cell>
          <table:table-cell office:value-type="float" office:value="1454" calcext:value-type="float">
            <text:p>1454</text:p>
          </table:table-cell>
          <table:table-cell office:value-type="float" office:value="101.2" calcext:value-type="float">
            <text:p>101.2</text:p>
          </table:table-cell>
          <table:table-cell office:value-type="float" office:value="1862.8" calcext:value-type="float">
            <text:p>1862.8</text:p>
          </table:table-cell>
          <table:table-cell office:value-type="float" office:value="72.1371094300094" calcext:value-type="float">
            <text:p>72.1371094300094</text:p>
          </table:table-cell>
          <table:table-cell office:value-type="float" office:value="1980.12781187734" calcext:value-type="float">
            <text:p>1980.127811877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55" calcext:value-type="float">
            <text:p>247.55</text:p>
          </table:table-cell>
          <table:table-cell office:value-type="float" office:value="72.5" calcext:value-type="float">
            <text:p>72.5</text:p>
          </table:table-cell>
          <table:table-cell office:value-type="float" office:value="74.1643076923077" calcext:value-type="float">
            <text:p>74.1643076923077</text:p>
          </table:table-cell>
          <table:table-cell office:value-type="float" office:value="1074" calcext:value-type="float">
            <text:p>1074</text:p>
          </table:table-cell>
          <table:table-cell office:value-type="float" office:value="993.6" calcext:value-type="float">
            <text:p>993.6</text:p>
          </table:table-cell>
          <table:table-cell office:value-type="float" office:value="248.4" calcext:value-type="float">
            <text:p>248.4</text:p>
          </table:table-cell>
          <table:table-cell office:value-type="float" office:value="72.4400545579436" calcext:value-type="float">
            <text:p>72.4400545579436</text:p>
          </table:table-cell>
          <table:table-cell office:value-type="float" office:value="1969.26871375581" calcext:value-type="float">
            <text:p>1969.268713755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72" calcext:value-type="float">
            <text:p>247.72</text:p>
          </table:table-cell>
          <table:table-cell office:value-type="float" office:value="72.8" calcext:value-type="float">
            <text:p>72.8</text:p>
          </table:table-cell>
          <table:table-cell office:value-type="float" office:value="74.3090256410256" calcext:value-type="float">
            <text:p>74.3090256410256</text:p>
          </table:table-cell>
          <table:table-cell office:value-type="float" office:value="763" calcext:value-type="float">
            <text:p>763</text:p>
          </table:table-cell>
          <table:table-cell office:value-type="float" office:value="993.6" calcext:value-type="float">
            <text:p>993.6</text:p>
          </table:table-cell>
          <table:table-cell office:value-type="float" office:value="248.4" calcext:value-type="float">
            <text:p>248.4</text:p>
          </table:table-cell>
          <table:table-cell office:value-type="float" office:value="72.7395239070838" calcext:value-type="float">
            <text:p>72.7395239070838</text:p>
          </table:table-cell>
          <table:table-cell office:value-type="float" office:value="1943.19331954969" calcext:value-type="float">
            <text:p>1943.19331954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7.88" calcext:value-type="float">
            <text:p>247.88</text:p>
          </table:table-cell>
          <table:table-cell office:value-type="float" office:value="73" calcext:value-type="float">
            <text:p>73</text:p>
          </table:table-cell>
          <table:table-cell office:value-type="float" office:value="74.4546153846154" calcext:value-type="float">
            <text:p>74.4546153846154</text:p>
          </table:table-cell>
          <table:table-cell office:value-type="float" office:value="695" calcext:value-type="float">
            <text:p>695</text:p>
          </table:table-cell>
          <table:table-cell office:value-type="float" office:value="563.2" calcext:value-type="float">
            <text:p>563.2</text:p>
          </table:table-cell>
          <table:table-cell office:value-type="float" office:value="140.8" calcext:value-type="float">
            <text:p>140.8</text:p>
          </table:table-cell>
          <table:table-cell office:value-type="float" office:value="72.9774948811022" calcext:value-type="float">
            <text:p>72.9774948811022</text:p>
          </table:table-cell>
          <table:table-cell office:value-type="float" office:value="1905.13955970668" calcext:value-type="float">
            <text:p>1905.13955970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05" calcext:value-type="float">
            <text:p>248.05</text:p>
          </table:table-cell>
          <table:table-cell office:value-type="float" office:value="73" calcext:value-type="float">
            <text:p>73</text:p>
          </table:table-cell>
          <table:table-cell office:value-type="float" office:value="74.6002051282051" calcext:value-type="float">
            <text:p>74.6002051282051</text:p>
          </table:table-cell>
          <table:table-cell office:value-type="float" office:value="852" calcext:value-type="float">
            <text:p>852</text:p>
          </table:table-cell>
          <table:table-cell office:value-type="float" office:value="563.2" calcext:value-type="float">
            <text:p>563.2</text:p>
          </table:table-cell>
          <table:table-cell office:value-type="float" office:value="140.8" calcext:value-type="float">
            <text:p>140.8</text:p>
          </table:table-cell>
          <table:table-cell office:value-type="float" office:value="73.1288210137151" calcext:value-type="float">
            <text:p>73.1288210137151</text:p>
          </table:table-cell>
          <table:table-cell office:value-type="float" office:value="1866.93306379584" calcext:value-type="float">
            <text:p>1866.93306379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22" calcext:value-type="float">
            <text:p>248.22</text:p>
          </table:table-cell>
          <table:table-cell office:value-type="float" office:value="73.1" calcext:value-type="float">
            <text:p>73.1</text:p>
          </table:table-cell>
          <table:table-cell office:value-type="float" office:value="74.7457948717949" calcext:value-type="float">
            <text:p>74.7457948717949</text:p>
          </table:table-cell>
          <table:table-cell office:value-type="float" office:value="1195" calcext:value-type="float">
            <text:p>1195</text:p>
          </table:table-cell>
          <table:table-cell office:value-type="float" office:value="852.8" calcext:value-type="float">
            <text:p>852.8</text:p>
          </table:table-cell>
          <table:table-cell office:value-type="float" office:value="213.2" calcext:value-type="float">
            <text:p>213.2</text:p>
          </table:table-cell>
          <table:table-cell office:value-type="float" office:value="73.2111083111876" calcext:value-type="float">
            <text:p>73.2111083111876</text:p>
          </table:table-cell>
          <table:table-cell office:value-type="float" office:value="1843.37688929857" calcext:value-type="float">
            <text:p>1843.376889298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38" calcext:value-type="float">
            <text:p>248.38</text:p>
          </table:table-cell>
          <table:table-cell office:value-type="float" office:value="73.1" calcext:value-type="float">
            <text:p>73.1</text:p>
          </table:table-cell>
          <table:table-cell office:value-type="float" office:value="74.8913846153846" calcext:value-type="float">
            <text:p>74.8913846153846</text:p>
          </table:table-cell>
          <table:table-cell office:value-type="float" office:value="1453" calcext:value-type="float">
            <text:p>1453</text:p>
          </table:table-cell>
          <table:table-cell office:value-type="float" office:value="852.8" calcext:value-type="float">
            <text:p>852.8</text:p>
          </table:table-cell>
          <table:table-cell office:value-type="float" office:value="213.2" calcext:value-type="float">
            <text:p>213.2</text:p>
          </table:table-cell>
          <table:table-cell office:value-type="float" office:value="73.2963485873562" calcext:value-type="float">
            <text:p>73.2963485873562</text:p>
          </table:table-cell>
          <table:table-cell office:value-type="float" office:value="1832.35362168624" calcext:value-type="float">
            <text:p>1832.353621686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55" calcext:value-type="float">
            <text:p>248.55</text:p>
          </table:table-cell>
          <table:table-cell office:value-type="float" office:value="73.2" calcext:value-type="float">
            <text:p>73.2</text:p>
          </table:table-cell>
          <table:table-cell office:value-type="float" office:value="75.0361025641026" calcext:value-type="float">
            <text:p>75.0361025641026</text:p>
          </table:table-cell>
          <table:table-cell office:value-type="float" office:value="1769" calcext:value-type="float">
            <text:p>1769</text:p>
          </table:table-cell>
          <table:table-cell office:value-type="float" office:value="993.600000000001" calcext:value-type="float">
            <text:p>993.600000000001</text:p>
          </table:table-cell>
          <table:table-cell office:value-type="float" office:value="673.399999999999" calcext:value-type="float">
            <text:p>673.399999999999</text:p>
          </table:table-cell>
          <table:table-cell office:value-type="float" office:value="73.336676236737" calcext:value-type="float">
            <text:p>73.336676236737</text:p>
          </table:table-cell>
          <table:table-cell office:value-type="float" office:value="1834.18861063139" calcext:value-type="float">
            <text:p>1834.188610631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72" calcext:value-type="float">
            <text:p>248.72</text:p>
          </table:table-cell>
          <table:table-cell office:value-type="float" office:value="73.2" calcext:value-type="float">
            <text:p>73.2</text:p>
          </table:table-cell>
          <table:table-cell office:value-type="float" office:value="75.1816923076923" calcext:value-type="float">
            <text:p>75.1816923076923</text:p>
          </table:table-cell>
          <table:table-cell office:value-type="float" office:value="1939" calcext:value-type="float">
            <text:p>1939</text:p>
          </table:table-cell>
          <table:table-cell office:value-type="float" office:value="993.600000000001" calcext:value-type="float">
            <text:p>993.600000000001</text:p>
          </table:table-cell>
          <table:table-cell office:value-type="float" office:value="673.399999999999" calcext:value-type="float">
            <text:p>673.399999999999</text:p>
          </table:table-cell>
          <table:table-cell office:value-type="float" office:value="73.3785945406607" calcext:value-type="float">
            <text:p>73.3785945406607</text:p>
          </table:table-cell>
          <table:table-cell office:value-type="float" office:value="1848.17109254525" calcext:value-type="float">
            <text:p>1848.171092545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8.88" calcext:value-type="float">
            <text:p>248.88</text:p>
          </table:table-cell>
          <table:table-cell office:value-type="float" office:value="73.2" calcext:value-type="float">
            <text:p>73.2</text:p>
          </table:table-cell>
          <table:table-cell office:value-type="float" office:value="75.3264102564103" calcext:value-type="float">
            <text:p>75.3264102564103</text:p>
          </table:table-cell>
          <table:table-cell office:value-type="float" office:value="1993" calcext:value-type="float">
            <text:p>1993</text:p>
          </table:table-cell>
          <table:table-cell office:value-type="float" office:value="53.1999999999996" calcext:value-type="float">
            <text:p>53.1999999999996</text:p>
          </table:table-cell>
          <table:table-cell office:value-type="float" office:value="1925.8" calcext:value-type="float">
            <text:p>1925.8</text:p>
          </table:table-cell>
          <table:table-cell office:value-type="float" office:value="73.3947426828801" calcext:value-type="float">
            <text:p>73.3947426828801</text:p>
          </table:table-cell>
          <table:table-cell office:value-type="float" office:value="1868.39113793852" calcext:value-type="float">
            <text:p>1868.39113793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05" calcext:value-type="float">
            <text:p>249.05</text:p>
          </table:table-cell>
          <table:table-cell office:value-type="float" office:value="73.4" calcext:value-type="float">
            <text:p>73.4</text:p>
          </table:table-cell>
          <table:table-cell office:value-type="float" office:value="75.4728717948718" calcext:value-type="float">
            <text:p>75.4728717948718</text:p>
          </table:table-cell>
          <table:table-cell office:value-type="float" office:value="1995" calcext:value-type="float">
            <text:p>1995</text:p>
          </table:table-cell>
          <table:table-cell office:value-type="float" office:value="53.1999999999996" calcext:value-type="float">
            <text:p>53.1999999999996</text:p>
          </table:table-cell>
          <table:table-cell office:value-type="float" office:value="1925.8" calcext:value-type="float">
            <text:p>1925.8</text:p>
          </table:table-cell>
          <table:table-cell office:value-type="float" office:value="73.4942004519297" calcext:value-type="float">
            <text:p>73.4942004519297</text:p>
          </table:table-cell>
          <table:table-cell office:value-type="float" office:value="1890.49478754407" calcext:value-type="float">
            <text:p>1890.49478754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22" calcext:value-type="float">
            <text:p>249.22</text:p>
          </table:table-cell>
          <table:table-cell office:value-type="float" office:value="73.7" calcext:value-type="float">
            <text:p>73.7</text:p>
          </table:table-cell>
          <table:table-cell office:value-type="float" office:value="75.6175897435898" calcext:value-type="float">
            <text:p>75.6175897435898</text:p>
          </table:table-cell>
          <table:table-cell office:value-type="float" office:value="1989" calcext:value-type="float">
            <text:p>1989</text:p>
          </table:table-cell>
          <table:table-cell office:value-type="float" office:value="15.1999999999989" calcext:value-type="float">
            <text:p>15.1999999999989</text:p>
          </table:table-cell>
          <table:table-cell office:value-type="float" office:value="1978.8" calcext:value-type="float">
            <text:p>1978.8</text:p>
          </table:table-cell>
          <table:table-cell office:value-type="float" office:value="73.6417907724043" calcext:value-type="float">
            <text:p>73.6417907724043</text:p>
          </table:table-cell>
          <table:table-cell office:value-type="float" office:value="1912.16841186457" calcext:value-type="float">
            <text:p>1912.16841186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38" calcext:value-type="float">
            <text:p>249.38</text:p>
          </table:table-cell>
          <table:table-cell office:value-type="float" office:value="73.9" calcext:value-type="float">
            <text:p>73.9</text:p>
          </table:table-cell>
          <table:table-cell office:value-type="float" office:value="75.7631794871795" calcext:value-type="float">
            <text:p>75.7631794871795</text:p>
          </table:table-cell>
          <table:table-cell office:value-type="float" office:value="1852" calcext:value-type="float">
            <text:p>1852</text:p>
          </table:table-cell>
          <table:table-cell office:value-type="float" office:value="15.1999999999989" calcext:value-type="float">
            <text:p>15.1999999999989</text:p>
          </table:table-cell>
          <table:table-cell office:value-type="float" office:value="1978.8" calcext:value-type="float">
            <text:p>1978.8</text:p>
          </table:table-cell>
          <table:table-cell office:value-type="float" office:value="73.854835097872" calcext:value-type="float">
            <text:p>73.854835097872</text:p>
          </table:table-cell>
          <table:table-cell office:value-type="float" office:value="1930.54970811558" calcext:value-type="float">
            <text:p>1930.549708115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55" calcext:value-type="float">
            <text:p>249.55</text:p>
          </table:table-cell>
          <table:table-cell office:value-type="float" office:value="74.2" calcext:value-type="float">
            <text:p>74.2</text:p>
          </table:table-cell>
          <table:table-cell office:value-type="float" office:value="75.9070256410256" calcext:value-type="float">
            <text:p>75.9070256410256</text:p>
          </table:table-cell>
          <table:table-cell office:value-type="float" office:value="1536" calcext:value-type="float">
            <text:p>1536</text:p>
          </table:table-cell>
          <table:table-cell office:value-type="float" office:value="1160.4" calcext:value-type="float">
            <text:p>1160.4</text:p>
          </table:table-cell>
          <table:table-cell office:value-type="float" office:value="452.6" calcext:value-type="float">
            <text:p>452.6</text:p>
          </table:table-cell>
          <table:table-cell office:value-type="float" office:value="74.1442635485033" calcext:value-type="float">
            <text:p>74.1442635485033</text:p>
          </table:table-cell>
          <table:table-cell office:value-type="float" office:value="1941.47102811584" calcext:value-type="float">
            <text:p>1941.471028115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72" calcext:value-type="float">
            <text:p>249.72</text:p>
          </table:table-cell>
          <table:table-cell office:value-type="float" office:value="74.6" calcext:value-type="float">
            <text:p>74.6</text:p>
          </table:table-cell>
          <table:table-cell office:value-type="float" office:value="76.0526153846154" calcext:value-type="float">
            <text:p>76.0526153846154</text:p>
          </table:table-cell>
          <table:table-cell office:value-type="float" office:value="1108" calcext:value-type="float">
            <text:p>1108</text:p>
          </table:table-cell>
          <table:table-cell office:value-type="float" office:value="1160.4" calcext:value-type="float">
            <text:p>1160.4</text:p>
          </table:table-cell>
          <table:table-cell office:value-type="float" office:value="452.6" calcext:value-type="float">
            <text:p>452.6</text:p>
          </table:table-cell>
          <table:table-cell office:value-type="float" office:value="74.4534224963523" calcext:value-type="float">
            <text:p>74.4534224963523</text:p>
          </table:table-cell>
          <table:table-cell office:value-type="float" office:value="1932.14070271735" calcext:value-type="float">
            <text:p>1932.14070271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.88" calcext:value-type="float">
            <text:p>249.88</text:p>
          </table:table-cell>
          <table:table-cell office:value-type="float" office:value="74.7" calcext:value-type="float">
            <text:p>74.7</text:p>
          </table:table-cell>
          <table:table-cell office:value-type="float" office:value="76.1982051282051" calcext:value-type="float">
            <text:p>76.1982051282051</text:p>
          </table:table-cell>
          <table:table-cell office:value-type="float" office:value="861" calcext:value-type="float">
            <text:p>861</text:p>
          </table:table-cell>
          <table:table-cell office:value-type="float" office:value="776" calcext:value-type="float">
            <text:p>776</text:p>
          </table:table-cell>
          <table:table-cell office:value-type="float" office:value="194" calcext:value-type="float">
            <text:p>194</text:p>
          </table:table-cell>
          <table:table-cell office:value-type="float" office:value="74.7092208322457" calcext:value-type="float">
            <text:p>74.7092208322457</text:p>
          </table:table-cell>
          <table:table-cell office:value-type="float" office:value="1904.80420133321" calcext:value-type="float">
            <text:p>1904.80420133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05" calcext:value-type="float">
            <text:p>250.05</text:p>
          </table:table-cell>
          <table:table-cell office:value-type="float" office:value="74.8" calcext:value-type="float">
            <text:p>74.8</text:p>
          </table:table-cell>
          <table:table-cell office:value-type="float" office:value="76.3437948717949" calcext:value-type="float">
            <text:p>76.3437948717949</text:p>
          </table:table-cell>
          <table:table-cell office:value-type="float" office:value="847" calcext:value-type="float">
            <text:p>847</text:p>
          </table:table-cell>
          <table:table-cell office:value-type="float" office:value="776" calcext:value-type="float">
            <text:p>776</text:p>
          </table:table-cell>
          <table:table-cell office:value-type="float" office:value="194" calcext:value-type="float">
            <text:p>194</text:p>
          </table:table-cell>
          <table:table-cell office:value-type="float" office:value="74.881912413761" calcext:value-type="float">
            <text:p>74.881912413761</text:p>
          </table:table-cell>
          <table:table-cell office:value-type="float" office:value="1877.32301593679" calcext:value-type="float">
            <text:p>1877.323015936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22" calcext:value-type="float">
            <text:p>250.22</text:p>
          </table:table-cell>
          <table:table-cell office:value-type="float" office:value="74.9" calcext:value-type="float">
            <text:p>74.9</text:p>
          </table:table-cell>
          <table:table-cell office:value-type="float" office:value="76.4893846153846" calcext:value-type="float">
            <text:p>76.4893846153846</text:p>
          </table:table-cell>
          <table:table-cell office:value-type="float" office:value="1119" calcext:value-type="float">
            <text:p>1119</text:p>
          </table:table-cell>
          <table:table-cell office:value-type="float" office:value="756.8" calcext:value-type="float">
            <text:p>756.8</text:p>
          </table:table-cell>
          <table:table-cell office:value-type="float" office:value="189.2" calcext:value-type="float">
            <text:p>189.2</text:p>
          </table:table-cell>
          <table:table-cell office:value-type="float" office:value="74.9882654563454" calcext:value-type="float">
            <text:p>74.9882654563454</text:p>
          </table:table-cell>
          <table:table-cell office:value-type="float" office:value="1851.45871539638" calcext:value-type="float">
            <text:p>1851.458715396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38" calcext:value-type="float">
            <text:p>250.38</text:p>
          </table:table-cell>
          <table:table-cell office:value-type="float" office:value="75" calcext:value-type="float">
            <text:p>75</text:p>
          </table:table-cell>
          <table:table-cell office:value-type="float" office:value="76.6349743589744" calcext:value-type="float">
            <text:p>76.6349743589744</text:p>
          </table:table-cell>
          <table:table-cell office:value-type="float" office:value="1267" calcext:value-type="float">
            <text:p>1267</text:p>
          </table:table-cell>
          <table:table-cell office:value-type="float" office:value="756.8" calcext:value-type="float">
            <text:p>756.8</text:p>
          </table:table-cell>
          <table:table-cell office:value-type="float" office:value="189.2" calcext:value-type="float">
            <text:p>189.2</text:p>
          </table:table-cell>
          <table:table-cell office:value-type="float" office:value="75.1092728532718" calcext:value-type="float">
            <text:p>75.1092728532718</text:p>
          </table:table-cell>
          <table:table-cell office:value-type="float" office:value="1838.39344799363" calcext:value-type="float">
            <text:p>1838.393447993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55" calcext:value-type="float">
            <text:p>250.55</text:p>
          </table:table-cell>
          <table:table-cell office:value-type="float" office:value="75" calcext:value-type="float">
            <text:p>75</text:p>
          </table:table-cell>
          <table:table-cell office:value-type="float" office:value="76.7796923076923" calcext:value-type="float">
            <text:p>76.7796923076923</text:p>
          </table:table-cell>
          <table:table-cell office:value-type="float" office:value="1506" calcext:value-type="float">
            <text:p>1506</text:p>
          </table:table-cell>
          <table:table-cell office:value-type="float" office:value="1090.4" calcext:value-type="float">
            <text:p>1090.4</text:p>
          </table:table-cell>
          <table:table-cell office:value-type="float" office:value="272.6" calcext:value-type="float">
            <text:p>272.6</text:p>
          </table:table-cell>
          <table:table-cell office:value-type="float" office:value="75.1670622081744" calcext:value-type="float">
            <text:p>75.1670622081744</text:p>
          </table:table-cell>
          <table:table-cell office:value-type="float" office:value="1834.29324346728" calcext:value-type="float">
            <text:p>1834.293243467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72" calcext:value-type="float">
            <text:p>250.72</text:p>
          </table:table-cell>
          <table:table-cell office:value-type="float" office:value="75" calcext:value-type="float">
            <text:p>75</text:p>
          </table:table-cell>
          <table:table-cell office:value-type="float" office:value="76.9252820512821" calcext:value-type="float">
            <text:p>76.9252820512821</text:p>
          </table:table-cell>
          <table:table-cell office:value-type="float" office:value="1827" calcext:value-type="float">
            <text:p>1827</text:p>
          </table:table-cell>
          <table:table-cell office:value-type="float" office:value="1090.4" calcext:value-type="float">
            <text:p>1090.4</text:p>
          </table:table-cell>
          <table:table-cell office:value-type="float" office:value="272.6" calcext:value-type="float">
            <text:p>272.6</text:p>
          </table:table-cell>
          <table:table-cell office:value-type="float" office:value="75.1855033014549" calcext:value-type="float">
            <text:p>75.1855033014549</text:p>
          </table:table-cell>
          <table:table-cell office:value-type="float" office:value="1842.31053621329" calcext:value-type="float">
            <text:p>1842.31053621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75.1" calcext:value-type="float">
            <text:p>75.1</text:p>
          </table:table-cell>
          <table:table-cell office:value-type="float" office:value="77.07" calcext:value-type="float">
            <text:p>77.07</text:p>
          </table:table-cell>
          <table:table-cell office:value-type="float" office:value="1942" calcext:value-type="float">
            <text:p>1942</text:p>
          </table:table-cell>
          <table:table-cell office:value-type="float" office:value="338.800000000004" calcext:value-type="float">
            <text:p>338.800000000004</text:p>
          </table:table-cell>
          <table:table-cell office:value-type="float" office:value="1547.2" calcext:value-type="float">
            <text:p>1547.2</text:p>
          </table:table-cell>
          <table:table-cell office:value-type="float" office:value="75.19431167366" calcext:value-type="float">
            <text:p>75.19431167366</text:p>
          </table:table-cell>
          <table:table-cell office:value-type="float" office:value="1861.61934401197" calcext:value-type="float">
            <text:p>1861.619344011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05" calcext:value-type="float">
            <text:p>251.05</text:p>
          </table:table-cell>
          <table:table-cell office:value-type="float" office:value="75.1" calcext:value-type="float">
            <text:p>75.1</text:p>
          </table:table-cell>
          <table:table-cell office:value-type="float" office:value="77.2155897435898" calcext:value-type="float">
            <text:p>77.2155897435898</text:p>
          </table:table-cell>
          <table:table-cell office:value-type="float" office:value="1952" calcext:value-type="float">
            <text:p>1952</text:p>
          </table:table-cell>
          <table:table-cell office:value-type="float" office:value="338.800000000004" calcext:value-type="float">
            <text:p>338.800000000004</text:p>
          </table:table-cell>
          <table:table-cell office:value-type="float" office:value="1547.2" calcext:value-type="float">
            <text:p>1547.2</text:p>
          </table:table-cell>
          <table:table-cell office:value-type="float" office:value="75.2655039066433" calcext:value-type="float">
            <text:p>75.2655039066433</text:p>
          </table:table-cell>
          <table:table-cell office:value-type="float" office:value="1884.00028325606" calcext:value-type="float">
            <text:p>1884.00028325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22" calcext:value-type="float">
            <text:p>251.22</text:p>
          </table:table-cell>
          <table:table-cell office:value-type="float" office:value="75.3" calcext:value-type="float">
            <text:p>75.3</text:p>
          </table:table-cell>
          <table:table-cell office:value-type="float" office:value="77.3620512820513" calcext:value-type="float">
            <text:p>77.3620512820513</text:p>
          </table:table-cell>
          <table:table-cell office:value-type="float" office:value="1955" calcext:value-type="float">
            <text:p>1955</text:p>
          </table:table-cell>
          <table:table-cell office:value-type="float" office:value="188.800000000002" calcext:value-type="float">
            <text:p>188.800000000002</text:p>
          </table:table-cell>
          <table:table-cell office:value-type="float" office:value="1747.2" calcext:value-type="float">
            <text:p>1747.2</text:p>
          </table:table-cell>
          <table:table-cell office:value-type="float" office:value="75.3648395547503" calcext:value-type="float">
            <text:p>75.3648395547503</text:p>
          </table:table-cell>
          <table:table-cell office:value-type="float" office:value="1906.05703841565" calcext:value-type="float">
            <text:p>1906.05703841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38" calcext:value-type="float">
            <text:p>251.38</text:p>
          </table:table-cell>
          <table:table-cell office:value-type="float" office:value="75.5" calcext:value-type="float">
            <text:p>75.5</text:p>
          </table:table-cell>
          <table:table-cell office:value-type="float" office:value="77.5058974358974" calcext:value-type="float">
            <text:p>77.5058974358974</text:p>
          </table:table-cell>
          <table:table-cell office:value-type="float" office:value="1954" calcext:value-type="float">
            <text:p>1954</text:p>
          </table:table-cell>
          <table:table-cell office:value-type="float" office:value="188.800000000002" calcext:value-type="float">
            <text:p>188.800000000002</text:p>
          </table:table-cell>
          <table:table-cell office:value-type="float" office:value="1747.2" calcext:value-type="float">
            <text:p>1747.2</text:p>
          </table:table-cell>
          <table:table-cell office:value-type="float" office:value="75.5056080138803" calcext:value-type="float">
            <text:p>75.5056080138803</text:p>
          </table:table-cell>
          <table:table-cell office:value-type="float" office:value="1927.27129600319" calcext:value-type="float">
            <text:p>1927.27129600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55" calcext:value-type="float">
            <text:p>251.55</text:p>
          </table:table-cell>
          <table:table-cell office:value-type="float" office:value="75.7" calcext:value-type="float">
            <text:p>75.7</text:p>
          </table:table-cell>
          <table:table-cell office:value-type="float" office:value="77.6506153846154" calcext:value-type="float">
            <text:p>77.6506153846154</text:p>
          </table:table-cell>
          <table:table-cell office:value-type="float" office:value="1897" calcext:value-type="float">
            <text:p>1897</text:p>
          </table:table-cell>
          <table:table-cell office:value-type="float" office:value="235.200000000003" calcext:value-type="float">
            <text:p>235.200000000003</text:p>
          </table:table-cell>
          <table:table-cell office:value-type="float" office:value="1683.8" calcext:value-type="float">
            <text:p>1683.8</text:p>
          </table:table-cell>
          <table:table-cell office:value-type="float" office:value="75.7381095430858" calcext:value-type="float">
            <text:p>75.7381095430858</text:p>
          </table:table-cell>
          <table:table-cell office:value-type="float" office:value="1947.51722523753" calcext:value-type="float">
            <text:p>1947.51722523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72" calcext:value-type="float">
            <text:p>251.72</text:p>
          </table:table-cell>
          <table:table-cell office:value-type="float" office:value="76.1" calcext:value-type="float">
            <text:p>76.1</text:p>
          </table:table-cell>
          <table:table-cell office:value-type="float" office:value="77.7970769230769" calcext:value-type="float">
            <text:p>77.7970769230769</text:p>
          </table:table-cell>
          <table:table-cell office:value-type="float" office:value="1609" calcext:value-type="float">
            <text:p>1609</text:p>
          </table:table-cell>
          <table:table-cell office:value-type="float" office:value="235.200000000003" calcext:value-type="float">
            <text:p>235.200000000003</text:p>
          </table:table-cell>
          <table:table-cell office:value-type="float" office:value="1683.8" calcext:value-type="float">
            <text:p>1683.8</text:p>
          </table:table-cell>
          <table:table-cell office:value-type="float" office:value="75.9984253886763" calcext:value-type="float">
            <text:p>75.9984253886763</text:p>
          </table:table-cell>
          <table:table-cell office:value-type="float" office:value="1961.51323674961" calcext:value-type="float">
            <text:p>1961.513236749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.88" calcext:value-type="float">
            <text:p>251.88</text:p>
          </table:table-cell>
          <table:table-cell office:value-type="float" office:value="76.4" calcext:value-type="float">
            <text:p>76.4</text:p>
          </table:table-cell>
          <table:table-cell office:value-type="float" office:value="77.9417948717949" calcext:value-type="float">
            <text:p>77.9417948717949</text:p>
          </table:table-cell>
          <table:table-cell office:value-type="float" office:value="1202" calcext:value-type="float">
            <text:p>1202</text:p>
          </table:table-cell>
          <table:table-cell office:value-type="float" office:value="1124.8" calcext:value-type="float">
            <text:p>1124.8</text:p>
          </table:table-cell>
          <table:table-cell office:value-type="float" office:value="281.2" calcext:value-type="float">
            <text:p>281.2</text:p>
          </table:table-cell>
          <table:table-cell office:value-type="float" office:value="76.3118572335952" calcext:value-type="float">
            <text:p>76.3118572335952</text:p>
          </table:table-cell>
          <table:table-cell office:value-type="float" office:value="1958.43887369364" calcext:value-type="float">
            <text:p>1958.438873693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05" calcext:value-type="float">
            <text:p>252.05</text:p>
          </table:table-cell>
          <table:table-cell office:value-type="float" office:value="76.6" calcext:value-type="float">
            <text:p>76.6</text:p>
          </table:table-cell>
          <table:table-cell office:value-type="float" office:value="78.0873846153846" calcext:value-type="float">
            <text:p>78.0873846153846</text:p>
          </table:table-cell>
          <table:table-cell office:value-type="float" office:value="830" calcext:value-type="float">
            <text:p>830</text:p>
          </table:table-cell>
          <table:table-cell office:value-type="float" office:value="1124.8" calcext:value-type="float">
            <text:p>1124.8</text:p>
          </table:table-cell>
          <table:table-cell office:value-type="float" office:value="281.2" calcext:value-type="float">
            <text:p>281.2</text:p>
          </table:table-cell>
          <table:table-cell office:value-type="float" office:value="76.6016742970466" calcext:value-type="float">
            <text:p>76.6016742970466</text:p>
          </table:table-cell>
          <table:table-cell office:value-type="float" office:value="1936.14293703206" calcext:value-type="float">
            <text:p>1936.142937032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22" calcext:value-type="float">
            <text:p>252.22</text:p>
          </table:table-cell>
          <table:table-cell office:value-type="float" office:value="76.8" calcext:value-type="float">
            <text:p>76.8</text:p>
          </table:table-cell>
          <table:table-cell office:value-type="float" office:value="78.2329743589744" calcext:value-type="float">
            <text:p>78.2329743589744</text:p>
          </table:table-cell>
          <table:table-cell office:value-type="float" office:value="790" calcext:value-type="float">
            <text:p>790</text:p>
          </table:table-cell>
          <table:table-cell office:value-type="float" office:value="639.2" calcext:value-type="float">
            <text:p>639.2</text:p>
          </table:table-cell>
          <table:table-cell office:value-type="float" office:value="159.8" calcext:value-type="float">
            <text:p>159.8</text:p>
          </table:table-cell>
          <table:table-cell office:value-type="float" office:value="76.8014115887618" calcext:value-type="float">
            <text:p>76.8014115887618</text:p>
          </table:table-cell>
          <table:table-cell office:value-type="float" office:value="1905.60984656727" calcext:value-type="float">
            <text:p>1905.60984656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38" calcext:value-type="float">
            <text:p>252.38</text:p>
          </table:table-cell>
          <table:table-cell office:value-type="float" office:value="76.9" calcext:value-type="float">
            <text:p>76.9</text:p>
          </table:table-cell>
          <table:table-cell office:value-type="float" office:value="78.3785641025641" calcext:value-type="float">
            <text:p>78.3785641025641</text:p>
          </table:table-cell>
          <table:table-cell office:value-type="float" office:value="924" calcext:value-type="float">
            <text:p>924</text:p>
          </table:table-cell>
          <table:table-cell office:value-type="float" office:value="639.2" calcext:value-type="float">
            <text:p>639.2</text:p>
          </table:table-cell>
          <table:table-cell office:value-type="float" office:value="159.8" calcext:value-type="float">
            <text:p>159.8</text:p>
          </table:table-cell>
          <table:table-cell office:value-type="float" office:value="76.9595294176014" calcext:value-type="float">
            <text:p>76.9595294176014</text:p>
          </table:table-cell>
          <table:table-cell office:value-type="float" office:value="1872.74678595434" calcext:value-type="float">
            <text:p>1872.74678595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55" calcext:value-type="float">
            <text:p>252.55</text:p>
          </table:table-cell>
          <table:table-cell office:value-type="float" office:value="77" calcext:value-type="float">
            <text:p>77</text:p>
          </table:table-cell>
          <table:table-cell office:value-type="float" office:value="78.5232820512821" calcext:value-type="float">
            <text:p>78.5232820512821</text:p>
          </table:table-cell>
          <table:table-cell office:value-type="float" office:value="1132" calcext:value-type="float">
            <text:p>1132</text:p>
          </table:table-cell>
          <table:table-cell office:value-type="float" office:value="825.6" calcext:value-type="float">
            <text:p>825.6</text:p>
          </table:table-cell>
          <table:table-cell office:value-type="float" office:value="206.4" calcext:value-type="float">
            <text:p>206.4</text:p>
          </table:table-cell>
          <table:table-cell office:value-type="float" office:value="77.0864484014569" calcext:value-type="float">
            <text:p>77.0864484014569</text:p>
          </table:table-cell>
          <table:table-cell office:value-type="float" office:value="1848.33078993761" calcext:value-type="float">
            <text:p>1848.33078993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72" calcext:value-type="float">
            <text:p>252.72</text:p>
          </table:table-cell>
          <table:table-cell office:value-type="float" office:value="77" calcext:value-type="float">
            <text:p>77</text:p>
          </table:table-cell>
          <table:table-cell office:value-type="float" office:value="78.668" calcext:value-type="float">
            <text:p>78.668</text:p>
          </table:table-cell>
          <table:table-cell office:value-type="float" office:value="1433" calcext:value-type="float">
            <text:p>1433</text:p>
          </table:table-cell>
          <table:table-cell office:value-type="float" office:value="825.6" calcext:value-type="float">
            <text:p>825.6</text:p>
          </table:table-cell>
          <table:table-cell office:value-type="float" office:value="206.4" calcext:value-type="float">
            <text:p>206.4</text:p>
          </table:table-cell>
          <table:table-cell office:value-type="float" office:value="77.1575944866089" calcext:value-type="float">
            <text:p>77.1575944866089</text:p>
          </table:table-cell>
          <table:table-cell office:value-type="float" office:value="1834.81881897835" calcext:value-type="float">
            <text:p>1834.818818978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.88" calcext:value-type="float">
            <text:p>252.88</text:p>
          </table:table-cell>
          <table:table-cell office:value-type="float" office:value="77.1" calcext:value-type="float">
            <text:p>77.1</text:p>
          </table:table-cell>
          <table:table-cell office:value-type="float" office:value="78.8144615384615" calcext:value-type="float">
            <text:p>78.8144615384615</text:p>
          </table:table-cell>
          <table:table-cell office:value-type="float" office:value="1809" calcext:value-type="float">
            <text:p>1809</text:p>
          </table:table-cell>
          <table:table-cell office:value-type="float" office:value="1207.6" calcext:value-type="float">
            <text:p>1207.6</text:p>
          </table:table-cell>
          <table:table-cell office:value-type="float" office:value="389.4" calcext:value-type="float">
            <text:p>389.4</text:p>
          </table:table-cell>
          <table:table-cell office:value-type="float" office:value="77.1795653567547" calcext:value-type="float">
            <text:p>77.1795653567547</text:p>
          </table:table-cell>
          <table:table-cell office:value-type="float" office:value="1836.67697869195" calcext:value-type="float">
            <text:p>1836.67697869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05" calcext:value-type="float">
            <text:p>253.05</text:p>
          </table:table-cell>
          <table:table-cell office:value-type="float" office:value="77.1" calcext:value-type="float">
            <text:p>77.1</text:p>
          </table:table-cell>
          <table:table-cell office:value-type="float" office:value="78.9583076923077" calcext:value-type="float">
            <text:p>78.9583076923077</text:p>
          </table:table-cell>
          <table:table-cell office:value-type="float" office:value="1914" calcext:value-type="float">
            <text:p>1914</text:p>
          </table:table-cell>
          <table:table-cell office:value-type="float" office:value="1207.6" calcext:value-type="float">
            <text:p>1207.6</text:p>
          </table:table-cell>
          <table:table-cell office:value-type="float" office:value="389.4" calcext:value-type="float">
            <text:p>389.4</text:p>
          </table:table-cell>
          <table:table-cell office:value-type="float" office:value="77.2555878237668" calcext:value-type="float">
            <text:p>77.2555878237668</text:p>
          </table:table-cell>
          <table:table-cell office:value-type="float" office:value="1851.71859594202" calcext:value-type="float">
            <text:p>1851.71859594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22" calcext:value-type="float">
            <text:p>253.22</text:p>
          </table:table-cell>
          <table:table-cell office:value-type="float" office:value="77.1" calcext:value-type="float">
            <text:p>77.1</text:p>
          </table:table-cell>
          <table:table-cell office:value-type="float" office:value="79.1047692307692" calcext:value-type="float">
            <text:p>79.1047692307692</text:p>
          </table:table-cell>
          <table:table-cell office:value-type="float" office:value="1988" calcext:value-type="float">
            <text:p>1988</text:p>
          </table:table-cell>
          <table:table-cell office:value-type="float" office:value="172.000000000002" calcext:value-type="float">
            <text:p>172.000000000002</text:p>
          </table:table-cell>
          <table:table-cell office:value-type="float" office:value="1768" calcext:value-type="float">
            <text:p>1768</text:p>
          </table:table-cell>
          <table:table-cell office:value-type="float" office:value="77.283166863395" calcext:value-type="float">
            <text:p>77.283166863395</text:p>
          </table:table-cell>
          <table:table-cell office:value-type="float" office:value="1871.6448760423" calcext:value-type="float">
            <text:p>1871.64487604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38" calcext:value-type="float">
            <text:p>253.38</text:p>
          </table:table-cell>
          <table:table-cell office:value-type="float" office:value="77.2" calcext:value-type="float">
            <text:p>77.2</text:p>
          </table:table-cell>
          <table:table-cell office:value-type="float" office:value="79.250358974359" calcext:value-type="float">
            <text:p>79.250358974359</text:p>
          </table:table-cell>
          <table:table-cell office:value-type="float" office:value="1910" calcext:value-type="float">
            <text:p>1910</text:p>
          </table:table-cell>
          <table:table-cell office:value-type="float" office:value="172.000000000002" calcext:value-type="float">
            <text:p>172.000000000002</text:p>
          </table:table-cell>
          <table:table-cell office:value-type="float" office:value="1768" calcext:value-type="float">
            <text:p>1768</text:p>
          </table:table-cell>
          <table:table-cell office:value-type="float" office:value="77.2938860439114" calcext:value-type="float">
            <text:p>77.2938860439114</text:p>
          </table:table-cell>
          <table:table-cell office:value-type="float" office:value="1892.02284006187" calcext:value-type="float">
            <text:p>1892.022840061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55" calcext:value-type="float">
            <text:p>253.55</text:p>
          </table:table-cell>
          <table:table-cell office:value-type="float" office:value="77.3" calcext:value-type="float">
            <text:p>77.3</text:p>
          </table:table-cell>
          <table:table-cell office:value-type="float" office:value="79.3959487179487" calcext:value-type="float">
            <text:p>79.3959487179487</text:p>
          </table:table-cell>
          <table:table-cell office:value-type="float" office:value="1918" calcext:value-type="float">
            <text:p>1918</text:p>
          </table:table-cell>
          <table:table-cell office:value-type="float" office:value="6.79999999999855" calcext:value-type="float">
            <text:p>6.79999999999855</text:p>
          </table:table-cell>
          <table:table-cell office:value-type="float" office:value="1989.2" calcext:value-type="float">
            <text:p>1989.2</text:p>
          </table:table-cell>
          <table:table-cell office:value-type="float" office:value="77.4194345122026" calcext:value-type="float">
            <text:p>77.4194345122026</text:p>
          </table:table-cell>
          <table:table-cell office:value-type="float" office:value="1914.23398369059" calcext:value-type="float">
            <text:p>1914.233983690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72" calcext:value-type="float">
            <text:p>253.72</text:p>
          </table:table-cell>
          <table:table-cell office:value-type="float" office:value="77.6" calcext:value-type="float">
            <text:p>77.6</text:p>
          </table:table-cell>
          <table:table-cell office:value-type="float" office:value="79.5406666666667" calcext:value-type="float">
            <text:p>79.5406666666667</text:p>
          </table:table-cell>
          <table:table-cell office:value-type="float" office:value="1932" calcext:value-type="float">
            <text:p>1932</text:p>
          </table:table-cell>
          <table:table-cell office:value-type="float" office:value="6.79999999999855" calcext:value-type="float">
            <text:p>6.79999999999855</text:p>
          </table:table-cell>
          <table:table-cell office:value-type="float" office:value="1989.2" calcext:value-type="float">
            <text:p>1989.2</text:p>
          </table:table-cell>
          <table:table-cell office:value-type="float" office:value="77.5885658729351" calcext:value-type="float">
            <text:p>77.5885658729351</text:p>
          </table:table-cell>
          <table:table-cell office:value-type="float" office:value="1933.99268105465" calcext:value-type="float">
            <text:p>1933.992681054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3.88" calcext:value-type="float">
            <text:p>253.88</text:p>
          </table:table-cell>
          <table:table-cell office:value-type="float" office:value="78" calcext:value-type="float">
            <text:p>78</text:p>
          </table:table-cell>
          <table:table-cell office:value-type="float" office:value="79.6862564102564" calcext:value-type="float">
            <text:p>79.6862564102564</text:p>
          </table:table-cell>
          <table:table-cell office:value-type="float" office:value="1868" calcext:value-type="float">
            <text:p>1868</text:p>
          </table:table-cell>
          <table:table-cell office:value-type="float" office:value="172.800000000002" calcext:value-type="float">
            <text:p>172.800000000002</text:p>
          </table:table-cell>
          <table:table-cell office:value-type="float" office:value="1768.2" calcext:value-type="float">
            <text:p>1768.2</text:p>
          </table:table-cell>
          <table:table-cell office:value-type="float" office:value="77.8442630121543" calcext:value-type="float">
            <text:p>77.8442630121543</text:p>
          </table:table-cell>
          <table:table-cell office:value-type="float" office:value="1953.95422222821" calcext:value-type="float">
            <text:p>1953.954222228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05" calcext:value-type="float">
            <text:p>254.05</text:p>
          </table:table-cell>
          <table:table-cell office:value-type="float" office:value="78.2" calcext:value-type="float">
            <text:p>78.2</text:p>
          </table:table-cell>
          <table:table-cell office:value-type="float" office:value="79.8309743589744" calcext:value-type="float">
            <text:p>79.8309743589744</text:p>
          </table:table-cell>
          <table:table-cell office:value-type="float" office:value="1489" calcext:value-type="float">
            <text:p>1489</text:p>
          </table:table-cell>
          <table:table-cell office:value-type="float" office:value="172.800000000002" calcext:value-type="float">
            <text:p>172.800000000002</text:p>
          </table:table-cell>
          <table:table-cell office:value-type="float" office:value="1768.2" calcext:value-type="float">
            <text:p>1768.2</text:p>
          </table:table-cell>
          <table:table-cell office:value-type="float" office:value="78.1434475217814" calcext:value-type="float">
            <text:p>78.1434475217814</text:p>
          </table:table-cell>
          <table:table-cell office:value-type="float" office:value="1962.76250093992" calcext:value-type="float">
            <text:p>1962.76250093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22" calcext:value-type="float">
            <text:p>254.22</text:p>
          </table:table-cell>
          <table:table-cell office:value-type="float" office:value="78.5" calcext:value-type="float">
            <text:p>78.5</text:p>
          </table:table-cell>
          <table:table-cell office:value-type="float" office:value="79.9756923076923" calcext:value-type="float">
            <text:p>79.9756923076923</text:p>
          </table:table-cell>
          <table:table-cell office:value-type="float" office:value="1091" calcext:value-type="float">
            <text:p>1091</text:p>
          </table:table-cell>
          <table:table-cell office:value-type="float" office:value="884" calcext:value-type="float">
            <text:p>884</text:p>
          </table:table-cell>
          <table:table-cell office:value-type="float" office:value="221" calcext:value-type="float">
            <text:p>221</text:p>
          </table:table-cell>
          <table:table-cell office:value-type="float" office:value="78.4285907813664" calcext:value-type="float">
            <text:p>78.4285907813664</text:p>
          </table:table-cell>
          <table:table-cell office:value-type="float" office:value="1951.63948007356" calcext:value-type="float">
            <text:p>1951.639480073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38" calcext:value-type="float">
            <text:p>254.38</text:p>
          </table:table-cell>
          <table:table-cell office:value-type="float" office:value="78.8" calcext:value-type="float">
            <text:p>78.8</text:p>
          </table:table-cell>
          <table:table-cell office:value-type="float" office:value="80.1212820512821" calcext:value-type="float">
            <text:p>80.1212820512821</text:p>
          </table:table-cell>
          <table:table-cell office:value-type="float" office:value="802" calcext:value-type="float">
            <text:p>802</text:p>
          </table:table-cell>
          <table:table-cell office:value-type="float" office:value="884" calcext:value-type="float">
            <text:p>884</text:p>
          </table:table-cell>
          <table:table-cell office:value-type="float" office:value="221" calcext:value-type="float">
            <text:p>221</text:p>
          </table:table-cell>
          <table:table-cell office:value-type="float" office:value="78.7141646428165" calcext:value-type="float">
            <text:p>78.7141646428165</text:p>
          </table:table-cell>
          <table:table-cell office:value-type="float" office:value="1924.23150457044" calcext:value-type="float">
            <text:p>1924.231504570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55" calcext:value-type="float">
            <text:p>254.55</text:p>
          </table:table-cell>
          <table:table-cell office:value-type="float" office:value="78.9" calcext:value-type="float">
            <text:p>78.9</text:p>
          </table:table-cell>
          <table:table-cell office:value-type="float" office:value="80.2668717948718" calcext:value-type="float">
            <text:p>80.2668717948718</text:p>
          </table:table-cell>
          <table:table-cell office:value-type="float" office:value="724" calcext:value-type="float">
            <text:p>724</text:p>
          </table:table-cell>
          <table:table-cell office:value-type="float" office:value="599.2" calcext:value-type="float">
            <text:p>599.2</text:p>
          </table:table-cell>
          <table:table-cell office:value-type="float" office:value="149.8" calcext:value-type="float">
            <text:p>149.8</text:p>
          </table:table-cell>
          <table:table-cell office:value-type="float" office:value="78.9459952937142" calcext:value-type="float">
            <text:p>78.9459952937142</text:p>
          </table:table-cell>
          <table:table-cell office:value-type="float" office:value="1887.22101841865" calcext:value-type="float">
            <text:p>1887.221018418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72" calcext:value-type="float">
            <text:p>254.72</text:p>
          </table:table-cell>
          <table:table-cell office:value-type="float" office:value="79" calcext:value-type="float">
            <text:p>79</text:p>
          </table:table-cell>
          <table:table-cell office:value-type="float" office:value="80.4124615384615" calcext:value-type="float">
            <text:p>80.4124615384615</text:p>
          </table:table-cell>
          <table:table-cell office:value-type="float" office:value="904" calcext:value-type="float">
            <text:p>904</text:p>
          </table:table-cell>
          <table:table-cell office:value-type="float" office:value="599.2" calcext:value-type="float">
            <text:p>599.2</text:p>
          </table:table-cell>
          <table:table-cell office:value-type="float" office:value="149.8" calcext:value-type="float">
            <text:p>149.8</text:p>
          </table:table-cell>
          <table:table-cell office:value-type="float" office:value="79.0738322036747" calcext:value-type="float">
            <text:p>79.0738322036747</text:p>
          </table:table-cell>
          <table:table-cell office:value-type="float" office:value="1856.27255401859" calcext:value-type="float">
            <text:p>1856.272554018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.88" calcext:value-type="float">
            <text:p>254.88</text:p>
          </table:table-cell>
          <table:table-cell office:value-type="float" office:value="79.1" calcext:value-type="float">
            <text:p>79.1</text:p>
          </table:table-cell>
          <table:table-cell office:value-type="float" office:value="80.5580512820513" calcext:value-type="float">
            <text:p>80.5580512820513</text:p>
          </table:table-cell>
          <table:table-cell office:value-type="float" office:value="1142" calcext:value-type="float">
            <text:p>1142</text:p>
          </table:table-cell>
          <table:table-cell office:value-type="float" office:value="817.6" calcext:value-type="float">
            <text:p>817.6</text:p>
          </table:table-cell>
          <table:table-cell office:value-type="float" office:value="204.4" calcext:value-type="float">
            <text:p>204.4</text:p>
          </table:table-cell>
          <table:table-cell office:value-type="float" office:value="79.1868065991887" calcext:value-type="float">
            <text:p>79.1868065991887</text:p>
          </table:table-cell>
          <table:table-cell office:value-type="float" office:value="1833.0351055771" calcext:value-type="float">
            <text:p>1833.03510557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05" calcext:value-type="float">
            <text:p>255.05</text:p>
          </table:table-cell>
          <table:table-cell office:value-type="float" office:value="79.1" calcext:value-type="float">
            <text:p>79.1</text:p>
          </table:table-cell>
          <table:table-cell office:value-type="float" office:value="80.703641025641" calcext:value-type="float">
            <text:p>80.703641025641</text:p>
          </table:table-cell>
          <table:table-cell office:value-type="float" office:value="1409" calcext:value-type="float">
            <text:p>1409</text:p>
          </table:table-cell>
          <table:table-cell office:value-type="float" office:value="817.6" calcext:value-type="float">
            <text:p>817.6</text:p>
          </table:table-cell>
          <table:table-cell office:value-type="float" office:value="204.4" calcext:value-type="float">
            <text:p>204.4</text:p>
          </table:table-cell>
          <table:table-cell office:value-type="float" office:value="79.2525815085374" calcext:value-type="float">
            <text:p>79.2525815085374</text:p>
          </table:table-cell>
          <table:table-cell office:value-type="float" office:value="1822.11071891137" calcext:value-type="float">
            <text:p>1822.11071891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22" calcext:value-type="float">
            <text:p>255.22</text:p>
          </table:table-cell>
          <table:table-cell office:value-type="float" office:value="79.1" calcext:value-type="float">
            <text:p>79.1</text:p>
          </table:table-cell>
          <table:table-cell office:value-type="float" office:value="80.8474871794872" calcext:value-type="float">
            <text:p>80.8474871794872</text:p>
          </table:table-cell>
          <table:table-cell office:value-type="float" office:value="1744" calcext:value-type="float">
            <text:p>1744</text:p>
          </table:table-cell>
          <table:table-cell office:value-type="float" office:value="1244.8" calcext:value-type="float">
            <text:p>1244.8</text:p>
          </table:table-cell>
          <table:table-cell office:value-type="float" office:value="311.2" calcext:value-type="float">
            <text:p>311.2</text:p>
          </table:table-cell>
          <table:table-cell office:value-type="float" office:value="79.2751416678027" calcext:value-type="float">
            <text:p>79.2751416678027</text:p>
          </table:table-cell>
          <table:table-cell office:value-type="float" office:value="1825.88541972183" calcext:value-type="float">
            <text:p>1825.885419721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38" calcext:value-type="float">
            <text:p>255.38</text:p>
          </table:table-cell>
          <table:table-cell office:value-type="float" office:value="79.1" calcext:value-type="float">
            <text:p>79.1</text:p>
          </table:table-cell>
          <table:table-cell office:value-type="float" office:value="80.9939487179487" calcext:value-type="float">
            <text:p>80.9939487179487</text:p>
          </table:table-cell>
          <table:table-cell office:value-type="float" office:value="1932" calcext:value-type="float">
            <text:p>1932</text:p>
          </table:table-cell>
          <table:table-cell office:value-type="float" office:value="1244.8" calcext:value-type="float">
            <text:p>1244.8</text:p>
          </table:table-cell>
          <table:table-cell office:value-type="float" office:value="311.2" calcext:value-type="float">
            <text:p>311.2</text:p>
          </table:table-cell>
          <table:table-cell office:value-type="float" office:value="79.2841135502978" calcext:value-type="float">
            <text:p>79.2841135502978</text:p>
          </table:table-cell>
          <table:table-cell office:value-type="float" office:value="1843.49481503145" calcext:value-type="float">
            <text:p>1843.494815031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55" calcext:value-type="float">
            <text:p>255.55</text:p>
          </table:table-cell>
          <table:table-cell office:value-type="float" office:value="79.1" calcext:value-type="float">
            <text:p>79.1</text:p>
          </table:table-cell>
          <table:table-cell office:value-type="float" office:value="81.1386666666667" calcext:value-type="float">
            <text:p>81.1386666666667</text:p>
          </table:table-cell>
          <table:table-cell office:value-type="float" office:value="1956" calcext:value-type="float">
            <text:p>1956</text:p>
          </table:table-cell>
          <table:table-cell office:value-type="float" office:value="258.800000000003" calcext:value-type="float">
            <text:p>258.800000000003</text:p>
          </table:table-cell>
          <table:table-cell office:value-type="float" office:value="1652.2" calcext:value-type="float">
            <text:p>1652.2</text:p>
          </table:table-cell>
          <table:table-cell office:value-type="float" office:value="79.3050038685159" calcext:value-type="float">
            <text:p>79.3050038685159</text:p>
          </table:table-cell>
          <table:table-cell office:value-type="float" office:value="1866.48042185782" calcext:value-type="float">
            <text:p>1866.48042185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72" calcext:value-type="float">
            <text:p>255.72</text:p>
          </table:table-cell>
          <table:table-cell office:value-type="float" office:value="79.2" calcext:value-type="float">
            <text:p>79.2</text:p>
          </table:table-cell>
          <table:table-cell office:value-type="float" office:value="81.2842564102564" calcext:value-type="float">
            <text:p>81.2842564102564</text:p>
          </table:table-cell>
          <table:table-cell office:value-type="float" office:value="1966" calcext:value-type="float">
            <text:p>1966</text:p>
          </table:table-cell>
          <table:table-cell office:value-type="float" office:value="258.800000000003" calcext:value-type="float">
            <text:p>258.800000000003</text:p>
          </table:table-cell>
          <table:table-cell office:value-type="float" office:value="1652.2" calcext:value-type="float">
            <text:p>1652.2</text:p>
          </table:table-cell>
          <table:table-cell office:value-type="float" office:value="79.3495821144599" calcext:value-type="float">
            <text:p>79.3495821144599</text:p>
          </table:table-cell>
          <table:table-cell office:value-type="float" office:value="1888.92570184511" calcext:value-type="float">
            <text:p>1888.92570184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.88" calcext:value-type="float">
            <text:p>255.88</text:p>
          </table:table-cell>
          <table:table-cell office:value-type="float" office:value="79.4" calcext:value-type="float">
            <text:p>79.4</text:p>
          </table:table-cell>
          <table:table-cell office:value-type="float" office:value="81.4298461538462" calcext:value-type="float">
            <text:p>81.4298461538462</text:p>
          </table:table-cell>
          <table:table-cell office:value-type="float" office:value="1969" calcext:value-type="float">
            <text:p>1969</text:p>
          </table:table-cell>
          <table:table-cell office:value-type="float" office:value="140.000000000001" calcext:value-type="float">
            <text:p>140.000000000001</text:p>
          </table:table-cell>
          <table:table-cell office:value-type="float" office:value="1810" calcext:value-type="float">
            <text:p>1810</text:p>
          </table:table-cell>
          <table:table-cell office:value-type="float" office:value="79.443205695907" calcext:value-type="float">
            <text:p>79.443205695907</text:p>
          </table:table-cell>
          <table:table-cell office:value-type="float" office:value="1910.99390802648" calcext:value-type="float">
            <text:p>1910.993908026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05" calcext:value-type="float">
            <text:p>256.05</text:p>
          </table:table-cell>
          <table:table-cell office:value-type="float" office:value="79.6" calcext:value-type="float">
            <text:p>79.6</text:p>
          </table:table-cell>
          <table:table-cell office:value-type="float" office:value="81.5745641025641" calcext:value-type="float">
            <text:p>81.5745641025641</text:p>
          </table:table-cell>
          <table:table-cell office:value-type="float" office:value="1982" calcext:value-type="float">
            <text:p>1982</text:p>
          </table:table-cell>
          <table:table-cell office:value-type="float" office:value="140.000000000001" calcext:value-type="float">
            <text:p>140.000000000001</text:p>
          </table:table-cell>
          <table:table-cell office:value-type="float" office:value="1810" calcext:value-type="float">
            <text:p>1810</text:p>
          </table:table-cell>
          <table:table-cell office:value-type="float" office:value="79.5946433103089" calcext:value-type="float">
            <text:p>79.5946433103089</text:p>
          </table:table-cell>
          <table:table-cell office:value-type="float" office:value="1932.76982401434" calcext:value-type="float">
            <text:p>1932.76982401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22" calcext:value-type="float">
            <text:p>256.22</text:p>
          </table:table-cell>
          <table:table-cell office:value-type="float" office:value="79.8" calcext:value-type="float">
            <text:p>79.8</text:p>
          </table:table-cell>
          <table:table-cell office:value-type="float" office:value="81.7201538461539" calcext:value-type="float">
            <text:p>81.7201538461539</text:p>
          </table:table-cell>
          <table:table-cell office:value-type="float" office:value="1978" calcext:value-type="float">
            <text:p>1978</text:p>
          </table:table-cell>
          <table:table-cell office:value-type="float" office:value="164.400000000002" calcext:value-type="float">
            <text:p>164.400000000002</text:p>
          </table:table-cell>
          <table:table-cell office:value-type="float" office:value="1778.6" calcext:value-type="float">
            <text:p>1778.6</text:p>
          </table:table-cell>
          <table:table-cell office:value-type="float" office:value="79.7853854228735" calcext:value-type="float">
            <text:p>79.7853854228735</text:p>
          </table:table-cell>
          <table:table-cell office:value-type="float" office:value="1951.59502647344" calcext:value-type="float">
            <text:p>1951.595026473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38" calcext:value-type="float">
            <text:p>256.38</text:p>
          </table:table-cell>
          <table:table-cell office:value-type="float" office:value="80.1" calcext:value-type="float">
            <text:p>80.1</text:p>
          </table:table-cell>
          <table:table-cell office:value-type="float" office:value="81.8657435897436" calcext:value-type="float">
            <text:p>81.8657435897436</text:p>
          </table:table-cell>
          <table:table-cell office:value-type="float" office:value="1901" calcext:value-type="float">
            <text:p>1901</text:p>
          </table:table-cell>
          <table:table-cell office:value-type="float" office:value="164.400000000002" calcext:value-type="float">
            <text:p>164.400000000002</text:p>
          </table:table-cell>
          <table:table-cell office:value-type="float" office:value="1778.6" calcext:value-type="float">
            <text:p>1778.6</text:p>
          </table:table-cell>
          <table:table-cell office:value-type="float" office:value="80.0367691334469" calcext:value-type="float">
            <text:p>80.0367691334469</text:p>
          </table:table-cell>
          <table:table-cell office:value-type="float" office:value="1971.69420447492" calcext:value-type="float">
            <text:p>1971.69420447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55" calcext:value-type="float">
            <text:p>256.55</text:p>
          </table:table-cell>
          <table:table-cell office:value-type="float" office:value="80.4" calcext:value-type="float">
            <text:p>80.4</text:p>
          </table:table-cell>
          <table:table-cell office:value-type="float" office:value="82.0113333333334" calcext:value-type="float">
            <text:p>82.0113333333334</text:p>
          </table:table-cell>
          <table:table-cell office:value-type="float" office:value="1537" calcext:value-type="float">
            <text:p>1537</text:p>
          </table:table-cell>
          <table:table-cell office:value-type="float" office:value="1034" calcext:value-type="float">
            <text:p>1034</text:p>
          </table:table-cell>
          <table:table-cell office:value-type="float" office:value="620.999999999999" calcext:value-type="float">
            <text:p>620.999999999999</text:p>
          </table:table-cell>
          <table:table-cell office:value-type="float" office:value="80.2867024594115" calcext:value-type="float">
            <text:p>80.2867024594115</text:p>
          </table:table-cell>
          <table:table-cell office:value-type="float" office:value="1982.35535006789" calcext:value-type="float">
            <text:p>1982.35535006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72" calcext:value-type="float">
            <text:p>256.72</text:p>
          </table:table-cell>
          <table:table-cell office:value-type="float" office:value="80.6" calcext:value-type="float">
            <text:p>80.6</text:p>
          </table:table-cell>
          <table:table-cell office:value-type="float" office:value="82.1551794871795" calcext:value-type="float">
            <text:p>82.1551794871795</text:p>
          </table:table-cell>
          <table:table-cell office:value-type="float" office:value="1243" calcext:value-type="float">
            <text:p>1243</text:p>
          </table:table-cell>
          <table:table-cell office:value-type="float" office:value="1034" calcext:value-type="float">
            <text:p>1034</text:p>
          </table:table-cell>
          <table:table-cell office:value-type="float" office:value="620.999999999999" calcext:value-type="float">
            <text:p>620.999999999999</text:p>
          </table:table-cell>
          <table:table-cell office:value-type="float" office:value="80.5485171543927" calcext:value-type="float">
            <text:p>80.5485171543927</text:p>
          </table:table-cell>
          <table:table-cell office:value-type="float" office:value="1976.8994183949" calcext:value-type="float">
            <text:p>1976.89941839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.88" calcext:value-type="float">
            <text:p>256.88</text:p>
          </table:table-cell>
          <table:table-cell office:value-type="float" office:value="80.8" calcext:value-type="float">
            <text:p>80.8</text:p>
          </table:table-cell>
          <table:table-cell office:value-type="float" office:value="82.301641025641" calcext:value-type="float">
            <text:p>82.301641025641</text:p>
          </table:table-cell>
          <table:table-cell office:value-type="float" office:value="1067" calcext:value-type="float">
            <text:p>1067</text:p>
          </table:table-cell>
          <table:table-cell office:value-type="float" office:value="868" calcext:value-type="float">
            <text:p>868</text:p>
          </table:table-cell>
          <table:table-cell office:value-type="float" office:value="217" calcext:value-type="float">
            <text:p>217</text:p>
          </table:table-cell>
          <table:table-cell office:value-type="float" office:value="80.776350591637" calcext:value-type="float">
            <text:p>80.776350591637</text:p>
          </table:table-cell>
          <table:table-cell office:value-type="float" office:value="1958.12940842113" calcext:value-type="float">
            <text:p>1958.129408421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05" calcext:value-type="float">
            <text:p>257.05</text:p>
          </table:table-cell>
          <table:table-cell office:value-type="float" office:value="80.9" calcext:value-type="float">
            <text:p>80.9</text:p>
          </table:table-cell>
          <table:table-cell office:value-type="float" office:value="82.4472307692308" calcext:value-type="float">
            <text:p>82.4472307692308</text:p>
          </table:table-cell>
          <table:table-cell office:value-type="float" office:value="1098" calcext:value-type="float">
            <text:p>1098</text:p>
          </table:table-cell>
          <table:table-cell office:value-type="float" office:value="868" calcext:value-type="float">
            <text:p>868</text:p>
          </table:table-cell>
          <table:table-cell office:value-type="float" office:value="217" calcext:value-type="float">
            <text:p>217</text:p>
          </table:table-cell>
          <table:table-cell office:value-type="float" office:value="80.9602125111855" calcext:value-type="float">
            <text:p>80.9602125111855</text:p>
          </table:table-cell>
          <table:table-cell office:value-type="float" office:value="1935.42655178641" calcext:value-type="float">
            <text:p>1935.426551786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22" calcext:value-type="float">
            <text:p>257.22</text:p>
          </table:table-cell>
          <table:table-cell office:value-type="float" office:value="81" calcext:value-type="float">
            <text:p>81</text:p>
          </table:table-cell>
          <table:table-cell office:value-type="float" office:value="82.5928205128205" calcext:value-type="float">
            <text:p>82.5928205128205</text:p>
          </table:table-cell>
          <table:table-cell office:value-type="float" office:value="1348" calcext:value-type="float">
            <text:p>1348</text:p>
          </table:table-cell>
          <table:table-cell office:value-type="float" office:value="943.2" calcext:value-type="float">
            <text:p>943.2</text:p>
          </table:table-cell>
          <table:table-cell office:value-type="float" office:value="235.8" calcext:value-type="float">
            <text:p>235.8</text:p>
          </table:table-cell>
          <table:table-cell office:value-type="float" office:value="81.051785002396" calcext:value-type="float">
            <text:p>81.051785002396</text:p>
          </table:table-cell>
          <table:table-cell office:value-type="float" office:value="1916.61721887348" calcext:value-type="float">
            <text:p>1916.61721887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38" calcext:value-type="float">
            <text:p>257.38</text:p>
          </table:table-cell>
          <table:table-cell office:value-type="float" office:value="81" calcext:value-type="float">
            <text:p>81</text:p>
          </table:table-cell>
          <table:table-cell office:value-type="float" office:value="82.7375384615385" calcext:value-type="float">
            <text:p>82.7375384615385</text:p>
          </table:table-cell>
          <table:table-cell office:value-type="float" office:value="1549" calcext:value-type="float">
            <text:p>1549</text:p>
          </table:table-cell>
          <table:table-cell office:value-type="float" office:value="943.2" calcext:value-type="float">
            <text:p>943.2</text:p>
          </table:table-cell>
          <table:table-cell office:value-type="float" office:value="235.8" calcext:value-type="float">
            <text:p>235.8</text:p>
          </table:table-cell>
          <table:table-cell office:value-type="float" office:value="81.1474974650253" calcext:value-type="float">
            <text:p>81.1474974650253</text:p>
          </table:table-cell>
          <table:table-cell office:value-type="float" office:value="1909.92228190429" calcext:value-type="float">
            <text:p>1909.922281904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55" calcext:value-type="float">
            <text:p>257.55</text:p>
          </table:table-cell>
          <table:table-cell office:value-type="float" office:value="81.1" calcext:value-type="float">
            <text:p>81.1</text:p>
          </table:table-cell>
          <table:table-cell office:value-type="float" office:value="82.8822564102564" calcext:value-type="float">
            <text:p>82.8822564102564</text:p>
          </table:table-cell>
          <table:table-cell office:value-type="float" office:value="1738" calcext:value-type="float">
            <text:p>1738</text:p>
          </table:table-cell>
          <table:table-cell office:value-type="float" office:value="1144.4" calcext:value-type="float">
            <text:p>1144.4</text:p>
          </table:table-cell>
          <table:table-cell office:value-type="float" office:value="473.6" calcext:value-type="float">
            <text:p>473.6</text:p>
          </table:table-cell>
          <table:table-cell office:value-type="float" office:value="81.2371871565318" calcext:value-type="float">
            <text:p>81.2371871565318</text:p>
          </table:table-cell>
          <table:table-cell office:value-type="float" office:value="1913.2092453419" calcext:value-type="float">
            <text:p>1913.2092453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72" calcext:value-type="float">
            <text:p>257.72</text:p>
          </table:table-cell>
          <table:table-cell office:value-type="float" office:value="81.1" calcext:value-type="float">
            <text:p>81.1</text:p>
          </table:table-cell>
          <table:table-cell office:value-type="float" office:value="83.0278461538462" calcext:value-type="float">
            <text:p>83.0278461538462</text:p>
          </table:table-cell>
          <table:table-cell office:value-type="float" office:value="1947" calcext:value-type="float">
            <text:p>1947</text:p>
          </table:table-cell>
          <table:table-cell office:value-type="float" office:value="1144.4" calcext:value-type="float">
            <text:p>1144.4</text:p>
          </table:table-cell>
          <table:table-cell office:value-type="float" office:value="473.6" calcext:value-type="float">
            <text:p>473.6</text:p>
          </table:table-cell>
          <table:table-cell office:value-type="float" office:value="81.2773184980558" calcext:value-type="float">
            <text:p>81.2773184980558</text:p>
          </table:table-cell>
          <table:table-cell office:value-type="float" office:value="1924.20000987684" calcext:value-type="float">
            <text:p>1924.200009876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.89" calcext:value-type="float">
            <text:p>257.89</text:p>
          </table:table-cell>
          <table:table-cell office:value-type="float" office:value="81.1" calcext:value-type="float">
            <text:p>81.1</text:p>
          </table:table-cell>
          <table:table-cell office:value-type="float" office:value="83.1734358974359" calcext:value-type="float">
            <text:p>83.1734358974359</text:p>
          </table:table-cell>
          <table:table-cell office:value-type="float" office:value="1996" calcext:value-type="float">
            <text:p>1996</text:p>
          </table:table-cell>
          <table:table-cell office:value-type="float" office:value="244.400000000003" calcext:value-type="float">
            <text:p>244.400000000003</text:p>
          </table:table-cell>
          <table:table-cell office:value-type="float" office:value="1673.6" calcext:value-type="float">
            <text:p>1673.6</text:p>
          </table:table-cell>
          <table:table-cell office:value-type="float" office:value="81.2919105359303" calcext:value-type="float">
            <text:p>81.2919105359303</text:p>
          </table:table-cell>
          <table:table-cell office:value-type="float" office:value="1940.9288506823" calcext:value-type="float">
            <text:p>1940.92885068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05" calcext:value-type="float">
            <text:p>258.05</text:p>
          </table:table-cell>
          <table:table-cell office:value-type="float" office:value="81.1" calcext:value-type="float">
            <text:p>81.1</text:p>
          </table:table-cell>
          <table:table-cell office:value-type="float" office:value="83.3190256410257" calcext:value-type="float">
            <text:p>83.3190256410257</text:p>
          </table:table-cell>
          <table:table-cell office:value-type="float" office:value="1999" calcext:value-type="float">
            <text:p>1999</text:p>
          </table:table-cell>
          <table:table-cell office:value-type="float" office:value="244.400000000003" calcext:value-type="float">
            <text:p>244.400000000003</text:p>
          </table:table-cell>
          <table:table-cell office:value-type="float" office:value="1673.6" calcext:value-type="float">
            <text:p>1673.6</text:p>
          </table:table-cell>
          <table:table-cell office:value-type="float" office:value="81.2997532615403" calcext:value-type="float">
            <text:p>81.2997532615403</text:p>
          </table:table-cell>
          <table:table-cell office:value-type="float" office:value="1960.34118672066" calcext:value-type="float">
            <text:p>1960.34118672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22" calcext:value-type="float">
            <text:p>258.22</text:p>
          </table:table-cell>
          <table:table-cell office:value-type="float" office:value="81.3" calcext:value-type="float">
            <text:p>81.3</text:p>
          </table:table-cell>
          <table:table-cell office:value-type="float" office:value="83.4646153846154" calcext:value-type="float">
            <text:p>83.4646153846154</text:p>
          </table:table-cell>
          <table:table-cell office:value-type="float" office:value="1999" calcext:value-type="float">
            <text:p>1999</text:p>
          </table:table-cell>
          <table:table-cell office:value-type="float" office:value="134.000000000001" calcext:value-type="float">
            <text:p>134.000000000001</text:p>
          </table:table-cell>
          <table:table-cell office:value-type="float" office:value="1821" calcext:value-type="float">
            <text:p>1821</text:p>
          </table:table-cell>
          <table:table-cell office:value-type="float" office:value="81.3783472465416" calcext:value-type="float">
            <text:p>81.3783472465416</text:p>
          </table:table-cell>
          <table:table-cell office:value-type="float" office:value="1979.65271915886" calcext:value-type="float">
            <text:p>1979.652719158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39" calcext:value-type="float">
            <text:p>258.39</text:p>
          </table:table-cell>
          <table:table-cell office:value-type="float" office:value="81.6" calcext:value-type="float">
            <text:p>81.6</text:p>
          </table:table-cell>
          <table:table-cell office:value-type="float" office:value="83.6102051282051" calcext:value-type="float">
            <text:p>83.6102051282051</text:p>
          </table:table-cell>
          <table:table-cell office:value-type="float" office:value="1999" calcext:value-type="float">
            <text:p>1999</text:p>
          </table:table-cell>
          <table:table-cell office:value-type="float" office:value="134.000000000001" calcext:value-type="float">
            <text:p>134.000000000001</text:p>
          </table:table-cell>
          <table:table-cell office:value-type="float" office:value="1821" calcext:value-type="float">
            <text:p>1821</text:p>
          </table:table-cell>
          <table:table-cell office:value-type="float" office:value="81.5657516962254" calcext:value-type="float">
            <text:p>81.5657516962254</text:p>
          </table:table-cell>
          <table:table-cell office:value-type="float" office:value="1998.75835420125" calcext:value-type="float">
            <text:p>1998.75835420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55" calcext:value-type="float">
            <text:p>258.55</text:p>
          </table:table-cell>
          <table:table-cell office:value-type="float" office:value="81.8" calcext:value-type="float">
            <text:p>81.8</text:p>
          </table:table-cell>
          <table:table-cell office:value-type="float" office:value="83.7540512820513" calcext:value-type="float">
            <text:p>83.7540512820513</text:p>
          </table:table-cell>
          <table:table-cell office:value-type="float" office:value="1995" calcext:value-type="float">
            <text:p>1995</text:p>
          </table:table-cell>
          <table:table-cell office:value-type="float" office:value="203.200000000003" calcext:value-type="float">
            <text:p>203.200000000003</text:p>
          </table:table-cell>
          <table:table-cell office:value-type="float" office:value="1725.8" calcext:value-type="float">
            <text:p>1725.8</text:p>
          </table:table-cell>
          <table:table-cell office:value-type="float" office:value="81.7993785512612" calcext:value-type="float">
            <text:p>81.7993785512612</text:p>
          </table:table-cell>
          <table:table-cell office:value-type="float" office:value="2017.24370918841" calcext:value-type="float">
            <text:p>2017.24370918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72" calcext:value-type="float">
            <text:p>258.72</text:p>
          </table:table-cell>
          <table:table-cell office:value-type="float" office:value="82.1" calcext:value-type="float">
            <text:p>82.1</text:p>
          </table:table-cell>
          <table:table-cell office:value-type="float" office:value="83.9005128205128" calcext:value-type="float">
            <text:p>83.9005128205128</text:p>
          </table:table-cell>
          <table:table-cell office:value-type="float" office:value="1743" calcext:value-type="float">
            <text:p>1743</text:p>
          </table:table-cell>
          <table:table-cell office:value-type="float" office:value="203.200000000003" calcext:value-type="float">
            <text:p>203.200000000003</text:p>
          </table:table-cell>
          <table:table-cell office:value-type="float" office:value="1725.8" calcext:value-type="float">
            <text:p>1725.8</text:p>
          </table:table-cell>
          <table:table-cell office:value-type="float" office:value="82.0550676144383" calcext:value-type="float">
            <text:p>82.0550676144383</text:p>
          </table:table-cell>
          <table:table-cell office:value-type="float" office:value="2033.17658811324" calcext:value-type="float">
            <text:p>2033.176588113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8.89" calcext:value-type="float">
            <text:p>258.89</text:p>
          </table:table-cell>
          <table:table-cell office:value-type="float" office:value="82.4" calcext:value-type="float">
            <text:p>82.4</text:p>
          </table:table-cell>
          <table:table-cell office:value-type="float" office:value="84.044358974359" calcext:value-type="float">
            <text:p>84.044358974359</text:p>
          </table:table-cell>
          <table:table-cell office:value-type="float" office:value="1353" calcext:value-type="float">
            <text:p>1353</text:p>
          </table:table-cell>
          <table:table-cell office:value-type="float" office:value="1197.6" calcext:value-type="float">
            <text:p>1197.6</text:p>
          </table:table-cell>
          <table:table-cell office:value-type="float" office:value="299.4" calcext:value-type="float">
            <text:p>299.4</text:p>
          </table:table-cell>
          <table:table-cell office:value-type="float" office:value="82.3286027255287" calcext:value-type="float">
            <text:p>82.3286027255287</text:p>
          </table:table-cell>
          <table:table-cell office:value-type="float" office:value="2035.30843559933" calcext:value-type="float">
            <text:p>2035.30843559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05" calcext:value-type="float">
            <text:p>259.05</text:p>
          </table:table-cell>
          <table:table-cell office:value-type="float" office:value="82.6" calcext:value-type="float">
            <text:p>82.6</text:p>
          </table:table-cell>
          <table:table-cell office:value-type="float" office:value="84.1899487179487" calcext:value-type="float">
            <text:p>84.1899487179487</text:p>
          </table:table-cell>
          <table:table-cell office:value-type="float" office:value="1046" calcext:value-type="float">
            <text:p>1046</text:p>
          </table:table-cell>
          <table:table-cell office:value-type="float" office:value="1197.6" calcext:value-type="float">
            <text:p>1197.6</text:p>
          </table:table-cell>
          <table:table-cell office:value-type="float" office:value="299.4" calcext:value-type="float">
            <text:p>299.4</text:p>
          </table:table-cell>
          <table:table-cell office:value-type="float" office:value="82.6087078226018" calcext:value-type="float">
            <text:p>82.6087078226018</text:p>
          </table:table-cell>
          <table:table-cell office:value-type="float" office:value="2020.04048963571" calcext:value-type="float">
            <text:p>2020.040489635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22" calcext:value-type="float">
            <text:p>259.22</text:p>
          </table:table-cell>
          <table:table-cell office:value-type="float" office:value="82.8" calcext:value-type="float">
            <text:p>82.8</text:p>
          </table:table-cell>
          <table:table-cell office:value-type="float" office:value="84.3364102564103" calcext:value-type="float">
            <text:p>84.3364102564103</text:p>
          </table:table-cell>
          <table:table-cell office:value-type="float" office:value="1089" calcext:value-type="float">
            <text:p>1089</text:p>
          </table:table-cell>
          <table:table-cell office:value-type="float" office:value="823.2" calcext:value-type="float">
            <text:p>823.2</text:p>
          </table:table-cell>
          <table:table-cell office:value-type="float" office:value="205.8" calcext:value-type="float">
            <text:p>205.8</text:p>
          </table:table-cell>
          <table:table-cell office:value-type="float" office:value="82.7946000050775" calcext:value-type="float">
            <text:p>82.7946000050775</text:p>
          </table:table-cell>
          <table:table-cell office:value-type="float" office:value="1993.73456591897" calcext:value-type="float">
            <text:p>1993.73456591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39" calcext:value-type="float">
            <text:p>259.39</text:p>
          </table:table-cell>
          <table:table-cell office:value-type="float" office:value="82.9" calcext:value-type="float">
            <text:p>82.9</text:p>
          </table:table-cell>
          <table:table-cell office:value-type="float" office:value="84.4811282051282" calcext:value-type="float">
            <text:p>84.4811282051282</text:p>
          </table:table-cell>
          <table:table-cell office:value-type="float" office:value="1106" calcext:value-type="float">
            <text:p>1106</text:p>
          </table:table-cell>
          <table:table-cell office:value-type="float" office:value="823.2" calcext:value-type="float">
            <text:p>823.2</text:p>
          </table:table-cell>
          <table:table-cell office:value-type="float" office:value="205.8" calcext:value-type="float">
            <text:p>205.8</text:p>
          </table:table-cell>
          <table:table-cell office:value-type="float" office:value="82.9439202479266" calcext:value-type="float">
            <text:p>82.9439202479266</text:p>
          </table:table-cell>
          <table:table-cell office:value-type="float" office:value="1970.37791298602" calcext:value-type="float">
            <text:p>1970.37791298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55" calcext:value-type="float">
            <text:p>259.55</text:p>
          </table:table-cell>
          <table:table-cell office:value-type="float" office:value="82.9" calcext:value-type="float">
            <text:p>82.9</text:p>
          </table:table-cell>
          <table:table-cell office:value-type="float" office:value="84.626717948718" calcext:value-type="float">
            <text:p>84.626717948718</text:p>
          </table:table-cell>
          <table:table-cell office:value-type="float" office:value="1299" calcext:value-type="float">
            <text:p>1299</text:p>
          </table:table-cell>
          <table:table-cell office:value-type="float" office:value="1052" calcext:value-type="float">
            <text:p>1052</text:p>
          </table:table-cell>
          <table:table-cell office:value-type="float" office:value="263" calcext:value-type="float">
            <text:p>263</text:p>
          </table:table-cell>
          <table:table-cell office:value-type="float" office:value="83.0350798421207" calcext:value-type="float">
            <text:p>83.0350798421207</text:p>
          </table:table-cell>
          <table:table-cell office:value-type="float" office:value="1956.68167070379" calcext:value-type="float">
            <text:p>1956.68167070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72" calcext:value-type="float">
            <text:p>259.72</text:p>
          </table:table-cell>
          <table:table-cell office:value-type="float" office:value="82.9" calcext:value-type="float">
            <text:p>82.9</text:p>
          </table:table-cell>
          <table:table-cell office:value-type="float" office:value="84.7723076923077" calcext:value-type="float">
            <text:p>84.7723076923077</text:p>
          </table:table-cell>
          <table:table-cell office:value-type="float" office:value="1573" calcext:value-type="float">
            <text:p>1573</text:p>
          </table:table-cell>
          <table:table-cell office:value-type="float" office:value="1052" calcext:value-type="float">
            <text:p>1052</text:p>
          </table:table-cell>
          <table:table-cell office:value-type="float" office:value="263" calcext:value-type="float">
            <text:p>263</text:p>
          </table:table-cell>
          <table:table-cell office:value-type="float" office:value="83.0781954820464" calcext:value-type="float">
            <text:p>83.0781954820464</text:p>
          </table:table-cell>
          <table:table-cell office:value-type="float" office:value="1952.51215764982" calcext:value-type="float">
            <text:p>1952.512157649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.89" calcext:value-type="float">
            <text:p>259.89</text:p>
          </table:table-cell>
          <table:table-cell office:value-type="float" office:value="82.9" calcext:value-type="float">
            <text:p>82.9</text:p>
          </table:table-cell>
          <table:table-cell office:value-type="float" office:value="84.9178974358975" calcext:value-type="float">
            <text:p>84.9178974358975</text:p>
          </table:table-cell>
          <table:table-cell office:value-type="float" office:value="1875" calcext:value-type="float">
            <text:p>1875</text:p>
          </table:table-cell>
          <table:table-cell office:value-type="float" office:value="220.000000000003" calcext:value-type="float">
            <text:p>220.000000000003</text:p>
          </table:table-cell>
          <table:table-cell office:value-type="float" office:value="1705" calcext:value-type="float">
            <text:p>1705</text:p>
          </table:table-cell>
          <table:table-cell office:value-type="float" office:value="83.0935916741608" calcext:value-type="float">
            <text:p>83.0935916741608</text:p>
          </table:table-cell>
          <table:table-cell office:value-type="float" office:value="1963.82692848963" calcext:value-type="float">
            <text:p>1963.826928489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05" calcext:value-type="float">
            <text:p>260.05</text:p>
          </table:table-cell>
          <table:table-cell office:value-type="float" office:value="82.9" calcext:value-type="float">
            <text:p>82.9</text:p>
          </table:table-cell>
          <table:table-cell office:value-type="float" office:value="85.0617435897436" calcext:value-type="float">
            <text:p>85.0617435897436</text:p>
          </table:table-cell>
          <table:table-cell office:value-type="float" office:value="1916" calcext:value-type="float">
            <text:p>1916</text:p>
          </table:table-cell>
          <table:table-cell office:value-type="float" office:value="220.000000000003" calcext:value-type="float">
            <text:p>220.000000000003</text:p>
          </table:table-cell>
          <table:table-cell office:value-type="float" office:value="1705" calcext:value-type="float">
            <text:p>1705</text:p>
          </table:table-cell>
          <table:table-cell office:value-type="float" office:value="83.1006056181802" calcext:value-type="float">
            <text:p>83.1006056181802</text:p>
          </table:table-cell>
          <table:table-cell office:value-type="float" office:value="1982.28790050104" calcext:value-type="float">
            <text:p>1982.287900501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22" calcext:value-type="float">
            <text:p>260.22</text:p>
          </table:table-cell>
          <table:table-cell office:value-type="float" office:value="83.1" calcext:value-type="float">
            <text:p>83.1</text:p>
          </table:table-cell>
          <table:table-cell office:value-type="float" office:value="85.2073333333333" calcext:value-type="float">
            <text:p>85.2073333333333</text:p>
          </table:table-cell>
          <table:table-cell office:value-type="float" office:value="1932" calcext:value-type="float">
            <text:p>1932</text:p>
          </table:table-cell>
          <table:table-cell office:value-type="float" office:value="93.6" calcext:value-type="float">
            <text:p>93.6</text:p>
          </table:table-cell>
          <table:table-cell office:value-type="float" office:value="1873.4" calcext:value-type="float">
            <text:p>1873.4</text:p>
          </table:table-cell>
          <table:table-cell office:value-type="float" office:value="83.1771232178535" calcext:value-type="float">
            <text:p>83.1771232178535</text:p>
          </table:table-cell>
          <table:table-cell office:value-type="float" office:value="2000.83378983127" calcext:value-type="float">
            <text:p>2000.833789831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39" calcext:value-type="float">
            <text:p>260.39</text:p>
          </table:table-cell>
          <table:table-cell office:value-type="float" office:value="83.3" calcext:value-type="float">
            <text:p>83.3</text:p>
          </table:table-cell>
          <table:table-cell office:value-type="float" office:value="85.3529230769231" calcext:value-type="float">
            <text:p>85.3529230769231</text:p>
          </table:table-cell>
          <table:table-cell office:value-type="float" office:value="1947" calcext:value-type="float">
            <text:p>1947</text:p>
          </table:table-cell>
          <table:table-cell office:value-type="float" office:value="93.6" calcext:value-type="float">
            <text:p>93.6</text:p>
          </table:table-cell>
          <table:table-cell office:value-type="float" office:value="1873.4" calcext:value-type="float">
            <text:p>1873.4</text:p>
          </table:table-cell>
          <table:table-cell office:value-type="float" office:value="83.3193186908741" calcext:value-type="float">
            <text:p>83.3193186908741</text:p>
          </table:table-cell>
          <table:table-cell office:value-type="float" office:value="2019.23672790224" calcext:value-type="float">
            <text:p>2019.236727902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55" calcext:value-type="float">
            <text:p>260.55</text:p>
          </table:table-cell>
          <table:table-cell office:value-type="float" office:value="83.5" calcext:value-type="float">
            <text:p>83.5</text:p>
          </table:table-cell>
          <table:table-cell office:value-type="float" office:value="85.4985128205128" calcext:value-type="float">
            <text:p>85.4985128205128</text:p>
          </table:table-cell>
          <table:table-cell office:value-type="float" office:value="1937" calcext:value-type="float">
            <text:p>1937</text:p>
          </table:table-cell>
          <table:table-cell office:value-type="float" office:value="62.3999999999997" calcext:value-type="float">
            <text:p>62.3999999999997</text:p>
          </table:table-cell>
          <table:table-cell office:value-type="float" office:value="1915.6" calcext:value-type="float">
            <text:p>1915.6</text:p>
          </table:table-cell>
          <table:table-cell office:value-type="float" office:value="83.4932207491309" calcext:value-type="float">
            <text:p>83.4932207491309</text:p>
          </table:table-cell>
          <table:table-cell office:value-type="float" office:value="2035.18133493552" calcext:value-type="float">
            <text:p>2035.18133493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72" calcext:value-type="float">
            <text:p>260.72</text:p>
          </table:table-cell>
          <table:table-cell office:value-type="float" office:value="83.8" calcext:value-type="float">
            <text:p>83.8</text:p>
          </table:table-cell>
          <table:table-cell office:value-type="float" office:value="85.6441025641026" calcext:value-type="float">
            <text:p>85.6441025641026</text:p>
          </table:table-cell>
          <table:table-cell office:value-type="float" office:value="1914" calcext:value-type="float">
            <text:p>1914</text:p>
          </table:table-cell>
          <table:table-cell office:value-type="float" office:value="62.3999999999997" calcext:value-type="float">
            <text:p>62.3999999999997</text:p>
          </table:table-cell>
          <table:table-cell office:value-type="float" office:value="1915.6" calcext:value-type="float">
            <text:p>1915.6</text:p>
          </table:table-cell>
          <table:table-cell office:value-type="float" office:value="83.7548589307462" calcext:value-type="float">
            <text:p>83.7548589307462</text:p>
          </table:table-cell>
          <table:table-cell office:value-type="float" office:value="2052.47308267531" calcext:value-type="float">
            <text:p>2052.473082675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0.89" calcext:value-type="float">
            <text:p>260.89</text:p>
          </table:table-cell>
          <table:table-cell office:value-type="float" office:value="84.1" calcext:value-type="float">
            <text:p>84.1</text:p>
          </table:table-cell>
          <table:table-cell office:value-type="float" office:value="85.7888205128205" calcext:value-type="float">
            <text:p>85.7888205128205</text:p>
          </table:table-cell>
          <table:table-cell office:value-type="float" office:value="1564" calcext:value-type="float">
            <text:p>1564</text:p>
          </table:table-cell>
          <table:table-cell office:value-type="float" office:value="1198.4" calcext:value-type="float">
            <text:p>1198.4</text:p>
          </table:table-cell>
          <table:table-cell office:value-type="float" office:value="399.6" calcext:value-type="float">
            <text:p>399.6</text:p>
          </table:table-cell>
          <table:table-cell office:value-type="float" office:value="84.0239745266504" calcext:value-type="float">
            <text:p>84.0239745266504</text:p>
          </table:table-cell>
          <table:table-cell office:value-type="float" office:value="2060.53027934536" calcext:value-type="float">
            <text:p>2060.53027934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05" calcext:value-type="float">
            <text:p>261.05</text:p>
          </table:table-cell>
          <table:table-cell office:value-type="float" office:value="84.3" calcext:value-type="float">
            <text:p>84.3</text:p>
          </table:table-cell>
          <table:table-cell office:value-type="float" office:value="85.9352820512821" calcext:value-type="float">
            <text:p>85.9352820512821</text:p>
          </table:table-cell>
          <table:table-cell office:value-type="float" office:value="1223" calcext:value-type="float">
            <text:p>1223</text:p>
          </table:table-cell>
          <table:table-cell office:value-type="float" office:value="1198.4" calcext:value-type="float">
            <text:p>1198.4</text:p>
          </table:table-cell>
          <table:table-cell office:value-type="float" office:value="399.6" calcext:value-type="float">
            <text:p>399.6</text:p>
          </table:table-cell>
          <table:table-cell office:value-type="float" office:value="84.2999265307034" calcext:value-type="float">
            <text:p>84.2999265307034</text:p>
          </table:table-cell>
          <table:table-cell office:value-type="float" office:value="2050.66533305805" calcext:value-type="float">
            <text:p>2050.665333058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22" calcext:value-type="float">
            <text:p>261.22</text:p>
          </table:table-cell>
          <table:table-cell office:value-type="float" office:value="84.5" calcext:value-type="float">
            <text:p>84.5</text:p>
          </table:table-cell>
          <table:table-cell office:value-type="float" office:value="86.08" calcext:value-type="float">
            <text:p>86.08</text:p>
          </table:table-cell>
          <table:table-cell office:value-type="float" office:value="1091" calcext:value-type="float">
            <text:p>1091</text:p>
          </table:table-cell>
          <table:table-cell office:value-type="float" office:value="877.6" calcext:value-type="float">
            <text:p>877.6</text:p>
          </table:table-cell>
          <table:table-cell office:value-type="float" office:value="219.4" calcext:value-type="float">
            <text:p>219.4</text:p>
          </table:table-cell>
          <table:table-cell office:value-type="float" office:value="84.5085260677724" calcext:value-type="float">
            <text:p>84.5085260677724</text:p>
          </table:table-cell>
          <table:table-cell office:value-type="float" office:value="2028.49557736676" calcext:value-type="float">
            <text:p>2028.49557736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39" calcext:value-type="float">
            <text:p>261.39</text:p>
          </table:table-cell>
          <table:table-cell office:value-type="float" office:value="84.6" calcext:value-type="float">
            <text:p>84.6</text:p>
          </table:table-cell>
          <table:table-cell office:value-type="float" office:value="86.2255897435898" calcext:value-type="float">
            <text:p>86.2255897435898</text:p>
          </table:table-cell>
          <table:table-cell office:value-type="float" office:value="1193" calcext:value-type="float">
            <text:p>1193</text:p>
          </table:table-cell>
          <table:table-cell office:value-type="float" office:value="877.6" calcext:value-type="float">
            <text:p>877.6</text:p>
          </table:table-cell>
          <table:table-cell office:value-type="float" office:value="219.4" calcext:value-type="float">
            <text:p>219.4</text:p>
          </table:table-cell>
          <table:table-cell office:value-type="float" office:value="84.6653832770138" calcext:value-type="float">
            <text:p>84.6653832770138</text:p>
          </table:table-cell>
          <table:table-cell office:value-type="float" office:value="2006.07136176234" calcext:value-type="float">
            <text:p>2006.071361762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55" calcext:value-type="float">
            <text:p>261.55</text:p>
          </table:table-cell>
          <table:table-cell office:value-type="float" office:value="84.7" calcext:value-type="float">
            <text:p>84.7</text:p>
          </table:table-cell>
          <table:table-cell office:value-type="float" office:value="86.3703076923077" calcext:value-type="float">
            <text:p>86.3703076923077</text:p>
          </table:table-cell>
          <table:table-cell office:value-type="float" office:value="1366" calcext:value-type="float">
            <text:p>1366</text:p>
          </table:table-cell>
          <table:table-cell office:value-type="float" office:value="1100" calcext:value-type="float">
            <text:p>1100</text:p>
          </table:table-cell>
          <table:table-cell office:value-type="float" office:value="275" calcext:value-type="float">
            <text:p>275</text:p>
          </table:table-cell>
          <table:table-cell office:value-type="float" office:value="84.7520271039956" calcext:value-type="float">
            <text:p>84.7520271039956</text:p>
          </table:table-cell>
          <table:table-cell office:value-type="float" office:value="1990.77845560147" calcext:value-type="float">
            <text:p>1990.778455601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72" calcext:value-type="float">
            <text:p>261.72</text:p>
          </table:table-cell>
          <table:table-cell office:value-type="float" office:value="84.7" calcext:value-type="float">
            <text:p>84.7</text:p>
          </table:table-cell>
          <table:table-cell office:value-type="float" office:value="86.5158974358974" calcext:value-type="float">
            <text:p>86.5158974358974</text:p>
          </table:table-cell>
          <table:table-cell office:value-type="float" office:value="1584" calcext:value-type="float">
            <text:p>1584</text:p>
          </table:table-cell>
          <table:table-cell office:value-type="float" office:value="1100" calcext:value-type="float">
            <text:p>1100</text:p>
          </table:table-cell>
          <table:table-cell office:value-type="float" office:value="275" calcext:value-type="float">
            <text:p>275</text:p>
          </table:table-cell>
          <table:table-cell office:value-type="float" office:value="84.8453080784345" calcext:value-type="float">
            <text:p>84.8453080784345</text:p>
          </table:table-cell>
          <table:table-cell office:value-type="float" office:value="1983.92898492322" calcext:value-type="float">
            <text:p>1983.928984923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1.89" calcext:value-type="float">
            <text:p>261.89</text:p>
          </table:table-cell>
          <table:table-cell office:value-type="float" office:value="84.6" calcext:value-type="float">
            <text:p>84.6</text:p>
          </table:table-cell>
          <table:table-cell office:value-type="float" office:value="86.6606153846154" calcext:value-type="float">
            <text:p>86.6606153846154</text:p>
          </table:table-cell>
          <table:table-cell office:value-type="float" office:value="1911" calcext:value-type="float">
            <text:p>1911</text:p>
          </table:table-cell>
          <table:table-cell office:value-type="float" office:value="118.000000000001" calcext:value-type="float">
            <text:p>118.000000000001</text:p>
          </table:table-cell>
          <table:table-cell office:value-type="float" office:value="1842" calcext:value-type="float">
            <text:p>1842</text:p>
          </table:table-cell>
          <table:table-cell office:value-type="float" office:value="84.8469164165522" calcext:value-type="float">
            <text:p>84.8469164165522</text:p>
          </table:table-cell>
          <table:table-cell office:value-type="float" office:value="1990.10829023668" calcext:value-type="float">
            <text:p>1990.108290236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05" calcext:value-type="float">
            <text:p>262.05</text:p>
          </table:table-cell>
          <table:table-cell office:value-type="float" office:value="84.7" calcext:value-type="float">
            <text:p>84.7</text:p>
          </table:table-cell>
          <table:table-cell office:value-type="float" office:value="86.8070769230769" calcext:value-type="float">
            <text:p>86.8070769230769</text:p>
          </table:table-cell>
          <table:table-cell office:value-type="float" office:value="1958" calcext:value-type="float">
            <text:p>1958</text:p>
          </table:table-cell>
          <table:table-cell office:value-type="float" office:value="118.000000000001" calcext:value-type="float">
            <text:p>118.000000000001</text:p>
          </table:table-cell>
          <table:table-cell office:value-type="float" office:value="1842" calcext:value-type="float">
            <text:p>1842</text:p>
          </table:table-cell>
          <table:table-cell office:value-type="float" office:value="84.8766488004355" calcext:value-type="float">
            <text:p>84.8766488004355</text:p>
          </table:table-cell>
          <table:table-cell office:value-type="float" office:value="2006.82819138975" calcext:value-type="float">
            <text:p>2006.82819138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22" calcext:value-type="float">
            <text:p>262.22</text:p>
          </table:table-cell>
          <table:table-cell office:value-type="float" office:value="84.9" calcext:value-type="float">
            <text:p>84.9</text:p>
          </table:table-cell>
          <table:table-cell office:value-type="float" office:value="86.9517948717949" calcext:value-type="float">
            <text:p>86.9517948717949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4.9164047922181" calcext:value-type="float">
            <text:p>84.9164047922181</text:p>
          </table:table-cell>
          <table:table-cell office:value-type="float" office:value="2024.06644829697" calcext:value-type="float">
            <text:p>2024.066448296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39" calcext:value-type="float">
            <text:p>262.39</text:p>
          </table:table-cell>
          <table:table-cell office:value-type="float" office:value="85.1" calcext:value-type="float">
            <text:p>85.1</text:p>
          </table:table-cell>
          <table:table-cell office:value-type="float" office:value="87.0965128205128" calcext:value-type="float">
            <text:p>87.0965128205128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5.0866995694123" calcext:value-type="float">
            <text:p>85.0866995694123</text:p>
          </table:table-cell>
          <table:table-cell office:value-type="float" office:value="2041.80103569092" calcext:value-type="float">
            <text:p>2041.80103569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55" calcext:value-type="float">
            <text:p>262.55</text:p>
          </table:table-cell>
          <table:table-cell office:value-type="float" office:value="85.3" calcext:value-type="float">
            <text:p>85.3</text:p>
          </table:table-cell>
          <table:table-cell office:value-type="float" office:value="87.2412307692308" calcext:value-type="float">
            <text:p>87.2412307692308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1999.6" calcext:value-type="float">
            <text:p>1999.6</text:p>
          </table:table-cell>
          <table:table-cell office:value-type="float" office:value="85.3034546142104" calcext:value-type="float">
            <text:p>85.3034546142104</text:p>
          </table:table-cell>
          <table:table-cell office:value-type="float" office:value="2057.29054060053" calcext:value-type="float">
            <text:p>2057.29054060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72" calcext:value-type="float">
            <text:p>262.72</text:p>
          </table:table-cell>
          <table:table-cell office:value-type="float" office:value="85.6" calcext:value-type="float">
            <text:p>85.6</text:p>
          </table:table-cell>
          <table:table-cell office:value-type="float" office:value="87.3876923076923" calcext:value-type="float">
            <text:p>87.3876923076923</text:p>
          </table:table-cell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  <table:table-cell office:value-type="float" office:value="1999.6" calcext:value-type="float">
            <text:p>1999.6</text:p>
          </table:table-cell>
          <table:table-cell office:value-type="float" office:value="85.5269711983307" calcext:value-type="float">
            <text:p>85.5269711983307</text:p>
          </table:table-cell>
          <table:table-cell office:value-type="float" office:value="2072.01879818976" calcext:value-type="float">
            <text:p>2072.018798189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2.89" calcext:value-type="float">
            <text:p>262.89</text:p>
          </table:table-cell>
          <table:table-cell office:value-type="float" office:value="86" calcext:value-type="float">
            <text:p>86</text:p>
          </table:table-cell>
          <table:table-cell office:value-type="float" office:value="87.5324102564103" calcext:value-type="float">
            <text:p>87.5324102564103</text:p>
          </table:table-cell>
          <table:table-cell office:value-type="float" office:value="1400" calcext:value-type="float">
            <text:p>1400</text:p>
          </table:table-cell>
          <table:table-cell office:value-type="float" office:value="1207.6" calcext:value-type="float">
            <text:p>1207.6</text:p>
          </table:table-cell>
          <table:table-cell office:value-type="float" office:value="389.4" calcext:value-type="float">
            <text:p>389.4</text:p>
          </table:table-cell>
          <table:table-cell office:value-type="float" office:value="85.8232546706732" calcext:value-type="float">
            <text:p>85.8232546706732</text:p>
          </table:table-cell>
          <table:table-cell office:value-type="float" office:value="2076.52700562757" calcext:value-type="float">
            <text:p>2076.527005627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05" calcext:value-type="float">
            <text:p>263.05</text:p>
          </table:table-cell>
          <table:table-cell office:value-type="float" office:value="86.2" calcext:value-type="float">
            <text:p>86.2</text:p>
          </table:table-cell>
          <table:table-cell office:value-type="float" office:value="87.678" calcext:value-type="float">
            <text:p>87.678</text:p>
          </table:table-cell>
          <table:table-cell office:value-type="float" office:value="981" calcext:value-type="float">
            <text:p>981</text:p>
          </table:table-cell>
          <table:table-cell office:value-type="float" office:value="1207.6" calcext:value-type="float">
            <text:p>1207.6</text:p>
          </table:table-cell>
          <table:table-cell office:value-type="float" office:value="389.4" calcext:value-type="float">
            <text:p>389.4</text:p>
          </table:table-cell>
          <table:table-cell office:value-type="float" office:value="86.1439831647264" calcext:value-type="float">
            <text:p>86.1439831647264</text:p>
          </table:table-cell>
          <table:table-cell office:value-type="float" office:value="2059.59383202402" calcext:value-type="float">
            <text:p>2059.593832024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22" calcext:value-type="float">
            <text:p>263.22</text:p>
          </table:table-cell>
          <table:table-cell office:value-type="float" office:value="86.2" calcext:value-type="float">
            <text:p>86.2</text:p>
          </table:table-cell>
          <table:table-cell office:value-type="float" office:value="87.8235897435897" calcext:value-type="float">
            <text:p>87.8235897435897</text:p>
          </table:table-cell>
          <table:table-cell office:value-type="float" office:value="1019" calcext:value-type="float">
            <text:p>1019</text:p>
          </table:table-cell>
          <table:table-cell office:value-type="float" office:value="740" calcext:value-type="float">
            <text:p>740</text:p>
          </table:table-cell>
          <table:table-cell office:value-type="float" office:value="185" calcext:value-type="float">
            <text:p>185</text:p>
          </table:table-cell>
          <table:table-cell office:value-type="float" office:value="86.3068792735145" calcext:value-type="float">
            <text:p>86.3068792735145</text:p>
          </table:table-cell>
          <table:table-cell office:value-type="float" office:value="2031.08949598531" calcext:value-type="float">
            <text:p>2031.089495985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39" calcext:value-type="float">
            <text:p>263.39</text:p>
          </table:table-cell>
          <table:table-cell office:value-type="float" office:value="86.4" calcext:value-type="float">
            <text:p>86.4</text:p>
          </table:table-cell>
          <table:table-cell office:value-type="float" office:value="87.9691794871795" calcext:value-type="float">
            <text:p>87.9691794871795</text:p>
          </table:table-cell>
          <table:table-cell office:value-type="float" office:value="1175" calcext:value-type="float">
            <text:p>1175</text:p>
          </table:table-cell>
          <table:table-cell office:value-type="float" office:value="740" calcext:value-type="float">
            <text:p>740</text:p>
          </table:table-cell>
          <table:table-cell office:value-type="float" office:value="185" calcext:value-type="float">
            <text:p>185</text:p>
          </table:table-cell>
          <table:table-cell office:value-type="float" office:value="86.45977231336" calcext:value-type="float">
            <text:p>86.45977231336</text:p>
          </table:table-cell>
          <table:table-cell office:value-type="float" office:value="2004.01309543054" calcext:value-type="float">
            <text:p>2004.013095430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55" calcext:value-type="float">
            <text:p>263.55</text:p>
          </table:table-cell>
          <table:table-cell office:value-type="float" office:value="86.4" calcext:value-type="float">
            <text:p>86.4</text:p>
          </table:table-cell>
          <table:table-cell office:value-type="float" office:value="88.1147692307692" calcext:value-type="float">
            <text:p>88.1147692307692</text:p>
          </table:table-cell>
          <table:table-cell office:value-type="float" office:value="1458" calcext:value-type="float">
            <text:p>1458</text:p>
          </table:table-cell>
          <table:table-cell office:value-type="float" office:value="1012.8" calcext:value-type="float">
            <text:p>1012.8</text:p>
          </table:table-cell>
          <table:table-cell office:value-type="float" office:value="253.2" calcext:value-type="float">
            <text:p>253.2</text:p>
          </table:table-cell>
          <table:table-cell office:value-type="float" office:value="86.5532833510468" calcext:value-type="float">
            <text:p>86.5532833510468</text:p>
          </table:table-cell>
          <table:table-cell office:value-type="float" office:value="1985.47251189977" calcext:value-type="float">
            <text:p>1985.47251189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72" calcext:value-type="float">
            <text:p>263.72</text:p>
          </table:table-cell>
          <table:table-cell office:value-type="float" office:value="86.4" calcext:value-type="float">
            <text:p>86.4</text:p>
          </table:table-cell>
          <table:table-cell office:value-type="float" office:value="88.260358974359" calcext:value-type="float">
            <text:p>88.260358974359</text:p>
          </table:table-cell>
          <table:table-cell office:value-type="float" office:value="1842" calcext:value-type="float">
            <text:p>1842</text:p>
          </table:table-cell>
          <table:table-cell office:value-type="float" office:value="1012.8" calcext:value-type="float">
            <text:p>1012.8</text:p>
          </table:table-cell>
          <table:table-cell office:value-type="float" office:value="253.2" calcext:value-type="float">
            <text:p>253.2</text:p>
          </table:table-cell>
          <table:table-cell office:value-type="float" office:value="86.5834939689475" calcext:value-type="float">
            <text:p>86.5834939689475</text:p>
          </table:table-cell>
          <table:table-cell office:value-type="float" office:value="1981.55944361125" calcext:value-type="float">
            <text:p>1981.559443611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.89" calcext:value-type="float">
            <text:p>263.89</text:p>
          </table:table-cell>
          <table:table-cell office:value-type="float" office:value="86.4" calcext:value-type="float">
            <text:p>86.4</text:p>
          </table:table-cell>
          <table:table-cell office:value-type="float" office:value="88.4042051282051" calcext:value-type="float">
            <text:p>88.4042051282051</text:p>
          </table:table-cell>
          <table:table-cell office:value-type="float" office:value="1881" calcext:value-type="float">
            <text:p>1881</text:p>
          </table:table-cell>
          <table:table-cell office:value-type="float" office:value="284.000000000004" calcext:value-type="float">
            <text:p>284.000000000004</text:p>
          </table:table-cell>
          <table:table-cell office:value-type="float" office:value="1621" calcext:value-type="float">
            <text:p>1621</text:p>
          </table:table-cell>
          <table:table-cell office:value-type="float" office:value="86.5944321593602" calcext:value-type="float">
            <text:p>86.5944321593602</text:p>
          </table:table-cell>
          <table:table-cell office:value-type="float" office:value="1994.0170123975" calcext:value-type="float">
            <text:p>1994.01701239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05" calcext:value-type="float">
            <text:p>264.05</text:p>
          </table:table-cell>
          <table:table-cell office:value-type="float" office:value="86.4" calcext:value-type="float">
            <text:p>86.4</text:p>
          </table:table-cell>
          <table:table-cell office:value-type="float" office:value="88.5497948717949" calcext:value-type="float">
            <text:p>88.5497948717949</text:p>
          </table:table-cell>
          <table:table-cell office:value-type="float" office:value="1921" calcext:value-type="float">
            <text:p>1921</text:p>
          </table:table-cell>
          <table:table-cell office:value-type="float" office:value="284.000000000004" calcext:value-type="float">
            <text:p>284.000000000004</text:p>
          </table:table-cell>
          <table:table-cell office:value-type="float" office:value="1621" calcext:value-type="float">
            <text:p>1621</text:p>
          </table:table-cell>
          <table:table-cell office:value-type="float" office:value="86.5994628851636" calcext:value-type="float">
            <text:p>86.5994628851636</text:p>
          </table:table-cell>
          <table:table-cell office:value-type="float" office:value="2010.02310850518" calcext:value-type="float">
            <text:p>2010.02310850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22" calcext:value-type="float">
            <text:p>264.22</text:p>
          </table:table-cell>
          <table:table-cell office:value-type="float" office:value="86.5" calcext:value-type="float">
            <text:p>86.5</text:p>
          </table:table-cell>
          <table:table-cell office:value-type="float" office:value="88.6945128205128" calcext:value-type="float">
            <text:p>88.6945128205128</text:p>
          </table:table-cell>
          <table:table-cell office:value-type="float" office:value="1941" calcext:value-type="float">
            <text:p>1941</text:p>
          </table:table-cell>
          <table:table-cell office:value-type="float" office:value="124.800000000001" calcext:value-type="float">
            <text:p>124.800000000001</text:p>
          </table:table-cell>
          <table:table-cell office:value-type="float" office:value="1831.2" calcext:value-type="float">
            <text:p>1831.2</text:p>
          </table:table-cell>
          <table:table-cell office:value-type="float" office:value="86.6395413302329" calcext:value-type="float">
            <text:p>86.6395413302329</text:p>
          </table:table-cell>
          <table:table-cell office:value-type="float" office:value="2027.89283181431" calcext:value-type="float">
            <text:p>2027.892831814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39" calcext:value-type="float">
            <text:p>264.39</text:p>
          </table:table-cell>
          <table:table-cell office:value-type="float" office:value="86.7" calcext:value-type="float">
            <text:p>86.7</text:p>
          </table:table-cell>
          <table:table-cell office:value-type="float" office:value="88.8401025641026" calcext:value-type="float">
            <text:p>88.8401025641026</text:p>
          </table:table-cell>
          <table:table-cell office:value-type="float" office:value="1960" calcext:value-type="float">
            <text:p>1960</text:p>
          </table:table-cell>
          <table:table-cell office:value-type="float" office:value="124.800000000001" calcext:value-type="float">
            <text:p>124.800000000001</text:p>
          </table:table-cell>
          <table:table-cell office:value-type="float" office:value="1831.2" calcext:value-type="float">
            <text:p>1831.2</text:p>
          </table:table-cell>
          <table:table-cell office:value-type="float" office:value="86.7516267136073" calcext:value-type="float">
            <text:p>86.7516267136073</text:p>
          </table:table-cell>
          <table:table-cell office:value-type="float" office:value="2045.61196889719" calcext:value-type="float">
            <text:p>2045.611968897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55" calcext:value-type="float">
            <text:p>264.55</text:p>
          </table:table-cell>
          <table:table-cell office:value-type="float" office:value="86.9" calcext:value-type="float">
            <text:p>86.9</text:p>
          </table:table-cell>
          <table:table-cell office:value-type="float" office:value="88.9856923076923" calcext:value-type="float">
            <text:p>88.9856923076923</text:p>
          </table:table-cell>
          <table:table-cell office:value-type="float" office:value="1954" calcext:value-type="float">
            <text:p>1954</text:p>
          </table:table-cell>
          <table:table-cell office:value-type="float" office:value="85.2000000000004" calcext:value-type="float">
            <text:p>85.2000000000004</text:p>
          </table:table-cell>
          <table:table-cell office:value-type="float" office:value="1883.8" calcext:value-type="float">
            <text:p>1883.8</text:p>
          </table:table-cell>
          <table:table-cell office:value-type="float" office:value="86.9030068619232" calcext:value-type="float">
            <text:p>86.9030068619232</text:p>
          </table:table-cell>
          <table:table-cell office:value-type="float" office:value="2061.14361023844" calcext:value-type="float">
            <text:p>2061.143610238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72" calcext:value-type="float">
            <text:p>264.72</text:p>
          </table:table-cell>
          <table:table-cell office:value-type="float" office:value="87.1" calcext:value-type="float">
            <text:p>87.1</text:p>
          </table:table-cell>
          <table:table-cell office:value-type="float" office:value="89.1312820512821" calcext:value-type="float">
            <text:p>89.1312820512821</text:p>
          </table:table-cell>
          <table:table-cell office:value-type="float" office:value="1939" calcext:value-type="float">
            <text:p>1939</text:p>
          </table:table-cell>
          <table:table-cell office:value-type="float" office:value="85.2000000000004" calcext:value-type="float">
            <text:p>85.2000000000004</text:p>
          </table:table-cell>
          <table:table-cell office:value-type="float" office:value="1883.8" calcext:value-type="float">
            <text:p>1883.8</text:p>
          </table:table-cell>
          <table:table-cell office:value-type="float" office:value="87.1435762637534" calcext:value-type="float">
            <text:p>87.1435762637534</text:p>
          </table:table-cell>
          <table:table-cell office:value-type="float" office:value="2077.55843898573" calcext:value-type="float">
            <text:p>2077.558438985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4.89" calcext:value-type="float">
            <text:p>264.89</text:p>
          </table:table-cell>
          <table:table-cell office:value-type="float" office:value="87.4" calcext:value-type="float">
            <text:p>87.4</text:p>
          </table:table-cell>
          <table:table-cell office:value-type="float" office:value="89.2768717948718" calcext:value-type="float">
            <text:p>89.2768717948718</text:p>
          </table:table-cell>
          <table:table-cell office:value-type="float" office:value="1910" calcext:value-type="float">
            <text:p>1910</text:p>
          </table:table-cell>
          <table:table-cell office:value-type="float" office:value="197.200000000002" calcext:value-type="float">
            <text:p>197.200000000002</text:p>
          </table:table-cell>
          <table:table-cell office:value-type="float" office:value="1736.8" calcext:value-type="float">
            <text:p>1736.8</text:p>
          </table:table-cell>
          <table:table-cell office:value-type="float" office:value="87.3877881430676" calcext:value-type="float">
            <text:p>87.3877881430676</text:p>
          </table:table-cell>
          <table:table-cell office:value-type="float" office:value="2092.88257458243" calcext:value-type="float">
            <text:p>2092.882574582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05" calcext:value-type="float">
            <text:p>265.05</text:p>
          </table:table-cell>
          <table:table-cell office:value-type="float" office:value="87.6" calcext:value-type="float">
            <text:p>87.6</text:p>
          </table:table-cell>
          <table:table-cell office:value-type="float" office:value="89.4215897435898" calcext:value-type="float">
            <text:p>89.4215897435898</text:p>
          </table:table-cell>
          <table:table-cell office:value-type="float" office:value="1648" calcext:value-type="float">
            <text:p>1648</text:p>
          </table:table-cell>
          <table:table-cell office:value-type="float" office:value="197.200000000002" calcext:value-type="float">
            <text:p>197.200000000002</text:p>
          </table:table-cell>
          <table:table-cell office:value-type="float" office:value="1736.8" calcext:value-type="float">
            <text:p>1736.8</text:p>
          </table:table-cell>
          <table:table-cell office:value-type="float" office:value="87.6268338170556" calcext:value-type="float">
            <text:p>87.6268338170556</text:p>
          </table:table-cell>
          <table:table-cell office:value-type="float" office:value="2101.33392155387" calcext:value-type="float">
            <text:p>2101.33392155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22" calcext:value-type="float">
            <text:p>265.22</text:p>
          </table:table-cell>
          <table:table-cell office:value-type="float" office:value="87.9" calcext:value-type="float">
            <text:p>87.9</text:p>
          </table:table-cell>
          <table:table-cell office:value-type="float" office:value="89.5671794871795" calcext:value-type="float">
            <text:p>89.5671794871795</text:p>
          </table:table-cell>
          <table:table-cell office:value-type="float" office:value="1378" calcext:value-type="float">
            <text:p>1378</text:p>
          </table:table-cell>
          <table:table-cell office:value-type="float" office:value="1102.4" calcext:value-type="float">
            <text:p>1102.4</text:p>
          </table:table-cell>
          <table:table-cell office:value-type="float" office:value="275.6" calcext:value-type="float">
            <text:p>275.6</text:p>
          </table:table-cell>
          <table:table-cell office:value-type="float" office:value="87.8924484782282" calcext:value-type="float">
            <text:p>87.8924484782282</text:p>
          </table:table-cell>
          <table:table-cell office:value-type="float" office:value="2096.22595946905" calcext:value-type="float">
            <text:p>2096.225959469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39" calcext:value-type="float">
            <text:p>265.39</text:p>
          </table:table-cell>
          <table:table-cell office:value-type="float" office:value="88.1" calcext:value-type="float">
            <text:p>88.1</text:p>
          </table:table-cell>
          <table:table-cell office:value-type="float" office:value="89.7127692307693" calcext:value-type="float">
            <text:p>89.7127692307693</text:p>
          </table:table-cell>
          <table:table-cell office:value-type="float" office:value="1126" calcext:value-type="float">
            <text:p>1126</text:p>
          </table:table-cell>
          <table:table-cell office:value-type="float" office:value="1102.4" calcext:value-type="float">
            <text:p>1102.4</text:p>
          </table:table-cell>
          <table:table-cell office:value-type="float" office:value="275.6" calcext:value-type="float">
            <text:p>275.6</text:p>
          </table:table-cell>
          <table:table-cell office:value-type="float" office:value="88.1400347017058" calcext:value-type="float">
            <text:p>88.1400347017058</text:p>
          </table:table-cell>
          <table:table-cell office:value-type="float" office:value="2077.40382145661" calcext:value-type="float">
            <text:p>2077.403821456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55" calcext:value-type="float">
            <text:p>265.55</text:p>
          </table:table-cell>
          <table:table-cell office:value-type="float" office:value="88.2" calcext:value-type="float">
            <text:p>88.2</text:p>
          </table:table-cell>
          <table:table-cell office:value-type="float" office:value="89.858358974359" calcext:value-type="float">
            <text:p>89.858358974359</text:p>
          </table:table-cell>
          <table:table-cell office:value-type="float" office:value="1110" calcext:value-type="float">
            <text:p>1110</text:p>
          </table:table-cell>
          <table:table-cell office:value-type="float" office:value="889.6" calcext:value-type="float">
            <text:p>889.6</text:p>
          </table:table-cell>
          <table:table-cell office:value-type="float" office:value="222.4" calcext:value-type="float">
            <text:p>222.4</text:p>
          </table:table-cell>
          <table:table-cell office:value-type="float" office:value="88.3024938571191" calcext:value-type="float">
            <text:p>88.3024938571191</text:p>
          </table:table-cell>
          <table:table-cell office:value-type="float" office:value="2054.46257915412" calcext:value-type="float">
            <text:p>2054.46257915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72" calcext:value-type="float">
            <text:p>265.72</text:p>
          </table:table-cell>
          <table:table-cell office:value-type="float" office:value="88.3" calcext:value-type="float">
            <text:p>88.3</text:p>
          </table:table-cell>
          <table:table-cell office:value-type="float" office:value="90.0039487179487" calcext:value-type="float">
            <text:p>90.0039487179487</text:p>
          </table:table-cell>
          <table:table-cell office:value-type="float" office:value="1345" calcext:value-type="float">
            <text:p>1345</text:p>
          </table:table-cell>
          <table:table-cell office:value-type="float" office:value="889.6" calcext:value-type="float">
            <text:p>889.6</text:p>
          </table:table-cell>
          <table:table-cell office:value-type="float" office:value="222.4" calcext:value-type="float">
            <text:p>222.4</text:p>
          </table:table-cell>
          <table:table-cell office:value-type="float" office:value="88.4121074498661" calcext:value-type="float">
            <text:p>88.4121074498661</text:p>
          </table:table-cell>
          <table:table-cell office:value-type="float" office:value="2033.98709658406" calcext:value-type="float">
            <text:p>2033.987096584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5.89" calcext:value-type="float">
            <text:p>265.89</text:p>
          </table:table-cell>
          <table:table-cell office:value-type="float" office:value="88.3" calcext:value-type="float">
            <text:p>88.3</text:p>
          </table:table-cell>
          <table:table-cell office:value-type="float" office:value="90.1477948717949" calcext:value-type="float">
            <text:p>90.1477948717949</text:p>
          </table:table-cell>
          <table:table-cell office:value-type="float" office:value="1629" calcext:value-type="float">
            <text:p>1629</text:p>
          </table:table-cell>
          <table:table-cell office:value-type="float" office:value="1065.2" calcext:value-type="float">
            <text:p>1065.2</text:p>
          </table:table-cell>
          <table:table-cell office:value-type="float" office:value="578.799999999999" calcext:value-type="float">
            <text:p>578.799999999999</text:p>
          </table:table-cell>
          <table:table-cell office:value-type="float" office:value="88.472585024641" calcext:value-type="float">
            <text:p>88.472585024641</text:p>
          </table:table-cell>
          <table:table-cell office:value-type="float" office:value="2025.0729965189" calcext:value-type="float">
            <text:p>2025.07299651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05" calcext:value-type="float">
            <text:p>266.05</text:p>
          </table:table-cell>
          <table:table-cell office:value-type="float" office:value="88.3" calcext:value-type="float">
            <text:p>88.3</text:p>
          </table:table-cell>
          <table:table-cell office:value-type="float" office:value="90.2933846153846" calcext:value-type="float">
            <text:p>90.2933846153846</text:p>
          </table:table-cell>
          <table:table-cell office:value-type="float" office:value="1946" calcext:value-type="float">
            <text:p>1946</text:p>
          </table:table-cell>
          <table:table-cell office:value-type="float" office:value="1065.2" calcext:value-type="float">
            <text:p>1065.2</text:p>
          </table:table-cell>
          <table:table-cell office:value-type="float" office:value="578.799999999999" calcext:value-type="float">
            <text:p>578.799999999999</text:p>
          </table:table-cell>
          <table:table-cell office:value-type="float" office:value="88.4917515271083" calcext:value-type="float">
            <text:p>88.4917515271083</text:p>
          </table:table-cell>
          <table:table-cell office:value-type="float" office:value="2029.94292896589" calcext:value-type="float">
            <text:p>2029.942928965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22" calcext:value-type="float">
            <text:p>266.22</text:p>
          </table:table-cell>
          <table:table-cell office:value-type="float" office:value="88.2" calcext:value-type="float">
            <text:p>88.2</text:p>
          </table:table-cell>
          <table:table-cell office:value-type="float" office:value="90.4398461538462" calcext:value-type="float">
            <text:p>90.4398461538462</text:p>
          </table:table-cell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8.5003135740375" calcext:value-type="float">
            <text:p>88.5003135740375</text:p>
          </table:table-cell>
          <table:table-cell office:value-type="float" office:value="2045.29079264511" calcext:value-type="float">
            <text:p>2045.29079264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39" calcext:value-type="float">
            <text:p>266.39</text:p>
          </table:table-cell>
          <table:table-cell office:value-type="float" office:value="88.4" calcext:value-type="float">
            <text:p>88.4</text:p>
          </table:table-cell>
          <table:table-cell office:value-type="float" office:value="90.5836923076923" calcext:value-type="float">
            <text:p>90.5836923076923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8.4968100241981" calcext:value-type="float">
            <text:p>88.4968100241981</text:p>
          </table:table-cell>
          <table:table-cell office:value-type="float" office:value="2061.37958125309" calcext:value-type="float">
            <text:p>2061.379581253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55" calcext:value-type="float">
            <text:p>266.55</text:p>
          </table:table-cell>
          <table:table-cell office:value-type="float" office:value="88.5" calcext:value-type="float">
            <text:p>88.5</text:p>
          </table:table-cell>
          <table:table-cell office:value-type="float" office:value="90.7292820512821" calcext:value-type="float">
            <text:p>90.7292820512821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8.5950098769158" calcext:value-type="float">
            <text:p>88.5950098769158</text:p>
          </table:table-cell>
          <table:table-cell office:value-type="float" office:value="2077.74225928604" calcext:value-type="float">
            <text:p>2077.742259286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72" calcext:value-type="float">
            <text:p>266.72</text:p>
          </table:table-cell>
          <table:table-cell office:value-type="float" office:value="88.7" calcext:value-type="float">
            <text:p>88.7</text:p>
          </table:table-cell>
          <table:table-cell office:value-type="float" office:value="90.8748717948718" calcext:value-type="float">
            <text:p>90.8748717948718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8.7456089489725" calcext:value-type="float">
            <text:p>88.7456089489725</text:p>
          </table:table-cell>
          <table:table-cell office:value-type="float" office:value="2093.57329485151" calcext:value-type="float">
            <text:p>2093.573294851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6.89" calcext:value-type="float">
            <text:p>266.89</text:p>
          </table:table-cell>
          <table:table-cell office:value-type="float" office:value="89" calcext:value-type="float">
            <text:p>89</text:p>
          </table:table-cell>
          <table:table-cell office:value-type="float" office:value="91.0195897435898" calcext:value-type="float">
            <text:p>91.019589743589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8.9501745803625" calcext:value-type="float">
            <text:p>88.9501745803625</text:p>
          </table:table-cell>
          <table:table-cell office:value-type="float" office:value="2107.81277618762" calcext:value-type="float">
            <text:p>2107.812776187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05" calcext:value-type="float">
            <text:p>267.05</text:p>
          </table:table-cell>
          <table:table-cell office:value-type="float" office:value="89.3" calcext:value-type="float">
            <text:p>89.3</text:p>
          </table:table-cell>
          <table:table-cell office:value-type="float" office:value="91.1660512820513" calcext:value-type="float">
            <text:p>91.1660512820513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89.1890428727241" calcext:value-type="float">
            <text:p>89.1890428727241</text:p>
          </table:table-cell>
          <table:table-cell office:value-type="float" office:value="2122.33102573593" calcext:value-type="float">
            <text:p>2122.331025735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22" calcext:value-type="float">
            <text:p>267.22</text:p>
          </table:table-cell>
          <table:table-cell office:value-type="float" office:value="89.5" calcext:value-type="float">
            <text:p>89.5</text:p>
          </table:table-cell>
          <table:table-cell office:value-type="float" office:value="91.311641025641" calcext:value-type="float">
            <text:p>91.311641025641</text:p>
          </table:table-cell>
          <table:table-cell office:value-type="float" office:value="1715" calcext:value-type="float">
            <text:p>1715</text:p>
          </table:table-cell>
          <table:table-cell office:value-type="float" office:value="852.000000000002" calcext:value-type="float">
            <text:p>852.000000000002</text:p>
          </table:table-cell>
          <table:table-cell office:value-type="float" office:value="862.999999999999" calcext:value-type="float">
            <text:p>862.999999999999</text:p>
          </table:table-cell>
          <table:table-cell office:value-type="float" office:value="89.4623186583088" calcext:value-type="float">
            <text:p>89.4623186583088</text:p>
          </table:table-cell>
          <table:table-cell office:value-type="float" office:value="2134.06579940569" calcext:value-type="float">
            <text:p>2134.065799405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39" calcext:value-type="float">
            <text:p>267.39</text:p>
          </table:table-cell>
          <table:table-cell office:value-type="float" office:value="89.8" calcext:value-type="float">
            <text:p>89.8</text:p>
          </table:table-cell>
          <table:table-cell office:value-type="float" office:value="91.4554871794872" calcext:value-type="float">
            <text:p>91.4554871794872</text:p>
          </table:table-cell>
          <table:table-cell office:value-type="float" office:value="1379" calcext:value-type="float">
            <text:p>1379</text:p>
          </table:table-cell>
          <table:table-cell office:value-type="float" office:value="852.000000000002" calcext:value-type="float">
            <text:p>852.000000000002</text:p>
          </table:table-cell>
          <table:table-cell office:value-type="float" office:value="862.999999999999" calcext:value-type="float">
            <text:p>862.999999999999</text:p>
          </table:table-cell>
          <table:table-cell office:value-type="float" office:value="89.7281365921341" calcext:value-type="float">
            <text:p>89.7281365921341</text:p>
          </table:table-cell>
          <table:table-cell office:value-type="float" office:value="2131.1242648717" calcext:value-type="float">
            <text:p>2131.12426487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55" calcext:value-type="float">
            <text:p>267.55</text:p>
          </table:table-cell>
          <table:table-cell office:value-type="float" office:value="89.9" calcext:value-type="float">
            <text:p>89.9</text:p>
          </table:table-cell>
          <table:table-cell office:value-type="float" office:value="91.6010769230769" calcext:value-type="float">
            <text:p>91.6010769230769</text:p>
          </table:table-cell>
          <table:table-cell office:value-type="float" office:value="1326" calcext:value-type="float">
            <text:p>1326</text:p>
          </table:table-cell>
          <table:table-cell office:value-type="float" office:value="1004" calcext:value-type="float">
            <text:p>1004</text:p>
          </table:table-cell>
          <table:table-cell office:value-type="float" office:value="251" calcext:value-type="float">
            <text:p>251</text:p>
          </table:table-cell>
          <table:table-cell office:value-type="float" office:value="89.9267741687507" calcext:value-type="float">
            <text:p>89.9267741687507</text:p>
          </table:table-cell>
          <table:table-cell office:value-type="float" office:value="2114.56744061655" calcext:value-type="float">
            <text:p>2114.567440616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72" calcext:value-type="float">
            <text:p>267.72</text:p>
          </table:table-cell>
          <table:table-cell office:value-type="float" office:value="90" calcext:value-type="float">
            <text:p>90</text:p>
          </table:table-cell>
          <table:table-cell office:value-type="float" office:value="91.7475384615385" calcext:value-type="float">
            <text:p>91.7475384615385</text:p>
          </table:table-cell>
          <table:table-cell office:value-type="float" office:value="1431" calcext:value-type="float">
            <text:p>1431</text:p>
          </table:table-cell>
          <table:table-cell office:value-type="float" office:value="1004" calcext:value-type="float">
            <text:p>1004</text:p>
          </table:table-cell>
          <table:table-cell office:value-type="float" office:value="251" calcext:value-type="float">
            <text:p>251</text:p>
          </table:table-cell>
          <table:table-cell office:value-type="float" office:value="90.0730757187161" calcext:value-type="float">
            <text:p>90.0730757187161</text:p>
          </table:table-cell>
          <table:table-cell office:value-type="float" office:value="2098.27684520348" calcext:value-type="float">
            <text:p>2098.27684520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.89" calcext:value-type="float">
            <text:p>267.89</text:p>
          </table:table-cell>
          <table:table-cell office:value-type="float" office:value="90" calcext:value-type="float">
            <text:p>90</text:p>
          </table:table-cell>
          <table:table-cell office:value-type="float" office:value="91.8922564102564" calcext:value-type="float">
            <text:p>91.8922564102564</text:p>
          </table:table-cell>
          <table:table-cell office:value-type="float" office:value="1647" calcext:value-type="float">
            <text:p>1647</text:p>
          </table:table-cell>
          <table:table-cell office:value-type="float" office:value="1176" calcext:value-type="float">
            <text:p>1176</text:p>
          </table:table-cell>
          <table:table-cell office:value-type="float" office:value="294" calcext:value-type="float">
            <text:p>294</text:p>
          </table:table-cell>
          <table:table-cell office:value-type="float" office:value="90.1703718745202" calcext:value-type="float">
            <text:p>90.1703718745202</text:p>
          </table:table-cell>
          <table:table-cell office:value-type="float" office:value="2087.7346777852" calcext:value-type="float">
            <text:p>2087.73467778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05" calcext:value-type="float">
            <text:p>268.05</text:p>
          </table:table-cell>
          <table:table-cell office:value-type="float" office:value="90" calcext:value-type="float">
            <text:p>90</text:p>
          </table:table-cell>
          <table:table-cell office:value-type="float" office:value="92.0378461538462" calcext:value-type="float">
            <text:p>92.0378461538462</text:p>
          </table:table-cell>
          <table:table-cell office:value-type="float" office:value="1972" calcext:value-type="float">
            <text:p>1972</text:p>
          </table:table-cell>
          <table:table-cell office:value-type="float" office:value="1176" calcext:value-type="float">
            <text:p>1176</text:p>
          </table:table-cell>
          <table:table-cell office:value-type="float" office:value="294" calcext:value-type="float">
            <text:p>294</text:p>
          </table:table-cell>
          <table:table-cell office:value-type="float" office:value="90.1959690862796" calcext:value-type="float">
            <text:p>90.1959690862796</text:p>
          </table:table-cell>
          <table:table-cell office:value-type="float" office:value="2088.48487807058" calcext:value-type="float">
            <text:p>2088.48487807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22" calcext:value-type="float">
            <text:p>268.22</text:p>
          </table:table-cell>
          <table:table-cell office:value-type="float" office:value="90" calcext:value-type="float">
            <text:p>90</text:p>
          </table:table-cell>
          <table:table-cell office:value-type="float" office:value="92.1825641025641" calcext:value-type="float">
            <text:p>92.1825641025641</text:p>
          </table:table-cell>
          <table:table-cell office:value-type="float" office:value="2000" calcext:value-type="float">
            <text:p>2000</text:p>
          </table:table-cell>
          <table:table-cell office:value-type="float" office:value="259.600000000004" calcext:value-type="float">
            <text:p>259.600000000004</text:p>
          </table:table-cell>
          <table:table-cell office:value-type="float" office:value="1652.4" calcext:value-type="float">
            <text:p>1652.4</text:p>
          </table:table-cell>
          <table:table-cell office:value-type="float" office:value="90.2056125429136" calcext:value-type="float">
            <text:p>90.2056125429136</text:p>
          </table:table-cell>
          <table:table-cell office:value-type="float" office:value="2100.79008122463" calcext:value-type="float">
            <text:p>2100.790081224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39" calcext:value-type="float">
            <text:p>268.39</text:p>
          </table:table-cell>
          <table:table-cell office:value-type="float" office:value="90" calcext:value-type="float">
            <text:p>90</text:p>
          </table:table-cell>
          <table:table-cell office:value-type="float" office:value="92.3281538461539" calcext:value-type="float">
            <text:p>92.3281538461539</text:p>
          </table:table-cell>
          <table:table-cell office:value-type="float" office:value="1932" calcext:value-type="float">
            <text:p>1932</text:p>
          </table:table-cell>
          <table:table-cell office:value-type="float" office:value="259.600000000004" calcext:value-type="float">
            <text:p>259.600000000004</text:p>
          </table:table-cell>
          <table:table-cell office:value-type="float" office:value="1652.4" calcext:value-type="float">
            <text:p>1652.4</text:p>
          </table:table-cell>
          <table:table-cell office:value-type="float" office:value="90.210327661589" calcext:value-type="float">
            <text:p>90.210327661589</text:p>
          </table:table-cell>
          <table:table-cell office:value-type="float" office:value="2114.39461121973" calcext:value-type="float">
            <text:p>2114.39461121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55" calcext:value-type="float">
            <text:p>268.55</text:p>
          </table:table-cell>
          <table:table-cell office:value-type="float" office:value="90.1" calcext:value-type="float">
            <text:p>90.1</text:p>
          </table:table-cell>
          <table:table-cell office:value-type="float" office:value="92.4737435897436" calcext:value-type="float">
            <text:p>92.4737435897436</text:p>
          </table:table-cell>
          <table:table-cell office:value-type="float" office:value="1953" calcext:value-type="float">
            <text:p>1953</text:p>
          </table:table-cell>
          <table:table-cell office:value-type="float" office:value="132.400000000001" calcext:value-type="float">
            <text:p>132.400000000001</text:p>
          </table:table-cell>
          <table:table-cell office:value-type="float" office:value="1820.6" calcext:value-type="float">
            <text:p>1820.6</text:p>
          </table:table-cell>
          <table:table-cell office:value-type="float" office:value="90.2324617325685" calcext:value-type="float">
            <text:p>90.2324617325685</text:p>
          </table:table-cell>
          <table:table-cell office:value-type="float" office:value="2126.75447154532" calcext:value-type="float">
            <text:p>2126.754471545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72" calcext:value-type="float">
            <text:p>268.72</text:p>
          </table:table-cell>
          <table:table-cell office:value-type="float" office:value="90.3" calcext:value-type="float">
            <text:p>90.3</text:p>
          </table:table-cell>
          <table:table-cell office:value-type="float" office:value="92.6184615384615" calcext:value-type="float">
            <text:p>92.6184615384615</text:p>
          </table:table-cell>
          <table:table-cell office:value-type="float" office:value="1957" calcext:value-type="float">
            <text:p>1957</text:p>
          </table:table-cell>
          <table:table-cell office:value-type="float" office:value="132.400000000001" calcext:value-type="float">
            <text:p>132.400000000001</text:p>
          </table:table-cell>
          <table:table-cell office:value-type="float" office:value="1820.6" calcext:value-type="float">
            <text:p>1820.6</text:p>
          </table:table-cell>
          <table:table-cell office:value-type="float" office:value="90.3552921593637" calcext:value-type="float">
            <text:p>90.3552921593637</text:p>
          </table:table-cell>
          <table:table-cell office:value-type="float" office:value="2140.71038595968" calcext:value-type="float">
            <text:p>2140.710385959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.89" calcext:value-type="float">
            <text:p>268.89</text:p>
          </table:table-cell>
          <table:table-cell office:value-type="float" office:value="90.5" calcext:value-type="float">
            <text:p>90.5</text:p>
          </table:table-cell>
          <table:table-cell office:value-type="float" office:value="92.7640512820513" calcext:value-type="float">
            <text:p>92.7640512820513</text:p>
          </table:table-cell>
          <table:table-cell office:value-type="float" office:value="1957" calcext:value-type="float">
            <text:p>1957</text:p>
          </table:table-cell>
          <table:table-cell office:value-type="float" office:value="125.600000000001" calcext:value-type="float">
            <text:p>125.600000000001</text:p>
          </table:table-cell>
          <table:table-cell office:value-type="float" office:value="1831.4" calcext:value-type="float">
            <text:p>1831.4</text:p>
          </table:table-cell>
          <table:table-cell office:value-type="float" office:value="90.5151816483203" calcext:value-type="float">
            <text:p>90.5151816483203</text:p>
          </table:table-cell>
          <table:table-cell office:value-type="float" office:value="2154.30782674671" calcext:value-type="float">
            <text:p>2154.307826746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05" calcext:value-type="float">
            <text:p>269.05</text:p>
          </table:table-cell>
          <table:table-cell office:value-type="float" office:value="90.7" calcext:value-type="float">
            <text:p>90.7</text:p>
          </table:table-cell>
          <table:table-cell office:value-type="float" office:value="92.9087692307692" calcext:value-type="float">
            <text:p>92.9087692307692</text:p>
          </table:table-cell>
          <table:table-cell office:value-type="float" office:value="1938" calcext:value-type="float">
            <text:p>1938</text:p>
          </table:table-cell>
          <table:table-cell office:value-type="float" office:value="125.600000000001" calcext:value-type="float">
            <text:p>125.600000000001</text:p>
          </table:table-cell>
          <table:table-cell office:value-type="float" office:value="1831.4" calcext:value-type="float">
            <text:p>1831.4</text:p>
          </table:table-cell>
          <table:table-cell office:value-type="float" office:value="90.7314961453928" calcext:value-type="float">
            <text:p>90.7314961453928</text:p>
          </table:table-cell>
          <table:table-cell office:value-type="float" office:value="2167.6496250792" calcext:value-type="float">
            <text:p>2167.6496250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22" calcext:value-type="float">
            <text:p>269.22</text:p>
          </table:table-cell>
          <table:table-cell office:value-type="float" office:value="91" calcext:value-type="float">
            <text:p>91</text:p>
          </table:table-cell>
          <table:table-cell office:value-type="float" office:value="93.054358974359" calcext:value-type="float">
            <text:p>93.054358974359</text:p>
          </table:table-cell>
          <table:table-cell office:value-type="float" office:value="1922" calcext:value-type="float">
            <text:p>1922</text:p>
          </table:table-cell>
          <table:table-cell office:value-type="float" office:value="227.600000000003" calcext:value-type="float">
            <text:p>227.600000000003</text:p>
          </table:table-cell>
          <table:table-cell office:value-type="float" office:value="1694.4" calcext:value-type="float">
            <text:p>1694.4</text:p>
          </table:table-cell>
          <table:table-cell office:value-type="float" office:value="90.9643929801333" calcext:value-type="float">
            <text:p>90.9643929801333</text:p>
          </table:table-cell>
          <table:table-cell office:value-type="float" office:value="2179.95863948626" calcext:value-type="float">
            <text:p>2179.95863948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39" calcext:value-type="float">
            <text:p>269.39</text:p>
          </table:table-cell>
          <table:table-cell office:value-type="float" office:value="91.2" calcext:value-type="float">
            <text:p>91.2</text:p>
          </table:table-cell>
          <table:table-cell office:value-type="float" office:value="93.1999487179487" calcext:value-type="float">
            <text:p>93.1999487179487</text:p>
          </table:table-cell>
          <table:table-cell office:value-type="float" office:value="1901" calcext:value-type="float">
            <text:p>1901</text:p>
          </table:table-cell>
          <table:table-cell office:value-type="float" office:value="227.600000000003" calcext:value-type="float">
            <text:p>227.600000000003</text:p>
          </table:table-cell>
          <table:table-cell office:value-type="float" office:value="1694.4" calcext:value-type="float">
            <text:p>1694.4</text:p>
          </table:table-cell>
          <table:table-cell office:value-type="float" office:value="91.199113057405" calcext:value-type="float">
            <text:p>91.199113057405</text:p>
          </table:table-cell>
          <table:table-cell office:value-type="float" office:value="2191.33606096152" calcext:value-type="float">
            <text:p>2191.33606096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55" calcext:value-type="float">
            <text:p>269.55</text:p>
          </table:table-cell>
          <table:table-cell office:value-type="float" office:value="91.4" calcext:value-type="float">
            <text:p>91.4</text:p>
          </table:table-cell>
          <table:table-cell office:value-type="float" office:value="93.3455384615385" calcext:value-type="float">
            <text:p>93.3455384615385</text:p>
          </table:table-cell>
          <table:table-cell office:value-type="float" office:value="1790" calcext:value-type="float">
            <text:p>1790</text:p>
          </table:table-cell>
          <table:table-cell office:value-type="float" office:value="622.000000000003" calcext:value-type="float">
            <text:p>622.000000000003</text:p>
          </table:table-cell>
          <table:table-cell office:value-type="float" office:value="1168" calcext:value-type="float">
            <text:p>1168</text:p>
          </table:table-cell>
          <table:table-cell office:value-type="float" office:value="91.4083117587561" calcext:value-type="float">
            <text:p>91.4083117587561</text:p>
          </table:table-cell>
          <table:table-cell office:value-type="float" office:value="2199.48122329567" calcext:value-type="float">
            <text:p>2199.481223295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72" calcext:value-type="float">
            <text:p>269.72</text:p>
          </table:table-cell>
          <table:table-cell office:value-type="float" office:value="91.6" calcext:value-type="float">
            <text:p>91.6</text:p>
          </table:table-cell>
          <table:table-cell office:value-type="float" office:value="93.4893846153846" calcext:value-type="float">
            <text:p>93.4893846153846</text:p>
          </table:table-cell>
          <table:table-cell office:value-type="float" office:value="1554" calcext:value-type="float">
            <text:p>1554</text:p>
          </table:table-cell>
          <table:table-cell office:value-type="float" office:value="622.000000000003" calcext:value-type="float">
            <text:p>622.000000000003</text:p>
          </table:table-cell>
          <table:table-cell office:value-type="float" office:value="1168" calcext:value-type="float">
            <text:p>1168</text:p>
          </table:table-cell>
          <table:table-cell office:value-type="float" office:value="91.6435289589641" calcext:value-type="float">
            <text:p>91.6435289589641</text:p>
          </table:table-cell>
          <table:table-cell office:value-type="float" office:value="2197.87740347283" calcext:value-type="float">
            <text:p>2197.877403472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.89" calcext:value-type="float">
            <text:p>269.89</text:p>
          </table:table-cell>
          <table:table-cell office:value-type="float" office:value="91.7" calcext:value-type="float">
            <text:p>91.7</text:p>
          </table:table-cell>
          <table:table-cell office:value-type="float" office:value="93.636717948718" calcext:value-type="float">
            <text:p>93.636717948718</text:p>
          </table:table-cell>
          <table:table-cell office:value-type="float" office:value="1515" calcext:value-type="float">
            <text:p>1515</text:p>
          </table:table-cell>
          <table:table-cell office:value-type="float" office:value="1224.8" calcext:value-type="float">
            <text:p>1224.8</text:p>
          </table:table-cell>
          <table:table-cell office:value-type="float" office:value="306.2" calcext:value-type="float">
            <text:p>306.2</text:p>
          </table:table-cell>
          <table:table-cell office:value-type="float" office:value="91.7979051081822" calcext:value-type="float">
            <text:p>91.7979051081822</text:p>
          </table:table-cell>
          <table:table-cell office:value-type="float" office:value="2187.61174008953" calcext:value-type="float">
            <text:p>2187.611740089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05" calcext:value-type="float">
            <text:p>270.05</text:p>
          </table:table-cell>
          <table:table-cell office:value-type="float" office:value="91.8" calcext:value-type="float">
            <text:p>91.8</text:p>
          </table:table-cell>
          <table:table-cell office:value-type="float" office:value="93.7814358974359" calcext:value-type="float">
            <text:p>93.7814358974359</text:p>
          </table:table-cell>
          <table:table-cell office:value-type="float" office:value="1617" calcext:value-type="float">
            <text:p>1617</text:p>
          </table:table-cell>
          <table:table-cell office:value-type="float" office:value="1224.8" calcext:value-type="float">
            <text:p>1224.8</text:p>
          </table:table-cell>
          <table:table-cell office:value-type="float" office:value="306.2" calcext:value-type="float">
            <text:p>306.2</text:p>
          </table:table-cell>
          <table:table-cell office:value-type="float" office:value="91.909882837522" calcext:value-type="float">
            <text:p>91.909882837522</text:p>
          </table:table-cell>
          <table:table-cell office:value-type="float" office:value="2180.84419182306" calcext:value-type="float">
            <text:p>2180.84419182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22" calcext:value-type="float">
            <text:p>270.22</text:p>
          </table:table-cell>
          <table:table-cell office:value-type="float" office:value="91.9" calcext:value-type="float">
            <text:p>91.9</text:p>
          </table:table-cell>
          <table:table-cell office:value-type="float" office:value="93.9270256410257" calcext:value-type="float">
            <text:p>93.9270256410257</text:p>
          </table:table-cell>
          <table:table-cell office:value-type="float" office:value="1675" calcext:value-type="float">
            <text:p>1675</text:p>
          </table:table-cell>
          <table:table-cell office:value-type="float" office:value="1224.8" calcext:value-type="float">
            <text:p>1224.8</text:p>
          </table:table-cell>
          <table:table-cell office:value-type="float" office:value="306.2" calcext:value-type="float">
            <text:p>306.2</text:p>
          </table:table-cell>
          <table:table-cell office:value-type="float" office:value="92.0362964317752" calcext:value-type="float">
            <text:p>92.0362964317752</text:p>
          </table:table-cell>
          <table:table-cell office:value-type="float" office:value="2178.20009328135" calcext:value-type="float">
            <text:p>2178.200093281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39" calcext:value-type="float">
            <text:p>270.39</text:p>
          </table:table-cell>
          <table:table-cell office:value-type="float" office:value="91.9" calcext:value-type="float">
            <text:p>91.9</text:p>
          </table:table-cell>
          <table:table-cell office:value-type="float" office:value="94.0708717948718" calcext:value-type="float">
            <text:p>94.0708717948718</text:p>
          </table:table-cell>
          <table:table-cell office:value-type="float" office:value="1873" calcext:value-type="float">
            <text:p>1873</text:p>
          </table:table-cell>
          <table:table-cell office:value-type="float" office:value="970.000000000001" calcext:value-type="float">
            <text:p>970.000000000001</text:p>
          </table:table-cell>
          <table:table-cell office:value-type="float" office:value="704.999999999999" calcext:value-type="float">
            <text:p>704.999999999999</text:p>
          </table:table-cell>
          <table:table-cell office:value-type="float" office:value="92.0915026311563" calcext:value-type="float">
            <text:p>92.0915026311563</text:p>
          </table:table-cell>
          <table:table-cell office:value-type="float" office:value="2180.5191975203" calcext:value-type="float">
            <text:p>2180.51919752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55" calcext:value-type="float">
            <text:p>270.55</text:p>
          </table:table-cell>
          <table:table-cell office:value-type="float" office:value="91.8" calcext:value-type="float">
            <text:p>91.8</text:p>
          </table:table-cell>
          <table:table-cell office:value-type="float" office:value="94.2173333333333" calcext:value-type="float">
            <text:p>94.2173333333333</text:p>
          </table:table-cell>
          <table:table-cell office:value-type="float" office:value="1934" calcext:value-type="float">
            <text:p>1934</text:p>
          </table:table-cell>
          <table:table-cell office:value-type="float" office:value="970.000000000001" calcext:value-type="float">
            <text:p>970.000000000001</text:p>
          </table:table-cell>
          <table:table-cell office:value-type="float" office:value="704.999999999999" calcext:value-type="float">
            <text:p>704.999999999999</text:p>
          </table:table-cell>
          <table:table-cell office:value-type="float" office:value="92.0836633116942" calcext:value-type="float">
            <text:p>92.0836633116942</text:p>
          </table:table-cell>
          <table:table-cell office:value-type="float" office:value="2189.8125170448" calcext:value-type="float">
            <text:p>2189.8125170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72" calcext:value-type="float">
            <text:p>270.72</text:p>
          </table:table-cell>
          <table:table-cell office:value-type="float" office:value="92" calcext:value-type="float">
            <text:p>92</text:p>
          </table:table-cell>
          <table:table-cell office:value-type="float" office:value="94.3620512820513" calcext:value-type="float">
            <text:p>94.3620512820513</text:p>
          </table:table-cell>
          <table:table-cell office:value-type="float" office:value="1957" calcext:value-type="float">
            <text:p>1957</text:p>
          </table:table-cell>
          <table:table-cell office:value-type="float" office:value="197.200000000002" calcext:value-type="float">
            <text:p>197.200000000002</text:p>
          </table:table-cell>
          <table:table-cell office:value-type="float" office:value="1736.8" calcext:value-type="float">
            <text:p>1736.8</text:p>
          </table:table-cell>
          <table:table-cell office:value-type="float" office:value="92.0848407352321" calcext:value-type="float">
            <text:p>92.0848407352321</text:p>
          </table:table-cell>
          <table:table-cell office:value-type="float" office:value="2200.01098227279" calcext:value-type="float">
            <text:p>2200.010982272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0.89" calcext:value-type="float">
            <text:p>270.89</text:p>
          </table:table-cell>
          <table:table-cell office:value-type="float" office:value="92.1" calcext:value-type="float">
            <text:p>92.1</text:p>
          </table:table-cell>
          <table:table-cell office:value-type="float" office:value="94.5085128205128" calcext:value-type="float">
            <text:p>94.5085128205128</text:p>
          </table:table-cell>
          <table:table-cell office:value-type="float" office:value="1965" calcext:value-type="float">
            <text:p>1965</text:p>
          </table:table-cell>
          <table:table-cell office:value-type="float" office:value="197.200000000002" calcext:value-type="float">
            <text:p>197.200000000002</text:p>
          </table:table-cell>
          <table:table-cell office:value-type="float" office:value="1736.8" calcext:value-type="float">
            <text:p>1736.8</text:p>
          </table:table-cell>
          <table:table-cell office:value-type="float" office:value="92.1501598655992" calcext:value-type="float">
            <text:p>92.1501598655992</text:p>
          </table:table-cell>
          <table:table-cell office:value-type="float" office:value="2210.82213584095" calcext:value-type="float">
            <text:p>2210.822135840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05" calcext:value-type="float">
            <text:p>271.05</text:p>
          </table:table-cell>
          <table:table-cell office:value-type="float" office:value="92.3" calcext:value-type="float">
            <text:p>92.3</text:p>
          </table:table-cell>
          <table:table-cell office:value-type="float" office:value="94.6532307692308" calcext:value-type="float">
            <text:p>94.6532307692308</text:p>
          </table:table-cell>
          <table:table-cell office:value-type="float" office:value="1976" calcext:value-type="float">
            <text:p>1976</text:p>
          </table:table-cell>
          <table:table-cell office:value-type="float" office:value="102" calcext:value-type="float">
            <text:p>102</text:p>
          </table:table-cell>
          <table:table-cell office:value-type="float" office:value="1863" calcext:value-type="float">
            <text:p>1863</text:p>
          </table:table-cell>
          <table:table-cell office:value-type="float" office:value="92.3177424883614" calcext:value-type="float">
            <text:p>92.3177424883614</text:p>
          </table:table-cell>
          <table:table-cell office:value-type="float" office:value="2221.86871210321" calcext:value-type="float">
            <text:p>2221.86871210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22" calcext:value-type="float">
            <text:p>271.22</text:p>
          </table:table-cell>
          <table:table-cell office:value-type="float" office:value="92.5" calcext:value-type="float">
            <text:p>92.5</text:p>
          </table:table-cell>
          <table:table-cell office:value-type="float" office:value="94.7979487179487" calcext:value-type="float">
            <text:p>94.7979487179487</text:p>
          </table:table-cell>
          <table:table-cell office:value-type="float" office:value="1972" calcext:value-type="float">
            <text:p>1972</text:p>
          </table:table-cell>
          <table:table-cell office:value-type="float" office:value="102" calcext:value-type="float">
            <text:p>102</text:p>
          </table:table-cell>
          <table:table-cell office:value-type="float" office:value="1863" calcext:value-type="float">
            <text:p>1863</text:p>
          </table:table-cell>
          <table:table-cell office:value-type="float" office:value="92.4829794016574" calcext:value-type="float">
            <text:p>92.4829794016574</text:p>
          </table:table-cell>
          <table:table-cell office:value-type="float" office:value="2231.3656439314" calcext:value-type="float">
            <text:p>2231.3656439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39" calcext:value-type="float">
            <text:p>271.39</text:p>
          </table:table-cell>
          <table:table-cell office:value-type="float" office:value="92.7" calcext:value-type="float">
            <text:p>92.7</text:p>
          </table:table-cell>
          <table:table-cell office:value-type="float" office:value="94.9435384615385" calcext:value-type="float">
            <text:p>94.9435384615385</text:p>
          </table:table-cell>
          <table:table-cell office:value-type="float" office:value="1961" calcext:value-type="float">
            <text:p>1961</text:p>
          </table:table-cell>
          <table:table-cell office:value-type="float" office:value="125.600000000001" calcext:value-type="float">
            <text:p>125.600000000001</text:p>
          </table:table-cell>
          <table:table-cell office:value-type="float" office:value="1831.4" calcext:value-type="float">
            <text:p>1831.4</text:p>
          </table:table-cell>
          <table:table-cell office:value-type="float" office:value="92.7329492846005" calcext:value-type="float">
            <text:p>92.7329492846005</text:p>
          </table:table-cell>
          <table:table-cell office:value-type="float" office:value="2241.58285985749" calcext:value-type="float">
            <text:p>2241.582859857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55" calcext:value-type="float">
            <text:p>271.55</text:p>
          </table:table-cell>
          <table:table-cell office:value-type="float" office:value="93" calcext:value-type="float">
            <text:p>93</text:p>
          </table:table-cell>
          <table:table-cell office:value-type="float" office:value="95.0882564102564" calcext:value-type="float">
            <text:p>95.0882564102564</text:p>
          </table:table-cell>
          <table:table-cell office:value-type="float" office:value="1953" calcext:value-type="float">
            <text:p>1953</text:p>
          </table:table-cell>
          <table:table-cell office:value-type="float" office:value="125.600000000001" calcext:value-type="float">
            <text:p>125.600000000001</text:p>
          </table:table-cell>
          <table:table-cell office:value-type="float" office:value="1831.4" calcext:value-type="float">
            <text:p>1831.4</text:p>
          </table:table-cell>
          <table:table-cell office:value-type="float" office:value="92.9602169779819" calcext:value-type="float">
            <text:p>92.9602169779819</text:p>
          </table:table-cell>
          <table:table-cell office:value-type="float" office:value="2250.81542734892" calcext:value-type="float">
            <text:p>2250.815427348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72" calcext:value-type="float">
            <text:p>271.72</text:p>
          </table:table-cell>
          <table:table-cell office:value-type="float" office:value="93.2" calcext:value-type="float">
            <text:p>93.2</text:p>
          </table:table-cell>
          <table:table-cell office:value-type="float" office:value="95.2338461538462" calcext:value-type="float">
            <text:p>95.2338461538462</text:p>
          </table:table-cell>
          <table:table-cell office:value-type="float" office:value="1810" calcext:value-type="float">
            <text:p>1810</text:p>
          </table:table-cell>
          <table:table-cell office:value-type="float" office:value="132.400000000001" calcext:value-type="float">
            <text:p>132.400000000001</text:p>
          </table:table-cell>
          <table:table-cell office:value-type="float" office:value="1820.6" calcext:value-type="float">
            <text:p>1820.6</text:p>
          </table:table-cell>
          <table:table-cell office:value-type="float" office:value="93.2270171319801" calcext:value-type="float">
            <text:p>93.2270171319801</text:p>
          </table:table-cell>
          <table:table-cell office:value-type="float" office:value="2258.84034104009" calcext:value-type="float">
            <text:p>2258.84034104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1.89" calcext:value-type="float">
            <text:p>271.89</text:p>
          </table:table-cell>
          <table:table-cell office:value-type="float" office:value="93.4" calcext:value-type="float">
            <text:p>93.4</text:p>
          </table:table-cell>
          <table:table-cell office:value-type="float" office:value="95.3794358974359" calcext:value-type="float">
            <text:p>95.3794358974359</text:p>
          </table:table-cell>
          <table:table-cell office:value-type="float" office:value="1736" calcext:value-type="float">
            <text:p>1736</text:p>
          </table:table-cell>
          <table:table-cell office:value-type="float" office:value="132.400000000001" calcext:value-type="float">
            <text:p>132.400000000001</text:p>
          </table:table-cell>
          <table:table-cell office:value-type="float" office:value="1820.6" calcext:value-type="float">
            <text:p>1820.6</text:p>
          </table:table-cell>
          <table:table-cell office:value-type="float" office:value="93.3881908881072" calcext:value-type="float">
            <text:p>93.3881908881072</text:p>
          </table:table-cell>
          <table:table-cell office:value-type="float" office:value="2257.40579979267" calcext:value-type="float">
            <text:p>2257.40579979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05" calcext:value-type="float">
            <text:p>272.05</text:p>
          </table:table-cell>
          <table:table-cell office:value-type="float" office:value="93.6" calcext:value-type="float">
            <text:p>93.6</text:p>
          </table:table-cell>
          <table:table-cell office:value-type="float" office:value="95.5250256410256" calcext:value-type="float">
            <text:p>95.5250256410256</text:p>
          </table:table-cell>
          <table:table-cell office:value-type="float" office:value="1557" calcext:value-type="float">
            <text:p>1557</text:p>
          </table:table-cell>
          <table:table-cell office:value-type="float" office:value="788.800000000002" calcext:value-type="float">
            <text:p>788.800000000002</text:p>
          </table:table-cell>
          <table:table-cell office:value-type="float" office:value="947.199999999998" calcext:value-type="float">
            <text:p>947.199999999998</text:p>
          </table:table-cell>
          <table:table-cell office:value-type="float" office:value="93.6218585155562" calcext:value-type="float">
            <text:p>93.6218585155562</text:p>
          </table:table-cell>
          <table:table-cell office:value-type="float" office:value="2253.01609061063" calcext:value-type="float">
            <text:p>2253.016090610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22" calcext:value-type="float">
            <text:p>272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6706153846154" calcext:value-type="float">
            <text:p>95.6706153846154</text:p>
          </table:table-cell>
          <table:table-cell office:value-type="float" office:value="1569" calcext:value-type="float">
            <text:p>1569</text:p>
          </table:table-cell>
          <table:table-cell office:value-type="float" office:value="788.800000000002" calcext:value-type="float">
            <text:p>788.800000000002</text:p>
          </table:table-cell>
          <table:table-cell office:value-type="float" office:value="947.199999999998" calcext:value-type="float">
            <text:p>947.199999999998</text:p>
          </table:table-cell>
          <table:table-cell office:value-type="float" office:value="93.757601725027" calcext:value-type="float">
            <text:p>93.757601725027</text:p>
          </table:table-cell>
          <table:table-cell office:value-type="float" office:value="2240.72503623086" calcext:value-type="float">
            <text:p>2240.72503623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39" calcext:value-type="float">
            <text:p>272.39</text:p>
          </table:table-cell>
          <table:table-cell office:value-type="float" office:value="93.7" calcext:value-type="float">
            <text:p>93.7</text:p>
          </table:table-cell>
          <table:table-cell office:value-type="float" office:value="95.8162051282051" calcext:value-type="float">
            <text:p>95.8162051282051</text:p>
          </table:table-cell>
          <table:table-cell office:value-type="float" office:value="1849" calcext:value-type="float">
            <text:p>1849</text:p>
          </table:table-cell>
          <table:table-cell office:value-type="float" office:value="1255.2" calcext:value-type="float">
            <text:p>1255.2</text:p>
          </table:table-cell>
          <table:table-cell office:value-type="float" office:value="313.8" calcext:value-type="float">
            <text:p>313.8</text:p>
          </table:table-cell>
          <table:table-cell office:value-type="float" office:value="93.8299531401855" calcext:value-type="float">
            <text:p>93.8299531401855</text:p>
          </table:table-cell>
          <table:table-cell office:value-type="float" office:value="2234.92096343268" calcext:value-type="float">
            <text:p>2234.920963432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55" calcext:value-type="float">
            <text:p>272.55</text:p>
          </table:table-cell>
          <table:table-cell office:value-type="float" office:value="93.7" calcext:value-type="float">
            <text:p>93.7</text:p>
          </table:table-cell>
          <table:table-cell office:value-type="float" office:value="95.9600512820513" calcext:value-type="float">
            <text:p>95.9600512820513</text:p>
          </table:table-cell>
          <table:table-cell office:value-type="float" office:value="1976" calcext:value-type="float">
            <text:p>1976</text:p>
          </table:table-cell>
          <table:table-cell office:value-type="float" office:value="1255.2" calcext:value-type="float">
            <text:p>1255.2</text:p>
          </table:table-cell>
          <table:table-cell office:value-type="float" office:value="313.8" calcext:value-type="float">
            <text:p>313.8</text:p>
          </table:table-cell>
          <table:table-cell office:value-type="float" office:value="93.8821283815654" calcext:value-type="float">
            <text:p>93.8821283815654</text:p>
          </table:table-cell>
          <table:table-cell office:value-type="float" office:value="2239.38808681264" calcext:value-type="float">
            <text:p>2239.388086812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72" calcext:value-type="float">
            <text:p>272.72</text:p>
          </table:table-cell>
          <table:table-cell office:value-type="float" office:value="93.6" calcext:value-type="float">
            <text:p>93.6</text:p>
          </table:table-cell>
          <table:table-cell office:value-type="float" office:value="96.105641025641" calcext:value-type="float">
            <text:p>96.105641025641</text:p>
          </table:table-cell>
          <table:table-cell office:value-type="float" office:value="1983" calcext:value-type="float">
            <text:p>1983</text:p>
          </table:table-cell>
          <table:table-cell office:value-type="float" office:value="124.800000000001" calcext:value-type="float">
            <text:p>124.800000000001</text:p>
          </table:table-cell>
          <table:table-cell office:value-type="float" office:value="1831.2" calcext:value-type="float">
            <text:p>1831.2</text:p>
          </table:table-cell>
          <table:table-cell office:value-type="float" office:value="93.8615085325328" calcext:value-type="float">
            <text:p>93.8615085325328</text:p>
          </table:table-cell>
          <table:table-cell office:value-type="float" office:value="2247.51290724511" calcext:value-type="float">
            <text:p>2247.51290724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2.89" calcext:value-type="float">
            <text:p>272.89</text:p>
          </table:table-cell>
          <table:table-cell office:value-type="float" office:value="93.9" calcext:value-type="float">
            <text:p>93.9</text:p>
          </table:table-cell>
          <table:table-cell office:value-type="float" office:value="96.2521025641026" calcext:value-type="float">
            <text:p>96.2521025641026</text:p>
          </table:table-cell>
          <table:table-cell office:value-type="float" office:value="1982" calcext:value-type="float">
            <text:p>1982</text:p>
          </table:table-cell>
          <table:table-cell office:value-type="float" office:value="124.800000000001" calcext:value-type="float">
            <text:p>124.800000000001</text:p>
          </table:table-cell>
          <table:table-cell office:value-type="float" office:value="1831.2" calcext:value-type="float">
            <text:p>1831.2</text:p>
          </table:table-cell>
          <table:table-cell office:value-type="float" office:value="93.9253221725938" calcext:value-type="float">
            <text:p>93.9253221725938</text:p>
          </table:table-cell>
          <table:table-cell office:value-type="float" office:value="2256.00786348606" calcext:value-type="float">
            <text:p>2256.00786348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05" calcext:value-type="float">
            <text:p>273.05</text:p>
          </table:table-cell>
          <table:table-cell office:value-type="float" office:value="94.1" calcext:value-type="float">
            <text:p>94.1</text:p>
          </table:table-cell>
          <table:table-cell office:value-type="float" office:value="96.3968205128205" calcext:value-type="float">
            <text:p>96.3968205128205</text:p>
          </table:table-cell>
          <table:table-cell office:value-type="float" office:value="1978" calcext:value-type="float">
            <text:p>1978</text:p>
          </table:table-cell>
          <table:table-cell office:value-type="float" office:value="102" calcext:value-type="float">
            <text:p>102</text:p>
          </table:table-cell>
          <table:table-cell office:value-type="float" office:value="1863" calcext:value-type="float">
            <text:p>1863</text:p>
          </table:table-cell>
          <table:table-cell office:value-type="float" office:value="94.1222208263403" calcext:value-type="float">
            <text:p>94.1222208263403</text:p>
          </table:table-cell>
          <table:table-cell office:value-type="float" office:value="2264.63015943072" calcext:value-type="float">
            <text:p>2264.630159430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22" calcext:value-type="float">
            <text:p>273.22</text:p>
          </table:table-cell>
          <table:table-cell office:value-type="float" office:value="94.3" calcext:value-type="float">
            <text:p>94.3</text:p>
          </table:table-cell>
          <table:table-cell office:value-type="float" office:value="96.5415384615385" calcext:value-type="float">
            <text:p>96.5415384615385</text:p>
          </table:table-cell>
          <table:table-cell office:value-type="float" office:value="1974" calcext:value-type="float">
            <text:p>1974</text:p>
          </table:table-cell>
          <table:table-cell office:value-type="float" office:value="102" calcext:value-type="float">
            <text:p>102</text:p>
          </table:table-cell>
          <table:table-cell office:value-type="float" office:value="1863" calcext:value-type="float">
            <text:p>1863</text:p>
          </table:table-cell>
          <table:table-cell office:value-type="float" office:value="94.304971446195" calcext:value-type="float">
            <text:p>94.304971446195</text:p>
          </table:table-cell>
          <table:table-cell office:value-type="float" office:value="2272.46540121294" calcext:value-type="float">
            <text:p>2272.465401212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39" calcext:value-type="float">
            <text:p>273.39</text:p>
          </table:table-cell>
          <table:table-cell office:value-type="float" office:value="94.5" calcext:value-type="float">
            <text:p>94.5</text:p>
          </table:table-cell>
          <table:table-cell office:value-type="float" office:value="96.6871282051282" calcext:value-type="float">
            <text:p>96.6871282051282</text:p>
          </table:table-cell>
          <table:table-cell office:value-type="float" office:value="1938" calcext:value-type="float">
            <text:p>1938</text:p>
          </table:table-cell>
          <table:table-cell office:value-type="float" office:value="156.800000000001" calcext:value-type="float">
            <text:p>156.800000000001</text:p>
          </table:table-cell>
          <table:table-cell office:value-type="float" office:value="1789.2" calcext:value-type="float">
            <text:p>1789.2</text:p>
          </table:table-cell>
          <table:table-cell office:value-type="float" office:value="94.5285102562358" calcext:value-type="float">
            <text:p>94.5285102562358</text:p>
          </table:table-cell>
          <table:table-cell office:value-type="float" office:value="2279.84774217396" calcext:value-type="float">
            <text:p>2279.847742173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55" calcext:value-type="float">
            <text:p>273.55</text:p>
          </table:table-cell>
          <table:table-cell office:value-type="float" office:value="94.7" calcext:value-type="float">
            <text:p>94.7</text:p>
          </table:table-cell>
          <table:table-cell office:value-type="float" office:value="96.8318461538462" calcext:value-type="float">
            <text:p>96.8318461538462</text:p>
          </table:table-cell>
          <table:table-cell office:value-type="float" office:value="1750" calcext:value-type="float">
            <text:p>1750</text:p>
          </table:table-cell>
          <table:table-cell office:value-type="float" office:value="156.800000000001" calcext:value-type="float">
            <text:p>156.800000000001</text:p>
          </table:table-cell>
          <table:table-cell office:value-type="float" office:value="1789.2" calcext:value-type="float">
            <text:p>1789.2</text:p>
          </table:table-cell>
          <table:table-cell office:value-type="float" office:value="94.7124733741572" calcext:value-type="float">
            <text:p>94.7124733741572</text:p>
          </table:table-cell>
          <table:table-cell office:value-type="float" office:value="2282.618085541" calcext:value-type="float">
            <text:p>2282.618085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72" calcext:value-type="float">
            <text:p>273.72</text:p>
          </table:table-cell>
          <table:table-cell office:value-type="float" office:value="94.9" calcext:value-type="float">
            <text:p>94.9</text:p>
          </table:table-cell>
          <table:table-cell office:value-type="float" office:value="96.9783076923077" calcext:value-type="float">
            <text:p>96.9783076923077</text:p>
          </table:table-cell>
          <table:table-cell office:value-type="float" office:value="1551" calcext:value-type="float">
            <text:p>1551</text:p>
          </table:table-cell>
          <table:table-cell office:value-type="float" office:value="827.600000000002" calcext:value-type="float">
            <text:p>827.600000000002</text:p>
          </table:table-cell>
          <table:table-cell office:value-type="float" office:value="894.399999999998" calcext:value-type="float">
            <text:p>894.399999999998</text:p>
          </table:table-cell>
          <table:table-cell office:value-type="float" office:value="94.9271683198417" calcext:value-type="float">
            <text:p>94.9271683198417</text:p>
          </table:table-cell>
          <table:table-cell office:value-type="float" office:value="2276.50215455699" calcext:value-type="float">
            <text:p>2276.502154556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3.89" calcext:value-type="float">
            <text:p>273.89</text:p>
          </table:table-cell>
          <table:table-cell office:value-type="float" office:value="94.8" calcext:value-type="float">
            <text:p>94.8</text:p>
          </table:table-cell>
          <table:table-cell office:value-type="float" office:value="97.1230256410257" calcext:value-type="float">
            <text:p>97.1230256410257</text:p>
          </table:table-cell>
          <table:table-cell office:value-type="float" office:value="1483" calcext:value-type="float">
            <text:p>1483</text:p>
          </table:table-cell>
          <table:table-cell office:value-type="float" office:value="827.600000000002" calcext:value-type="float">
            <text:p>827.600000000002</text:p>
          </table:table-cell>
          <table:table-cell office:value-type="float" office:value="894.399999999998" calcext:value-type="float">
            <text:p>894.399999999998</text:p>
          </table:table-cell>
          <table:table-cell office:value-type="float" office:value="95.0433724359487" calcext:value-type="float">
            <text:p>95.0433724359487</text:p>
          </table:table-cell>
          <table:table-cell office:value-type="float" office:value="2263.3678599299" calcext:value-type="float">
            <text:p>2263.3678599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05" calcext:value-type="float">
            <text:p>274.05</text:p>
          </table:table-cell>
          <table:table-cell office:value-type="float" office:value="94.9" calcext:value-type="float">
            <text:p>94.9</text:p>
          </table:table-cell>
          <table:table-cell office:value-type="float" office:value="97.2686153846154" calcext:value-type="float">
            <text:p>97.2686153846154</text:p>
          </table:table-cell>
          <table:table-cell office:value-type="float" office:value="1543" calcext:value-type="float">
            <text:p>1543</text:p>
          </table:table-cell>
          <table:table-cell office:value-type="float" office:value="1168.8" calcext:value-type="float">
            <text:p>1168.8</text:p>
          </table:table-cell>
          <table:table-cell office:value-type="float" office:value="292.2" calcext:value-type="float">
            <text:p>292.2</text:p>
          </table:table-cell>
          <table:table-cell office:value-type="float" office:value="95.0604954979146" calcext:value-type="float">
            <text:p>95.0604954979146</text:p>
          </table:table-cell>
          <table:table-cell office:value-type="float" office:value="2247.06266280819" calcext:value-type="float">
            <text:p>2247.06266280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22" calcext:value-type="float">
            <text:p>274.22</text:p>
          </table:table-cell>
          <table:table-cell office:value-type="float" office:value="94.9" calcext:value-type="float">
            <text:p>94.9</text:p>
          </table:table-cell>
          <table:table-cell office:value-type="float" office:value="97.4142051282052" calcext:value-type="float">
            <text:p>97.4142051282052</text:p>
          </table:table-cell>
          <table:table-cell office:value-type="float" office:value="1562" calcext:value-type="float">
            <text:p>1562</text:p>
          </table:table-cell>
          <table:table-cell office:value-type="float" office:value="1168.8" calcext:value-type="float">
            <text:p>1168.8</text:p>
          </table:table-cell>
          <table:table-cell office:value-type="float" office:value="292.2" calcext:value-type="float">
            <text:p>292.2</text:p>
          </table:table-cell>
          <table:table-cell office:value-type="float" office:value="95.103404916213" calcext:value-type="float">
            <text:p>95.103404916213</text:p>
          </table:table-cell>
          <table:table-cell office:value-type="float" office:value="2232.83772051341" calcext:value-type="float">
            <text:p>2232.83772051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39" calcext:value-type="float">
            <text:p>274.39</text:p>
          </table:table-cell>
          <table:table-cell office:value-type="float" office:value="94.9" calcext:value-type="float">
            <text:p>94.9</text:p>
          </table:table-cell>
          <table:table-cell office:value-type="float" office:value="97.5597948717949" calcext:value-type="float">
            <text:p>97.5597948717949</text:p>
          </table:table-cell>
          <table:table-cell office:value-type="float" office:value="1609" calcext:value-type="float">
            <text:p>1609</text:p>
          </table:table-cell>
          <table:table-cell office:value-type="float" office:value="1230.4" calcext:value-type="float">
            <text:p>1230.4</text:p>
          </table:table-cell>
          <table:table-cell office:value-type="float" office:value="307.6" calcext:value-type="float">
            <text:p>307.6</text:p>
          </table:table-cell>
          <table:table-cell office:value-type="float" office:value="95.1160519077001" calcext:value-type="float">
            <text:p>95.1160519077001</text:p>
          </table:table-cell>
          <table:table-cell office:value-type="float" office:value="2220.70336541912" calcext:value-type="float">
            <text:p>2220.70336541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55" calcext:value-type="float">
            <text:p>274.55</text:p>
          </table:table-cell>
          <table:table-cell office:value-type="float" office:value="94.9" calcext:value-type="float">
            <text:p>94.9</text:p>
          </table:table-cell>
          <table:table-cell office:value-type="float" office:value="97.703641025641" calcext:value-type="float">
            <text:p>97.703641025641</text:p>
          </table:table-cell>
          <table:table-cell office:value-type="float" office:value="1659" calcext:value-type="float">
            <text:p>1659</text:p>
          </table:table-cell>
          <table:table-cell office:value-type="float" office:value="1230.4" calcext:value-type="float">
            <text:p>1230.4</text:p>
          </table:table-cell>
          <table:table-cell office:value-type="float" office:value="307.6" calcext:value-type="float">
            <text:p>307.6</text:p>
          </table:table-cell>
          <table:table-cell office:value-type="float" office:value="95.1193455648072" calcext:value-type="float">
            <text:p>95.1193455648072</text:p>
          </table:table-cell>
          <table:table-cell office:value-type="float" office:value="2211.01739669657" calcext:value-type="float">
            <text:p>2211.017396696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72" calcext:value-type="float">
            <text:p>274.72</text:p>
          </table:table-cell>
          <table:table-cell office:value-type="float" office:value="94.8" calcext:value-type="float">
            <text:p>94.8</text:p>
          </table:table-cell>
          <table:table-cell office:value-type="float" office:value="97.8492307692308" calcext:value-type="float">
            <text:p>97.8492307692308</text:p>
          </table:table-cell>
          <table:table-cell office:value-type="float" office:value="1772" calcext:value-type="float">
            <text:p>1772</text:p>
          </table:table-cell>
          <table:table-cell office:value-type="float" office:value="1088.8" calcext:value-type="float">
            <text:p>1088.8</text:p>
          </table:table-cell>
          <table:table-cell office:value-type="float" office:value="547.2" calcext:value-type="float">
            <text:p>547.2</text:p>
          </table:table-cell>
          <table:table-cell office:value-type="float" office:value="95.0622222655234" calcext:value-type="float">
            <text:p>95.0622222655234</text:p>
          </table:table-cell>
          <table:table-cell office:value-type="float" office:value="2204.46931839859" calcext:value-type="float">
            <text:p>2204.469318398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4.89" calcext:value-type="float">
            <text:p>274.89</text:p>
          </table:table-cell>
          <table:table-cell office:value-type="float" office:value="94.7" calcext:value-type="float">
            <text:p>94.7</text:p>
          </table:table-cell>
          <table:table-cell office:value-type="float" office:value="97.9948205128205" calcext:value-type="float">
            <text:p>97.9948205128205</text:p>
          </table:table-cell>
          <table:table-cell office:value-type="float" office:value="1883" calcext:value-type="float">
            <text:p>1883</text:p>
          </table:table-cell>
          <table:table-cell office:value-type="float" office:value="1088.8" calcext:value-type="float">
            <text:p>1088.8</text:p>
          </table:table-cell>
          <table:table-cell office:value-type="float" office:value="547.2" calcext:value-type="float">
            <text:p>547.2</text:p>
          </table:table-cell>
          <table:table-cell office:value-type="float" office:value="94.993025122553" calcext:value-type="float">
            <text:p>94.993025122553</text:p>
          </table:table-cell>
          <table:table-cell office:value-type="float" office:value="2202.72831419989" calcext:value-type="float">
            <text:p>2202.72831419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05" calcext:value-type="float">
            <text:p>275.05</text:p>
          </table:table-cell>
          <table:table-cell office:value-type="float" office:value="94.7" calcext:value-type="float">
            <text:p>94.7</text:p>
          </table:table-cell>
          <table:table-cell office:value-type="float" office:value="98.141282051282" calcext:value-type="float">
            <text:p>98.141282051282</text:p>
          </table:table-cell>
          <table:table-cell office:value-type="float" office:value="1931" calcext:value-type="float">
            <text:p>1931</text:p>
          </table:table-cell>
          <table:table-cell office:value-type="float" office:value="434.000000000004" calcext:value-type="float">
            <text:p>434.000000000004</text:p>
          </table:table-cell>
          <table:table-cell office:value-type="float" office:value="1421" calcext:value-type="float">
            <text:p>1421</text:p>
          </table:table-cell>
          <table:table-cell office:value-type="float" office:value="94.9449624326961" calcext:value-type="float">
            <text:p>94.9449624326961</text:p>
          </table:table-cell>
          <table:table-cell office:value-type="float" office:value="2206.11074901394" calcext:value-type="float">
            <text:p>2206.110749013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22" calcext:value-type="float">
            <text:p>275.22</text:p>
          </table:table-cell>
          <table:table-cell office:value-type="float" office:value="94.7" calcext:value-type="float">
            <text:p>94.7</text:p>
          </table:table-cell>
          <table:table-cell office:value-type="float" office:value="98.2851282051282" calcext:value-type="float">
            <text:p>98.2851282051282</text:p>
          </table:table-cell>
          <table:table-cell office:value-type="float" office:value="1931" calcext:value-type="float">
            <text:p>1931</text:p>
          </table:table-cell>
          <table:table-cell office:value-type="float" office:value="434.000000000004" calcext:value-type="float">
            <text:p>434.000000000004</text:p>
          </table:table-cell>
          <table:table-cell office:value-type="float" office:value="1421" calcext:value-type="float">
            <text:p>1421</text:p>
          </table:table-cell>
          <table:table-cell office:value-type="float" office:value="94.9289373945811" calcext:value-type="float">
            <text:p>94.9289373945811</text:p>
          </table:table-cell>
          <table:table-cell office:value-type="float" office:value="2211.44761001995" calcext:value-type="float">
            <text:p>2211.44761001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39" calcext:value-type="float">
            <text:p>275.39</text:p>
          </table:table-cell>
          <table:table-cell office:value-type="float" office:value="94.9" calcext:value-type="float">
            <text:p>94.9</text:p>
          </table:table-cell>
          <table:table-cell office:value-type="float" office:value="98.4315897435898" calcext:value-type="float">
            <text:p>98.4315897435898</text:p>
          </table:table-cell>
          <table:table-cell office:value-type="float" office:value="1830" calcext:value-type="float">
            <text:p>1830</text:p>
          </table:table-cell>
          <table:table-cell office:value-type="float" office:value="282.400000000004" calcext:value-type="float">
            <text:p>282.400000000004</text:p>
          </table:table-cell>
          <table:table-cell office:value-type="float" office:value="1620.6" calcext:value-type="float">
            <text:p>1620.6</text:p>
          </table:table-cell>
          <table:table-cell office:value-type="float" office:value="94.9958293660137" calcext:value-type="float">
            <text:p>94.9958293660137</text:p>
          </table:table-cell>
          <table:table-cell office:value-type="float" office:value="2216.43607665332" calcext:value-type="float">
            <text:p>2216.436076653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55" calcext:value-type="float">
            <text:p>275.55</text:p>
          </table:table-cell>
          <table:table-cell office:value-type="float" office:value="95" calcext:value-type="float">
            <text:p>95</text:p>
          </table:table-cell>
          <table:table-cell office:value-type="float" office:value="98.5763076923077" calcext:value-type="float">
            <text:p>98.5763076923077</text:p>
          </table:table-cell>
          <table:table-cell office:value-type="float" office:value="1639" calcext:value-type="float">
            <text:p>1639</text:p>
          </table:table-cell>
          <table:table-cell office:value-type="float" office:value="282.400000000004" calcext:value-type="float">
            <text:p>282.400000000004</text:p>
          </table:table-cell>
          <table:table-cell office:value-type="float" office:value="1620.6" calcext:value-type="float">
            <text:p>1620.6</text:p>
          </table:table-cell>
          <table:table-cell office:value-type="float" office:value="95.1290289071274" calcext:value-type="float">
            <text:p>95.1290289071274</text:p>
          </table:table-cell>
          <table:table-cell office:value-type="float" office:value="2216.14881474859" calcext:value-type="float">
            <text:p>2216.148814748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72" calcext:value-type="float">
            <text:p>275.72</text:p>
          </table:table-cell>
          <table:table-cell office:value-type="float" office:value="95.3" calcext:value-type="float">
            <text:p>95.3</text:p>
          </table:table-cell>
          <table:table-cell office:value-type="float" office:value="98.7218974358975" calcext:value-type="float">
            <text:p>98.7218974358975</text:p>
          </table:table-cell>
          <table:table-cell office:value-type="float" office:value="1482" calcext:value-type="float">
            <text:p>1482</text:p>
          </table:table-cell>
          <table:table-cell office:value-type="float" office:value="1073.6" calcext:value-type="float">
            <text:p>1073.6</text:p>
          </table:table-cell>
          <table:table-cell office:value-type="float" office:value="568.399999999999" calcext:value-type="float">
            <text:p>568.399999999999</text:p>
          </table:table-cell>
          <table:table-cell office:value-type="float" office:value="95.3019043875776" calcext:value-type="float">
            <text:p>95.3019043875776</text:p>
          </table:table-cell>
          <table:table-cell office:value-type="float" office:value="2209.75838349014" calcext:value-type="float">
            <text:p>2209.75838349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.89" calcext:value-type="float">
            <text:p>275.89</text:p>
          </table:table-cell>
          <table:table-cell office:value-type="float" office:value="95.2" calcext:value-type="float">
            <text:p>95.2</text:p>
          </table:table-cell>
          <table:table-cell office:value-type="float" office:value="98.8674871794872" calcext:value-type="float">
            <text:p>98.8674871794872</text:p>
          </table:table-cell>
          <table:table-cell office:value-type="float" office:value="1296" calcext:value-type="float">
            <text:p>1296</text:p>
          </table:table-cell>
          <table:table-cell office:value-type="float" office:value="1073.6" calcext:value-type="float">
            <text:p>1073.6</text:p>
          </table:table-cell>
          <table:table-cell office:value-type="float" office:value="568.399999999999" calcext:value-type="float">
            <text:p>568.399999999999</text:p>
          </table:table-cell>
          <table:table-cell office:value-type="float" office:value="95.4110337730241" calcext:value-type="float">
            <text:p>95.4110337730241</text:p>
          </table:table-cell>
          <table:table-cell office:value-type="float" office:value="2193.08905413097" calcext:value-type="float">
            <text:p>2193.089054130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05" calcext:value-type="float">
            <text:p>276.05</text:p>
          </table:table-cell>
          <table:table-cell office:value-type="float" office:value="95.3" calcext:value-type="float">
            <text:p>95.3</text:p>
          </table:table-cell>
          <table:table-cell office:value-type="float" office:value="99" calcext:value-type="float">
            <text:p>99</text:p>
          </table:table-cell>
          <table:table-cell office:value-type="float" office:value="1355" calcext:value-type="float">
            <text:p>1355</text:p>
          </table:table-cell>
          <table:table-cell office:value-type="float" office:value="1110.4" calcext:value-type="float">
            <text:p>1110.4</text:p>
          </table:table-cell>
          <table:table-cell office:value-type="float" office:value="277.6" calcext:value-type="float">
            <text:p>277.6</text:p>
          </table:table-cell>
          <table:table-cell office:value-type="float" office:value="95.4241029851167" calcext:value-type="float">
            <text:p>95.4241029851167</text:p>
          </table:table-cell>
          <table:table-cell office:value-type="float" office:value="2175.17217942237" calcext:value-type="float">
            <text:p>2175.172179422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22" calcext:value-type="float">
            <text:p>276.22</text:p>
          </table:table-cell>
          <table:table-cell office:value-type="float" office:value="95.2" calcext:value-type="float">
            <text:p>95.2</text:p>
          </table:table-cell>
          <table:table-cell office:value-type="float" office:value="99" calcext:value-type="float">
            <text:p>99</text:p>
          </table:table-cell>
          <table:table-cell office:value-type="float" office:value="1398" calcext:value-type="float">
            <text:p>1398</text:p>
          </table:table-cell>
          <table:table-cell office:value-type="float" office:value="1110.4" calcext:value-type="float">
            <text:p>1110.4</text:p>
          </table:table-cell>
          <table:table-cell office:value-type="float" office:value="277.6" calcext:value-type="float">
            <text:p>277.6</text:p>
          </table:table-cell>
          <table:table-cell office:value-type="float" office:value="95.4205670992662" calcext:value-type="float">
            <text:p>95.4205670992662</text:p>
          </table:table-cell>
          <table:table-cell office:value-type="float" office:value="2159.830860209" calcext:value-type="float">
            <text:p>2159.8308602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39" calcext:value-type="float">
            <text:p>276.39</text:p>
          </table:table-cell>
          <table:table-cell office:value-type="float" office:value="95.2" calcext:value-type="float">
            <text:p>95.2</text:p>
          </table:table-cell>
          <table:table-cell office:value-type="float" office:value="99" calcext:value-type="float">
            <text:p>99</text:p>
          </table:table-cell>
          <table:table-cell office:value-type="float" office:value="1456" calcext:value-type="float">
            <text:p>1456</text:p>
          </table:table-cell>
          <table:table-cell office:value-type="float" office:value="1215.2" calcext:value-type="float">
            <text:p>1215.2</text:p>
          </table:table-cell>
          <table:table-cell office:value-type="float" office:value="303.8" calcext:value-type="float">
            <text:p>303.8</text:p>
          </table:table-cell>
          <table:table-cell office:value-type="float" office:value="95.4140868783694" calcext:value-type="float">
            <text:p>95.4140868783694</text:p>
          </table:table-cell>
          <table:table-cell office:value-type="float" office:value="2148.08961324239" calcext:value-type="float">
            <text:p>2148.089613242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55" calcext:value-type="float">
            <text:p>276.55</text:p>
          </table:table-cell>
          <table:table-cell office:value-type="float" office:value="95.2" calcext:value-type="float">
            <text:p>95.2</text:p>
          </table:table-cell>
          <table:table-cell office:value-type="float" office:value="99" calcext:value-type="float">
            <text:p>99</text:p>
          </table:table-cell>
          <table:table-cell office:value-type="float" office:value="1497" calcext:value-type="float">
            <text:p>1497</text:p>
          </table:table-cell>
          <table:table-cell office:value-type="float" office:value="1215.2" calcext:value-type="float">
            <text:p>1215.2</text:p>
          </table:table-cell>
          <table:table-cell office:value-type="float" office:value="303.8" calcext:value-type="float">
            <text:p>303.8</text:p>
          </table:table-cell>
          <table:table-cell office:value-type="float" office:value="95.4107933804509" calcext:value-type="float">
            <text:p>95.4107933804509</text:p>
          </table:table-cell>
          <table:table-cell office:value-type="float" office:value="2139.10064670749" calcext:value-type="float">
            <text:p>2139.100646707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72" calcext:value-type="float">
            <text:p>276.72</text:p>
          </table:table-cell>
          <table:table-cell office:value-type="float" office:value="95.1" calcext:value-type="float">
            <text:p>95.1</text:p>
          </table:table-cell>
          <table:table-cell office:value-type="float" office:value="99" calcext:value-type="float">
            <text:p>99</text:p>
          </table:table-cell>
          <table:table-cell office:value-type="float" office:value="1548" calcext:value-type="float">
            <text:p>1548</text:p>
          </table:table-cell>
          <table:table-cell office:value-type="float" office:value="1174.8" calcext:value-type="float">
            <text:p>1174.8</text:p>
          </table:table-cell>
          <table:table-cell office:value-type="float" office:value="431.2" calcext:value-type="float">
            <text:p>431.2</text:p>
          </table:table-cell>
          <table:table-cell office:value-type="float" office:value="95.3619891134425" calcext:value-type="float">
            <text:p>95.3619891134425</text:p>
          </table:table-cell>
          <table:table-cell office:value-type="float" office:value="2132.14517512435" calcext:value-type="float">
            <text:p>2132.145175124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.89" calcext:value-type="float">
            <text:p>276.8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645" calcext:value-type="float">
            <text:p>1645</text:p>
          </table:table-cell>
          <table:table-cell office:value-type="float" office:value="1174.8" calcext:value-type="float">
            <text:p>1174.8</text:p>
          </table:table-cell>
          <table:table-cell office:value-type="float" office:value="431.2" calcext:value-type="float">
            <text:p>431.2</text:p>
          </table:table-cell>
          <table:table-cell office:value-type="float" office:value="95.3308099003859" calcext:value-type="float">
            <text:p>95.3308099003859</text:p>
          </table:table-cell>
          <table:table-cell office:value-type="float" office:value="2129.29451599568" calcext:value-type="float">
            <text:p>2129.294515995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05" calcext:value-type="float">
            <text:p>277.05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710" calcext:value-type="float">
            <text:p>1710</text:p>
          </table:table-cell>
          <table:table-cell office:value-type="float" office:value="733.200000000002" calcext:value-type="float">
            <text:p>733.200000000002</text:p>
          </table:table-cell>
          <table:table-cell office:value-type="float" office:value="1020.8" calcext:value-type="float">
            <text:p>1020.8</text:p>
          </table:table-cell>
          <table:table-cell office:value-type="float" office:value="95.2701418031865" calcext:value-type="float">
            <text:p>95.2701418031865</text:p>
          </table:table-cell>
          <table:table-cell office:value-type="float" office:value="2129.41094458496" calcext:value-type="float">
            <text:p>2129.410944584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22" calcext:value-type="float">
            <text:p>277.2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739" calcext:value-type="float">
            <text:p>1739</text:p>
          </table:table-cell>
          <table:table-cell office:value-type="float" office:value="733.200000000002" calcext:value-type="float">
            <text:p>733.200000000002</text:p>
          </table:table-cell>
          <table:table-cell office:value-type="float" office:value="1020.8" calcext:value-type="float">
            <text:p>1020.8</text:p>
          </table:table-cell>
          <table:table-cell office:value-type="float" office:value="95.245373421819" calcext:value-type="float">
            <text:p>95.245373421819</text:p>
          </table:table-cell>
          <table:table-cell office:value-type="float" office:value="2132.00674335496" calcext:value-type="float">
            <text:p>2132.006743354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39" calcext:value-type="float">
            <text:p>277.39</text:p>
          </table:table-cell>
          <table:table-cell office:value-type="float" office:value="95.2" calcext:value-type="float">
            <text:p>95.2</text:p>
          </table:table-cell>
          <table:table-cell office:value-type="float" office:value="99" calcext:value-type="float">
            <text:p>99</text:p>
          </table:table-cell>
          <table:table-cell office:value-type="float" office:value="1746" calcext:value-type="float">
            <text:p>1746</text:p>
          </table:table-cell>
          <table:table-cell office:value-type="float" office:value="473.600000000003" calcext:value-type="float">
            <text:p>473.600000000003</text:p>
          </table:table-cell>
          <table:table-cell office:value-type="float" office:value="1368.4" calcext:value-type="float">
            <text:p>1368.4</text:p>
          </table:table-cell>
          <table:table-cell office:value-type="float" office:value="95.2721792994324" calcext:value-type="float">
            <text:p>95.2721792994324</text:p>
          </table:table-cell>
          <table:table-cell office:value-type="float" office:value="2135.76376796841" calcext:value-type="float">
            <text:p>2135.763767968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55" calcext:value-type="float">
            <text:p>277.55</text:p>
          </table:table-cell>
          <table:table-cell office:value-type="float" office:value="95.2" calcext:value-type="float">
            <text:p>95.2</text:p>
          </table:table-cell>
          <table:table-cell office:value-type="float" office:value="99" calcext:value-type="float">
            <text:p>99</text:p>
          </table:table-cell>
          <table:table-cell office:value-type="float" office:value="1619" calcext:value-type="float">
            <text:p>1619</text:p>
          </table:table-cell>
          <table:table-cell office:value-type="float" office:value="473.600000000003" calcext:value-type="float">
            <text:p>473.600000000003</text:p>
          </table:table-cell>
          <table:table-cell office:value-type="float" office:value="1368.4" calcext:value-type="float">
            <text:p>1368.4</text:p>
          </table:table-cell>
          <table:table-cell office:value-type="float" office:value="95.3612038631794" calcext:value-type="float">
            <text:p>95.3612038631794</text:p>
          </table:table-cell>
          <table:table-cell office:value-type="float" office:value="2136.50378067947" calcext:value-type="float">
            <text:p>2136.503780679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72" calcext:value-type="float">
            <text:p>277.72</text:p>
          </table:table-cell>
          <table:table-cell office:value-type="float" office:value="95.5" calcext:value-type="float">
            <text:p>95.5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1002" calcext:value-type="float">
            <text:p>1002</text:p>
          </table:table-cell>
          <table:table-cell office:value-type="float" office:value="662.999999999999" calcext:value-type="float">
            <text:p>662.999999999999</text:p>
          </table:table-cell>
          <table:table-cell office:value-type="float" office:value="95.4893140649574" calcext:value-type="float">
            <text:p>95.4893140649574</text:p>
          </table:table-cell>
          <table:table-cell office:value-type="float" office:value="2135.9031646351" calcext:value-type="float">
            <text:p>2135.9031646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.89" calcext:value-type="float">
            <text:p>277.89</text:p>
          </table:table-cell>
          <table:table-cell office:value-type="float" office:value="95.4" calcext:value-type="float">
            <text:p>95.4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1002" calcext:value-type="float">
            <text:p>1002</text:p>
          </table:table-cell>
          <table:table-cell office:value-type="float" office:value="662.999999999999" calcext:value-type="float">
            <text:p>662.999999999999</text:p>
          </table:table-cell>
          <table:table-cell office:value-type="float" office:value="95.6281660453393" calcext:value-type="float">
            <text:p>95.6281660453393</text:p>
          </table:table-cell>
          <table:table-cell office:value-type="float" office:value="2138.77945594468" calcext:value-type="float">
            <text:p>2138.779455944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05" calcext:value-type="float">
            <text:p>278.05</text:p>
          </table:table-cell>
          <table:table-cell office:value-type="float" office:value="95.5" calcext:value-type="float">
            <text:p>95.5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5.6421967293164" calcext:value-type="float">
            <text:p>95.6421967293164</text:p>
          </table:table-cell>
          <table:table-cell office:value-type="float" office:value="2140.94958790818" calcext:value-type="float">
            <text:p>2140.94958790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22" calcext:value-type="float">
            <text:p>278.22</text:p>
          </table:table-cell>
          <table:table-cell office:value-type="float" office:value="95.5" calcext:value-type="float">
            <text:p>95.5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5.738708173498" calcext:value-type="float">
            <text:p>95.738708173498</text:p>
          </table:table-cell>
          <table:table-cell office:value-type="float" office:value="2143.43925090074" calcext:value-type="float">
            <text:p>2143.439250900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39" calcext:value-type="float">
            <text:p>278.39</text:p>
          </table:table-cell>
          <table:table-cell office:value-type="float" office:value="95.7" calcext:value-type="float">
            <text:p>95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5.791510244572" calcext:value-type="float">
            <text:p>95.791510244572</text:p>
          </table:table-cell>
          <table:table-cell office:value-type="float" office:value="2145.63529416789" calcext:value-type="float">
            <text:p>2145.635294167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55" calcext:value-type="float">
            <text:p>278.55</text:p>
          </table:table-cell>
          <table:table-cell office:value-type="float" office:value="95.6" calcext:value-type="float">
            <text:p>95.6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5.8270162177309" calcext:value-type="float">
            <text:p>95.8270162177309</text:p>
          </table:table-cell>
          <table:table-cell office:value-type="float" office:value="2147.65669001424" calcext:value-type="float">
            <text:p>2147.65669001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72" calcext:value-type="float">
            <text:p>278.72</text:p>
          </table:table-cell>
          <table:table-cell office:value-type="float" office:value="95.8" calcext:value-type="float">
            <text:p>95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5.8955329291508" calcext:value-type="float">
            <text:p>95.8955329291508</text:p>
          </table:table-cell>
          <table:table-cell office:value-type="float" office:value="2149.75871954083" calcext:value-type="float">
            <text:p>2149.75871954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.89" calcext:value-type="float">
            <text:p>278.89</text:p>
          </table:table-cell>
          <table:table-cell office:value-type="float" office:value="95.8" calcext:value-type="float">
            <text:p>95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0195950103972" calcext:value-type="float">
            <text:p>96.0195950103972</text:p>
          </table:table-cell>
          <table:table-cell office:value-type="float" office:value="2152.05041328552" calcext:value-type="float">
            <text:p>2152.050413285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05" calcext:value-type="float">
            <text:p>279.0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0659954408169" calcext:value-type="float">
            <text:p>96.0659954408169</text:p>
          </table:table-cell>
          <table:table-cell office:value-type="float" office:value="2153.71710973969" calcext:value-type="float">
            <text:p>2153.717109739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22" calcext:value-type="float">
            <text:p>279.22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1761698561741" calcext:value-type="float">
            <text:p>96.1761698561741</text:p>
          </table:table-cell>
          <table:table-cell office:value-type="float" office:value="2155.79804082069" calcext:value-type="float">
            <text:p>2155.798040820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39" calcext:value-type="float">
            <text:p>279.39</text:p>
          </table:table-cell>
          <table:table-cell office:value-type="float" office:value="96.2" calcext:value-type="float">
            <text:p>96.2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2388627408873" calcext:value-type="float">
            <text:p>96.2388627408873</text:p>
          </table:table-cell>
          <table:table-cell office:value-type="float" office:value="2157.54526848545" calcext:value-type="float">
            <text:p>2157.54526848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55" calcext:value-type="float">
            <text:p>279.55</text:p>
          </table:table-cell>
          <table:table-cell office:value-type="float" office:value="96.1" calcext:value-type="float">
            <text:p>96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3123553757" calcext:value-type="float">
            <text:p>96.3123553757</text:p>
          </table:table-cell>
          <table:table-cell office:value-type="float" office:value="2159.30036242178" calcext:value-type="float">
            <text:p>2159.30036242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72" calcext:value-type="float">
            <text:p>279.72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3778235140407" calcext:value-type="float">
            <text:p>96.3778235140407</text:p>
          </table:table-cell>
          <table:table-cell office:value-type="float" office:value="2160.95497216475" calcext:value-type="float">
            <text:p>2160.954972164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.89" calcext:value-type="float">
            <text:p>279.89</text:p>
          </table:table-cell>
          <table:table-cell office:value-type="float" office:value="96.3" calcext:value-type="float">
            <text:p>96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4644848738681" calcext:value-type="float">
            <text:p>96.4644848738681</text:p>
          </table:table-cell>
          <table:table-cell office:value-type="float" office:value="2162.63927924042" calcext:value-type="float">
            <text:p>2162.63927924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05" calcext:value-type="float">
            <text:p>280.05</text:p>
          </table:table-cell>
          <table:table-cell office:value-type="float" office:value="96.4" calcext:value-type="float">
            <text:p>96.4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5291623637263" calcext:value-type="float">
            <text:p>96.5291623637263</text:p>
          </table:table-cell>
          <table:table-cell office:value-type="float" office:value="2164.161633175" calcext:value-type="float">
            <text:p>2164.161633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22" calcext:value-type="float">
            <text:p>280.22</text:p>
          </table:table-cell>
          <table:table-cell office:value-type="float" office:value="96.5" calcext:value-type="float">
            <text:p>96.5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6392295756168" calcext:value-type="float">
            <text:p>96.6392295756168</text:p>
          </table:table-cell>
          <table:table-cell office:value-type="float" office:value="2165.84102484025" calcext:value-type="float">
            <text:p>2165.84102484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39" calcext:value-type="float">
            <text:p>280.39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7203369663295" calcext:value-type="float">
            <text:p>96.7203369663295</text:p>
          </table:table-cell>
          <table:table-cell office:value-type="float" office:value="2167.32879282351" calcext:value-type="float">
            <text:p>2167.32879282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55" calcext:value-type="float">
            <text:p>280.55</text:p>
          </table:table-cell>
          <table:table-cell office:value-type="float" office:value="96.7" calcext:value-type="float">
            <text:p>96.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8388340123304" calcext:value-type="float">
            <text:p>96.8388340123304</text:p>
          </table:table-cell>
          <table:table-cell office:value-type="float" office:value="2168.84672523855" calcext:value-type="float">
            <text:p>2168.84672523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72" calcext:value-type="float">
            <text:p>280.72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8958812249507" calcext:value-type="float">
            <text:p>96.8958812249507</text:p>
          </table:table-cell>
          <table:table-cell office:value-type="float" office:value="2170.08415026434" calcext:value-type="float">
            <text:p>2170.084150264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0.89" calcext:value-type="float">
            <text:p>280.89</text:p>
          </table:table-cell>
          <table:table-cell office:value-type="float" office:value="96.8" calcext:value-type="float">
            <text:p>96.8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6.9715841022768" calcext:value-type="float">
            <text:p>96.9715841022768</text:p>
          </table:table-cell>
          <table:table-cell office:value-type="float" office:value="2171.38150744185" calcext:value-type="float">
            <text:p>2171.381507441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05" calcext:value-type="float">
            <text:p>281.0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0262055480966" calcext:value-type="float">
            <text:p>97.0262055480966</text:p>
          </table:table-cell>
          <table:table-cell office:value-type="float" office:value="2172.51368534898" calcext:value-type="float">
            <text:p>2172.513685348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22" calcext:value-type="float">
            <text:p>281.2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1487408655174" calcext:value-type="float">
            <text:p>97.1487408655174</text:p>
          </table:table-cell>
          <table:table-cell office:value-type="float" office:value="2173.95736835617" calcext:value-type="float">
            <text:p>2173.957368356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39" calcext:value-type="float">
            <text:p>281.39</text:p>
          </table:table-cell>
          <table:table-cell office:value-type="float" office:value="97.2" calcext:value-type="float">
            <text:p>97.2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2168182908647" calcext:value-type="float">
            <text:p>97.2168182908647</text:p>
          </table:table-cell>
          <table:table-cell office:value-type="float" office:value="2175.07222866176" calcext:value-type="float">
            <text:p>2175.07222866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55" calcext:value-type="float">
            <text:p>281.55</text:p>
          </table:table-cell>
          <table:table-cell office:value-type="float" office:value="97.1" calcext:value-type="float">
            <text:p>97.1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3367204555486" calcext:value-type="float">
            <text:p>97.3367204555486</text:p>
          </table:table-cell>
          <table:table-cell office:value-type="float" office:value="2176.32134881998" calcext:value-type="float">
            <text:p>2176.32134881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72" calcext:value-type="float">
            <text:p>281.72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3734770597022" calcext:value-type="float">
            <text:p>97.3734770597022</text:p>
          </table:table-cell>
          <table:table-cell office:value-type="float" office:value="2177.20077404966" calcext:value-type="float">
            <text:p>2177.200774049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1.89" calcext:value-type="float">
            <text:p>281.89</text:p>
          </table:table-cell>
          <table:table-cell office:value-type="float" office:value="97.3" calcext:value-type="float">
            <text:p>97.3</text:p>
          </table:table-cell>
          <table:table-cell office:value-type="float" office:value="99" calcext:value-type="float">
            <text:p>99</text:p>
          </table:table-cell>
          <table:table-cell office:value-type="float" office:value="1750" calcext:value-type="float">
            <text:p>175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4533022333724" calcext:value-type="float">
            <text:p>97.4533022333724</text:p>
          </table:table-cell>
          <table:table-cell office:value-type="float" office:value="2178.24673719799" calcext:value-type="float">
            <text:p>2178.24673719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05" calcext:value-type="float">
            <text:p>282.05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5093046671146" calcext:value-type="float">
            <text:p>97.5093046671146</text:p>
          </table:table-cell>
          <table:table-cell office:value-type="float" office:value="2178.65299002887" calcext:value-type="float">
            <text:p>2178.65299002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22" calcext:value-type="float">
            <text:p>282.22</text:p>
          </table:table-cell>
          <table:table-cell office:value-type="float" office:value="97.4" calcext:value-type="float">
            <text:p>97.4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740.000000000002" calcext:value-type="float">
            <text:p>740.000000000002</text:p>
          </table:table-cell>
          <table:table-cell office:value-type="float" office:value="1010" calcext:value-type="float">
            <text:p>1010</text:p>
          </table:table-cell>
          <table:table-cell office:value-type="float" office:value="97.6110927352202" calcext:value-type="float">
            <text:p>97.6110927352202</text:p>
          </table:table-cell>
          <table:table-cell office:value-type="float" office:value="2177.34999966867" calcext:value-type="float">
            <text:p>2177.349999668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39" calcext:value-type="float">
            <text:p>282.3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6377705077295" calcext:value-type="float">
            <text:p>97.6377705077295</text:p>
          </table:table-cell>
          <table:table-cell office:value-type="float" office:value="2175.77417832782" calcext:value-type="float">
            <text:p>2175.77417832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55" calcext:value-type="float">
            <text:p>282.55</text:p>
          </table:table-cell>
          <table:table-cell office:value-type="float" office:value="97.5" calcext:value-type="float">
            <text:p>97.5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750533596553" calcext:value-type="float">
            <text:p>97.750533596553</text:p>
          </table:table-cell>
          <table:table-cell office:value-type="float" office:value="2174.65835666574" calcext:value-type="float">
            <text:p>2174.65835666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72" calcext:value-type="float">
            <text:p>282.7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7279843735176" calcext:value-type="float">
            <text:p>97.7279843735176</text:p>
          </table:table-cell>
          <table:table-cell office:value-type="float" office:value="2172.91453224093" calcext:value-type="float">
            <text:p>2172.914532240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2.89" calcext:value-type="float">
            <text:p>282.89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781341401997" calcext:value-type="float">
            <text:p>97.781341401997</text:p>
          </table:table-cell>
          <table:table-cell office:value-type="float" office:value="2171.61744596415" calcext:value-type="float">
            <text:p>2171.61744596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05" calcext:value-type="float">
            <text:p>283.0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7805333170775" calcext:value-type="float">
            <text:p>97.7805333170775</text:p>
          </table:table-cell>
          <table:table-cell office:value-type="float" office:value="2170.24669294092" calcext:value-type="float">
            <text:p>2170.246692940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22" calcext:value-type="float">
            <text:p>283.22</text:p>
          </table:table-cell>
          <table:table-cell office:value-type="float" office:value="97.6" calcext:value-type="float">
            <text:p>97.6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8609949298416" calcext:value-type="float">
            <text:p>97.8609949298416</text:p>
          </table:table-cell>
          <table:table-cell office:value-type="float" office:value="2169.17693913643" calcext:value-type="float">
            <text:p>2169.176939136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39" calcext:value-type="float">
            <text:p>283.39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8580162877769" calcext:value-type="float">
            <text:p>97.8580162877769</text:p>
          </table:table-cell>
          <table:table-cell office:value-type="float" office:value="2167.73242794229" calcext:value-type="float">
            <text:p>2167.732427942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55" calcext:value-type="float">
            <text:p>283.55</text:p>
          </table:table-cell>
          <table:table-cell office:value-type="float" office:value="97.7" calcext:value-type="float">
            <text:p>97.7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8909292499269" calcext:value-type="float">
            <text:p>97.8909292499269</text:p>
          </table:table-cell>
          <table:table-cell office:value-type="float" office:value="2166.54203927204" calcext:value-type="float">
            <text:p>2166.542039272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72" calcext:value-type="float">
            <text:p>283.72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7.8963563733716" calcext:value-type="float">
            <text:p>97.8963563733716</text:p>
          </table:table-cell>
          <table:table-cell office:value-type="float" office:value="2165.24716023706" calcext:value-type="float">
            <text:p>2165.247160237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3.89" calcext:value-type="float">
            <text:p>283.89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0217415347967" calcext:value-type="float">
            <text:p>98.0217415347967</text:p>
          </table:table-cell>
          <table:table-cell office:value-type="float" office:value="2164.58205432792" calcext:value-type="float">
            <text:p>2164.58205432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05" calcext:value-type="float">
            <text:p>284.0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031425427251" calcext:value-type="float">
            <text:p>98.031425427251</text:p>
          </table:table-cell>
          <table:table-cell office:value-type="float" office:value="2163.40041356819" calcext:value-type="float">
            <text:p>2163.40041356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22" calcext:value-type="float">
            <text:p>284.22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0534878563204" calcext:value-type="float">
            <text:p>98.0534878563204</text:p>
          </table:table-cell>
          <table:table-cell office:value-type="float" office:value="2162.29953354701" calcext:value-type="float">
            <text:p>2162.299533547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39" calcext:value-type="float">
            <text:p>284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0444596379264" calcext:value-type="float">
            <text:p>98.0444596379264</text:p>
          </table:table-cell>
          <table:table-cell office:value-type="float" office:value="2161.2204356686" calcext:value-type="float">
            <text:p>2161.2204356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55" calcext:value-type="float">
            <text:p>284.5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1563072713191" calcext:value-type="float">
            <text:p>98.1563072713191</text:p>
          </table:table-cell>
          <table:table-cell office:value-type="float" office:value="2160.67162188407" calcext:value-type="float">
            <text:p>2160.671621884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72" calcext:value-type="float">
            <text:p>284.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1276133358078" calcext:value-type="float">
            <text:p>98.1276133358078</text:p>
          </table:table-cell>
          <table:table-cell office:value-type="float" office:value="2159.42995469513" calcext:value-type="float">
            <text:p>2159.429954695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4.89" calcext:value-type="float">
            <text:p>284.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1926553313123" calcext:value-type="float">
            <text:p>98.1926553313123</text:p>
          </table:table-cell>
          <table:table-cell office:value-type="float" office:value="2158.71451765401" calcext:value-type="float">
            <text:p>2158.714517654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05" calcext:value-type="float">
            <text:p>285.0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1938905054045" calcext:value-type="float">
            <text:p>98.1938905054045</text:p>
          </table:table-cell>
          <table:table-cell office:value-type="float" office:value="2157.69183363868" calcext:value-type="float">
            <text:p>2157.69183363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22" calcext:value-type="float">
            <text:p>285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2682244120427" calcext:value-type="float">
            <text:p>98.2682244120427</text:p>
          </table:table-cell>
          <table:table-cell office:value-type="float" office:value="2157.06546234479" calcext:value-type="float">
            <text:p>2157.065462344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39" calcext:value-type="float">
            <text:p>285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2586149890665" calcext:value-type="float">
            <text:p>98.2586149890665</text:p>
          </table:table-cell>
          <table:table-cell office:value-type="float" office:value="2156.07078534084" calcext:value-type="float">
            <text:p>2156.070785340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55" calcext:value-type="float">
            <text:p>285.5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2947492277173" calcext:value-type="float">
            <text:p>98.2947492277173</text:p>
          </table:table-cell>
          <table:table-cell office:value-type="float" office:value="2155.33631525619" calcext:value-type="float">
            <text:p>2155.336315256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72" calcext:value-type="float">
            <text:p>285.7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301550957423" calcext:value-type="float">
            <text:p>98.301550957423</text:p>
          </table:table-cell>
          <table:table-cell office:value-type="float" office:value="2154.57478653928" calcext:value-type="float">
            <text:p>2154.574786539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5.89" calcext:value-type="float">
            <text:p>285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3662717289329" calcext:value-type="float">
            <text:p>98.3662717289329</text:p>
          </table:table-cell>
          <table:table-cell office:value-type="float" office:value="2154.02912203627" calcext:value-type="float">
            <text:p>2154.029122036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05" calcext:value-type="float">
            <text:p>286.05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700" calcext:value-type="float">
            <text:p>170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3497777918742" calcext:value-type="float">
            <text:p>98.3497777918742</text:p>
          </table:table-cell>
          <table:table-cell office:value-type="float" office:value="2153.11703322714" calcext:value-type="float">
            <text:p>2153.117033227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22" calcext:value-type="float">
            <text:p>286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890.000000000002" calcext:value-type="float">
            <text:p>890.000000000002</text:p>
          </table:table-cell>
          <table:table-cell office:value-type="float" office:value="809.999999999999" calcext:value-type="float">
            <text:p>809.999999999999</text:p>
          </table:table-cell>
          <table:table-cell office:value-type="float" office:value="98.4427194881268" calcext:value-type="float">
            <text:p>98.4427194881268</text:p>
          </table:table-cell>
          <table:table-cell office:value-type="float" office:value="2152.69384691011" calcext:value-type="float">
            <text:p>2152.693846910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39" calcext:value-type="float">
            <text:p>286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4659011960336" calcext:value-type="float">
            <text:p>98.4659011960336</text:p>
          </table:table-cell>
          <table:table-cell office:value-type="float" office:value="2151.06781247045" calcext:value-type="float">
            <text:p>2151.06781247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55" calcext:value-type="float">
            <text:p>286.5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5483523350639" calcext:value-type="float">
            <text:p>98.5483523350639</text:p>
          </table:table-cell>
          <table:table-cell office:value-type="float" office:value="2149.81536970576" calcext:value-type="float">
            <text:p>2149.81536970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72" calcext:value-type="float">
            <text:p>286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5197082452023" calcext:value-type="float">
            <text:p>98.5197082452023</text:p>
          </table:table-cell>
          <table:table-cell office:value-type="float" office:value="2148.06519455253" calcext:value-type="float">
            <text:p>2148.065194552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6.89" calcext:value-type="float">
            <text:p>286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227731842768" calcext:value-type="float">
            <text:p>98.6227731842768</text:p>
          </table:table-cell>
          <table:table-cell office:value-type="float" office:value="2147.02946662787" calcext:value-type="float">
            <text:p>2147.029466627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05" calcext:value-type="float">
            <text:p>287.05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5627889296043" calcext:value-type="float">
            <text:p>98.5627889296043</text:p>
          </table:table-cell>
          <table:table-cell office:value-type="float" office:value="2145.21218194531" calcext:value-type="float">
            <text:p>2145.212181945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22" calcext:value-type="float">
            <text:p>287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223401778161" calcext:value-type="float">
            <text:p>98.6223401778161</text:p>
          </table:table-cell>
          <table:table-cell office:value-type="float" office:value="2144.06929969846" calcext:value-type="float">
            <text:p>2144.069299698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39" calcext:value-type="float">
            <text:p>287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576495836676" calcext:value-type="float">
            <text:p>98.576495836676</text:p>
          </table:table-cell>
          <table:table-cell office:value-type="float" office:value="2142.44512438177" calcext:value-type="float">
            <text:p>2142.44512438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55" calcext:value-type="float">
            <text:p>287.5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507521763441" calcext:value-type="float">
            <text:p>98.6507521763441</text:p>
          </table:table-cell>
          <table:table-cell office:value-type="float" office:value="2141.48067732943" calcext:value-type="float">
            <text:p>2141.4806773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72" calcext:value-type="float">
            <text:p>287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326214088627" calcext:value-type="float">
            <text:p>98.6326214088627</text:p>
          </table:table-cell>
          <table:table-cell office:value-type="float" office:value="2140.08973266811" calcext:value-type="float">
            <text:p>2140.089732668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7.89" calcext:value-type="float">
            <text:p>287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784947582096" calcext:value-type="float">
            <text:p>98.6784947582096</text:p>
          </table:table-cell>
          <table:table-cell office:value-type="float" office:value="2139.06731163065" calcext:value-type="float">
            <text:p>2139.06731163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05" calcext:value-type="float">
            <text:p>288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6810967122893" calcext:value-type="float">
            <text:p>98.6810967122893</text:p>
          </table:table-cell>
          <table:table-cell office:value-type="float" office:value="2137.98556617962" calcext:value-type="float">
            <text:p>2137.985566179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22" calcext:value-type="float">
            <text:p>288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7521657176822" calcext:value-type="float">
            <text:p>98.7521657176822</text:p>
          </table:table-cell>
          <table:table-cell office:value-type="float" office:value="2137.16192640488" calcext:value-type="float">
            <text:p>2137.16192640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39" calcext:value-type="float">
            <text:p>288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7231794169563" calcext:value-type="float">
            <text:p>98.7231794169563</text:p>
          </table:table-cell>
          <table:table-cell office:value-type="float" office:value="2135.87798998633" calcext:value-type="float">
            <text:p>2135.877989986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55" calcext:value-type="float">
            <text:p>288.5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7973821383807" calcext:value-type="float">
            <text:p>98.7973821383807</text:p>
          </table:table-cell>
          <table:table-cell office:value-type="float" office:value="2135.16514588562" calcext:value-type="float">
            <text:p>2135.165145885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72" calcext:value-type="float">
            <text:p>288.7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7927740499237" calcext:value-type="float">
            <text:p>98.7927740499237</text:p>
          </table:table-cell>
          <table:table-cell office:value-type="float" office:value="2134.07827064985" calcext:value-type="float">
            <text:p>2134.07827064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8.89" calcext:value-type="float">
            <text:p>288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8781714852075" calcext:value-type="float">
            <text:p>98.8781714852075</text:p>
          </table:table-cell>
          <table:table-cell office:value-type="float" office:value="2133.47649196683" calcext:value-type="float">
            <text:p>2133.476491966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05" calcext:value-type="float">
            <text:p>289.0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8619683553884" calcext:value-type="float">
            <text:p>98.8619683553884</text:p>
          </table:table-cell>
          <table:table-cell office:value-type="float" office:value="2132.41456990726" calcext:value-type="float">
            <text:p>2132.414569907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22" calcext:value-type="float">
            <text:p>289.2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9450978273104" calcext:value-type="float">
            <text:p>98.9450978273104</text:p>
          </table:table-cell>
          <table:table-cell office:value-type="float" office:value="2131.86548868058" calcext:value-type="float">
            <text:p>2131.86548868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39" calcext:value-type="float">
            <text:p>289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916089729205" calcext:value-type="float">
            <text:p>98.916089729205</text:p>
          </table:table-cell>
          <table:table-cell office:value-type="float" office:value="2130.78723959088" calcext:value-type="float">
            <text:p>2130.78723959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55" calcext:value-type="float">
            <text:p>289.5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9634965956797" calcext:value-type="float">
            <text:p>98.9634965956797</text:p>
          </table:table-cell>
          <table:table-cell office:value-type="float" office:value="2130.13122561996" calcext:value-type="float">
            <text:p>2130.13122561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72" calcext:value-type="float">
            <text:p>289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9264502334197" calcext:value-type="float">
            <text:p>98.9264502334197</text:p>
          </table:table-cell>
          <table:table-cell office:value-type="float" office:value="2129.08963894866" calcext:value-type="float">
            <text:p>2129.08963894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89.89" calcext:value-type="float">
            <text:p>289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271606477099" calcext:value-type="float">
            <text:p>99.0271606477099</text:p>
          </table:table-cell>
          <table:table-cell office:value-type="float" office:value="2128.76031167168" calcext:value-type="float">
            <text:p>2128.76031167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05" calcext:value-type="float">
            <text:p>290.05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096392110762" calcext:value-type="float">
            <text:p>99.0096392110762</text:p>
          </table:table-cell>
          <table:table-cell office:value-type="float" office:value="2127.86776442447" calcext:value-type="float">
            <text:p>2127.867764424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22" calcext:value-type="float">
            <text:p>290.2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563538366517" calcext:value-type="float">
            <text:p>99.0563538366517</text:p>
          </table:table-cell>
          <table:table-cell office:value-type="float" office:value="2127.389223246" calcext:value-type="float">
            <text:p>2127.389223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39" calcext:value-type="float">
            <text:p>290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8.9971490453788" calcext:value-type="float">
            <text:p>98.9971490453788</text:p>
          </table:table-cell>
          <table:table-cell office:value-type="float" office:value="2126.33076434781" calcext:value-type="float">
            <text:p>2126.330764347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55" calcext:value-type="float">
            <text:p>290.55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794112302182" calcext:value-type="float">
            <text:p>99.0794112302182</text:p>
          </table:table-cell>
          <table:table-cell office:value-type="float" office:value="2126.01317889082" calcext:value-type="float">
            <text:p>2126.013178890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72" calcext:value-type="float">
            <text:p>290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455218975827" calcext:value-type="float">
            <text:p>99.0455218975827</text:p>
          </table:table-cell>
          <table:table-cell office:value-type="float" office:value="2125.13878569722" calcext:value-type="float">
            <text:p>2125.138785697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0.89" calcext:value-type="float">
            <text:p>290.89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247470653578" calcext:value-type="float">
            <text:p>99.1247470653578</text:p>
          </table:table-cell>
          <table:table-cell office:value-type="float" office:value="2124.86129988955" calcext:value-type="float">
            <text:p>2124.861299889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05" calcext:value-type="float">
            <text:p>291.05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0841735413379" calcext:value-type="float">
            <text:p>99.0841735413379</text:p>
          </table:table-cell>
          <table:table-cell office:value-type="float" office:value="2123.98999784929" calcext:value-type="float">
            <text:p>2123.989997849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22" calcext:value-type="float">
            <text:p>291.2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556173509279" calcext:value-type="float">
            <text:p>99.1556173509279</text:p>
          </table:table-cell>
          <table:table-cell office:value-type="float" office:value="2123.71580929561" calcext:value-type="float">
            <text:p>2123.71580929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39" calcext:value-type="float">
            <text:p>291.39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044738325497" calcext:value-type="float">
            <text:p>99.1044738325497</text:p>
          </table:table-cell>
          <table:table-cell office:value-type="float" office:value="2122.8915899193" calcext:value-type="float">
            <text:p>2122.89158991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55" calcext:value-type="float">
            <text:p>291.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927143234511" calcext:value-type="float">
            <text:p>99.1927143234511</text:p>
          </table:table-cell>
          <table:table-cell office:value-type="float" office:value="2122.74455952424" calcext:value-type="float">
            <text:p>2122.744559524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72" calcext:value-type="float">
            <text:p>291.7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556503497607" calcext:value-type="float">
            <text:p>99.1556503497607</text:p>
          </table:table-cell>
          <table:table-cell office:value-type="float" office:value="2121.98018002943" calcext:value-type="float">
            <text:p>2121.980180029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1.89" calcext:value-type="float">
            <text:p>291.8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995991763706" calcext:value-type="float">
            <text:p>99.1995991763706</text:p>
          </table:table-cell>
          <table:table-cell office:value-type="float" office:value="2121.63506774117" calcext:value-type="float">
            <text:p>2121.63506774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05" calcext:value-type="float">
            <text:p>292.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1758985125985" calcext:value-type="float">
            <text:p>99.1758985125985</text:p>
          </table:table-cell>
          <table:table-cell office:value-type="float" office:value="2120.9768866878" calcext:value-type="float">
            <text:p>2120.9768866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22" calcext:value-type="float">
            <text:p>292.22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2722103295135" calcext:value-type="float">
            <text:p>99.2722103295135</text:p>
          </table:table-cell>
          <table:table-cell office:value-type="float" office:value="2120.93530452862" calcext:value-type="float">
            <text:p>2120.935304528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39" calcext:value-type="float">
            <text:p>292.3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2401315330632" calcext:value-type="float">
            <text:p>99.2401315330632</text:p>
          </table:table-cell>
          <table:table-cell office:value-type="float" office:value="2120.30427852849" calcext:value-type="float">
            <text:p>2120.304278528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55" calcext:value-type="float">
            <text:p>292.55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3014546336502" calcext:value-type="float">
            <text:p>99.3014546336502</text:p>
          </table:table-cell>
          <table:table-cell office:value-type="float" office:value="2120.12547783444" calcext:value-type="float">
            <text:p>2120.125477834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72" calcext:value-type="float">
            <text:p>292.72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2698380139729" calcext:value-type="float">
            <text:p>99.2698380139729</text:p>
          </table:table-cell>
          <table:table-cell office:value-type="float" office:value="2119.48815601783" calcext:value-type="float">
            <text:p>2119.488156017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2.89" calcext:value-type="float">
            <text:p>292.89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3367755223889" calcext:value-type="float">
            <text:p>99.3367755223889</text:p>
          </table:table-cell>
          <table:table-cell office:value-type="float" office:value="2119.36618308985" calcext:value-type="float">
            <text:p>2119.36618308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05" calcext:value-type="float">
            <text:p>293.05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335936526726" calcext:value-type="float">
            <text:p>99.335936526726</text:p>
          </table:table-cell>
          <table:table-cell office:value-type="float" office:value="2118.90692774124" calcext:value-type="float">
            <text:p>2118.906927741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22" calcext:value-type="float">
            <text:p>293.22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4133869799403" calcext:value-type="float">
            <text:p>99.4133869799403</text:p>
          </table:table-cell>
          <table:table-cell office:value-type="float" office:value="2118.85963977767" calcext:value-type="float">
            <text:p>2118.859639777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39" calcext:value-type="float">
            <text:p>293.39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37625648281" calcext:value-type="float">
            <text:p>99.37625648281</text:p>
          </table:table-cell>
          <table:table-cell office:value-type="float" office:value="2118.24539377439" calcext:value-type="float">
            <text:p>2118.24539377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55" calcext:value-type="float">
            <text:p>293.55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1680" calcext:value-type="float">
            <text:p>1680</text:p>
          </table:table-cell>
          <table:table-cell office:value-type="float" office:value="954.000000000001" calcext:value-type="float">
            <text:p>954.000000000001</text:p>
          </table:table-cell>
          <table:table-cell office:value-type="float" office:value="725.999999999999" calcext:value-type="float">
            <text:p>725.999999999999</text:p>
          </table:table-cell>
          <table:table-cell office:value-type="float" office:value="99.3904848852215" calcext:value-type="float">
            <text:p>99.3904848852215</text:p>
          </table:table-cell>
          <table:table-cell office:value-type="float" office:value="2117.90997826518" calcext:value-type="float">
            <text:p>2117.90997826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72" calcext:value-type="float">
            <text:p>293.72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3606582950448" calcext:value-type="float">
            <text:p>99.3606582950448</text:p>
          </table:table-cell>
          <table:table-cell office:value-type="float" office:value="2113.94717818451" calcext:value-type="float">
            <text:p>2113.947178184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3.89" calcext:value-type="float">
            <text:p>293.89</text:p>
          </table:table-cell>
          <table:table-cell office:value-type="float" office:value="99.3" calcext:value-type="float">
            <text:p>99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4320633794494" calcext:value-type="float">
            <text:p>99.4320633794494</text:p>
          </table:table-cell>
          <table:table-cell office:value-type="float" office:value="2110.23676657218" calcext:value-type="float">
            <text:p>2110.236766572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05" calcext:value-type="float">
            <text:p>294.05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4267152494384" calcext:value-type="float">
            <text:p>99.4267152494384</text:p>
          </table:table-cell>
          <table:table-cell office:value-type="float" office:value="2106.28689596466" calcext:value-type="float">
            <text:p>2106.286895964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22" calcext:value-type="float">
            <text:p>294.22</text:p>
          </table:table-cell>
          <table:table-cell office:value-type="float" office:value="99.1" calcext:value-type="float">
            <text:p>99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4025365631434" calcext:value-type="float">
            <text:p>99.4025365631434</text:p>
          </table:table-cell>
          <table:table-cell office:value-type="float" office:value="2102.42117939275" calcext:value-type="float">
            <text:p>2102.421179392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39" calcext:value-type="float">
            <text:p>294.3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3127082314289" calcext:value-type="float">
            <text:p>99.3127082314289</text:p>
          </table:table-cell>
          <table:table-cell office:value-type="float" office:value="2098.35752109736" calcext:value-type="float">
            <text:p>2098.357521097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55" calcext:value-type="float">
            <text:p>294.5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2490984408652" calcext:value-type="float">
            <text:p>99.2490984408652</text:p>
          </table:table-cell>
          <table:table-cell office:value-type="float" office:value="2094.96205850792" calcext:value-type="float">
            <text:p>2094.96205850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72" calcext:value-type="float">
            <text:p>294.7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212746877394" calcext:value-type="float">
            <text:p>99.212746877394</text:p>
          </table:table-cell>
          <table:table-cell office:value-type="float" office:value="2091.3890843622" calcext:value-type="float">
            <text:p>2091.38908436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4.89" calcext:value-type="float">
            <text:p>294.8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2048831565784" calcext:value-type="float">
            <text:p>99.2048831565784</text:p>
          </table:table-cell>
          <table:table-cell office:value-type="float" office:value="2088.13328138018" calcext:value-type="float">
            <text:p>2088.13328138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05" calcext:value-type="float">
            <text:p>295.05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1697384303241" calcext:value-type="float">
            <text:p>99.1697384303241</text:p>
          </table:table-cell>
          <table:table-cell office:value-type="float" office:value="2084.90180568014" calcext:value-type="float">
            <text:p>2084.90180568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22" calcext:value-type="float">
            <text:p>295.2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1768746109179" calcext:value-type="float">
            <text:p>99.1768746109179</text:p>
          </table:table-cell>
          <table:table-cell office:value-type="float" office:value="2082.00409911273" calcext:value-type="float">
            <text:p>2082.004099112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39" calcext:value-type="float">
            <text:p>295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1194650205841" calcext:value-type="float">
            <text:p>99.1194650205841</text:p>
          </table:table-cell>
          <table:table-cell office:value-type="float" office:value="2078.88045338518" calcext:value-type="float">
            <text:p>2078.88045338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55" calcext:value-type="float">
            <text:p>295.55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074561437243" calcext:value-type="float">
            <text:p>99.074561437243</text:p>
          </table:table-cell>
          <table:table-cell office:value-type="float" office:value="2076.19433804795" calcext:value-type="float">
            <text:p>2076.194338047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72" calcext:value-type="float">
            <text:p>295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0386117501505" calcext:value-type="float">
            <text:p>99.0386117501505</text:p>
          </table:table-cell>
          <table:table-cell office:value-type="float" office:value="2073.39816432198" calcext:value-type="float">
            <text:p>2073.398164321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5.89" calcext:value-type="float">
            <text:p>295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9.0423225605006" calcext:value-type="float">
            <text:p>99.0423225605006</text:p>
          </table:table-cell>
          <table:table-cell office:value-type="float" office:value="2070.93714901582" calcext:value-type="float">
            <text:p>2070.937149015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05" calcext:value-type="float">
            <text:p>296.0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893512101592" calcext:value-type="float">
            <text:p>98.9893512101592</text:p>
          </table:table-cell>
          <table:table-cell office:value-type="float" office:value="2068.27360675594" calcext:value-type="float">
            <text:p>2068.273606755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22" calcext:value-type="float">
            <text:p>296.2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771169755412" calcext:value-type="float">
            <text:p>98.9771169755412</text:p>
          </table:table-cell>
          <table:table-cell office:value-type="float" office:value="2065.90107123274" calcext:value-type="float">
            <text:p>2065.90107123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39" calcext:value-type="float">
            <text:p>296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511616222547" calcext:value-type="float">
            <text:p>98.9511616222547</text:p>
          </table:table-cell>
          <table:table-cell office:value-type="float" office:value="2063.57387981533" calcext:value-type="float">
            <text:p>2063.573879815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55" calcext:value-type="float">
            <text:p>296.55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446535086155" calcext:value-type="float">
            <text:p>98.9446535086155</text:p>
          </table:table-cell>
          <table:table-cell office:value-type="float" office:value="2061.37283363348" calcext:value-type="float">
            <text:p>2061.37283363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72" calcext:value-type="float">
            <text:p>296.7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125775964704" calcext:value-type="float">
            <text:p>98.9125775964704</text:p>
          </table:table-cell>
          <table:table-cell office:value-type="float" office:value="2059.17684556015" calcext:value-type="float">
            <text:p>2059.176845560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6.89" calcext:value-type="float">
            <text:p>296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981809381023" calcext:value-type="float">
            <text:p>98.8981809381023</text:p>
          </table:table-cell>
          <table:table-cell office:value-type="float" office:value="2057.32302294293" calcext:value-type="float">
            <text:p>2057.323022942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05" calcext:value-type="float">
            <text:p>297.0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907110496925" calcext:value-type="float">
            <text:p>98.907110496925</text:p>
          </table:table-cell>
          <table:table-cell office:value-type="float" office:value="2055.47043869537" calcext:value-type="float">
            <text:p>2055.470438695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22" calcext:value-type="float">
            <text:p>297.2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951597680217" calcext:value-type="float">
            <text:p>98.8951597680217</text:p>
          </table:table-cell>
          <table:table-cell office:value-type="float" office:value="2053.60938646403" calcext:value-type="float">
            <text:p>2053.609386464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39" calcext:value-type="float">
            <text:p>297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632229924744" calcext:value-type="float">
            <text:p>98.8632229924744</text:p>
          </table:table-cell>
          <table:table-cell office:value-type="float" office:value="2051.70853502211" calcext:value-type="float">
            <text:p>2051.708535022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55" calcext:value-type="float">
            <text:p>297.55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550527823473" calcext:value-type="float">
            <text:p>98.8550527823473</text:p>
          </table:table-cell>
          <table:table-cell office:value-type="float" office:value="2049.98150788443" calcext:value-type="float">
            <text:p>2049.981507884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72" calcext:value-type="float">
            <text:p>297.7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285891655082" calcext:value-type="float">
            <text:p>98.8285891655082</text:p>
          </table:table-cell>
          <table:table-cell office:value-type="float" office:value="2048.21741007664" calcext:value-type="float">
            <text:p>2048.217410076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7.89" calcext:value-type="float">
            <text:p>297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8290921828859" calcext:value-type="float">
            <text:p>98.8290921828859</text:p>
          </table:table-cell>
          <table:table-cell office:value-type="float" office:value="2046.69403264204" calcext:value-type="float">
            <text:p>2046.694032642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05" calcext:value-type="float">
            <text:p>298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742392200233" calcext:value-type="float">
            <text:p>98.7742392200233</text:p>
          </table:table-cell>
          <table:table-cell office:value-type="float" office:value="2044.93556960023" calcext:value-type="float">
            <text:p>2044.935569600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22" calcext:value-type="float">
            <text:p>298.2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591230694292" calcext:value-type="float">
            <text:p>98.7591230694292</text:p>
          </table:table-cell>
          <table:table-cell office:value-type="float" office:value="2043.56592993339" calcext:value-type="float">
            <text:p>2043.565929933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39" calcext:value-type="float">
            <text:p>298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366707793654" calcext:value-type="float">
            <text:p>98.7366707793654</text:p>
          </table:table-cell>
          <table:table-cell office:value-type="float" office:value="2042.09347505388" calcext:value-type="float">
            <text:p>2042.093475053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55" calcext:value-type="float">
            <text:p>298.5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14789070758" calcext:value-type="float">
            <text:p>98.7614789070758</text:p>
          </table:table-cell>
          <table:table-cell office:value-type="float" office:value="2040.90478573878" calcext:value-type="float">
            <text:p>2040.90478573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72" calcext:value-type="float">
            <text:p>298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254427732861" calcext:value-type="float">
            <text:p>98.7254427732861</text:p>
          </table:table-cell>
          <table:table-cell office:value-type="float" office:value="2039.46785759791" calcext:value-type="float">
            <text:p>2039.46785759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.89" calcext:value-type="float">
            <text:p>298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403871108016" calcext:value-type="float">
            <text:p>98.7403871108016</text:p>
          </table:table-cell>
          <table:table-cell office:value-type="float" office:value="2038.32532240119" calcext:value-type="float">
            <text:p>2038.32532240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05" calcext:value-type="float">
            <text:p>299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103667672207" calcext:value-type="float">
            <text:p>98.7103667672207</text:p>
          </table:table-cell>
          <table:table-cell office:value-type="float" office:value="2037.01088435753" calcext:value-type="float">
            <text:p>2037.010884357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22" calcext:value-type="float">
            <text:p>299.2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15103127021" calcext:value-type="float">
            <text:p>98.7615103127021</text:p>
          </table:table-cell>
          <table:table-cell office:value-type="float" office:value="2036.15518650594" calcext:value-type="float">
            <text:p>2036.155186505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39" calcext:value-type="float">
            <text:p>299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26832295961" calcext:value-type="float">
            <text:p>98.7626832295961</text:p>
          </table:table-cell>
          <table:table-cell office:value-type="float" office:value="2035.07503509274" calcext:value-type="float">
            <text:p>2035.075035092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55" calcext:value-type="float">
            <text:p>299.5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738456712343" calcext:value-type="float">
            <text:p>98.7738456712343</text:p>
          </table:table-cell>
          <table:table-cell office:value-type="float" office:value="2034.10062747676" calcext:value-type="float">
            <text:p>2034.10062747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72" calcext:value-type="float">
            <text:p>299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494911324298" calcext:value-type="float">
            <text:p>98.7494911324298</text:p>
          </table:table-cell>
          <table:table-cell office:value-type="float" office:value="2033.07444814195" calcext:value-type="float">
            <text:p>2033.07444814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9.89" calcext:value-type="float">
            <text:p>299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484447943693" calcext:value-type="float">
            <text:p>98.7484447943693</text:p>
          </table:table-cell>
          <table:table-cell office:value-type="float" office:value="2032.09523620053" calcext:value-type="float">
            <text:p>2032.095236200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05" calcext:value-type="float">
            <text:p>300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932337599619" calcext:value-type="float">
            <text:p>98.7932337599619</text:p>
          </table:table-cell>
          <table:table-cell office:value-type="float" office:value="2031.39624604488" calcext:value-type="float">
            <text:p>2031.39624604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22" calcext:value-type="float">
            <text:p>300.2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840809744752" calcext:value-type="float">
            <text:p>98.7840809744752</text:p>
          </table:table-cell>
          <table:table-cell office:value-type="float" office:value="2030.45686953955" calcext:value-type="float">
            <text:p>2030.456869539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39" calcext:value-type="float">
            <text:p>300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745540069504" calcext:value-type="float">
            <text:p>98.7745540069504</text:p>
          </table:table-cell>
          <table:table-cell office:value-type="float" office:value="2029.54465474001" calcext:value-type="float">
            <text:p>2029.544654740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55" calcext:value-type="float">
            <text:p>300.5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28048154798" calcext:value-type="float">
            <text:p>98.7628048154798</text:p>
          </table:table-cell>
          <table:table-cell office:value-type="float" office:value="2028.66450327387" calcext:value-type="float">
            <text:p>2028.664503273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72" calcext:value-type="float">
            <text:p>300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69856669279" calcext:value-type="float">
            <text:p>98.7669856669279</text:p>
          </table:table-cell>
          <table:table-cell office:value-type="float" office:value="2027.8973667431" calcext:value-type="float">
            <text:p>2027.89736674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0.89" calcext:value-type="float">
            <text:p>300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605725482271" calcext:value-type="float">
            <text:p>98.7605725482271</text:p>
          </table:table-cell>
          <table:table-cell office:value-type="float" office:value="2027.11058701329" calcext:value-type="float">
            <text:p>2027.11058701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05" calcext:value-type="float">
            <text:p>301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354959914063" calcext:value-type="float">
            <text:p>98.7354959914063</text:p>
          </table:table-cell>
          <table:table-cell office:value-type="float" office:value="2026.25332159297" calcext:value-type="float">
            <text:p>2026.25332159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22" calcext:value-type="float">
            <text:p>301.2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433687128356" calcext:value-type="float">
            <text:p>98.7433687128356</text:p>
          </table:table-cell>
          <table:table-cell office:value-type="float" office:value="2025.59479371477" calcext:value-type="float">
            <text:p>2025.59479371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39" calcext:value-type="float">
            <text:p>301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275188255589" calcext:value-type="float">
            <text:p>98.7275188255589</text:p>
          </table:table-cell>
          <table:table-cell office:value-type="float" office:value="2024.90383335369" calcext:value-type="float">
            <text:p>2024.903833353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55" calcext:value-type="float">
            <text:p>301.55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261754090821" calcext:value-type="float">
            <text:p>98.7261754090821</text:p>
          </table:table-cell>
          <table:table-cell office:value-type="float" office:value="2024.24378562047" calcext:value-type="float">
            <text:p>2024.243785620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72" calcext:value-type="float">
            <text:p>301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230797990856" calcext:value-type="float">
            <text:p>98.7230797990856</text:p>
          </table:table-cell>
          <table:table-cell office:value-type="float" office:value="2023.61071635085" calcext:value-type="float">
            <text:p>2023.61071635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1.89" calcext:value-type="float">
            <text:p>301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218308516266" calcext:value-type="float">
            <text:p>98.7218308516266</text:p>
          </table:table-cell>
          <table:table-cell office:value-type="float" office:value="2023.00360983878" calcext:value-type="float">
            <text:p>2023.00360983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05" calcext:value-type="float">
            <text:p>302.0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7026752966176" calcext:value-type="float">
            <text:p>98.7026752966176</text:p>
          </table:table-cell>
          <table:table-cell office:value-type="float" office:value="2022.33062056832" calcext:value-type="float">
            <text:p>2022.330620568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22" calcext:value-type="float">
            <text:p>302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6904513943031" calcext:value-type="float">
            <text:p>98.6904513943031</text:p>
          </table:table-cell>
          <table:table-cell office:value-type="float" office:value="2021.72064185408" calcext:value-type="float">
            <text:p>2021.720641854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39" calcext:value-type="float">
            <text:p>302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6668327507279" calcext:value-type="float">
            <text:p>98.6668327507279</text:p>
          </table:table-cell>
          <table:table-cell office:value-type="float" office:value="2021.07935007474" calcext:value-type="float">
            <text:p>2021.079350074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55" calcext:value-type="float">
            <text:p>302.55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6595923003098" calcext:value-type="float">
            <text:p>98.6595923003098</text:p>
          </table:table-cell>
          <table:table-cell office:value-type="float" office:value="2020.54633942299" calcext:value-type="float">
            <text:p>2020.54633942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72" calcext:value-type="float">
            <text:p>302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6338728670317" calcext:value-type="float">
            <text:p>98.6338728670317</text:p>
          </table:table-cell>
          <table:table-cell office:value-type="float" office:value="2019.93272633258" calcext:value-type="float">
            <text:p>2019.93272633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2.89" calcext:value-type="float">
            <text:p>302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593054663251" calcext:value-type="float">
            <text:p>98.593054663251</text:p>
          </table:table-cell>
          <table:table-cell office:value-type="float" office:value="2019.27931124886" calcext:value-type="float">
            <text:p>2019.279311248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05" calcext:value-type="float">
            <text:p>303.0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5457577483509" calcext:value-type="float">
            <text:p>98.5457577483509</text:p>
          </table:table-cell>
          <table:table-cell office:value-type="float" office:value="2018.61307075922" calcext:value-type="float">
            <text:p>2018.61307075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22" calcext:value-type="float">
            <text:p>303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5187261271084" calcext:value-type="float">
            <text:p>98.5187261271084</text:p>
          </table:table-cell>
          <table:table-cell office:value-type="float" office:value="2018.06886907105" calcext:value-type="float">
            <text:p>2018.06886907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39" calcext:value-type="float">
            <text:p>303.3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4765063781334" calcext:value-type="float">
            <text:p>98.4765063781334</text:p>
          </table:table-cell>
          <table:table-cell office:value-type="float" office:value="2017.4734339853" calcext:value-type="float">
            <text:p>2017.47343398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55" calcext:value-type="float">
            <text:p>303.55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4682331047997" calcext:value-type="float">
            <text:p>98.4682331047997</text:p>
          </table:table-cell>
          <table:table-cell office:value-type="float" office:value="2017.07016487029" calcext:value-type="float">
            <text:p>2017.070164870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72" calcext:value-type="float">
            <text:p>303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4248218591242" calcext:value-type="float">
            <text:p>98.4248218591242</text:p>
          </table:table-cell>
          <table:table-cell office:value-type="float" office:value="2016.5371710455" calcext:value-type="float">
            <text:p>2016.5371710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3.89" calcext:value-type="float">
            <text:p>303.8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3935739997801" calcext:value-type="float">
            <text:p>98.3935739997801</text:p>
          </table:table-cell>
          <table:table-cell office:value-type="float" office:value="2016.05514133296" calcext:value-type="float">
            <text:p>2016.055141332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05" calcext:value-type="float">
            <text:p>304.0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3341072014705" calcext:value-type="float">
            <text:p>98.3341072014705</text:p>
          </table:table-cell>
          <table:table-cell office:value-type="float" office:value="2015.44671437643" calcext:value-type="float">
            <text:p>2015.446714376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22" calcext:value-type="float">
            <text:p>304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3188737997092" calcext:value-type="float">
            <text:p>98.3188737997092</text:p>
          </table:table-cell>
          <table:table-cell office:value-type="float" office:value="2015.08119729472" calcext:value-type="float">
            <text:p>2015.08119729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39" calcext:value-type="float">
            <text:p>304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3087677623191" calcext:value-type="float">
            <text:p>98.3087677623191</text:p>
          </table:table-cell>
          <table:table-cell office:value-type="float" office:value="2014.75467403231" calcext:value-type="float">
            <text:p>2014.75467403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5" calcext:value-type="float">
            <text:p>304.5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923063001327" calcext:value-type="float">
            <text:p>98.2923063001327</text:p>
          </table:table-cell>
          <table:table-cell office:value-type="float" office:value="2014.41111925853" calcext:value-type="float">
            <text:p>2014.4111192585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72" calcext:value-type="float">
            <text:p>304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865390913906" calcext:value-type="float">
            <text:p>98.2865390913906</text:p>
          </table:table-cell>
          <table:table-cell office:value-type="float" office:value="2014.13141712493" calcext:value-type="float">
            <text:p>2014.13141712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89" calcext:value-type="float">
            <text:p>304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845155165618" calcext:value-type="float">
            <text:p>98.2845155165618</text:p>
          </table:table-cell>
          <table:table-cell office:value-type="float" office:value="2013.87928198602" calcext:value-type="float">
            <text:p>2013.879281986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05" calcext:value-type="float">
            <text:p>305.0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83799638911" calcext:value-type="float">
            <text:p>98.283799638911</text:p>
          </table:table-cell>
          <table:table-cell office:value-type="float" office:value="2013.6445689307" calcext:value-type="float">
            <text:p>2013.64456893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22" calcext:value-type="float">
            <text:p>305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706084307561" calcext:value-type="float">
            <text:p>98.2706084307561</text:p>
          </table:table-cell>
          <table:table-cell office:value-type="float" office:value="2013.3607732732" calcext:value-type="float">
            <text:p>2013.36077327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39" calcext:value-type="float">
            <text:p>305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435826156393" calcext:value-type="float">
            <text:p>98.2435826156393</text:p>
          </table:table-cell>
          <table:table-cell office:value-type="float" office:value="2013.01314083785" calcext:value-type="float">
            <text:p>2013.01314083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55" calcext:value-type="float">
            <text:p>305.55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184340328597" calcext:value-type="float">
            <text:p>98.2184340328597</text:p>
          </table:table-cell>
          <table:table-cell office:value-type="float" office:value="2012.69272960291" calcext:value-type="float">
            <text:p>2012.69272960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72" calcext:value-type="float">
            <text:p>305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2036388591941" calcext:value-type="float">
            <text:p>98.2036388591941</text:p>
          </table:table-cell>
          <table:table-cell office:value-type="float" office:value="2012.43124235337" calcext:value-type="float">
            <text:p>2012.43124235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5.89" calcext:value-type="float">
            <text:p>305.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1768188454827" calcext:value-type="float">
            <text:p>98.1768188454827</text:p>
          </table:table-cell>
          <table:table-cell office:value-type="float" office:value="2012.14298024341" calcext:value-type="float">
            <text:p>2012.142980243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05" calcext:value-type="float">
            <text:p>306.0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1622821537836" calcext:value-type="float">
            <text:p>98.1622821537836</text:p>
          </table:table-cell>
          <table:table-cell office:value-type="float" office:value="2011.90319543895" calcext:value-type="float">
            <text:p>2011.903195438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22" calcext:value-type="float">
            <text:p>306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1298131669332" calcext:value-type="float">
            <text:p>98.1298131669332</text:p>
          </table:table-cell>
          <table:table-cell office:value-type="float" office:value="2011.58799963896" calcext:value-type="float">
            <text:p>2011.587999638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39" calcext:value-type="float">
            <text:p>306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1124930448335" calcext:value-type="float">
            <text:p>98.1124930448335</text:p>
          </table:table-cell>
          <table:table-cell office:value-type="float" office:value="2011.35439158512" calcext:value-type="float">
            <text:p>2011.354391585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5" calcext:value-type="float">
            <text:p>306.5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98.093285982017" calcext:value-type="float">
            <text:p>98.093285982017</text:p>
          </table:table-cell>
          <table:table-cell office:value-type="float" office:value="2011.3667287071" calcext:value-type="float">
            <text:p>2011.3667287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72" calcext:value-type="float">
            <text:p>306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869551783955" calcext:value-type="float">
            <text:p>98.0869551783955</text:p>
          </table:table-cell>
          <table:table-cell office:value-type="float" office:value="2013.55923506654" calcext:value-type="float">
            <text:p>2013.55923506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89" calcext:value-type="float">
            <text:p>306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849806708172" calcext:value-type="float">
            <text:p>98.0849806708172</text:p>
          </table:table-cell>
          <table:table-cell office:value-type="float" office:value="2015.68985258818" calcext:value-type="float">
            <text:p>2015.689852588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05" calcext:value-type="float">
            <text:p>307.05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84519500998" calcext:value-type="float">
            <text:p>98.084519500998</text:p>
          </table:table-cell>
          <table:table-cell office:value-type="float" office:value="2017.61396993672" calcext:value-type="float">
            <text:p>2017.613969936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22" calcext:value-type="float">
            <text:p>307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90805916014" calcext:value-type="float">
            <text:p>98.1190805916014</text:p>
          </table:table-cell>
          <table:table-cell office:value-type="float" office:value="2019.80722092171" calcext:value-type="float">
            <text:p>2019.807220921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39" calcext:value-type="float">
            <text:p>307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50997008939" calcext:value-type="float">
            <text:p>98.1150997008939</text:p>
          </table:table-cell>
          <table:table-cell office:value-type="float" office:value="2021.68905220579" calcext:value-type="float">
            <text:p>2021.689052205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56" calcext:value-type="float">
            <text:p>307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424854592232" calcext:value-type="float">
            <text:p>98.1424854592232</text:p>
          </table:table-cell>
          <table:table-cell office:value-type="float" office:value="2023.64675922476" calcext:value-type="float">
            <text:p>2023.646759224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72" calcext:value-type="float">
            <text:p>307.72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2355353436" calcext:value-type="float">
            <text:p>98.12355353436</text:p>
          </table:table-cell>
          <table:table-cell office:value-type="float" office:value="2025.34079605009" calcext:value-type="float">
            <text:p>2025.340796050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7.89" calcext:value-type="float">
            <text:p>307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904367884708" calcext:value-type="float">
            <text:p>98.0904367884708</text:p>
          </table:table-cell>
          <table:table-cell office:value-type="float" office:value="2026.90337960636" calcext:value-type="float">
            <text:p>2026.903379606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06" calcext:value-type="float">
            <text:p>308.06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604429138512" calcext:value-type="float">
            <text:p>98.0604429138512</text:p>
          </table:table-cell>
          <table:table-cell office:value-type="float" office:value="2028.38823761692" calcext:value-type="float">
            <text:p>2028.38823761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22" calcext:value-type="float">
            <text:p>308.2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727804454062" calcext:value-type="float">
            <text:p>98.0727804454062</text:p>
          </table:table-cell>
          <table:table-cell office:value-type="float" office:value="2030.04533555217" calcext:value-type="float">
            <text:p>2030.04533555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39" calcext:value-type="float">
            <text:p>308.39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546676782404" calcext:value-type="float">
            <text:p>98.0546676782404</text:p>
          </table:table-cell>
          <table:table-cell office:value-type="float" office:value="2031.47798233951" calcext:value-type="float">
            <text:p>2031.47798233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56" calcext:value-type="float">
            <text:p>308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977980090894" calcext:value-type="float">
            <text:p>98.0977980090894</text:p>
          </table:table-cell>
          <table:table-cell office:value-type="float" office:value="2033.16232087416" calcext:value-type="float">
            <text:p>2033.16232087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72" calcext:value-type="float">
            <text:p>308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36515159035" calcext:value-type="float">
            <text:p>98.1036515159035</text:p>
          </table:table-cell>
          <table:table-cell office:value-type="float" office:value="2034.58578794386" calcext:value-type="float">
            <text:p>2034.585787943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8.89" calcext:value-type="float">
            <text:p>308.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347111388164" calcext:value-type="float">
            <text:p>98.1347111388164</text:p>
          </table:table-cell>
          <table:table-cell office:value-type="float" office:value="2035.95652703376" calcext:value-type="float">
            <text:p>2035.95652703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06" calcext:value-type="float">
            <text:p>309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78441142864" calcext:value-type="float">
            <text:p>98.1178441142864</text:p>
          </table:table-cell>
          <table:table-cell office:value-type="float" office:value="2037.17654890013" calcext:value-type="float">
            <text:p>2037.176548900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22" calcext:value-type="float">
            <text:p>309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286764718244" calcext:value-type="float">
            <text:p>98.1286764718244</text:p>
          </table:table-cell>
          <table:table-cell office:value-type="float" office:value="2038.4771865607" calcext:value-type="float">
            <text:p>2038.47718656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39" calcext:value-type="float">
            <text:p>309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419487519713" calcext:value-type="float">
            <text:p>98.1419487519713</text:p>
          </table:table-cell>
          <table:table-cell office:value-type="float" office:value="2039.74981310814" calcext:value-type="float">
            <text:p>2039.74981310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56" calcext:value-type="float">
            <text:p>309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721149051211" calcext:value-type="float">
            <text:p>98.1721149051211</text:p>
          </table:table-cell>
          <table:table-cell office:value-type="float" office:value="2041.05819514155" calcext:value-type="float">
            <text:p>2041.058195141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72" calcext:value-type="float">
            <text:p>309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729398891154" calcext:value-type="float">
            <text:p>98.1729398891154</text:p>
          </table:table-cell>
          <table:table-cell office:value-type="float" office:value="2042.16541661682" calcext:value-type="float">
            <text:p>2042.165416616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9.89" calcext:value-type="float">
            <text:p>309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197661225933" calcext:value-type="float">
            <text:p>98.2197661225933</text:p>
          </table:table-cell>
          <table:table-cell office:value-type="float" office:value="2043.45371432386" calcext:value-type="float">
            <text:p>2043.453714323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06" calcext:value-type="float">
            <text:p>310.0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46989271234" calcext:value-type="float">
            <text:p>98.246989271234</text:p>
          </table:table-cell>
          <table:table-cell office:value-type="float" office:value="2044.59904151763" calcext:value-type="float">
            <text:p>2044.59904151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22" calcext:value-type="float">
            <text:p>310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611538941628" calcext:value-type="float">
            <text:p>98.2611538941628</text:p>
          </table:table-cell>
          <table:table-cell office:value-type="float" office:value="2045.64564949761" calcext:value-type="float">
            <text:p>2045.645649497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39" calcext:value-type="float">
            <text:p>310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191959244912" calcext:value-type="float">
            <text:p>98.2191959244912</text:p>
          </table:table-cell>
          <table:table-cell office:value-type="float" office:value="2046.37855839703" calcext:value-type="float">
            <text:p>2046.378558397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56" calcext:value-type="float">
            <text:p>310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565046755448" calcext:value-type="float">
            <text:p>98.2565046755448</text:p>
          </table:table-cell>
          <table:table-cell office:value-type="float" office:value="2047.45899963626" calcext:value-type="float">
            <text:p>2047.458999636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72" calcext:value-type="float">
            <text:p>310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763336145566" calcext:value-type="float">
            <text:p>98.2763336145566</text:p>
          </table:table-cell>
          <table:table-cell office:value-type="float" office:value="2048.32639755213" calcext:value-type="float">
            <text:p>2048.32639755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0.89" calcext:value-type="float">
            <text:p>310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847034437074" calcext:value-type="float">
            <text:p>98.2847034437074</text:p>
          </table:table-cell>
          <table:table-cell office:value-type="float" office:value="2049.20956433563" calcext:value-type="float">
            <text:p>2049.209564335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06" calcext:value-type="float">
            <text:p>311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876008472702" calcext:value-type="float">
            <text:p>98.2876008472702</text:p>
          </table:table-cell>
          <table:table-cell office:value-type="float" office:value="2050.02241424018" calcext:value-type="float">
            <text:p>2050.02241424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22" calcext:value-type="float">
            <text:p>311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355137216074" calcext:value-type="float">
            <text:p>98.3355137216074</text:p>
          </table:table-cell>
          <table:table-cell office:value-type="float" office:value="2051.01801811355" calcext:value-type="float">
            <text:p>2051.01801811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39" calcext:value-type="float">
            <text:p>311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236286088612" calcext:value-type="float">
            <text:p>98.3236286088612</text:p>
          </table:table-cell>
          <table:table-cell office:value-type="float" office:value="2051.68722447314" calcext:value-type="float">
            <text:p>2051.68722447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56" calcext:value-type="float">
            <text:p>311.5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424669044254" calcext:value-type="float">
            <text:p>98.3424669044254</text:p>
          </table:table-cell>
          <table:table-cell office:value-type="float" office:value="2052.48171940488" calcext:value-type="float">
            <text:p>2052.481719404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72" calcext:value-type="float">
            <text:p>311.7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386080058518" calcext:value-type="float">
            <text:p>98.3386080058518</text:p>
          </table:table-cell>
          <table:table-cell office:value-type="float" office:value="2053.12618615362" calcext:value-type="float">
            <text:p>2053.12618615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1.89" calcext:value-type="float">
            <text:p>311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130716432194" calcext:value-type="float">
            <text:p>98.4130716432194</text:p>
          </table:table-cell>
          <table:table-cell office:value-type="float" office:value="2054.13480853606" calcext:value-type="float">
            <text:p>2054.134808536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06" calcext:value-type="float">
            <text:p>312.0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115850740857" calcext:value-type="float">
            <text:p>98.4115850740857</text:p>
          </table:table-cell>
          <table:table-cell office:value-type="float" office:value="2054.72780145049" calcext:value-type="float">
            <text:p>2054.727801450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22" calcext:value-type="float">
            <text:p>312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279344525138" calcext:value-type="float">
            <text:p>98.4279344525138</text:p>
          </table:table-cell>
          <table:table-cell office:value-type="float" office:value="2055.39212447018" calcext:value-type="float">
            <text:p>2055.39212447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39" calcext:value-type="float">
            <text:p>312.3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271050909002" calcext:value-type="float">
            <text:p>98.4271050909002</text:p>
          </table:table-cell>
          <table:table-cell office:value-type="float" office:value="2055.95148913792" calcext:value-type="float">
            <text:p>2055.951489137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56" calcext:value-type="float">
            <text:p>312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727403773051" calcext:value-type="float">
            <text:p>98.4727403773051</text:p>
          </table:table-cell>
          <table:table-cell office:value-type="float" office:value="2056.67020967051" calcext:value-type="float">
            <text:p>2056.670209670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72" calcext:value-type="float">
            <text:p>312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889065863899" calcext:value-type="float">
            <text:p>98.4889065863899</text:p>
          </table:table-cell>
          <table:table-cell office:value-type="float" office:value="2057.25969083377" calcext:value-type="float">
            <text:p>2057.25969083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2.89" calcext:value-type="float">
            <text:p>312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177072996369" calcext:value-type="float">
            <text:p>98.5177072996369</text:p>
          </table:table-cell>
          <table:table-cell office:value-type="float" office:value="2057.90304555989" calcext:value-type="float">
            <text:p>2057.90304555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06" calcext:value-type="float">
            <text:p>313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0785606195" calcext:value-type="float">
            <text:p>98.50785606195</text:p>
          </table:table-cell>
          <table:table-cell office:value-type="float" office:value="2058.3122571802" calcext:value-type="float">
            <text:p>2058.31225718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22" calcext:value-type="float">
            <text:p>313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2819938843" calcext:value-type="float">
            <text:p>98.562819938843</text:p>
          </table:table-cell>
          <table:table-cell office:value-type="float" office:value="2059.03414191175" calcext:value-type="float">
            <text:p>2059.034141911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39" calcext:value-type="float">
            <text:p>313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0005540459" calcext:value-type="float">
            <text:p>98.560005540459</text:p>
          </table:table-cell>
          <table:table-cell office:value-type="float" office:value="2059.43965955686" calcext:value-type="float">
            <text:p>2059.43965955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56" calcext:value-type="float">
            <text:p>313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23330587311" calcext:value-type="float">
            <text:p>98.6123330587311</text:p>
          </table:table-cell>
          <table:table-cell office:value-type="float" office:value="2060.11548509118" calcext:value-type="float">
            <text:p>2060.115485091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72" calcext:value-type="float">
            <text:p>313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48676961629" calcext:value-type="float">
            <text:p>98.5748676961629</text:p>
          </table:table-cell>
          <table:table-cell office:value-type="float" office:value="2060.27615110749" calcext:value-type="float">
            <text:p>2060.276151107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3.89" calcext:value-type="float">
            <text:p>313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41696314703" calcext:value-type="float">
            <text:p>98.6241696314703</text:p>
          </table:table-cell>
          <table:table-cell office:value-type="float" office:value="2060.89555376721" calcext:value-type="float">
            <text:p>2060.895553767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06" calcext:value-type="float">
            <text:p>314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27627468493" calcext:value-type="float">
            <text:p>98.6327627468493</text:p>
          </table:table-cell>
          <table:table-cell office:value-type="float" office:value="2061.28429862639" calcext:value-type="float">
            <text:p>2061.284298626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22" calcext:value-type="float">
            <text:p>314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64407575708" calcext:value-type="float">
            <text:p>98.6464407575708</text:p>
          </table:table-cell>
          <table:table-cell office:value-type="float" office:value="2061.69392146978" calcext:value-type="float">
            <text:p>2061.693921469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39" calcext:value-type="float">
            <text:p>314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5106131191" calcext:value-type="float">
            <text:p>98.665106131191</text:p>
          </table:table-cell>
          <table:table-cell office:value-type="float" office:value="2062.10699674906" calcext:value-type="float">
            <text:p>2062.106996749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56" calcext:value-type="float">
            <text:p>314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09400644564" calcext:value-type="float">
            <text:p>98.6709400644564</text:p>
          </table:table-cell>
          <table:table-cell office:value-type="float" office:value="2062.31936656329" calcext:value-type="float">
            <text:p>2062.31936656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72" calcext:value-type="float">
            <text:p>314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68731971228" calcext:value-type="float">
            <text:p>98.6868731971228</text:p>
          </table:table-cell>
          <table:table-cell office:value-type="float" office:value="2062.81556872271" calcext:value-type="float">
            <text:p>2062.815568722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4.89" calcext:value-type="float">
            <text:p>314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62924409397" calcext:value-type="float">
            <text:p>98.7462924409397</text:p>
          </table:table-cell>
          <table:table-cell office:value-type="float" office:value="2063.38667892587" calcext:value-type="float">
            <text:p>2063.386678925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06" calcext:value-type="float">
            <text:p>315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78906186643" calcext:value-type="float">
            <text:p>98.7478906186643</text:p>
          </table:table-cell>
          <table:table-cell office:value-type="float" office:value="2063.62887304954" calcext:value-type="float">
            <text:p>2063.628873049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22" calcext:value-type="float">
            <text:p>315.2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945733227695" calcext:value-type="float">
            <text:p>98.7945733227695</text:p>
          </table:table-cell>
          <table:table-cell office:value-type="float" office:value="2064.1060569502" calcext:value-type="float">
            <text:p>2064.1060569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39" calcext:value-type="float">
            <text:p>315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299748940019" calcext:value-type="float">
            <text:p>98.8299748940019</text:p>
          </table:table-cell>
          <table:table-cell office:value-type="float" office:value="2064.50871096725" calcext:value-type="float">
            <text:p>2064.50871096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56" calcext:value-type="float">
            <text:p>315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459716761481" calcext:value-type="float">
            <text:p>98.8459716761481</text:p>
          </table:table-cell>
          <table:table-cell office:value-type="float" office:value="2064.80695654688" calcext:value-type="float">
            <text:p>2064.80695654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72" calcext:value-type="float">
            <text:p>315.7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752302113364" calcext:value-type="float">
            <text:p>98.8752302113364</text:p>
          </table:table-cell>
          <table:table-cell office:value-type="float" office:value="2065.15522744586" calcext:value-type="float">
            <text:p>2065.155227445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5.89" calcext:value-type="float">
            <text:p>315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260595995603" calcext:value-type="float">
            <text:p>98.9260595995603</text:p>
          </table:table-cell>
          <table:table-cell office:value-type="float" office:value="2065.59739306585" calcext:value-type="float">
            <text:p>2065.597393065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06" calcext:value-type="float">
            <text:p>316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487189853135" calcext:value-type="float">
            <text:p>98.9487189853135</text:p>
          </table:table-cell>
          <table:table-cell office:value-type="float" office:value="2065.87998393221" calcext:value-type="float">
            <text:p>2065.87998393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22" calcext:value-type="float">
            <text:p>316.22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825880055787" calcext:value-type="float">
            <text:p>98.9825880055787</text:p>
          </table:table-cell>
          <table:table-cell office:value-type="float" office:value="2066.21318714881" calcext:value-type="float">
            <text:p>2066.213187148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39" calcext:value-type="float">
            <text:p>316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68643646324" calcext:value-type="float">
            <text:p>98.968643646324</text:p>
          </table:table-cell>
          <table:table-cell office:value-type="float" office:value="2066.29344563321" calcext:value-type="float">
            <text:p>2066.293445633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56" calcext:value-type="float">
            <text:p>316.5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780864128613" calcext:value-type="float">
            <text:p>98.9780864128613</text:p>
          </table:table-cell>
          <table:table-cell office:value-type="float" office:value="2066.47730609547" calcext:value-type="float">
            <text:p>2066.4773060954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72" calcext:value-type="float">
            <text:p>316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862194978824" calcext:value-type="float">
            <text:p>98.9862194978824</text:p>
          </table:table-cell>
          <table:table-cell office:value-type="float" office:value="2066.65744884405" calcext:value-type="float">
            <text:p>2066.657448844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6.89" calcext:value-type="float">
            <text:p>316.89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9.0327642942533" calcext:value-type="float">
            <text:p>99.0327642942533</text:p>
          </table:table-cell>
          <table:table-cell office:value-type="float" office:value="2067.02317746025" calcext:value-type="float">
            <text:p>2067.02317746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06" calcext:value-type="float">
            <text:p>317.0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9.0471099459937" calcext:value-type="float">
            <text:p>99.0471099459937</text:p>
          </table:table-cell>
          <table:table-cell office:value-type="float" office:value="2067.21268675094" calcext:value-type="float">
            <text:p>2067.21268675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22" calcext:value-type="float">
            <text:p>317.22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9.0442129280457" calcext:value-type="float">
            <text:p>99.0442129280457</text:p>
          </table:table-cell>
          <table:table-cell office:value-type="float" office:value="2066.28517224018" calcext:value-type="float">
            <text:p>2066.285172240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39" calcext:value-type="float">
            <text:p>317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334385147612" calcext:value-type="float">
            <text:p>99.0334385147612</text:p>
          </table:table-cell>
          <table:table-cell office:value-type="float" office:value="2064.96230954933" calcext:value-type="float">
            <text:p>2064.962309549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56" calcext:value-type="float">
            <text:p>317.5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655571385752" calcext:value-type="float">
            <text:p>99.0655571385752</text:p>
          </table:table-cell>
          <table:table-cell office:value-type="float" office:value="2063.89191016192" calcext:value-type="float">
            <text:p>2063.89191016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72" calcext:value-type="float">
            <text:p>317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894724886834" calcext:value-type="float">
            <text:p>99.0894724886834</text:p>
          </table:table-cell>
          <table:table-cell office:value-type="float" office:value="2062.83111360098" calcext:value-type="float">
            <text:p>2062.831113600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.89" calcext:value-type="float">
            <text:p>317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278507918538" calcext:value-type="float">
            <text:p>99.0278507918538</text:p>
          </table:table-cell>
          <table:table-cell office:value-type="float" office:value="2061.49234187164" calcext:value-type="float">
            <text:p>2061.492341871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06" calcext:value-type="float">
            <text:p>318.0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26375268254" calcext:value-type="float">
            <text:p>99.0026375268254</text:p>
          </table:table-cell>
          <table:table-cell office:value-type="float" office:value="2060.26362435455" calcext:value-type="float">
            <text:p>2060.263624354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22" calcext:value-type="float">
            <text:p>318.22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127878737666" calcext:value-type="float">
            <text:p>99.0127878737666</text:p>
          </table:table-cell>
          <table:table-cell office:value-type="float" office:value="2059.26322617499" calcext:value-type="float">
            <text:p>2059.263226174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39" calcext:value-type="float">
            <text:p>318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215606551148" calcext:value-type="float">
            <text:p>99.0215606551148</text:p>
          </table:table-cell>
          <table:table-cell office:value-type="float" office:value="2058.28456966105" calcext:value-type="float">
            <text:p>2058.28456966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56" calcext:value-type="float">
            <text:p>318.5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03195490622" calcext:value-type="float">
            <text:p>99.0003195490622</text:p>
          </table:table-cell>
          <table:table-cell office:value-type="float" office:value="2057.21043744255" calcext:value-type="float">
            <text:p>2057.210437442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72" calcext:value-type="float">
            <text:p>318.7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83579297599" calcext:value-type="float">
            <text:p>98.9583579297599</text:p>
          </table:table-cell>
          <table:table-cell office:value-type="float" office:value="2056.07319348574" calcext:value-type="float">
            <text:p>2056.07319348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8.89" calcext:value-type="float">
            <text:p>318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97401835933" calcext:value-type="float">
            <text:p>98.9597401835933</text:p>
          </table:table-cell>
          <table:table-cell office:value-type="float" office:value="2055.19599532072" calcext:value-type="float">
            <text:p>2055.195995320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06" calcext:value-type="float">
            <text:p>319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98113920173" calcext:value-type="float">
            <text:p>98.9598113920173</text:p>
          </table:table-cell>
          <table:table-cell office:value-type="float" office:value="2054.34699851123" calcext:value-type="float">
            <text:p>2054.346998511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22" calcext:value-type="float">
            <text:p>319.2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46543929384" calcext:value-type="float">
            <text:p>98.9546543929384</text:p>
          </table:table-cell>
          <table:table-cell office:value-type="float" office:value="2053.49904353997" calcext:value-type="float">
            <text:p>2053.49904353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39" calcext:value-type="float">
            <text:p>319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767727277233" calcext:value-type="float">
            <text:p>98.9767727277233</text:p>
          </table:table-cell>
          <table:table-cell office:value-type="float" office:value="2052.81950572838" calcext:value-type="float">
            <text:p>2052.819505728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6" calcext:value-type="float">
            <text:p>319.56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744174012567" calcext:value-type="float">
            <text:p>98.9744174012567</text:p>
          </table:table-cell>
          <table:table-cell office:value-type="float" office:value="2052.1186409904" calcext:value-type="float">
            <text:p>2052.11864099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72" calcext:value-type="float">
            <text:p>319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15689505427" calcext:value-type="float">
            <text:p>99.0015689505427</text:p>
          </table:table-cell>
          <table:table-cell office:value-type="float" office:value="2051.51010686379" calcext:value-type="float">
            <text:p>2051.51010686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89" calcext:value-type="float">
            <text:p>319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926775844798" calcext:value-type="float">
            <text:p>98.9926775844798</text:p>
          </table:table-cell>
          <table:table-cell office:value-type="float" office:value="2050.74657761329" calcext:value-type="float">
            <text:p>2050.746577613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06" calcext:value-type="float">
            <text:p>320.0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896203882574" calcext:value-type="float">
            <text:p>98.9896203882574</text:p>
          </table:table-cell>
          <table:table-cell office:value-type="float" office:value="2050.05700308259" calcext:value-type="float">
            <text:p>2050.057003082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22" calcext:value-type="float">
            <text:p>320.22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78284743547" calcext:value-type="float">
            <text:p>99.0078284743547</text:p>
          </table:table-cell>
          <table:table-cell office:value-type="float" office:value="2049.48784868008" calcext:value-type="float">
            <text:p>2049.48784868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39" calcext:value-type="float">
            <text:p>320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189249834755" calcext:value-type="float">
            <text:p>99.0189249834755</text:p>
          </table:table-cell>
          <table:table-cell office:value-type="float" office:value="2048.91297473142" calcext:value-type="float">
            <text:p>2048.912974731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56" calcext:value-type="float">
            <text:p>320.56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85851668243" calcext:value-type="float">
            <text:p>99.0085851668243</text:p>
          </table:table-cell>
          <table:table-cell office:value-type="float" office:value="2048.24736553017" calcext:value-type="float">
            <text:p>2048.247365530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72" calcext:value-type="float">
            <text:p>320.7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9.0026273481267" calcext:value-type="float">
            <text:p>99.0026273481267</text:p>
          </table:table-cell>
          <table:table-cell office:value-type="float" office:value="2047.6228974507" calcext:value-type="float">
            <text:p>2047.62289745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0.89" calcext:value-type="float">
            <text:p>320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927450703578" calcext:value-type="float">
            <text:p>98.9927450703578</text:p>
          </table:table-cell>
          <table:table-cell office:value-type="float" office:value="2047.01448051501" calcext:value-type="float">
            <text:p>2047.01448051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06" calcext:value-type="float">
            <text:p>321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35356483122" calcext:value-type="float">
            <text:p>98.9535356483122</text:p>
          </table:table-cell>
          <table:table-cell office:value-type="float" office:value="2046.314422081" calcext:value-type="float">
            <text:p>2046.3144220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22" calcext:value-type="float">
            <text:p>321.22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73934268787" calcext:value-type="float">
            <text:p>98.9573934268787</text:p>
          </table:table-cell>
          <table:table-cell office:value-type="float" office:value="2045.82772427362" calcext:value-type="float">
            <text:p>2045.827724273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39" calcext:value-type="float">
            <text:p>321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770048668253" calcext:value-type="float">
            <text:p>98.9770048668253</text:p>
          </table:table-cell>
          <table:table-cell office:value-type="float" office:value="2045.42579823938" calcext:value-type="float">
            <text:p>2045.425798239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56" calcext:value-type="float">
            <text:p>321.5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660884111438" calcext:value-type="float">
            <text:p>98.9660884111438</text:p>
          </table:table-cell>
          <table:table-cell office:value-type="float" office:value="2044.88755739997" calcext:value-type="float">
            <text:p>2044.88755739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72" calcext:value-type="float">
            <text:p>321.7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527875183714" calcext:value-type="float">
            <text:p>98.9527875183714</text:p>
          </table:table-cell>
          <table:table-cell office:value-type="float" office:value="2044.35834590926" calcext:value-type="float">
            <text:p>2044.358345909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1.89" calcext:value-type="float">
            <text:p>321.8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444671322422" calcext:value-type="float">
            <text:p>98.9444671322422</text:p>
          </table:table-cell>
          <table:table-cell office:value-type="float" office:value="2043.88334329995" calcext:value-type="float">
            <text:p>2043.883343299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06" calcext:value-type="float">
            <text:p>322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254375579261" calcext:value-type="float">
            <text:p>98.9254375579261</text:p>
          </table:table-cell>
          <table:table-cell office:value-type="float" office:value="2043.36681180446" calcext:value-type="float">
            <text:p>2043.366811804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22" calcext:value-type="float">
            <text:p>322.22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9014723886293" calcext:value-type="float">
            <text:p>98.9014723886293</text:p>
          </table:table-cell>
          <table:table-cell office:value-type="float" office:value="2042.88043696693" calcext:value-type="float">
            <text:p>2042.880436966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39" calcext:value-type="float">
            <text:p>322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8956112104285" calcext:value-type="float">
            <text:p>98.8956112104285</text:p>
          </table:table-cell>
          <table:table-cell office:value-type="float" office:value="2042.46783817176" calcext:value-type="float">
            <text:p>2042.467838171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56" calcext:value-type="float">
            <text:p>322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828626321831" calcext:value-type="float">
            <text:p>98.828626321831</text:p>
          </table:table-cell>
          <table:table-cell office:value-type="float" office:value="2041.76909786379" calcext:value-type="float">
            <text:p>2041.76909786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72" calcext:value-type="float">
            <text:p>322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8045439986658" calcext:value-type="float">
            <text:p>98.8045439986658</text:p>
          </table:table-cell>
          <table:table-cell office:value-type="float" office:value="2041.30688083518" calcext:value-type="float">
            <text:p>2041.30688083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2.89" calcext:value-type="float">
            <text:p>322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849449807278" calcext:value-type="float">
            <text:p>98.7849449807278</text:p>
          </table:table-cell>
          <table:table-cell office:value-type="float" office:value="2040.89004030343" calcext:value-type="float">
            <text:p>2040.890040303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06" calcext:value-type="float">
            <text:p>323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982295413042" calcext:value-type="float">
            <text:p>98.7982295413042</text:p>
          </table:table-cell>
          <table:table-cell office:value-type="float" office:value="2040.64291730951" calcext:value-type="float">
            <text:p>2040.64291730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22" calcext:value-type="float">
            <text:p>323.22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657432163679" calcext:value-type="float">
            <text:p>98.7657432163679</text:p>
          </table:table-cell>
          <table:table-cell office:value-type="float" office:value="2040.18227593842" calcext:value-type="float">
            <text:p>2040.182275938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39" calcext:value-type="float">
            <text:p>323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215891475191" calcext:value-type="float">
            <text:p>98.7215891475191</text:p>
          </table:table-cell>
          <table:table-cell office:value-type="float" office:value="2039.67986608442" calcext:value-type="float">
            <text:p>2039.679866084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56" calcext:value-type="float">
            <text:p>323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000670110865" calcext:value-type="float">
            <text:p>98.7000670110865</text:p>
          </table:table-cell>
          <table:table-cell office:value-type="float" office:value="2039.33609456959" calcext:value-type="float">
            <text:p>2039.336094569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72" calcext:value-type="float">
            <text:p>323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7012940633556" calcext:value-type="float">
            <text:p>98.7012940633556</text:p>
          </table:table-cell>
          <table:table-cell office:value-type="float" office:value="2039.0930838812" calcext:value-type="float">
            <text:p>2039.0930838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3.89" calcext:value-type="float">
            <text:p>323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642264570004" calcext:value-type="float">
            <text:p>98.6642264570004</text:p>
          </table:table-cell>
          <table:table-cell office:value-type="float" office:value="2038.67128613439" calcext:value-type="float">
            <text:p>2038.671286134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06" calcext:value-type="float">
            <text:p>324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788621507405" calcext:value-type="float">
            <text:p>98.6788621507405</text:p>
          </table:table-cell>
          <table:table-cell office:value-type="float" office:value="2038.51974302269" calcext:value-type="float">
            <text:p>2038.51974302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22" calcext:value-type="float">
            <text:p>324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83996312975" calcext:value-type="float">
            <text:p>98.683996312975</text:p>
          </table:table-cell>
          <table:table-cell office:value-type="float" office:value="2038.32236749207" calcext:value-type="float">
            <text:p>2038.32236749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39" calcext:value-type="float">
            <text:p>324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857043825527" calcext:value-type="float">
            <text:p>98.6857043825527</text:p>
          </table:table-cell>
          <table:table-cell office:value-type="float" office:value="2038.11715178282" calcext:value-type="float">
            <text:p>2038.11715178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56" calcext:value-type="float">
            <text:p>324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590410751973" calcext:value-type="float">
            <text:p>98.6590410751973</text:p>
          </table:table-cell>
          <table:table-cell office:value-type="float" office:value="2037.78482539195" calcext:value-type="float">
            <text:p>2037.784825391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72" calcext:value-type="float">
            <text:p>324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667730323389" calcext:value-type="float">
            <text:p>98.6667730323389</text:p>
          </table:table-cell>
          <table:table-cell office:value-type="float" office:value="2037.63203149813" calcext:value-type="float">
            <text:p>2037.632031498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4.89" calcext:value-type="float">
            <text:p>324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358277299287" calcext:value-type="float">
            <text:p>98.6358277299287</text:p>
          </table:table-cell>
          <table:table-cell office:value-type="float" office:value="2037.31276458539" calcext:value-type="float">
            <text:p>2037.3127645853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06" calcext:value-type="float">
            <text:p>325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422364266137" calcext:value-type="float">
            <text:p>98.6422364266137</text:p>
          </table:table-cell>
          <table:table-cell office:value-type="float" office:value="2037.165938037" calcext:value-type="float">
            <text:p>2037.165938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22" calcext:value-type="float">
            <text:p>325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060768363696" calcext:value-type="float">
            <text:p>98.6060768363696</text:p>
          </table:table-cell>
          <table:table-cell office:value-type="float" office:value="2036.82224796724" calcext:value-type="float">
            <text:p>2036.822247967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39" calcext:value-type="float">
            <text:p>325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6116513434876" calcext:value-type="float">
            <text:p>98.6116513434876</text:p>
          </table:table-cell>
          <table:table-cell office:value-type="float" office:value="2036.69376284083" calcext:value-type="float">
            <text:p>2036.69376284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56" calcext:value-type="float">
            <text:p>325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746648875287" calcext:value-type="float">
            <text:p>98.5746648875287</text:p>
          </table:table-cell>
          <table:table-cell office:value-type="float" office:value="2036.36194985897" calcext:value-type="float">
            <text:p>2036.361949858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72" calcext:value-type="float">
            <text:p>325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298666036775" calcext:value-type="float">
            <text:p>98.5298666036775</text:p>
          </table:table-cell>
          <table:table-cell office:value-type="float" office:value="2036.00163657816" calcext:value-type="float">
            <text:p>2036.00163657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5.89" calcext:value-type="float">
            <text:p>325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284988873022" calcext:value-type="float">
            <text:p>98.5284988873022</text:p>
          </table:table-cell>
          <table:table-cell office:value-type="float" office:value="2035.87244812412" calcext:value-type="float">
            <text:p>2035.87244812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06" calcext:value-type="float">
            <text:p>326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544031617993" calcext:value-type="float">
            <text:p>98.5544031617993</text:p>
          </table:table-cell>
          <table:table-cell office:value-type="float" office:value="2035.88954108999" calcext:value-type="float">
            <text:p>2035.88954108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22" calcext:value-type="float">
            <text:p>326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381845344967" calcext:value-type="float">
            <text:p>98.5381845344967</text:p>
          </table:table-cell>
          <table:table-cell office:value-type="float" office:value="2035.69149871502" calcext:value-type="float">
            <text:p>2035.69149871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39" calcext:value-type="float">
            <text:p>326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797688335384" calcext:value-type="float">
            <text:p>98.5797688335384</text:p>
          </table:table-cell>
          <table:table-cell office:value-type="float" office:value="2035.78113733492" calcext:value-type="float">
            <text:p>2035.78113733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56" calcext:value-type="float">
            <text:p>326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641985585238" calcext:value-type="float">
            <text:p>98.5641985585238</text:p>
          </table:table-cell>
          <table:table-cell office:value-type="float" office:value="2035.59138279394" calcext:value-type="float">
            <text:p>2035.591382793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72" calcext:value-type="float">
            <text:p>326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872756216974" calcext:value-type="float">
            <text:p>98.5872756216974</text:p>
          </table:table-cell>
          <table:table-cell office:value-type="float" office:value="2035.59384473864" calcext:value-type="float">
            <text:p>2035.593844738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6.89" calcext:value-type="float">
            <text:p>326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681312459775" calcext:value-type="float">
            <text:p>98.5681312459775</text:p>
          </table:table-cell>
          <table:table-cell office:value-type="float" office:value="2035.40082557494" calcext:value-type="float">
            <text:p>2035.40082557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06" calcext:value-type="float">
            <text:p>327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847207529739" calcext:value-type="float">
            <text:p>98.5847207529739</text:p>
          </table:table-cell>
          <table:table-cell office:value-type="float" office:value="2035.37964332054" calcext:value-type="float">
            <text:p>2035.379643320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22" calcext:value-type="float">
            <text:p>327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749333062646" calcext:value-type="float">
            <text:p>98.5749333062646</text:p>
          </table:table-cell>
          <table:table-cell office:value-type="float" office:value="2035.23079818575" calcext:value-type="float">
            <text:p>2035.230798185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39" calcext:value-type="float">
            <text:p>327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55246668365" calcext:value-type="float">
            <text:p>98.555246668365</text:p>
          </table:table-cell>
          <table:table-cell office:value-type="float" office:value="2035.03863637473" calcext:value-type="float">
            <text:p>2035.038636374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56" calcext:value-type="float">
            <text:p>327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453514502693" calcext:value-type="float">
            <text:p>98.5453514502693</text:p>
          </table:table-cell>
          <table:table-cell office:value-type="float" office:value="2034.90368123722" calcext:value-type="float">
            <text:p>2034.903681237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72" calcext:value-type="float">
            <text:p>327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708490059622" calcext:value-type="float">
            <text:p>98.5708490059622</text:p>
          </table:table-cell>
          <table:table-cell office:value-type="float" office:value="2034.95375914722" calcext:value-type="float">
            <text:p>2034.953759147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7.89" calcext:value-type="float">
            <text:p>327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153221201114" calcext:value-type="float">
            <text:p>98.5153221201114</text:p>
          </table:table-cell>
          <table:table-cell office:value-type="float" office:value="2034.59757219713" calcext:value-type="float">
            <text:p>2034.597572197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06" calcext:value-type="float">
            <text:p>328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5005202362186" calcext:value-type="float">
            <text:p>98.5005202362186</text:p>
          </table:table-cell>
          <table:table-cell office:value-type="float" office:value="2034.45312860376" calcext:value-type="float">
            <text:p>2034.453128603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22" calcext:value-type="float">
            <text:p>328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858536100185" calcext:value-type="float">
            <text:p>98.4858536100185</text:p>
          </table:table-cell>
          <table:table-cell office:value-type="float" office:value="2034.31578728965" calcext:value-type="float">
            <text:p>2034.315787289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39" calcext:value-type="float">
            <text:p>328.3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66801366624" calcext:value-type="float">
            <text:p>98.466801366624</text:p>
          </table:table-cell>
          <table:table-cell office:value-type="float" office:value="2034.16038241572" calcext:value-type="float">
            <text:p>2034.160382415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56" calcext:value-type="float">
            <text:p>328.5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241751657097" calcext:value-type="float">
            <text:p>98.4241751657097</text:p>
          </table:table-cell>
          <table:table-cell office:value-type="float" office:value="2033.89796448676" calcext:value-type="float">
            <text:p>2033.897964486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72" calcext:value-type="float">
            <text:p>328.7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383197139654" calcext:value-type="float">
            <text:p>98.4383197139654</text:p>
          </table:table-cell>
          <table:table-cell office:value-type="float" office:value="2033.92646149535" calcext:value-type="float">
            <text:p>2033.926461495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8.89" calcext:value-type="float">
            <text:p>328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239782906534" calcext:value-type="float">
            <text:p>98.4239782906534</text:p>
          </table:table-cell>
          <table:table-cell office:value-type="float" office:value="2033.81191149034" calcext:value-type="float">
            <text:p>2033.811911490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06" calcext:value-type="float">
            <text:p>329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4298127027457" calcext:value-type="float">
            <text:p>98.4298127027457</text:p>
          </table:table-cell>
          <table:table-cell office:value-type="float" office:value="2033.79687564885" calcext:value-type="float">
            <text:p>2033.796875648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22" calcext:value-type="float">
            <text:p>329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358343215628" calcext:value-type="float">
            <text:p>98.358343215628</text:p>
          </table:table-cell>
          <table:table-cell office:value-type="float" office:value="2033.40663858508" calcext:value-type="float">
            <text:p>2033.40663858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39" calcext:value-type="float">
            <text:p>329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3725826587102" calcext:value-type="float">
            <text:p>98.3725826587102</text:p>
          </table:table-cell>
          <table:table-cell office:value-type="float" office:value="2033.44853212248" calcext:value-type="float">
            <text:p>2033.44853212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56" calcext:value-type="float">
            <text:p>329.5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3265966975201" calcext:value-type="float">
            <text:p>98.3265966975201</text:p>
          </table:table-cell>
          <table:table-cell office:value-type="float" office:value="2033.19638713249" calcext:value-type="float">
            <text:p>2033.196387132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72" calcext:value-type="float">
            <text:p>329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3187530894589" calcext:value-type="float">
            <text:p>98.3187530894589</text:p>
          </table:table-cell>
          <table:table-cell office:value-type="float" office:value="2033.13723773152" calcext:value-type="float">
            <text:p>2033.13723773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9.89" calcext:value-type="float">
            <text:p>329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974636885962" calcext:value-type="float">
            <text:p>98.2974636885962</text:p>
          </table:table-cell>
          <table:table-cell office:value-type="float" office:value="2033.01626574467" calcext:value-type="float">
            <text:p>2033.016265744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06" calcext:value-type="float">
            <text:p>330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965493842015" calcext:value-type="float">
            <text:p>98.2965493842015</text:p>
          </table:table-cell>
          <table:table-cell office:value-type="float" office:value="2033.00054214892" calcext:value-type="float">
            <text:p>2033.000542148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22" calcext:value-type="float">
            <text:p>330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839692274019" calcext:value-type="float">
            <text:p>98.2839692274019</text:p>
          </table:table-cell>
          <table:table-cell office:value-type="float" office:value="2032.92757209263" calcext:value-type="float">
            <text:p>2032.92757209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39" calcext:value-type="float">
            <text:p>330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584976585244" calcext:value-type="float">
            <text:p>98.2584976585244</text:p>
          </table:table-cell>
          <table:table-cell office:value-type="float" office:value="2032.79188224458" calcext:value-type="float">
            <text:p>2032.791882244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56" calcext:value-type="float">
            <text:p>330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215930485163" calcext:value-type="float">
            <text:p>98.2215930485163</text:p>
          </table:table-cell>
          <table:table-cell office:value-type="float" office:value="2032.60818021422" calcext:value-type="float">
            <text:p>2032.608180214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72" calcext:value-type="float">
            <text:p>330.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53872498955" calcext:value-type="float">
            <text:p>98.253872498955</text:p>
          </table:table-cell>
          <table:table-cell office:value-type="float" office:value="2032.76829006493" calcext:value-type="float">
            <text:p>2032.768290064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0.89" calcext:value-type="float">
            <text:p>330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29383961269" calcext:value-type="float">
            <text:p>98.229383961269</text:p>
          </table:table-cell>
          <table:table-cell office:value-type="float" office:value="2032.64708367673" calcext:value-type="float">
            <text:p>2032.647083676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06" calcext:value-type="float">
            <text:p>331.0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670214974993" calcext:value-type="float">
            <text:p>98.2670214974993</text:p>
          </table:table-cell>
          <table:table-cell office:value-type="float" office:value="2032.83300926177" calcext:value-type="float">
            <text:p>2032.833009261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22" calcext:value-type="float">
            <text:p>331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276782872067" calcext:value-type="float">
            <text:p>98.2276782872067</text:p>
          </table:table-cell>
          <table:table-cell office:value-type="float" office:value="2032.6358406957" calcext:value-type="float">
            <text:p>2032.63584069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39" calcext:value-type="float">
            <text:p>331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562420967393" calcext:value-type="float">
            <text:p>98.2562420967393</text:p>
          </table:table-cell>
          <table:table-cell office:value-type="float" office:value="2032.77670493356" calcext:value-type="float">
            <text:p>2032.776704933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56" calcext:value-type="float">
            <text:p>331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495112755151" calcext:value-type="float">
            <text:p>98.2495112755151</text:p>
          </table:table-cell>
          <table:table-cell office:value-type="float" office:value="2032.74210288576" calcext:value-type="float">
            <text:p>2032.742102885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72" calcext:value-type="float">
            <text:p>331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737912349317" calcext:value-type="float">
            <text:p>98.2737912349317</text:p>
          </table:table-cell>
          <table:table-cell office:value-type="float" office:value="2032.85910877925" calcext:value-type="float">
            <text:p>2032.859108779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1.89" calcext:value-type="float">
            <text:p>331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708486575291" calcext:value-type="float">
            <text:p>98.2708486575291</text:p>
          </table:table-cell>
          <table:table-cell office:value-type="float" office:value="2032.83891252066" calcext:value-type="float">
            <text:p>2032.838912520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06" calcext:value-type="float">
            <text:p>332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805774967552" calcext:value-type="float">
            <text:p>98.2805774967552</text:p>
          </table:table-cell>
          <table:table-cell office:value-type="float" office:value="2032.88166130523" calcext:value-type="float">
            <text:p>2032.881661305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22" calcext:value-type="float">
            <text:p>332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572787711618" calcext:value-type="float">
            <text:p>98.2572787711618</text:p>
          </table:table-cell>
          <table:table-cell office:value-type="float" office:value="2032.75994390559" calcext:value-type="float">
            <text:p>2032.759943905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39" calcext:value-type="float">
            <text:p>332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763863854958" calcext:value-type="float">
            <text:p>98.2763863854958</text:p>
          </table:table-cell>
          <table:table-cell office:value-type="float" office:value="2032.85101179492" calcext:value-type="float">
            <text:p>2032.851011794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56" calcext:value-type="float">
            <text:p>332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391229175709" calcext:value-type="float">
            <text:p>98.2391229175709</text:p>
          </table:table-cell>
          <table:table-cell office:value-type="float" office:value="2032.66149770331" calcext:value-type="float">
            <text:p>2032.66149770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72" calcext:value-type="float">
            <text:p>332.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275676651254" calcext:value-type="float">
            <text:p>98.2275676651254</text:p>
          </table:table-cell>
          <table:table-cell office:value-type="float" office:value="2032.60373658688" calcext:value-type="float">
            <text:p>2032.603736586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.89" calcext:value-type="float">
            <text:p>332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169927918892" calcext:value-type="float">
            <text:p>98.169927918892</text:p>
          </table:table-cell>
          <table:table-cell office:value-type="float" office:value="2032.32518803612" calcext:value-type="float">
            <text:p>2032.325188036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06" calcext:value-type="float">
            <text:p>333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2134580318643" calcext:value-type="float">
            <text:p>98.2134580318643</text:p>
          </table:table-cell>
          <table:table-cell office:value-type="float" office:value="2032.54989017891" calcext:value-type="float">
            <text:p>2032.549890178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22" calcext:value-type="float">
            <text:p>333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20" calcext:value-type="float">
            <text:p>162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1304269221411" calcext:value-type="float">
            <text:p>98.1304269221411</text:p>
          </table:table-cell>
          <table:table-cell office:value-type="float" office:value="2032.14791940284" calcext:value-type="float">
            <text:p>2032.147919402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39" calcext:value-type="float">
            <text:p>333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136" calcext:value-type="float">
            <text:p>1136</text:p>
          </table:table-cell>
          <table:table-cell office:value-type="float" office:value="484" calcext:value-type="float">
            <text:p>484</text:p>
          </table:table-cell>
          <table:table-cell office:value-type="float" office:value="98.1359037714795" calcext:value-type="float">
            <text:p>98.1359037714795</text:p>
          </table:table-cell>
          <table:table-cell office:value-type="float" office:value="2032.76795181822" calcext:value-type="float">
            <text:p>2032.767951818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56" calcext:value-type="float">
            <text:p>333.5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50933990224" calcext:value-type="float">
            <text:p>98.1050933990224</text:p>
          </table:table-cell>
          <table:table-cell office:value-type="float" office:value="2033.93731880415" calcext:value-type="float">
            <text:p>2033.937318804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72" calcext:value-type="float">
            <text:p>333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3161010514" calcext:value-type="float">
            <text:p>98.103161010514</text:p>
          </table:table-cell>
          <table:table-cell office:value-type="float" office:value="2035.30231149138" calcext:value-type="float">
            <text:p>2035.302311491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.89" calcext:value-type="float">
            <text:p>333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927712581737" calcext:value-type="float">
            <text:p>98.0927712581737</text:p>
          </table:table-cell>
          <table:table-cell office:value-type="float" office:value="2036.57456931068" calcext:value-type="float">
            <text:p>2036.574569310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06" calcext:value-type="float">
            <text:p>334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73393131835" calcext:value-type="float">
            <text:p>98.1173393131835</text:p>
          </table:table-cell>
          <table:table-cell office:value-type="float" office:value="2038.00153242216" calcext:value-type="float">
            <text:p>2038.00153242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22" calcext:value-type="float">
            <text:p>334.2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845571892916" calcext:value-type="float">
            <text:p>98.0845571892916</text:p>
          </table:table-cell>
          <table:table-cell office:value-type="float" office:value="2039.089875583" calcext:value-type="float">
            <text:p>2039.0898755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39" calcext:value-type="float">
            <text:p>334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866235492208" calcext:value-type="float">
            <text:p>98.0866235492208</text:p>
          </table:table-cell>
          <table:table-cell office:value-type="float" office:value="2040.17515467868" calcext:value-type="float">
            <text:p>2040.175154678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56" calcext:value-type="float">
            <text:p>334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695801298944" calcext:value-type="float">
            <text:p>98.0695801298944</text:p>
          </table:table-cell>
          <table:table-cell office:value-type="float" office:value="2041.25590037656" calcext:value-type="float">
            <text:p>2041.25590037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72" calcext:value-type="float">
            <text:p>334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345364781781" calcext:value-type="float">
            <text:p>98.1345364781781</text:p>
          </table:table-cell>
          <table:table-cell office:value-type="float" office:value="2042.69511861223" calcext:value-type="float">
            <text:p>2042.695118612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4.89" calcext:value-type="float">
            <text:p>334.8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56737558441" calcext:value-type="float">
            <text:p>98.1056737558441</text:p>
          </table:table-cell>
          <table:table-cell office:value-type="float" office:value="2043.51557942137" calcext:value-type="float">
            <text:p>2043.515579421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06" calcext:value-type="float">
            <text:p>335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19295984772" calcext:value-type="float">
            <text:p>98.1119295984772</text:p>
          </table:table-cell>
          <table:table-cell office:value-type="float" office:value="2044.56133998377" calcext:value-type="float">
            <text:p>2044.561339983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22" calcext:value-type="float">
            <text:p>335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0994705355432" calcext:value-type="float">
            <text:p>98.0994705355432</text:p>
          </table:table-cell>
          <table:table-cell office:value-type="float" office:value="2045.48394799506" calcext:value-type="float">
            <text:p>2045.483947995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39" calcext:value-type="float">
            <text:p>335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310585330076" calcext:value-type="float">
            <text:p>98.1310585330076</text:p>
          </table:table-cell>
          <table:table-cell office:value-type="float" office:value="2046.57664490671" calcext:value-type="float">
            <text:p>2046.576644906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56" calcext:value-type="float">
            <text:p>335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34357318301" calcext:value-type="float">
            <text:p>98.1034357318301</text:p>
          </table:table-cell>
          <table:table-cell office:value-type="float" office:value="2047.33962145282" calcext:value-type="float">
            <text:p>2047.33962145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72" calcext:value-type="float">
            <text:p>335.72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21090499479" calcext:value-type="float">
            <text:p>98.1121090499479</text:p>
          </table:table-cell>
          <table:table-cell office:value-type="float" office:value="2048.23870531786" calcext:value-type="float">
            <text:p>2048.238705317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5.89" calcext:value-type="float">
            <text:p>335.8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078669358736" calcext:value-type="float">
            <text:p>98.1078669358736</text:p>
          </table:table-cell>
          <table:table-cell office:value-type="float" office:value="2049.05822676611" calcext:value-type="float">
            <text:p>2049.058226766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06" calcext:value-type="float">
            <text:p>336.06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582176492998" calcext:value-type="float">
            <text:p>98.1582176492998</text:p>
          </table:table-cell>
          <table:table-cell office:value-type="float" office:value="2050.02915475951" calcext:value-type="float">
            <text:p>2050.029154759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22" calcext:value-type="float">
            <text:p>336.2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129284119906" calcext:value-type="float">
            <text:p>98.1129284119906</text:p>
          </table:table-cell>
          <table:table-cell office:value-type="float" office:value="2050.57773066278" calcext:value-type="float">
            <text:p>2050.577730662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39" calcext:value-type="float">
            <text:p>336.39</text:p>
          </table:table-cell>
          <table:table-cell office:value-type="float" office:value="97.9" calcext:value-type="float">
            <text:p>97.9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668372049353" calcext:value-type="float">
            <text:p>98.1668372049353</text:p>
          </table:table-cell>
          <table:table-cell office:value-type="float" office:value="2051.57718970152" calcext:value-type="float">
            <text:p>2051.57718970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56" calcext:value-type="float">
            <text:p>336.5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350165975791" calcext:value-type="float">
            <text:p>98.1350165975791</text:p>
          </table:table-cell>
          <table:table-cell office:value-type="float" office:value="2052.12962095168" calcext:value-type="float">
            <text:p>2052.129620951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72" calcext:value-type="float">
            <text:p>336.7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193109852113" calcext:value-type="float">
            <text:p>98.2193109852113</text:p>
          </table:table-cell>
          <table:table-cell office:value-type="float" office:value="2053.23618020869" calcext:value-type="float">
            <text:p>2053.236180208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6.89" calcext:value-type="float">
            <text:p>336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136161575388" calcext:value-type="float">
            <text:p>98.2136161575388</text:p>
          </table:table-cell>
          <table:table-cell office:value-type="float" office:value="2053.85728692855" calcext:value-type="float">
            <text:p>2053.85728692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06" calcext:value-type="float">
            <text:p>337.06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285931412286" calcext:value-type="float">
            <text:p>98.2285931412286</text:p>
          </table:table-cell>
          <table:table-cell office:value-type="float" office:value="2054.5443284008" calcext:value-type="float">
            <text:p>2054.54432840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22" calcext:value-type="float">
            <text:p>337.2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1862267994262" calcext:value-type="float">
            <text:p>98.1862267994262</text:p>
          </table:table-cell>
          <table:table-cell office:value-type="float" office:value="2054.87857802024" calcext:value-type="float">
            <text:p>2054.87857802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39" calcext:value-type="float">
            <text:p>337.3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505782526311" calcext:value-type="float">
            <text:p>98.2505782526311</text:p>
          </table:table-cell>
          <table:table-cell office:value-type="float" office:value="2055.77824092398" calcext:value-type="float">
            <text:p>2055.77824092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56" calcext:value-type="float">
            <text:p>337.5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248704011896" calcext:value-type="float">
            <text:p>98.2248704011896</text:p>
          </table:table-cell>
          <table:table-cell office:value-type="float" office:value="2056.20187377024" calcext:value-type="float">
            <text:p>2056.201873770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72" calcext:value-type="float">
            <text:p>337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68275865392" calcext:value-type="float">
            <text:p>98.268275865392</text:p>
          </table:table-cell>
          <table:table-cell office:value-type="float" office:value="2056.95344560854" calcext:value-type="float">
            <text:p>2056.953445608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7.89" calcext:value-type="float">
            <text:p>337.8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59160011849" calcext:value-type="float">
            <text:p>98.259160011849</text:p>
          </table:table-cell>
          <table:table-cell office:value-type="float" office:value="2057.36755940918" calcext:value-type="float">
            <text:p>2057.367559409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06" calcext:value-type="float">
            <text:p>338.06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961076529268" calcext:value-type="float">
            <text:p>98.2961076529268</text:p>
          </table:table-cell>
          <table:table-cell office:value-type="float" office:value="2058.03025792601" calcext:value-type="float">
            <text:p>2058.030257926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22" calcext:value-type="float">
            <text:p>338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2924051726668" calcext:value-type="float">
            <text:p>98.2924051726668</text:p>
          </table:table-cell>
          <table:table-cell office:value-type="float" office:value="2058.47224291489" calcext:value-type="float">
            <text:p>2058.472242914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39" calcext:value-type="float">
            <text:p>338.39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150054306371" calcext:value-type="float">
            <text:p>98.3150054306371</text:p>
          </table:table-cell>
          <table:table-cell office:value-type="float" office:value="2059.0212145889" calcext:value-type="float">
            <text:p>2059.02121458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56" calcext:value-type="float">
            <text:p>338.5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187629502529" calcext:value-type="float">
            <text:p>98.3187629502529</text:p>
          </table:table-cell>
          <table:table-cell office:value-type="float" office:value="2059.46858151389" calcext:value-type="float">
            <text:p>2059.468581513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72" calcext:value-type="float">
            <text:p>338.72</text:p>
          </table:table-cell>
          <table:table-cell office:value-type="float" office:value="98.1" calcext:value-type="float">
            <text:p>98.1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820514379831" calcext:value-type="float">
            <text:p>98.3820514379831</text:p>
          </table:table-cell>
          <table:table-cell office:value-type="float" office:value="2060.18284329837" calcext:value-type="float">
            <text:p>2060.182843298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8.89" calcext:value-type="float">
            <text:p>338.8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380189230669" calcext:value-type="float">
            <text:p>98.3380189230669</text:p>
          </table:table-cell>
          <table:table-cell office:value-type="float" office:value="2060.30952632265" calcext:value-type="float">
            <text:p>2060.309526322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06" calcext:value-type="float">
            <text:p>339.0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169818477871" calcext:value-type="float">
            <text:p>98.4169818477871</text:p>
          </table:table-cell>
          <table:table-cell office:value-type="float" office:value="2061.08318453528" calcext:value-type="float">
            <text:p>2061.083184535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22" calcext:value-type="float">
            <text:p>339.22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770860392863" calcext:value-type="float">
            <text:p>98.3770860392863</text:p>
          </table:table-cell>
          <table:table-cell office:value-type="float" office:value="2061.23705895134" calcext:value-type="float">
            <text:p>2061.237058951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39" calcext:value-type="float">
            <text:p>339.39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133262891293" calcext:value-type="float">
            <text:p>98.4133262891293</text:p>
          </table:table-cell>
          <table:table-cell office:value-type="float" office:value="2061.75079997834" calcext:value-type="float">
            <text:p>2061.750799978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56" calcext:value-type="float">
            <text:p>339.5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3706474805189" calcext:value-type="float">
            <text:p>98.3706474805189</text:p>
          </table:table-cell>
          <table:table-cell office:value-type="float" office:value="2061.82967533165" calcext:value-type="float">
            <text:p>2061.829675331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72" calcext:value-type="float">
            <text:p>339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457100661513" calcext:value-type="float">
            <text:p>98.4457100661513</text:p>
          </table:table-cell>
          <table:table-cell office:value-type="float" office:value="2062.51325699248" calcext:value-type="float">
            <text:p>2062.51325699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9.89" calcext:value-type="float">
            <text:p>339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687362986304" calcext:value-type="float">
            <text:p>98.4687362986304</text:p>
          </table:table-cell>
          <table:table-cell office:value-type="float" office:value="2062.91731882335" calcext:value-type="float">
            <text:p>2062.917318823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06" calcext:value-type="float">
            <text:p>340.06</text:p>
          </table:table-cell>
          <table:table-cell office:value-type="float" office:value="98.2" calcext:value-type="float">
            <text:p>98.2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832476674233" calcext:value-type="float">
            <text:p>98.4832476674233</text:p>
          </table:table-cell>
          <table:table-cell office:value-type="float" office:value="2063.26091302759" calcext:value-type="float">
            <text:p>2063.260913027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22" calcext:value-type="float">
            <text:p>340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46211659645" calcext:value-type="float">
            <text:p>98.446211659645</text:p>
          </table:table-cell>
          <table:table-cell office:value-type="float" office:value="2063.34295286721" calcext:value-type="float">
            <text:p>2063.342952867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39" calcext:value-type="float">
            <text:p>340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91831754185" calcext:value-type="float">
            <text:p>98.491831754185</text:p>
          </table:table-cell>
          <table:table-cell office:value-type="float" office:value="2063.82449670272" calcext:value-type="float">
            <text:p>2063.824496702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56" calcext:value-type="float">
            <text:p>340.5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913283760778" calcext:value-type="float">
            <text:p>98.4913283760778</text:p>
          </table:table-cell>
          <table:table-cell office:value-type="float" office:value="2064.03779494579" calcext:value-type="float">
            <text:p>2064.037794945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72" calcext:value-type="float">
            <text:p>340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911477386211" calcext:value-type="float">
            <text:p>98.4911477386211</text:p>
          </table:table-cell>
          <table:table-cell office:value-type="float" office:value="2064.26815130793" calcext:value-type="float">
            <text:p>2064.268151307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0.89" calcext:value-type="float">
            <text:p>340.8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4844796762411" calcext:value-type="float">
            <text:p>98.4844796762411</text:p>
          </table:table-cell>
          <table:table-cell office:value-type="float" office:value="2064.46044807199" calcext:value-type="float">
            <text:p>2064.46044807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06" calcext:value-type="float">
            <text:p>341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22656418359" calcext:value-type="float">
            <text:p>98.522656418359</text:p>
          </table:table-cell>
          <table:table-cell office:value-type="float" office:value="2064.86709395695" calcext:value-type="float">
            <text:p>2064.86709395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22" calcext:value-type="float">
            <text:p>341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031034338627" calcext:value-type="float">
            <text:p>98.5031034338627</text:p>
          </table:table-cell>
          <table:table-cell office:value-type="float" office:value="2064.95215115662" calcext:value-type="float">
            <text:p>2064.952151156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39" calcext:value-type="float">
            <text:p>341.39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373540043079" calcext:value-type="float">
            <text:p>98.5373540043079</text:p>
          </table:table-cell>
          <table:table-cell office:value-type="float" office:value="2065.31635992101" calcext:value-type="float">
            <text:p>2065.31635992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56" calcext:value-type="float">
            <text:p>341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067214809426" calcext:value-type="float">
            <text:p>98.5067214809426</text:p>
          </table:table-cell>
          <table:table-cell office:value-type="float" office:value="2065.3520378997" calcext:value-type="float">
            <text:p>2065.3520378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72" calcext:value-type="float">
            <text:p>341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2966299633" calcext:value-type="float">
            <text:p>98.562966299633</text:p>
          </table:table-cell>
          <table:table-cell office:value-type="float" office:value="2065.81268380217" calcext:value-type="float">
            <text:p>2065.812683802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1.89" calcext:value-type="float">
            <text:p>341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466354514476" calcext:value-type="float">
            <text:p>98.5466354514476</text:p>
          </table:table-cell>
          <table:table-cell office:value-type="float" office:value="2065.88021845049" calcext:value-type="float">
            <text:p>2065.880218450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06" calcext:value-type="float">
            <text:p>342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90808658658" calcext:value-type="float">
            <text:p>98.5990808658658</text:p>
          </table:table-cell>
          <table:table-cell office:value-type="float" office:value="2066.29724292614" calcext:value-type="float">
            <text:p>2066.297242926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22" calcext:value-type="float">
            <text:p>342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51172032931" calcext:value-type="float">
            <text:p>98.5551172032931</text:p>
          </table:table-cell>
          <table:table-cell office:value-type="float" office:value="2066.23027052355" calcext:value-type="float">
            <text:p>2066.230270523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39" calcext:value-type="float">
            <text:p>342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09457727485" calcext:value-type="float">
            <text:p>98.6409457727485</text:p>
          </table:table-cell>
          <table:table-cell office:value-type="float" office:value="2066.80012853012" calcext:value-type="float">
            <text:p>2066.80012853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56" calcext:value-type="float">
            <text:p>342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59222340907" calcext:value-type="float">
            <text:p>98.5959222340907</text:p>
          </table:table-cell>
          <table:table-cell office:value-type="float" office:value="2066.70769688441" calcext:value-type="float">
            <text:p>2066.707696884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72" calcext:value-type="float">
            <text:p>342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08214645379" calcext:value-type="float">
            <text:p>98.6408214645379</text:p>
          </table:table-cell>
          <table:table-cell office:value-type="float" office:value="2067.04565356621" calcext:value-type="float">
            <text:p>2067.045653566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2.89" calcext:value-type="float">
            <text:p>342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92281150235" calcext:value-type="float">
            <text:p>98.5892281150235</text:p>
          </table:table-cell>
          <table:table-cell office:value-type="float" office:value="2066.91304293285" calcext:value-type="float">
            <text:p>2066.913042932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06" calcext:value-type="float">
            <text:p>343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1832282932" calcext:value-type="float">
            <text:p>98.651832282932</text:p>
          </table:table-cell>
          <table:table-cell office:value-type="float" office:value="2067.34102058824" calcext:value-type="float">
            <text:p>2067.34102058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22" calcext:value-type="float">
            <text:p>343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13979554532" calcext:value-type="float">
            <text:p>98.6113979554532</text:p>
          </table:table-cell>
          <table:table-cell office:value-type="float" office:value="2067.25191825654" calcext:value-type="float">
            <text:p>2067.251918256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39" calcext:value-type="float">
            <text:p>343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21891159324" calcext:value-type="float">
            <text:p>98.6721891159324</text:p>
          </table:table-cell>
          <table:table-cell office:value-type="float" office:value="2067.64867158078" calcext:value-type="float">
            <text:p>2067.648671580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56" calcext:value-type="float">
            <text:p>343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47735604226" calcext:value-type="float">
            <text:p>98.6847735604226</text:p>
          </table:table-cell>
          <table:table-cell office:value-type="float" office:value="2067.80512137468" calcext:value-type="float">
            <text:p>2067.805121374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72" calcext:value-type="float">
            <text:p>343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53470226171" calcext:value-type="float">
            <text:p>98.7453470226171</text:p>
          </table:table-cell>
          <table:table-cell office:value-type="float" office:value="2068.18985825887" calcext:value-type="float">
            <text:p>2068.189858258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3.89" calcext:value-type="float">
            <text:p>343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64368737816" calcext:value-type="float">
            <text:p>98.6964368737816</text:p>
          </table:table-cell>
          <table:table-cell office:value-type="float" office:value="2068.0257780657" calcext:value-type="float">
            <text:p>2068.02577806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06" calcext:value-type="float">
            <text:p>344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97110386954" calcext:value-type="float">
            <text:p>98.6997110386954</text:p>
          </table:table-cell>
          <table:table-cell office:value-type="float" office:value="2068.12133263824" calcext:value-type="float">
            <text:p>2068.121332638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22" calcext:value-type="float">
            <text:p>344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61744482127" calcext:value-type="float">
            <text:p>98.6461744482127</text:p>
          </table:table-cell>
          <table:table-cell office:value-type="float" office:value="2067.92772203664" calcext:value-type="float">
            <text:p>2067.9277220366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39" calcext:value-type="float">
            <text:p>344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51546647074" calcext:value-type="float">
            <text:p>98.6651546647074</text:p>
          </table:table-cell>
          <table:table-cell office:value-type="float" office:value="2068.10343159855" calcext:value-type="float">
            <text:p>2068.103431598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56" calcext:value-type="float">
            <text:p>344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43314634296" calcext:value-type="float">
            <text:p>98.5943314634296</text:p>
          </table:table-cell>
          <table:table-cell office:value-type="float" office:value="2067.83231365075" calcext:value-type="float">
            <text:p>2067.83231365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72" calcext:value-type="float">
            <text:p>344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39465643086" calcext:value-type="float">
            <text:p>98.6539465643086</text:p>
          </table:table-cell>
          <table:table-cell office:value-type="float" office:value="2068.21126974565" calcext:value-type="float">
            <text:p>2068.211269745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4.89" calcext:value-type="float">
            <text:p>344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49310317779" calcext:value-type="float">
            <text:p>98.5649310317779</text:p>
          </table:table-cell>
          <table:table-cell office:value-type="float" office:value="2067.84747598508" calcext:value-type="float">
            <text:p>2067.847475985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06" calcext:value-type="float">
            <text:p>345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17457131983" calcext:value-type="float">
            <text:p>98.5717457131983</text:p>
          </table:table-cell>
          <table:table-cell office:value-type="float" office:value="2067.95730767129" calcext:value-type="float">
            <text:p>2067.957307671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22" calcext:value-type="float">
            <text:p>345.2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185286921767" calcext:value-type="float">
            <text:p>98.5185286921767</text:p>
          </table:table-cell>
          <table:table-cell office:value-type="float" office:value="2067.77949950686" calcext:value-type="float">
            <text:p>2067.779499506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39" calcext:value-type="float">
            <text:p>345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45104301616" calcext:value-type="float">
            <text:p>98.5545104301616</text:p>
          </table:table-cell>
          <table:table-cell office:value-type="float" office:value="2068.04413509656" calcext:value-type="float">
            <text:p>2068.044135096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56" calcext:value-type="float">
            <text:p>345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48634545807" calcext:value-type="float">
            <text:p>98.548634545807</text:p>
          </table:table-cell>
          <table:table-cell office:value-type="float" office:value="2068.0932011313" calcext:value-type="float">
            <text:p>2068.09320113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72" calcext:value-type="float">
            <text:p>345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497297323289" calcext:value-type="float">
            <text:p>98.5497297323289</text:p>
          </table:table-cell>
          <table:table-cell office:value-type="float" office:value="2068.17248992998" calcext:value-type="float">
            <text:p>2068.172489929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5.89" calcext:value-type="float">
            <text:p>345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118325569339" calcext:value-type="float">
            <text:p>98.5118325569339</text:p>
          </table:table-cell>
          <table:table-cell office:value-type="float" office:value="2068.05888244152" calcext:value-type="float">
            <text:p>2068.058882441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06" calcext:value-type="float">
            <text:p>346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66352428838" calcext:value-type="float">
            <text:p>98.5866352428838</text:p>
          </table:table-cell>
          <table:table-cell office:value-type="float" office:value="2068.50118161416" calcext:value-type="float">
            <text:p>2068.50118161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22" calcext:value-type="float">
            <text:p>346.2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48828461422" calcext:value-type="float">
            <text:p>98.5648828461422</text:p>
          </table:table-cell>
          <table:table-cell office:value-type="float" office:value="2068.45561025634" calcext:value-type="float">
            <text:p>2068.455610256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39" calcext:value-type="float">
            <text:p>346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0390300148" calcext:value-type="float">
            <text:p>98.620390300148</text:p>
          </table:table-cell>
          <table:table-cell office:value-type="float" office:value="2068.78720060419" calcext:value-type="float">
            <text:p>2068.78720060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56" calcext:value-type="float">
            <text:p>346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24142919562" calcext:value-type="float">
            <text:p>98.5824142919562</text:p>
          </table:table-cell>
          <table:table-cell office:value-type="float" office:value="2068.64620352802" calcext:value-type="float">
            <text:p>2068.646203528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72" calcext:value-type="float">
            <text:p>346.7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99235969601" calcext:value-type="float">
            <text:p>98.6499235969601</text:p>
          </table:table-cell>
          <table:table-cell office:value-type="float" office:value="2069.03268789803" calcext:value-type="float">
            <text:p>2069.0326878980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6.89" calcext:value-type="float">
            <text:p>346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087714328605" calcext:value-type="float">
            <text:p>98.6087714328605</text:p>
          </table:table-cell>
          <table:table-cell office:value-type="float" office:value="2068.87092164045" calcext:value-type="float">
            <text:p>2068.87092164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06" calcext:value-type="float">
            <text:p>347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78136294579" calcext:value-type="float">
            <text:p>98.6278136294579</text:p>
          </table:table-cell>
          <table:table-cell office:value-type="float" office:value="2069.01023272304" calcext:value-type="float">
            <text:p>2069.01023272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22" calcext:value-type="float">
            <text:p>347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75152701066" calcext:value-type="float">
            <text:p>98.5575152701066</text:p>
          </table:table-cell>
          <table:table-cell office:value-type="float" office:value="2068.7086344827" calcext:value-type="float">
            <text:p>2068.70863448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39" calcext:value-type="float">
            <text:p>347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09688604785" calcext:value-type="float">
            <text:p>98.6309688604785</text:p>
          </table:table-cell>
          <table:table-cell office:value-type="float" office:value="2069.12097953545" calcext:value-type="float">
            <text:p>2069.12097953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56" calcext:value-type="float">
            <text:p>347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42279564779" calcext:value-type="float">
            <text:p>98.5942279564779</text:p>
          </table:table-cell>
          <table:table-cell office:value-type="float" office:value="2068.97853238997" calcext:value-type="float">
            <text:p>2068.97853238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72" calcext:value-type="float">
            <text:p>347.72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80386642536" calcext:value-type="float">
            <text:p>98.5780386642536</text:p>
          </table:table-cell>
          <table:table-cell office:value-type="float" office:value="2068.93921538334" calcext:value-type="float">
            <text:p>2068.939215383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7.89" calcext:value-type="float">
            <text:p>347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488314702332" calcext:value-type="float">
            <text:p>98.5488314702332</text:p>
          </table:table-cell>
          <table:table-cell office:value-type="float" office:value="2068.84147775202" calcext:value-type="float">
            <text:p>2068.841477752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06" calcext:value-type="float">
            <text:p>348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81663072802" calcext:value-type="float">
            <text:p>98.6281663072802</text:p>
          </table:table-cell>
          <table:table-cell office:value-type="float" office:value="2069.27717718365" calcext:value-type="float">
            <text:p>2069.277177183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22" calcext:value-type="float">
            <text:p>348.22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79945672319" calcext:value-type="float">
            <text:p>98.5779945672319</text:p>
          </table:table-cell>
          <table:table-cell office:value-type="float" office:value="2069.06201105927" calcext:value-type="float">
            <text:p>2069.062011059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39" calcext:value-type="float">
            <text:p>348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94150334965" calcext:value-type="float">
            <text:p>98.6394150334965</text:p>
          </table:table-cell>
          <table:table-cell office:value-type="float" office:value="2069.40071759997" calcext:value-type="float">
            <text:p>2069.400717599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56" calcext:value-type="float">
            <text:p>348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081506272193" calcext:value-type="float">
            <text:p>98.6081506272193</text:p>
          </table:table-cell>
          <table:table-cell office:value-type="float" office:value="2069.27398946723" calcext:value-type="float">
            <text:p>2069.27398946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72" calcext:value-type="float">
            <text:p>348.72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87704611051" calcext:value-type="float">
            <text:p>98.6687704611051</text:p>
          </table:table-cell>
          <table:table-cell office:value-type="float" office:value="2069.6020457819" calcext:value-type="float">
            <text:p>2069.6020457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8.89" calcext:value-type="float">
            <text:p>348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70596488575" calcext:value-type="float">
            <text:p>98.6470596488575</text:p>
          </table:table-cell>
          <table:table-cell office:value-type="float" office:value="2069.51352754751" calcext:value-type="float">
            <text:p>2069.51352754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06" calcext:value-type="float">
            <text:p>349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61103177486" calcext:value-type="float">
            <text:p>98.6761103177486</text:p>
          </table:table-cell>
          <table:table-cell office:value-type="float" office:value="2069.67810542221" calcext:value-type="float">
            <text:p>2069.67810542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23" calcext:value-type="float">
            <text:p>349.2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62787496434" calcext:value-type="float">
            <text:p>98.6862787496434</text:p>
          </table:table-cell>
          <table:table-cell office:value-type="float" office:value="2069.74430043381" calcext:value-type="float">
            <text:p>2069.744300433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39" calcext:value-type="float">
            <text:p>349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39655579709" calcext:value-type="float">
            <text:p>98.7039655579709</text:p>
          </table:table-cell>
          <table:table-cell office:value-type="float" office:value="2069.84343592457" calcext:value-type="float">
            <text:p>2069.8434359245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56" calcext:value-type="float">
            <text:p>349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80209000605" calcext:value-type="float">
            <text:p>98.6680209000605</text:p>
          </table:table-cell>
          <table:table-cell office:value-type="float" office:value="2069.67696231065" calcext:value-type="float">
            <text:p>2069.676962310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73" calcext:value-type="float">
            <text:p>349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94301195437" calcext:value-type="float">
            <text:p>98.6994301195437</text:p>
          </table:table-cell>
          <table:table-cell office:value-type="float" office:value="2069.84625192269" calcext:value-type="float">
            <text:p>2069.84625192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49.89" calcext:value-type="float">
            <text:p>349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42978351544" calcext:value-type="float">
            <text:p>98.6942978351544</text:p>
          </table:table-cell>
          <table:table-cell office:value-type="float" office:value="2069.83114576999" calcext:value-type="float">
            <text:p>2069.83114576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06" calcext:value-type="float">
            <text:p>350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80573563658" calcext:value-type="float">
            <text:p>98.6980573563658</text:p>
          </table:table-cell>
          <table:table-cell office:value-type="float" office:value="2069.85868467076" calcext:value-type="float">
            <text:p>2069.858684670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23" calcext:value-type="float">
            <text:p>350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38111416324" calcext:value-type="float">
            <text:p>98.6938111416324</text:p>
          </table:table-cell>
          <table:table-cell office:value-type="float" office:value="2069.84749403921" calcext:value-type="float">
            <text:p>2069.847494039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39" calcext:value-type="float">
            <text:p>350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538553930712" calcext:value-type="float">
            <text:p>98.7538553930712</text:p>
          </table:table-cell>
          <table:table-cell office:value-type="float" office:value="2070.15252204045" calcext:value-type="float">
            <text:p>2070.15252204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56" calcext:value-type="float">
            <text:p>350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29426688453" calcext:value-type="float">
            <text:p>98.7129426688453</text:p>
          </table:table-cell>
          <table:table-cell office:value-type="float" office:value="2069.95083841019" calcext:value-type="float">
            <text:p>2069.950838410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73" calcext:value-type="float">
            <text:p>350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03329807193" calcext:value-type="float">
            <text:p>98.7303329807193</text:p>
          </table:table-cell>
          <table:table-cell office:value-type="float" office:value="2070.04173389088" calcext:value-type="float">
            <text:p>2070.04173389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0.89" calcext:value-type="float">
            <text:p>350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51688003422" calcext:value-type="float">
            <text:p>98.7151688003422</text:p>
          </table:table-cell>
          <table:table-cell office:value-type="float" office:value="2069.97126672245" calcext:value-type="float">
            <text:p>2069.971266722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06" calcext:value-type="float">
            <text:p>351.0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649745654341" calcext:value-type="float">
            <text:p>98.7649745654341</text:p>
          </table:table-cell>
          <table:table-cell office:value-type="float" office:value="2070.22082755916" calcext:value-type="float">
            <text:p>2070.220827559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23" calcext:value-type="float">
            <text:p>351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250523131839" calcext:value-type="float">
            <text:p>98.7250523131839</text:p>
          </table:table-cell>
          <table:table-cell office:value-type="float" office:value="2070.02006103854" calcext:value-type="float">
            <text:p>2070.020061038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39" calcext:value-type="float">
            <text:p>351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23203306421" calcext:value-type="float">
            <text:p>98.723203306421</text:p>
          </table:table-cell>
          <table:table-cell office:value-type="float" office:value="2070.01291144988" calcext:value-type="float">
            <text:p>2070.012911449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56" calcext:value-type="float">
            <text:p>351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36682372821" calcext:value-type="float">
            <text:p>98.7036682372821</text:p>
          </table:table-cell>
          <table:table-cell office:value-type="float" office:value="2069.92046521801" calcext:value-type="float">
            <text:p>2069.920465218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73" calcext:value-type="float">
            <text:p>351.7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574893805259" calcext:value-type="float">
            <text:p>98.7574893805259</text:p>
          </table:table-cell>
          <table:table-cell office:value-type="float" office:value="2070.19230170117" calcext:value-type="float">
            <text:p>2070.192301701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1.89" calcext:value-type="float">
            <text:p>351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276583480141" calcext:value-type="float">
            <text:p>98.7276583480141</text:p>
          </table:table-cell>
          <table:table-cell office:value-type="float" office:value="2070.04161252996" calcext:value-type="float">
            <text:p>2070.041612529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06" calcext:value-type="float">
            <text:p>352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277060943803" calcext:value-type="float">
            <text:p>98.7277060943803</text:p>
          </table:table-cell>
          <table:table-cell office:value-type="float" office:value="2070.0440707058" calcext:value-type="float">
            <text:p>2070.04407070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23" calcext:value-type="float">
            <text:p>352.2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3734622456" calcext:value-type="float">
            <text:p>98.703734622456</text:p>
          </table:table-cell>
          <table:table-cell office:value-type="float" office:value="2069.92944699977" calcext:value-type="float">
            <text:p>2069.92944699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39" calcext:value-type="float">
            <text:p>352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28875820871" calcext:value-type="float">
            <text:p>98.7428875820871</text:p>
          </table:table-cell>
          <table:table-cell office:value-type="float" office:value="2070.12864427119" calcext:value-type="float">
            <text:p>2070.12864427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56" calcext:value-type="float">
            <text:p>352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09264687176" calcext:value-type="float">
            <text:p>98.7109264687176</text:p>
          </table:table-cell>
          <table:table-cell office:value-type="float" office:value="2069.9713364768" calcext:value-type="float">
            <text:p>2069.971336476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73" calcext:value-type="float">
            <text:p>352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09590268292" calcext:value-type="float">
            <text:p>98.7309590268292</text:p>
          </table:table-cell>
          <table:table-cell office:value-type="float" office:value="2070.07489199836" calcext:value-type="float">
            <text:p>2070.074891998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2.89" calcext:value-type="float">
            <text:p>352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4592431171" calcext:value-type="float">
            <text:p>98.714592431171</text:p>
          </table:table-cell>
          <table:table-cell office:value-type="float" office:value="2069.99721058866" calcext:value-type="float">
            <text:p>2069.997210588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06" calcext:value-type="float">
            <text:p>353.0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53909962157" calcext:value-type="float">
            <text:p>98.753909962157</text:p>
          </table:table-cell>
          <table:table-cell office:value-type="float" office:value="2070.19322774419" calcext:value-type="float">
            <text:p>2070.193227744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23" calcext:value-type="float">
            <text:p>353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72766038022" calcext:value-type="float">
            <text:p>98.7172766038022</text:p>
          </table:table-cell>
          <table:table-cell office:value-type="float" office:value="2070.01031816585" calcext:value-type="float">
            <text:p>2070.010318165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39" calcext:value-type="float">
            <text:p>353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920743156999" calcext:value-type="float">
            <text:p>98.7920743156999</text:p>
          </table:table-cell>
          <table:table-cell office:value-type="float" office:value="2070.38145801186" calcext:value-type="float">
            <text:p>2070.381458011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56" calcext:value-type="float">
            <text:p>353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917002223191" calcext:value-type="float">
            <text:p>98.7917002223191</text:p>
          </table:table-cell>
          <table:table-cell office:value-type="float" office:value="2070.37006838442" calcext:value-type="float">
            <text:p>2070.370068384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73" calcext:value-type="float">
            <text:p>353.7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38266661992" calcext:value-type="float">
            <text:p>98.8538266661992</text:p>
          </table:table-cell>
          <table:table-cell office:value-type="float" office:value="2070.66595211101" calcext:value-type="float">
            <text:p>2070.665952111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3.89" calcext:value-type="float">
            <text:p>353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054673812107" calcext:value-type="float">
            <text:p>98.8054673812107</text:p>
          </table:table-cell>
          <table:table-cell office:value-type="float" office:value="2070.40873759263" calcext:value-type="float">
            <text:p>2070.408737592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06" calcext:value-type="float">
            <text:p>354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78178931649" calcext:value-type="float">
            <text:p>98.8578178931649</text:p>
          </table:table-cell>
          <table:table-cell office:value-type="float" office:value="2070.65562041086" calcext:value-type="float">
            <text:p>2070.65562041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23" calcext:value-type="float">
            <text:p>354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324842771712" calcext:value-type="float">
            <text:p>98.8324842771712</text:p>
          </table:table-cell>
          <table:table-cell office:value-type="float" office:value="2070.50943882699" calcext:value-type="float">
            <text:p>2070.509438826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39" calcext:value-type="float">
            <text:p>354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71941825326" calcext:value-type="float">
            <text:p>98.8571941825326</text:p>
          </table:table-cell>
          <table:table-cell office:value-type="float" office:value="2070.61618864028" calcext:value-type="float">
            <text:p>2070.616188640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56" calcext:value-type="float">
            <text:p>354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165775258259" calcext:value-type="float">
            <text:p>98.8165775258259</text:p>
          </table:table-cell>
          <table:table-cell office:value-type="float" office:value="2070.40036463042" calcext:value-type="float">
            <text:p>2070.40036463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73" calcext:value-type="float">
            <text:p>354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615274069611" calcext:value-type="float">
            <text:p>98.8615274069611</text:p>
          </table:table-cell>
          <table:table-cell office:value-type="float" office:value="2070.61129212989" calcext:value-type="float">
            <text:p>2070.611292129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4.89" calcext:value-type="float">
            <text:p>354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3359577327" calcext:value-type="float">
            <text:p>98.83359577327</text:p>
          </table:table-cell>
          <table:table-cell office:value-type="float" office:value="2070.45436899945" calcext:value-type="float">
            <text:p>2070.454368999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06" calcext:value-type="float">
            <text:p>355.0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30395684388" calcext:value-type="float">
            <text:p>98.8530395684388</text:p>
          </table:table-cell>
          <table:table-cell office:value-type="float" office:value="2070.53794711289" calcext:value-type="float">
            <text:p>2070.537947112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23" calcext:value-type="float">
            <text:p>355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788555810477" calcext:value-type="float">
            <text:p>98.7788555810477</text:p>
          </table:table-cell>
          <table:table-cell office:value-type="float" office:value="2070.15903178819" calcext:value-type="float">
            <text:p>2070.159031788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39" calcext:value-type="float">
            <text:p>355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345918998108" calcext:value-type="float">
            <text:p>98.8345918998108</text:p>
          </table:table-cell>
          <table:table-cell office:value-type="float" office:value="2070.43341274735" calcext:value-type="float">
            <text:p>2070.433412747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56" calcext:value-type="float">
            <text:p>355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345557643435" calcext:value-type="float">
            <text:p>98.8345557643435</text:p>
          </table:table-cell>
          <table:table-cell office:value-type="float" office:value="2070.42080723338" calcext:value-type="float">
            <text:p>2070.420807233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73" calcext:value-type="float">
            <text:p>355.7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29448572315" calcext:value-type="float">
            <text:p>98.8529448572315</text:p>
          </table:table-cell>
          <table:table-cell office:value-type="float" office:value="2070.49859869472" calcext:value-type="float">
            <text:p>2070.49859869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5.89" calcext:value-type="float">
            <text:p>355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122690117739" calcext:value-type="float">
            <text:p>98.8122690117739</text:p>
          </table:table-cell>
          <table:table-cell office:value-type="float" office:value="2070.28556906485" calcext:value-type="float">
            <text:p>2070.285569064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06" calcext:value-type="float">
            <text:p>356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606075724494" calcext:value-type="float">
            <text:p>98.8606075724494</text:p>
          </table:table-cell>
          <table:table-cell office:value-type="float" office:value="2070.5174469958" calcext:value-type="float">
            <text:p>2070.51744699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23" calcext:value-type="float">
            <text:p>356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229153913422" calcext:value-type="float">
            <text:p>98.8229153913422</text:p>
          </table:table-cell>
          <table:table-cell office:value-type="float" office:value="2070.31707028948" calcext:value-type="float">
            <text:p>2070.317070289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39" calcext:value-type="float">
            <text:p>356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606043128862" calcext:value-type="float">
            <text:p>98.8606043128862</text:p>
          </table:table-cell>
          <table:table-cell office:value-type="float" office:value="2070.4967764418" calcext:value-type="float">
            <text:p>2070.4967764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56" calcext:value-type="float">
            <text:p>356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841353274306" calcext:value-type="float">
            <text:p>98.7841353274306</text:p>
          </table:table-cell>
          <table:table-cell office:value-type="float" office:value="2070.10933687326" calcext:value-type="float">
            <text:p>2070.109336873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73" calcext:value-type="float">
            <text:p>356.7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112481306985" calcext:value-type="float">
            <text:p>98.8112481306985</text:p>
          </table:table-cell>
          <table:table-cell office:value-type="float" office:value="2070.24193655556" calcext:value-type="float">
            <text:p>2070.24193655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6.89" calcext:value-type="float">
            <text:p>356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57128942419" calcext:value-type="float">
            <text:p>98.7457128942419</text:p>
          </table:table-cell>
          <table:table-cell office:value-type="float" office:value="2069.91479121545" calcext:value-type="float">
            <text:p>2069.914791215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06" calcext:value-type="float">
            <text:p>357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570651338459" calcext:value-type="float">
            <text:p>98.7570651338459</text:p>
          </table:table-cell>
          <table:table-cell office:value-type="float" office:value="2069.97666714225" calcext:value-type="float">
            <text:p>2069.976667142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23" calcext:value-type="float">
            <text:p>357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38713241101" calcext:value-type="float">
            <text:p>98.7138713241101</text:p>
          </table:table-cell>
          <table:table-cell office:value-type="float" office:value="2069.7706441218" calcext:value-type="float">
            <text:p>2069.77064412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39" calcext:value-type="float">
            <text:p>357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25059004295" calcext:value-type="float">
            <text:p>98.725059004295</text:p>
          </table:table-cell>
          <table:table-cell office:value-type="float" office:value="2069.83672823731" calcext:value-type="float">
            <text:p>2069.83672823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56" calcext:value-type="float">
            <text:p>357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32080406084" calcext:value-type="float">
            <text:p>98.7032080406084</text:p>
          </table:table-cell>
          <table:table-cell office:value-type="float" office:value="2069.74018308911" calcext:value-type="float">
            <text:p>2069.740183089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73" calcext:value-type="float">
            <text:p>357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5535800073" calcext:value-type="float">
            <text:p>98.695535800073</text:p>
          </table:table-cell>
          <table:table-cell office:value-type="float" office:value="2069.71688374524" calcext:value-type="float">
            <text:p>2069.716883745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7.89" calcext:value-type="float">
            <text:p>357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08287273437" calcext:value-type="float">
            <text:p>98.6708287273437</text:p>
          </table:table-cell>
          <table:table-cell office:value-type="float" office:value="2069.61038294766" calcext:value-type="float">
            <text:p>2069.610382947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06" calcext:value-type="float">
            <text:p>358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45118242115" calcext:value-type="float">
            <text:p>98.6845118242115</text:p>
          </table:table-cell>
          <table:table-cell office:value-type="float" office:value="2069.69645773561" calcext:value-type="float">
            <text:p>2069.696457735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23" calcext:value-type="float">
            <text:p>358.2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80310314203" calcext:value-type="float">
            <text:p>98.6680310314203</text:p>
          </table:table-cell>
          <table:table-cell office:value-type="float" office:value="2069.62868460959" calcext:value-type="float">
            <text:p>2069.6286846095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39" calcext:value-type="float">
            <text:p>358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33988409844" calcext:value-type="float">
            <text:p>98.6833988409844</text:p>
          </table:table-cell>
          <table:table-cell office:value-type="float" office:value="2069.72199715627" calcext:value-type="float">
            <text:p>2069.721997156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56" calcext:value-type="float">
            <text:p>358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50449115464" calcext:value-type="float">
            <text:p>98.6750449115464</text:p>
          </table:table-cell>
          <table:table-cell office:value-type="float" office:value="2069.69546422027" calcext:value-type="float">
            <text:p>2069.69546422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73" calcext:value-type="float">
            <text:p>358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58783260858" calcext:value-type="float">
            <text:p>98.6858783260858</text:p>
          </table:table-cell>
          <table:table-cell office:value-type="float" office:value="2069.76415888254" calcext:value-type="float">
            <text:p>2069.7641588825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8.89" calcext:value-type="float">
            <text:p>358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42315771041" calcext:value-type="float">
            <text:p>98.6542315771041</text:p>
          </table:table-cell>
          <table:table-cell office:value-type="float" office:value="2069.61979350014" calcext:value-type="float">
            <text:p>2069.619793500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06" calcext:value-type="float">
            <text:p>359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42499662903" calcext:value-type="float">
            <text:p>98.6842499662903</text:p>
          </table:table-cell>
          <table:table-cell office:value-type="float" office:value="2069.78497600796" calcext:value-type="float">
            <text:p>2069.784976007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23" calcext:value-type="float">
            <text:p>359.2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610332999507" calcext:value-type="float">
            <text:p>98.6610332999507</text:p>
          </table:table-cell>
          <table:table-cell office:value-type="float" office:value="2069.68289769695" calcext:value-type="float">
            <text:p>2069.682897696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39" calcext:value-type="float">
            <text:p>359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811874535892" calcext:value-type="float">
            <text:p>98.6811874535892</text:p>
          </table:table-cell>
          <table:table-cell office:value-type="float" office:value="2069.79779601687" calcext:value-type="float">
            <text:p>2069.797796016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56" calcext:value-type="float">
            <text:p>359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62782639636" calcext:value-type="float">
            <text:p>98.6262782639636</text:p>
          </table:table-cell>
          <table:table-cell office:value-type="float" office:value="2069.53973397835" calcext:value-type="float">
            <text:p>2069.539733978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73" calcext:value-type="float">
            <text:p>359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73465030764" calcext:value-type="float">
            <text:p>98.6573465030764</text:p>
          </table:table-cell>
          <table:table-cell office:value-type="float" office:value="2069.71249589742" calcext:value-type="float">
            <text:p>2069.712495897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.89" calcext:value-type="float">
            <text:p>359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73550536191" calcext:value-type="float">
            <text:p>98.6273550536191</text:p>
          </table:table-cell>
          <table:table-cell office:value-type="float" office:value="2069.57856859158" calcext:value-type="float">
            <text:p>2069.578568591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06" calcext:value-type="float">
            <text:p>360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59078526377" calcext:value-type="float">
            <text:p>98.6559078526377</text:p>
          </table:table-cell>
          <table:table-cell office:value-type="float" office:value="2069.73796473025" calcext:value-type="float">
            <text:p>2069.737964730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23" calcext:value-type="float">
            <text:p>360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53576248564" calcext:value-type="float">
            <text:p>98.5953576248564</text:p>
          </table:table-cell>
          <table:table-cell office:value-type="float" office:value="2069.45559805038" calcext:value-type="float">
            <text:p>2069.455598050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39" calcext:value-type="float">
            <text:p>360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47171559313" calcext:value-type="float">
            <text:p>98.6547171559313</text:p>
          </table:table-cell>
          <table:table-cell office:value-type="float" office:value="2069.77146246282" calcext:value-type="float">
            <text:p>2069.771462462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56" calcext:value-type="float">
            <text:p>360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31734344152" calcext:value-type="float">
            <text:p>98.6131734344152</text:p>
          </table:table-cell>
          <table:table-cell office:value-type="float" office:value="2069.58053443709" calcext:value-type="float">
            <text:p>2069.5805344370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73" calcext:value-type="float">
            <text:p>360.7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18551840822" calcext:value-type="float">
            <text:p>98.6318551840822</text:p>
          </table:table-cell>
          <table:table-cell office:value-type="float" office:value="2069.69111371992" calcext:value-type="float">
            <text:p>2069.691113719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.89" calcext:value-type="float">
            <text:p>360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72261957763" calcext:value-type="float">
            <text:p>98.5772261957763</text:p>
          </table:table-cell>
          <table:table-cell office:value-type="float" office:value="2069.43684684715" calcext:value-type="float">
            <text:p>2069.436846847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06" calcext:value-type="float">
            <text:p>361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46930244865" calcext:value-type="float">
            <text:p>98.6346930244865</text:p>
          </table:table-cell>
          <table:table-cell office:value-type="float" office:value="2069.74557775922" calcext:value-type="float">
            <text:p>2069.745577759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23" calcext:value-type="float">
            <text:p>361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50664293352" calcext:value-type="float">
            <text:p>98.5850664293352</text:p>
          </table:table-cell>
          <table:table-cell office:value-type="float" office:value="2069.51542149494" calcext:value-type="float">
            <text:p>2069.515421494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39" calcext:value-type="float">
            <text:p>361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20364258519" calcext:value-type="float">
            <text:p>98.6120364258519</text:p>
          </table:table-cell>
          <table:table-cell office:value-type="float" office:value="2069.66844398088" calcext:value-type="float">
            <text:p>2069.6684439808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56" calcext:value-type="float">
            <text:p>361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04018065248" calcext:value-type="float">
            <text:p>98.5804018065248</text:p>
          </table:table-cell>
          <table:table-cell office:value-type="float" office:value="2069.53021192" calcext:value-type="float">
            <text:p>2069.530211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73" calcext:value-type="float">
            <text:p>361.7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74655585194" calcext:value-type="float">
            <text:p>98.5874655585194</text:p>
          </table:table-cell>
          <table:table-cell office:value-type="float" office:value="2069.58424677351" calcext:value-type="float">
            <text:p>2069.584246773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.89" calcext:value-type="float">
            <text:p>361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6427854951" calcext:value-type="float">
            <text:p>98.556427854951</text:p>
          </table:table-cell>
          <table:table-cell office:value-type="float" office:value="2069.45129420662" calcext:value-type="float">
            <text:p>2069.4512942066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06" calcext:value-type="float">
            <text:p>362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95542264804" calcext:value-type="float">
            <text:p>98.5795542264804</text:p>
          </table:table-cell>
          <table:table-cell office:value-type="float" office:value="2069.58851710652" calcext:value-type="float">
            <text:p>2069.5885171065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23" calcext:value-type="float">
            <text:p>362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351846728585" calcext:value-type="float">
            <text:p>98.5351846728585</text:p>
          </table:table-cell>
          <table:table-cell office:value-type="float" office:value="2069.39033131348" calcext:value-type="float">
            <text:p>2069.39033131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39" calcext:value-type="float">
            <text:p>362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046119449618" calcext:value-type="float">
            <text:p>98.6046119449618</text:p>
          </table:table-cell>
          <table:table-cell office:value-type="float" office:value="2069.75845536477" calcext:value-type="float">
            <text:p>2069.758455364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56" calcext:value-type="float">
            <text:p>362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07388355154" calcext:value-type="float">
            <text:p>98.5507388355154</text:p>
          </table:table-cell>
          <table:table-cell office:value-type="float" office:value="2069.50432193751" calcext:value-type="float">
            <text:p>2069.50432193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73" calcext:value-type="float">
            <text:p>362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268179761442" calcext:value-type="float">
            <text:p>98.6268179761442</text:p>
          </table:table-cell>
          <table:table-cell office:value-type="float" office:value="2069.90183680379" calcext:value-type="float">
            <text:p>2069.901836803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.89" calcext:value-type="float">
            <text:p>362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042630542832" calcext:value-type="float">
            <text:p>98.6042630542832</text:p>
          </table:table-cell>
          <table:table-cell office:value-type="float" office:value="2069.7971126056" calcext:value-type="float">
            <text:p>2069.79711260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06" calcext:value-type="float">
            <text:p>363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432452740687" calcext:value-type="float">
            <text:p>98.6432452740687</text:p>
          </table:table-cell>
          <table:table-cell office:value-type="float" office:value="2070.00153968399" calcext:value-type="float">
            <text:p>2070.00153968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23" calcext:value-type="float">
            <text:p>363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92558270186" calcext:value-type="float">
            <text:p>98.5992558270186</text:p>
          </table:table-cell>
          <table:table-cell office:value-type="float" office:value="2069.78859966776" calcext:value-type="float">
            <text:p>2069.788599667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39" calcext:value-type="float">
            <text:p>363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520401095959" calcext:value-type="float">
            <text:p>98.6520401095959</text:p>
          </table:table-cell>
          <table:table-cell office:value-type="float" office:value="2070.05893275033" calcext:value-type="float">
            <text:p>2070.058932750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56" calcext:value-type="float">
            <text:p>363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54274690525" calcext:value-type="float">
            <text:p>98.6154274690525</text:p>
          </table:table-cell>
          <table:table-cell office:value-type="float" office:value="2069.87809658613" calcext:value-type="float">
            <text:p>2069.87809658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73" calcext:value-type="float">
            <text:p>363.7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13815157797" calcext:value-type="float">
            <text:p>98.6113815157797</text:p>
          </table:table-cell>
          <table:table-cell office:value-type="float" office:value="2069.86596470816" calcext:value-type="float">
            <text:p>2069.865964708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.89" calcext:value-type="float">
            <text:p>363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85249683289" calcext:value-type="float">
            <text:p>98.5785249683289</text:p>
          </table:table-cell>
          <table:table-cell office:value-type="float" office:value="2069.71346485973" calcext:value-type="float">
            <text:p>2069.713464859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06" calcext:value-type="float">
            <text:p>364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47773577189" calcext:value-type="float">
            <text:p>98.6347773577189</text:p>
          </table:table-cell>
          <table:table-cell office:value-type="float" office:value="2070.0055079201" calcext:value-type="float">
            <text:p>2070.00550792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23" calcext:value-type="float">
            <text:p>364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02862554416" calcext:value-type="float">
            <text:p>98.6102862554416</text:p>
          </table:table-cell>
          <table:table-cell office:value-type="float" office:value="2069.88817520596" calcext:value-type="float">
            <text:p>2069.8881752059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39" calcext:value-type="float">
            <text:p>364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030674484124" calcext:value-type="float">
            <text:p>98.6030674484124</text:p>
          </table:table-cell>
          <table:table-cell office:value-type="float" office:value="2069.85991078893" calcext:value-type="float">
            <text:p>2069.859910788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56" calcext:value-type="float">
            <text:p>364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431257765228" calcext:value-type="float">
            <text:p>98.5431257765228</text:p>
          </table:table-cell>
          <table:table-cell office:value-type="float" office:value="2069.57216132246" calcext:value-type="float">
            <text:p>2069.572161322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73" calcext:value-type="float">
            <text:p>364.7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136012184" calcext:value-type="float">
            <text:p>98.59136012184</text:p>
          </table:table-cell>
          <table:table-cell office:value-type="float" office:value="2069.82860885628" calcext:value-type="float">
            <text:p>2069.828608856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.89" calcext:value-type="float">
            <text:p>364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10645947949" calcext:value-type="float">
            <text:p>98.5510645947949</text:p>
          </table:table-cell>
          <table:table-cell office:value-type="float" office:value="2069.63878244331" calcext:value-type="float">
            <text:p>2069.638782443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06" calcext:value-type="float">
            <text:p>365.06</text:p>
          </table:table-cell>
          <table:table-cell office:value-type="float" office:value="98.3" calcext:value-type="float">
            <text:p>98.3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79129332834" calcext:value-type="float">
            <text:p>98.5779129332834</text:p>
          </table:table-cell>
          <table:table-cell office:value-type="float" office:value="2069.78720577773" calcext:value-type="float">
            <text:p>2069.7872057777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23" calcext:value-type="float">
            <text:p>365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315781990341" calcext:value-type="float">
            <text:p>98.5315781990341</text:p>
          </table:table-cell>
          <table:table-cell office:value-type="float" office:value="2069.57241566045" calcext:value-type="float">
            <text:p>2069.57241566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39" calcext:value-type="float">
            <text:p>365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110899087708" calcext:value-type="float">
            <text:p>98.6110899087708</text:p>
          </table:table-cell>
          <table:table-cell office:value-type="float" office:value="2069.98237976589" calcext:value-type="float">
            <text:p>2069.982379765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56" calcext:value-type="float">
            <text:p>365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51151930415" calcext:value-type="float">
            <text:p>98.5651151930415</text:p>
          </table:table-cell>
          <table:table-cell office:value-type="float" office:value="2069.75737751536" calcext:value-type="float">
            <text:p>2069.75737751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73" calcext:value-type="float">
            <text:p>365.7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828239386969" calcext:value-type="float">
            <text:p>98.5828239386969</text:p>
          </table:table-cell>
          <table:table-cell office:value-type="float" office:value="2069.85667809012" calcext:value-type="float">
            <text:p>2069.856678090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.89" calcext:value-type="float">
            <text:p>365.8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378893699134" calcext:value-type="float">
            <text:p>98.5378893699134</text:p>
          </table:table-cell>
          <table:table-cell office:value-type="float" office:value="2069.64566076681" calcext:value-type="float">
            <text:p>2069.6456607668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06" calcext:value-type="float">
            <text:p>366.0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964132637085" calcext:value-type="float">
            <text:p>98.5964132637085</text:p>
          </table:table-cell>
          <table:table-cell office:value-type="float" office:value="2069.94905154511" calcext:value-type="float">
            <text:p>2069.949051545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23" calcext:value-type="float">
            <text:p>366.23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517655076949" calcext:value-type="float">
            <text:p>98.5517655076949</text:p>
          </table:table-cell>
          <table:table-cell office:value-type="float" office:value="2069.73311250594" calcext:value-type="float">
            <text:p>2069.733112505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39" calcext:value-type="float">
            <text:p>366.39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782490373584" calcext:value-type="float">
            <text:p>98.5782490373584</text:p>
          </table:table-cell>
          <table:table-cell office:value-type="float" office:value="2069.87616965432" calcext:value-type="float">
            <text:p>2069.876169654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56" calcext:value-type="float">
            <text:p>366.56</text:p>
          </table:table-cell>
          <table:table-cell office:value-type="float" office:value="98.4" calcext:value-type="float">
            <text:p>98.4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563341749122" calcext:value-type="float">
            <text:p>98.563341749122</text:p>
          </table:table-cell>
          <table:table-cell office:value-type="float" office:value="2069.81188738733" calcext:value-type="float">
            <text:p>2069.8118873873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73" calcext:value-type="float">
            <text:p>366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349340841722" calcext:value-type="float">
            <text:p>98.6349340841722</text:p>
          </table:table-cell>
          <table:table-cell office:value-type="float" office:value="2070.17484759448" calcext:value-type="float">
            <text:p>2070.174847594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.89" calcext:value-type="float">
            <text:p>366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721035957724" calcext:value-type="float">
            <text:p>98.6721035957724</text:p>
          </table:table-cell>
          <table:table-cell office:value-type="float" office:value="2070.35398694267" calcext:value-type="float">
            <text:p>2070.35398694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06" calcext:value-type="float">
            <text:p>367.0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1763358198" calcext:value-type="float">
            <text:p>98.731763358198</text:p>
          </table:table-cell>
          <table:table-cell office:value-type="float" office:value="2070.64007187213" calcext:value-type="float">
            <text:p>2070.64007187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23" calcext:value-type="float">
            <text:p>367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28841923387" calcext:value-type="float">
            <text:p>98.7428841923387</text:p>
          </table:table-cell>
          <table:table-cell office:value-type="float" office:value="2070.67401427912" calcext:value-type="float">
            <text:p>2070.674014279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39" calcext:value-type="float">
            <text:p>367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278953833991" calcext:value-type="float">
            <text:p>98.8278953833991</text:p>
          </table:table-cell>
          <table:table-cell office:value-type="float" office:value="2071.07109802391" calcext:value-type="float">
            <text:p>2071.071098023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56" calcext:value-type="float">
            <text:p>367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170729348333" calcext:value-type="float">
            <text:p>98.8170729348333</text:p>
          </table:table-cell>
          <table:table-cell office:value-type="float" office:value="2070.97995947314" calcext:value-type="float">
            <text:p>2070.979959473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73" calcext:value-type="float">
            <text:p>367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31562788476" calcext:value-type="float">
            <text:p>98.8531562788476</text:p>
          </table:table-cell>
          <table:table-cell office:value-type="float" office:value="2071.12612306977" calcext:value-type="float">
            <text:p>2071.12612306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.89" calcext:value-type="float">
            <text:p>367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202677922726" calcext:value-type="float">
            <text:p>98.8202677922726</text:p>
          </table:table-cell>
          <table:table-cell office:value-type="float" office:value="2070.92803368045" calcext:value-type="float">
            <text:p>2070.92803368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06" calcext:value-type="float">
            <text:p>368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090268948994" calcext:value-type="float">
            <text:p>98.8090268948994</text:p>
          </table:table-cell>
          <table:table-cell office:value-type="float" office:value="2070.84284166027" calcext:value-type="float">
            <text:p>2070.842841660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23" calcext:value-type="float">
            <text:p>368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57950858362" calcext:value-type="float">
            <text:p>98.7357950858362</text:p>
          </table:table-cell>
          <table:table-cell office:value-type="float" office:value="2070.45599494163" calcext:value-type="float">
            <text:p>2070.455994941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39" calcext:value-type="float">
            <text:p>368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760856867578" calcext:value-type="float">
            <text:p>98.7760856867578</text:p>
          </table:table-cell>
          <table:table-cell office:value-type="float" office:value="2070.64120294094" calcext:value-type="float">
            <text:p>2070.641202940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56" calcext:value-type="float">
            <text:p>368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92979510036" calcext:value-type="float">
            <text:p>98.7392979510036</text:p>
          </table:table-cell>
          <table:table-cell office:value-type="float" office:value="2070.4393102518" calcext:value-type="float">
            <text:p>2070.43931025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73" calcext:value-type="float">
            <text:p>368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36259427265" calcext:value-type="float">
            <text:p>98.7436259427265</text:p>
          </table:table-cell>
          <table:table-cell office:value-type="float" office:value="2070.44730019815" calcext:value-type="float">
            <text:p>2070.447300198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.89" calcext:value-type="float">
            <text:p>368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14989942382" calcext:value-type="float">
            <text:p>98.7114989942382</text:p>
          </table:table-cell>
          <table:table-cell office:value-type="float" office:value="2070.27812184542" calcext:value-type="float">
            <text:p>2070.278121845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06" calcext:value-type="float">
            <text:p>369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56148978019" calcext:value-type="float">
            <text:p>98.7456148978019</text:p>
          </table:table-cell>
          <table:table-cell office:value-type="float" office:value="2070.4411600731" calcext:value-type="float">
            <text:p>2070.44116007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23" calcext:value-type="float">
            <text:p>369.2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00273295053" calcext:value-type="float">
            <text:p>98.7100273295053</text:p>
          </table:table-cell>
          <table:table-cell office:value-type="float" office:value="2070.25437429438" calcext:value-type="float">
            <text:p>2070.2543742943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39" calcext:value-type="float">
            <text:p>369.3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131226084278" calcext:value-type="float">
            <text:p>98.7131226084278</text:p>
          </table:table-cell>
          <table:table-cell office:value-type="float" office:value="2070.26473494398" calcext:value-type="float">
            <text:p>2070.2647349439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56" calcext:value-type="float">
            <text:p>369.5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6988150499803" calcext:value-type="float">
            <text:p>98.6988150499803</text:p>
          </table:table-cell>
          <table:table-cell office:value-type="float" office:value="2070.1886808629" calcext:value-type="float">
            <text:p>2070.18868086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73" calcext:value-type="float">
            <text:p>369.73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12578054342" calcext:value-type="float">
            <text:p>98.7312578054342</text:p>
          </table:table-cell>
          <table:table-cell office:value-type="float" office:value="2070.34581148108" calcext:value-type="float">
            <text:p>2070.3458114810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9.89" calcext:value-type="float">
            <text:p>369.89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53184778841" calcext:value-type="float">
            <text:p>98.7053184778841</text:p>
          </table:table-cell>
          <table:table-cell office:value-type="float" office:value="2070.20992774418" calcext:value-type="float">
            <text:p>2070.209927744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06" calcext:value-type="float">
            <text:p>370.06</text:p>
          </table:table-cell>
          <table:table-cell office:value-type="float" office:value="98.5" calcext:value-type="float">
            <text:p>98.5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399158488913" calcext:value-type="float">
            <text:p>98.7399158488913</text:p>
          </table:table-cell>
          <table:table-cell office:value-type="float" office:value="2070.37656747269" calcext:value-type="float">
            <text:p>2070.376567472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23" calcext:value-type="float">
            <text:p>370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076429302962" calcext:value-type="float">
            <text:p>98.7076429302962</text:p>
          </table:table-cell>
          <table:table-cell office:value-type="float" office:value="2070.20832430337" calcext:value-type="float">
            <text:p>2070.208324303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39" calcext:value-type="float">
            <text:p>370.3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905161509516" calcext:value-type="float">
            <text:p>98.7905161509516</text:p>
          </table:table-cell>
          <table:table-cell office:value-type="float" office:value="2070.61305415071" calcext:value-type="float">
            <text:p>2070.6130541507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56" calcext:value-type="float">
            <text:p>370.56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7443217110513" calcext:value-type="float">
            <text:p>98.7443217110513</text:p>
          </table:table-cell>
          <table:table-cell office:value-type="float" office:value="2070.3661123248" calcext:value-type="float">
            <text:p>2070.36611232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73" calcext:value-type="float">
            <text:p>370.7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161630241186" calcext:value-type="float">
            <text:p>98.8161630241186</text:p>
          </table:table-cell>
          <table:table-cell office:value-type="float" office:value="2070.71116238751" calcext:value-type="float">
            <text:p>2070.71116238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.89" calcext:value-type="float">
            <text:p>370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03957371623" calcext:value-type="float">
            <text:p>98.803957371623</text:p>
          </table:table-cell>
          <table:table-cell office:value-type="float" office:value="2070.6286591348" calcext:value-type="float">
            <text:p>2070.62865913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06" calcext:value-type="float">
            <text:p>371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32054600316" calcext:value-type="float">
            <text:p>98.8532054600316</text:p>
          </table:table-cell>
          <table:table-cell office:value-type="float" office:value="2070.8524176814" calcext:value-type="float">
            <text:p>2070.85241768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23" calcext:value-type="float">
            <text:p>371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306835547034" calcext:value-type="float">
            <text:p>98.8306835547034</text:p>
          </table:table-cell>
          <table:table-cell office:value-type="float" office:value="2070.71285257999" calcext:value-type="float">
            <text:p>2070.71285257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39" calcext:value-type="float">
            <text:p>371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573951547994" calcext:value-type="float">
            <text:p>98.8573951547994</text:p>
          </table:table-cell>
          <table:table-cell office:value-type="float" office:value="2070.82389751649" calcext:value-type="float">
            <text:p>2070.8238975164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56" calcext:value-type="float">
            <text:p>371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456776117478" calcext:value-type="float">
            <text:p>98.8456776117478</text:p>
          </table:table-cell>
          <table:table-cell office:value-type="float" office:value="2070.74027696366" calcext:value-type="float">
            <text:p>2070.7402769636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73" calcext:value-type="float">
            <text:p>371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803822333727" calcext:value-type="float">
            <text:p>98.8803822333727</text:p>
          </table:table-cell>
          <table:table-cell office:value-type="float" office:value="2070.88975939974" calcext:value-type="float">
            <text:p>2070.889759399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1.89" calcext:value-type="float">
            <text:p>371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46006917205" calcext:value-type="float">
            <text:p>98.846006917205</text:p>
          </table:table-cell>
          <table:table-cell office:value-type="float" office:value="2070.69071747384" calcext:value-type="float">
            <text:p>2070.6907174738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131924088708" calcext:value-type="float">
            <text:p>98.9131924088708</text:p>
          </table:table-cell>
          <table:table-cell office:value-type="float" office:value="2071.00020084785" calcext:value-type="float">
            <text:p>2071.00020084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23" calcext:value-type="float">
            <text:p>372.2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98775397892" calcext:value-type="float">
            <text:p>98.898775397892</text:p>
          </table:table-cell>
          <table:table-cell office:value-type="float" office:value="2070.89689728336" calcext:value-type="float">
            <text:p>2070.896897283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39" calcext:value-type="float">
            <text:p>372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052262247935" calcext:value-type="float">
            <text:p>98.9052262247935</text:p>
          </table:table-cell>
          <table:table-cell office:value-type="float" office:value="2070.89952649083" calcext:value-type="float">
            <text:p>2070.899526490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56" calcext:value-type="float">
            <text:p>372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961691244829" calcext:value-type="float">
            <text:p>98.8961691244829</text:p>
          </table:table-cell>
          <table:table-cell office:value-type="float" office:value="2070.826802226" calcext:value-type="float">
            <text:p>2070.826802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73" calcext:value-type="float">
            <text:p>372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018985184284" calcext:value-type="float">
            <text:p>98.9018985184284</text:p>
          </table:table-cell>
          <table:table-cell office:value-type="float" office:value="2070.83179287574" calcext:value-type="float">
            <text:p>2070.8317928757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2.89" calcext:value-type="float">
            <text:p>372.89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609206976328" calcext:value-type="float">
            <text:p>98.8609206976328</text:p>
          </table:table-cell>
          <table:table-cell office:value-type="float" office:value="2070.60281502258" calcext:value-type="float">
            <text:p>2070.6028150225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06" calcext:value-type="float">
            <text:p>373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728318517236" calcext:value-type="float">
            <text:p>98.8728318517236</text:p>
          </table:table-cell>
          <table:table-cell office:value-type="float" office:value="2070.64497826393" calcext:value-type="float">
            <text:p>2070.644978263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23" calcext:value-type="float">
            <text:p>373.23</text:p>
          </table:table-cell>
          <table:table-cell office:value-type="float" office:value="98.6" calcext:value-type="float">
            <text:p>98.6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496204096684" calcext:value-type="float">
            <text:p>98.8496204096684</text:p>
          </table:table-cell>
          <table:table-cell office:value-type="float" office:value="2070.50980481501" calcext:value-type="float">
            <text:p>2070.5098048150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39" calcext:value-type="float">
            <text:p>373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796420858257" calcext:value-type="float">
            <text:p>98.8796420858257</text:p>
          </table:table-cell>
          <table:table-cell office:value-type="float" office:value="2070.64521743086" calcext:value-type="float">
            <text:p>2070.6452174308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56" calcext:value-type="float">
            <text:p>373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873795120511" calcext:value-type="float">
            <text:p>98.8873795120511</text:p>
          </table:table-cell>
          <table:table-cell office:value-type="float" office:value="2070.6640661848" calcext:value-type="float">
            <text:p>2070.664066184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73" calcext:value-type="float">
            <text:p>373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898476714248" calcext:value-type="float">
            <text:p>98.8898476714248</text:p>
          </table:table-cell>
          <table:table-cell office:value-type="float" office:value="2070.65851840213" calcext:value-type="float">
            <text:p>2070.658518402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3.89" calcext:value-type="float">
            <text:p>373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908442373742" calcext:value-type="float">
            <text:p>98.8908442373742</text:p>
          </table:table-cell>
          <table:table-cell office:value-type="float" office:value="2070.64413790751" calcext:value-type="float">
            <text:p>2070.644137907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06" calcext:value-type="float">
            <text:p>374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184922626179" calcext:value-type="float">
            <text:p>98.9184922626179</text:p>
          </table:table-cell>
          <table:table-cell office:value-type="float" office:value="2070.76117377692" calcext:value-type="float">
            <text:p>2070.761173776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23" calcext:value-type="float">
            <text:p>374.2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006651416361" calcext:value-type="float">
            <text:p>98.9006651416361</text:p>
          </table:table-cell>
          <table:table-cell office:value-type="float" office:value="2070.65073593799" calcext:value-type="float">
            <text:p>2070.65073593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39" calcext:value-type="float">
            <text:p>374.3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100533358601" calcext:value-type="float">
            <text:p>98.9100533358601</text:p>
          </table:table-cell>
          <table:table-cell office:value-type="float" office:value="2070.67840238556" calcext:value-type="float">
            <text:p>2070.6784023855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56" calcext:value-type="float">
            <text:p>374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8977668990157" calcext:value-type="float">
            <text:p>98.8977668990157</text:p>
          </table:table-cell>
          <table:table-cell office:value-type="float" office:value="2070.59822261" calcext:value-type="float">
            <text:p>2070.598222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73" calcext:value-type="float">
            <text:p>374.73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628435441321" calcext:value-type="float">
            <text:p>98.9628435441321</text:p>
          </table:table-cell>
          <table:table-cell office:value-type="float" office:value="2070.90279358061" calcext:value-type="float">
            <text:p>2070.9027935806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4.89" calcext:value-type="float">
            <text:p>374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197591240159" calcext:value-type="float">
            <text:p>98.9197591240159</text:p>
          </table:table-cell>
          <table:table-cell office:value-type="float" office:value="2070.66277222727" calcext:value-type="float">
            <text:p>2070.662772227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06" calcext:value-type="float">
            <text:p>375.0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547058203858" calcext:value-type="float">
            <text:p>98.9547058203858</text:p>
          </table:table-cell>
          <table:table-cell office:value-type="float" office:value="2070.8182420977" calcext:value-type="float">
            <text:p>2070.81824209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23" calcext:value-type="float">
            <text:p>375.2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130673743406" calcext:value-type="float">
            <text:p>98.9130673743406</text:p>
          </table:table-cell>
          <table:table-cell office:value-type="float" office:value="2070.58923175299" calcext:value-type="float">
            <text:p>2070.589231752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39" calcext:value-type="float">
            <text:p>375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519509176061" calcext:value-type="float">
            <text:p>98.9519509176061</text:p>
          </table:table-cell>
          <table:table-cell office:value-type="float" office:value="2070.76504307119" calcext:value-type="float">
            <text:p>2070.765043071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56" calcext:value-type="float">
            <text:p>375.56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30483492841" calcext:value-type="float">
            <text:p>98.930483492841</text:p>
          </table:table-cell>
          <table:table-cell office:value-type="float" office:value="2070.63425180226" calcext:value-type="float">
            <text:p>2070.634251802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73" calcext:value-type="float">
            <text:p>375.73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220438624964" calcext:value-type="float">
            <text:p>98.9220438624964</text:p>
          </table:table-cell>
          <table:table-cell office:value-type="float" office:value="2070.57413631791" calcext:value-type="float">
            <text:p>2070.574136317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5.89" calcext:value-type="float">
            <text:p>375.89</text:p>
          </table:table-cell>
          <table:table-cell office:value-type="float" office:value="98.7" calcext:value-type="float">
            <text:p>98.7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029037245053" calcext:value-type="float">
            <text:p>98.9029037245053</text:p>
          </table:table-cell>
          <table:table-cell office:value-type="float" office:value="2070.46564885555" calcext:value-type="float">
            <text:p>2070.465648855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.06" calcext:value-type="float">
            <text:p>376.0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478569244586" calcext:value-type="float">
            <text:p>98.9478569244586</text:p>
          </table:table-cell>
          <table:table-cell office:value-type="float" office:value="2070.67592754999" calcext:value-type="float">
            <text:p>2070.675927549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.23" calcext:value-type="float">
            <text:p>376.23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236546123885" calcext:value-type="float">
            <text:p>98.9236546123885</text:p>
          </table:table-cell>
          <table:table-cell office:value-type="float" office:value="2070.53565552541" calcext:value-type="float">
            <text:p>2070.5356555254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.39" calcext:value-type="float">
            <text:p>376.39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642346580233" calcext:value-type="float">
            <text:p>98.9642346580233</text:p>
          </table:table-cell>
          <table:table-cell office:value-type="float" office:value="2070.72100466318" calcext:value-type="float">
            <text:p>2070.721004663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.56" calcext:value-type="float">
            <text:p>376.56</text:p>
          </table:table-cell>
          <table:table-cell office:value-type="float" office:value="98.8" calcext:value-type="float">
            <text:p>98.8</text:p>
          </table:table-cell>
          <table:table-cell office:value-type="float" office:value="99" calcext:value-type="float">
            <text:p>99</text:p>
          </table:table-cell>
          <table:table-cell office:value-type="float" office:value="1650" calcext:value-type="float">
            <text:p>165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434620618119" calcext:value-type="float">
            <text:p>98.9434620618119</text:p>
          </table:table-cell>
          <table:table-cell office:value-type="float" office:value="2070.59618222106" calcext:value-type="float">
            <text:p>2070.596182221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6.73" calcext:value-type="float">
            <text:p>376.73</text:p>
          </table:table-cell>
          <table:table-cell office:value-type="float" office:value="98.9" calcext:value-type="float">
            <text:p>98.9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 office:value-type="float" office:value="599.999999999999" calcext:value-type="float">
            <text:p>599.999999999999</text:p>
          </table:table-cell>
          <table:table-cell office:value-type="float" office:value="98.9440357213255" calcext:value-type="float">
            <text:p>98.9440357213255</text:p>
          </table:table-cell>
          <table:table-cell office:value-type="float" office:value="2070.59885169785" calcext:value-type="float">
            <text:p>2070.59885169785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0T13:54:44.012000000</dc:date>
    <meta:editing-duration>PT2M17S</meta:editing-duration>
    <meta:editing-cycles>1</meta:editing-cycles>
    <meta:document-statistic meta:table-count="1" meta:cell-count="20358" meta:object-count="0"/>
    <meta:generator>LibreOffice/6.0.2.1$Windows_X86_64 LibreOffice_project/f7f06a8f319e4b62f9bc5095aa112a65d2f3ac89</meta:generator>
  </office:meta>
</office:document-meta>
</file>